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Google Sans Mono&quot;" svg:font-family="'&quot;Google Sans Mono&quot;'"/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herit" svg:font-family="Inherit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1.177cm"/>
    </style:style>
    <style:style style:name="co4" style:family="table-column">
      <style:table-column-properties fo:break-before="auto" style:column-width="2.23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2.671cm"/>
    </style:style>
    <style:style style:name="co7" style:family="table-column">
      <style:table-column-properties fo:break-before="auto" style:column-width="1.91cm"/>
    </style:style>
    <style:style style:name="co8" style:family="table-column">
      <style:table-column-properties fo:break-before="auto" style:column-width="3.478cm"/>
    </style:style>
    <style:style style:name="co9" style:family="table-column">
      <style:table-column-properties fo:break-before="auto" style:column-width="3.014cm"/>
    </style:style>
    <style:style style:name="co10" style:family="table-column">
      <style:table-column-properties fo:break-before="auto" style:column-width="3.161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2.4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 table:tab-color="#c5000b"/>
    </style:style>
    <style:style style:name="ta2" style:family="table" style:master-page-name="PageStyle_5f_MAIN">
      <style:table-properties table:display="true" style:writing-mode="lr-tb" table:tab-color="#579d1c"/>
    </style:style>
    <style:style style:name="ta3" style:family="table" style:master-page-name="PageStyle_5f_PPT">
      <style:table-properties table:display="true" style:writing-mode="lr-tb"/>
    </style:style>
    <style:style style:name="ta4" style:family="table" style:master-page-name="PageStyle_5f_main_20_comparable">
      <style:table-properties table:display="true" style:writing-mode="lr-tb" table:tab-color="#f1c232"/>
    </style:style>
    <style:style style:name="ta5" style:family="table" style:master-page-name="PageStyle_5f_0-2_20_AÑOS">
      <style:table-properties table:display="true" style:writing-mode="lr-tb" table:tab-color="#ffd966"/>
    </style:style>
    <style:style style:name="ta6" style:family="table" style:master-page-name="PageStyle_5f_nac-def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3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fo:border-bottom="0.74pt dotte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fefe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Default" style:data-style-name="N3">
      <style:table-cell-properties fo:border-bottom="0.74pt dotte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1">
      <style:table-cell-properties style:rotation-align="non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1">
      <style:table-cell-properties fo:border-bottom="0.74pt dotted #000000" style:diagonal-bl-tr="none" style:diagonal-tl-br="none" fo:border-left="none" fo:border-right="none" style:rotation-align="none" fo:border-top="non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1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4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NAL" table:style-name="ta1">
        <office:forms form:automatic-focus="false" form:apply-design-mode="false"/>
        <table:table-column table:style-name="co1" table:number-columns-repeated="9" table:default-cell-style-name="ce2"/>
        <table:table-column table:style-name="co1" table:default-cell-style-name="ce15"/>
        <table:table-column table:style-name="co1" table:default-cell-style-name="ce17"/>
        <table:table-row table:style-name="ro1">
          <table:table-cell table:style-name="ce21" office:value-type="string" calcext:value-type="string">
            <text:p>key</text:p>
          </table:table-cell>
          <table:table-cell table:style-name="ce21" office:value-type="string" calcext:value-type="string">
            <text:p>Clave de la entidad</text:p>
          </table:table-cell>
          <table:table-cell table:style-name="ce21" office:value-type="string" calcext:value-type="string">
            <text:p>Entidad federativa</text:p>
          </table:table-cell>
          <table:table-cell table:style-name="ce21" office:value-type="string" calcext:value-type="string">
            <text:p>Clave del municipio</text:p>
          </table:table-cell>
          <table:table-cell table:style-name="ce21" office:value-type="string" calcext:value-type="string">
            <text:p>Nombre del municipio</text:p>
          </table:table-cell>
          <table:table-cell table:style-name="ce21" office:value-type="string" calcext:value-type="string">
            <text:p>Clave de la localidad</text:p>
          </table:table-cell>
          <table:table-cell table:style-name="ce21" office:value-type="string" calcext:value-type="string">
            <text:p>Nombre de la localidad</text:p>
          </table:table-cell>
          <table:table-cell table:style-name="ce21" office:value-type="string" calcext:value-type="string">
            <text:p>Clave de la AGEB</text:p>
          </table:table-cell>
          <table:table-cell table:style-name="ce21" office:value-type="string" calcext:value-type="string">
            <text:p>Folio de la AGEB</text:p>
          </table:table-cell>
          <table:table-cell table:style-name="ce58" office:value-type="string" calcext:value-type="string">
            <text:p>mix 100%</text:p>
          </table:table-cell>
          <table:table-cell table:style-name="ce60" office:value-type="string" calcext:value-type="string">
            <text:p>Población por AGEB</text:p>
          </table:table-cell>
        </table:table-row>
        <table:table-row table:style-name="ro2">
          <table:table-cell office:value-type="string" calcext:value-type="string">
            <text:p>91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2" calcext:value-type="float">
            <text:p>12</text:p>
          </table:table-cell>
          <table:table-cell office:value-type="float" office:value="901000010012" calcext:value-type="float">
            <text:p>901000010012</text:p>
          </table:table-cell>
          <table:table-cell office:value-type="percentage" office:value="0.00166897244037591" calcext:value-type="percentage">
            <text:p>0.167%</text:p>
          </table:table-cell>
          <table:table-cell office:value-type="float" office:value="10.3042358468809" calcext:value-type="float">
            <text:p>10</text:p>
          </table:table-cell>
        </table:table-row>
        <table:table-row table:style-name="ro2">
          <table:table-cell office:value-type="string" calcext:value-type="string">
            <text:p>910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7" calcext:value-type="float">
            <text:p>27</text:p>
          </table:table-cell>
          <table:table-cell office:value-type="float" office:value="901000010027" calcext:value-type="float">
            <text:p>901000010027</text:p>
          </table:table-cell>
          <table:table-cell office:value-type="percentage" office:value="0.0025749860508657" calcext:value-type="percentage">
            <text:p>0.257%</text:p>
          </table:table-cell>
          <table:table-cell office:value-type="float" office:value="15.8979638780448" calcext:value-type="float">
            <text:p>16</text:p>
          </table:table-cell>
        </table:table-row>
        <table:table-row table:style-name="ro2">
          <table:table-cell office:value-type="string" calcext:value-type="string">
            <text:p>910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31" calcext:value-type="float">
            <text:p>31</text:p>
          </table:table-cell>
          <table:table-cell office:value-type="float" office:value="901000010031" calcext:value-type="float">
            <text:p>901000010031</text:p>
          </table:table-cell>
          <table:table-cell office:value-type="percentage" office:value="0.00329025995388394" calcext:value-type="percentage">
            <text:p>0.329%</text:p>
          </table:table-cell>
          <table:table-cell office:value-type="float" office:value="20.3140649552795" calcext:value-type="float">
            <text:p>20</text:p>
          </table:table-cell>
        </table:table-row>
        <table:table-row table:style-name="ro2">
          <table:table-cell office:value-type="string" calcext:value-type="string">
            <text:p>910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46" calcext:value-type="float">
            <text:p>46</text:p>
          </table:table-cell>
          <table:table-cell office:value-type="float" office:value="901000010046" calcext:value-type="float">
            <text:p>901000010046</text:p>
          </table:table-cell>
          <table:table-cell office:value-type="percentage" office:value="0.00686662946897519" calcext:value-type="percentage">
            <text:p>0.687%</text:p>
          </table:table-cell>
          <table:table-cell office:value-type="float" office:value="42.3945703414528" calcext:value-type="float">
            <text:p>42</text:p>
          </table:table-cell>
        </table:table-row>
        <table:table-row table:style-name="ro2">
          <table:table-cell office:value-type="string" calcext:value-type="string">
            <text:p>910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50" calcext:value-type="float">
            <text:p>50</text:p>
          </table:table-cell>
          <table:table-cell office:value-type="float" office:value="901000010050" calcext:value-type="float">
            <text:p>901000010050</text:p>
          </table:table-cell>
          <table:table-cell office:value-type="percentage" office:value="0.00576987615101387" calcext:value-type="percentage">
            <text:p>0.577%</text:p>
          </table:table-cell>
          <table:table-cell office:value-type="float" office:value="35.6232153563597" calcext:value-type="float">
            <text:p>36</text:p>
          </table:table-cell>
        </table:table-row>
        <table:table-row table:style-name="ro2">
          <table:table-cell office:value-type="string" calcext:value-type="string">
            <text:p>910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65" calcext:value-type="float">
            <text:p>65</text:p>
          </table:table-cell>
          <table:table-cell office:value-type="float" office:value="901000010065" calcext:value-type="float">
            <text:p>901000010065</text:p>
          </table:table-cell>
          <table:table-cell office:value-type="percentage" office:value="0.00643746512716424" calcext:value-type="percentage">
            <text:p>0.644%</text:p>
          </table:table-cell>
          <table:table-cell office:value-type="float" office:value="39.744909695112" calcext:value-type="float">
            <text:p>40</text:p>
          </table:table-cell>
        </table:table-row>
        <table:table-row table:style-name="ro2">
          <table:table-cell office:value-type="string" calcext:value-type="string">
            <text:p>910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84" calcext:value-type="float">
            <text:p>84</text:p>
          </table:table-cell>
          <table:table-cell office:value-type="float" office:value="901000010084" calcext:value-type="float">
            <text:p>901000010084</text:p>
          </table:table-cell>
          <table:table-cell office:value-type="percentage" office:value="0.00271804083146935" calcext:value-type="percentage">
            <text:p>0.272%</text:p>
          </table:table-cell>
          <table:table-cell office:value-type="float" office:value="16.7811840934917" calcext:value-type="float">
            <text:p>17</text:p>
          </table:table-cell>
        </table:table-row>
        <table:table-row table:style-name="ro2">
          <table:table-cell office:value-type="string" calcext:value-type="string">
            <text:p>910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99" calcext:value-type="float">
            <text:p>99</text:p>
          </table:table-cell>
          <table:table-cell office:value-type="float" office:value="901000010099" calcext:value-type="float">
            <text:p>901000010099</text:p>
          </table:table-cell>
          <table:table-cell office:value-type="percentage" office:value="0.00438701327184526" calcext:value-type="percentage">
            <text:p>0.439%</text:p>
          </table:table-cell>
          <table:table-cell office:value-type="float" office:value="27.0854199403726" calcext:value-type="float">
            <text:p>27</text:p>
          </table:table-cell>
        </table:table-row>
        <table:table-row table:style-name="ro2">
          <table:table-cell office:value-type="string" calcext:value-type="string">
            <text:p>9101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01" calcext:value-type="float">
            <text:p>101</text:p>
          </table:table-cell>
          <table:table-cell office:value-type="float" office:value="901000010101" calcext:value-type="float">
            <text:p>901000010101</text:p>
          </table:table-cell>
          <table:table-cell office:value-type="percentage" office:value="0.00166897244037591" calcext:value-type="percentage">
            <text:p>0.167%</text:p>
          </table:table-cell>
          <table:table-cell office:value-type="float" office:value="10.3042358468809" calcext:value-type="float">
            <text:p>10</text:p>
          </table:table-cell>
        </table:table-row>
        <table:table-row table:style-name="ro2">
          <table:table-cell office:value-type="string" calcext:value-type="string">
            <text:p>9101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16" calcext:value-type="float">
            <text:p>116</text:p>
          </table:table-cell>
          <table:table-cell office:value-type="float" office:value="901000010116" calcext:value-type="float">
            <text:p>901000010116</text:p>
          </table:table-cell>
          <table:table-cell office:value-type="percentage" office:value="0.00667588976150366" calcext:value-type="percentage">
            <text:p>0.668%</text:p>
          </table:table-cell>
          <table:table-cell office:value-type="float" office:value="41.2169433875236" calcext:value-type="float">
            <text:p>41</text:p>
          </table:table-cell>
        </table:table-row>
        <table:table-row table:style-name="ro2">
          <table:table-cell office:value-type="string" calcext:value-type="string">
            <text:p>9101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35" calcext:value-type="float">
            <text:p>135</text:p>
          </table:table-cell>
          <table:table-cell office:value-type="float" office:value="901000010135" calcext:value-type="float">
            <text:p>901000010135</text:p>
          </table:table-cell>
          <table:table-cell office:value-type="percentage" office:value="0.0315674215865387" calcext:value-type="percentage">
            <text:p>3.157%</text:p>
          </table:table-cell>
          <table:table-cell office:value-type="float" office:value="194.89726087529" calcext:value-type="float">
            <text:p>195</text:p>
          </table:table-cell>
        </table:table-row>
        <table:table-row table:style-name="ro2">
          <table:table-cell office:value-type="string" calcext:value-type="string">
            <text:p>910014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014A</text:p>
          </table:table-cell>
          <table:table-cell office:value-type="string" calcext:value-type="string">
            <text:p>090100001014A</text:p>
          </table:table-cell>
          <table:table-cell office:value-type="percentage" office:value="0.00576987615101387" calcext:value-type="percentage">
            <text:p>0.577%</text:p>
          </table:table-cell>
          <table:table-cell office:value-type="float" office:value="35.6232153563597" calcext:value-type="float">
            <text:p>36</text:p>
          </table:table-cell>
        </table:table-row>
        <table:table-row table:style-name="ro2">
          <table:table-cell office:value-type="string" calcext:value-type="string">
            <text:p>9101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69" calcext:value-type="float">
            <text:p>169</text:p>
          </table:table-cell>
          <table:table-cell office:value-type="float" office:value="901000010169" calcext:value-type="float">
            <text:p>901000010169</text:p>
          </table:table-cell>
          <table:table-cell office:value-type="percentage" office:value="0.00343331473448759" calcext:value-type="percentage">
            <text:p>0.343%</text:p>
          </table:table-cell>
          <table:table-cell office:value-type="float" office:value="21.1972851707264" calcext:value-type="float">
            <text:p>21</text:p>
          </table:table-cell>
        </table:table-row>
        <table:table-row table:style-name="ro2">
          <table:table-cell office:value-type="string" calcext:value-type="string">
            <text:p>9101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73" calcext:value-type="float">
            <text:p>173</text:p>
          </table:table-cell>
          <table:table-cell office:value-type="float" office:value="901000010173" calcext:value-type="float">
            <text:p>901000010173</text:p>
          </table:table-cell>
          <table:table-cell office:value-type="percentage" office:value="0.00610367063908906" calcext:value-type="percentage">
            <text:p>0.610%</text:p>
          </table:table-cell>
          <table:table-cell office:value-type="float" office:value="37.6840625257358" calcext:value-type="float">
            <text:p>38</text:p>
          </table:table-cell>
        </table:table-row>
        <table:table-row table:style-name="ro2">
          <table:table-cell office:value-type="string" calcext:value-type="string">
            <text:p>9101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88" calcext:value-type="float">
            <text:p>188</text:p>
          </table:table-cell>
          <table:table-cell office:value-type="float" office:value="901000010188" calcext:value-type="float">
            <text:p>901000010188</text:p>
          </table:table-cell>
          <table:table-cell office:value-type="percentage" office:value="0.000667588976150366" calcext:value-type="percentage">
            <text:p>0.067%</text:p>
          </table:table-cell>
          <table:table-cell office:value-type="float" office:value="4.12169433875236" calcext:value-type="float">
            <text:p>4</text:p>
          </table:table-cell>
        </table:table-row>
        <table:table-row table:style-name="ro2">
          <table:table-cell office:value-type="string" calcext:value-type="string">
            <text:p>9101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92" calcext:value-type="float">
            <text:p>192</text:p>
          </table:table-cell>
          <table:table-cell office:value-type="float" office:value="901000010192" calcext:value-type="float">
            <text:p>901000010192</text:p>
          </table:table-cell>
          <table:table-cell office:value-type="percentage" office:value="0.000667588976150366" calcext:value-type="percentage">
            <text:p>0.067%</text:p>
          </table:table-cell>
          <table:table-cell office:value-type="float" office:value="4.12169433875236" calcext:value-type="float">
            <text:p>4</text:p>
          </table:table-cell>
        </table:table-row>
        <table:table-row table:style-name="ro2">
          <table:table-cell office:value-type="string" calcext:value-type="string">
            <text:p>9102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05" calcext:value-type="float">
            <text:p>205</text:p>
          </table:table-cell>
          <table:table-cell office:value-type="float" office:value="901000010205" calcext:value-type="float">
            <text:p>901000010205</text:p>
          </table:table-cell>
          <table:table-cell office:value-type="percentage" office:value="0.000429164341810949" calcext:value-type="percentage">
            <text:p>0.043%</text:p>
          </table:table-cell>
          <table:table-cell office:value-type="float" office:value="2.6496606463408" calcext:value-type="float">
            <text:p>3</text:p>
          </table:table-cell>
        </table:table-row>
        <table:table-row table:style-name="ro2">
          <table:table-cell office:value-type="string" calcext:value-type="string">
            <text:p>910021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021A</text:p>
          </table:table-cell>
          <table:table-cell office:value-type="string" calcext:value-type="string">
            <text:p>090100001021A</text:p>
          </table:table-cell>
          <table:table-cell office:value-type="percentage" office:value="0.000858328683621899" calcext:value-type="percentage">
            <text:p>0.086%</text:p>
          </table:table-cell>
          <table:table-cell office:value-type="float" office:value="5.2993212926816" calcext:value-type="float">
            <text:p>5</text:p>
          </table:table-cell>
        </table:table-row>
        <table:table-row table:style-name="ro2">
          <table:table-cell office:value-type="string" calcext:value-type="string">
            <text:p>9102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24" calcext:value-type="float">
            <text:p>224</text:p>
          </table:table-cell>
          <table:table-cell office:value-type="float" office:value="901000010224" calcext:value-type="float">
            <text:p>901000010224</text:p>
          </table:table-cell>
          <table:table-cell office:value-type="percentage" office:value="0.000238424634339416" calcext:value-type="percentage">
            <text:p>0.024%</text:p>
          </table:table-cell>
          <table:table-cell office:value-type="float" office:value="1.47203369241156" calcext:value-type="float">
            <text:p>1</text:p>
          </table:table-cell>
        </table:table-row>
        <table:table-row table:style-name="ro2">
          <table:table-cell office:value-type="string" calcext:value-type="string">
            <text:p>9102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39" calcext:value-type="float">
            <text:p>239</text:p>
          </table:table-cell>
          <table:table-cell office:value-type="float" office:value="901000010239" calcext:value-type="float">
            <text:p>901000010239</text:p>
          </table:table-cell>
          <table:table-cell office:value-type="percentage" office:value="0.00109675331796132" calcext:value-type="percentage">
            <text:p>0.110%</text:p>
          </table:table-cell>
          <table:table-cell office:value-type="float" office:value="6.77135498509316" calcext:value-type="float">
            <text:p>7</text:p>
          </table:table-cell>
        </table:table-row>
        <table:table-row table:style-name="ro2">
          <table:table-cell office:value-type="string" calcext:value-type="string">
            <text:p>9102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43" calcext:value-type="float">
            <text:p>243</text:p>
          </table:table-cell>
          <table:table-cell office:value-type="float" office:value="901000010243" calcext:value-type="float">
            <text:p>901000010243</text:p>
          </table:table-cell>
          <table:table-cell office:value-type="percentage" office:value="0.00977541000791607" calcext:value-type="percentage">
            <text:p>0.978%</text:p>
          </table:table-cell>
          <table:table-cell office:value-type="float" office:value="60.3533813888738" calcext:value-type="float">
            <text:p>60</text:p>
          </table:table-cell>
        </table:table-row>
        <table:table-row table:style-name="ro2">
          <table:table-cell office:value-type="string" calcext:value-type="string">
            <text:p>9102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58" calcext:value-type="float">
            <text:p>258</text:p>
          </table:table-cell>
          <table:table-cell office:value-type="float" office:value="901000010258" calcext:value-type="float">
            <text:p>901000010258</text:p>
          </table:table-cell>
          <table:table-cell office:value-type="percentage" office:value="0.000429164341810949" calcext:value-type="percentage">
            <text:p>0.043%</text:p>
          </table:table-cell>
          <table:table-cell office:value-type="float" office:value="2.6496606463408" calcext:value-type="float">
            <text:p>3</text:p>
          </table:table-cell>
        </table:table-row>
        <table:table-row table:style-name="ro2">
          <table:table-cell office:value-type="string" calcext:value-type="string">
            <text:p>910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62" calcext:value-type="float">
            <text:p>262</text:p>
          </table:table-cell>
          <table:table-cell office:value-type="float" office:value="901000010262" calcext:value-type="float">
            <text:p>901000010262</text:p>
          </table:table-cell>
          <table:table-cell office:value-type="percentage" office:value="0.000429164341810949" calcext:value-type="percentage">
            <text:p>0.043%</text:p>
          </table:table-cell>
          <table:table-cell office:value-type="float" office:value="2.6496606463408" calcext:value-type="float">
            <text:p>3</text:p>
          </table:table-cell>
        </table:table-row>
        <table:table-row table:style-name="ro2">
          <table:table-cell office:value-type="string" calcext:value-type="string">
            <text:p>9102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77" calcext:value-type="float">
            <text:p>277</text:p>
          </table:table-cell>
          <table:table-cell office:value-type="float" office:value="901000010277" calcext:value-type="float">
            <text:p>901000010277</text:p>
          </table:table-cell>
          <table:table-cell office:value-type="percentage" office:value="0.000238424634339416" calcext:value-type="percentage">
            <text:p>0.024%</text:p>
          </table:table-cell>
          <table:table-cell office:value-type="float" office:value="1.47203369241156" calcext:value-type="float">
            <text:p>1</text:p>
          </table:table-cell>
        </table:table-row>
        <table:table-row table:style-name="ro2">
          <table:table-cell office:value-type="string" calcext:value-type="string">
            <text:p>9102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81" calcext:value-type="float">
            <text:p>281</text:p>
          </table:table-cell>
          <table:table-cell office:value-type="float" office:value="901000010281" calcext:value-type="float">
            <text:p>901000010281</text:p>
          </table:table-cell>
          <table:table-cell office:value-type="percentage" office:value="0.00014305478060365" calcext:value-type="percentage">
            <text:p>0.014%</text:p>
          </table:table-cell>
          <table:table-cell office:value-type="float" office:value="0.883220215446934" calcext:value-type="float">
            <text:p>1</text:p>
          </table:table-cell>
        </table:table-row>
        <table:table-row table:style-name="ro2">
          <table:table-cell office:value-type="string" calcext:value-type="string">
            <text:p>910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96" calcext:value-type="float">
            <text:p>296</text:p>
          </table:table-cell>
          <table:table-cell office:value-type="float" office:value="901000010296" calcext:value-type="float">
            <text:p>901000010296</text:p>
          </table:table-cell>
          <table:table-cell office:value-type="percentage" office:value="0.002861095612073" calcext:value-type="percentage">
            <text:p>0.286%</text:p>
          </table:table-cell>
          <table:table-cell office:value-type="float" office:value="17.6644043089387" calcext:value-type="float">
            <text:p>18</text:p>
          </table:table-cell>
        </table:table-row>
        <table:table-row table:style-name="ro2">
          <table:table-cell office:value-type="string" calcext:value-type="string">
            <text:p>9103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309" calcext:value-type="float">
            <text:p>309</text:p>
          </table:table-cell>
          <table:table-cell office:value-type="float" office:value="901000010309" calcext:value-type="float">
            <text:p>901000010309</text:p>
          </table:table-cell>
          <table:table-cell office:value-type="percentage" office:value="0.00391016400316643" calcext:value-type="percentage">
            <text:p>0.391%</text:p>
          </table:table-cell>
          <table:table-cell office:value-type="float" office:value="24.1413525555495" calcext:value-type="float">
            <text:p>24</text:p>
          </table:table-cell>
        </table:table-row>
        <table:table-row table:style-name="ro2">
          <table:table-cell office:value-type="string" calcext:value-type="string">
            <text:p>9103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313" calcext:value-type="float">
            <text:p>313</text:p>
          </table:table-cell>
          <table:table-cell office:value-type="float" office:value="901000010313" calcext:value-type="float">
            <text:p>901000010313</text:p>
          </table:table-cell>
          <table:table-cell office:value-type="percentage" office:value="0.00820180742127592" calcext:value-type="percentage">
            <text:p>0.820%</text:p>
          </table:table-cell>
          <table:table-cell office:value-type="float" office:value="50.6379590189575" calcext:value-type="float">
            <text:p>51</text:p>
          </table:table-cell>
        </table:table-row>
        <table:table-row table:style-name="ro2">
          <table:table-cell office:value-type="string" calcext:value-type="string">
            <text:p>9103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328" calcext:value-type="float">
            <text:p>328</text:p>
          </table:table-cell>
          <table:table-cell office:value-type="float" office:value="901000010328" calcext:value-type="float">
            <text:p>901000010328</text:p>
          </table:table-cell>
          <table:table-cell office:value-type="percentage" office:value="0.0085356019093511" calcext:value-type="percentage">
            <text:p>0.854%</text:p>
          </table:table-cell>
          <table:table-cell office:value-type="float" office:value="52.6988061883337" calcext:value-type="float">
            <text:p>53</text:p>
          </table:table-cell>
        </table:table-row>
        <table:table-row table:style-name="ro2">
          <table:table-cell office:value-type="string" calcext:value-type="string">
            <text:p>9103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332" calcext:value-type="float">
            <text:p>332</text:p>
          </table:table-cell>
          <table:table-cell office:value-type="float" office:value="901000010332" calcext:value-type="float">
            <text:p>901000010332</text:p>
          </table:table-cell>
          <table:table-cell office:value-type="percentage" office:value="0.00810643756754016" calcext:value-type="percentage">
            <text:p>0.811%</text:p>
          </table:table-cell>
          <table:table-cell office:value-type="float" office:value="50.0491455419929" calcext:value-type="float">
            <text:p>50</text:p>
          </table:table-cell>
        </table:table-row>
        <table:table-row table:style-name="ro2">
          <table:table-cell office:value-type="string" calcext:value-type="string">
            <text:p>9103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347" calcext:value-type="float">
            <text:p>347</text:p>
          </table:table-cell>
          <table:table-cell office:value-type="float" office:value="901000010347" calcext:value-type="float">
            <text:p>901000010347</text:p>
          </table:table-cell>
          <table:table-cell office:value-type="percentage" office:value="0.00615135556595694" calcext:value-type="percentage">
            <text:p>0.615%</text:p>
          </table:table-cell>
          <table:table-cell office:value-type="float" office:value="37.9784692642182" calcext:value-type="float">
            <text:p>38</text:p>
          </table:table-cell>
        </table:table-row>
        <table:table-row table:style-name="ro2">
          <table:table-cell office:value-type="string" calcext:value-type="string">
            <text:p>9103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351" calcext:value-type="float">
            <text:p>351</text:p>
          </table:table-cell>
          <table:table-cell office:value-type="float" office:value="901000010351" calcext:value-type="float">
            <text:p>901000010351</text:p>
          </table:table-cell>
          <table:table-cell office:value-type="percentage" office:value="0.00858328683621899" calcext:value-type="percentage">
            <text:p>0.858%</text:p>
          </table:table-cell>
          <table:table-cell office:value-type="float" office:value="52.993212926816" calcext:value-type="float">
            <text:p>53</text:p>
          </table:table-cell>
        </table:table-row>
        <table:table-row table:style-name="ro2">
          <table:table-cell office:value-type="string" calcext:value-type="string">
            <text:p>9103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370" calcext:value-type="float">
            <text:p>370</text:p>
          </table:table-cell>
          <table:table-cell office:value-type="float" office:value="901000010370" calcext:value-type="float">
            <text:p>901000010370</text:p>
          </table:table-cell>
          <table:table-cell office:value-type="percentage" office:value="0.00548376658980658" calcext:value-type="percentage">
            <text:p>0.548%</text:p>
          </table:table-cell>
          <table:table-cell office:value-type="float" office:value="33.8567749254658" calcext:value-type="float">
            <text:p>34</text:p>
          </table:table-cell>
        </table:table-row>
        <table:table-row table:style-name="ro2">
          <table:table-cell office:value-type="string" calcext:value-type="string">
            <text:p>9103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385" calcext:value-type="float">
            <text:p>385</text:p>
          </table:table-cell>
          <table:table-cell office:value-type="float" office:value="901000010385" calcext:value-type="float">
            <text:p>901000010385</text:p>
          </table:table-cell>
          <table:table-cell office:value-type="percentage" office:value="0.00476849268678833" calcext:value-type="percentage">
            <text:p>0.477%</text:p>
          </table:table-cell>
          <table:table-cell office:value-type="float" office:value="29.4406738482311" calcext:value-type="float">
            <text:p>29</text:p>
          </table:table-cell>
        </table:table-row>
        <table:table-row table:style-name="ro2">
          <table:table-cell office:value-type="string" calcext:value-type="string">
            <text:p>9104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417" calcext:value-type="float">
            <text:p>417</text:p>
          </table:table-cell>
          <table:table-cell office:value-type="float" office:value="901000010417" calcext:value-type="float">
            <text:p>901000010417</text:p>
          </table:table-cell>
          <table:table-cell office:value-type="percentage" office:value="0.00152591765977226" calcext:value-type="percentage">
            <text:p>0.153%</text:p>
          </table:table-cell>
          <table:table-cell office:value-type="float" office:value="9.42101563143396" calcext:value-type="float">
            <text:p>9</text:p>
          </table:table-cell>
        </table:table-row>
        <table:table-row table:style-name="ro2">
          <table:table-cell office:value-type="string" calcext:value-type="string">
            <text:p>9104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421" calcext:value-type="float">
            <text:p>421</text:p>
          </table:table-cell>
          <table:table-cell office:value-type="float" office:value="901000010421" calcext:value-type="float">
            <text:p>901000010421</text:p>
          </table:table-cell>
          <table:table-cell office:value-type="percentage" office:value="0.00886939639742629" calcext:value-type="percentage">
            <text:p>0.887%</text:p>
          </table:table-cell>
          <table:table-cell office:value-type="float" office:value="54.7596533577099" calcext:value-type="float">
            <text:p>55</text:p>
          </table:table-cell>
        </table:table-row>
        <table:table-row table:style-name="ro2">
          <table:table-cell office:value-type="string" calcext:value-type="string">
            <text:p>9104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440" calcext:value-type="float">
            <text:p>440</text:p>
          </table:table-cell>
          <table:table-cell office:value-type="float" office:value="901000010440" calcext:value-type="float">
            <text:p>901000010440</text:p>
          </table:table-cell>
          <table:table-cell office:value-type="percentage" office:value="0.00734347873765402" calcext:value-type="percentage">
            <text:p>0.734%</text:p>
          </table:table-cell>
          <table:table-cell office:value-type="float" office:value="45.3386377262759" calcext:value-type="float">
            <text:p>45</text:p>
          </table:table-cell>
        </table:table-row>
        <table:table-row table:style-name="ro2">
          <table:table-cell office:value-type="string" calcext:value-type="string">
            <text:p>9104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455" calcext:value-type="float">
            <text:p>455</text:p>
          </table:table-cell>
          <table:table-cell office:value-type="float" office:value="901000010455" calcext:value-type="float">
            <text:p>901000010455</text:p>
          </table:table-cell>
          <table:table-cell office:value-type="percentage" office:value="0.00343331473448759" calcext:value-type="percentage">
            <text:p>0.343%</text:p>
          </table:table-cell>
          <table:table-cell office:value-type="float" office:value="21.1972851707264" calcext:value-type="float">
            <text:p>21</text:p>
          </table:table-cell>
        </table:table-row>
        <table:table-row table:style-name="ro2">
          <table:table-cell office:value-type="string" calcext:value-type="string">
            <text:p>9104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474" calcext:value-type="float">
            <text:p>474</text:p>
          </table:table-cell>
          <table:table-cell office:value-type="float" office:value="901000010474" calcext:value-type="float">
            <text:p>901000010474</text:p>
          </table:table-cell>
          <table:table-cell office:value-type="percentage" office:value="0.0140193684991577" calcext:value-type="percentage">
            <text:p>1.402%</text:p>
          </table:table-cell>
          <table:table-cell office:value-type="float" office:value="86.5555811137995" calcext:value-type="float">
            <text:p>87</text:p>
          </table:table-cell>
        </table:table-row>
        <table:table-row table:style-name="ro2">
          <table:table-cell office:value-type="string" calcext:value-type="string">
            <text:p>9104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489" calcext:value-type="float">
            <text:p>489</text:p>
          </table:table-cell>
          <table:table-cell office:value-type="float" office:value="901000010489" calcext:value-type="float">
            <text:p>901000010489</text:p>
          </table:table-cell>
          <table:table-cell office:value-type="percentage" office:value="0.00538839673607081" calcext:value-type="percentage">
            <text:p>0.539%</text:p>
          </table:table-cell>
          <table:table-cell office:value-type="float" office:value="33.2679614485012" calcext:value-type="float">
            <text:p>33</text:p>
          </table:table-cell>
        </table:table-row>
        <table:table-row table:style-name="ro2">
          <table:table-cell office:value-type="string" calcext:value-type="string">
            <text:p>9104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493" calcext:value-type="float">
            <text:p>493</text:p>
          </table:table-cell>
          <table:table-cell office:value-type="float" office:value="901000010493" calcext:value-type="float">
            <text:p>901000010493</text:p>
          </table:table-cell>
          <table:table-cell office:value-type="percentage" office:value="0.00643746512716424" calcext:value-type="percentage">
            <text:p>0.644%</text:p>
          </table:table-cell>
          <table:table-cell office:value-type="float" office:value="39.744909695112" calcext:value-type="float">
            <text:p>40</text:p>
          </table:table-cell>
        </table:table-row>
        <table:table-row table:style-name="ro2">
          <table:table-cell office:value-type="string" calcext:value-type="string">
            <text:p>9105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506" calcext:value-type="float">
            <text:p>506</text:p>
          </table:table-cell>
          <table:table-cell office:value-type="float" office:value="901000010506" calcext:value-type="float">
            <text:p>901000010506</text:p>
          </table:table-cell>
          <table:table-cell office:value-type="percentage" office:value="0.00338562980761971" calcext:value-type="percentage">
            <text:p>0.339%</text:p>
          </table:table-cell>
          <table:table-cell office:value-type="float" office:value="20.9028784322441" calcext:value-type="float">
            <text:p>21</text:p>
          </table:table-cell>
        </table:table-row>
        <table:table-row table:style-name="ro2">
          <table:table-cell office:value-type="string" calcext:value-type="string">
            <text:p>9105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510" calcext:value-type="float">
            <text:p>510</text:p>
          </table:table-cell>
          <table:table-cell office:value-type="float" office:value="901000010510" calcext:value-type="float">
            <text:p>901000010510</text:p>
          </table:table-cell>
          <table:table-cell office:value-type="percentage" office:value="0.00333794488075183" calcext:value-type="percentage">
            <text:p>0.334%</text:p>
          </table:table-cell>
          <table:table-cell office:value-type="float" office:value="20.6084716937618" calcext:value-type="float">
            <text:p>21</text:p>
          </table:table-cell>
        </table:table-row>
        <table:table-row table:style-name="ro2">
          <table:table-cell office:value-type="string" calcext:value-type="string">
            <text:p>9105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525" calcext:value-type="float">
            <text:p>525</text:p>
          </table:table-cell>
          <table:table-cell office:value-type="float" office:value="901000010525" calcext:value-type="float">
            <text:p>901000010525</text:p>
          </table:table-cell>
          <table:table-cell office:value-type="percentage" office:value="0.00185971214784745" calcext:value-type="percentage">
            <text:p>0.186%</text:p>
          </table:table-cell>
          <table:table-cell office:value-type="float" office:value="11.4818628008101" calcext:value-type="float">
            <text:p>11</text:p>
          </table:table-cell>
        </table:table-row>
        <table:table-row table:style-name="ro2">
          <table:table-cell office:value-type="string" calcext:value-type="string">
            <text:p>910053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053A</text:p>
          </table:table-cell>
          <table:table-cell office:value-type="string" calcext:value-type="string">
            <text:p>090100001053A</text:p>
          </table:table-cell>
          <table:table-cell office:value-type="percentage" office:value="0.00519765702859928" calcext:value-type="percentage">
            <text:p>0.520%</text:p>
          </table:table-cell>
          <table:table-cell office:value-type="float" office:value="32.0903344945719" calcext:value-type="float">
            <text:p>32</text:p>
          </table:table-cell>
        </table:table-row>
        <table:table-row table:style-name="ro2">
          <table:table-cell office:value-type="string" calcext:value-type="string">
            <text:p>9105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544" calcext:value-type="float">
            <text:p>544</text:p>
          </table:table-cell>
          <table:table-cell office:value-type="float" office:value="901000010544" calcext:value-type="float">
            <text:p>901000010544</text:p>
          </table:table-cell>
          <table:table-cell office:value-type="percentage" office:value="0.00391536224439897" calcext:value-type="percentage">
            <text:p>0.392%</text:p>
          </table:table-cell>
          <table:table-cell office:value-type="float" office:value="24.1734464969193" calcext:value-type="float">
            <text:p>24</text:p>
          </table:table-cell>
        </table:table-row>
        <table:table-row table:style-name="ro2">
          <table:table-cell office:value-type="string" calcext:value-type="string">
            <text:p>9105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559" calcext:value-type="float">
            <text:p>559</text:p>
          </table:table-cell>
          <table:table-cell office:value-type="float" office:value="901000010559" calcext:value-type="float">
            <text:p>901000010559</text:p>
          </table:table-cell>
          <table:table-cell office:value-type="percentage" office:value="0.00209813678218686" calcext:value-type="percentage">
            <text:p>0.210%</text:p>
          </table:table-cell>
          <table:table-cell office:value-type="float" office:value="12.9538964932217" calcext:value-type="float">
            <text:p>13</text:p>
          </table:table-cell>
        </table:table-row>
        <table:table-row table:style-name="ro2">
          <table:table-cell office:value-type="string" calcext:value-type="string">
            <text:p>9105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563" calcext:value-type="float">
            <text:p>563</text:p>
          </table:table-cell>
          <table:table-cell office:value-type="float" office:value="901000010563" calcext:value-type="float">
            <text:p>901000010563</text:p>
          </table:table-cell>
          <table:table-cell office:value-type="percentage" office:value="0.0135902041573467" calcext:value-type="percentage">
            <text:p>1.359%</text:p>
          </table:table-cell>
          <table:table-cell office:value-type="float" office:value="83.9059204674587" calcext:value-type="float">
            <text:p>84</text:p>
          </table:table-cell>
        </table:table-row>
        <table:table-row table:style-name="ro2">
          <table:table-cell office:value-type="string" calcext:value-type="string">
            <text:p>9105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578" calcext:value-type="float">
            <text:p>578</text:p>
          </table:table-cell>
          <table:table-cell office:value-type="float" office:value="901000010578" calcext:value-type="float">
            <text:p>901000010578</text:p>
          </table:table-cell>
          <table:table-cell office:value-type="percentage" office:value="0.00791569786006862" calcext:value-type="percentage">
            <text:p>0.792%</text:p>
          </table:table-cell>
          <table:table-cell office:value-type="float" office:value="48.8715185880637" calcext:value-type="float">
            <text:p>49</text:p>
          </table:table-cell>
        </table:table-row>
        <table:table-row table:style-name="ro2">
          <table:table-cell office:value-type="string" calcext:value-type="string">
            <text:p>9105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597" calcext:value-type="float">
            <text:p>597</text:p>
          </table:table-cell>
          <table:table-cell office:value-type="float" office:value="901000010597" calcext:value-type="float">
            <text:p>901000010597</text:p>
          </table:table-cell>
          <table:table-cell office:value-type="percentage" office:value="0.00548425959364847" calcext:value-type="percentage">
            <text:p>0.548%</text:p>
          </table:table-cell>
          <table:table-cell office:value-type="float" office:value="33.8598187311857" calcext:value-type="float">
            <text:p>34</text:p>
          </table:table-cell>
        </table:table-row>
        <table:table-row table:style-name="ro2">
          <table:table-cell office:value-type="string" calcext:value-type="string">
            <text:p>910060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060A</text:p>
          </table:table-cell>
          <table:table-cell office:value-type="string" calcext:value-type="string">
            <text:p>090100001060A</text:p>
          </table:table-cell>
          <table:table-cell office:value-type="percentage" office:value="0.00371718573712535" calcext:value-type="percentage">
            <text:p>0.372%</text:p>
          </table:table-cell>
          <table:table-cell office:value-type="float" office:value="22.9499047410119" calcext:value-type="float">
            <text:p>23</text:p>
          </table:table-cell>
        </table:table-row>
        <table:table-row table:style-name="ro2">
          <table:table-cell office:value-type="string" calcext:value-type="string">
            <text:p>9106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614" calcext:value-type="float">
            <text:p>614</text:p>
          </table:table-cell>
          <table:table-cell office:value-type="float" office:value="901000010614" calcext:value-type="float">
            <text:p>901000010614</text:p>
          </table:table-cell>
          <table:table-cell office:value-type="percentage" office:value="0.00275933261863618" calcext:value-type="percentage">
            <text:p>0.276%</text:p>
          </table:table-cell>
          <table:table-cell office:value-type="float" office:value="17.0361195874598" calcext:value-type="float">
            <text:p>17</text:p>
          </table:table-cell>
        </table:table-row>
        <table:table-row table:style-name="ro2">
          <table:table-cell office:value-type="string" calcext:value-type="string">
            <text:p>9106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629" calcext:value-type="float">
            <text:p>629</text:p>
          </table:table-cell>
          <table:table-cell office:value-type="float" office:value="901000010629" calcext:value-type="float">
            <text:p>901000010629</text:p>
          </table:table-cell>
          <table:table-cell office:value-type="percentage" office:value="0.0017166573672438" calcext:value-type="percentage">
            <text:p>0.172%</text:p>
          </table:table-cell>
          <table:table-cell office:value-type="float" office:value="10.5986425853632" calcext:value-type="float">
            <text:p>11</text:p>
          </table:table-cell>
        </table:table-row>
        <table:table-row table:style-name="ro2">
          <table:table-cell office:value-type="string" calcext:value-type="string">
            <text:p>9106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633" calcext:value-type="float">
            <text:p>633</text:p>
          </table:table-cell>
          <table:table-cell office:value-type="float" office:value="901000010633" calcext:value-type="float">
            <text:p>901000010633</text:p>
          </table:table-cell>
          <table:table-cell office:value-type="percentage" office:value="0.00214582170905475" calcext:value-type="percentage">
            <text:p>0.215%</text:p>
          </table:table-cell>
          <table:table-cell office:value-type="float" office:value="13.248303231704" calcext:value-type="float">
            <text:p>13</text:p>
          </table:table-cell>
        </table:table-row>
        <table:table-row table:style-name="ro2">
          <table:table-cell office:value-type="string" calcext:value-type="string">
            <text:p>9106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648" calcext:value-type="float">
            <text:p>648</text:p>
          </table:table-cell>
          <table:table-cell office:value-type="float" office:value="901000010648" calcext:value-type="float">
            <text:p>901000010648</text:p>
          </table:table-cell>
          <table:table-cell office:value-type="percentage" office:value="0.00147823273290438" calcext:value-type="percentage">
            <text:p>0.148%</text:p>
          </table:table-cell>
          <table:table-cell office:value-type="float" office:value="9.12660889295165" calcext:value-type="float">
            <text:p>9</text:p>
          </table:table-cell>
        </table:table-row>
        <table:table-row table:style-name="ro2">
          <table:table-cell office:value-type="string" calcext:value-type="string">
            <text:p>910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667" calcext:value-type="float">
            <text:p>667</text:p>
          </table:table-cell>
          <table:table-cell office:value-type="float" office:value="901000010667" calcext:value-type="float">
            <text:p>901000010667</text:p>
          </table:table-cell>
          <table:table-cell office:value-type="percentage" office:value="0.00753421844512556" calcext:value-type="percentage">
            <text:p>0.753%</text:p>
          </table:table-cell>
          <table:table-cell office:value-type="float" office:value="46.5162646802052" calcext:value-type="float">
            <text:p>47</text:p>
          </table:table-cell>
        </table:table-row>
        <table:table-row table:style-name="ro2">
          <table:table-cell office:value-type="string" calcext:value-type="string">
            <text:p>9106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671" calcext:value-type="float">
            <text:p>671</text:p>
          </table:table-cell>
          <table:table-cell office:value-type="float" office:value="901000010671" calcext:value-type="float">
            <text:p>901000010671</text:p>
          </table:table-cell>
          <table:table-cell office:value-type="percentage" office:value="0.00411629120316251" calcext:value-type="percentage">
            <text:p>0.412%</text:p>
          </table:table-cell>
          <table:table-cell office:value-type="float" office:value="25.4139818883253" calcext:value-type="float">
            <text:p>25</text:p>
          </table:table-cell>
        </table:table-row>
        <table:table-row table:style-name="ro2">
          <table:table-cell office:value-type="string" calcext:value-type="string">
            <text:p>910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686" calcext:value-type="float">
            <text:p>686</text:p>
          </table:table-cell>
          <table:table-cell office:value-type="float" office:value="901000010686" calcext:value-type="float">
            <text:p>901000010686</text:p>
          </table:table-cell>
          <table:table-cell office:value-type="percentage" office:value="0.00362910728944819" calcext:value-type="percentage">
            <text:p>0.363%</text:p>
          </table:table-cell>
          <table:table-cell office:value-type="float" office:value="22.4061084050531" calcext:value-type="float">
            <text:p>22</text:p>
          </table:table-cell>
        </table:table-row>
        <table:table-row table:style-name="ro2">
          <table:table-cell office:value-type="string" calcext:value-type="string">
            <text:p>9106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690" calcext:value-type="float">
            <text:p>690</text:p>
          </table:table-cell>
          <table:table-cell office:value-type="float" office:value="901000010690" calcext:value-type="float">
            <text:p>901000010690</text:p>
          </table:table-cell>
          <table:table-cell office:value-type="percentage" office:value="0.00309952024641241" calcext:value-type="percentage">
            <text:p>0.310%</text:p>
          </table:table-cell>
          <table:table-cell office:value-type="float" office:value="19.1364380013502" calcext:value-type="float">
            <text:p>19</text:p>
          </table:table-cell>
        </table:table-row>
        <table:table-row table:style-name="ro2">
          <table:table-cell office:value-type="string" calcext:value-type="string">
            <text:p>9107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703" calcext:value-type="float">
            <text:p>703</text:p>
          </table:table-cell>
          <table:table-cell office:value-type="float" office:value="901000010703" calcext:value-type="float">
            <text:p>901000010703</text:p>
          </table:table-cell>
          <table:table-cell office:value-type="percentage" office:value="0.00119212317169708" calcext:value-type="percentage">
            <text:p>0.119%</text:p>
          </table:table-cell>
          <table:table-cell office:value-type="float" office:value="7.36016846205778" calcext:value-type="float">
            <text:p>7</text:p>
          </table:table-cell>
        </table:table-row>
        <table:table-row table:style-name="ro2">
          <table:table-cell office:value-type="string" calcext:value-type="string">
            <text:p>9107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718" calcext:value-type="float">
            <text:p>718</text:p>
          </table:table-cell>
          <table:table-cell office:value-type="float" office:value="901000010718" calcext:value-type="float">
            <text:p>901000010718</text:p>
          </table:table-cell>
          <table:table-cell office:value-type="percentage" office:value="0.000572219122414599" calcext:value-type="percentage">
            <text:p>0.057%</text:p>
          </table:table-cell>
          <table:table-cell office:value-type="float" office:value="3.53288086178774" calcext:value-type="float">
            <text:p>4</text:p>
          </table:table-cell>
        </table:table-row>
        <table:table-row table:style-name="ro2">
          <table:table-cell office:value-type="string" calcext:value-type="string">
            <text:p>9107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722" calcext:value-type="float">
            <text:p>722</text:p>
          </table:table-cell>
          <table:table-cell office:value-type="float" office:value="901000010722" calcext:value-type="float">
            <text:p>901000010722</text:p>
          </table:table-cell>
          <table:table-cell office:value-type="percentage" office:value="0.00262267097773358" calcext:value-type="percentage">
            <text:p>0.262%</text:p>
          </table:table-cell>
          <table:table-cell office:value-type="float" office:value="16.1923706165271" calcext:value-type="float">
            <text:p>16</text:p>
          </table:table-cell>
        </table:table-row>
        <table:table-row table:style-name="ro2">
          <table:table-cell office:value-type="string" calcext:value-type="string">
            <text:p>9107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737" calcext:value-type="float">
            <text:p>737</text:p>
          </table:table-cell>
          <table:table-cell office:value-type="float" office:value="901000010737" calcext:value-type="float">
            <text:p>901000010737</text:p>
          </table:table-cell>
          <table:table-cell office:value-type="percentage" office:value="0.000524534195546716" calcext:value-type="percentage">
            <text:p>0.052%</text:p>
          </table:table-cell>
          <table:table-cell office:value-type="float" office:value="3.23847412330542" calcext:value-type="float">
            <text:p>3</text:p>
          </table:table-cell>
        </table:table-row>
        <table:table-row table:style-name="ro2">
          <table:table-cell office:value-type="string" calcext:value-type="string">
            <text:p>9107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741" calcext:value-type="float">
            <text:p>741</text:p>
          </table:table-cell>
          <table:table-cell office:value-type="float" office:value="901000010741" calcext:value-type="float">
            <text:p>901000010741</text:p>
          </table:table-cell>
          <table:table-cell office:value-type="percentage" office:value="0.00410090371063796" calcext:value-type="percentage">
            <text:p>0.410%</text:p>
          </table:table-cell>
          <table:table-cell office:value-type="float" office:value="25.3189795094788" calcext:value-type="float">
            <text:p>25</text:p>
          </table:table-cell>
        </table:table-row>
        <table:table-row table:style-name="ro2">
          <table:table-cell office:value-type="string" calcext:value-type="string">
            <text:p>9107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756" calcext:value-type="float">
            <text:p>756</text:p>
          </table:table-cell>
          <table:table-cell office:value-type="float" office:value="901000010756" calcext:value-type="float">
            <text:p>901000010756</text:p>
          </table:table-cell>
          <table:table-cell office:value-type="percentage" office:value="0.00206709106892347" calcext:value-type="percentage">
            <text:p>0.207%</text:p>
          </table:table-cell>
          <table:table-cell office:value-type="float" office:value="12.7622202595335" calcext:value-type="float">
            <text:p>13</text:p>
          </table:table-cell>
        </table:table-row>
        <table:table-row table:style-name="ro2">
          <table:table-cell office:value-type="string" calcext:value-type="string">
            <text:p>9107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760" calcext:value-type="float">
            <text:p>760</text:p>
          </table:table-cell>
          <table:table-cell office:value-type="float" office:value="901000010760" calcext:value-type="float">
            <text:p>901000010760</text:p>
          </table:table-cell>
          <table:table-cell office:value-type="percentage" office:value="0.00116841565746739" calcext:value-type="percentage">
            <text:p>0.117%</text:p>
          </table:table-cell>
          <table:table-cell office:value-type="float" office:value="7.21379826920367" calcext:value-type="float">
            <text:p>7</text:p>
          </table:table-cell>
        </table:table-row>
        <table:table-row table:style-name="ro2">
          <table:table-cell office:value-type="string" calcext:value-type="string">
            <text:p>9107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775" calcext:value-type="float">
            <text:p>775</text:p>
          </table:table-cell>
          <table:table-cell office:value-type="float" office:value="901000010775" calcext:value-type="float">
            <text:p>901000010775</text:p>
          </table:table-cell>
          <table:table-cell office:value-type="percentage" office:value="0.00201066581338028" calcext:value-type="percentage">
            <text:p>0.201%</text:p>
          </table:table-cell>
          <table:table-cell office:value-type="float" office:value="12.4138507318099" calcext:value-type="float">
            <text:p>12</text:p>
          </table:table-cell>
        </table:table-row>
        <table:table-row table:style-name="ro2">
          <table:table-cell office:value-type="string" calcext:value-type="string">
            <text:p>910078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078A</text:p>
          </table:table-cell>
          <table:table-cell office:value-type="string" calcext:value-type="string">
            <text:p>090100001078A</text:p>
          </table:table-cell>
          <table:table-cell office:value-type="percentage" office:value="0.00123980809856496" calcext:value-type="percentage">
            <text:p>0.124%</text:p>
          </table:table-cell>
          <table:table-cell office:value-type="float" office:value="7.65457520054009" calcext:value-type="float">
            <text:p>8</text:p>
          </table:table-cell>
        </table:table-row>
        <table:table-row table:style-name="ro2">
          <table:table-cell office:value-type="string" calcext:value-type="string">
            <text:p>9107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794" calcext:value-type="float">
            <text:p>794</text:p>
          </table:table-cell>
          <table:table-cell office:value-type="float" office:value="901000010794" calcext:value-type="float">
            <text:p>901000010794</text:p>
          </table:table-cell>
          <table:table-cell office:value-type="percentage" office:value="0.000619904049282482" calcext:value-type="percentage">
            <text:p>0.062%</text:p>
          </table:table-cell>
          <table:table-cell office:value-type="float" office:value="3.82728760027005" calcext:value-type="float">
            <text:p>4</text:p>
          </table:table-cell>
        </table:table-row>
        <table:table-row table:style-name="ro2">
          <table:table-cell office:value-type="string" calcext:value-type="string">
            <text:p>9108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807" calcext:value-type="float">
            <text:p>807</text:p>
          </table:table-cell>
          <table:table-cell office:value-type="float" office:value="901000010807" calcext:value-type="float">
            <text:p>901000010807</text:p>
          </table:table-cell>
          <table:table-cell office:value-type="percentage" office:value="0.00262033381839566" calcext:value-type="percentage">
            <text:p>0.262%</text:p>
          </table:table-cell>
          <table:table-cell office:value-type="float" office:value="16.1779409947748" calcext:value-type="float">
            <text:p>16</text:p>
          </table:table-cell>
        </table:table-row>
        <table:table-row table:style-name="ro2">
          <table:table-cell office:value-type="string" calcext:value-type="string">
            <text:p>9108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811" calcext:value-type="float">
            <text:p>811</text:p>
          </table:table-cell>
          <table:table-cell office:value-type="float" office:value="901000010811" calcext:value-type="float">
            <text:p>901000010811</text:p>
          </table:table-cell>
          <table:table-cell office:value-type="percentage" office:value="0.00145054193518331" calcext:value-type="percentage">
            <text:p>0.145%</text:p>
          </table:table-cell>
          <table:table-cell office:value-type="float" office:value="8.95564590782176" calcext:value-type="float">
            <text:p>9</text:p>
          </table:table-cell>
        </table:table-row>
        <table:table-row table:style-name="ro2">
          <table:table-cell office:value-type="string" calcext:value-type="string">
            <text:p>9108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826" calcext:value-type="float">
            <text:p>826</text:p>
          </table:table-cell>
          <table:table-cell office:value-type="float" office:value="901000010826" calcext:value-type="float">
            <text:p>901000010826</text:p>
          </table:table-cell>
          <table:table-cell office:value-type="percentage" office:value="0.00116291075448757" calcext:value-type="percentage">
            <text:p>0.116%</text:p>
          </table:table-cell>
          <table:table-cell office:value-type="float" office:value="7.17981099820625" calcext:value-type="float">
            <text:p>7</text:p>
          </table:table-cell>
        </table:table-row>
        <table:table-row table:style-name="ro2">
          <table:table-cell office:value-type="string" calcext:value-type="string">
            <text:p>9108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830" calcext:value-type="float">
            <text:p>830</text:p>
          </table:table-cell>
          <table:table-cell office:value-type="float" office:value="901000010830" calcext:value-type="float">
            <text:p>901000010830</text:p>
          </table:table-cell>
          <table:table-cell office:value-type="percentage" office:value="0.000429164341810949" calcext:value-type="percentage">
            <text:p>0.043%</text:p>
          </table:table-cell>
          <table:table-cell office:value-type="float" office:value="2.6496606463408" calcext:value-type="float">
            <text:p>3</text:p>
          </table:table-cell>
        </table:table-row>
        <table:table-row table:style-name="ro2">
          <table:table-cell office:value-type="string" calcext:value-type="string">
            <text:p>9108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845" calcext:value-type="float">
            <text:p>845</text:p>
          </table:table-cell>
          <table:table-cell office:value-type="float" office:value="901000010845" calcext:value-type="float">
            <text:p>901000010845</text:p>
          </table:table-cell>
          <table:table-cell office:value-type="percentage" office:value="0.00181202722097956" calcext:value-type="percentage">
            <text:p>0.181%</text:p>
          </table:table-cell>
          <table:table-cell office:value-type="float" office:value="11.1874560623278" calcext:value-type="float">
            <text:p>11</text:p>
          </table:table-cell>
        </table:table-row>
        <table:table-row table:style-name="ro2">
          <table:table-cell office:value-type="string" calcext:value-type="string">
            <text:p>9108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864" calcext:value-type="float">
            <text:p>864</text:p>
          </table:table-cell>
          <table:table-cell office:value-type="float" office:value="901000010864" calcext:value-type="float">
            <text:p>901000010864</text:p>
          </table:table-cell>
          <table:table-cell office:value-type="percentage" office:value="0.0088217114705584" calcext:value-type="percentage">
            <text:p>0.882%</text:p>
          </table:table-cell>
          <table:table-cell office:value-type="float" office:value="54.4652466192276" calcext:value-type="float">
            <text:p>54</text:p>
          </table:table-cell>
        </table:table-row>
        <table:table-row table:style-name="ro2">
          <table:table-cell office:value-type="string" calcext:value-type="string">
            <text:p>9108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898" calcext:value-type="float">
            <text:p>898</text:p>
          </table:table-cell>
          <table:table-cell office:value-type="float" office:value="901000010898" calcext:value-type="float">
            <text:p>901000010898</text:p>
          </table:table-cell>
          <table:table-cell office:value-type="percentage" office:value="0.00329025995388394" calcext:value-type="percentage">
            <text:p>0.329%</text:p>
          </table:table-cell>
          <table:table-cell office:value-type="float" office:value="20.3140649552795" calcext:value-type="float">
            <text:p>20</text:p>
          </table:table-cell>
        </table:table-row>
        <table:table-row table:style-name="ro2">
          <table:table-cell office:value-type="string" calcext:value-type="string">
            <text:p>9109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900" calcext:value-type="float">
            <text:p>900</text:p>
          </table:table-cell>
          <table:table-cell office:value-type="float" office:value="901000010900" calcext:value-type="float">
            <text:p>901000010900</text:p>
          </table:table-cell>
          <table:table-cell office:value-type="percentage" office:value="0.00357681071113987" calcext:value-type="percentage">
            <text:p>0.358%</text:p>
          </table:table-cell>
          <table:table-cell office:value-type="float" office:value="22.0832293305776" calcext:value-type="float">
            <text:p>22</text:p>
          </table:table-cell>
        </table:table-row>
        <table:table-row table:style-name="ro2">
          <table:table-cell office:value-type="string" calcext:value-type="string">
            <text:p>9109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915" calcext:value-type="float">
            <text:p>915</text:p>
          </table:table-cell>
          <table:table-cell office:value-type="float" office:value="901000010915" calcext:value-type="float">
            <text:p>901000010915</text:p>
          </table:table-cell>
          <table:table-cell office:value-type="percentage" office:value="0.00410665762294782" calcext:value-type="percentage">
            <text:p>0.411%</text:p>
          </table:table-cell>
          <table:table-cell office:value-type="float" office:value="25.3545041640798" calcext:value-type="float">
            <text:p>25</text:p>
          </table:table-cell>
        </table:table-row>
        <table:table-row table:style-name="ro2">
          <table:table-cell office:value-type="string" calcext:value-type="string">
            <text:p>910092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092A</text:p>
          </table:table-cell>
          <table:table-cell office:value-type="string" calcext:value-type="string">
            <text:p>090100001092A</text:p>
          </table:table-cell>
          <table:table-cell office:value-type="percentage" office:value="0.00310201282913015" calcext:value-type="percentage">
            <text:p>0.310%</text:p>
          </table:table-cell>
          <table:table-cell office:value-type="float" office:value="19.1518272070496" calcext:value-type="float">
            <text:p>19</text:p>
          </table:table-cell>
        </table:table-row>
        <table:table-row table:style-name="ro2">
          <table:table-cell office:value-type="string" calcext:value-type="string">
            <text:p>9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949" calcext:value-type="float">
            <text:p>949</text:p>
          </table:table-cell>
          <table:table-cell office:value-type="float" office:value="901000010949" calcext:value-type="float">
            <text:p>901000010949</text:p>
          </table:table-cell>
          <table:table-cell office:value-type="percentage" office:value="0.0014230174202842" calcext:value-type="percentage">
            <text:p>0.142%</text:p>
          </table:table-cell>
          <table:table-cell office:value-type="float" office:value="8.78570955283463" calcext:value-type="float">
            <text:p>9</text:p>
          </table:table-cell>
        </table:table-row>
        <table:table-row table:style-name="ro2">
          <table:table-cell office:value-type="string" calcext:value-type="string">
            <text:p>9109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953" calcext:value-type="float">
            <text:p>953</text:p>
          </table:table-cell>
          <table:table-cell office:value-type="float" office:value="901000010953" calcext:value-type="float">
            <text:p>901000010953</text:p>
          </table:table-cell>
          <table:table-cell office:value-type="percentage" office:value="0.00240839505367248" calcext:value-type="percentage">
            <text:p>0.241%</text:p>
          </table:table-cell>
          <table:table-cell office:value-type="float" office:value="14.8694310613739" calcext:value-type="float">
            <text:p>15</text:p>
          </table:table-cell>
        </table:table-row>
        <table:table-row table:style-name="ro2">
          <table:table-cell office:value-type="string" calcext:value-type="string">
            <text:p>9109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968" calcext:value-type="float">
            <text:p>968</text:p>
          </table:table-cell>
          <table:table-cell office:value-type="float" office:value="901000010968" calcext:value-type="float">
            <text:p>901000010968</text:p>
          </table:table-cell>
          <table:table-cell office:value-type="percentage" office:value="0.00452090157217948" calcext:value-type="percentage">
            <text:p>0.452%</text:p>
          </table:table-cell>
          <table:table-cell office:value-type="float" office:value="27.9120463066361" calcext:value-type="float">
            <text:p>28</text:p>
          </table:table-cell>
        </table:table-row>
        <table:table-row table:style-name="ro2">
          <table:table-cell office:value-type="string" calcext:value-type="string">
            <text:p>9109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972" calcext:value-type="float">
            <text:p>972</text:p>
          </table:table-cell>
          <table:table-cell office:value-type="float" office:value="901000010972" calcext:value-type="float">
            <text:p>901000010972</text:p>
          </table:table-cell>
          <table:table-cell office:value-type="percentage" office:value="0.00353414771304624" calcext:value-type="percentage">
            <text:p>0.353%</text:p>
          </table:table-cell>
          <table:table-cell office:value-type="float" office:value="21.8198279803475" calcext:value-type="float">
            <text:p>22</text:p>
          </table:table-cell>
        </table:table-row>
        <table:table-row table:style-name="ro2">
          <table:table-cell office:value-type="string" calcext:value-type="string">
            <text:p>9109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987" calcext:value-type="float">
            <text:p>987</text:p>
          </table:table-cell>
          <table:table-cell office:value-type="float" office:value="901000010987" calcext:value-type="float">
            <text:p>901000010987</text:p>
          </table:table-cell>
          <table:table-cell office:value-type="percentage" office:value="0.00236160337834398" calcext:value-type="percentage">
            <text:p>0.236%</text:p>
          </table:table-cell>
          <table:table-cell office:value-type="float" office:value="14.5805392578958" calcext:value-type="float">
            <text:p>15</text:p>
          </table:table-cell>
        </table:table-row>
        <table:table-row table:style-name="ro2">
          <table:table-cell office:value-type="string" calcext:value-type="string">
            <text:p>9109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991" calcext:value-type="float">
            <text:p>991</text:p>
          </table:table-cell>
          <table:table-cell office:value-type="float" office:value="901000010991" calcext:value-type="float">
            <text:p>901000010991</text:p>
          </table:table-cell>
          <table:table-cell office:value-type="percentage" office:value="0.00365250312711243" calcext:value-type="percentage">
            <text:p>0.365%</text:p>
          </table:table-cell>
          <table:table-cell office:value-type="float" office:value="22.5505543067922" calcext:value-type="float">
            <text:p>23</text:p>
          </table:table-cell>
        </table:table-row>
        <table:table-row table:style-name="ro2">
          <table:table-cell office:value-type="string" calcext:value-type="string">
            <text:p>91010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006" calcext:value-type="float">
            <text:p>1006</text:p>
          </table:table-cell>
          <table:table-cell office:value-type="float" office:value="901000011006" calcext:value-type="float">
            <text:p>901000011006</text:p>
          </table:table-cell>
          <table:table-cell office:value-type="percentage" office:value="0.00375984873521898" calcext:value-type="percentage">
            <text:p>0.376%</text:p>
          </table:table-cell>
          <table:table-cell office:value-type="float" office:value="23.213306091242" calcext:value-type="float">
            <text:p>23</text:p>
          </table:table-cell>
        </table:table-row>
        <table:table-row table:style-name="ro2">
          <table:table-cell office:value-type="string" calcext:value-type="string">
            <text:p>9101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010" calcext:value-type="float">
            <text:p>1010</text:p>
          </table:table-cell>
          <table:table-cell office:value-type="float" office:value="901000011010" calcext:value-type="float">
            <text:p>901000011010</text:p>
          </table:table-cell>
          <table:table-cell office:value-type="percentage" office:value="0.0035231379070866" calcext:value-type="percentage">
            <text:p>0.352%</text:p>
          </table:table-cell>
          <table:table-cell office:value-type="float" office:value="21.7518534383527" calcext:value-type="float">
            <text:p>22</text:p>
          </table:table-cell>
        </table:table-row>
        <table:table-row table:style-name="ro2">
          <table:table-cell office:value-type="string" calcext:value-type="string">
            <text:p>9101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025" calcext:value-type="float">
            <text:p>1025</text:p>
          </table:table-cell>
          <table:table-cell office:value-type="float" office:value="901000011025" calcext:value-type="float">
            <text:p>901000011025</text:p>
          </table:table-cell>
          <table:table-cell office:value-type="percentage" office:value="0.000652331003109003" calcext:value-type="percentage">
            <text:p>0.065%</text:p>
          </table:table-cell>
          <table:table-cell office:value-type="float" office:value="4.02749161319498" calcext:value-type="float">
            <text:p>4</text:p>
          </table:table-cell>
        </table:table-row>
        <table:table-row table:style-name="ro2">
          <table:table-cell office:value-type="string" calcext:value-type="string">
            <text:p>910103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103A</text:p>
          </table:table-cell>
          <table:table-cell office:value-type="string" calcext:value-type="string">
            <text:p>090100001103A</text:p>
          </table:table-cell>
          <table:table-cell office:value-type="percentage" office:value="0.00289420274164184" calcext:value-type="percentage">
            <text:p>0.289%</text:p>
          </table:table-cell>
          <table:table-cell office:value-type="float" office:value="17.8688077268967" calcext:value-type="float">
            <text:p>18</text:p>
          </table:table-cell>
        </table:table-row>
        <table:table-row table:style-name="ro2">
          <table:table-cell office:value-type="string" calcext:value-type="string">
            <text:p>91010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044" calcext:value-type="float">
            <text:p>1044</text:p>
          </table:table-cell>
          <table:table-cell office:value-type="float" office:value="901000011044" calcext:value-type="float">
            <text:p>901000011044</text:p>
          </table:table-cell>
          <table:table-cell office:value-type="percentage" office:value="0.00426217113212781" calcext:value-type="percentage">
            <text:p>0.426%</text:p>
          </table:table-cell>
          <table:table-cell office:value-type="float" office:value="26.3146445697571" calcext:value-type="float">
            <text:p>26</text:p>
          </table:table-cell>
        </table:table-row>
        <table:table-row table:style-name="ro2">
          <table:table-cell office:value-type="string" calcext:value-type="string">
            <text:p>91010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059" calcext:value-type="float">
            <text:p>1059</text:p>
          </table:table-cell>
          <table:table-cell office:value-type="float" office:value="901000011059" calcext:value-type="float">
            <text:p>901000011059</text:p>
          </table:table-cell>
          <table:table-cell office:value-type="percentage" office:value="0.00367865141626659" calcext:value-type="percentage">
            <text:p>0.368%</text:p>
          </table:table-cell>
          <table:table-cell office:value-type="float" office:value="22.7119938440299" calcext:value-type="float">
            <text:p>23</text:p>
          </table:table-cell>
        </table:table-row>
        <table:table-row table:style-name="ro2">
          <table:table-cell office:value-type="string" calcext:value-type="string">
            <text:p>91010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063" calcext:value-type="float">
            <text:p>1063</text:p>
          </table:table-cell>
          <table:table-cell office:value-type="float" office:value="901000011063" calcext:value-type="float">
            <text:p>901000011063</text:p>
          </table:table-cell>
          <table:table-cell office:value-type="percentage" office:value="0.0034515741683489" calcext:value-type="percentage">
            <text:p>0.345%</text:p>
          </table:table-cell>
          <table:table-cell office:value-type="float" office:value="21.3100189153861" calcext:value-type="float">
            <text:p>21</text:p>
          </table:table-cell>
        </table:table-row>
        <table:table-row table:style-name="ro2">
          <table:table-cell office:value-type="string" calcext:value-type="string">
            <text:p>91010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078" calcext:value-type="float">
            <text:p>1078</text:p>
          </table:table-cell>
          <table:table-cell office:value-type="float" office:value="901000011078" calcext:value-type="float">
            <text:p>901000011078</text:p>
          </table:table-cell>
          <table:table-cell office:value-type="percentage" office:value="0.00829313633910306" calcext:value-type="percentage">
            <text:p>0.829%</text:p>
          </table:table-cell>
          <table:table-cell office:value-type="float" office:value="51.2018237576223" calcext:value-type="float">
            <text:p>51</text:p>
          </table:table-cell>
        </table:table-row>
        <table:table-row table:style-name="ro2">
          <table:table-cell office:value-type="string" calcext:value-type="string">
            <text:p>910110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110A</text:p>
          </table:table-cell>
          <table:table-cell office:value-type="string" calcext:value-type="string">
            <text:p>090100001110A</text:p>
          </table:table-cell>
          <table:table-cell office:value-type="percentage" office:value="0.00488835384608266" calcext:value-type="percentage">
            <text:p>0.489%</text:p>
          </table:table-cell>
          <table:table-cell office:value-type="float" office:value="30.1806966457143" calcext:value-type="float">
            <text:p>30</text:p>
          </table:table-cell>
        </table:table-row>
        <table:table-row table:style-name="ro2">
          <table:table-cell office:value-type="string" calcext:value-type="string">
            <text:p>91011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114" calcext:value-type="float">
            <text:p>1114</text:p>
          </table:table-cell>
          <table:table-cell office:value-type="float" office:value="901000011114" calcext:value-type="float">
            <text:p>901000011114</text:p>
          </table:table-cell>
          <table:table-cell office:value-type="percentage" office:value="0.00159504563840366" calcext:value-type="percentage">
            <text:p>0.160%</text:p>
          </table:table-cell>
          <table:table-cell office:value-type="float" office:value="9.84781177150419" calcext:value-type="float">
            <text:p>10</text:p>
          </table:table-cell>
        </table:table-row>
        <table:table-row table:style-name="ro2">
          <table:table-cell office:value-type="string" calcext:value-type="string">
            <text:p>91011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129" calcext:value-type="float">
            <text:p>1129</text:p>
          </table:table-cell>
          <table:table-cell office:value-type="float" office:value="901000011129" calcext:value-type="float">
            <text:p>901000011129</text:p>
          </table:table-cell>
          <table:table-cell office:value-type="percentage" office:value="0.00188542927058931" calcext:value-type="percentage">
            <text:p>0.189%</text:p>
          </table:table-cell>
          <table:table-cell office:value-type="float" office:value="11.6406403166184" calcext:value-type="float">
            <text:p>12</text:p>
          </table:table-cell>
        </table:table-row>
        <table:table-row table:style-name="ro2">
          <table:table-cell office:value-type="string" calcext:value-type="string">
            <text:p>91011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133" calcext:value-type="float">
            <text:p>1133</text:p>
          </table:table-cell>
          <table:table-cell office:value-type="float" office:value="901000011133" calcext:value-type="float">
            <text:p>901000011133</text:p>
          </table:table-cell>
          <table:table-cell office:value-type="percentage" office:value="0.00277859977906556" calcext:value-type="percentage">
            <text:p>0.278%</text:p>
          </table:table-cell>
          <table:table-cell office:value-type="float" office:value="17.1550750359508" calcext:value-type="float">
            <text:p>17</text:p>
          </table:table-cell>
        </table:table-row>
        <table:table-row table:style-name="ro2">
          <table:table-cell office:value-type="string" calcext:value-type="string">
            <text:p>91011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148" calcext:value-type="float">
            <text:p>1148</text:p>
          </table:table-cell>
          <table:table-cell office:value-type="float" office:value="901000011148" calcext:value-type="float">
            <text:p>901000011148</text:p>
          </table:table-cell>
          <table:table-cell office:value-type="percentage" office:value="0.00703664223395851" calcext:value-type="percentage">
            <text:p>0.704%</text:p>
          </table:table-cell>
          <table:table-cell office:value-type="float" office:value="43.4442291524598" calcext:value-type="float">
            <text:p>43</text:p>
          </table:table-cell>
        </table:table-row>
        <table:table-row table:style-name="ro2">
          <table:table-cell office:value-type="string" calcext:value-type="string">
            <text:p>91011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152" calcext:value-type="float">
            <text:p>1152</text:p>
          </table:table-cell>
          <table:table-cell office:value-type="float" office:value="901000011152" calcext:value-type="float">
            <text:p>901000011152</text:p>
          </table:table-cell>
          <table:table-cell office:value-type="percentage" office:value="0.00368553254499137" calcext:value-type="percentage">
            <text:p>0.369%</text:p>
          </table:table-cell>
          <table:table-cell office:value-type="float" office:value="22.7544779327767" calcext:value-type="float">
            <text:p>23</text:p>
          </table:table-cell>
        </table:table-row>
        <table:table-row table:style-name="ro2">
          <table:table-cell office:value-type="string" calcext:value-type="string">
            <text:p>91011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171" calcext:value-type="float">
            <text:p>1171</text:p>
          </table:table-cell>
          <table:table-cell office:value-type="float" office:value="901000011171" calcext:value-type="float">
            <text:p>901000011171</text:p>
          </table:table-cell>
          <table:table-cell office:value-type="percentage" office:value="0.0183739899209036" calcext:value-type="percentage">
            <text:p>1.837%</text:p>
          </table:table-cell>
          <table:table-cell office:value-type="float" office:value="113.441013771659" calcext:value-type="float">
            <text:p>113</text:p>
          </table:table-cell>
        </table:table-row>
        <table:table-row table:style-name="ro2">
          <table:table-cell office:value-type="string" calcext:value-type="string">
            <text:p>91011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186" calcext:value-type="float">
            <text:p>1186</text:p>
          </table:table-cell>
          <table:table-cell office:value-type="float" office:value="901000011186" calcext:value-type="float">
            <text:p>901000011186</text:p>
          </table:table-cell>
          <table:table-cell office:value-type="percentage" office:value="0.00422226058552409" calcext:value-type="percentage">
            <text:p>0.422%</text:p>
          </table:table-cell>
          <table:table-cell office:value-type="float" office:value="26.0682368550258" calcext:value-type="float">
            <text:p>26</text:p>
          </table:table-cell>
        </table:table-row>
        <table:table-row table:style-name="ro2">
          <table:table-cell office:value-type="string" calcext:value-type="string">
            <text:p>91011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190" calcext:value-type="float">
            <text:p>1190</text:p>
          </table:table-cell>
          <table:table-cell office:value-type="float" office:value="901000011190" calcext:value-type="float">
            <text:p>901000011190</text:p>
          </table:table-cell>
          <table:table-cell office:value-type="percentage" office:value="0.00438190277193896" calcext:value-type="percentage">
            <text:p>0.438%</text:p>
          </table:table-cell>
          <table:table-cell office:value-type="float" office:value="27.0538677139511" calcext:value-type="float">
            <text:p>27</text:p>
          </table:table-cell>
        </table:table-row>
        <table:table-row table:style-name="ro2">
          <table:table-cell office:value-type="string" calcext:value-type="string">
            <text:p>91012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203" calcext:value-type="float">
            <text:p>1203</text:p>
          </table:table-cell>
          <table:table-cell office:value-type="float" office:value="901000011203" calcext:value-type="float">
            <text:p>901000011203</text:p>
          </table:table-cell>
          <table:table-cell office:value-type="percentage" office:value="0.000341303984749014" calcext:value-type="percentage">
            <text:p>0.034%</text:p>
          </table:table-cell>
          <table:table-cell office:value-type="float" office:value="2.10721080184041" calcext:value-type="float">
            <text:p>2</text:p>
          </table:table-cell>
        </table:table-row>
        <table:table-row table:style-name="ro2">
          <table:table-cell office:value-type="string" calcext:value-type="string">
            <text:p>91012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218" calcext:value-type="float">
            <text:p>1218</text:p>
          </table:table-cell>
          <table:table-cell office:value-type="float" office:value="901000011218" calcext:value-type="float">
            <text:p>901000011218</text:p>
          </table:table-cell>
          <table:table-cell office:value-type="percentage" office:value="0.00227352493066682" calcext:value-type="percentage">
            <text:p>0.227%</text:p>
          </table:table-cell>
          <table:table-cell office:value-type="float" office:value="14.0367429219369" calcext:value-type="float">
            <text:p>14</text:p>
          </table:table-cell>
        </table:table-row>
        <table:table-row table:style-name="ro2">
          <table:table-cell office:value-type="string" calcext:value-type="string">
            <text:p>9101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222" calcext:value-type="float">
            <text:p>1222</text:p>
          </table:table-cell>
          <table:table-cell office:value-type="float" office:value="901000011222" calcext:value-type="float">
            <text:p>901000011222</text:p>
          </table:table-cell>
          <table:table-cell office:value-type="percentage" office:value="0.00572785155050563" calcext:value-type="percentage">
            <text:p>0.573%</text:p>
          </table:table-cell>
          <table:table-cell office:value-type="float" office:value="35.3637554728218" calcext:value-type="float">
            <text:p>35</text:p>
          </table:table-cell>
        </table:table-row>
        <table:table-row table:style-name="ro2">
          <table:table-cell office:value-type="string" calcext:value-type="string">
            <text:p>91012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237" calcext:value-type="float">
            <text:p>1237</text:p>
          </table:table-cell>
          <table:table-cell office:value-type="float" office:value="901000011237" calcext:value-type="float">
            <text:p>901000011237</text:p>
          </table:table-cell>
          <table:table-cell office:value-type="percentage" office:value="0.00556958558983573" calcext:value-type="percentage">
            <text:p>0.557%</text:p>
          </table:table-cell>
          <table:table-cell office:value-type="float" office:value="34.3866214316458" calcext:value-type="float">
            <text:p>34</text:p>
          </table:table-cell>
        </table:table-row>
        <table:table-row table:style-name="ro2">
          <table:table-cell office:value-type="string" calcext:value-type="string">
            <text:p>91012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241" calcext:value-type="float">
            <text:p>1241</text:p>
          </table:table-cell>
          <table:table-cell office:value-type="float" office:value="901000011241" calcext:value-type="float">
            <text:p>901000011241</text:p>
          </table:table-cell>
          <table:table-cell office:value-type="percentage" office:value="0.00619026340081075" calcext:value-type="percentage">
            <text:p>0.619%</text:p>
          </table:table-cell>
          <table:table-cell office:value-type="float" office:value="38.2186862366056" calcext:value-type="float">
            <text:p>38</text:p>
          </table:table-cell>
        </table:table-row>
        <table:table-row table:style-name="ro2">
          <table:table-cell office:value-type="string" calcext:value-type="string">
            <text:p>91012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260" calcext:value-type="float">
            <text:p>1260</text:p>
          </table:table-cell>
          <table:table-cell office:value-type="float" office:value="901000011260" calcext:value-type="float">
            <text:p>901000011260</text:p>
          </table:table-cell>
          <table:table-cell office:value-type="percentage" office:value="0.00463512830901081" calcext:value-type="percentage">
            <text:p>0.464%</text:p>
          </table:table-cell>
          <table:table-cell office:value-type="float" office:value="28.6172821798327" calcext:value-type="float">
            <text:p>29</text:p>
          </table:table-cell>
        </table:table-row>
        <table:table-row table:style-name="ro2">
          <table:table-cell office:value-type="string" calcext:value-type="string">
            <text:p>91012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275" calcext:value-type="float">
            <text:p>1275</text:p>
          </table:table-cell>
          <table:table-cell office:value-type="float" office:value="901000011275" calcext:value-type="float">
            <text:p>901000011275</text:p>
          </table:table-cell>
          <table:table-cell office:value-type="percentage" office:value="0.00394976788802287" calcext:value-type="percentage">
            <text:p>0.395%</text:p>
          </table:table-cell>
          <table:table-cell office:value-type="float" office:value="24.3858669406532" calcext:value-type="float">
            <text:p>24</text:p>
          </table:table-cell>
        </table:table-row>
        <table:table-row table:style-name="ro2">
          <table:table-cell office:value-type="string" calcext:value-type="string">
            <text:p>910128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128A</text:p>
          </table:table-cell>
          <table:table-cell office:value-type="string" calcext:value-type="string">
            <text:p>090100001128A</text:p>
          </table:table-cell>
          <table:table-cell office:value-type="percentage" office:value="0.0032093584372367" calcext:value-type="percentage">
            <text:p>0.321%</text:p>
          </table:table-cell>
          <table:table-cell office:value-type="float" office:value="19.8145789914994" calcext:value-type="float">
            <text:p>20</text:p>
          </table:table-cell>
        </table:table-row>
        <table:table-row table:style-name="ro2">
          <table:table-cell office:value-type="string" calcext:value-type="string">
            <text:p>91012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294" calcext:value-type="float">
            <text:p>1294</text:p>
          </table:table-cell>
          <table:table-cell office:value-type="float" office:value="901000011294" calcext:value-type="float">
            <text:p>901000011294</text:p>
          </table:table-cell>
          <table:table-cell office:value-type="percentage" office:value="0.00444796160769683" calcext:value-type="percentage">
            <text:p>0.445%</text:p>
          </table:table-cell>
          <table:table-cell office:value-type="float" office:value="27.4617149659202" calcext:value-type="float">
            <text:p>27</text:p>
          </table:table-cell>
        </table:table-row>
        <table:table-row table:style-name="ro2">
          <table:table-cell office:value-type="string" calcext:value-type="string">
            <text:p>91013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307" calcext:value-type="float">
            <text:p>1307</text:p>
          </table:table-cell>
          <table:table-cell office:value-type="float" office:value="901000011307" calcext:value-type="float">
            <text:p>901000011307</text:p>
          </table:table-cell>
          <table:table-cell office:value-type="percentage" office:value="0.00277309487608574" calcext:value-type="percentage">
            <text:p>0.277%</text:p>
          </table:table-cell>
          <table:table-cell office:value-type="float" office:value="17.1210877649534" calcext:value-type="float">
            <text:p>17</text:p>
          </table:table-cell>
        </table:table-row>
        <table:table-row table:style-name="ro2">
          <table:table-cell office:value-type="string" calcext:value-type="string">
            <text:p>91013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330" calcext:value-type="float">
            <text:p>1330</text:p>
          </table:table-cell>
          <table:table-cell office:value-type="float" office:value="901000011330" calcext:value-type="float">
            <text:p>901000011330</text:p>
          </table:table-cell>
          <table:table-cell office:value-type="percentage" office:value="0.0105487703350855" calcext:value-type="percentage">
            <text:p>1.055%</text:p>
          </table:table-cell>
          <table:table-cell office:value-type="float" office:value="65.1281080488176" calcext:value-type="float">
            <text:p>65</text:p>
          </table:table-cell>
        </table:table-row>
        <table:table-row table:style-name="ro2">
          <table:table-cell office:value-type="string" calcext:value-type="string">
            <text:p>91013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345" calcext:value-type="float">
            <text:p>1345</text:p>
          </table:table-cell>
          <table:table-cell office:value-type="float" office:value="901000011345" calcext:value-type="float">
            <text:p>901000011345</text:p>
          </table:table-cell>
          <table:table-cell office:value-type="percentage" office:value="0.0108019958721573" calcext:value-type="percentage">
            <text:p>1.080%</text:p>
          </table:table-cell>
          <table:table-cell office:value-type="float" office:value="66.6915225146992" calcext:value-type="float">
            <text:p>67</text:p>
          </table:table-cell>
        </table:table-row>
        <table:table-row table:style-name="ro2">
          <table:table-cell office:value-type="string" calcext:value-type="string">
            <text:p>910135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135A</text:p>
          </table:table-cell>
          <table:table-cell office:value-type="string" calcext:value-type="string">
            <text:p>090100001135A</text:p>
          </table:table-cell>
          <table:table-cell office:value-type="percentage" office:value="0.00898537788881578" calcext:value-type="percentage">
            <text:p>0.899%</text:p>
          </table:table-cell>
          <table:table-cell office:value-type="float" office:value="55.4757230855486" calcext:value-type="float">
            <text:p>55</text:p>
          </table:table-cell>
        </table:table-row>
        <table:table-row table:style-name="ro2">
          <table:table-cell office:value-type="string" calcext:value-type="string">
            <text:p>91013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364" calcext:value-type="float">
            <text:p>1364</text:p>
          </table:table-cell>
          <table:table-cell office:value-type="float" office:value="901000011364" calcext:value-type="float">
            <text:p>901000011364</text:p>
          </table:table-cell>
          <table:table-cell office:value-type="percentage" office:value="0.00790504067902555" calcext:value-type="percentage">
            <text:p>0.791%</text:p>
          </table:table-cell>
          <table:table-cell office:value-type="float" office:value="48.8057211523038" calcext:value-type="float">
            <text:p>49</text:p>
          </table:table-cell>
        </table:table-row>
        <table:table-row table:style-name="ro2">
          <table:table-cell office:value-type="string" calcext:value-type="string">
            <text:p>91013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379" calcext:value-type="float">
            <text:p>1379</text:p>
          </table:table-cell>
          <table:table-cell office:value-type="float" office:value="901000011379" calcext:value-type="float">
            <text:p>901000011379</text:p>
          </table:table-cell>
          <table:table-cell office:value-type="percentage" office:value="0.00124410807343996" calcext:value-type="percentage">
            <text:p>0.124%</text:p>
          </table:table-cell>
          <table:table-cell office:value-type="float" office:value="7.68112324541828" calcext:value-type="float">
            <text:p>8</text:p>
          </table:table-cell>
        </table:table-row>
        <table:table-row table:style-name="ro2">
          <table:table-cell office:value-type="string" calcext:value-type="string">
            <text:p>91014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434" calcext:value-type="float">
            <text:p>1434</text:p>
          </table:table-cell>
          <table:table-cell office:value-type="float" office:value="901000011434" calcext:value-type="float">
            <text:p>901000011434</text:p>
          </table:table-cell>
          <table:table-cell office:value-type="percentage" office:value="0.00746189598914982" calcext:value-type="percentage">
            <text:p>0.746%</text:p>
          </table:table-cell>
          <table:table-cell office:value-type="float" office:value="46.069745837011" calcext:value-type="float">
            <text:p>46</text:p>
          </table:table-cell>
        </table:table-row>
        <table:table-row table:style-name="ro2">
          <table:table-cell office:value-type="string" calcext:value-type="string">
            <text:p>91014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453" calcext:value-type="float">
            <text:p>1453</text:p>
          </table:table-cell>
          <table:table-cell office:value-type="float" office:value="901000011453" calcext:value-type="float">
            <text:p>901000011453</text:p>
          </table:table-cell>
          <table:table-cell office:value-type="percentage" office:value="0.00717564103419903" calcext:value-type="percentage">
            <text:p>0.718%</text:p>
          </table:table-cell>
          <table:table-cell office:value-type="float" office:value="44.3024077451448" calcext:value-type="float">
            <text:p>44</text:p>
          </table:table-cell>
        </table:table-row>
        <table:table-row table:style-name="ro2">
          <table:table-cell office:value-type="string" calcext:value-type="string">
            <text:p>91014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468" calcext:value-type="float">
            <text:p>1468</text:p>
          </table:table-cell>
          <table:table-cell office:value-type="float" office:value="901000011468" calcext:value-type="float">
            <text:p>901000011468</text:p>
          </table:table-cell>
          <table:table-cell office:value-type="percentage" office:value="0.00344744549111403" calcext:value-type="percentage">
            <text:p>0.345%</text:p>
          </table:table-cell>
          <table:table-cell office:value-type="float" office:value="21.284528462138" calcext:value-type="float">
            <text:p>21</text:p>
          </table:table-cell>
        </table:table-row>
        <table:table-row table:style-name="ro2">
          <table:table-cell office:value-type="string" calcext:value-type="string">
            <text:p>91014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472" calcext:value-type="float">
            <text:p>1472</text:p>
          </table:table-cell>
          <table:table-cell office:value-type="float" office:value="901000011472" calcext:value-type="float">
            <text:p>901000011472</text:p>
          </table:table-cell>
          <table:table-cell office:value-type="percentage" office:value="0.00579941528924333" calcext:value-type="percentage">
            <text:p>0.580%</text:p>
          </table:table-cell>
          <table:table-cell office:value-type="float" office:value="35.8055899957883" calcext:value-type="float">
            <text:p>36</text:p>
          </table:table-cell>
        </table:table-row>
        <table:table-row table:style-name="ro2">
          <table:table-cell office:value-type="string" calcext:value-type="string">
            <text:p>91014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487" calcext:value-type="float">
            <text:p>1487</text:p>
          </table:table-cell>
          <table:table-cell office:value-type="float" office:value="901000011487" calcext:value-type="float">
            <text:p>901000011487</text:p>
          </table:table-cell>
          <table:table-cell office:value-type="percentage" office:value="0.00578978170902864" calcext:value-type="percentage">
            <text:p>0.579%</text:p>
          </table:table-cell>
          <table:table-cell office:value-type="float" office:value="35.7461122715428" calcext:value-type="float">
            <text:p>36</text:p>
          </table:table-cell>
        </table:table-row>
        <table:table-row table:style-name="ro2">
          <table:table-cell office:value-type="string" calcext:value-type="string">
            <text:p>91015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519" calcext:value-type="float">
            <text:p>1519</text:p>
          </table:table-cell>
          <table:table-cell office:value-type="float" office:value="901000011519" calcext:value-type="float">
            <text:p>901000011519</text:p>
          </table:table-cell>
          <table:table-cell office:value-type="percentage" office:value="0.00646413232405693" calcext:value-type="percentage">
            <text:p>0.646%</text:p>
          </table:table-cell>
          <table:table-cell office:value-type="float" office:value="39.9095529687275" calcext:value-type="float">
            <text:p>40</text:p>
          </table:table-cell>
        </table:table-row>
        <table:table-row table:style-name="ro2">
          <table:table-cell office:value-type="string" calcext:value-type="string">
            <text:p>91015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523" calcext:value-type="float">
            <text:p>1523</text:p>
          </table:table-cell>
          <table:table-cell office:value-type="float" office:value="901000011523" calcext:value-type="float">
            <text:p>901000011523</text:p>
          </table:table-cell>
          <table:table-cell office:value-type="percentage" office:value="0.00505487716122229" calcext:value-type="percentage">
            <text:p>0.505%</text:p>
          </table:table-cell>
          <table:table-cell office:value-type="float" office:value="31.2088115933864" calcext:value-type="float">
            <text:p>31</text:p>
          </table:table-cell>
        </table:table-row>
        <table:table-row table:style-name="ro2">
          <table:table-cell office:value-type="string" calcext:value-type="string">
            <text:p>91015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542" calcext:value-type="float">
            <text:p>1542</text:p>
          </table:table-cell>
          <table:table-cell office:value-type="float" office:value="901000011542" calcext:value-type="float">
            <text:p>901000011542</text:p>
          </table:table-cell>
          <table:table-cell office:value-type="percentage" office:value="0.00225976267321726" calcext:value-type="percentage">
            <text:p>0.226%</text:p>
          </table:table-cell>
          <table:table-cell office:value-type="float" office:value="13.9517747444434" calcext:value-type="float">
            <text:p>14</text:p>
          </table:table-cell>
        </table:table-row>
        <table:table-row table:style-name="ro2">
          <table:table-cell office:value-type="string" calcext:value-type="string">
            <text:p>91015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557" calcext:value-type="float">
            <text:p>1557</text:p>
          </table:table-cell>
          <table:table-cell office:value-type="float" office:value="901000011557" calcext:value-type="float">
            <text:p>901000011557</text:p>
          </table:table-cell>
          <table:table-cell office:value-type="percentage" office:value="0.00851058000680606" calcext:value-type="percentage">
            <text:p>0.851%</text:p>
          </table:table-cell>
          <table:table-cell office:value-type="float" office:value="52.5443209620206" calcext:value-type="float">
            <text:p>53</text:p>
          </table:table-cell>
        </table:table-row>
        <table:table-row table:style-name="ro2">
          <table:table-cell office:value-type="string" calcext:value-type="string">
            <text:p>91015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561" calcext:value-type="float">
            <text:p>1561</text:p>
          </table:table-cell>
          <table:table-cell office:value-type="float" office:value="901000011561" calcext:value-type="float">
            <text:p>901000011561</text:p>
          </table:table-cell>
          <table:table-cell office:value-type="percentage" office:value="0.00363598841817297" calcext:value-type="percentage">
            <text:p>0.364%</text:p>
          </table:table-cell>
          <table:table-cell office:value-type="float" office:value="22.4485924937999" calcext:value-type="float">
            <text:p>22</text:p>
          </table:table-cell>
        </table:table-row>
        <table:table-row table:style-name="ro2">
          <table:table-cell office:value-type="string" calcext:value-type="string">
            <text:p>91015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580" calcext:value-type="float">
            <text:p>1580</text:p>
          </table:table-cell>
          <table:table-cell office:value-type="float" office:value="901000011580" calcext:value-type="float">
            <text:p>901000011580</text:p>
          </table:table-cell>
          <table:table-cell office:value-type="percentage" office:value="0.00952761083232833" calcext:value-type="percentage">
            <text:p>0.953%</text:p>
          </table:table-cell>
          <table:table-cell office:value-type="float" office:value="58.8234692787951" calcext:value-type="float">
            <text:p>59</text:p>
          </table:table-cell>
        </table:table-row>
        <table:table-row table:style-name="ro2">
          <table:table-cell office:value-type="string" calcext:value-type="string">
            <text:p>91015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595" calcext:value-type="float">
            <text:p>1595</text:p>
          </table:table-cell>
          <table:table-cell office:value-type="float" office:value="901000011595" calcext:value-type="float">
            <text:p>901000011595</text:p>
          </table:table-cell>
          <table:table-cell office:value-type="percentage" office:value="0.0079036644532806" calcext:value-type="percentage">
            <text:p>0.790%</text:p>
          </table:table-cell>
          <table:table-cell office:value-type="float" office:value="48.7972243345544" calcext:value-type="float">
            <text:p>49</text:p>
          </table:table-cell>
        </table:table-row>
        <table:table-row table:style-name="ro2">
          <table:table-cell office:value-type="string" calcext:value-type="string">
            <text:p>91016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627" calcext:value-type="float">
            <text:p>1627</text:p>
          </table:table-cell>
          <table:table-cell office:value-type="float" office:value="901000011627" calcext:value-type="float">
            <text:p>901000011627</text:p>
          </table:table-cell>
          <table:table-cell office:value-type="percentage" office:value="0.00782659581156308" calcext:value-type="percentage">
            <text:p>0.783%</text:p>
          </table:table-cell>
          <table:table-cell office:value-type="float" office:value="48.3214025405905" calcext:value-type="float">
            <text:p>48</text:p>
          </table:table-cell>
        </table:table-row>
        <table:table-row table:style-name="ro2">
          <table:table-cell office:value-type="string" calcext:value-type="string">
            <text:p>91016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631" calcext:value-type="float">
            <text:p>1631</text:p>
          </table:table-cell>
          <table:table-cell office:value-type="float" office:value="901000011631" calcext:value-type="float">
            <text:p>901000011631</text:p>
          </table:table-cell>
          <table:table-cell office:value-type="percentage" office:value="0.00731051115720469" calcext:value-type="percentage">
            <text:p>0.731%</text:p>
          </table:table-cell>
          <table:table-cell office:value-type="float" office:value="45.1350958845818" calcext:value-type="float">
            <text:p>45</text:p>
          </table:table-cell>
        </table:table-row>
        <table:table-row table:style-name="ro2">
          <table:table-cell office:value-type="string" calcext:value-type="string">
            <text:p>91016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646" calcext:value-type="float">
            <text:p>1646</text:p>
          </table:table-cell>
          <table:table-cell office:value-type="float" office:value="901000011646" calcext:value-type="float">
            <text:p>901000011646</text:p>
          </table:table-cell>
          <table:table-cell office:value-type="percentage" office:value="0.00726509570762115" calcext:value-type="percentage">
            <text:p>0.727%</text:p>
          </table:table-cell>
          <table:table-cell office:value-type="float" office:value="44.854700898853" calcext:value-type="float">
            <text:p>45</text:p>
          </table:table-cell>
        </table:table-row>
        <table:table-row table:style-name="ro2">
          <table:table-cell office:value-type="string" calcext:value-type="string">
            <text:p>91016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650" calcext:value-type="float">
            <text:p>1650</text:p>
          </table:table-cell>
          <table:table-cell office:value-type="float" office:value="901000011650" calcext:value-type="float">
            <text:p>901000011650</text:p>
          </table:table-cell>
          <table:table-cell office:value-type="percentage" office:value="0.00682607969498028" calcext:value-type="percentage">
            <text:p>0.683%</text:p>
          </table:table-cell>
          <table:table-cell office:value-type="float" office:value="42.1442160368083" calcext:value-type="float">
            <text:p>42</text:p>
          </table:table-cell>
        </table:table-row>
        <table:table-row table:style-name="ro2">
          <table:table-cell office:value-type="string" calcext:value-type="string">
            <text:p>91016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665" calcext:value-type="float">
            <text:p>1665</text:p>
          </table:table-cell>
          <table:table-cell office:value-type="float" office:value="901000011665" calcext:value-type="float">
            <text:p>901000011665</text:p>
          </table:table-cell>
          <table:table-cell office:value-type="percentage" office:value="0.00371856196287031" calcext:value-type="percentage">
            <text:p>0.372%</text:p>
          </table:table-cell>
          <table:table-cell office:value-type="float" office:value="22.9584015587613" calcext:value-type="float">
            <text:p>23</text:p>
          </table:table-cell>
        </table:table-row>
        <table:table-row table:style-name="ro2">
          <table:table-cell office:value-type="string" calcext:value-type="string">
            <text:p>910167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167A</text:p>
          </table:table-cell>
          <table:table-cell office:value-type="string" calcext:value-type="string">
            <text:p>090100001167A</text:p>
          </table:table-cell>
          <table:table-cell office:value-type="percentage" office:value="0.0102556342514099" calcext:value-type="percentage">
            <text:p>1.026%</text:p>
          </table:table-cell>
          <table:table-cell office:value-type="float" office:value="63.3182858682047" calcext:value-type="float">
            <text:p>63</text:p>
          </table:table-cell>
        </table:table-row>
        <table:table-row table:style-name="ro2">
          <table:table-cell office:value-type="string" calcext:value-type="string">
            <text:p>91016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684" calcext:value-type="float">
            <text:p>1684</text:p>
          </table:table-cell>
          <table:table-cell office:value-type="float" office:value="901000011684" calcext:value-type="float">
            <text:p>901000011684</text:p>
          </table:table-cell>
          <table:table-cell office:value-type="percentage" office:value="0.00687424759605373" calcext:value-type="percentage">
            <text:p>0.687%</text:p>
          </table:table-cell>
          <table:table-cell office:value-type="float" office:value="42.4416046580358" calcext:value-type="float">
            <text:p>42</text:p>
          </table:table-cell>
        </table:table-row>
        <table:table-row table:style-name="ro2">
          <table:table-cell office:value-type="string" calcext:value-type="string">
            <text:p>91016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699" calcext:value-type="float">
            <text:p>1699</text:p>
          </table:table-cell>
          <table:table-cell office:value-type="float" office:value="901000011699" calcext:value-type="float">
            <text:p>901000011699</text:p>
          </table:table-cell>
          <table:table-cell office:value-type="percentage" office:value="0.00918905929906923" calcext:value-type="percentage">
            <text:p>0.919%</text:p>
          </table:table-cell>
          <table:table-cell office:value-type="float" office:value="56.7332521124534" calcext:value-type="float">
            <text:p>57</text:p>
          </table:table-cell>
        </table:table-row>
        <table:table-row table:style-name="ro2">
          <table:table-cell office:value-type="string" calcext:value-type="string">
            <text:p>91017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716" calcext:value-type="float">
            <text:p>1716</text:p>
          </table:table-cell>
          <table:table-cell office:value-type="float" office:value="901000011716" calcext:value-type="float">
            <text:p>901000011716</text:p>
          </table:table-cell>
          <table:table-cell office:value-type="percentage" office:value="0.00967349076129363" calcext:value-type="percentage">
            <text:p>0.967%</text:p>
          </table:table-cell>
          <table:table-cell office:value-type="float" office:value="59.7241319602269" calcext:value-type="float">
            <text:p>60</text:p>
          </table:table-cell>
        </table:table-row>
        <table:table-row table:style-name="ro2">
          <table:table-cell office:value-type="string" calcext:value-type="string">
            <text:p>91017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720" calcext:value-type="float">
            <text:p>1720</text:p>
          </table:table-cell>
          <table:table-cell office:value-type="float" office:value="901000011720" calcext:value-type="float">
            <text:p>901000011720</text:p>
          </table:table-cell>
          <table:table-cell office:value-type="percentage" office:value="0.00414794439529649" calcext:value-type="percentage">
            <text:p>0.415%</text:p>
          </table:table-cell>
          <table:table-cell office:value-type="float" office:value="25.6094086965605" calcext:value-type="float">
            <text:p>26</text:p>
          </table:table-cell>
        </table:table-row>
        <table:table-row table:style-name="ro2">
          <table:table-cell office:value-type="string" calcext:value-type="string">
            <text:p>91017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735" calcext:value-type="float">
            <text:p>1735</text:p>
          </table:table-cell>
          <table:table-cell office:value-type="float" office:value="901000011735" calcext:value-type="float">
            <text:p>901000011735</text:p>
          </table:table-cell>
          <table:table-cell office:value-type="percentage" office:value="0.0115864445467821" calcext:value-type="percentage">
            <text:p>1.159%</text:p>
          </table:table-cell>
          <table:table-cell office:value-type="float" office:value="71.5347086318324" calcext:value-type="float">
            <text:p>72</text:p>
          </table:table-cell>
        </table:table-row>
        <table:table-row table:style-name="ro2">
          <table:table-cell office:value-type="string" calcext:value-type="string">
            <text:p>910174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174A</text:p>
          </table:table-cell>
          <table:table-cell office:value-type="string" calcext:value-type="string">
            <text:p>090100001174A</text:p>
          </table:table-cell>
          <table:table-cell office:value-type="percentage" office:value="0.0114488219722865" calcext:value-type="percentage">
            <text:p>1.145%</text:p>
          </table:table-cell>
          <table:table-cell office:value-type="float" office:value="70.6850268568968" calcext:value-type="float">
            <text:p>71</text:p>
          </table:table-cell>
        </table:table-row>
        <table:table-row table:style-name="ro2">
          <table:table-cell office:value-type="string" calcext:value-type="string">
            <text:p>91017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754" calcext:value-type="float">
            <text:p>1754</text:p>
          </table:table-cell>
          <table:table-cell office:value-type="float" office:value="901000011754" calcext:value-type="float">
            <text:p>901000011754</text:p>
          </table:table-cell>
          <table:table-cell office:value-type="percentage" office:value="0.00397453995143207" calcext:value-type="percentage">
            <text:p>0.397%</text:p>
          </table:table-cell>
          <table:table-cell office:value-type="float" office:value="24.5388096601416" calcext:value-type="float">
            <text:p>25</text:p>
          </table:table-cell>
        </table:table-row>
        <table:table-row table:style-name="ro2">
          <table:table-cell office:value-type="string" calcext:value-type="string">
            <text:p>91017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769" calcext:value-type="float">
            <text:p>1769</text:p>
          </table:table-cell>
          <table:table-cell office:value-type="float" office:value="901000011769" calcext:value-type="float">
            <text:p>901000011769</text:p>
          </table:table-cell>
          <table:table-cell office:value-type="percentage" office:value="0.0100258045520023" calcext:value-type="percentage">
            <text:p>1.003%</text:p>
          </table:table-cell>
          <table:table-cell office:value-type="float" office:value="61.8993173040622" calcext:value-type="float">
            <text:p>62</text:p>
          </table:table-cell>
        </table:table-row>
        <table:table-row table:style-name="ro2">
          <table:table-cell office:value-type="string" calcext:value-type="string">
            <text:p>91017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773" calcext:value-type="float">
            <text:p>1773</text:p>
          </table:table-cell>
          <table:table-cell office:value-type="float" office:value="901000011773" calcext:value-type="float">
            <text:p>901000011773</text:p>
          </table:table-cell>
          <table:table-cell office:value-type="percentage" office:value="0.00640908329425871" calcext:value-type="percentage">
            <text:p>0.641%</text:p>
          </table:table-cell>
          <table:table-cell office:value-type="float" office:value="39.5696802587533" calcext:value-type="float">
            <text:p>40</text:p>
          </table:table-cell>
        </table:table-row>
        <table:table-row table:style-name="ro2">
          <table:table-cell office:value-type="string" calcext:value-type="string">
            <text:p>91017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788" calcext:value-type="float">
            <text:p>1788</text:p>
          </table:table-cell>
          <table:table-cell office:value-type="float" office:value="901000011788" calcext:value-type="float">
            <text:p>901000011788</text:p>
          </table:table-cell>
          <table:table-cell office:value-type="percentage" office:value="0.00578152435455891" calcext:value-type="percentage">
            <text:p>0.578%</text:p>
          </table:table-cell>
          <table:table-cell office:value-type="float" office:value="35.6951313650467" calcext:value-type="float">
            <text:p>36</text:p>
          </table:table-cell>
        </table:table-row>
        <table:table-row table:style-name="ro2">
          <table:table-cell office:value-type="string" calcext:value-type="string">
            <text:p>91017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792" calcext:value-type="float">
            <text:p>1792</text:p>
          </table:table-cell>
          <table:table-cell office:value-type="float" office:value="901000011792" calcext:value-type="float">
            <text:p>901000011792</text:p>
          </table:table-cell>
          <table:table-cell office:value-type="percentage" office:value="0.00406261839910923" calcext:value-type="percentage">
            <text:p>0.406%</text:p>
          </table:table-cell>
          <table:table-cell office:value-type="float" office:value="25.0826059961004" calcext:value-type="float">
            <text:p>25</text:p>
          </table:table-cell>
        </table:table-row>
        <table:table-row table:style-name="ro2">
          <table:table-cell office:value-type="string" calcext:value-type="string">
            <text:p>9101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805" calcext:value-type="float">
            <text:p>1805</text:p>
          </table:table-cell>
          <table:table-cell office:value-type="float" office:value="901000011805" calcext:value-type="float">
            <text:p>901000011805</text:p>
          </table:table-cell>
          <table:table-cell office:value-type="percentage" office:value="0.00534938947064282" calcext:value-type="percentage">
            <text:p>0.535%</text:p>
          </table:table-cell>
          <table:table-cell office:value-type="float" office:value="33.0271305917487" calcext:value-type="float">
            <text:p>33</text:p>
          </table:table-cell>
        </table:table-row>
        <table:table-row table:style-name="ro2">
          <table:table-cell office:value-type="string" calcext:value-type="string">
            <text:p>910181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181A</text:p>
          </table:table-cell>
          <table:table-cell office:value-type="string" calcext:value-type="string">
            <text:p>090100001181A</text:p>
          </table:table-cell>
          <table:table-cell office:value-type="percentage" office:value="0.00768346833408769" calcext:value-type="percentage">
            <text:p>0.768%</text:p>
          </table:table-cell>
          <table:table-cell office:value-type="float" office:value="47.4377334946574" calcext:value-type="float">
            <text:p>47</text:p>
          </table:table-cell>
        </table:table-row>
        <table:table-row table:style-name="ro2">
          <table:table-cell office:value-type="string" calcext:value-type="string">
            <text:p>91018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824" calcext:value-type="float">
            <text:p>1824</text:p>
          </table:table-cell>
          <table:table-cell office:value-type="float" office:value="901000011824" calcext:value-type="float">
            <text:p>901000011824</text:p>
          </table:table-cell>
          <table:table-cell office:value-type="percentage" office:value="0.00688250495052347" calcext:value-type="percentage">
            <text:p>0.688%</text:p>
          </table:table-cell>
          <table:table-cell office:value-type="float" office:value="42.4925855645319" calcext:value-type="float">
            <text:p>42</text:p>
          </table:table-cell>
        </table:table-row>
        <table:table-row table:style-name="ro2">
          <table:table-cell office:value-type="string" calcext:value-type="string">
            <text:p>91018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839" calcext:value-type="float">
            <text:p>1839</text:p>
          </table:table-cell>
          <table:table-cell office:value-type="float" office:value="901000011839" calcext:value-type="float">
            <text:p>901000011839</text:p>
          </table:table-cell>
          <table:table-cell office:value-type="percentage" office:value="0.00717426480845408" calcext:value-type="percentage">
            <text:p>0.717%</text:p>
          </table:table-cell>
          <table:table-cell office:value-type="float" office:value="44.2939109273955" calcext:value-type="float">
            <text:p>44</text:p>
          </table:table-cell>
        </table:table-row>
        <table:table-row table:style-name="ro2">
          <table:table-cell office:value-type="string" calcext:value-type="string">
            <text:p>91018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843" calcext:value-type="float">
            <text:p>1843</text:p>
          </table:table-cell>
          <table:table-cell office:value-type="float" office:value="901000011843" calcext:value-type="float">
            <text:p>901000011843</text:p>
          </table:table-cell>
          <table:table-cell office:value-type="percentage" office:value="0.0110084297339007" calcext:value-type="percentage">
            <text:p>1.101%</text:p>
          </table:table-cell>
          <table:table-cell office:value-type="float" office:value="67.9660451771027" calcext:value-type="float">
            <text:p>68</text:p>
          </table:table-cell>
        </table:table-row>
        <table:table-row table:style-name="ro2">
          <table:table-cell office:value-type="string" calcext:value-type="string">
            <text:p>9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858" calcext:value-type="float">
            <text:p>1858</text:p>
          </table:table-cell>
          <table:table-cell office:value-type="float" office:value="901000011858" calcext:value-type="float">
            <text:p>901000011858</text:p>
          </table:table-cell>
          <table:table-cell office:value-type="percentage" office:value="0.015036642489386" calcext:value-type="percentage">
            <text:p>1.504%</text:p>
          </table:table-cell>
          <table:table-cell office:value-type="float" office:value="92.8362307294692" calcext:value-type="float">
            <text:p>93</text:p>
          </table:table-cell>
        </table:table-row>
        <table:table-row table:style-name="ro2">
          <table:table-cell office:value-type="string" calcext:value-type="string">
            <text:p>91018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881" calcext:value-type="float">
            <text:p>1881</text:p>
          </table:table-cell>
          <table:table-cell office:value-type="float" office:value="901000011881" calcext:value-type="float">
            <text:p>901000011881</text:p>
          </table:table-cell>
          <table:table-cell office:value-type="percentage" office:value="0.00462962340603098" calcext:value-type="percentage">
            <text:p>0.463%</text:p>
          </table:table-cell>
          <table:table-cell office:value-type="float" office:value="28.5832949088353" calcext:value-type="float">
            <text:p>29</text:p>
          </table:table-cell>
        </table:table-row>
        <table:table-row table:style-name="ro2">
          <table:table-cell office:value-type="string" calcext:value-type="string">
            <text:p>91019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913" calcext:value-type="float">
            <text:p>1913</text:p>
          </table:table-cell>
          <table:table-cell office:value-type="float" office:value="901000011913" calcext:value-type="float">
            <text:p>901000011913</text:p>
          </table:table-cell>
          <table:table-cell office:value-type="percentage" office:value="0.00530810269829414" calcext:value-type="percentage">
            <text:p>0.531%</text:p>
          </table:table-cell>
          <table:table-cell office:value-type="float" office:value="32.772226059268" calcext:value-type="float">
            <text:p>33</text:p>
          </table:table-cell>
        </table:table-row>
        <table:table-row table:style-name="ro2">
          <table:table-cell office:value-type="string" calcext:value-type="string">
            <text:p>91019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928" calcext:value-type="float">
            <text:p>1928</text:p>
          </table:table-cell>
          <table:table-cell office:value-type="float" office:value="901000011928" calcext:value-type="float">
            <text:p>901000011928</text:p>
          </table:table-cell>
          <table:table-cell office:value-type="percentage" office:value="0.00319834863127705" calcext:value-type="percentage">
            <text:p>0.320%</text:p>
          </table:table-cell>
          <table:table-cell office:value-type="float" office:value="19.7466044495045" calcext:value-type="float">
            <text:p>20</text:p>
          </table:table-cell>
        </table:table-row>
        <table:table-row table:style-name="ro2">
          <table:table-cell office:value-type="string" calcext:value-type="string">
            <text:p>91019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932" calcext:value-type="float">
            <text:p>1932</text:p>
          </table:table-cell>
          <table:table-cell office:value-type="float" office:value="901000011932" calcext:value-type="float">
            <text:p>901000011932</text:p>
          </table:table-cell>
          <table:table-cell office:value-type="percentage" office:value="0.00349698961793244" calcext:value-type="percentage">
            <text:p>0.350%</text:p>
          </table:table-cell>
          <table:table-cell office:value-type="float" office:value="21.5904139011149" calcext:value-type="float">
            <text:p>22</text:p>
          </table:table-cell>
        </table:table-row>
        <table:table-row table:style-name="ro2">
          <table:table-cell office:value-type="string" calcext:value-type="string">
            <text:p>91019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947" calcext:value-type="float">
            <text:p>1947</text:p>
          </table:table-cell>
          <table:table-cell office:value-type="float" office:value="901000011947" calcext:value-type="float">
            <text:p>901000011947</text:p>
          </table:table-cell>
          <table:table-cell office:value-type="percentage" office:value="0.00620953056124013" calcext:value-type="percentage">
            <text:p>0.621%</text:p>
          </table:table-cell>
          <table:table-cell office:value-type="float" office:value="38.3376416850966" calcext:value-type="float">
            <text:p>38</text:p>
          </table:table-cell>
        </table:table-row>
        <table:table-row table:style-name="ro2">
          <table:table-cell office:value-type="string" calcext:value-type="string">
            <text:p>91019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951" calcext:value-type="float">
            <text:p>1951</text:p>
          </table:table-cell>
          <table:table-cell office:value-type="float" office:value="901000011951" calcext:value-type="float">
            <text:p>901000011951</text:p>
          </table:table-cell>
          <table:table-cell office:value-type="percentage" office:value="0.00646963722703676" calcext:value-type="percentage">
            <text:p>0.647%</text:p>
          </table:table-cell>
          <table:table-cell office:value-type="float" office:value="39.9435402397249" calcext:value-type="float">
            <text:p>40</text:p>
          </table:table-cell>
        </table:table-row>
        <table:table-row table:style-name="ro2">
          <table:table-cell office:value-type="string" calcext:value-type="string">
            <text:p>91019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966" calcext:value-type="float">
            <text:p>1966</text:p>
          </table:table-cell>
          <table:table-cell office:value-type="float" office:value="901000011966" calcext:value-type="float">
            <text:p>901000011966</text:p>
          </table:table-cell>
          <table:table-cell office:value-type="percentage" office:value="0.00452503024941435" calcext:value-type="percentage">
            <text:p>0.453%</text:p>
          </table:table-cell>
          <table:table-cell office:value-type="float" office:value="27.9375367598842" calcext:value-type="float">
            <text:p>28</text:p>
          </table:table-cell>
        </table:table-row>
        <table:table-row table:style-name="ro2">
          <table:table-cell office:value-type="string" calcext:value-type="string">
            <text:p>91019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970" calcext:value-type="float">
            <text:p>1970</text:p>
          </table:table-cell>
          <table:table-cell office:value-type="float" office:value="901000011970" calcext:value-type="float">
            <text:p>901000011970</text:p>
          </table:table-cell>
          <table:table-cell office:value-type="percentage" office:value="0.00572922777625059" calcext:value-type="percentage">
            <text:p>0.573%</text:p>
          </table:table-cell>
          <table:table-cell office:value-type="float" office:value="35.3722522905711" calcext:value-type="float">
            <text:p>35</text:p>
          </table:table-cell>
        </table:table-row>
        <table:table-row table:style-name="ro2">
          <table:table-cell office:value-type="string" calcext:value-type="string">
            <text:p>91019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1985" calcext:value-type="float">
            <text:p>1985</text:p>
          </table:table-cell>
          <table:table-cell office:value-type="float" office:value="901000011985" calcext:value-type="float">
            <text:p>901000011985</text:p>
          </table:table-cell>
          <table:table-cell office:value-type="percentage" office:value="0.00586409789925625" calcext:value-type="percentage">
            <text:p>0.586%</text:p>
          </table:table-cell>
          <table:table-cell office:value-type="float" office:value="36.2049404300081" calcext:value-type="float">
            <text:p>36</text:p>
          </table:table-cell>
        </table:table-row>
        <table:table-row table:style-name="ro2">
          <table:table-cell office:value-type="string" calcext:value-type="string">
            <text:p>910199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199A</text:p>
          </table:table-cell>
          <table:table-cell office:value-type="string" calcext:value-type="string">
            <text:p>090100001199A</text:p>
          </table:table-cell>
          <table:table-cell office:value-type="percentage" office:value="0.00466678150114479" calcext:value-type="percentage">
            <text:p>0.467%</text:p>
          </table:table-cell>
          <table:table-cell office:value-type="float" office:value="28.8127089880679" calcext:value-type="float">
            <text:p>29</text:p>
          </table:table-cell>
        </table:table-row>
        <table:table-row table:style-name="ro2">
          <table:table-cell office:value-type="string" calcext:value-type="string">
            <text:p>910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019" calcext:value-type="float">
            <text:p>2019</text:p>
          </table:table-cell>
          <table:table-cell office:value-type="float" office:value="901000012019" calcext:value-type="float">
            <text:p>901000012019</text:p>
          </table:table-cell>
          <table:table-cell office:value-type="percentage" office:value="0.0041259247833772" calcext:value-type="percentage">
            <text:p>0.413%</text:p>
          </table:table-cell>
          <table:table-cell office:value-type="float" office:value="25.4734596125708" calcext:value-type="float">
            <text:p>25</text:p>
          </table:table-cell>
        </table:table-row>
        <table:table-row table:style-name="ro2">
          <table:table-cell office:value-type="string" calcext:value-type="string">
            <text:p>91020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023" calcext:value-type="float">
            <text:p>2023</text:p>
          </table:table-cell>
          <table:table-cell office:value-type="float" office:value="901000012023" calcext:value-type="float">
            <text:p>901000012023</text:p>
          </table:table-cell>
          <table:table-cell office:value-type="percentage" office:value="0.00549526939960812" calcext:value-type="percentage">
            <text:p>0.550%</text:p>
          </table:table-cell>
          <table:table-cell office:value-type="float" office:value="33.9277932731805" calcext:value-type="float">
            <text:p>34</text:p>
          </table:table-cell>
        </table:table-row>
        <table:table-row table:style-name="ro2">
          <table:table-cell office:value-type="string" calcext:value-type="string">
            <text:p>91020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038" calcext:value-type="float">
            <text:p>2038</text:p>
          </table:table-cell>
          <table:table-cell office:value-type="float" office:value="901000012038" calcext:value-type="float">
            <text:p>901000012038</text:p>
          </table:table-cell>
          <table:table-cell office:value-type="percentage" office:value="0.00758190337199344" calcext:value-type="percentage">
            <text:p>0.758%</text:p>
          </table:table-cell>
          <table:table-cell office:value-type="float" office:value="46.8106714186875" calcext:value-type="float">
            <text:p>47</text:p>
          </table:table-cell>
        </table:table-row>
        <table:table-row table:style-name="ro2">
          <table:table-cell office:value-type="string" calcext:value-type="string">
            <text:p>91020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042" calcext:value-type="float">
            <text:p>2042</text:p>
          </table:table-cell>
          <table:table-cell office:value-type="float" office:value="901000012042" calcext:value-type="float">
            <text:p>901000012042</text:p>
          </table:table-cell>
          <table:table-cell office:value-type="percentage" office:value="0.00513607448017468" calcext:value-type="percentage">
            <text:p>0.514%</text:p>
          </table:table-cell>
          <table:table-cell office:value-type="float" office:value="31.7101238405985" calcext:value-type="float">
            <text:p>32</text:p>
          </table:table-cell>
        </table:table-row>
        <table:table-row table:style-name="ro2">
          <table:table-cell office:value-type="string" calcext:value-type="string">
            <text:p>91020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057" calcext:value-type="float">
            <text:p>2057</text:p>
          </table:table-cell>
          <table:table-cell office:value-type="float" office:value="901000012057" calcext:value-type="float">
            <text:p>901000012057</text:p>
          </table:table-cell>
          <table:table-cell office:value-type="percentage" office:value="0.00631137126636685" calcext:value-type="percentage">
            <text:p>0.631%</text:p>
          </table:table-cell>
          <table:table-cell office:value-type="float" office:value="38.9664061985489" calcext:value-type="float">
            <text:p>39</text:p>
          </table:table-cell>
        </table:table-row>
        <table:table-row table:style-name="ro2">
          <table:table-cell office:value-type="string" calcext:value-type="string">
            <text:p>91020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061" calcext:value-type="float">
            <text:p>2061</text:p>
          </table:table-cell>
          <table:table-cell office:value-type="float" office:value="901000012061" calcext:value-type="float">
            <text:p>901000012061</text:p>
          </table:table-cell>
          <table:table-cell office:value-type="percentage" office:value="0.00882848815389083" calcext:value-type="percentage">
            <text:p>0.883%</text:p>
          </table:table-cell>
          <table:table-cell office:value-type="float" office:value="54.507085862122" calcext:value-type="float">
            <text:p>55</text:p>
          </table:table-cell>
        </table:table-row>
        <table:table-row table:style-name="ro2">
          <table:table-cell office:value-type="string" calcext:value-type="string">
            <text:p>91020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076" calcext:value-type="float">
            <text:p>2076</text:p>
          </table:table-cell>
          <table:table-cell office:value-type="float" office:value="901000012076" calcext:value-type="float">
            <text:p>901000012076</text:p>
          </table:table-cell>
          <table:table-cell office:value-type="percentage" office:value="0.00443469819871314" calcext:value-type="percentage">
            <text:p>0.443%</text:p>
          </table:table-cell>
          <table:table-cell office:value-type="float" office:value="27.3798266788549" calcext:value-type="float">
            <text:p>27</text:p>
          </table:table-cell>
        </table:table-row>
        <table:table-row table:style-name="ro2">
          <table:table-cell office:value-type="string" calcext:value-type="string">
            <text:p>91020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080" calcext:value-type="float">
            <text:p>2080</text:p>
          </table:table-cell>
          <table:table-cell office:value-type="float" office:value="901000012080" calcext:value-type="float">
            <text:p>901000012080</text:p>
          </table:table-cell>
          <table:table-cell office:value-type="percentage" office:value="0.00314720517328029" calcext:value-type="percentage">
            <text:p>0.315%</text:p>
          </table:table-cell>
          <table:table-cell office:value-type="float" office:value="19.4308447398325" calcext:value-type="float">
            <text:p>19</text:p>
          </table:table-cell>
        </table:table-row>
        <table:table-row table:style-name="ro2">
          <table:table-cell office:value-type="string" calcext:value-type="string">
            <text:p>91020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095" calcext:value-type="float">
            <text:p>2095</text:p>
          </table:table-cell>
          <table:table-cell office:value-type="float" office:value="901000012095" calcext:value-type="float">
            <text:p>901000012095</text:p>
          </table:table-cell>
          <table:table-cell office:value-type="percentage" office:value="0.00728161041656062" calcext:value-type="percentage">
            <text:p>0.728%</text:p>
          </table:table-cell>
          <table:table-cell office:value-type="float" office:value="44.9566627118453" calcext:value-type="float">
            <text:p>45</text:p>
          </table:table-cell>
        </table:table-row>
        <table:table-row table:style-name="ro2">
          <table:table-cell office:value-type="string" calcext:value-type="string">
            <text:p>91021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108" calcext:value-type="float">
            <text:p>2108</text:p>
          </table:table-cell>
          <table:table-cell office:value-type="float" office:value="901000012108" calcext:value-type="float">
            <text:p>901000012108</text:p>
          </table:table-cell>
          <table:table-cell office:value-type="percentage" office:value="0.00590538467160492" calcext:value-type="percentage">
            <text:p>0.591%</text:p>
          </table:table-cell>
          <table:table-cell office:value-type="float" office:value="36.4598449624888" calcext:value-type="float">
            <text:p>36</text:p>
          </table:table-cell>
        </table:table-row>
        <table:table-row table:style-name="ro2">
          <table:table-cell office:value-type="string" calcext:value-type="string">
            <text:p>91021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112" calcext:value-type="float">
            <text:p>2112</text:p>
          </table:table-cell>
          <table:table-cell office:value-type="float" office:value="901000012112" calcext:value-type="float">
            <text:p>901000012112</text:p>
          </table:table-cell>
          <table:table-cell office:value-type="percentage" office:value="0.0131512132187967" calcext:value-type="percentage">
            <text:p>1.315%</text:p>
          </table:table-cell>
          <table:table-cell office:value-type="float" office:value="81.1955904128508" calcext:value-type="float">
            <text:p>81</text:p>
          </table:table-cell>
        </table:table-row>
        <table:table-row table:style-name="ro2">
          <table:table-cell office:value-type="string" calcext:value-type="string">
            <text:p>91021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131" calcext:value-type="float">
            <text:p>2131</text:p>
          </table:table-cell>
          <table:table-cell office:value-type="float" office:value="901000012131" calcext:value-type="float">
            <text:p>901000012131</text:p>
          </table:table-cell>
          <table:table-cell office:value-type="percentage" office:value="0.00205045185531898" calcext:value-type="percentage">
            <text:p>0.205%</text:p>
          </table:table-cell>
          <table:table-cell office:value-type="float" office:value="12.6594897547394" calcext:value-type="float">
            <text:p>13</text:p>
          </table:table-cell>
        </table:table-row>
        <table:table-row table:style-name="ro2">
          <table:table-cell office:value-type="string" calcext:value-type="string">
            <text:p>91021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146" calcext:value-type="float">
            <text:p>2146</text:p>
          </table:table-cell>
          <table:table-cell office:value-type="float" office:value="901000012146" calcext:value-type="float">
            <text:p>901000012146</text:p>
          </table:table-cell>
          <table:table-cell office:value-type="percentage" office:value="0.00371942429569489" calcext:value-type="percentage">
            <text:p>0.372%</text:p>
          </table:table-cell>
          <table:table-cell office:value-type="float" office:value="22.9637256016203" calcext:value-type="float">
            <text:p>23</text:p>
          </table:table-cell>
        </table:table-row>
        <table:table-row table:style-name="ro2">
          <table:table-cell office:value-type="string" calcext:value-type="string">
            <text:p>91021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150" calcext:value-type="float">
            <text:p>2150</text:p>
          </table:table-cell>
          <table:table-cell office:value-type="float" office:value="901000012150" calcext:value-type="float">
            <text:p>901000012150</text:p>
          </table:table-cell>
          <table:table-cell office:value-type="percentage" office:value="0.00619026340081075" calcext:value-type="percentage">
            <text:p>0.619%</text:p>
          </table:table-cell>
          <table:table-cell office:value-type="float" office:value="38.2186862366056" calcext:value-type="float">
            <text:p>38</text:p>
          </table:table-cell>
        </table:table-row>
        <table:table-row table:style-name="ro2">
          <table:table-cell office:value-type="string" calcext:value-type="string">
            <text:p>91021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165" calcext:value-type="float">
            <text:p>2165</text:p>
          </table:table-cell>
          <table:table-cell office:value-type="float" office:value="901000012165" calcext:value-type="float">
            <text:p>901000012165</text:p>
          </table:table-cell>
          <table:table-cell office:value-type="percentage" office:value="0.00485670065394867" calcext:value-type="percentage">
            <text:p>0.486%</text:p>
          </table:table-cell>
          <table:table-cell office:value-type="float" office:value="29.9852698374791" calcext:value-type="float">
            <text:p>30</text:p>
          </table:table-cell>
        </table:table-row>
        <table:table-row table:style-name="ro2">
          <table:table-cell office:value-type="string" calcext:value-type="string">
            <text:p>91021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184" calcext:value-type="float">
            <text:p>2184</text:p>
          </table:table-cell>
          <table:table-cell office:value-type="float" office:value="901000012184" calcext:value-type="float">
            <text:p>901000012184</text:p>
          </table:table-cell>
          <table:table-cell office:value-type="percentage" office:value="0.00344194058813421" calcext:value-type="percentage">
            <text:p>0.344%</text:p>
          </table:table-cell>
          <table:table-cell office:value-type="float" office:value="21.2505411911406" calcext:value-type="float">
            <text:p>21</text:p>
          </table:table-cell>
        </table:table-row>
        <table:table-row table:style-name="ro2">
          <table:table-cell office:value-type="string" calcext:value-type="string">
            <text:p>91021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199" calcext:value-type="float">
            <text:p>2199</text:p>
          </table:table-cell>
          <table:table-cell office:value-type="float" office:value="901000012199" calcext:value-type="float">
            <text:p>901000012199</text:p>
          </table:table-cell>
          <table:table-cell office:value-type="percentage" office:value="0.00719353196888346" calcext:value-type="percentage">
            <text:p>0.719%</text:p>
          </table:table-cell>
          <table:table-cell office:value-type="float" office:value="44.4128663758865" calcext:value-type="float">
            <text:p>44</text:p>
          </table:table-cell>
        </table:table-row>
        <table:table-row table:style-name="ro2">
          <table:table-cell office:value-type="string" calcext:value-type="string">
            <text:p>91022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201" calcext:value-type="float">
            <text:p>2201</text:p>
          </table:table-cell>
          <table:table-cell office:value-type="float" office:value="901000012201" calcext:value-type="float">
            <text:p>901000012201</text:p>
          </table:table-cell>
          <table:table-cell office:value-type="percentage" office:value="0.00410090371063796" calcext:value-type="percentage">
            <text:p>0.410%</text:p>
          </table:table-cell>
          <table:table-cell office:value-type="float" office:value="25.3189795094788" calcext:value-type="float">
            <text:p>25</text:p>
          </table:table-cell>
        </table:table-row>
        <table:table-row table:style-name="ro2">
          <table:table-cell office:value-type="string" calcext:value-type="string">
            <text:p>91022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216" calcext:value-type="float">
            <text:p>2216</text:p>
          </table:table-cell>
          <table:table-cell office:value-type="float" office:value="901000012216" calcext:value-type="float">
            <text:p>901000012216</text:p>
          </table:table-cell>
          <table:table-cell office:value-type="percentage" office:value="0.00791569786006862" calcext:value-type="percentage">
            <text:p>0.792%</text:p>
          </table:table-cell>
          <table:table-cell office:value-type="float" office:value="48.8715185880637" calcext:value-type="float">
            <text:p>49</text:p>
          </table:table-cell>
        </table:table-row>
        <table:table-row table:style-name="ro2">
          <table:table-cell office:value-type="string" calcext:value-type="string">
            <text:p>91022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220" calcext:value-type="float">
            <text:p>2220</text:p>
          </table:table-cell>
          <table:table-cell office:value-type="float" office:value="901000012220" calcext:value-type="float">
            <text:p>901000012220</text:p>
          </table:table-cell>
          <table:table-cell office:value-type="percentage" office:value="0.00467503885561452" calcext:value-type="percentage">
            <text:p>0.468%</text:p>
          </table:table-cell>
          <table:table-cell office:value-type="float" office:value="28.8636898945641" calcext:value-type="float">
            <text:p>29</text:p>
          </table:table-cell>
        </table:table-row>
        <table:table-row table:style-name="ro2">
          <table:table-cell office:value-type="string" calcext:value-type="string">
            <text:p>91022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235" calcext:value-type="float">
            <text:p>2235</text:p>
          </table:table-cell>
          <table:table-cell office:value-type="float" office:value="901000012235" calcext:value-type="float">
            <text:p>901000012235</text:p>
          </table:table-cell>
          <table:table-cell office:value-type="percentage" office:value="0.00424395849124161" calcext:value-type="percentage">
            <text:p>0.424%</text:p>
          </table:table-cell>
          <table:table-cell office:value-type="float" office:value="26.2021997249257" calcext:value-type="float">
            <text:p>26</text:p>
          </table:table-cell>
        </table:table-row>
        <table:table-row table:style-name="ro2">
          <table:table-cell office:value-type="string" calcext:value-type="string">
            <text:p>910224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224A</text:p>
          </table:table-cell>
          <table:table-cell office:value-type="string" calcext:value-type="string">
            <text:p>090100001224A</text:p>
          </table:table-cell>
          <table:table-cell office:value-type="percentage" office:value="0.0042841907440471" calcext:value-type="percentage">
            <text:p>0.428%</text:p>
          </table:table-cell>
          <table:table-cell office:value-type="float" office:value="26.4505936537468" calcext:value-type="float">
            <text:p>26</text:p>
          </table:table-cell>
        </table:table-row>
        <table:table-row table:style-name="ro2">
          <table:table-cell office:value-type="string" calcext:value-type="string">
            <text:p>91022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254" calcext:value-type="float">
            <text:p>2254</text:p>
          </table:table-cell>
          <table:table-cell office:value-type="float" office:value="901000012254" calcext:value-type="float">
            <text:p>901000012254</text:p>
          </table:table-cell>
          <table:table-cell office:value-type="percentage" office:value="0.00600997782822155" calcext:value-type="percentage">
            <text:p>0.601%</text:p>
          </table:table-cell>
          <table:table-cell office:value-type="float" office:value="37.1056031114399" calcext:value-type="float">
            <text:p>37</text:p>
          </table:table-cell>
        </table:table-row>
        <table:table-row table:style-name="ro2">
          <table:table-cell office:value-type="string" calcext:value-type="string">
            <text:p>91022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269" calcext:value-type="float">
            <text:p>2269</text:p>
          </table:table-cell>
          <table:table-cell office:value-type="float" office:value="901000012269" calcext:value-type="float">
            <text:p>901000012269</text:p>
          </table:table-cell>
          <table:table-cell office:value-type="percentage" office:value="0.0025749860508657" calcext:value-type="percentage">
            <text:p>0.257%</text:p>
          </table:table-cell>
          <table:table-cell office:value-type="float" office:value="15.8979638780448" calcext:value-type="float">
            <text:p>16</text:p>
          </table:table-cell>
        </table:table-row>
        <table:table-row table:style-name="ro2">
          <table:table-cell office:value-type="string" calcext:value-type="string">
            <text:p>91022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273" calcext:value-type="float">
            <text:p>2273</text:p>
          </table:table-cell>
          <table:table-cell office:value-type="float" office:value="901000012273" calcext:value-type="float">
            <text:p>901000012273</text:p>
          </table:table-cell>
          <table:table-cell office:value-type="percentage" office:value="0" calcext:value-type="percentage">
            <text:p>0.000%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1022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288" calcext:value-type="float">
            <text:p>2288</text:p>
          </table:table-cell>
          <table:table-cell office:value-type="float" office:value="901000012288" calcext:value-type="float">
            <text:p>901000012288</text:p>
          </table:table-cell>
          <table:table-cell office:value-type="percentage" office:value="0.00700968424957884" calcext:value-type="percentage">
            <text:p>0.701%</text:p>
          </table:table-cell>
          <table:table-cell office:value-type="float" office:value="43.2777905568998" calcext:value-type="float">
            <text:p>43</text:p>
          </table:table-cell>
        </table:table-row>
        <table:table-row table:style-name="ro2">
          <table:table-cell office:value-type="string" calcext:value-type="string">
            <text:p>91022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292" calcext:value-type="float">
            <text:p>2292</text:p>
          </table:table-cell>
          <table:table-cell office:value-type="float" office:value="901000012292" calcext:value-type="float">
            <text:p>901000012292</text:p>
          </table:table-cell>
          <table:table-cell office:value-type="percentage" office:value="0.0102522592765949" calcext:value-type="percentage">
            <text:p>1.025%</text:p>
          </table:table-cell>
          <table:table-cell office:value-type="float" office:value="63.2974487736969" calcext:value-type="float">
            <text:p>63</text:p>
          </table:table-cell>
        </table:table-row>
        <table:table-row table:style-name="ro2">
          <table:table-cell office:value-type="string" calcext:value-type="string">
            <text:p>91023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305" calcext:value-type="float">
            <text:p>2305</text:p>
          </table:table-cell>
          <table:table-cell office:value-type="float" office:value="901000012305" calcext:value-type="float">
            <text:p>901000012305</text:p>
          </table:table-cell>
          <table:table-cell office:value-type="percentage" office:value="0.00782032800633286" calcext:value-type="percentage">
            <text:p>0.782%</text:p>
          </table:table-cell>
          <table:table-cell office:value-type="float" office:value="48.282705111099" calcext:value-type="float">
            <text:p>48</text:p>
          </table:table-cell>
        </table:table-row>
        <table:table-row table:style-name="ro2">
          <table:table-cell office:value-type="string" calcext:value-type="string">
            <text:p>910231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string" calcext:value-type="string">
            <text:p>231A</text:p>
          </table:table-cell>
          <table:table-cell office:value-type="string" calcext:value-type="string">
            <text:p>090100001231A</text:p>
          </table:table-cell>
          <table:table-cell office:value-type="percentage" office:value="0.00433932834497738" calcext:value-type="percentage">
            <text:p>0.434%</text:p>
          </table:table-cell>
          <table:table-cell office:value-type="float" office:value="26.7910132018903" calcext:value-type="float">
            <text:p>27</text:p>
          </table:table-cell>
        </table:table-row>
        <table:table-row table:style-name="ro2">
          <table:table-cell office:value-type="string" calcext:value-type="string">
            <text:p>91023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324" calcext:value-type="float">
            <text:p>2324</text:p>
          </table:table-cell>
          <table:table-cell office:value-type="float" office:value="901000012324" calcext:value-type="float">
            <text:p>901000012324</text:p>
          </table:table-cell>
          <table:table-cell office:value-type="percentage" office:value="0.00510228717486351" calcext:value-type="percentage">
            <text:p>0.510%</text:p>
          </table:table-cell>
          <table:table-cell office:value-type="float" office:value="31.5015210176073" calcext:value-type="float">
            <text:p>32</text:p>
          </table:table-cell>
        </table:table-row>
        <table:table-row table:style-name="ro2">
          <table:table-cell office:value-type="string" calcext:value-type="string">
            <text:p>91023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339" calcext:value-type="float">
            <text:p>2339</text:p>
          </table:table-cell>
          <table:table-cell office:value-type="float" office:value="901000012339" calcext:value-type="float">
            <text:p>901000012339</text:p>
          </table:table-cell>
          <table:table-cell office:value-type="percentage" office:value="0.00481617761365621" calcext:value-type="percentage">
            <text:p>0.482%</text:p>
          </table:table-cell>
          <table:table-cell office:value-type="float" office:value="29.7350805867134" calcext:value-type="float">
            <text:p>30</text:p>
          </table:table-cell>
        </table:table-row>
        <table:table-row table:style-name="ro2">
          <table:table-cell office:value-type="string" calcext:value-type="string">
            <text:p>91023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343" calcext:value-type="float">
            <text:p>2343</text:p>
          </table:table-cell>
          <table:table-cell office:value-type="float" office:value="901000012343" calcext:value-type="float">
            <text:p>901000012343</text:p>
          </table:table-cell>
          <table:table-cell office:value-type="percentage" office:value="0.00834486220187957" calcext:value-type="percentage">
            <text:p>0.834%</text:p>
          </table:table-cell>
          <table:table-cell office:value-type="float" office:value="51.5211792344045" calcext:value-type="float">
            <text:p>52</text:p>
          </table:table-cell>
        </table:table-row>
        <table:table-row table:style-name="ro2">
          <table:table-cell office:value-type="string" calcext:value-type="string">
            <text:p>91023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358" calcext:value-type="float">
            <text:p>2358</text:p>
          </table:table-cell>
          <table:table-cell office:value-type="float" office:value="901000012358" calcext:value-type="float">
            <text:p>901000012358</text:p>
          </table:table-cell>
          <table:table-cell office:value-type="percentage" office:value="0.00476849268678833" calcext:value-type="percentage">
            <text:p>0.477%</text:p>
          </table:table-cell>
          <table:table-cell office:value-type="float" office:value="29.4406738482311" calcext:value-type="float">
            <text:p>29</text:p>
          </table:table-cell>
        </table:table-row>
        <table:table-row table:style-name="ro2">
          <table:table-cell office:value-type="string" calcext:value-type="string">
            <text:p>91023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362" calcext:value-type="float">
            <text:p>2362</text:p>
          </table:table-cell>
          <table:table-cell office:value-type="float" office:value="901000012362" calcext:value-type="float">
            <text:p>901000012362</text:p>
          </table:table-cell>
          <table:table-cell office:value-type="percentage" office:value="0.00233656141652628" calcext:value-type="percentage">
            <text:p>0.234%</text:p>
          </table:table-cell>
          <table:table-cell office:value-type="float" office:value="14.4259301856333" calcext:value-type="float">
            <text:p>14</text:p>
          </table:table-cell>
        </table:table-row>
        <table:table-row table:style-name="ro2">
          <table:table-cell office:value-type="string" calcext:value-type="string">
            <text:p>91023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377" calcext:value-type="float">
            <text:p>2377</text:p>
          </table:table-cell>
          <table:table-cell office:value-type="float" office:value="901000012377" calcext:value-type="float">
            <text:p>901000012377</text:p>
          </table:table-cell>
          <table:table-cell office:value-type="percentage" office:value="0.00305183531954453" calcext:value-type="percentage">
            <text:p>0.305%</text:p>
          </table:table-cell>
          <table:table-cell office:value-type="float" office:value="18.8420312628679" calcext:value-type="float">
            <text:p>19</text:p>
          </table:table-cell>
        </table:table-row>
        <table:table-row table:style-name="ro2">
          <table:table-cell office:value-type="string" calcext:value-type="string">
            <text:p>91023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trito Fed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Álvaro Obreg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LVARO OBREGÓN</text:p>
          </table:table-cell>
          <table:table-cell office:value-type="float" office:value="2381" calcext:value-type="float">
            <text:p>2381</text:p>
          </table:table-cell>
          <table:table-cell office:value-type="float" office:value="901000012381" calcext:value-type="float">
            <text:p>901000012381</text:p>
          </table:table-cell>
          <table:table-cell office:value-type="percentage" office:value="0" calcext:value-type="percentage">
            <text:p>0.000%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IN" table:style-name="ta2">
        <office:forms form:automatic-focus="false" form:apply-design-mode="false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1">
          <table:table-cell table:style-name="ce21" office:value-type="string" calcext:value-type="string">
            <text:p>key</text:p>
          </table:table-cell>
          <table:table-cell table:style-name="ce21" office:value-type="string" calcext:value-type="string">
            <text:p>Clave de la entidad</text:p>
          </table:table-cell>
          <table:table-cell table:style-name="ce21" office:value-type="string" calcext:value-type="string">
            <text:p>Entidad federativa</text:p>
          </table:table-cell>
          <table:table-cell table:style-name="ce21" office:value-type="string" calcext:value-type="string">
            <text:p>Clave del municipio</text:p>
          </table:table-cell>
          <table:table-cell table:style-name="ce21" office:value-type="string" calcext:value-type="string">
            <text:p>Nombre del municipio</text:p>
          </table:table-cell>
          <table:table-cell table:style-name="ce21" office:value-type="string" calcext:value-type="string">
            <text:p>Clave de la localidad</text:p>
          </table:table-cell>
          <table:table-cell table:style-name="ce21" office:value-type="string" calcext:value-type="string">
            <text:p>Nombre de la localidad</text:p>
          </table:table-cell>
          <table:table-cell table:style-name="ce21" office:value-type="string" calcext:value-type="string">
            <text:p>Clave de la AGEB</text:p>
          </table:table-cell>
          <table:table-cell table:style-name="ce21" office:value-type="string" calcext:value-type="string">
            <text:p>Folio de la AGEB</text:p>
          </table:table-cell>
          <table:table-cell table:style-name="ce21" office:value-type="string" calcext:value-type="string">
            <text:p>Población total coval</text:p>
          </table:table-cell>
          <table:table-cell table:style-name="ce58" office:value-type="string" calcext:value-type="string">
            <text:p>mix coneval </text:p>
          </table:table-cell>
          <table:table-cell table:style-name="ce58" office:value-type="string" calcext:value-type="string">
            <text:p>Tota población</text:p>
          </table:table-cell>
          <table:table-cell table:style-name="ce58" office:value-type="string" calcext:value-type="string">
            <text:p>is_other</text:p>
          </table:table-cell>
          <table:table-cell table:style-name="ce58" office:value-type="string" calcext:value-type="string">
            <text:p>mix 0-2 with data</text:p>
          </table:table-cell>
          <table:table-cell table:style-name="ce58" office:value-type="string" calcext:value-type="string">
            <text:p>mix 99%</text:p>
          </table:table-cell>
          <table:table-cell table:style-name="ce58" office:value-type="string" calcext:value-type="string">
            <text:p>mix 100%</text:p>
          </table:table-cell>
          <table:table-cell table:style-name="ce60" office:value-type="string" calcext:value-type="string">
            <text:p>Población por AGEB</text:p>
          </table:table-cell>
          <table:table-cell table:number-columns-repeated="1007"/>
        </table:table-row>
        <table:table-row table:style-name="ro2">
          <table:table-cell table:style-name="ce2" table:formula="of:=[.B2]&amp;[.D2]&amp;[.H2]" office:value-type="string" office:string-value="91012" calcext:value-type="string">
            <text:p>910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01000010012" calcext:value-type="float">
            <text:p>901000010012</text:p>
          </table:table-cell>
          <table:table-cell table:style-name="ce3" office:value-type="float" office:value="1775" calcext:value-type="float">
            <text:p>1,775</text:p>
          </table:table-cell>
          <table:table-cell table:style-name="ce7" table:formula="of:=[.J2]/[.$J$201]" office:value-type="percentage" office:value="0.00244266951438354" calcext:value-type="percentage">
            <text:p>0.24%</text:p>
          </table:table-cell>
          <table:table-cell table:style-name="ce11" table:formula="of:=IFERROR(VLOOKUP([.$A2];[$'0-2 AÑOS'.$A$1:.$M$1048576];10;0);0)" office:value-type="float" office:value="1720" calcext:value-type="float">
            <text:p>1720</text:p>
          </table:table-cell>
          <table:table-cell table:style-name="ce11" table:formula="of:=IF([.L2]=0;1;0)" office:value-type="float" office:value="0" calcext:value-type="float">
            <text:p>0</text:p>
          </table:table-cell>
          <table:table-cell table:style-name="ce8" table:formula="of:=IFERROR(VLOOKUP([.$A2];[$'main comparable'.$A$2:.$P$86];16;0);0)" office:value-type="percentage" office:value="0.00166888281347086" calcext:value-type="percentage">
            <text:p>0.17%</text:p>
          </table:table-cell>
          <table:table-cell table:style-name="ce8" table:formula="of:=IF([.M2]=0;[.N2];[.K2])" office:value-type="percentage" office:value="0.00166888281347086" calcext:value-type="percentage">
            <text:p>0.17%</text:p>
          </table:table-cell>
          <table:table-cell table:style-name="ce15" table:formula="of:=[.O2]/[.$O$201]" office:value-type="percentage" office:value="0.00166897244037591" calcext:value-type="percentage">
            <text:p>0.167%</text:p>
          </table:table-cell>
          <table:table-cell table:style-name="ce17" table:formula="of:=[.P2]*[.$Q$201]" office:value-type="float" office:value="10.3042358468809" calcext:value-type="float">
            <text:p>10</text:p>
          </table:table-cell>
          <table:table-cell table:number-columns-repeated="1007"/>
        </table:table-row>
        <table:table-row table:style-name="ro2">
          <table:table-cell table:style-name="ce2" table:formula="of:=[.B3]&amp;[.D3]&amp;[.H3]" office:value-type="string" office:string-value="91027" calcext:value-type="string">
            <text:p>910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1000010027" calcext:value-type="float">
            <text:p>901000010027</text:p>
          </table:table-cell>
          <table:table-cell table:style-name="ce3" office:value-type="float" office:value="2565" calcext:value-type="float">
            <text:p>2,565</text:p>
          </table:table-cell>
          <table:table-cell table:style-name="ce7" table:formula="of:=[.J3]/[.$J$201]" office:value-type="percentage" office:value="0.0035298294672641" calcext:value-type="percentage">
            <text:p>0.35%</text:p>
          </table:table-cell>
          <table:table-cell table:style-name="ce11" table:formula="of:=IFERROR(VLOOKUP([.$A3];[$'0-2 AÑOS'.$A$1:.$M$1048576];10;0);0)" office:value-type="float" office:value="2510" calcext:value-type="float">
            <text:p>2510</text:p>
          </table:table-cell>
          <table:table-cell table:style-name="ce11" table:formula="of:=IF([.L3]=0;1;0)" office:value-type="float" office:value="0" calcext:value-type="float">
            <text:p>0</text:p>
          </table:table-cell>
          <table:table-cell table:style-name="ce8" table:formula="of:=IFERROR(VLOOKUP([.$A3];[$'main comparable'.$A$2:.$P$86];16;0);0)" office:value-type="percentage" office:value="0.00257484776935504" calcext:value-type="percentage">
            <text:p>0.26%</text:p>
          </table:table-cell>
          <table:table-cell table:style-name="ce8" table:formula="of:=IF([.M3]=0;[.N3];[.K3])" office:value-type="percentage" office:value="0.00257484776935504" calcext:value-type="percentage">
            <text:p>0.26%</text:p>
          </table:table-cell>
          <table:table-cell table:style-name="ce15" table:formula="of:=[.O3]/[.$O$201]" office:value-type="percentage" office:value="0.0025749860508657" calcext:value-type="percentage">
            <text:p>0.257%</text:p>
          </table:table-cell>
          <table:table-cell table:style-name="ce17" table:formula="of:=[.P3]*[.$Q$201]" office:value-type="float" office:value="15.8979638780448" calcext:value-type="float">
            <text:p>16</text:p>
          </table:table-cell>
          <table:table-cell table:number-columns-repeated="1007"/>
        </table:table-row>
        <table:table-row table:style-name="ro2">
          <table:table-cell table:style-name="ce2" table:formula="of:=[.B4]&amp;[.D4]&amp;[.H4]" office:value-type="string" office:string-value="91031" calcext:value-type="string">
            <text:p>9103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01000010031" calcext:value-type="float">
            <text:p>901000010031</text:p>
          </table:table-cell>
          <table:table-cell table:style-name="ce3" office:value-type="float" office:value="3604" calcext:value-type="float">
            <text:p>3,604</text:p>
          </table:table-cell>
          <table:table-cell table:style-name="ce7" table:formula="of:=[.J4]/[.$J$201]" office:value-type="percentage" office:value="0.0049596512280779" calcext:value-type="percentage">
            <text:p>0.50%</text:p>
          </table:table-cell>
          <table:table-cell table:style-name="ce11" table:formula="of:=IFERROR(VLOOKUP([.$A4];[$'0-2 AÑOS'.$A$1:.$M$1048576];10;0);0)" office:value-type="float" office:value="3440" calcext:value-type="float">
            <text:p>3440</text:p>
          </table:table-cell>
          <table:table-cell table:style-name="ce11" table:formula="of:=IF([.L4]=0;1;0)" office:value-type="float" office:value="0" calcext:value-type="float">
            <text:p>0</text:p>
          </table:table-cell>
          <table:table-cell table:style-name="ce8" table:formula="of:=IFERROR(VLOOKUP([.$A4];[$'main comparable'.$A$2:.$P$86];16;0);0)" office:value-type="percentage" office:value="0.00329008326084255" calcext:value-type="percentage">
            <text:p>0.33%</text:p>
          </table:table-cell>
          <table:table-cell table:style-name="ce8" table:formula="of:=IF([.M4]=0;[.N4];[.K4])" office:value-type="percentage" office:value="0.00329008326084255" calcext:value-type="percentage">
            <text:p>0.33%</text:p>
          </table:table-cell>
          <table:table-cell table:style-name="ce15" table:formula="of:=[.O4]/[.$O$201]" office:value-type="percentage" office:value="0.00329025995388394" calcext:value-type="percentage">
            <text:p>0.329%</text:p>
          </table:table-cell>
          <table:table-cell table:style-name="ce17" table:formula="of:=[.P4]*[.$Q$201]" office:value-type="float" office:value="20.3140649552795" calcext:value-type="float">
            <text:p>20</text:p>
          </table:table-cell>
          <table:table-cell table:number-columns-repeated="1007"/>
        </table:table-row>
        <table:table-row table:style-name="ro2">
          <table:table-cell table:style-name="ce2" table:formula="of:=[.B5]&amp;[.D5]&amp;[.H5]" office:value-type="string" office:string-value="91046" calcext:value-type="string">
            <text:p>9104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01000010046" calcext:value-type="float">
            <text:p>901000010046</text:p>
          </table:table-cell>
          <table:table-cell table:style-name="ce3" office:value-type="float" office:value="5634" calcext:value-type="float">
            <text:p>5,634</text:p>
          </table:table-cell>
          <table:table-cell table:style-name="ce7" table:formula="of:=[.J5]/[.$J$201]" office:value-type="percentage" office:value="0.00775323946142922" calcext:value-type="percentage">
            <text:p>0.78%</text:p>
          </table:table-cell>
          <table:table-cell table:style-name="ce11" table:formula="of:=IFERROR(VLOOKUP([.$A5];[$'0-2 AÑOS'.$A$1:.$M$1048576];10;0);0)" office:value-type="float" office:value="5330" calcext:value-type="float">
            <text:p>5330</text:p>
          </table:table-cell>
          <table:table-cell table:style-name="ce11" table:formula="of:=IF([.L5]=0;1;0)" office:value-type="float" office:value="0" calcext:value-type="float">
            <text:p>0</text:p>
          </table:table-cell>
          <table:table-cell table:style-name="ce8" table:formula="of:=IFERROR(VLOOKUP([.$A5];[$'main comparable'.$A$2:.$P$86];16;0);0)" office:value-type="percentage" office:value="0.0068662607182801" calcext:value-type="percentage">
            <text:p>0.69%</text:p>
          </table:table-cell>
          <table:table-cell table:style-name="ce8" table:formula="of:=IF([.M5]=0;[.N5];[.K5])" office:value-type="percentage" office:value="0.0068662607182801" calcext:value-type="percentage">
            <text:p>0.69%</text:p>
          </table:table-cell>
          <table:table-cell table:style-name="ce15" table:formula="of:=[.O5]/[.$O$201]" office:value-type="percentage" office:value="0.00686662946897519" calcext:value-type="percentage">
            <text:p>0.687%</text:p>
          </table:table-cell>
          <table:table-cell table:style-name="ce17" table:formula="of:=[.P5]*[.$Q$201]" office:value-type="float" office:value="42.3945703414528" calcext:value-type="float">
            <text:p>42</text:p>
          </table:table-cell>
          <table:table-cell table:number-columns-repeated="1007"/>
        </table:table-row>
        <table:table-row table:style-name="ro2">
          <table:table-cell table:style-name="ce2" table:formula="of:=[.B6]&amp;[.D6]&amp;[.H6]" office:value-type="string" office:string-value="91050" calcext:value-type="string">
            <text:p>910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1000010050" calcext:value-type="float">
            <text:p>901000010050</text:p>
          </table:table-cell>
          <table:table-cell table:style-name="ce3" office:value-type="float" office:value="3894" calcext:value-type="float">
            <text:p>3,894</text:p>
          </table:table-cell>
          <table:table-cell table:style-name="ce7" table:formula="of:=[.J6]/[.$J$201]" office:value-type="percentage" office:value="0.0053587352614138" calcext:value-type="percentage">
            <text:p>0.54%</text:p>
          </table:table-cell>
          <table:table-cell table:style-name="ce11" table:formula="of:=IFERROR(VLOOKUP([.$A6];[$'0-2 AÑOS'.$A$1:.$M$1048576];10;0);0)" office:value-type="float" office:value="4144" calcext:value-type="float">
            <text:p>4144</text:p>
          </table:table-cell>
          <table:table-cell table:style-name="ce11" table:formula="of:=IF([.L6]=0;1;0)" office:value-type="float" office:value="0" calcext:value-type="float">
            <text:p>0</text:p>
          </table:table-cell>
          <table:table-cell table:style-name="ce8" table:formula="of:=IFERROR(VLOOKUP([.$A6];[$'main comparable'.$A$2:.$P$86];16;0);0)" office:value-type="percentage" office:value="0.00576956629799925" calcext:value-type="percentage">
            <text:p>0.58%</text:p>
          </table:table-cell>
          <table:table-cell table:style-name="ce8" table:formula="of:=IF([.M6]=0;[.N6];[.K6])" office:value-type="percentage" office:value="0.00576956629799925" calcext:value-type="percentage">
            <text:p>0.58%</text:p>
          </table:table-cell>
          <table:table-cell table:style-name="ce15" table:formula="of:=[.O6]/[.$O$201]" office:value-type="percentage" office:value="0.00576987615101387" calcext:value-type="percentage">
            <text:p>0.577%</text:p>
          </table:table-cell>
          <table:table-cell table:style-name="ce17" table:formula="of:=[.P6]*[.$Q$201]" office:value-type="float" office:value="35.6232153563597" calcext:value-type="float">
            <text:p>36</text:p>
          </table:table-cell>
          <table:table-cell table:number-columns-repeated="1007"/>
        </table:table-row>
        <table:table-row table:style-name="ro2">
          <table:table-cell table:style-name="ce2" table:formula="of:=[.B7]&amp;[.D7]&amp;[.H7]" office:value-type="string" office:string-value="91065" calcext:value-type="string">
            <text:p>9106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901000010065" calcext:value-type="float">
            <text:p>901000010065</text:p>
          </table:table-cell>
          <table:table-cell table:style-name="ce3" office:value-type="float" office:value="5788" calcext:value-type="float">
            <text:p>5,788</text:p>
          </table:table-cell>
          <table:table-cell table:style-name="ce7" table:formula="of:=[.J7]/[.$J$201]" office:value-type="percentage" office:value="0.00796516684464897" calcext:value-type="percentage">
            <text:p>0.80%</text:p>
          </table:table-cell>
          <table:table-cell table:style-name="ce11" table:formula="of:=IFERROR(VLOOKUP([.$A7];[$'0-2 AÑOS'.$A$1:.$M$1048576];10;0);0)" office:value-type="float" office:value="5548" calcext:value-type="float">
            <text:p>5548</text:p>
          </table:table-cell>
          <table:table-cell table:style-name="ce11" table:formula="of:=IF([.L7]=0;1;0)" office:value-type="float" office:value="0" calcext:value-type="float">
            <text:p>0</text:p>
          </table:table-cell>
          <table:table-cell table:style-name="ce8" table:formula="of:=IFERROR(VLOOKUP([.$A7];[$'main comparable'.$A$2:.$P$86];16;0);0)" office:value-type="percentage" office:value="0.0064371194233876" calcext:value-type="percentage">
            <text:p>0.64%</text:p>
          </table:table-cell>
          <table:table-cell table:style-name="ce8" table:formula="of:=IF([.M7]=0;[.N7];[.K7])" office:value-type="percentage" office:value="0.0064371194233876" calcext:value-type="percentage">
            <text:p>0.64%</text:p>
          </table:table-cell>
          <table:table-cell table:style-name="ce15" table:formula="of:=[.O7]/[.$O$201]" office:value-type="percentage" office:value="0.00643746512716424" calcext:value-type="percentage">
            <text:p>0.644%</text:p>
          </table:table-cell>
          <table:table-cell table:style-name="ce17" table:formula="of:=[.P7]*[.$Q$201]" office:value-type="float" office:value="39.744909695112" calcext:value-type="float">
            <text:p>40</text:p>
          </table:table-cell>
          <table:table-cell table:number-columns-repeated="1007"/>
        </table:table-row>
        <table:table-row table:style-name="ro2">
          <table:table-cell table:style-name="ce2" table:formula="of:=[.B8]&amp;[.D8]&amp;[.H8]" office:value-type="string" office:string-value="91084" calcext:value-type="string">
            <text:p>9108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01000010084" calcext:value-type="float">
            <text:p>901000010084</text:p>
          </table:table-cell>
          <table:table-cell table:style-name="ce3" office:value-type="float" office:value="2844" calcext:value-type="float">
            <text:p>2,844</text:p>
          </table:table-cell>
          <table:table-cell table:style-name="ce7" table:formula="of:=[.J8]/[.$J$201]" office:value-type="percentage" office:value="0.00391377583037002" calcext:value-type="percentage">
            <text:p>0.39%</text:p>
          </table:table-cell>
          <table:table-cell table:style-name="ce11" table:formula="of:=IFERROR(VLOOKUP([.$A8];[$'0-2 AÑOS'.$A$1:.$M$1048576];10;0);0)" office:value-type="float" office:value="2608" calcext:value-type="float">
            <text:p>2608</text:p>
          </table:table-cell>
          <table:table-cell table:style-name="ce11" table:formula="of:=IF([.L8]=0;1;0)" office:value-type="float" office:value="0" calcext:value-type="float">
            <text:p>0</text:p>
          </table:table-cell>
          <table:table-cell table:style-name="ce8" table:formula="of:=IFERROR(VLOOKUP([.$A8];[$'main comparable'.$A$2:.$P$86];16;0);0)" office:value-type="percentage" office:value="0.00271789486765254" calcext:value-type="percentage">
            <text:p>0.27%</text:p>
          </table:table-cell>
          <table:table-cell table:style-name="ce8" table:formula="of:=IF([.M8]=0;[.N8];[.K8])" office:value-type="percentage" office:value="0.00271789486765254" calcext:value-type="percentage">
            <text:p>0.27%</text:p>
          </table:table-cell>
          <table:table-cell table:style-name="ce15" table:formula="of:=[.O8]/[.$O$201]" office:value-type="percentage" office:value="0.00271804083146935" calcext:value-type="percentage">
            <text:p>0.272%</text:p>
          </table:table-cell>
          <table:table-cell table:style-name="ce17" table:formula="of:=[.P8]*[.$Q$201]" office:value-type="float" office:value="16.7811840934917" calcext:value-type="float">
            <text:p>17</text:p>
          </table:table-cell>
          <table:table-cell table:number-columns-repeated="1007"/>
        </table:table-row>
        <table:table-row table:style-name="ro2">
          <table:table-cell table:style-name="ce2" table:formula="of:=[.B9]&amp;[.D9]&amp;[.H9]" office:value-type="string" office:string-value="91099" calcext:value-type="string">
            <text:p>9109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01000010099" calcext:value-type="float">
            <text:p>901000010099</text:p>
          </table:table-cell>
          <table:table-cell table:style-name="ce3" office:value-type="float" office:value="4239" calcext:value-type="float">
            <text:p>4,239</text:p>
          </table:table-cell>
          <table:table-cell table:style-name="ce7" table:formula="of:=[.J9]/[.$J$201]" office:value-type="percentage" office:value="0.00583350764589962" calcext:value-type="percentage">
            <text:p>0.58%</text:p>
          </table:table-cell>
          <table:table-cell table:style-name="ce11" table:formula="of:=IFERROR(VLOOKUP([.$A9];[$'0-2 AÑOS'.$A$1:.$M$1048576];10;0);0)" office:value-type="float" office:value="3822" calcext:value-type="float">
            <text:p>3822</text:p>
          </table:table-cell>
          <table:table-cell table:style-name="ce11" table:formula="of:=IF([.L9]=0;1;0)" office:value-type="float" office:value="0" calcext:value-type="float">
            <text:p>0</text:p>
          </table:table-cell>
          <table:table-cell table:style-name="ce8" table:formula="of:=IFERROR(VLOOKUP([.$A9];[$'main comparable'.$A$2:.$P$86];16;0);0)" office:value-type="percentage" office:value="0.0043867776811234" calcext:value-type="percentage">
            <text:p>0.44%</text:p>
          </table:table-cell>
          <table:table-cell table:style-name="ce8" table:formula="of:=IF([.M9]=0;[.N9];[.K9])" office:value-type="percentage" office:value="0.0043867776811234" calcext:value-type="percentage">
            <text:p>0.44%</text:p>
          </table:table-cell>
          <table:table-cell table:style-name="ce15" table:formula="of:=[.O9]/[.$O$201]" office:value-type="percentage" office:value="0.00438701327184526" calcext:value-type="percentage">
            <text:p>0.439%</text:p>
          </table:table-cell>
          <table:table-cell table:style-name="ce17" table:formula="of:=[.P9]*[.$Q$201]" office:value-type="float" office:value="27.0854199403726" calcext:value-type="float">
            <text:p>27</text:p>
          </table:table-cell>
          <table:table-cell table:number-columns-repeated="1007"/>
        </table:table-row>
        <table:table-row table:style-name="ro2">
          <table:table-cell table:style-name="ce2" table:formula="of:=[.B10]&amp;[.D10]&amp;[.H10]" office:value-type="string" office:string-value="910101" calcext:value-type="string">
            <text:p>91010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901000010101" calcext:value-type="float">
            <text:p>901000010101</text:p>
          </table:table-cell>
          <table:table-cell table:style-name="ce3" office:value-type="float" office:value="1531" calcext:value-type="float">
            <text:p>1,531</text:p>
          </table:table-cell>
          <table:table-cell table:style-name="ce7" table:formula="of:=[.J10]/[.$J$201]" office:value-type="percentage" office:value="0.00210688846564575" calcext:value-type="percentage">
            <text:p>0.21%</text:p>
          </table:table-cell>
          <table:table-cell table:style-name="ce11" table:formula="of:=IFERROR(VLOOKUP([.$A10];[$'0-2 AÑOS'.$A$1:.$M$1048576];10;0);0)" office:value-type="float" office:value="1491" calcext:value-type="float">
            <text:p>1491</text:p>
          </table:table-cell>
          <table:table-cell table:style-name="ce11" table:formula="of:=IF([.L10]=0;1;0)" office:value-type="float" office:value="0" calcext:value-type="float">
            <text:p>0</text:p>
          </table:table-cell>
          <table:table-cell table:style-name="ce8" table:formula="of:=IFERROR(VLOOKUP([.$A10];[$'main comparable'.$A$2:.$P$86];16;0);0)" office:value-type="percentage" office:value="0.00166888281347086" calcext:value-type="percentage">
            <text:p>0.17%</text:p>
          </table:table-cell>
          <table:table-cell table:style-name="ce8" table:formula="of:=IF([.M10]=0;[.N10];[.K10])" office:value-type="percentage" office:value="0.00166888281347086" calcext:value-type="percentage">
            <text:p>0.17%</text:p>
          </table:table-cell>
          <table:table-cell table:style-name="ce15" table:formula="of:=[.O10]/[.$O$201]" office:value-type="percentage" office:value="0.00166897244037591" calcext:value-type="percentage">
            <text:p>0.167%</text:p>
          </table:table-cell>
          <table:table-cell table:style-name="ce17" table:formula="of:=[.P10]*[.$Q$201]" office:value-type="float" office:value="10.3042358468809" calcext:value-type="float">
            <text:p>10</text:p>
          </table:table-cell>
          <table:table-cell table:number-columns-repeated="1007"/>
        </table:table-row>
        <table:table-row table:style-name="ro2">
          <table:table-cell table:style-name="ce2" table:formula="of:=[.B11]&amp;[.D11]&amp;[.H11]" office:value-type="string" office:string-value="910116" calcext:value-type="string">
            <text:p>9101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901000010116" calcext:value-type="float">
            <text:p>901000010116</text:p>
          </table:table-cell>
          <table:table-cell table:style-name="ce3" office:value-type="float" office:value="4258" calcext:value-type="float">
            <text:p>4,258</text:p>
          </table:table-cell>
          <table:table-cell table:style-name="ce7" table:formula="of:=[.J11]/[.$J$201]" office:value-type="percentage" office:value="0.00585965453084232" calcext:value-type="percentage">
            <text:p>0.59%</text:p>
          </table:table-cell>
          <table:table-cell table:style-name="ce11" table:formula="of:=IFERROR(VLOOKUP([.$A11];[$'0-2 AÑOS'.$A$1:.$M$1048576];10;0);0)" office:value-type="float" office:value="4232" calcext:value-type="float">
            <text:p>4232</text:p>
          </table:table-cell>
          <table:table-cell table:style-name="ce11" table:formula="of:=IF([.L11]=0;1;0)" office:value-type="float" office:value="0" calcext:value-type="float">
            <text:p>0</text:p>
          </table:table-cell>
          <table:table-cell table:style-name="ce8" table:formula="of:=IFERROR(VLOOKUP([.$A11];[$'main comparable'.$A$2:.$P$86];16;0);0)" office:value-type="percentage" office:value="0.00667553125388344" calcext:value-type="percentage">
            <text:p>0.67%</text:p>
          </table:table-cell>
          <table:table-cell table:style-name="ce8" table:formula="of:=IF([.M11]=0;[.N11];[.K11])" office:value-type="percentage" office:value="0.00667553125388344" calcext:value-type="percentage">
            <text:p>0.67%</text:p>
          </table:table-cell>
          <table:table-cell table:style-name="ce15" table:formula="of:=[.O11]/[.$O$201]" office:value-type="percentage" office:value="0.00667588976150366" calcext:value-type="percentage">
            <text:p>0.668%</text:p>
          </table:table-cell>
          <table:table-cell table:style-name="ce17" table:formula="of:=[.P11]*[.$Q$201]" office:value-type="float" office:value="41.2169433875236" calcext:value-type="float">
            <text:p>41</text:p>
          </table:table-cell>
          <table:table-cell table:number-columns-repeated="1007"/>
        </table:table-row>
        <table:table-row table:style-name="ro2">
          <table:table-cell table:style-name="ce2" table:formula="of:=[.B12]&amp;[.D12]&amp;[.H12]" office:value-type="string" office:string-value="910135" calcext:value-type="string">
            <text:p>91013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901000010135" calcext:value-type="float">
            <text:p>901000010135</text:p>
          </table:table-cell>
          <table:table-cell table:style-name="ce3" office:value-type="float" office:value="10874" calcext:value-type="float">
            <text:p>10,874</text:p>
          </table:table-cell>
          <table:table-cell table:style-name="ce7" table:formula="of:=[.J12]/[.$J$201]" office:value-type="percentage" office:value="0.0149642750982572" calcext:value-type="percentage">
            <text:p>1.50%</text:p>
          </table:table-cell>
          <table:table-cell table:style-name="ce11" table:formula="of:=IFERROR(VLOOKUP([.$A12];[$'0-2 AÑOS'.$A$1:.$M$1048576];10;0);0)" office:value-type="float" office:value="21198" calcext:value-type="float">
            <text:p>21198</text:p>
          </table:table-cell>
          <table:table-cell table:style-name="ce11" table:formula="of:=IF([.L12]=0;1;0)" office:value-type="float" office:value="0" calcext:value-type="float">
            <text:p>0</text:p>
          </table:table-cell>
          <table:table-cell table:style-name="ce8" table:formula="of:=IFERROR(VLOOKUP([.$A12];[$'main comparable'.$A$2:.$P$86];16;0);0)" office:value-type="percentage" office:value="0.0315657263576488" calcext:value-type="percentage">
            <text:p>3.16%</text:p>
          </table:table-cell>
          <table:table-cell table:style-name="ce8" table:formula="of:=IF([.M12]=0;[.N12];[.K12])" office:value-type="percentage" office:value="0.0315657263576488" calcext:value-type="percentage">
            <text:p>3.16%</text:p>
          </table:table-cell>
          <table:table-cell table:style-name="ce15" table:formula="of:=[.O12]/[.$O$201]" office:value-type="percentage" office:value="0.0315674215865387" calcext:value-type="percentage">
            <text:p>3.157%</text:p>
          </table:table-cell>
          <table:table-cell table:style-name="ce17" table:formula="of:=[.P12]*[.$Q$201]" office:value-type="float" office:value="194.89726087529" calcext:value-type="float">
            <text:p>195</text:p>
          </table:table-cell>
          <table:table-cell table:number-columns-repeated="1007"/>
        </table:table-row>
        <table:table-row table:style-name="ro2">
          <table:table-cell table:style-name="ce2" table:formula="of:=[.B13]&amp;[.D13]&amp;[.H13]" office:value-type="string" office:string-value="910014A" calcext:value-type="string">
            <text:p>910014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014A</text:p>
          </table:table-cell>
          <table:table-cell table:style-name="ce2" office:value-type="string" calcext:value-type="string">
            <text:p>090100001014A</text:p>
          </table:table-cell>
          <table:table-cell table:style-name="ce3" office:value-type="float" office:value="4571" calcext:value-type="float">
            <text:p>4,571</text:p>
          </table:table-cell>
          <table:table-cell table:style-name="ce7" table:formula="of:=[.J13]/[.$J$201]" office:value-type="percentage" office:value="0.00629039005647727" calcext:value-type="percentage">
            <text:p>0.63%</text:p>
          </table:table-cell>
          <table:table-cell table:style-name="ce11" table:formula="of:=IFERROR(VLOOKUP([.$A13];[$'0-2 AÑOS'.$A$1:.$M$1048576];10;0);0)" office:value-type="float" office:value="4198" calcext:value-type="float">
            <text:p>4198</text:p>
          </table:table-cell>
          <table:table-cell table:style-name="ce11" table:formula="of:=IF([.L13]=0;1;0)" office:value-type="float" office:value="0" calcext:value-type="float">
            <text:p>0</text:p>
          </table:table-cell>
          <table:table-cell table:style-name="ce8" table:formula="of:=IFERROR(VLOOKUP([.$A13];[$'main comparable'.$A$2:.$P$86];16;0);0)" office:value-type="percentage" office:value="0.00576956629799925" calcext:value-type="percentage">
            <text:p>0.58%</text:p>
          </table:table-cell>
          <table:table-cell table:style-name="ce8" table:formula="of:=IF([.M13]=0;[.N13];[.K13])" office:value-type="percentage" office:value="0.00576956629799925" calcext:value-type="percentage">
            <text:p>0.58%</text:p>
          </table:table-cell>
          <table:table-cell table:style-name="ce15" table:formula="of:=[.O13]/[.$O$201]" office:value-type="percentage" office:value="0.00576987615101387" calcext:value-type="percentage">
            <text:p>0.577%</text:p>
          </table:table-cell>
          <table:table-cell table:style-name="ce17" table:formula="of:=[.P13]*[.$Q$201]" office:value-type="float" office:value="35.6232153563597" calcext:value-type="float">
            <text:p>36</text:p>
          </table:table-cell>
          <table:table-cell table:number-columns-repeated="1007"/>
        </table:table-row>
        <table:table-row table:style-name="ro2">
          <table:table-cell table:style-name="ce2" table:formula="of:=[.B14]&amp;[.D14]&amp;[.H14]" office:value-type="string" office:string-value="910169" calcext:value-type="string">
            <text:p>91016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901000010169" calcext:value-type="float">
            <text:p>901000010169</text:p>
          </table:table-cell>
          <table:table-cell table:style-name="ce3" office:value-type="float" office:value="3008" calcext:value-type="float">
            <text:p>3,008</text:p>
          </table:table-cell>
          <table:table-cell table:style-name="ce7" table:formula="of:=[.J14]/[.$J$201]" office:value-type="percentage" office:value="0.00413946473198067" calcext:value-type="percentage">
            <text:p>0.41%</text:p>
          </table:table-cell>
          <table:table-cell table:style-name="ce11" table:formula="of:=IFERROR(VLOOKUP([.$A14];[$'0-2 AÑOS'.$A$1:.$M$1048576];10;0);0)" office:value-type="float" office:value="2493" calcext:value-type="float">
            <text:p>2493</text:p>
          </table:table-cell>
          <table:table-cell table:style-name="ce11" table:formula="of:=IF([.L14]=0;1;0)" office:value-type="float" office:value="0" calcext:value-type="float">
            <text:p>0</text:p>
          </table:table-cell>
          <table:table-cell table:style-name="ce8" table:formula="of:=IFERROR(VLOOKUP([.$A14];[$'main comparable'.$A$2:.$P$86];16;0);0)" office:value-type="percentage" office:value="0.00343313035914005" calcext:value-type="percentage">
            <text:p>0.34%</text:p>
          </table:table-cell>
          <table:table-cell table:style-name="ce8" table:formula="of:=IF([.M14]=0;[.N14];[.K14])" office:value-type="percentage" office:value="0.00343313035914005" calcext:value-type="percentage">
            <text:p>0.34%</text:p>
          </table:table-cell>
          <table:table-cell table:style-name="ce15" table:formula="of:=[.O14]/[.$O$201]" office:value-type="percentage" office:value="0.00343331473448759" calcext:value-type="percentage">
            <text:p>0.343%</text:p>
          </table:table-cell>
          <table:table-cell table:style-name="ce17" table:formula="of:=[.P14]*[.$Q$201]" office:value-type="float" office:value="21.1972851707264" calcext:value-type="float">
            <text:p>21</text:p>
          </table:table-cell>
          <table:table-cell table:number-columns-repeated="1007"/>
        </table:table-row>
        <table:table-row table:style-name="ro2">
          <table:table-cell table:style-name="ce2" table:formula="of:=[.B15]&amp;[.D15]&amp;[.H15]" office:value-type="string" office:string-value="910173" calcext:value-type="string">
            <text:p>9101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901000010173" calcext:value-type="float">
            <text:p>901000010173</text:p>
          </table:table-cell>
          <table:table-cell table:style-name="ce3" office:value-type="float" office:value="4751" calcext:value-type="float">
            <text:p>4,751</text:p>
          </table:table-cell>
          <table:table-cell table:style-name="ce7" table:formula="of:=[.J15]/[.$J$201]" office:value-type="percentage" office:value="0.00653809738751335" calcext:value-type="percentage">
            <text:p>0.65%</text:p>
          </table:table-cell>
          <table:table-cell table:style-name="ce11" table:formula="of:=IFERROR(VLOOKUP([.$A15];[$'0-2 AÑOS'.$A$1:.$M$1048576];10;0);0)" office:value-type="float" office:value="4303" calcext:value-type="float">
            <text:p>4303</text:p>
          </table:table-cell>
          <table:table-cell table:style-name="ce11" table:formula="of:=IF([.L15]=0;1;0)" office:value-type="float" office:value="0" calcext:value-type="float">
            <text:p>0</text:p>
          </table:table-cell>
          <table:table-cell table:style-name="ce8" table:formula="of:=IFERROR(VLOOKUP([.$A15];[$'main comparable'.$A$2:.$P$86];16;0);0)" office:value-type="percentage" office:value="0.00610334286069343" calcext:value-type="percentage">
            <text:p>0.61%</text:p>
          </table:table-cell>
          <table:table-cell table:style-name="ce8" table:formula="of:=IF([.M15]=0;[.N15];[.K15])" office:value-type="percentage" office:value="0.00610334286069343" calcext:value-type="percentage">
            <text:p>0.61%</text:p>
          </table:table-cell>
          <table:table-cell table:style-name="ce15" table:formula="of:=[.O15]/[.$O$201]" office:value-type="percentage" office:value="0.00610367063908906" calcext:value-type="percentage">
            <text:p>0.610%</text:p>
          </table:table-cell>
          <table:table-cell table:style-name="ce17" table:formula="of:=[.P15]*[.$Q$201]" office:value-type="float" office:value="37.6840625257358" calcext:value-type="float">
            <text:p>38</text:p>
          </table:table-cell>
          <table:table-cell table:number-columns-repeated="1007"/>
        </table:table-row>
        <table:table-row table:style-name="ro2">
          <table:table-cell table:style-name="ce2" table:formula="of:=[.B16]&amp;[.D16]&amp;[.H16]" office:value-type="string" office:string-value="910188" calcext:value-type="string">
            <text:p>9101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901000010188" calcext:value-type="float">
            <text:p>901000010188</text:p>
          </table:table-cell>
          <table:table-cell table:style-name="ce2" office:value-type="float" office:value="666" calcext:value-type="float">
            <text:p>666</text:p>
          </table:table-cell>
          <table:table-cell table:style-name="ce7" table:formula="of:=[.J16]/[.$J$201]" office:value-type="percentage" office:value="0.000916517124833486" calcext:value-type="percentage">
            <text:p>0.09%</text:p>
          </table:table-cell>
          <table:table-cell table:style-name="ce11" table:formula="of:=IFERROR(VLOOKUP([.$A16];[$'0-2 AÑOS'.$A$1:.$M$1048576];10;0);0)" office:value-type="float" office:value="675" calcext:value-type="float">
            <text:p>675</text:p>
          </table:table-cell>
          <table:table-cell table:style-name="ce11" table:formula="of:=IF([.L16]=0;1;0)" office:value-type="float" office:value="0" calcext:value-type="float">
            <text:p>0</text:p>
          </table:table-cell>
          <table:table-cell table:style-name="ce8" table:formula="of:=IFERROR(VLOOKUP([.$A16];[$'main comparable'.$A$2:.$P$86];16;0);0)" office:value-type="percentage" office:value="0.000667553125388343" calcext:value-type="percentage">
            <text:p>0.07%</text:p>
          </table:table-cell>
          <table:table-cell table:style-name="ce8" table:formula="of:=IF([.M16]=0;[.N16];[.K16])" office:value-type="percentage" office:value="0.000667553125388343" calcext:value-type="percentage">
            <text:p>0.07%</text:p>
          </table:table-cell>
          <table:table-cell table:style-name="ce15" table:formula="of:=[.O16]/[.$O$201]" office:value-type="percentage" office:value="0.000667588976150366" calcext:value-type="percentage">
            <text:p>0.067%</text:p>
          </table:table-cell>
          <table:table-cell table:style-name="ce17" table:formula="of:=[.P16]*[.$Q$201]" office:value-type="float" office:value="4.12169433875236" calcext:value-type="float">
            <text:p>4</text:p>
          </table:table-cell>
          <table:table-cell table:number-columns-repeated="1007"/>
        </table:table-row>
        <table:table-row table:style-name="ro2">
          <table:table-cell table:style-name="ce2" table:formula="of:=[.B17]&amp;[.D17]&amp;[.H17]" office:value-type="string" office:string-value="910192" calcext:value-type="string">
            <text:p>91019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901000010192" calcext:value-type="float">
            <text:p>901000010192</text:p>
          </table:table-cell>
          <table:table-cell table:style-name="ce2" office:value-type="float" office:value="742" calcext:value-type="float">
            <text:p>742</text:p>
          </table:table-cell>
          <table:table-cell table:style-name="ce7" table:formula="of:=[.J17]/[.$J$201]" office:value-type="percentage" office:value="0.00102110466460427" calcext:value-type="percentage">
            <text:p>0.10%</text:p>
          </table:table-cell>
          <table:table-cell table:style-name="ce11" table:formula="of:=IFERROR(VLOOKUP([.$A17];[$'0-2 AÑOS'.$A$1:.$M$1048576];10;0);0)" office:value-type="float" office:value="654" calcext:value-type="float">
            <text:p>654</text:p>
          </table:table-cell>
          <table:table-cell table:style-name="ce11" table:formula="of:=IF([.L17]=0;1;0)" office:value-type="float" office:value="0" calcext:value-type="float">
            <text:p>0</text:p>
          </table:table-cell>
          <table:table-cell table:style-name="ce8" table:formula="of:=IFERROR(VLOOKUP([.$A17];[$'main comparable'.$A$2:.$P$86];16;0);0)" office:value-type="percentage" office:value="0.000667553125388343" calcext:value-type="percentage">
            <text:p>0.07%</text:p>
          </table:table-cell>
          <table:table-cell table:style-name="ce8" table:formula="of:=IF([.M17]=0;[.N17];[.K17])" office:value-type="percentage" office:value="0.000667553125388343" calcext:value-type="percentage">
            <text:p>0.07%</text:p>
          </table:table-cell>
          <table:table-cell table:style-name="ce15" table:formula="of:=[.O17]/[.$O$201]" office:value-type="percentage" office:value="0.000667588976150366" calcext:value-type="percentage">
            <text:p>0.067%</text:p>
          </table:table-cell>
          <table:table-cell table:style-name="ce17" table:formula="of:=[.P17]*[.$Q$201]" office:value-type="float" office:value="4.12169433875236" calcext:value-type="float">
            <text:p>4</text:p>
          </table:table-cell>
          <table:table-cell table:number-columns-repeated="1007"/>
        </table:table-row>
        <table:table-row table:style-name="ro2">
          <table:table-cell table:style-name="ce2" table:formula="of:=[.B18]&amp;[.D18]&amp;[.H18]" office:value-type="string" office:string-value="910205" calcext:value-type="string">
            <text:p>91020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901000010205" calcext:value-type="float">
            <text:p>901000010205</text:p>
          </table:table-cell>
          <table:table-cell table:style-name="ce2" office:value-type="float" office:value="528" calcext:value-type="float">
            <text:p>528</text:p>
          </table:table-cell>
          <table:table-cell table:style-name="ce7" table:formula="of:=[.J18]/[.$J$201]" office:value-type="percentage" office:value="0.00072660817103916" calcext:value-type="percentage">
            <text:p>0.07%</text:p>
          </table:table-cell>
          <table:table-cell table:style-name="ce11" table:formula="of:=IFERROR(VLOOKUP([.$A18];[$'0-2 AÑOS'.$A$1:.$M$1048576];10;0);0)" office:value-type="float" office:value="532" calcext:value-type="float">
            <text:p>532</text:p>
          </table:table-cell>
          <table:table-cell table:style-name="ce11" table:formula="of:=IF([.L18]=0;1;0)" office:value-type="float" office:value="0" calcext:value-type="float">
            <text:p>0</text:p>
          </table:table-cell>
          <table:table-cell table:style-name="ce8" table:formula="of:=IFERROR(VLOOKUP([.$A18];[$'main comparable'.$A$2:.$P$86];16;0);0)" office:value-type="percentage" office:value="0.000429141294892507" calcext:value-type="percentage">
            <text:p>0.04%</text:p>
          </table:table-cell>
          <table:table-cell table:style-name="ce8" table:formula="of:=IF([.M18]=0;[.N18];[.K18])" office:value-type="percentage" office:value="0.000429141294892507" calcext:value-type="percentage">
            <text:p>0.04%</text:p>
          </table:table-cell>
          <table:table-cell table:style-name="ce15" table:formula="of:=[.O18]/[.$O$201]" office:value-type="percentage" office:value="0.000429164341810949" calcext:value-type="percentage">
            <text:p>0.043%</text:p>
          </table:table-cell>
          <table:table-cell table:style-name="ce17" table:formula="of:=[.P18]*[.$Q$201]" office:value-type="float" office:value="2.6496606463408" calcext:value-type="float">
            <text:p>3</text:p>
          </table:table-cell>
          <table:table-cell table:number-columns-repeated="1007"/>
        </table:table-row>
        <table:table-row table:style-name="ro2">
          <table:table-cell table:style-name="ce2" table:formula="of:=[.B19]&amp;[.D19]&amp;[.H19]" office:value-type="string" office:string-value="910021A" calcext:value-type="string">
            <text:p>910021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021A</text:p>
          </table:table-cell>
          <table:table-cell table:style-name="ce2" office:value-type="string" calcext:value-type="string">
            <text:p>090100001021A</text:p>
          </table:table-cell>
          <table:table-cell table:style-name="ce2" office:value-type="float" office:value="644" calcext:value-type="float">
            <text:p>644</text:p>
          </table:table-cell>
          <table:table-cell table:style-name="ce7" table:formula="of:=[.J19]/[.$J$201]" office:value-type="percentage" office:value="0.000886241784373521" calcext:value-type="percentage">
            <text:p>0.09%</text:p>
          </table:table-cell>
          <table:table-cell table:style-name="ce11" table:formula="of:=IFERROR(VLOOKUP([.$A19];[$'0-2 AÑOS'.$A$1:.$M$1048576];10;0);0)" office:value-type="float" office:value="678" calcext:value-type="float">
            <text:p>678</text:p>
          </table:table-cell>
          <table:table-cell table:style-name="ce11" table:formula="of:=IF([.L19]=0;1;0)" office:value-type="float" office:value="0" calcext:value-type="float">
            <text:p>0</text:p>
          </table:table-cell>
          <table:table-cell table:style-name="ce8" table:formula="of:=IFERROR(VLOOKUP([.$A19];[$'main comparable'.$A$2:.$P$86];16;0);0)" office:value-type="percentage" office:value="0.000858282589785013" calcext:value-type="percentage">
            <text:p>0.09%</text:p>
          </table:table-cell>
          <table:table-cell table:style-name="ce8" table:formula="of:=IF([.M19]=0;[.N19];[.K19])" office:value-type="percentage" office:value="0.000858282589785013" calcext:value-type="percentage">
            <text:p>0.09%</text:p>
          </table:table-cell>
          <table:table-cell table:style-name="ce15" table:formula="of:=[.O19]/[.$O$201]" office:value-type="percentage" office:value="0.000858328683621899" calcext:value-type="percentage">
            <text:p>0.086%</text:p>
          </table:table-cell>
          <table:table-cell table:style-name="ce17" table:formula="of:=[.P19]*[.$Q$201]" office:value-type="float" office:value="5.2993212926816" calcext:value-type="float">
            <text:p>5</text:p>
          </table:table-cell>
          <table:table-cell table:number-columns-repeated="1007"/>
        </table:table-row>
        <table:table-row table:style-name="ro2">
          <table:table-cell table:style-name="ce2" table:formula="of:=[.B20]&amp;[.D20]&amp;[.H20]" office:value-type="string" office:string-value="910224" calcext:value-type="string">
            <text:p>9102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901000010224" calcext:value-type="float">
            <text:p>901000010224</text:p>
          </table:table-cell>
          <table:table-cell table:style-name="ce2" office:value-type="float" office:value="542" calcext:value-type="float">
            <text:p>542</text:p>
          </table:table-cell>
          <table:table-cell table:style-name="ce7" table:formula="of:=[.J20]/[.$J$201]" office:value-type="percentage" office:value="0.00074587429678641" calcext:value-type="percentage">
            <text:p>0.07%</text:p>
          </table:table-cell>
          <table:table-cell table:style-name="ce11" table:formula="of:=IFERROR(VLOOKUP([.$A20];[$'0-2 AÑOS'.$A$1:.$M$1048576];10;0);0)" office:value-type="float" office:value="499" calcext:value-type="float">
            <text:p>499</text:p>
          </table:table-cell>
          <table:table-cell table:style-name="ce11" table:formula="of:=IF([.L20]=0;1;0)" office:value-type="float" office:value="0" calcext:value-type="float">
            <text:p>0</text:p>
          </table:table-cell>
          <table:table-cell table:style-name="ce8" table:formula="of:=IFERROR(VLOOKUP([.$A20];[$'main comparable'.$A$2:.$P$86];16;0);0)" office:value-type="percentage" office:value="0.000238411830495837" calcext:value-type="percentage">
            <text:p>0.02%</text:p>
          </table:table-cell>
          <table:table-cell table:style-name="ce8" table:formula="of:=IF([.M20]=0;[.N20];[.K20])" office:value-type="percentage" office:value="0.000238411830495837" calcext:value-type="percentage">
            <text:p>0.02%</text:p>
          </table:table-cell>
          <table:table-cell table:style-name="ce15" table:formula="of:=[.O20]/[.$O$201]" office:value-type="percentage" office:value="0.000238424634339416" calcext:value-type="percentage">
            <text:p>0.024%</text:p>
          </table:table-cell>
          <table:table-cell table:style-name="ce17" table:formula="of:=[.P20]*[.$Q$201]" office:value-type="float" office:value="1.47203369241156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2" table:formula="of:=[.B21]&amp;[.D21]&amp;[.H21]" office:value-type="string" office:string-value="910239" calcext:value-type="string">
            <text:p>9102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901000010239" calcext:value-type="float">
            <text:p>901000010239</text:p>
          </table:table-cell>
          <table:table-cell table:style-name="ce3" office:value-type="float" office:value="1105" calcext:value-type="float">
            <text:p>1,105</text:p>
          </table:table-cell>
          <table:table-cell table:style-name="ce7" table:formula="of:=[.J21]/[.$J$201]" office:value-type="percentage" office:value="0.0015206477821937" calcext:value-type="percentage">
            <text:p>0.15%</text:p>
          </table:table-cell>
          <table:table-cell table:style-name="ce11" table:formula="of:=IFERROR(VLOOKUP([.$A21];[$'0-2 AÑOS'.$A$1:.$M$1048576];10;0);0)" office:value-type="float" office:value="975" calcext:value-type="float">
            <text:p>975</text:p>
          </table:table-cell>
          <table:table-cell table:style-name="ce11" table:formula="of:=IF([.L21]=0;1;0)" office:value-type="float" office:value="0" calcext:value-type="float">
            <text:p>0</text:p>
          </table:table-cell>
          <table:table-cell table:style-name="ce8" table:formula="of:=IFERROR(VLOOKUP([.$A21];[$'main comparable'.$A$2:.$P$86];16;0);0)" office:value-type="percentage" office:value="0.00109669442028085" calcext:value-type="percentage">
            <text:p>0.11%</text:p>
          </table:table-cell>
          <table:table-cell table:style-name="ce8" table:formula="of:=IF([.M21]=0;[.N21];[.K21])" office:value-type="percentage" office:value="0.00109669442028085" calcext:value-type="percentage">
            <text:p>0.11%</text:p>
          </table:table-cell>
          <table:table-cell table:style-name="ce15" table:formula="of:=[.O21]/[.$O$201]" office:value-type="percentage" office:value="0.00109675331796132" calcext:value-type="percentage">
            <text:p>0.110%</text:p>
          </table:table-cell>
          <table:table-cell table:style-name="ce17" table:formula="of:=[.P21]*[.$Q$201]" office:value-type="float" office:value="6.77135498509316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2" table:formula="of:=[.B22]&amp;[.D22]&amp;[.H22]" office:value-type="string" office:string-value="910243" calcext:value-type="string">
            <text:p>91024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901000010243" calcext:value-type="float">
            <text:p>901000010243</text:p>
          </table:table-cell>
          <table:table-cell table:style-name="ce3" office:value-type="float" office:value="8431" calcext:value-type="float">
            <text:p>8,431</text:p>
          </table:table-cell>
          <table:table-cell table:style-name="ce7" table:formula="of:=[.J22]/[.$J$201]" office:value-type="percentage" office:value="0.011602336155362" calcext:value-type="percentage">
            <text:p>1.16%</text:p>
          </table:table-cell>
          <table:table-cell table:style-name="ce11" table:formula="of:=IFERROR(VLOOKUP([.$A22];[$'0-2 AÑOS'.$A$1:.$M$1048576];10;0);0)" office:value-type="float" office:value="7522" calcext:value-type="float">
            <text:p>7522</text:p>
          </table:table-cell>
          <table:table-cell table:style-name="ce11" table:formula="of:=IF([.L22]=0;1;0)" office:value-type="float" office:value="0" calcext:value-type="float">
            <text:p>0</text:p>
          </table:table-cell>
          <table:table-cell table:style-name="ce8" table:formula="of:=IFERROR(VLOOKUP([.$A22];[$'main comparable'.$A$2:.$P$86];16;0);0)" office:value-type="percentage" office:value="0.00977488505032932" calcext:value-type="percentage">
            <text:p>0.98%</text:p>
          </table:table-cell>
          <table:table-cell table:style-name="ce8" table:formula="of:=IF([.M22]=0;[.N22];[.K22])" office:value-type="percentage" office:value="0.00977488505032932" calcext:value-type="percentage">
            <text:p>0.98%</text:p>
          </table:table-cell>
          <table:table-cell table:style-name="ce15" table:formula="of:=[.O22]/[.$O$201]" office:value-type="percentage" office:value="0.00977541000791607" calcext:value-type="percentage">
            <text:p>0.978%</text:p>
          </table:table-cell>
          <table:table-cell table:style-name="ce17" table:formula="of:=[.P22]*[.$Q$201]" office:value-type="float" office:value="60.3533813888738" calcext:value-type="float">
            <text:p>60</text:p>
          </table:table-cell>
          <table:table-cell table:number-columns-repeated="1007"/>
        </table:table-row>
        <table:table-row table:style-name="ro2">
          <table:table-cell table:style-name="ce2" table:formula="of:=[.B23]&amp;[.D23]&amp;[.H23]" office:value-type="string" office:string-value="910258" calcext:value-type="string">
            <text:p>91025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901000010258" calcext:value-type="float">
            <text:p>901000010258</text:p>
          </table:table-cell>
          <table:table-cell table:style-name="ce2" office:value-type="float" office:value="737" calcext:value-type="float">
            <text:p>737</text:p>
          </table:table-cell>
          <table:table-cell table:style-name="ce7" table:formula="of:=[.J23]/[.$J$201]" office:value-type="percentage" office:value="0.00101422390540883" calcext:value-type="percentage">
            <text:p>0.10%</text:p>
          </table:table-cell>
          <table:table-cell table:style-name="ce11" table:formula="of:=IFERROR(VLOOKUP([.$A23];[$'0-2 AÑOS'.$A$1:.$M$1048576];10;0);0)" office:value-type="float" office:value="734" calcext:value-type="float">
            <text:p>734</text:p>
          </table:table-cell>
          <table:table-cell table:style-name="ce11" table:formula="of:=IF([.L23]=0;1;0)" office:value-type="float" office:value="0" calcext:value-type="float">
            <text:p>0</text:p>
          </table:table-cell>
          <table:table-cell table:style-name="ce8" table:formula="of:=IFERROR(VLOOKUP([.$A23];[$'main comparable'.$A$2:.$P$86];16;0);0)" office:value-type="percentage" office:value="0.000429141294892507" calcext:value-type="percentage">
            <text:p>0.04%</text:p>
          </table:table-cell>
          <table:table-cell table:style-name="ce8" table:formula="of:=IF([.M23]=0;[.N23];[.K23])" office:value-type="percentage" office:value="0.000429141294892507" calcext:value-type="percentage">
            <text:p>0.04%</text:p>
          </table:table-cell>
          <table:table-cell table:style-name="ce15" table:formula="of:=[.O23]/[.$O$201]" office:value-type="percentage" office:value="0.000429164341810949" calcext:value-type="percentage">
            <text:p>0.043%</text:p>
          </table:table-cell>
          <table:table-cell table:style-name="ce17" table:formula="of:=[.P23]*[.$Q$201]" office:value-type="float" office:value="2.6496606463408" calcext:value-type="float">
            <text:p>3</text:p>
          </table:table-cell>
          <table:table-cell table:number-columns-repeated="1007"/>
        </table:table-row>
        <table:table-row table:style-name="ro2">
          <table:table-cell table:style-name="ce2" table:formula="of:=[.B24]&amp;[.D24]&amp;[.H24]" office:value-type="string" office:string-value="910262" calcext:value-type="string">
            <text:p>9102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901000010262" calcext:value-type="float">
            <text:p>901000010262</text:p>
          </table:table-cell>
          <table:table-cell table:style-name="ce2" office:value-type="float" office:value="494" calcext:value-type="float">
            <text:p>494</text:p>
          </table:table-cell>
          <table:table-cell table:style-name="ce7" table:formula="of:=[.J24]/[.$J$201]" office:value-type="percentage" office:value="0.000679819008510123" calcext:value-type="percentage">
            <text:p>0.07%</text:p>
          </table:table-cell>
          <table:table-cell table:style-name="ce11" table:formula="of:=IFERROR(VLOOKUP([.$A24];[$'0-2 AÑOS'.$A$1:.$M$1048576];10;0);0)" office:value-type="float" office:value="451" calcext:value-type="float">
            <text:p>451</text:p>
          </table:table-cell>
          <table:table-cell table:style-name="ce11" table:formula="of:=IF([.L24]=0;1;0)" office:value-type="float" office:value="0" calcext:value-type="float">
            <text:p>0</text:p>
          </table:table-cell>
          <table:table-cell table:style-name="ce8" table:formula="of:=IFERROR(VLOOKUP([.$A24];[$'main comparable'.$A$2:.$P$86];16;0);0)" office:value-type="percentage" office:value="0.000429141294892507" calcext:value-type="percentage">
            <text:p>0.04%</text:p>
          </table:table-cell>
          <table:table-cell table:style-name="ce8" table:formula="of:=IF([.M24]=0;[.N24];[.K24])" office:value-type="percentage" office:value="0.000429141294892507" calcext:value-type="percentage">
            <text:p>0.04%</text:p>
          </table:table-cell>
          <table:table-cell table:style-name="ce15" table:formula="of:=[.O24]/[.$O$201]" office:value-type="percentage" office:value="0.000429164341810949" calcext:value-type="percentage">
            <text:p>0.043%</text:p>
          </table:table-cell>
          <table:table-cell table:style-name="ce17" table:formula="of:=[.P24]*[.$Q$201]" office:value-type="float" office:value="2.6496606463408" calcext:value-type="float">
            <text:p>3</text:p>
          </table:table-cell>
          <table:table-cell table:number-columns-repeated="1007"/>
        </table:table-row>
        <table:table-row table:style-name="ro2">
          <table:table-cell table:style-name="ce2" table:formula="of:=[.B25]&amp;[.D25]&amp;[.H25]" office:value-type="string" office:string-value="910277" calcext:value-type="string">
            <text:p>91027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901000010277" calcext:value-type="float">
            <text:p>901000010277</text:p>
          </table:table-cell>
          <table:table-cell table:style-name="ce2" office:value-type="float" office:value="461" calcext:value-type="float">
            <text:p>461</text:p>
          </table:table-cell>
          <table:table-cell table:style-name="ce7" table:formula="of:=[.J25]/[.$J$201]" office:value-type="percentage" office:value="0.000634405997820175" calcext:value-type="percentage">
            <text:p>0.06%</text:p>
          </table:table-cell>
          <table:table-cell table:style-name="ce11" table:formula="of:=IFERROR(VLOOKUP([.$A25];[$'0-2 AÑOS'.$A$1:.$M$1048576];10;0);0)" office:value-type="float" office:value="456" calcext:value-type="float">
            <text:p>456</text:p>
          </table:table-cell>
          <table:table-cell table:style-name="ce11" table:formula="of:=IF([.L25]=0;1;0)" office:value-type="float" office:value="0" calcext:value-type="float">
            <text:p>0</text:p>
          </table:table-cell>
          <table:table-cell table:style-name="ce8" table:formula="of:=IFERROR(VLOOKUP([.$A25];[$'main comparable'.$A$2:.$P$86];16;0);0)" office:value-type="percentage" office:value="0.000238411830495837" calcext:value-type="percentage">
            <text:p>0.02%</text:p>
          </table:table-cell>
          <table:table-cell table:style-name="ce8" table:formula="of:=IF([.M25]=0;[.N25];[.K25])" office:value-type="percentage" office:value="0.000238411830495837" calcext:value-type="percentage">
            <text:p>0.02%</text:p>
          </table:table-cell>
          <table:table-cell table:style-name="ce15" table:formula="of:=[.O25]/[.$O$201]" office:value-type="percentage" office:value="0.000238424634339416" calcext:value-type="percentage">
            <text:p>0.024%</text:p>
          </table:table-cell>
          <table:table-cell table:style-name="ce17" table:formula="of:=[.P25]*[.$Q$201]" office:value-type="float" office:value="1.47203369241156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2" table:formula="of:=[.B26]&amp;[.D26]&amp;[.H26]" office:value-type="string" office:string-value="910281" calcext:value-type="string">
            <text:p>91028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901000010281" calcext:value-type="float">
            <text:p>901000010281</text:p>
          </table:table-cell>
          <table:table-cell table:style-name="ce2" office:value-type="float" office:value="302" calcext:value-type="float">
            <text:p>302</text:p>
          </table:table-cell>
          <table:table-cell table:style-name="ce7" table:formula="of:=[.J26]/[.$J$201]" office:value-type="percentage" office:value="0.000415597855404974" calcext:value-type="percentage">
            <text:p>0.04%</text:p>
          </table:table-cell>
          <table:table-cell table:style-name="ce11" table:formula="of:=IFERROR(VLOOKUP([.$A26];[$'0-2 AÑOS'.$A$1:.$M$1048576];10;0);0)" office:value-type="float" office:value="237" calcext:value-type="float">
            <text:p>237</text:p>
          </table:table-cell>
          <table:table-cell table:style-name="ce11" table:formula="of:=IF([.L26]=0;1;0)" office:value-type="float" office:value="0" calcext:value-type="float">
            <text:p>0</text:p>
          </table:table-cell>
          <table:table-cell table:style-name="ce8" table:formula="of:=IFERROR(VLOOKUP([.$A26];[$'main comparable'.$A$2:.$P$86];16;0);0)" office:value-type="percentage" office:value="0.000143047098297502" calcext:value-type="percentage">
            <text:p>0.01%</text:p>
          </table:table-cell>
          <table:table-cell table:style-name="ce8" table:formula="of:=IF([.M26]=0;[.N26];[.K26])" office:value-type="percentage" office:value="0.000143047098297502" calcext:value-type="percentage">
            <text:p>0.01%</text:p>
          </table:table-cell>
          <table:table-cell table:style-name="ce15" table:formula="of:=[.O26]/[.$O$201]" office:value-type="percentage" office:value="0.00014305478060365" calcext:value-type="percentage">
            <text:p>0.014%</text:p>
          </table:table-cell>
          <table:table-cell table:style-name="ce17" table:formula="of:=[.P26]*[.$Q$201]" office:value-type="float" office:value="0.883220215446934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2" table:formula="of:=[.B27]&amp;[.D27]&amp;[.H27]" office:value-type="string" office:string-value="910296" calcext:value-type="string">
            <text:p>91029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901000010296" calcext:value-type="float">
            <text:p>901000010296</text:p>
          </table:table-cell>
          <table:table-cell table:style-name="ce3" office:value-type="float" office:value="2944" calcext:value-type="float">
            <text:p>2,944</text:p>
          </table:table-cell>
          <table:table-cell table:style-name="ce7" table:formula="of:=[.J27]/[.$J$201]" office:value-type="percentage" office:value="0.00405139101427895" calcext:value-type="percentage">
            <text:p>0.41%</text:p>
          </table:table-cell>
          <table:table-cell table:style-name="ce11" table:formula="of:=IFERROR(VLOOKUP([.$A27];[$'0-2 AÑOS'.$A$1:.$M$1048576];10;0);0)" office:value-type="float" office:value="2489" calcext:value-type="float">
            <text:p>2489</text:p>
          </table:table-cell>
          <table:table-cell table:style-name="ce11" table:formula="of:=IF([.L27]=0;1;0)" office:value-type="float" office:value="0" calcext:value-type="float">
            <text:p>0</text:p>
          </table:table-cell>
          <table:table-cell table:style-name="ce8" table:formula="of:=IFERROR(VLOOKUP([.$A27];[$'main comparable'.$A$2:.$P$86];16;0);0)" office:value-type="percentage" office:value="0.00286094196595004" calcext:value-type="percentage">
            <text:p>0.29%</text:p>
          </table:table-cell>
          <table:table-cell table:style-name="ce8" table:formula="of:=IF([.M27]=0;[.N27];[.K27])" office:value-type="percentage" office:value="0.00286094196595004" calcext:value-type="percentage">
            <text:p>0.29%</text:p>
          </table:table-cell>
          <table:table-cell table:style-name="ce15" table:formula="of:=[.O27]/[.$O$201]" office:value-type="percentage" office:value="0.002861095612073" calcext:value-type="percentage">
            <text:p>0.286%</text:p>
          </table:table-cell>
          <table:table-cell table:style-name="ce17" table:formula="of:=[.P27]*[.$Q$201]" office:value-type="float" office:value="17.6644043089387" calcext:value-type="float">
            <text:p>18</text:p>
          </table:table-cell>
          <table:table-cell table:number-columns-repeated="1007"/>
        </table:table-row>
        <table:table-row table:style-name="ro2">
          <table:table-cell table:style-name="ce2" table:formula="of:=[.B28]&amp;[.D28]&amp;[.H28]" office:value-type="string" office:string-value="910309" calcext:value-type="string">
            <text:p>91030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901000010309" calcext:value-type="float">
            <text:p>901000010309</text:p>
          </table:table-cell>
          <table:table-cell table:style-name="ce3" office:value-type="float" office:value="3676" calcext:value-type="float">
            <text:p>3,676</text:p>
          </table:table-cell>
          <table:table-cell table:style-name="ce7" table:formula="of:=[.J28]/[.$J$201]" office:value-type="percentage" office:value="0.00505873416049233" calcext:value-type="percentage">
            <text:p>0.51%</text:p>
          </table:table-cell>
          <table:table-cell table:style-name="ce11" table:formula="of:=IFERROR(VLOOKUP([.$A28];[$'0-2 AÑOS'.$A$1:.$M$1048576];10;0);0)" office:value-type="float" office:value="3842" calcext:value-type="float">
            <text:p>3842</text:p>
          </table:table-cell>
          <table:table-cell table:style-name="ce11" table:formula="of:=IF([.L28]=0;1;0)" office:value-type="float" office:value="0" calcext:value-type="float">
            <text:p>0</text:p>
          </table:table-cell>
          <table:table-cell table:style-name="ce8" table:formula="of:=IFERROR(VLOOKUP([.$A28];[$'main comparable'.$A$2:.$P$86];16;0);0)" office:value-type="percentage" office:value="0.00390995402013173" calcext:value-type="percentage">
            <text:p>0.39%</text:p>
          </table:table-cell>
          <table:table-cell table:style-name="ce8" table:formula="of:=IF([.M28]=0;[.N28];[.K28])" office:value-type="percentage" office:value="0.00390995402013173" calcext:value-type="percentage">
            <text:p>0.39%</text:p>
          </table:table-cell>
          <table:table-cell table:style-name="ce15" table:formula="of:=[.O28]/[.$O$201]" office:value-type="percentage" office:value="0.00391016400316643" calcext:value-type="percentage">
            <text:p>0.391%</text:p>
          </table:table-cell>
          <table:table-cell table:style-name="ce17" table:formula="of:=[.P28]*[.$Q$201]" office:value-type="float" office:value="24.1413525555495" calcext:value-type="float">
            <text:p>24</text:p>
          </table:table-cell>
          <table:table-cell table:number-columns-repeated="1007"/>
        </table:table-row>
        <table:table-row table:style-name="ro2">
          <table:table-cell table:style-name="ce2" table:formula="of:=[.B29]&amp;[.D29]&amp;[.H29]" office:value-type="string" office:string-value="910313" calcext:value-type="string">
            <text:p>9103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901000010313" calcext:value-type="float">
            <text:p>901000010313</text:p>
          </table:table-cell>
          <table:table-cell table:style-name="ce3" office:value-type="float" office:value="6163" calcext:value-type="float">
            <text:p>6,163</text:p>
          </table:table-cell>
          <table:table-cell table:style-name="ce7" table:formula="of:=[.J29]/[.$J$201]" office:value-type="percentage" office:value="0.00848122378430747" calcext:value-type="percentage">
            <text:p>0.85%</text:p>
          </table:table-cell>
          <table:table-cell table:style-name="ce11" table:formula="of:=IFERROR(VLOOKUP([.$A29];[$'0-2 AÑOS'.$A$1:.$M$1048576];10;0);0)" office:value-type="float" office:value="5423" calcext:value-type="float">
            <text:p>5423</text:p>
          </table:table-cell>
          <table:table-cell table:style-name="ce11" table:formula="of:=IF([.L29]=0;1;0)" office:value-type="float" office:value="0" calcext:value-type="float">
            <text:p>0</text:p>
          </table:table-cell>
          <table:table-cell table:style-name="ce8" table:formula="of:=IFERROR(VLOOKUP([.$A29];[$'main comparable'.$A$2:.$P$86];16;0);0)" office:value-type="percentage" office:value="0.00820136696905679" calcext:value-type="percentage">
            <text:p>0.82%</text:p>
          </table:table-cell>
          <table:table-cell table:style-name="ce8" table:formula="of:=IF([.M29]=0;[.N29];[.K29])" office:value-type="percentage" office:value="0.00820136696905679" calcext:value-type="percentage">
            <text:p>0.82%</text:p>
          </table:table-cell>
          <table:table-cell table:style-name="ce15" table:formula="of:=[.O29]/[.$O$201]" office:value-type="percentage" office:value="0.00820180742127592" calcext:value-type="percentage">
            <text:p>0.820%</text:p>
          </table:table-cell>
          <table:table-cell table:style-name="ce17" table:formula="of:=[.P29]*[.$Q$201]" office:value-type="float" office:value="50.6379590189575" calcext:value-type="float">
            <text:p>51</text:p>
          </table:table-cell>
          <table:table-cell table:number-columns-repeated="1007"/>
        </table:table-row>
        <table:table-row table:style-name="ro2">
          <table:table-cell table:style-name="ce2" table:formula="of:=[.B30]&amp;[.D30]&amp;[.H30]" office:value-type="string" office:string-value="910328" calcext:value-type="string">
            <text:p>9103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901000010328" calcext:value-type="float">
            <text:p>901000010328</text:p>
          </table:table-cell>
          <table:table-cell table:style-name="ce3" office:value-type="float" office:value="8046" calcext:value-type="float">
            <text:p>8,046</text:p>
          </table:table-cell>
          <table:table-cell table:style-name="ce7" table:formula="of:=[.J30]/[.$J$201]" office:value-type="percentage" office:value="0.0110725176973127" calcext:value-type="percentage">
            <text:p>1.11%</text:p>
          </table:table-cell>
          <table:table-cell table:style-name="ce11" table:formula="of:=IFERROR(VLOOKUP([.$A30];[$'0-2 AÑOS'.$A$1:.$M$1048576];10;0);0)" office:value-type="float" office:value="6914" calcext:value-type="float">
            <text:p>6914</text:p>
          </table:table-cell>
          <table:table-cell table:style-name="ce11" table:formula="of:=IF([.L30]=0;1;0)" office:value-type="float" office:value="0" calcext:value-type="float">
            <text:p>0</text:p>
          </table:table-cell>
          <table:table-cell table:style-name="ce8" table:formula="of:=IFERROR(VLOOKUP([.$A30];[$'main comparable'.$A$2:.$P$86];16;0);0)" office:value-type="percentage" office:value="0.00853514353175096" calcext:value-type="percentage">
            <text:p>0.85%</text:p>
          </table:table-cell>
          <table:table-cell table:style-name="ce8" table:formula="of:=IF([.M30]=0;[.N30];[.K30])" office:value-type="percentage" office:value="0.00853514353175096" calcext:value-type="percentage">
            <text:p>0.85%</text:p>
          </table:table-cell>
          <table:table-cell table:style-name="ce15" table:formula="of:=[.O30]/[.$O$201]" office:value-type="percentage" office:value="0.0085356019093511" calcext:value-type="percentage">
            <text:p>0.854%</text:p>
          </table:table-cell>
          <table:table-cell table:style-name="ce17" table:formula="of:=[.P30]*[.$Q$201]" office:value-type="float" office:value="52.6988061883337" calcext:value-type="float">
            <text:p>53</text:p>
          </table:table-cell>
          <table:table-cell table:number-columns-repeated="1007"/>
        </table:table-row>
        <table:table-row table:style-name="ro2">
          <table:table-cell table:style-name="ce2" table:formula="of:=[.B31]&amp;[.D31]&amp;[.H31]" office:value-type="string" office:string-value="910332" calcext:value-type="string">
            <text:p>91033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901000010332" calcext:value-type="float">
            <text:p>901000010332</text:p>
          </table:table-cell>
          <table:table-cell table:style-name="ce3" office:value-type="float" office:value="4733" calcext:value-type="float">
            <text:p>4,733</text:p>
          </table:table-cell>
          <table:table-cell table:style-name="ce7" table:formula="of:=[.J31]/[.$J$201]" office:value-type="percentage" office:value="0.00651332665440974" calcext:value-type="percentage">
            <text:p>0.65%</text:p>
          </table:table-cell>
          <table:table-cell table:style-name="ce11" table:formula="of:=IFERROR(VLOOKUP([.$A31];[$'0-2 AÑOS'.$A$1:.$M$1048576];10;0);0)" office:value-type="float" office:value="4719" calcext:value-type="float">
            <text:p>4719</text:p>
          </table:table-cell>
          <table:table-cell table:style-name="ce11" table:formula="of:=IF([.L31]=0;1;0)" office:value-type="float" office:value="0" calcext:value-type="float">
            <text:p>0</text:p>
          </table:table-cell>
          <table:table-cell table:style-name="ce8" table:formula="of:=IFERROR(VLOOKUP([.$A31];[$'main comparable'.$A$2:.$P$86];16;0);0)" office:value-type="percentage" office:value="0.00810600223685846" calcext:value-type="percentage">
            <text:p>0.81%</text:p>
          </table:table-cell>
          <table:table-cell table:style-name="ce8" table:formula="of:=IF([.M31]=0;[.N31];[.K31])" office:value-type="percentage" office:value="0.00810600223685846" calcext:value-type="percentage">
            <text:p>0.81%</text:p>
          </table:table-cell>
          <table:table-cell table:style-name="ce15" table:formula="of:=[.O31]/[.$O$201]" office:value-type="percentage" office:value="0.00810643756754016" calcext:value-type="percentage">
            <text:p>0.811%</text:p>
          </table:table-cell>
          <table:table-cell table:style-name="ce17" table:formula="of:=[.P31]*[.$Q$201]" office:value-type="float" office:value="50.0491455419929" calcext:value-type="float">
            <text:p>50</text:p>
          </table:table-cell>
          <table:table-cell table:number-columns-repeated="1007"/>
        </table:table-row>
        <table:table-row table:style-name="ro2">
          <table:table-cell table:style-name="ce2" table:formula="of:=[.B32]&amp;[.D32]&amp;[.H32]" office:value-type="string" office:string-value="910347" calcext:value-type="string">
            <text:p>91034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901000010347" calcext:value-type="float">
            <text:p>901000010347</text:p>
          </table:table-cell>
          <table:table-cell table:style-name="ce3" office:value-type="float" office:value="3766" calcext:value-type="float">
            <text:p>3,766</text:p>
          </table:table-cell>
          <table:table-cell table:style-name="ce7" table:formula="of:=[.J32]/[.$J$201]" office:value-type="percentage" office:value="0.00518258782601037" calcext:value-type="percentage">
            <text:p>0.52%</text:p>
          </table:table-cell>
          <table:table-cell table:style-name="ce11" table:formula="of:=IFERROR(VLOOKUP([.$A32];[$'0-2 AÑOS'.$A$1:.$M$1048576];10;0);0)" office:value-type="float" office:value="3737" calcext:value-type="float">
            <text:p>3737</text:p>
          </table:table-cell>
          <table:table-cell table:style-name="ce11" table:formula="of:=IF([.L32]=0;1;0)" office:value-type="float" office:value="0" calcext:value-type="float">
            <text:p>0</text:p>
          </table:table-cell>
          <table:table-cell table:style-name="ce8" table:formula="of:=IFERROR(VLOOKUP([.$A32];[$'main comparable'.$A$2:.$P$86];16;0);0)" office:value-type="percentage" office:value="0.00615102522679259" calcext:value-type="percentage">
            <text:p>0.62%</text:p>
          </table:table-cell>
          <table:table-cell table:style-name="ce8" table:formula="of:=IF([.M32]=0;[.N32];[.K32])" office:value-type="percentage" office:value="0.00615102522679259" calcext:value-type="percentage">
            <text:p>0.62%</text:p>
          </table:table-cell>
          <table:table-cell table:style-name="ce15" table:formula="of:=[.O32]/[.$O$201]" office:value-type="percentage" office:value="0.00615135556595694" calcext:value-type="percentage">
            <text:p>0.615%</text:p>
          </table:table-cell>
          <table:table-cell table:style-name="ce17" table:formula="of:=[.P32]*[.$Q$201]" office:value-type="float" office:value="37.9784692642182" calcext:value-type="float">
            <text:p>38</text:p>
          </table:table-cell>
          <table:table-cell table:number-columns-repeated="1007"/>
        </table:table-row>
        <table:table-row table:style-name="ro2">
          <table:table-cell table:style-name="ce2" table:formula="of:=[.B33]&amp;[.D33]&amp;[.H33]" office:value-type="string" office:string-value="910351" calcext:value-type="string">
            <text:p>91035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901000010351" calcext:value-type="float">
            <text:p>901000010351</text:p>
          </table:table-cell>
          <table:table-cell table:style-name="ce3" office:value-type="float" office:value="4317" calcext:value-type="float">
            <text:p>4,317</text:p>
          </table:table-cell>
          <table:table-cell table:style-name="ce7" table:formula="of:=[.J33]/[.$J$201]" office:value-type="percentage" office:value="0.00594084748934858" calcext:value-type="percentage">
            <text:p>0.59%</text:p>
          </table:table-cell>
          <table:table-cell table:style-name="ce11" table:formula="of:=IFERROR(VLOOKUP([.$A33];[$'0-2 AÑOS'.$A$1:.$M$1048576];10;0);0)" office:value-type="float" office:value="4430" calcext:value-type="float">
            <text:p>4430</text:p>
          </table:table-cell>
          <table:table-cell table:style-name="ce11" table:formula="of:=IF([.L33]=0;1;0)" office:value-type="float" office:value="0" calcext:value-type="float">
            <text:p>0</text:p>
          </table:table-cell>
          <table:table-cell table:style-name="ce8" table:formula="of:=IFERROR(VLOOKUP([.$A33];[$'main comparable'.$A$2:.$P$86];16;0);0)" office:value-type="percentage" office:value="0.00858282589785013" calcext:value-type="percentage">
            <text:p>0.86%</text:p>
          </table:table-cell>
          <table:table-cell table:style-name="ce8" table:formula="of:=IF([.M33]=0;[.N33];[.K33])" office:value-type="percentage" office:value="0.00858282589785013" calcext:value-type="percentage">
            <text:p>0.86%</text:p>
          </table:table-cell>
          <table:table-cell table:style-name="ce15" table:formula="of:=[.O33]/[.$O$201]" office:value-type="percentage" office:value="0.00858328683621899" calcext:value-type="percentage">
            <text:p>0.858%</text:p>
          </table:table-cell>
          <table:table-cell table:style-name="ce17" table:formula="of:=[.P33]*[.$Q$201]" office:value-type="float" office:value="52.993212926816" calcext:value-type="float">
            <text:p>53</text:p>
          </table:table-cell>
          <table:table-cell table:number-columns-repeated="1007"/>
        </table:table-row>
        <table:table-row table:style-name="ro2">
          <table:table-cell table:style-name="ce2" table:formula="of:=[.B34]&amp;[.D34]&amp;[.H34]" office:value-type="string" office:string-value="910370" calcext:value-type="string">
            <text:p>91037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901000010370" calcext:value-type="float">
            <text:p>901000010370</text:p>
          </table:table-cell>
          <table:table-cell table:style-name="ce3" office:value-type="float" office:value="3291" calcext:value-type="float">
            <text:p>3,291</text:p>
          </table:table-cell>
          <table:table-cell table:style-name="ce7" table:formula="of:=[.J34]/[.$J$201]" office:value-type="percentage" office:value="0.00452891570244294" calcext:value-type="percentage">
            <text:p>0.45%</text:p>
          </table:table-cell>
          <table:table-cell table:style-name="ce11" table:formula="of:=IFERROR(VLOOKUP([.$A34];[$'0-2 AÑOS'.$A$1:.$M$1048576];10;0);0)" office:value-type="float" office:value="3343" calcext:value-type="float">
            <text:p>3343</text:p>
          </table:table-cell>
          <table:table-cell table:style-name="ce11" table:formula="of:=IF([.L34]=0;1;0)" office:value-type="float" office:value="0" calcext:value-type="float">
            <text:p>0</text:p>
          </table:table-cell>
          <table:table-cell table:style-name="ce8" table:formula="of:=IFERROR(VLOOKUP([.$A34];[$'main comparable'.$A$2:.$P$86];16;0);0)" office:value-type="percentage" office:value="0.00548347210140425" calcext:value-type="percentage">
            <text:p>0.55%</text:p>
          </table:table-cell>
          <table:table-cell table:style-name="ce8" table:formula="of:=IF([.M34]=0;[.N34];[.K34])" office:value-type="percentage" office:value="0.00548347210140425" calcext:value-type="percentage">
            <text:p>0.55%</text:p>
          </table:table-cell>
          <table:table-cell table:style-name="ce15" table:formula="of:=[.O34]/[.$O$201]" office:value-type="percentage" office:value="0.00548376658980658" calcext:value-type="percentage">
            <text:p>0.548%</text:p>
          </table:table-cell>
          <table:table-cell table:style-name="ce17" table:formula="of:=[.P34]*[.$Q$201]" office:value-type="float" office:value="33.8567749254658" calcext:value-type="float">
            <text:p>34</text:p>
          </table:table-cell>
          <table:table-cell table:number-columns-repeated="1007"/>
        </table:table-row>
        <table:table-row table:style-name="ro2">
          <table:table-cell table:style-name="ce2" table:formula="of:=[.B35]&amp;[.D35]&amp;[.H35]" office:value-type="string" office:string-value="910385" calcext:value-type="string">
            <text:p>91038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901000010385" calcext:value-type="float">
            <text:p>901000010385</text:p>
          </table:table-cell>
          <table:table-cell table:style-name="ce3" office:value-type="float" office:value="3167" calcext:value-type="float">
            <text:p>3,167</text:p>
          </table:table-cell>
          <table:table-cell table:style-name="ce7" table:formula="of:=[.J35]/[.$J$201]" office:value-type="percentage" office:value="0.00435827287439587" calcext:value-type="percentage">
            <text:p>0.44%</text:p>
          </table:table-cell>
          <table:table-cell table:style-name="ce11" table:formula="of:=IFERROR(VLOOKUP([.$A35];[$'0-2 AÑOS'.$A$1:.$M$1048576];10;0);0)" office:value-type="float" office:value="3058" calcext:value-type="float">
            <text:p>3058</text:p>
          </table:table-cell>
          <table:table-cell table:style-name="ce11" table:formula="of:=IF([.L35]=0;1;0)" office:value-type="float" office:value="0" calcext:value-type="float">
            <text:p>0</text:p>
          </table:table-cell>
          <table:table-cell table:style-name="ce8" table:formula="of:=IFERROR(VLOOKUP([.$A35];[$'main comparable'.$A$2:.$P$86];16;0);0)" office:value-type="percentage" office:value="0.00476823660991674" calcext:value-type="percentage">
            <text:p>0.48%</text:p>
          </table:table-cell>
          <table:table-cell table:style-name="ce8" table:formula="of:=IF([.M35]=0;[.N35];[.K35])" office:value-type="percentage" office:value="0.00476823660991674" calcext:value-type="percentage">
            <text:p>0.48%</text:p>
          </table:table-cell>
          <table:table-cell table:style-name="ce15" table:formula="of:=[.O35]/[.$O$201]" office:value-type="percentage" office:value="0.00476849268678833" calcext:value-type="percentage">
            <text:p>0.477%</text:p>
          </table:table-cell>
          <table:table-cell table:style-name="ce17" table:formula="of:=[.P35]*[.$Q$201]" office:value-type="float" office:value="29.4406738482311" calcext:value-type="float">
            <text:p>29</text:p>
          </table:table-cell>
          <table:table-cell table:number-columns-repeated="1007"/>
        </table:table-row>
        <table:table-row table:style-name="ro2">
          <table:table-cell table:style-name="ce2" table:formula="of:=[.B36]&amp;[.D36]&amp;[.H36]" office:value-type="string" office:string-value="910417" calcext:value-type="string">
            <text:p>9104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901000010417" calcext:value-type="float">
            <text:p>901000010417</text:p>
          </table:table-cell>
          <table:table-cell table:style-name="ce3" office:value-type="float" office:value="2247" calcext:value-type="float">
            <text:p>2,247</text:p>
          </table:table-cell>
          <table:table-cell table:style-name="ce7" table:formula="of:=[.J36]/[.$J$201]" office:value-type="percentage" office:value="0.0030922131824337" calcext:value-type="percentage">
            <text:p>0.31%</text:p>
          </table:table-cell>
          <table:table-cell table:style-name="ce11" table:formula="of:=IFERROR(VLOOKUP([.$A36];[$'0-2 AÑOS'.$A$1:.$M$1048576];10;0);0)" office:value-type="float" office:value="1933" calcext:value-type="float">
            <text:p>1933</text:p>
          </table:table-cell>
          <table:table-cell table:style-name="ce11" table:formula="of:=IF([.L36]=0;1;0)" office:value-type="float" office:value="0" calcext:value-type="float">
            <text:p>0</text:p>
          </table:table-cell>
          <table:table-cell table:style-name="ce8" table:formula="of:=IFERROR(VLOOKUP([.$A36];[$'main comparable'.$A$2:.$P$86];16;0);0)" office:value-type="percentage" office:value="0.00152583571517336" calcext:value-type="percentage">
            <text:p>0.15%</text:p>
          </table:table-cell>
          <table:table-cell table:style-name="ce8" table:formula="of:=IF([.M36]=0;[.N36];[.K36])" office:value-type="percentage" office:value="0.00152583571517336" calcext:value-type="percentage">
            <text:p>0.15%</text:p>
          </table:table-cell>
          <table:table-cell table:style-name="ce15" table:formula="of:=[.O36]/[.$O$201]" office:value-type="percentage" office:value="0.00152591765977226" calcext:value-type="percentage">
            <text:p>0.153%</text:p>
          </table:table-cell>
          <table:table-cell table:style-name="ce17" table:formula="of:=[.P36]*[.$Q$201]" office:value-type="float" office:value="9.42101563143396" calcext:value-type="float">
            <text:p>9</text:p>
          </table:table-cell>
          <table:table-cell table:number-columns-repeated="1007"/>
        </table:table-row>
        <table:table-row table:style-name="ro2">
          <table:table-cell table:style-name="ce2" table:formula="of:=[.B37]&amp;[.D37]&amp;[.H37]" office:value-type="string" office:string-value="910421" calcext:value-type="string">
            <text:p>9104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901000010421" calcext:value-type="float">
            <text:p>901000010421</text:p>
          </table:table-cell>
          <table:table-cell table:style-name="ce3" office:value-type="float" office:value="5967" calcext:value-type="float">
            <text:p>5,967</text:p>
          </table:table-cell>
          <table:table-cell table:style-name="ce7" table:formula="of:=[.J37]/[.$J$201]" office:value-type="percentage" office:value="0.00821149802384596" calcext:value-type="percentage">
            <text:p>0.82%</text:p>
          </table:table-cell>
          <table:table-cell table:style-name="ce11" table:formula="of:=IFERROR(VLOOKUP([.$A37];[$'0-2 AÑOS'.$A$1:.$M$1048576];10;0);0)" office:value-type="float" office:value="5467" calcext:value-type="float">
            <text:p>5467</text:p>
          </table:table-cell>
          <table:table-cell table:style-name="ce11" table:formula="of:=IF([.L37]=0;1;0)" office:value-type="float" office:value="0" calcext:value-type="float">
            <text:p>0</text:p>
          </table:table-cell>
          <table:table-cell table:style-name="ce8" table:formula="of:=IFERROR(VLOOKUP([.$A37];[$'main comparable'.$A$2:.$P$86];16;0);0)" office:value-type="percentage" office:value="0.00886892009444513" calcext:value-type="percentage">
            <text:p>0.89%</text:p>
          </table:table-cell>
          <table:table-cell table:style-name="ce8" table:formula="of:=IF([.M37]=0;[.N37];[.K37])" office:value-type="percentage" office:value="0.00886892009444513" calcext:value-type="percentage">
            <text:p>0.89%</text:p>
          </table:table-cell>
          <table:table-cell table:style-name="ce15" table:formula="of:=[.O37]/[.$O$201]" office:value-type="percentage" office:value="0.00886939639742629" calcext:value-type="percentage">
            <text:p>0.887%</text:p>
          </table:table-cell>
          <table:table-cell table:style-name="ce17" table:formula="of:=[.P37]*[.$Q$201]" office:value-type="float" office:value="54.7596533577099" calcext:value-type="float">
            <text:p>55</text:p>
          </table:table-cell>
          <table:table-cell table:number-columns-repeated="1007"/>
        </table:table-row>
        <table:table-row table:style-name="ro2">
          <table:table-cell table:style-name="ce2" table:formula="of:=[.B38]&amp;[.D38]&amp;[.H38]" office:value-type="string" office:string-value="910440" calcext:value-type="string">
            <text:p>9104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901000010440" calcext:value-type="float">
            <text:p>901000010440</text:p>
          </table:table-cell>
          <table:table-cell table:style-name="ce3" office:value-type="float" office:value="5038" calcext:value-type="float">
            <text:p>5,038</text:p>
          </table:table-cell>
          <table:table-cell table:style-name="ce7" table:formula="of:=[.J38]/[.$J$201]" office:value-type="percentage" office:value="0.00693305296533198" calcext:value-type="percentage">
            <text:p>0.69%</text:p>
          </table:table-cell>
          <table:table-cell table:style-name="ce11" table:formula="of:=IFERROR(VLOOKUP([.$A38];[$'0-2 AÑOS'.$A$1:.$M$1048576];10;0);0)" office:value-type="float" office:value="4748" calcext:value-type="float">
            <text:p>4748</text:p>
          </table:table-cell>
          <table:table-cell table:style-name="ce11" table:formula="of:=IF([.L38]=0;1;0)" office:value-type="float" office:value="0" calcext:value-type="float">
            <text:p>0</text:p>
          </table:table-cell>
          <table:table-cell table:style-name="ce8" table:formula="of:=IFERROR(VLOOKUP([.$A38];[$'main comparable'.$A$2:.$P$86];16;0);0)" office:value-type="percentage" office:value="0.00734308437927178" calcext:value-type="percentage">
            <text:p>0.73%</text:p>
          </table:table-cell>
          <table:table-cell table:style-name="ce8" table:formula="of:=IF([.M38]=0;[.N38];[.K38])" office:value-type="percentage" office:value="0.00734308437927178" calcext:value-type="percentage">
            <text:p>0.73%</text:p>
          </table:table-cell>
          <table:table-cell table:style-name="ce15" table:formula="of:=[.O38]/[.$O$201]" office:value-type="percentage" office:value="0.00734347873765402" calcext:value-type="percentage">
            <text:p>0.734%</text:p>
          </table:table-cell>
          <table:table-cell table:style-name="ce17" table:formula="of:=[.P38]*[.$Q$201]" office:value-type="float" office:value="45.3386377262759" calcext:value-type="float">
            <text:p>45</text:p>
          </table:table-cell>
          <table:table-cell table:number-columns-repeated="1007"/>
        </table:table-row>
        <table:table-row table:style-name="ro2">
          <table:table-cell table:style-name="ce2" table:formula="of:=[.B39]&amp;[.D39]&amp;[.H39]" office:value-type="string" office:string-value="910455" calcext:value-type="string">
            <text:p>91045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901000010455" calcext:value-type="float">
            <text:p>901000010455</text:p>
          </table:table-cell>
          <table:table-cell table:style-name="ce3" office:value-type="float" office:value="3372" calcext:value-type="float">
            <text:p>3,372</text:p>
          </table:table-cell>
          <table:table-cell table:style-name="ce7" table:formula="of:=[.J39]/[.$J$201]" office:value-type="percentage" office:value="0.00464038400140918" calcext:value-type="percentage">
            <text:p>0.46%</text:p>
          </table:table-cell>
          <table:table-cell table:style-name="ce11" table:formula="of:=IFERROR(VLOOKUP([.$A39];[$'0-2 AÑOS'.$A$1:.$M$1048576];10;0);0)" office:value-type="float" office:value="3157" calcext:value-type="float">
            <text:p>3157</text:p>
          </table:table-cell>
          <table:table-cell table:style-name="ce11" table:formula="of:=IF([.L39]=0;1;0)" office:value-type="float" office:value="0" calcext:value-type="float">
            <text:p>0</text:p>
          </table:table-cell>
          <table:table-cell table:style-name="ce8" table:formula="of:=IFERROR(VLOOKUP([.$A39];[$'main comparable'.$A$2:.$P$86];16;0);0)" office:value-type="percentage" office:value="0.00343313035914005" calcext:value-type="percentage">
            <text:p>0.34%</text:p>
          </table:table-cell>
          <table:table-cell table:style-name="ce8" table:formula="of:=IF([.M39]=0;[.N39];[.K39])" office:value-type="percentage" office:value="0.00343313035914005" calcext:value-type="percentage">
            <text:p>0.34%</text:p>
          </table:table-cell>
          <table:table-cell table:style-name="ce15" table:formula="of:=[.O39]/[.$O$201]" office:value-type="percentage" office:value="0.00343331473448759" calcext:value-type="percentage">
            <text:p>0.343%</text:p>
          </table:table-cell>
          <table:table-cell table:style-name="ce17" table:formula="of:=[.P39]*[.$Q$201]" office:value-type="float" office:value="21.1972851707264" calcext:value-type="float">
            <text:p>21</text:p>
          </table:table-cell>
          <table:table-cell table:number-columns-repeated="1007"/>
        </table:table-row>
        <table:table-row table:style-name="ro2">
          <table:table-cell table:style-name="ce2" table:formula="of:=[.B40]&amp;[.D40]&amp;[.H40]" office:value-type="string" office:string-value="910474" calcext:value-type="string">
            <text:p>9104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901000010474" calcext:value-type="float">
            <text:p>901000010474</text:p>
          </table:table-cell>
          <table:table-cell table:style-name="ce3" office:value-type="float" office:value="10511" calcext:value-type="float">
            <text:p>10,511</text:p>
          </table:table-cell>
          <table:table-cell table:style-name="ce7" table:formula="of:=[.J40]/[.$J$201]" office:value-type="percentage" office:value="0.0144647319806678" calcext:value-type="percentage">
            <text:p>1.45%</text:p>
          </table:table-cell>
          <table:table-cell table:style-name="ce11" table:formula="of:=IFERROR(VLOOKUP([.$A40];[$'0-2 AÑOS'.$A$1:.$M$1048576];10;0);0)" office:value-type="float" office:value="9421" calcext:value-type="float">
            <text:p>9421</text:p>
          </table:table-cell>
          <table:table-cell table:style-name="ce11" table:formula="of:=IF([.L40]=0;1;0)" office:value-type="float" office:value="0" calcext:value-type="float">
            <text:p>0</text:p>
          </table:table-cell>
          <table:table-cell table:style-name="ce8" table:formula="of:=IFERROR(VLOOKUP([.$A40];[$'main comparable'.$A$2:.$P$86];16;0);0)" office:value-type="percentage" office:value="0.0140186156331552" calcext:value-type="percentage">
            <text:p>1.40%</text:p>
          </table:table-cell>
          <table:table-cell table:style-name="ce8" table:formula="of:=IF([.M40]=0;[.N40];[.K40])" office:value-type="percentage" office:value="0.0140186156331552" calcext:value-type="percentage">
            <text:p>1.40%</text:p>
          </table:table-cell>
          <table:table-cell table:style-name="ce15" table:formula="of:=[.O40]/[.$O$201]" office:value-type="percentage" office:value="0.0140193684991577" calcext:value-type="percentage">
            <text:p>1.402%</text:p>
          </table:table-cell>
          <table:table-cell table:style-name="ce17" table:formula="of:=[.P40]*[.$Q$201]" office:value-type="float" office:value="86.5555811137995" calcext:value-type="float">
            <text:p>87</text:p>
          </table:table-cell>
          <table:table-cell table:number-columns-repeated="1007"/>
        </table:table-row>
        <table:table-row table:style-name="ro2">
          <table:table-cell table:style-name="ce2" table:formula="of:=[.B41]&amp;[.D41]&amp;[.H41]" office:value-type="string" office:string-value="910489" calcext:value-type="string">
            <text:p>91048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901000010489" calcext:value-type="float">
            <text:p>901000010489</text:p>
          </table:table-cell>
          <table:table-cell table:style-name="ce3" office:value-type="float" office:value="4135" calcext:value-type="float">
            <text:p>4,135</text:p>
          </table:table-cell>
          <table:table-cell table:style-name="ce7" table:formula="of:=[.J41]/[.$J$201]" office:value-type="percentage" office:value="0.00569038785463433" calcext:value-type="percentage">
            <text:p>0.57%</text:p>
          </table:table-cell>
          <table:table-cell table:style-name="ce11" table:formula="of:=IFERROR(VLOOKUP([.$A41];[$'0-2 AÑOS'.$A$1:.$M$1048576];10;0);0)" office:value-type="float" office:value="3751" calcext:value-type="float">
            <text:p>3751</text:p>
          </table:table-cell>
          <table:table-cell table:style-name="ce11" table:formula="of:=IF([.L41]=0;1;0)" office:value-type="float" office:value="0" calcext:value-type="float">
            <text:p>0</text:p>
          </table:table-cell>
          <table:table-cell table:style-name="ce8" table:formula="of:=IFERROR(VLOOKUP([.$A41];[$'main comparable'.$A$2:.$P$86];16;0);0)" office:value-type="percentage" office:value="0.00538810736920592" calcext:value-type="percentage">
            <text:p>0.54%</text:p>
          </table:table-cell>
          <table:table-cell table:style-name="ce8" table:formula="of:=IF([.M41]=0;[.N41];[.K41])" office:value-type="percentage" office:value="0.00538810736920592" calcext:value-type="percentage">
            <text:p>0.54%</text:p>
          </table:table-cell>
          <table:table-cell table:style-name="ce15" table:formula="of:=[.O41]/[.$O$201]" office:value-type="percentage" office:value="0.00538839673607081" calcext:value-type="percentage">
            <text:p>0.539%</text:p>
          </table:table-cell>
          <table:table-cell table:style-name="ce17" table:formula="of:=[.P41]*[.$Q$201]" office:value-type="float" office:value="33.2679614485012" calcext:value-type="float">
            <text:p>33</text:p>
          </table:table-cell>
          <table:table-cell table:number-columns-repeated="1007"/>
        </table:table-row>
        <table:table-row table:style-name="ro2">
          <table:table-cell table:style-name="ce2" table:formula="of:=[.B42]&amp;[.D42]&amp;[.H42]" office:value-type="string" office:string-value="910493" calcext:value-type="string">
            <text:p>91049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901000010493" calcext:value-type="float">
            <text:p>901000010493</text:p>
          </table:table-cell>
          <table:table-cell table:style-name="ce3" office:value-type="float" office:value="4770" calcext:value-type="float">
            <text:p>4,770</text:p>
          </table:table-cell>
          <table:table-cell table:style-name="ce7" table:formula="of:=[.J42]/[.$J$201]" office:value-type="percentage" office:value="0.00656424427245605" calcext:value-type="percentage">
            <text:p>0.66%</text:p>
          </table:table-cell>
          <table:table-cell table:style-name="ce11" table:formula="of:=IFERROR(VLOOKUP([.$A42];[$'0-2 AÑOS'.$A$1:.$M$1048576];10;0);0)" office:value-type="float" office:value="4638" calcext:value-type="float">
            <text:p>4638</text:p>
          </table:table-cell>
          <table:table-cell table:style-name="ce11" table:formula="of:=IF([.L42]=0;1;0)" office:value-type="float" office:value="0" calcext:value-type="float">
            <text:p>0</text:p>
          </table:table-cell>
          <table:table-cell table:style-name="ce8" table:formula="of:=IFERROR(VLOOKUP([.$A42];[$'main comparable'.$A$2:.$P$86];16;0);0)" office:value-type="percentage" office:value="0.0064371194233876" calcext:value-type="percentage">
            <text:p>0.64%</text:p>
          </table:table-cell>
          <table:table-cell table:style-name="ce8" table:formula="of:=IF([.M42]=0;[.N42];[.K42])" office:value-type="percentage" office:value="0.0064371194233876" calcext:value-type="percentage">
            <text:p>0.64%</text:p>
          </table:table-cell>
          <table:table-cell table:style-name="ce15" table:formula="of:=[.O42]/[.$O$201]" office:value-type="percentage" office:value="0.00643746512716424" calcext:value-type="percentage">
            <text:p>0.644%</text:p>
          </table:table-cell>
          <table:table-cell table:style-name="ce17" table:formula="of:=[.P42]*[.$Q$201]" office:value-type="float" office:value="39.744909695112" calcext:value-type="float">
            <text:p>40</text:p>
          </table:table-cell>
          <table:table-cell table:number-columns-repeated="1007"/>
        </table:table-row>
        <table:table-row table:style-name="ro2">
          <table:table-cell table:style-name="ce2" table:formula="of:=[.B43]&amp;[.D43]&amp;[.H43]" office:value-type="string" office:string-value="910506" calcext:value-type="string">
            <text:p>91050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901000010506" calcext:value-type="float">
            <text:p>901000010506</text:p>
          </table:table-cell>
          <table:table-cell table:style-name="ce3" office:value-type="float" office:value="2998" calcext:value-type="float">
            <text:p>2,998</text:p>
          </table:table-cell>
          <table:table-cell table:style-name="ce7" table:formula="of:=[.J43]/[.$J$201]" office:value-type="percentage" office:value="0.00412570321358978" calcext:value-type="percentage">
            <text:p>0.41%</text:p>
          </table:table-cell>
          <table:table-cell table:style-name="ce11" table:formula="of:=IFERROR(VLOOKUP([.$A43];[$'0-2 AÑOS'.$A$1:.$M$1048576];10;0);0)" office:value-type="float" office:value="2719" calcext:value-type="float">
            <text:p>2719</text:p>
          </table:table-cell>
          <table:table-cell table:style-name="ce11" table:formula="of:=IF([.L43]=0;1;0)" office:value-type="float" office:value="0" calcext:value-type="float">
            <text:p>0</text:p>
          </table:table-cell>
          <table:table-cell table:style-name="ce8" table:formula="of:=IFERROR(VLOOKUP([.$A43];[$'main comparable'.$A$2:.$P$86];16;0);0)" office:value-type="percentage" office:value="0.00338544799304088" calcext:value-type="percentage">
            <text:p>0.34%</text:p>
          </table:table-cell>
          <table:table-cell table:style-name="ce8" table:formula="of:=IF([.M43]=0;[.N43];[.K43])" office:value-type="percentage" office:value="0.00338544799304088" calcext:value-type="percentage">
            <text:p>0.34%</text:p>
          </table:table-cell>
          <table:table-cell table:style-name="ce15" table:formula="of:=[.O43]/[.$O$201]" office:value-type="percentage" office:value="0.00338562980761971" calcext:value-type="percentage">
            <text:p>0.339%</text:p>
          </table:table-cell>
          <table:table-cell table:style-name="ce17" table:formula="of:=[.P43]*[.$Q$201]" office:value-type="float" office:value="20.9028784322441" calcext:value-type="float">
            <text:p>21</text:p>
          </table:table-cell>
          <table:table-cell table:number-columns-repeated="1007"/>
        </table:table-row>
        <table:table-row table:style-name="ro2">
          <table:table-cell table:style-name="ce2" table:formula="of:=[.B44]&amp;[.D44]&amp;[.H44]" office:value-type="string" office:string-value="910510" calcext:value-type="string">
            <text:p>9105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901000010510" calcext:value-type="float">
            <text:p>901000010510</text:p>
          </table:table-cell>
          <table:table-cell table:style-name="ce3" office:value-type="float" office:value="2980" calcext:value-type="float">
            <text:p>2,980</text:p>
          </table:table-cell>
          <table:table-cell table:style-name="ce7" table:formula="of:=[.J44]/[.$J$201]" office:value-type="percentage" office:value="0.00410093248048617" calcext:value-type="percentage">
            <text:p>0.41%</text:p>
          </table:table-cell>
          <table:table-cell table:style-name="ce11" table:formula="of:=IFERROR(VLOOKUP([.$A44];[$'0-2 AÑOS'.$A$1:.$M$1048576];10;0);0)" office:value-type="float" office:value="3573" calcext:value-type="float">
            <text:p>3573</text:p>
          </table:table-cell>
          <table:table-cell table:style-name="ce11" table:formula="of:=IF([.L44]=0;1;0)" office:value-type="float" office:value="0" calcext:value-type="float">
            <text:p>0</text:p>
          </table:table-cell>
          <table:table-cell table:style-name="ce8" table:formula="of:=IFERROR(VLOOKUP([.$A44];[$'main comparable'.$A$2:.$P$86];16;0);0)" office:value-type="percentage" office:value="0.00333776562694172" calcext:value-type="percentage">
            <text:p>0.33%</text:p>
          </table:table-cell>
          <table:table-cell table:style-name="ce8" table:formula="of:=IF([.M44]=0;[.N44];[.K44])" office:value-type="percentage" office:value="0.00333776562694172" calcext:value-type="percentage">
            <text:p>0.33%</text:p>
          </table:table-cell>
          <table:table-cell table:style-name="ce15" table:formula="of:=[.O44]/[.$O$201]" office:value-type="percentage" office:value="0.00333794488075183" calcext:value-type="percentage">
            <text:p>0.334%</text:p>
          </table:table-cell>
          <table:table-cell table:style-name="ce17" table:formula="of:=[.P44]*[.$Q$201]" office:value-type="float" office:value="20.6084716937618" calcext:value-type="float">
            <text:p>21</text:p>
          </table:table-cell>
          <table:table-cell table:number-columns-repeated="1007"/>
        </table:table-row>
        <table:table-row table:style-name="ro2">
          <table:table-cell table:style-name="ce2" table:formula="of:=[.B45]&amp;[.D45]&amp;[.H45]" office:value-type="string" office:string-value="910525" calcext:value-type="string">
            <text:p>9105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901000010525" calcext:value-type="float">
            <text:p>901000010525</text:p>
          </table:table-cell>
          <table:table-cell table:style-name="ce3" office:value-type="float" office:value="2289" calcext:value-type="float">
            <text:p>2,289</text:p>
          </table:table-cell>
          <table:table-cell table:style-name="ce7" table:formula="of:=[.J45]/[.$J$201]" office:value-type="percentage" office:value="0.00315001155967545" calcext:value-type="percentage">
            <text:p>0.32%</text:p>
          </table:table-cell>
          <table:table-cell table:style-name="ce11" table:formula="of:=IFERROR(VLOOKUP([.$A45];[$'0-2 AÑOS'.$A$1:.$M$1048576];10;0);0)" office:value-type="float" office:value="2348" calcext:value-type="float">
            <text:p>2348</text:p>
          </table:table-cell>
          <table:table-cell table:style-name="ce11" table:formula="of:=IF([.L45]=0;1;0)" office:value-type="float" office:value="0" calcext:value-type="float">
            <text:p>0</text:p>
          </table:table-cell>
          <table:table-cell table:style-name="ce8" table:formula="of:=IFERROR(VLOOKUP([.$A45];[$'main comparable'.$A$2:.$P$86];16;0);0)" office:value-type="percentage" office:value="0.00185961227786753" calcext:value-type="percentage">
            <text:p>0.19%</text:p>
          </table:table-cell>
          <table:table-cell table:style-name="ce8" table:formula="of:=IF([.M45]=0;[.N45];[.K45])" office:value-type="percentage" office:value="0.00185961227786753" calcext:value-type="percentage">
            <text:p>0.19%</text:p>
          </table:table-cell>
          <table:table-cell table:style-name="ce15" table:formula="of:=[.O45]/[.$O$201]" office:value-type="percentage" office:value="0.00185971214784745" calcext:value-type="percentage">
            <text:p>0.186%</text:p>
          </table:table-cell>
          <table:table-cell table:style-name="ce17" table:formula="of:=[.P45]*[.$Q$201]" office:value-type="float" office:value="11.4818628008101" calcext:value-type="float">
            <text:p>11</text:p>
          </table:table-cell>
          <table:table-cell table:number-columns-repeated="1007"/>
        </table:table-row>
        <table:table-row table:style-name="ro2">
          <table:table-cell table:style-name="ce2" table:formula="of:=[.B46]&amp;[.D46]&amp;[.H46]" office:value-type="string" office:string-value="910053A" calcext:value-type="string">
            <text:p>910053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053A</text:p>
          </table:table-cell>
          <table:table-cell table:style-name="ce2" office:value-type="string" calcext:value-type="string">
            <text:p>090100001053A</text:p>
          </table:table-cell>
          <table:table-cell table:style-name="ce3" office:value-type="float" office:value="4970" calcext:value-type="float">
            <text:p>4,970</text:p>
          </table:table-cell>
          <table:table-cell table:style-name="ce7" table:formula="of:=[.J46]/[.$J$201]" office:value-type="percentage" office:value="0.00683947464027391" calcext:value-type="percentage">
            <text:p>0.68%</text:p>
          </table:table-cell>
          <table:table-cell table:style-name="ce11" table:formula="of:=IFERROR(VLOOKUP([.$A46];[$'0-2 AÑOS'.$A$1:.$M$1048576];10;0);0)" office:value-type="float" office:value="4574" calcext:value-type="float">
            <text:p>4574</text:p>
          </table:table-cell>
          <table:table-cell table:style-name="ce11" table:formula="of:=IF([.L46]=0;1;0)" office:value-type="float" office:value="0" calcext:value-type="float">
            <text:p>0</text:p>
          </table:table-cell>
          <table:table-cell table:style-name="ce8" table:formula="of:=IFERROR(VLOOKUP([.$A46];[$'main comparable'.$A$2:.$P$86];16;0);0)" office:value-type="percentage" office:value="0.00519737790480925" calcext:value-type="percentage">
            <text:p>0.52%</text:p>
          </table:table-cell>
          <table:table-cell table:style-name="ce8" table:formula="of:=IF([.M46]=0;[.N46];[.K46])" office:value-type="percentage" office:value="0.00519737790480925" calcext:value-type="percentage">
            <text:p>0.52%</text:p>
          </table:table-cell>
          <table:table-cell table:style-name="ce15" table:formula="of:=[.O46]/[.$O$201]" office:value-type="percentage" office:value="0.00519765702859928" calcext:value-type="percentage">
            <text:p>0.520%</text:p>
          </table:table-cell>
          <table:table-cell table:style-name="ce17" table:formula="of:=[.P46]*[.$Q$201]" office:value-type="float" office:value="32.0903344945719" calcext:value-type="float">
            <text:p>32</text:p>
          </table:table-cell>
          <table:table-cell table:number-columns-repeated="1007"/>
        </table:table-row>
        <table:table-row table:style-name="ro2">
          <table:table-cell table:style-name="ce2" table:formula="of:=[.B47]&amp;[.D47]&amp;[.H47]" office:value-type="string" office:string-value="910544" calcext:value-type="string">
            <text:p>91054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901000010544" calcext:value-type="float">
            <text:p>901000010544</text:p>
          </table:table-cell>
          <table:table-cell table:style-name="ce3" office:value-type="float" office:value="2845" calcext:value-type="float">
            <text:p>2,845</text:p>
          </table:table-cell>
          <table:table-cell table:style-name="ce7" table:formula="of:=[.J47]/[.$J$201]" office:value-type="percentage" office:value="0.00391515198220911" calcext:value-type="percentage">
            <text:p>0.39%</text:p>
          </table:table-cell>
          <table:table-cell table:style-name="ce11" table:formula="of:=IFERROR(VLOOKUP([.$A47];[$'0-2 AÑOS'.$A$1:.$M$1048576];10;0);0)" office:value-type="float" office:value="0" calcext:value-type="float">
            <text:p>0</text:p>
          </table:table-cell>
          <table:table-cell table:style-name="ce11" table:formula="of:=IF([.L47]=0;1;0)" office:value-type="float" office:value="1" calcext:value-type="float">
            <text:p>1</text:p>
          </table:table-cell>
          <table:table-cell table:style-name="ce8" table:formula="of:=IFERROR(VLOOKUP([.$A47];[$'main comparable'.$A$2:.$P$86];16;0);0)" office:value-type="percentage" office:value="0" calcext:value-type="percentage">
            <text:p>0.00%</text:p>
          </table:table-cell>
          <table:table-cell table:style-name="ce8" table:formula="of:=IF([.M47]=0;[.N47];[.K47])" office:value-type="percentage" office:value="0.00391515198220911" calcext:value-type="percentage">
            <text:p>0.39%</text:p>
          </table:table-cell>
          <table:table-cell table:style-name="ce15" table:formula="of:=[.O47]/[.$O$201]" office:value-type="percentage" office:value="0.00391536224439897" calcext:value-type="percentage">
            <text:p>0.392%</text:p>
          </table:table-cell>
          <table:table-cell table:style-name="ce17" table:formula="of:=[.P47]*[.$Q$201]" office:value-type="float" office:value="24.1734464969193" calcext:value-type="float">
            <text:p>24</text:p>
          </table:table-cell>
          <table:table-cell table:number-columns-repeated="1007"/>
        </table:table-row>
        <table:table-row table:style-name="ro2">
          <table:table-cell table:style-name="ce2" table:formula="of:=[.B48]&amp;[.D48]&amp;[.H48]" office:value-type="string" office:string-value="910559" calcext:value-type="string">
            <text:p>91055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901000010559" calcext:value-type="float">
            <text:p>901000010559</text:p>
          </table:table-cell>
          <table:table-cell table:style-name="ce3" office:value-type="float" office:value="2180" calcext:value-type="float">
            <text:p>2,180</text:p>
          </table:table-cell>
          <table:table-cell table:style-name="ce7" table:formula="of:=[.J48]/[.$J$201]" office:value-type="percentage" office:value="0.00300001100921471" calcext:value-type="percentage">
            <text:p>0.30%</text:p>
          </table:table-cell>
          <table:table-cell table:style-name="ce11" table:formula="of:=IFERROR(VLOOKUP([.$A48];[$'0-2 AÑOS'.$A$1:.$M$1048576];10;0);0)" office:value-type="float" office:value="2371" calcext:value-type="float">
            <text:p>2371</text:p>
          </table:table-cell>
          <table:table-cell table:style-name="ce11" table:formula="of:=IF([.L48]=0;1;0)" office:value-type="float" office:value="0" calcext:value-type="float">
            <text:p>0</text:p>
          </table:table-cell>
          <table:table-cell table:style-name="ce8" table:formula="of:=IFERROR(VLOOKUP([.$A48];[$'main comparable'.$A$2:.$P$86];16;0);0)" office:value-type="percentage" office:value="0.00209802410836336" calcext:value-type="percentage">
            <text:p>0.21%</text:p>
          </table:table-cell>
          <table:table-cell table:style-name="ce8" table:formula="of:=IF([.M48]=0;[.N48];[.K48])" office:value-type="percentage" office:value="0.00209802410836336" calcext:value-type="percentage">
            <text:p>0.21%</text:p>
          </table:table-cell>
          <table:table-cell table:style-name="ce15" table:formula="of:=[.O48]/[.$O$201]" office:value-type="percentage" office:value="0.00209813678218686" calcext:value-type="percentage">
            <text:p>0.210%</text:p>
          </table:table-cell>
          <table:table-cell table:style-name="ce17" table:formula="of:=[.P48]*[.$Q$201]" office:value-type="float" office:value="12.9538964932217" calcext:value-type="float">
            <text:p>13</text:p>
          </table:table-cell>
          <table:table-cell table:number-columns-repeated="1007"/>
        </table:table-row>
        <table:table-row table:style-name="ro2">
          <table:table-cell table:style-name="ce2" table:formula="of:=[.B49]&amp;[.D49]&amp;[.H49]" office:value-type="string" office:string-value="910563" calcext:value-type="string">
            <text:p>91056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901000010563" calcext:value-type="float">
            <text:p>901000010563</text:p>
          </table:table-cell>
          <table:table-cell table:style-name="ce3" office:value-type="float" office:value="9360" calcext:value-type="float">
            <text:p>9,360</text:p>
          </table:table-cell>
          <table:table-cell table:style-name="ce7" table:formula="of:=[.J49]/[.$J$201]" office:value-type="percentage" office:value="0.012880781213876" calcext:value-type="percentage">
            <text:p>1.29%</text:p>
          </table:table-cell>
          <table:table-cell table:style-name="ce11" table:formula="of:=IFERROR(VLOOKUP([.$A49];[$'0-2 AÑOS'.$A$1:.$M$1048576];10;0);0)" office:value-type="float" office:value="9225" calcext:value-type="float">
            <text:p>9225</text:p>
          </table:table-cell>
          <table:table-cell table:style-name="ce11" table:formula="of:=IF([.L49]=0;1;0)" office:value-type="float" office:value="0" calcext:value-type="float">
            <text:p>0</text:p>
          </table:table-cell>
          <table:table-cell table:style-name="ce8" table:formula="of:=IFERROR(VLOOKUP([.$A49];[$'main comparable'.$A$2:.$P$86];16;0);0)" office:value-type="percentage" office:value="0.0135894743382627" calcext:value-type="percentage">
            <text:p>1.36%</text:p>
          </table:table-cell>
          <table:table-cell table:style-name="ce8" table:formula="of:=IF([.M49]=0;[.N49];[.K49])" office:value-type="percentage" office:value="0.0135894743382627" calcext:value-type="percentage">
            <text:p>1.36%</text:p>
          </table:table-cell>
          <table:table-cell table:style-name="ce15" table:formula="of:=[.O49]/[.$O$201]" office:value-type="percentage" office:value="0.0135902041573467" calcext:value-type="percentage">
            <text:p>1.359%</text:p>
          </table:table-cell>
          <table:table-cell table:style-name="ce17" table:formula="of:=[.P49]*[.$Q$201]" office:value-type="float" office:value="83.9059204674587" calcext:value-type="float">
            <text:p>84</text:p>
          </table:table-cell>
          <table:table-cell table:number-columns-repeated="1007"/>
        </table:table-row>
        <table:table-row table:style-name="ro2">
          <table:table-cell table:style-name="ce2" table:formula="of:=[.B50]&amp;[.D50]&amp;[.H50]" office:value-type="string" office:string-value="910578" calcext:value-type="string">
            <text:p>9105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901000010578" calcext:value-type="float">
            <text:p>901000010578</text:p>
          </table:table-cell>
          <table:table-cell table:style-name="ce3" office:value-type="float" office:value="6934" calcext:value-type="float">
            <text:p>6,934</text:p>
          </table:table-cell>
          <table:table-cell table:style-name="ce7" table:formula="of:=[.J50]/[.$J$201]" office:value-type="percentage" office:value="0.00954223685224533" calcext:value-type="percentage">
            <text:p>0.95%</text:p>
          </table:table-cell>
          <table:table-cell table:style-name="ce11" table:formula="of:=IFERROR(VLOOKUP([.$A50];[$'0-2 AÑOS'.$A$1:.$M$1048576];10;0);0)" office:value-type="float" office:value="6964" calcext:value-type="float">
            <text:p>6964</text:p>
          </table:table-cell>
          <table:table-cell table:style-name="ce11" table:formula="of:=IF([.L50]=0;1;0)" office:value-type="float" office:value="0" calcext:value-type="float">
            <text:p>0</text:p>
          </table:table-cell>
          <table:table-cell table:style-name="ce8" table:formula="of:=IFERROR(VLOOKUP([.$A50];[$'main comparable'.$A$2:.$P$86];16;0);0)" office:value-type="percentage" office:value="0.00791527277246179" calcext:value-type="percentage">
            <text:p>0.79%</text:p>
          </table:table-cell>
          <table:table-cell table:style-name="ce8" table:formula="of:=IF([.M50]=0;[.N50];[.K50])" office:value-type="percentage" office:value="0.00791527277246179" calcext:value-type="percentage">
            <text:p>0.79%</text:p>
          </table:table-cell>
          <table:table-cell table:style-name="ce15" table:formula="of:=[.O50]/[.$O$201]" office:value-type="percentage" office:value="0.00791569786006862" calcext:value-type="percentage">
            <text:p>0.792%</text:p>
          </table:table-cell>
          <table:table-cell table:style-name="ce17" table:formula="of:=[.P50]*[.$Q$201]" office:value-type="float" office:value="48.8715185880637" calcext:value-type="float">
            <text:p>49</text:p>
          </table:table-cell>
          <table:table-cell table:number-columns-repeated="1007"/>
        </table:table-row>
        <table:table-row table:style-name="ro2">
          <table:table-cell table:style-name="ce2" table:formula="of:=[.B51]&amp;[.D51]&amp;[.H51]" office:value-type="string" office:string-value="910597" calcext:value-type="string">
            <text:p>91059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901000010597" calcext:value-type="float">
            <text:p>901000010597</text:p>
          </table:table-cell>
          <table:table-cell table:style-name="ce3" office:value-type="float" office:value="3985" calcext:value-type="float">
            <text:p>3,985</text:p>
          </table:table-cell>
          <table:table-cell table:style-name="ce7" table:formula="of:=[.J51]/[.$J$201]" office:value-type="percentage" office:value="0.00548396507877093" calcext:value-type="percentage">
            <text:p>0.55%</text:p>
          </table:table-cell>
          <table:table-cell table:style-name="ce11" table:formula="of:=IFERROR(VLOOKUP([.$A51];[$'0-2 AÑOS'.$A$1:.$M$1048576];10;0);0)" office:value-type="float" office:value="0" calcext:value-type="float">
            <text:p>0</text:p>
          </table:table-cell>
          <table:table-cell table:style-name="ce11" table:formula="of:=IF([.L51]=0;1;0)" office:value-type="float" office:value="1" calcext:value-type="float">
            <text:p>1</text:p>
          </table:table-cell>
          <table:table-cell table:style-name="ce8" table:formula="of:=IFERROR(VLOOKUP([.$A51];[$'main comparable'.$A$2:.$P$86];16;0);0)" office:value-type="percentage" office:value="0" calcext:value-type="percentage">
            <text:p>0.00%</text:p>
          </table:table-cell>
          <table:table-cell table:style-name="ce8" table:formula="of:=IF([.M51]=0;[.N51];[.K51])" office:value-type="percentage" office:value="0.00548396507877093" calcext:value-type="percentage">
            <text:p>0.55%</text:p>
          </table:table-cell>
          <table:table-cell table:style-name="ce15" table:formula="of:=[.O51]/[.$O$201]" office:value-type="percentage" office:value="0.00548425959364847" calcext:value-type="percentage">
            <text:p>0.548%</text:p>
          </table:table-cell>
          <table:table-cell table:style-name="ce17" table:formula="of:=[.P51]*[.$Q$201]" office:value-type="float" office:value="33.8598187311857" calcext:value-type="float">
            <text:p>34</text:p>
          </table:table-cell>
          <table:table-cell table:number-columns-repeated="1007"/>
        </table:table-row>
        <table:table-row table:style-name="ro2">
          <table:table-cell table:style-name="ce2" table:formula="of:=[.B52]&amp;[.D52]&amp;[.H52]" office:value-type="string" office:string-value="910060A" calcext:value-type="string">
            <text:p>910060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060A</text:p>
          </table:table-cell>
          <table:table-cell table:style-name="ce2" office:value-type="string" calcext:value-type="string">
            <text:p>090100001060A</text:p>
          </table:table-cell>
          <table:table-cell table:style-name="ce3" office:value-type="float" office:value="2701" calcext:value-type="float">
            <text:p>2,701</text:p>
          </table:table-cell>
          <table:table-cell table:style-name="ce7" table:formula="of:=[.J52]/[.$J$201]" office:value-type="percentage" office:value="0.00371698611738025" calcext:value-type="percentage">
            <text:p>0.37%</text:p>
          </table:table-cell>
          <table:table-cell table:style-name="ce11" table:formula="of:=IFERROR(VLOOKUP([.$A52];[$'0-2 AÑOS'.$A$1:.$M$1048576];10;0);0)" office:value-type="float" office:value="0" calcext:value-type="float">
            <text:p>0</text:p>
          </table:table-cell>
          <table:table-cell table:style-name="ce11" table:formula="of:=IF([.L52]=0;1;0)" office:value-type="float" office:value="1" calcext:value-type="float">
            <text:p>1</text:p>
          </table:table-cell>
          <table:table-cell table:style-name="ce8" table:formula="of:=IFERROR(VLOOKUP([.$A52];[$'main comparable'.$A$2:.$P$86];16;0);0)" office:value-type="percentage" office:value="0" calcext:value-type="percentage">
            <text:p>0.00%</text:p>
          </table:table-cell>
          <table:table-cell table:style-name="ce8" table:formula="of:=IF([.M52]=0;[.N52];[.K52])" office:value-type="percentage" office:value="0.00371698611738025" calcext:value-type="percentage">
            <text:p>0.37%</text:p>
          </table:table-cell>
          <table:table-cell table:style-name="ce15" table:formula="of:=[.O52]/[.$O$201]" office:value-type="percentage" office:value="0.00371718573712535" calcext:value-type="percentage">
            <text:p>0.372%</text:p>
          </table:table-cell>
          <table:table-cell table:style-name="ce17" table:formula="of:=[.P52]*[.$Q$201]" office:value-type="float" office:value="22.9499047410119" calcext:value-type="float">
            <text:p>23</text:p>
          </table:table-cell>
          <table:table-cell table:number-columns-repeated="1007"/>
        </table:table-row>
        <table:table-row table:style-name="ro2">
          <table:table-cell table:style-name="ce2" table:formula="of:=[.B53]&amp;[.D53]&amp;[.H53]" office:value-type="string" office:string-value="910614" calcext:value-type="string">
            <text:p>9106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901000010614" calcext:value-type="float">
            <text:p>901000010614</text:p>
          </table:table-cell>
          <table:table-cell table:style-name="ce3" office:value-type="float" office:value="2005" calcext:value-type="float">
            <text:p>2,005</text:p>
          </table:table-cell>
          <table:table-cell table:style-name="ce7" table:formula="of:=[.J53]/[.$J$201]" office:value-type="percentage" office:value="0.00275918443737408" calcext:value-type="percentage">
            <text:p>0.28%</text:p>
          </table:table-cell>
          <table:table-cell table:style-name="ce11" table:formula="of:=IFERROR(VLOOKUP([.$A53];[$'0-2 AÑOS'.$A$1:.$M$1048576];10;0);0)" office:value-type="float" office:value="0" calcext:value-type="float">
            <text:p>0</text:p>
          </table:table-cell>
          <table:table-cell table:style-name="ce11" table:formula="of:=IF([.L53]=0;1;0)" office:value-type="float" office:value="1" calcext:value-type="float">
            <text:p>1</text:p>
          </table:table-cell>
          <table:table-cell table:style-name="ce8" table:formula="of:=IFERROR(VLOOKUP([.$A53];[$'main comparable'.$A$2:.$P$86];16;0);0)" office:value-type="percentage" office:value="0" calcext:value-type="percentage">
            <text:p>0.00%</text:p>
          </table:table-cell>
          <table:table-cell table:style-name="ce8" table:formula="of:=IF([.M53]=0;[.N53];[.K53])" office:value-type="percentage" office:value="0.00275918443737408" calcext:value-type="percentage">
            <text:p>0.28%</text:p>
          </table:table-cell>
          <table:table-cell table:style-name="ce15" table:formula="of:=[.O53]/[.$O$201]" office:value-type="percentage" office:value="0.00275933261863618" calcext:value-type="percentage">
            <text:p>0.276%</text:p>
          </table:table-cell>
          <table:table-cell table:style-name="ce17" table:formula="of:=[.P53]*[.$Q$201]" office:value-type="float" office:value="17.0361195874598" calcext:value-type="float">
            <text:p>17</text:p>
          </table:table-cell>
          <table:table-cell table:number-columns-repeated="1007"/>
        </table:table-row>
        <table:table-row table:style-name="ro2">
          <table:table-cell table:style-name="ce2" table:formula="of:=[.B54]&amp;[.D54]&amp;[.H54]" office:value-type="string" office:string-value="910629" calcext:value-type="string">
            <text:p>9106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901000010629" calcext:value-type="float">
            <text:p>901000010629</text:p>
          </table:table-cell>
          <table:table-cell table:style-name="ce3" office:value-type="float" office:value="2676" calcext:value-type="float">
            <text:p>2,676</text:p>
          </table:table-cell>
          <table:table-cell table:style-name="ce7" table:formula="of:=[.J54]/[.$J$201]" office:value-type="percentage" office:value="0.00368258232140301" calcext:value-type="percentage">
            <text:p>0.37%</text:p>
          </table:table-cell>
          <table:table-cell table:style-name="ce11" table:formula="of:=IFERROR(VLOOKUP([.$A54];[$'0-2 AÑOS'.$A$1:.$M$1048576];10;0);0)" office:value-type="float" office:value="2510" calcext:value-type="float">
            <text:p>2510</text:p>
          </table:table-cell>
          <table:table-cell table:style-name="ce11" table:formula="of:=IF([.L54]=0;1;0)" office:value-type="float" office:value="0" calcext:value-type="float">
            <text:p>0</text:p>
          </table:table-cell>
          <table:table-cell table:style-name="ce8" table:formula="of:=IFERROR(VLOOKUP([.$A54];[$'main comparable'.$A$2:.$P$86];16;0);0)" office:value-type="percentage" office:value="0.00171656517957003" calcext:value-type="percentage">
            <text:p>0.17%</text:p>
          </table:table-cell>
          <table:table-cell table:style-name="ce8" table:formula="of:=IF([.M54]=0;[.N54];[.K54])" office:value-type="percentage" office:value="0.00171656517957003" calcext:value-type="percentage">
            <text:p>0.17%</text:p>
          </table:table-cell>
          <table:table-cell table:style-name="ce15" table:formula="of:=[.O54]/[.$O$201]" office:value-type="percentage" office:value="0.0017166573672438" calcext:value-type="percentage">
            <text:p>0.172%</text:p>
          </table:table-cell>
          <table:table-cell table:style-name="ce17" table:formula="of:=[.P54]*[.$Q$201]" office:value-type="float" office:value="10.5986425853632" calcext:value-type="float">
            <text:p>11</text:p>
          </table:table-cell>
          <table:table-cell table:number-columns-repeated="1007"/>
        </table:table-row>
        <table:table-row table:style-name="ro2">
          <table:table-cell table:style-name="ce2" table:formula="of:=[.B55]&amp;[.D55]&amp;[.H55]" office:value-type="string" office:string-value="910633" calcext:value-type="string">
            <text:p>91063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901000010633" calcext:value-type="float">
            <text:p>901000010633</text:p>
          </table:table-cell>
          <table:table-cell table:style-name="ce3" office:value-type="float" office:value="1894" calcext:value-type="float">
            <text:p>1,894</text:p>
          </table:table-cell>
          <table:table-cell table:style-name="ce7" table:formula="of:=[.J55]/[.$J$201]" office:value-type="percentage" office:value="0.00260643158323517" calcext:value-type="percentage">
            <text:p>0.26%</text:p>
          </table:table-cell>
          <table:table-cell table:style-name="ce11" table:formula="of:=IFERROR(VLOOKUP([.$A55];[$'0-2 AÑOS'.$A$1:.$M$1048576];10;0);0)" office:value-type="float" office:value="1888" calcext:value-type="float">
            <text:p>1888</text:p>
          </table:table-cell>
          <table:table-cell table:style-name="ce11" table:formula="of:=IF([.L55]=0;1;0)" office:value-type="float" office:value="0" calcext:value-type="float">
            <text:p>0</text:p>
          </table:table-cell>
          <table:table-cell table:style-name="ce8" table:formula="of:=IFERROR(VLOOKUP([.$A55];[$'main comparable'.$A$2:.$P$86];16;0);0)" office:value-type="percentage" office:value="0.00214570647446253" calcext:value-type="percentage">
            <text:p>0.21%</text:p>
          </table:table-cell>
          <table:table-cell table:style-name="ce8" table:formula="of:=IF([.M55]=0;[.N55];[.K55])" office:value-type="percentage" office:value="0.00214570647446253" calcext:value-type="percentage">
            <text:p>0.21%</text:p>
          </table:table-cell>
          <table:table-cell table:style-name="ce15" table:formula="of:=[.O55]/[.$O$201]" office:value-type="percentage" office:value="0.00214582170905475" calcext:value-type="percentage">
            <text:p>0.215%</text:p>
          </table:table-cell>
          <table:table-cell table:style-name="ce17" table:formula="of:=[.P55]*[.$Q$201]" office:value-type="float" office:value="13.248303231704" calcext:value-type="float">
            <text:p>13</text:p>
          </table:table-cell>
          <table:table-cell table:number-columns-repeated="1007"/>
        </table:table-row>
        <table:table-row table:style-name="ro2">
          <table:table-cell table:style-name="ce2" table:formula="of:=[.B56]&amp;[.D56]&amp;[.H56]" office:value-type="string" office:string-value="910648" calcext:value-type="string">
            <text:p>91064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901000010648" calcext:value-type="float">
            <text:p>901000010648</text:p>
          </table:table-cell>
          <table:table-cell table:style-name="ce3" office:value-type="float" office:value="1627" calcext:value-type="float">
            <text:p>1,627</text:p>
          </table:table-cell>
          <table:table-cell table:style-name="ce7" table:formula="of:=[.J56]/[.$J$201]" office:value-type="percentage" office:value="0.00223899904219832" calcext:value-type="percentage">
            <text:p>0.22%</text:p>
          </table:table-cell>
          <table:table-cell table:style-name="ce11" table:formula="of:=IFERROR(VLOOKUP([.$A56];[$'0-2 AÑOS'.$A$1:.$M$1048576];10;0);0)" office:value-type="float" office:value="1560" calcext:value-type="float">
            <text:p>1560</text:p>
          </table:table-cell>
          <table:table-cell table:style-name="ce11" table:formula="of:=IF([.L56]=0;1;0)" office:value-type="float" office:value="0" calcext:value-type="float">
            <text:p>0</text:p>
          </table:table-cell>
          <table:table-cell table:style-name="ce8" table:formula="of:=IFERROR(VLOOKUP([.$A56];[$'main comparable'.$A$2:.$P$86];16;0);0)" office:value-type="percentage" office:value="0.00147815334907419" calcext:value-type="percentage">
            <text:p>0.15%</text:p>
          </table:table-cell>
          <table:table-cell table:style-name="ce8" table:formula="of:=IF([.M56]=0;[.N56];[.K56])" office:value-type="percentage" office:value="0.00147815334907419" calcext:value-type="percentage">
            <text:p>0.15%</text:p>
          </table:table-cell>
          <table:table-cell table:style-name="ce15" table:formula="of:=[.O56]/[.$O$201]" office:value-type="percentage" office:value="0.00147823273290438" calcext:value-type="percentage">
            <text:p>0.148%</text:p>
          </table:table-cell>
          <table:table-cell table:style-name="ce17" table:formula="of:=[.P56]*[.$Q$201]" office:value-type="float" office:value="9.12660889295165" calcext:value-type="float">
            <text:p>9</text:p>
          </table:table-cell>
          <table:table-cell table:number-columns-repeated="1007"/>
        </table:table-row>
        <table:table-row table:style-name="ro2">
          <table:table-cell table:style-name="ce2" table:formula="of:=[.B57]&amp;[.D57]&amp;[.H57]" office:value-type="string" office:string-value="910667" calcext:value-type="string">
            <text:p>91066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901000010667" calcext:value-type="float">
            <text:p>901000010667</text:p>
          </table:table-cell>
          <table:table-cell table:style-name="ce3" office:value-type="float" office:value="4771" calcext:value-type="float">
            <text:p>4,771</text:p>
          </table:table-cell>
          <table:table-cell table:style-name="ce7" table:formula="of:=[.J57]/[.$J$201]" office:value-type="percentage" office:value="0.00656562042429514" calcext:value-type="percentage">
            <text:p>0.66%</text:p>
          </table:table-cell>
          <table:table-cell table:style-name="ce11" table:formula="of:=IFERROR(VLOOKUP([.$A57];[$'0-2 AÑOS'.$A$1:.$M$1048576];10;0);0)" office:value-type="float" office:value="5010" calcext:value-type="float">
            <text:p>5010</text:p>
          </table:table-cell>
          <table:table-cell table:style-name="ce11" table:formula="of:=IF([.L57]=0;1;0)" office:value-type="float" office:value="0" calcext:value-type="float">
            <text:p>0</text:p>
          </table:table-cell>
          <table:table-cell table:style-name="ce8" table:formula="of:=IFERROR(VLOOKUP([.$A57];[$'main comparable'.$A$2:.$P$86];16;0);0)" office:value-type="percentage" office:value="0.00753381384366845" calcext:value-type="percentage">
            <text:p>0.75%</text:p>
          </table:table-cell>
          <table:table-cell table:style-name="ce8" table:formula="of:=IF([.M57]=0;[.N57];[.K57])" office:value-type="percentage" office:value="0.00753381384366845" calcext:value-type="percentage">
            <text:p>0.75%</text:p>
          </table:table-cell>
          <table:table-cell table:style-name="ce15" table:formula="of:=[.O57]/[.$O$201]" office:value-type="percentage" office:value="0.00753421844512556" calcext:value-type="percentage">
            <text:p>0.753%</text:p>
          </table:table-cell>
          <table:table-cell table:style-name="ce17" table:formula="of:=[.P57]*[.$Q$201]" office:value-type="float" office:value="46.5162646802052" calcext:value-type="float">
            <text:p>47</text:p>
          </table:table-cell>
          <table:table-cell table:number-columns-repeated="1007"/>
        </table:table-row>
        <table:table-row table:style-name="ro2">
          <table:table-cell table:style-name="ce2" table:formula="of:=[.B58]&amp;[.D58]&amp;[.H58]" office:value-type="string" office:string-value="910671" calcext:value-type="string">
            <text:p>91067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901000010671" calcext:value-type="float">
            <text:p>901000010671</text:p>
          </table:table-cell>
          <table:table-cell table:style-name="ce3" office:value-type="float" office:value="2991" calcext:value-type="float">
            <text:p>2,991</text:p>
          </table:table-cell>
          <table:table-cell table:style-name="ce7" table:formula="of:=[.J58]/[.$J$201]" office:value-type="percentage" office:value="0.00411607015071615" calcext:value-type="percentage">
            <text:p>0.41%</text:p>
          </table:table-cell>
          <table:table-cell table:style-name="ce11" table:formula="of:=IFERROR(VLOOKUP([.$A58];[$'0-2 AÑOS'.$A$1:.$M$1048576];10;0);0)" office:value-type="float" office:value="0" calcext:value-type="float">
            <text:p>0</text:p>
          </table:table-cell>
          <table:table-cell table:style-name="ce11" table:formula="of:=IF([.L58]=0;1;0)" office:value-type="float" office:value="1" calcext:value-type="float">
            <text:p>1</text:p>
          </table:table-cell>
          <table:table-cell table:style-name="ce8" table:formula="of:=IFERROR(VLOOKUP([.$A58];[$'main comparable'.$A$2:.$P$86];16;0);0)" office:value-type="percentage" office:value="0" calcext:value-type="percentage">
            <text:p>0.00%</text:p>
          </table:table-cell>
          <table:table-cell table:style-name="ce8" table:formula="of:=IF([.M58]=0;[.N58];[.K58])" office:value-type="percentage" office:value="0.00411607015071615" calcext:value-type="percentage">
            <text:p>0.41%</text:p>
          </table:table-cell>
          <table:table-cell table:style-name="ce15" table:formula="of:=[.O58]/[.$O$201]" office:value-type="percentage" office:value="0.00411629120316251" calcext:value-type="percentage">
            <text:p>0.412%</text:p>
          </table:table-cell>
          <table:table-cell table:style-name="ce17" table:formula="of:=[.P58]*[.$Q$201]" office:value-type="float" office:value="25.4139818883253" calcext:value-type="float">
            <text:p>25</text:p>
          </table:table-cell>
          <table:table-cell table:number-columns-repeated="1007"/>
        </table:table-row>
        <table:table-row table:style-name="ro2">
          <table:table-cell table:style-name="ce2" table:formula="of:=[.B59]&amp;[.D59]&amp;[.H59]" office:value-type="string" office:string-value="910686" calcext:value-type="string">
            <text:p>91068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686" calcext:value-type="float">
            <text:p>686</text:p>
          </table:table-cell>
          <table:table-cell table:style-name="ce2" office:value-type="float" office:value="901000010686" calcext:value-type="float">
            <text:p>901000010686</text:p>
          </table:table-cell>
          <table:table-cell table:style-name="ce3" office:value-type="float" office:value="2637" calcext:value-type="float">
            <text:p>2,637</text:p>
          </table:table-cell>
          <table:table-cell table:style-name="ce7" table:formula="of:=[.J59]/[.$J$201]" office:value-type="percentage" office:value="0.00362891239967853" calcext:value-type="percentage">
            <text:p>0.36%</text:p>
          </table:table-cell>
          <table:table-cell table:style-name="ce11" table:formula="of:=IFERROR(VLOOKUP([.$A59];[$'0-2 AÑOS'.$A$1:.$M$1048576];10;0);0)" office:value-type="float" office:value="0" calcext:value-type="float">
            <text:p>0</text:p>
          </table:table-cell>
          <table:table-cell table:style-name="ce11" table:formula="of:=IF([.L59]=0;1;0)" office:value-type="float" office:value="1" calcext:value-type="float">
            <text:p>1</text:p>
          </table:table-cell>
          <table:table-cell table:style-name="ce8" table:formula="of:=IFERROR(VLOOKUP([.$A59];[$'main comparable'.$A$2:.$P$86];16;0);0)" office:value-type="percentage" office:value="0" calcext:value-type="percentage">
            <text:p>0.00%</text:p>
          </table:table-cell>
          <table:table-cell table:style-name="ce8" table:formula="of:=IF([.M59]=0;[.N59];[.K59])" office:value-type="percentage" office:value="0.00362891239967853" calcext:value-type="percentage">
            <text:p>0.36%</text:p>
          </table:table-cell>
          <table:table-cell table:style-name="ce15" table:formula="of:=[.O59]/[.$O$201]" office:value-type="percentage" office:value="0.00362910728944819" calcext:value-type="percentage">
            <text:p>0.363%</text:p>
          </table:table-cell>
          <table:table-cell table:style-name="ce17" table:formula="of:=[.P59]*[.$Q$201]" office:value-type="float" office:value="22.4061084050531" calcext:value-type="float">
            <text:p>22</text:p>
          </table:table-cell>
          <table:table-cell table:number-columns-repeated="1007"/>
        </table:table-row>
        <table:table-row table:style-name="ro2">
          <table:table-cell table:style-name="ce2" table:formula="of:=[.B60]&amp;[.D60]&amp;[.H60]" office:value-type="string" office:string-value="910690" calcext:value-type="string">
            <text:p>91069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901000010690" calcext:value-type="float">
            <text:p>901000010690</text:p>
          </table:table-cell>
          <table:table-cell table:style-name="ce3" office:value-type="float" office:value="3828" calcext:value-type="float">
            <text:p>3,828</text:p>
          </table:table-cell>
          <table:table-cell table:style-name="ce7" table:formula="of:=[.J60]/[.$J$201]" office:value-type="percentage" office:value="0.00526790924003391" calcext:value-type="percentage">
            <text:p>0.53%</text:p>
          </table:table-cell>
          <table:table-cell table:style-name="ce11" table:formula="of:=IFERROR(VLOOKUP([.$A60];[$'0-2 AÑOS'.$A$1:.$M$1048576];10;0);0)" office:value-type="float" office:value="3546" calcext:value-type="float">
            <text:p>3546</text:p>
          </table:table-cell>
          <table:table-cell table:style-name="ce11" table:formula="of:=IF([.L60]=0;1;0)" office:value-type="float" office:value="0" calcext:value-type="float">
            <text:p>0</text:p>
          </table:table-cell>
          <table:table-cell table:style-name="ce8" table:formula="of:=IFERROR(VLOOKUP([.$A60];[$'main comparable'.$A$2:.$P$86];16;0);0)" office:value-type="percentage" office:value="0.00309935379644588" calcext:value-type="percentage">
            <text:p>0.31%</text:p>
          </table:table-cell>
          <table:table-cell table:style-name="ce8" table:formula="of:=IF([.M60]=0;[.N60];[.K60])" office:value-type="percentage" office:value="0.00309935379644588" calcext:value-type="percentage">
            <text:p>0.31%</text:p>
          </table:table-cell>
          <table:table-cell table:style-name="ce15" table:formula="of:=[.O60]/[.$O$201]" office:value-type="percentage" office:value="0.00309952024641241" calcext:value-type="percentage">
            <text:p>0.310%</text:p>
          </table:table-cell>
          <table:table-cell table:style-name="ce17" table:formula="of:=[.P60]*[.$Q$201]" office:value-type="float" office:value="19.1364380013502" calcext:value-type="float">
            <text:p>19</text:p>
          </table:table-cell>
          <table:table-cell table:number-columns-repeated="1007"/>
        </table:table-row>
        <table:table-row table:style-name="ro2">
          <table:table-cell table:style-name="ce2" table:formula="of:=[.B61]&amp;[.D61]&amp;[.H61]" office:value-type="string" office:string-value="910703" calcext:value-type="string">
            <text:p>91070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901000010703" calcext:value-type="float">
            <text:p>901000010703</text:p>
          </table:table-cell>
          <table:table-cell table:style-name="ce3" office:value-type="float" office:value="1922" calcext:value-type="float">
            <text:p>1,922</text:p>
          </table:table-cell>
          <table:table-cell table:style-name="ce7" table:formula="of:=[.J61]/[.$J$201]" office:value-type="percentage" office:value="0.00264496383472967" calcext:value-type="percentage">
            <text:p>0.26%</text:p>
          </table:table-cell>
          <table:table-cell table:style-name="ce11" table:formula="of:=IFERROR(VLOOKUP([.$A61];[$'0-2 AÑOS'.$A$1:.$M$1048576];10;0);0)" office:value-type="float" office:value="1913" calcext:value-type="float">
            <text:p>1913</text:p>
          </table:table-cell>
          <table:table-cell table:style-name="ce11" table:formula="of:=IF([.L61]=0;1;0)" office:value-type="float" office:value="0" calcext:value-type="float">
            <text:p>0</text:p>
          </table:table-cell>
          <table:table-cell table:style-name="ce8" table:formula="of:=IFERROR(VLOOKUP([.$A61];[$'main comparable'.$A$2:.$P$86];16;0);0)" office:value-type="percentage" office:value="0.00119205915247918" calcext:value-type="percentage">
            <text:p>0.12%</text:p>
          </table:table-cell>
          <table:table-cell table:style-name="ce8" table:formula="of:=IF([.M61]=0;[.N61];[.K61])" office:value-type="percentage" office:value="0.00119205915247918" calcext:value-type="percentage">
            <text:p>0.12%</text:p>
          </table:table-cell>
          <table:table-cell table:style-name="ce15" table:formula="of:=[.O61]/[.$O$201]" office:value-type="percentage" office:value="0.00119212317169708" calcext:value-type="percentage">
            <text:p>0.119%</text:p>
          </table:table-cell>
          <table:table-cell table:style-name="ce17" table:formula="of:=[.P61]*[.$Q$201]" office:value-type="float" office:value="7.36016846205778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2" table:formula="of:=[.B62]&amp;[.D62]&amp;[.H62]" office:value-type="string" office:string-value="910718" calcext:value-type="string">
            <text:p>9107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901000010718" calcext:value-type="float">
            <text:p>901000010718</text:p>
          </table:table-cell>
          <table:table-cell table:style-name="ce2" office:value-type="float" office:value="969" calcext:value-type="float">
            <text:p>969</text:p>
          </table:table-cell>
          <table:table-cell table:style-name="ce7" table:formula="of:=[.J62]/[.$J$201]" office:value-type="percentage" office:value="0.00133349113207755" calcext:value-type="percentage">
            <text:p>0.13%</text:p>
          </table:table-cell>
          <table:table-cell table:style-name="ce11" table:formula="of:=IFERROR(VLOOKUP([.$A62];[$'0-2 AÑOS'.$A$1:.$M$1048576];10;0);0)" office:value-type="float" office:value="969" calcext:value-type="float">
            <text:p>969</text:p>
          </table:table-cell>
          <table:table-cell table:style-name="ce11" table:formula="of:=IF([.L62]=0;1;0)" office:value-type="float" office:value="0" calcext:value-type="float">
            <text:p>0</text:p>
          </table:table-cell>
          <table:table-cell table:style-name="ce8" table:formula="of:=IFERROR(VLOOKUP([.$A62];[$'main comparable'.$A$2:.$P$86];16;0);0)" office:value-type="percentage" office:value="0.000572188393190009" calcext:value-type="percentage">
            <text:p>0.06%</text:p>
          </table:table-cell>
          <table:table-cell table:style-name="ce8" table:formula="of:=IF([.M62]=0;[.N62];[.K62])" office:value-type="percentage" office:value="0.000572188393190009" calcext:value-type="percentage">
            <text:p>0.06%</text:p>
          </table:table-cell>
          <table:table-cell table:style-name="ce15" table:formula="of:=[.O62]/[.$O$201]" office:value-type="percentage" office:value="0.000572219122414599" calcext:value-type="percentage">
            <text:p>0.057%</text:p>
          </table:table-cell>
          <table:table-cell table:style-name="ce17" table:formula="of:=[.P62]*[.$Q$201]" office:value-type="float" office:value="3.53288086178774" calcext:value-type="float">
            <text:p>4</text:p>
          </table:table-cell>
          <table:table-cell table:number-columns-repeated="1007"/>
        </table:table-row>
        <table:table-row table:style-name="ro2">
          <table:table-cell table:style-name="ce2" table:formula="of:=[.B63]&amp;[.D63]&amp;[.H63]" office:value-type="string" office:string-value="910722" calcext:value-type="string">
            <text:p>9107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901000010722" calcext:value-type="float">
            <text:p>901000010722</text:p>
          </table:table-cell>
          <table:table-cell table:style-name="ce3" office:value-type="float" office:value="2256" calcext:value-type="float">
            <text:p>2,256</text:p>
          </table:table-cell>
          <table:table-cell table:style-name="ce7" table:formula="of:=[.J63]/[.$J$201]" office:value-type="percentage" office:value="0.0031045985489855" calcext:value-type="percentage">
            <text:p>0.31%</text:p>
          </table:table-cell>
          <table:table-cell table:style-name="ce11" table:formula="of:=IFERROR(VLOOKUP([.$A63];[$'0-2 AÑOS'.$A$1:.$M$1048576];10;0);0)" office:value-type="float" office:value="2280" calcext:value-type="float">
            <text:p>2280</text:p>
          </table:table-cell>
          <table:table-cell table:style-name="ce11" table:formula="of:=IF([.L63]=0;1;0)" office:value-type="float" office:value="0" calcext:value-type="float">
            <text:p>0</text:p>
          </table:table-cell>
          <table:table-cell table:style-name="ce8" table:formula="of:=IFERROR(VLOOKUP([.$A63];[$'main comparable'.$A$2:.$P$86];16;0);0)" office:value-type="percentage" office:value="0.00262253013545421" calcext:value-type="percentage">
            <text:p>0.26%</text:p>
          </table:table-cell>
          <table:table-cell table:style-name="ce8" table:formula="of:=IF([.M63]=0;[.N63];[.K63])" office:value-type="percentage" office:value="0.00262253013545421" calcext:value-type="percentage">
            <text:p>0.26%</text:p>
          </table:table-cell>
          <table:table-cell table:style-name="ce15" table:formula="of:=[.O63]/[.$O$201]" office:value-type="percentage" office:value="0.00262267097773358" calcext:value-type="percentage">
            <text:p>0.262%</text:p>
          </table:table-cell>
          <table:table-cell table:style-name="ce17" table:formula="of:=[.P63]*[.$Q$201]" office:value-type="float" office:value="16.1923706165271" calcext:value-type="float">
            <text:p>16</text:p>
          </table:table-cell>
          <table:table-cell table:number-columns-repeated="1007"/>
        </table:table-row>
        <table:table-row table:style-name="ro2">
          <table:table-cell table:style-name="ce2" table:formula="of:=[.B64]&amp;[.D64]&amp;[.H64]" office:value-type="string" office:string-value="910737" calcext:value-type="string">
            <text:p>91073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901000010737" calcext:value-type="float">
            <text:p>901000010737</text:p>
          </table:table-cell>
          <table:table-cell table:style-name="ce2" office:value-type="float" office:value="673" calcext:value-type="float">
            <text:p>673</text:p>
          </table:table-cell>
          <table:table-cell table:style-name="ce7" table:formula="of:=[.J64]/[.$J$201]" office:value-type="percentage" office:value="0.000926150187707111" calcext:value-type="percentage">
            <text:p>0.09%</text:p>
          </table:table-cell>
          <table:table-cell table:style-name="ce11" table:formula="of:=IFERROR(VLOOKUP([.$A64];[$'0-2 AÑOS'.$A$1:.$M$1048576];10;0);0)" office:value-type="float" office:value="621" calcext:value-type="float">
            <text:p>621</text:p>
          </table:table-cell>
          <table:table-cell table:style-name="ce11" table:formula="of:=IF([.L64]=0;1;0)" office:value-type="float" office:value="0" calcext:value-type="float">
            <text:p>0</text:p>
          </table:table-cell>
          <table:table-cell table:style-name="ce8" table:formula="of:=IFERROR(VLOOKUP([.$A64];[$'main comparable'.$A$2:.$P$86];16;0);0)" office:value-type="percentage" office:value="0.000524506027090841" calcext:value-type="percentage">
            <text:p>0.05%</text:p>
          </table:table-cell>
          <table:table-cell table:style-name="ce8" table:formula="of:=IF([.M64]=0;[.N64];[.K64])" office:value-type="percentage" office:value="0.000524506027090841" calcext:value-type="percentage">
            <text:p>0.05%</text:p>
          </table:table-cell>
          <table:table-cell table:style-name="ce15" table:formula="of:=[.O64]/[.$O$201]" office:value-type="percentage" office:value="0.000524534195546716" calcext:value-type="percentage">
            <text:p>0.052%</text:p>
          </table:table-cell>
          <table:table-cell table:style-name="ce17" table:formula="of:=[.P64]*[.$Q$201]" office:value-type="float" office:value="3.23847412330542" calcext:value-type="float">
            <text:p>3</text:p>
          </table:table-cell>
          <table:table-cell table:number-columns-repeated="1007"/>
        </table:table-row>
        <table:table-row table:style-name="ro2">
          <table:table-cell table:style-name="ce2" table:formula="of:=[.B65]&amp;[.D65]&amp;[.H65]" office:value-type="string" office:string-value="910741" calcext:value-type="string">
            <text:p>91074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901000010741" calcext:value-type="float">
            <text:p>901000010741</text:p>
          </table:table-cell>
          <table:table-cell table:style-name="ce3" office:value-type="float" office:value="3406" calcext:value-type="float">
            <text:p>3,406</text:p>
          </table:table-cell>
          <table:table-cell table:style-name="ce7" table:formula="of:=[.J65]/[.$J$201]" office:value-type="percentage" office:value="0.00468717316393822" calcext:value-type="percentage">
            <text:p>0.47%</text:p>
          </table:table-cell>
          <table:table-cell table:style-name="ce11" table:formula="of:=IFERROR(VLOOKUP([.$A65];[$'0-2 AÑOS'.$A$1:.$M$1048576];10;0);0)" office:value-type="float" office:value="3250" calcext:value-type="float">
            <text:p>3250</text:p>
          </table:table-cell>
          <table:table-cell table:style-name="ce11" table:formula="of:=IF([.L65]=0;1;0)" office:value-type="float" office:value="0" calcext:value-type="float">
            <text:p>0</text:p>
          </table:table-cell>
          <table:table-cell table:style-name="ce8" table:formula="of:=IFERROR(VLOOKUP([.$A65];[$'main comparable'.$A$2:.$P$86];16;0);0)" office:value-type="percentage" office:value="0.0041006834845284" calcext:value-type="percentage">
            <text:p>0.41%</text:p>
          </table:table-cell>
          <table:table-cell table:style-name="ce8" table:formula="of:=IF([.M65]=0;[.N65];[.K65])" office:value-type="percentage" office:value="0.0041006834845284" calcext:value-type="percentage">
            <text:p>0.41%</text:p>
          </table:table-cell>
          <table:table-cell table:style-name="ce15" table:formula="of:=[.O65]/[.$O$201]" office:value-type="percentage" office:value="0.00410090371063796" calcext:value-type="percentage">
            <text:p>0.410%</text:p>
          </table:table-cell>
          <table:table-cell table:style-name="ce17" table:formula="of:=[.P65]*[.$Q$201]" office:value-type="float" office:value="25.3189795094788" calcext:value-type="float">
            <text:p>25</text:p>
          </table:table-cell>
          <table:table-cell table:number-columns-repeated="1007"/>
        </table:table-row>
        <table:table-row table:style-name="ro2">
          <table:table-cell table:style-name="ce2" table:formula="of:=[.B66]&amp;[.D66]&amp;[.H66]" office:value-type="string" office:string-value="910756" calcext:value-type="string">
            <text:p>91075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901000010756" calcext:value-type="float">
            <text:p>901000010756</text:p>
          </table:table-cell>
          <table:table-cell table:style-name="ce3" office:value-type="float" office:value="1502" calcext:value-type="float">
            <text:p>1,502</text:p>
          </table:table-cell>
          <table:table-cell table:style-name="ce7" table:formula="of:=[.J66]/[.$J$201]" office:value-type="percentage" office:value="0.00206698006231216" calcext:value-type="percentage">
            <text:p>0.21%</text:p>
          </table:table-cell>
          <table:table-cell table:style-name="ce11" table:formula="of:=IFERROR(VLOOKUP([.$A66];[$'0-2 AÑOS'.$A$1:.$M$1048576];10;0);0)" office:value-type="float" office:value="0" calcext:value-type="float">
            <text:p>0</text:p>
          </table:table-cell>
          <table:table-cell table:style-name="ce11" table:formula="of:=IF([.L66]=0;1;0)" office:value-type="float" office:value="1" calcext:value-type="float">
            <text:p>1</text:p>
          </table:table-cell>
          <table:table-cell table:style-name="ce8" table:formula="of:=IFERROR(VLOOKUP([.$A66];[$'main comparable'.$A$2:.$P$86];16;0);0)" office:value-type="percentage" office:value="0" calcext:value-type="percentage">
            <text:p>0.00%</text:p>
          </table:table-cell>
          <table:table-cell table:style-name="ce8" table:formula="of:=IF([.M66]=0;[.N66];[.K66])" office:value-type="percentage" office:value="0.00206698006231216" calcext:value-type="percentage">
            <text:p>0.21%</text:p>
          </table:table-cell>
          <table:table-cell table:style-name="ce15" table:formula="of:=[.O66]/[.$O$201]" office:value-type="percentage" office:value="0.00206709106892347" calcext:value-type="percentage">
            <text:p>0.207%</text:p>
          </table:table-cell>
          <table:table-cell table:style-name="ce17" table:formula="of:=[.P66]*[.$Q$201]" office:value-type="float" office:value="12.7622202595335" calcext:value-type="float">
            <text:p>13</text:p>
          </table:table-cell>
          <table:table-cell table:number-columns-repeated="1007"/>
        </table:table-row>
        <table:table-row table:style-name="ro2">
          <table:table-cell table:style-name="ce2" table:formula="of:=[.B67]&amp;[.D67]&amp;[.H67]" office:value-type="string" office:string-value="910760" calcext:value-type="string">
            <text:p>91076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901000010760" calcext:value-type="float">
            <text:p>901000010760</text:p>
          </table:table-cell>
          <table:table-cell table:style-name="ce2" office:value-type="float" office:value="849" calcext:value-type="float">
            <text:p>849</text:p>
          </table:table-cell>
          <table:table-cell table:style-name="ce7" table:formula="of:=[.J67]/[.$J$201]" office:value-type="percentage" office:value="0.00116835291138683" calcext:value-type="percentage">
            <text:p>0.12%</text:p>
          </table:table-cell>
          <table:table-cell table:style-name="ce11" table:formula="of:=IFERROR(VLOOKUP([.$A67];[$'0-2 AÑOS'.$A$1:.$M$1048576];10;0);0)" office:value-type="float" office:value="0" calcext:value-type="float">
            <text:p>0</text:p>
          </table:table-cell>
          <table:table-cell table:style-name="ce11" table:formula="of:=IF([.L67]=0;1;0)" office:value-type="float" office:value="1" calcext:value-type="float">
            <text:p>1</text:p>
          </table:table-cell>
          <table:table-cell table:style-name="ce8" table:formula="of:=IFERROR(VLOOKUP([.$A67];[$'main comparable'.$A$2:.$P$86];16;0);0)" office:value-type="percentage" office:value="0" calcext:value-type="percentage">
            <text:p>0.00%</text:p>
          </table:table-cell>
          <table:table-cell table:style-name="ce8" table:formula="of:=IF([.M67]=0;[.N67];[.K67])" office:value-type="percentage" office:value="0.00116835291138683" calcext:value-type="percentage">
            <text:p>0.12%</text:p>
          </table:table-cell>
          <table:table-cell table:style-name="ce15" table:formula="of:=[.O67]/[.$O$201]" office:value-type="percentage" office:value="0.00116841565746739" calcext:value-type="percentage">
            <text:p>0.117%</text:p>
          </table:table-cell>
          <table:table-cell table:style-name="ce17" table:formula="of:=[.P67]*[.$Q$201]" office:value-type="float" office:value="7.2137982692036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2" table:formula="of:=[.B68]&amp;[.D68]&amp;[.H68]" office:value-type="string" office:string-value="910775" calcext:value-type="string">
            <text:p>91077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901000010775" calcext:value-type="float">
            <text:p>901000010775</text:p>
          </table:table-cell>
          <table:table-cell table:style-name="ce3" office:value-type="float" office:value="1461" calcext:value-type="float">
            <text:p>1,461</text:p>
          </table:table-cell>
          <table:table-cell table:style-name="ce7" table:formula="of:=[.J68]/[.$J$201]" office:value-type="percentage" office:value="0.00201055783690949" calcext:value-type="percentage">
            <text:p>0.20%</text:p>
          </table:table-cell>
          <table:table-cell table:style-name="ce11" table:formula="of:=IFERROR(VLOOKUP([.$A68];[$'0-2 AÑOS'.$A$1:.$M$1048576];10;0);0)" office:value-type="float" office:value="0" calcext:value-type="float">
            <text:p>0</text:p>
          </table:table-cell>
          <table:table-cell table:style-name="ce11" table:formula="of:=IF([.L68]=0;1;0)" office:value-type="float" office:value="1" calcext:value-type="float">
            <text:p>1</text:p>
          </table:table-cell>
          <table:table-cell table:style-name="ce8" table:formula="of:=IFERROR(VLOOKUP([.$A68];[$'main comparable'.$A$2:.$P$86];16;0);0)" office:value-type="percentage" office:value="0" calcext:value-type="percentage">
            <text:p>0.00%</text:p>
          </table:table-cell>
          <table:table-cell table:style-name="ce8" table:formula="of:=IF([.M68]=0;[.N68];[.K68])" office:value-type="percentage" office:value="0.00201055783690949" calcext:value-type="percentage">
            <text:p>0.20%</text:p>
          </table:table-cell>
          <table:table-cell table:style-name="ce15" table:formula="of:=[.O68]/[.$O$201]" office:value-type="percentage" office:value="0.00201066581338028" calcext:value-type="percentage">
            <text:p>0.201%</text:p>
          </table:table-cell>
          <table:table-cell table:style-name="ce17" table:formula="of:=[.P68]*[.$Q$201]" office:value-type="float" office:value="12.4138507318099" calcext:value-type="float">
            <text:p>12</text:p>
          </table:table-cell>
          <table:table-cell table:number-columns-repeated="1007"/>
        </table:table-row>
        <table:table-row table:style-name="ro2">
          <table:table-cell table:style-name="ce2" table:formula="of:=[.B69]&amp;[.D69]&amp;[.H69]" office:value-type="string" office:string-value="910078A" calcext:value-type="string">
            <text:p>910078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078A</text:p>
          </table:table-cell>
          <table:table-cell table:style-name="ce2" office:value-type="string" calcext:value-type="string">
            <text:p>090100001078A</text:p>
          </table:table-cell>
          <table:table-cell table:style-name="ce3" office:value-type="float" office:value="1147" calcext:value-type="float">
            <text:p>1,147</text:p>
          </table:table-cell>
          <table:table-cell table:style-name="ce7" table:formula="of:=[.J69]/[.$J$201]" office:value-type="percentage" office:value="0.00157844615943545" calcext:value-type="percentage">
            <text:p>0.16%</text:p>
          </table:table-cell>
          <table:table-cell table:style-name="ce11" table:formula="of:=IFERROR(VLOOKUP([.$A69];[$'0-2 AÑOS'.$A$1:.$M$1048576];10;0);0)" office:value-type="float" office:value="1113" calcext:value-type="float">
            <text:p>1113</text:p>
          </table:table-cell>
          <table:table-cell table:style-name="ce11" table:formula="of:=IF([.L69]=0;1;0)" office:value-type="float" office:value="0" calcext:value-type="float">
            <text:p>0</text:p>
          </table:table-cell>
          <table:table-cell table:style-name="ce8" table:formula="of:=IFERROR(VLOOKUP([.$A69];[$'main comparable'.$A$2:.$P$86];16;0);0)" office:value-type="percentage" office:value="0.00123974151857835" calcext:value-type="percentage">
            <text:p>0.12%</text:p>
          </table:table-cell>
          <table:table-cell table:style-name="ce8" table:formula="of:=IF([.M69]=0;[.N69];[.K69])" office:value-type="percentage" office:value="0.00123974151857835" calcext:value-type="percentage">
            <text:p>0.12%</text:p>
          </table:table-cell>
          <table:table-cell table:style-name="ce15" table:formula="of:=[.O69]/[.$O$201]" office:value-type="percentage" office:value="0.00123980809856496" calcext:value-type="percentage">
            <text:p>0.124%</text:p>
          </table:table-cell>
          <table:table-cell table:style-name="ce17" table:formula="of:=[.P69]*[.$Q$201]" office:value-type="float" office:value="7.65457520054009" calcext:value-type="float">
            <text:p>8</text:p>
          </table:table-cell>
          <table:table-cell table:number-columns-repeated="1007"/>
        </table:table-row>
        <table:table-row table:style-name="ro2">
          <table:table-cell table:style-name="ce2" table:formula="of:=[.B70]&amp;[.D70]&amp;[.H70]" office:value-type="string" office:string-value="910794" calcext:value-type="string">
            <text:p>91079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901000010794" calcext:value-type="float">
            <text:p>901000010794</text:p>
          </table:table-cell>
          <table:table-cell table:style-name="ce2" office:value-type="float" office:value="773" calcext:value-type="float">
            <text:p>773</text:p>
          </table:table-cell>
          <table:table-cell table:style-name="ce7" table:formula="of:=[.J70]/[.$J$201]" office:value-type="percentage" office:value="0.00106376537161604" calcext:value-type="percentage">
            <text:p>0.11%</text:p>
          </table:table-cell>
          <table:table-cell table:style-name="ce11" table:formula="of:=IFERROR(VLOOKUP([.$A70];[$'0-2 AÑOS'.$A$1:.$M$1048576];10;0);0)" office:value-type="float" office:value="757" calcext:value-type="float">
            <text:p>757</text:p>
          </table:table-cell>
          <table:table-cell table:style-name="ce11" table:formula="of:=IF([.L70]=0;1;0)" office:value-type="float" office:value="0" calcext:value-type="float">
            <text:p>0</text:p>
          </table:table-cell>
          <table:table-cell table:style-name="ce8" table:formula="of:=IFERROR(VLOOKUP([.$A70];[$'main comparable'.$A$2:.$P$86];16;0);0)" office:value-type="percentage" office:value="0.000619870759289176" calcext:value-type="percentage">
            <text:p>0.06%</text:p>
          </table:table-cell>
          <table:table-cell table:style-name="ce8" table:formula="of:=IF([.M70]=0;[.N70];[.K70])" office:value-type="percentage" office:value="0.000619870759289176" calcext:value-type="percentage">
            <text:p>0.06%</text:p>
          </table:table-cell>
          <table:table-cell table:style-name="ce15" table:formula="of:=[.O70]/[.$O$201]" office:value-type="percentage" office:value="0.000619904049282482" calcext:value-type="percentage">
            <text:p>0.062%</text:p>
          </table:table-cell>
          <table:table-cell table:style-name="ce17" table:formula="of:=[.P70]*[.$Q$201]" office:value-type="float" office:value="3.82728760027005" calcext:value-type="float">
            <text:p>4</text:p>
          </table:table-cell>
          <table:table-cell table:number-columns-repeated="1007"/>
        </table:table-row>
        <table:table-row table:style-name="ro2">
          <table:table-cell table:style-name="ce2" table:formula="of:=[.B71]&amp;[.D71]&amp;[.H71]" office:value-type="string" office:string-value="910807" calcext:value-type="string">
            <text:p>91080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901000010807" calcext:value-type="float">
            <text:p>901000010807</text:p>
          </table:table-cell>
          <table:table-cell table:style-name="ce3" office:value-type="float" office:value="1904" calcext:value-type="float">
            <text:p>1,904</text:p>
          </table:table-cell>
          <table:table-cell table:style-name="ce7" table:formula="of:=[.J71]/[.$J$201]" office:value-type="percentage" office:value="0.00262019310162606" calcext:value-type="percentage">
            <text:p>0.26%</text:p>
          </table:table-cell>
          <table:table-cell table:style-name="ce11" table:formula="of:=IFERROR(VLOOKUP([.$A71];[$'0-2 AÑOS'.$A$1:.$M$1048576];10;0);0)" office:value-type="float" office:value="0" calcext:value-type="float">
            <text:p>0</text:p>
          </table:table-cell>
          <table:table-cell table:style-name="ce11" table:formula="of:=IF([.L71]=0;1;0)" office:value-type="float" office:value="1" calcext:value-type="float">
            <text:p>1</text:p>
          </table:table-cell>
          <table:table-cell table:style-name="ce8" table:formula="of:=IFERROR(VLOOKUP([.$A71];[$'main comparable'.$A$2:.$P$86];16;0);0)" office:value-type="percentage" office:value="0" calcext:value-type="percentage">
            <text:p>0.00%</text:p>
          </table:table-cell>
          <table:table-cell table:style-name="ce8" table:formula="of:=IF([.M71]=0;[.N71];[.K71])" office:value-type="percentage" office:value="0.00262019310162606" calcext:value-type="percentage">
            <text:p>0.26%</text:p>
          </table:table-cell>
          <table:table-cell table:style-name="ce15" table:formula="of:=[.O71]/[.$O$201]" office:value-type="percentage" office:value="0.00262033381839566" calcext:value-type="percentage">
            <text:p>0.262%</text:p>
          </table:table-cell>
          <table:table-cell table:style-name="ce17" table:formula="of:=[.P71]*[.$Q$201]" office:value-type="float" office:value="16.1779409947748" calcext:value-type="float">
            <text:p>16</text:p>
          </table:table-cell>
          <table:table-cell table:number-columns-repeated="1007"/>
        </table:table-row>
        <table:table-row table:style-name="ro2">
          <table:table-cell table:style-name="ce2" table:formula="of:=[.B72]&amp;[.D72]&amp;[.H72]" office:value-type="string" office:string-value="910811" calcext:value-type="string">
            <text:p>9108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901000010811" calcext:value-type="float">
            <text:p>901000010811</text:p>
          </table:table-cell>
          <table:table-cell table:style-name="ce3" office:value-type="float" office:value="1054" calcext:value-type="float">
            <text:p>1,054</text:p>
          </table:table-cell>
          <table:table-cell table:style-name="ce7" table:formula="of:=[.J72]/[.$J$201]" office:value-type="percentage" office:value="0.00145046403840014" calcext:value-type="percentage">
            <text:p>0.15%</text:p>
          </table:table-cell>
          <table:table-cell table:style-name="ce11" table:formula="of:=IFERROR(VLOOKUP([.$A72];[$'0-2 AÑOS'.$A$1:.$M$1048576];10;0);0)" office:value-type="float" office:value="0" calcext:value-type="float">
            <text:p>0</text:p>
          </table:table-cell>
          <table:table-cell table:style-name="ce11" table:formula="of:=IF([.L72]=0;1;0)" office:value-type="float" office:value="1" calcext:value-type="float">
            <text:p>1</text:p>
          </table:table-cell>
          <table:table-cell table:style-name="ce8" table:formula="of:=IFERROR(VLOOKUP([.$A72];[$'main comparable'.$A$2:.$P$86];16;0);0)" office:value-type="percentage" office:value="0" calcext:value-type="percentage">
            <text:p>0.00%</text:p>
          </table:table-cell>
          <table:table-cell table:style-name="ce8" table:formula="of:=IF([.M72]=0;[.N72];[.K72])" office:value-type="percentage" office:value="0.00145046403840014" calcext:value-type="percentage">
            <text:p>0.15%</text:p>
          </table:table-cell>
          <table:table-cell table:style-name="ce15" table:formula="of:=[.O72]/[.$O$201]" office:value-type="percentage" office:value="0.00145054193518331" calcext:value-type="percentage">
            <text:p>0.145%</text:p>
          </table:table-cell>
          <table:table-cell table:style-name="ce17" table:formula="of:=[.P72]*[.$Q$201]" office:value-type="float" office:value="8.95564590782176" calcext:value-type="float">
            <text:p>9</text:p>
          </table:table-cell>
          <table:table-cell table:number-columns-repeated="1007"/>
        </table:table-row>
        <table:table-row table:style-name="ro2">
          <table:table-cell table:style-name="ce2" table:formula="of:=[.B73]&amp;[.D73]&amp;[.H73]" office:value-type="string" office:string-value="910826" calcext:value-type="string">
            <text:p>9108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901000010826" calcext:value-type="float">
            <text:p>901000010826</text:p>
          </table:table-cell>
          <table:table-cell table:style-name="ce2" office:value-type="float" office:value="845" calcext:value-type="float">
            <text:p>845</text:p>
          </table:table-cell>
          <table:table-cell table:style-name="ce7" table:formula="of:=[.J73]/[.$J$201]" office:value-type="percentage" office:value="0.00116284830403047" calcext:value-type="percentage">
            <text:p>0.12%</text:p>
          </table:table-cell>
          <table:table-cell table:style-name="ce11" table:formula="of:=IFERROR(VLOOKUP([.$A73];[$'0-2 AÑOS'.$A$1:.$M$1048576];10;0);0)" office:value-type="float" office:value="0" calcext:value-type="float">
            <text:p>0</text:p>
          </table:table-cell>
          <table:table-cell table:style-name="ce11" table:formula="of:=IF([.L73]=0;1;0)" office:value-type="float" office:value="1" calcext:value-type="float">
            <text:p>1</text:p>
          </table:table-cell>
          <table:table-cell table:style-name="ce8" table:formula="of:=IFERROR(VLOOKUP([.$A73];[$'main comparable'.$A$2:.$P$86];16;0);0)" office:value-type="percentage" office:value="0" calcext:value-type="percentage">
            <text:p>0.00%</text:p>
          </table:table-cell>
          <table:table-cell table:style-name="ce8" table:formula="of:=IF([.M73]=0;[.N73];[.K73])" office:value-type="percentage" office:value="0.00116284830403047" calcext:value-type="percentage">
            <text:p>0.12%</text:p>
          </table:table-cell>
          <table:table-cell table:style-name="ce15" table:formula="of:=[.O73]/[.$O$201]" office:value-type="percentage" office:value="0.00116291075448757" calcext:value-type="percentage">
            <text:p>0.116%</text:p>
          </table:table-cell>
          <table:table-cell table:style-name="ce17" table:formula="of:=[.P73]*[.$Q$201]" office:value-type="float" office:value="7.17981099820625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2" table:formula="of:=[.B74]&amp;[.D74]&amp;[.H74]" office:value-type="string" office:string-value="910830" calcext:value-type="string">
            <text:p>91083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901000010830" calcext:value-type="float">
            <text:p>901000010830</text:p>
          </table:table-cell>
          <table:table-cell table:style-name="ce2" office:value-type="float" office:value="898" calcext:value-type="float">
            <text:p>898</text:p>
          </table:table-cell>
          <table:table-cell table:style-name="ce7" table:formula="of:=[.J74]/[.$J$201]" office:value-type="percentage" office:value="0.00123578435150221" calcext:value-type="percentage">
            <text:p>0.12%</text:p>
          </table:table-cell>
          <table:table-cell table:style-name="ce11" table:formula="of:=IFERROR(VLOOKUP([.$A74];[$'0-2 AÑOS'.$A$1:.$M$1048576];10;0);0)" office:value-type="float" office:value="774" calcext:value-type="float">
            <text:p>774</text:p>
          </table:table-cell>
          <table:table-cell table:style-name="ce11" table:formula="of:=IF([.L74]=0;1;0)" office:value-type="float" office:value="0" calcext:value-type="float">
            <text:p>0</text:p>
          </table:table-cell>
          <table:table-cell table:style-name="ce8" table:formula="of:=IFERROR(VLOOKUP([.$A74];[$'main comparable'.$A$2:.$P$86];16;0);0)" office:value-type="percentage" office:value="0.000429141294892507" calcext:value-type="percentage">
            <text:p>0.04%</text:p>
          </table:table-cell>
          <table:table-cell table:style-name="ce8" table:formula="of:=IF([.M74]=0;[.N74];[.K74])" office:value-type="percentage" office:value="0.000429141294892507" calcext:value-type="percentage">
            <text:p>0.04%</text:p>
          </table:table-cell>
          <table:table-cell table:style-name="ce15" table:formula="of:=[.O74]/[.$O$201]" office:value-type="percentage" office:value="0.000429164341810949" calcext:value-type="percentage">
            <text:p>0.043%</text:p>
          </table:table-cell>
          <table:table-cell table:style-name="ce17" table:formula="of:=[.P74]*[.$Q$201]" office:value-type="float" office:value="2.6496606463408" calcext:value-type="float">
            <text:p>3</text:p>
          </table:table-cell>
          <table:table-cell table:number-columns-repeated="1007"/>
        </table:table-row>
        <table:table-row table:style-name="ro2">
          <table:table-cell table:style-name="ce2" table:formula="of:=[.B75]&amp;[.D75]&amp;[.H75]" office:value-type="string" office:string-value="910845" calcext:value-type="string">
            <text:p>91084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901000010845" calcext:value-type="float">
            <text:p>901000010845</text:p>
          </table:table-cell>
          <table:table-cell table:style-name="ce3" office:value-type="float" office:value="1408" calcext:value-type="float">
            <text:p>1,408</text:p>
          </table:table-cell>
          <table:table-cell table:style-name="ce7" table:formula="of:=[.J75]/[.$J$201]" office:value-type="percentage" office:value="0.00193762178943776" calcext:value-type="percentage">
            <text:p>0.19%</text:p>
          </table:table-cell>
          <table:table-cell table:style-name="ce11" table:formula="of:=IFERROR(VLOOKUP([.$A75];[$'0-2 AÑOS'.$A$1:.$M$1048576];10;0);0)" office:value-type="float" office:value="1543" calcext:value-type="float">
            <text:p>1543</text:p>
          </table:table-cell>
          <table:table-cell table:style-name="ce11" table:formula="of:=IF([.L75]=0;1;0)" office:value-type="float" office:value="0" calcext:value-type="float">
            <text:p>0</text:p>
          </table:table-cell>
          <table:table-cell table:style-name="ce8" table:formula="of:=IFERROR(VLOOKUP([.$A75];[$'main comparable'.$A$2:.$P$86];16;0);0)" office:value-type="percentage" office:value="0.00181192991176836" calcext:value-type="percentage">
            <text:p>0.18%</text:p>
          </table:table-cell>
          <table:table-cell table:style-name="ce8" table:formula="of:=IF([.M75]=0;[.N75];[.K75])" office:value-type="percentage" office:value="0.00181192991176836" calcext:value-type="percentage">
            <text:p>0.18%</text:p>
          </table:table-cell>
          <table:table-cell table:style-name="ce15" table:formula="of:=[.O75]/[.$O$201]" office:value-type="percentage" office:value="0.00181202722097956" calcext:value-type="percentage">
            <text:p>0.181%</text:p>
          </table:table-cell>
          <table:table-cell table:style-name="ce17" table:formula="of:=[.P75]*[.$Q$201]" office:value-type="float" office:value="11.1874560623278" calcext:value-type="float">
            <text:p>11</text:p>
          </table:table-cell>
          <table:table-cell table:number-columns-repeated="1007"/>
        </table:table-row>
        <table:table-row table:style-name="ro2">
          <table:table-cell table:style-name="ce2" table:formula="of:=[.B76]&amp;[.D76]&amp;[.H76]" office:value-type="string" office:string-value="910864" calcext:value-type="string">
            <text:p>9108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901000010864" calcext:value-type="float">
            <text:p>901000010864</text:p>
          </table:table-cell>
          <table:table-cell table:style-name="ce3" office:value-type="float" office:value="5690" calcext:value-type="float">
            <text:p>5,690</text:p>
          </table:table-cell>
          <table:table-cell table:style-name="ce7" table:formula="of:=[.J76]/[.$J$201]" office:value-type="percentage" office:value="0.00783030396441822" calcext:value-type="percentage">
            <text:p>0.78%</text:p>
          </table:table-cell>
          <table:table-cell table:style-name="ce11" table:formula="of:=IFERROR(VLOOKUP([.$A76];[$'0-2 AÑOS'.$A$1:.$M$1048576];10;0);0)" office:value-type="float" office:value="5942" calcext:value-type="float">
            <text:p>5942</text:p>
          </table:table-cell>
          <table:table-cell table:style-name="ce11" table:formula="of:=IF([.L76]=0;1;0)" office:value-type="float" office:value="0" calcext:value-type="float">
            <text:p>0</text:p>
          </table:table-cell>
          <table:table-cell table:style-name="ce8" table:formula="of:=IFERROR(VLOOKUP([.$A76];[$'main comparable'.$A$2:.$P$86];16;0);0)" office:value-type="percentage" office:value="0.00882123772834597" calcext:value-type="percentage">
            <text:p>0.88%</text:p>
          </table:table-cell>
          <table:table-cell table:style-name="ce8" table:formula="of:=IF([.M76]=0;[.N76];[.K76])" office:value-type="percentage" office:value="0.00882123772834597" calcext:value-type="percentage">
            <text:p>0.88%</text:p>
          </table:table-cell>
          <table:table-cell table:style-name="ce15" table:formula="of:=[.O76]/[.$O$201]" office:value-type="percentage" office:value="0.0088217114705584" calcext:value-type="percentage">
            <text:p>0.882%</text:p>
          </table:table-cell>
          <table:table-cell table:style-name="ce17" table:formula="of:=[.P76]*[.$Q$201]" office:value-type="float" office:value="54.4652466192276" calcext:value-type="float">
            <text:p>54</text:p>
          </table:table-cell>
          <table:table-cell table:number-columns-repeated="1007"/>
        </table:table-row>
        <table:table-row table:style-name="ro2">
          <table:table-cell table:style-name="ce2" table:formula="of:=[.B77]&amp;[.D77]&amp;[.H77]" office:value-type="string" office:string-value="910898" calcext:value-type="string">
            <text:p>91089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901000010898" calcext:value-type="float">
            <text:p>901000010898</text:p>
          </table:table-cell>
          <table:table-cell table:style-name="ce3" office:value-type="float" office:value="2312" calcext:value-type="float">
            <text:p>2,312</text:p>
          </table:table-cell>
          <table:table-cell table:style-name="ce7" table:formula="of:=[.J77]/[.$J$201]" office:value-type="percentage" office:value="0.0031816630519745" calcext:value-type="percentage">
            <text:p>0.32%</text:p>
          </table:table-cell>
          <table:table-cell table:style-name="ce11" table:formula="of:=IFERROR(VLOOKUP([.$A77];[$'0-2 AÑOS'.$A$1:.$M$1048576];10;0);0)" office:value-type="float" office:value="2279" calcext:value-type="float">
            <text:p>2279</text:p>
          </table:table-cell>
          <table:table-cell table:style-name="ce11" table:formula="of:=IF([.L77]=0;1;0)" office:value-type="float" office:value="0" calcext:value-type="float">
            <text:p>0</text:p>
          </table:table-cell>
          <table:table-cell table:style-name="ce8" table:formula="of:=IFERROR(VLOOKUP([.$A77];[$'main comparable'.$A$2:.$P$86];16;0);0)" office:value-type="percentage" office:value="0.00329008326084255" calcext:value-type="percentage">
            <text:p>0.33%</text:p>
          </table:table-cell>
          <table:table-cell table:style-name="ce8" table:formula="of:=IF([.M77]=0;[.N77];[.K77])" office:value-type="percentage" office:value="0.00329008326084255" calcext:value-type="percentage">
            <text:p>0.33%</text:p>
          </table:table-cell>
          <table:table-cell table:style-name="ce15" table:formula="of:=[.O77]/[.$O$201]" office:value-type="percentage" office:value="0.00329025995388394" calcext:value-type="percentage">
            <text:p>0.329%</text:p>
          </table:table-cell>
          <table:table-cell table:style-name="ce17" table:formula="of:=[.P77]*[.$Q$201]" office:value-type="float" office:value="20.3140649552795" calcext:value-type="float">
            <text:p>20</text:p>
          </table:table-cell>
          <table:table-cell table:number-columns-repeated="1007"/>
        </table:table-row>
        <table:table-row table:style-name="ro2">
          <table:table-cell table:style-name="ce2" table:formula="of:=[.B78]&amp;[.D78]&amp;[.H78]" office:value-type="string" office:string-value="910900" calcext:value-type="string">
            <text:p>9109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01000010900" calcext:value-type="float">
            <text:p>901000010900</text:p>
          </table:table-cell>
          <table:table-cell table:style-name="ce3" office:value-type="float" office:value="2599" calcext:value-type="float">
            <text:p>2,599</text:p>
          </table:table-cell>
          <table:table-cell table:style-name="ce7" table:formula="of:=[.J78]/[.$J$201]" office:value-type="percentage" office:value="0.00357661862979314" calcext:value-type="percentage">
            <text:p>0.36%</text:p>
          </table:table-cell>
          <table:table-cell table:style-name="ce11" table:formula="of:=IFERROR(VLOOKUP([.$A78];[$'0-2 AÑOS'.$A$1:.$M$1048576];10;0);0)" office:value-type="float" office:value="0" calcext:value-type="float">
            <text:p>0</text:p>
          </table:table-cell>
          <table:table-cell table:style-name="ce11" table:formula="of:=IF([.L78]=0;1;0)" office:value-type="float" office:value="1" calcext:value-type="float">
            <text:p>1</text:p>
          </table:table-cell>
          <table:table-cell table:style-name="ce8" table:formula="of:=IFERROR(VLOOKUP([.$A78];[$'main comparable'.$A$2:.$P$86];16;0);0)" office:value-type="percentage" office:value="0" calcext:value-type="percentage">
            <text:p>0.00%</text:p>
          </table:table-cell>
          <table:table-cell table:style-name="ce8" table:formula="of:=IF([.M78]=0;[.N78];[.K78])" office:value-type="percentage" office:value="0.00357661862979314" calcext:value-type="percentage">
            <text:p>0.36%</text:p>
          </table:table-cell>
          <table:table-cell table:style-name="ce15" table:formula="of:=[.O78]/[.$O$201]" office:value-type="percentage" office:value="0.00357681071113987" calcext:value-type="percentage">
            <text:p>0.358%</text:p>
          </table:table-cell>
          <table:table-cell table:style-name="ce17" table:formula="of:=[.P78]*[.$Q$201]" office:value-type="float" office:value="22.0832293305776" calcext:value-type="float">
            <text:p>22</text:p>
          </table:table-cell>
          <table:table-cell table:number-columns-repeated="1007"/>
        </table:table-row>
        <table:table-row table:style-name="ro2">
          <table:table-cell table:style-name="ce2" table:formula="of:=[.B79]&amp;[.D79]&amp;[.H79]" office:value-type="string" office:string-value="910915" calcext:value-type="string">
            <text:p>9109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901000010915" calcext:value-type="float">
            <text:p>901000010915</text:p>
          </table:table-cell>
          <table:table-cell table:style-name="ce3" office:value-type="float" office:value="2984" calcext:value-type="float">
            <text:p>2,984</text:p>
          </table:table-cell>
          <table:table-cell table:style-name="ce7" table:formula="of:=[.J79]/[.$J$201]" office:value-type="percentage" office:value="0.00410643708784252" calcext:value-type="percentage">
            <text:p>0.41%</text:p>
          </table:table-cell>
          <table:table-cell table:style-name="ce11" table:formula="of:=IFERROR(VLOOKUP([.$A79];[$'0-2 AÑOS'.$A$1:.$M$1048576];10;0);0)" office:value-type="float" office:value="0" calcext:value-type="float">
            <text:p>0</text:p>
          </table:table-cell>
          <table:table-cell table:style-name="ce11" table:formula="of:=IF([.L79]=0;1;0)" office:value-type="float" office:value="1" calcext:value-type="float">
            <text:p>1</text:p>
          </table:table-cell>
          <table:table-cell table:style-name="ce8" table:formula="of:=IFERROR(VLOOKUP([.$A79];[$'main comparable'.$A$2:.$P$86];16;0);0)" office:value-type="percentage" office:value="0" calcext:value-type="percentage">
            <text:p>0.00%</text:p>
          </table:table-cell>
          <table:table-cell table:style-name="ce8" table:formula="of:=IF([.M79]=0;[.N79];[.K79])" office:value-type="percentage" office:value="0.00410643708784252" calcext:value-type="percentage">
            <text:p>0.41%</text:p>
          </table:table-cell>
          <table:table-cell table:style-name="ce15" table:formula="of:=[.O79]/[.$O$201]" office:value-type="percentage" office:value="0.00410665762294782" calcext:value-type="percentage">
            <text:p>0.411%</text:p>
          </table:table-cell>
          <table:table-cell table:style-name="ce17" table:formula="of:=[.P79]*[.$Q$201]" office:value-type="float" office:value="25.3545041640798" calcext:value-type="float">
            <text:p>25</text:p>
          </table:table-cell>
          <table:table-cell table:number-columns-repeated="1007"/>
        </table:table-row>
        <table:table-row table:style-name="ro2">
          <table:table-cell table:style-name="ce2" table:formula="of:=[.B80]&amp;[.D80]&amp;[.H80]" office:value-type="string" office:string-value="910092A" calcext:value-type="string">
            <text:p>910092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092A</text:p>
          </table:table-cell>
          <table:table-cell table:style-name="ce2" office:value-type="string" calcext:value-type="string">
            <text:p>090100001092A</text:p>
          </table:table-cell>
          <table:table-cell table:style-name="ce3" office:value-type="float" office:value="2254" calcext:value-type="float">
            <text:p>2,254</text:p>
          </table:table-cell>
          <table:table-cell table:style-name="ce7" table:formula="of:=[.J80]/[.$J$201]" office:value-type="percentage" office:value="0.00310184624530732" calcext:value-type="percentage">
            <text:p>0.31%</text:p>
          </table:table-cell>
          <table:table-cell table:style-name="ce11" table:formula="of:=IFERROR(VLOOKUP([.$A80];[$'0-2 AÑOS'.$A$1:.$M$1048576];10;0);0)" office:value-type="float" office:value="0" calcext:value-type="float">
            <text:p>0</text:p>
          </table:table-cell>
          <table:table-cell table:style-name="ce11" table:formula="of:=IF([.L80]=0;1;0)" office:value-type="float" office:value="1" calcext:value-type="float">
            <text:p>1</text:p>
          </table:table-cell>
          <table:table-cell table:style-name="ce8" table:formula="of:=IFERROR(VLOOKUP([.$A80];[$'main comparable'.$A$2:.$P$86];16;0);0)" office:value-type="percentage" office:value="0" calcext:value-type="percentage">
            <text:p>0.00%</text:p>
          </table:table-cell>
          <table:table-cell table:style-name="ce8" table:formula="of:=IF([.M80]=0;[.N80];[.K80])" office:value-type="percentage" office:value="0.00310184624530732" calcext:value-type="percentage">
            <text:p>0.31%</text:p>
          </table:table-cell>
          <table:table-cell table:style-name="ce15" table:formula="of:=[.O80]/[.$O$201]" office:value-type="percentage" office:value="0.00310201282913015" calcext:value-type="percentage">
            <text:p>0.310%</text:p>
          </table:table-cell>
          <table:table-cell table:style-name="ce17" table:formula="of:=[.P80]*[.$Q$201]" office:value-type="float" office:value="19.1518272070496" calcext:value-type="float">
            <text:p>19</text:p>
          </table:table-cell>
          <table:table-cell table:number-columns-repeated="1007"/>
        </table:table-row>
        <table:table-row table:style-name="ro2">
          <table:table-cell table:style-name="ce2" table:formula="of:=[.B81]&amp;[.D81]&amp;[.H81]" office:value-type="string" office:string-value="910949" calcext:value-type="string">
            <text:p>9109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949" calcext:value-type="float">
            <text:p>949</text:p>
          </table:table-cell>
          <table:table-cell table:style-name="ce2" office:value-type="float" office:value="901000010949" calcext:value-type="float">
            <text:p>901000010949</text:p>
          </table:table-cell>
          <table:table-cell table:style-name="ce3" office:value-type="float" office:value="1034" calcext:value-type="float">
            <text:p>1,034</text:p>
          </table:table-cell>
          <table:table-cell table:style-name="ce7" table:formula="of:=[.J81]/[.$J$201]" office:value-type="percentage" office:value="0.00142294100161835" calcext:value-type="percentage">
            <text:p>0.14%</text:p>
          </table:table-cell>
          <table:table-cell table:style-name="ce11" table:formula="of:=IFERROR(VLOOKUP([.$A81];[$'0-2 AÑOS'.$A$1:.$M$1048576];10;0);0)" office:value-type="float" office:value="0" calcext:value-type="float">
            <text:p>0</text:p>
          </table:table-cell>
          <table:table-cell table:style-name="ce11" table:formula="of:=IF([.L81]=0;1;0)" office:value-type="float" office:value="1" calcext:value-type="float">
            <text:p>1</text:p>
          </table:table-cell>
          <table:table-cell table:style-name="ce8" table:formula="of:=IFERROR(VLOOKUP([.$A81];[$'main comparable'.$A$2:.$P$86];16;0);0)" office:value-type="percentage" office:value="0" calcext:value-type="percentage">
            <text:p>0.00%</text:p>
          </table:table-cell>
          <table:table-cell table:style-name="ce8" table:formula="of:=IF([.M81]=0;[.N81];[.K81])" office:value-type="percentage" office:value="0.00142294100161835" calcext:value-type="percentage">
            <text:p>0.14%</text:p>
          </table:table-cell>
          <table:table-cell table:style-name="ce15" table:formula="of:=[.O81]/[.$O$201]" office:value-type="percentage" office:value="0.0014230174202842" calcext:value-type="percentage">
            <text:p>0.142%</text:p>
          </table:table-cell>
          <table:table-cell table:style-name="ce17" table:formula="of:=[.P81]*[.$Q$201]" office:value-type="float" office:value="8.78570955283463" calcext:value-type="float">
            <text:p>9</text:p>
          </table:table-cell>
          <table:table-cell table:number-columns-repeated="1007"/>
        </table:table-row>
        <table:table-row table:style-name="ro2">
          <table:table-cell table:style-name="ce2" table:formula="of:=[.B82]&amp;[.D82]&amp;[.H82]" office:value-type="string" office:string-value="910953" calcext:value-type="string">
            <text:p>91095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901000010953" calcext:value-type="float">
            <text:p>901000010953</text:p>
          </table:table-cell>
          <table:table-cell table:style-name="ce3" office:value-type="float" office:value="1750" calcext:value-type="float">
            <text:p>1,750</text:p>
          </table:table-cell>
          <table:table-cell table:style-name="ce7" table:formula="of:=[.J82]/[.$J$201]" office:value-type="percentage" office:value="0.00240826571840631" calcext:value-type="percentage">
            <text:p>0.24%</text:p>
          </table:table-cell>
          <table:table-cell table:style-name="ce11" table:formula="of:=IFERROR(VLOOKUP([.$A82];[$'0-2 AÑOS'.$A$1:.$M$1048576];10;0);0)" office:value-type="float" office:value="0" calcext:value-type="float">
            <text:p>0</text:p>
          </table:table-cell>
          <table:table-cell table:style-name="ce11" table:formula="of:=IF([.L82]=0;1;0)" office:value-type="float" office:value="1" calcext:value-type="float">
            <text:p>1</text:p>
          </table:table-cell>
          <table:table-cell table:style-name="ce8" table:formula="of:=IFERROR(VLOOKUP([.$A82];[$'main comparable'.$A$2:.$P$86];16;0);0)" office:value-type="percentage" office:value="0" calcext:value-type="percentage">
            <text:p>0.00%</text:p>
          </table:table-cell>
          <table:table-cell table:style-name="ce8" table:formula="of:=IF([.M82]=0;[.N82];[.K82])" office:value-type="percentage" office:value="0.00240826571840631" calcext:value-type="percentage">
            <text:p>0.24%</text:p>
          </table:table-cell>
          <table:table-cell table:style-name="ce15" table:formula="of:=[.O82]/[.$O$201]" office:value-type="percentage" office:value="0.00240839505367248" calcext:value-type="percentage">
            <text:p>0.241%</text:p>
          </table:table-cell>
          <table:table-cell table:style-name="ce17" table:formula="of:=[.P82]*[.$Q$201]" office:value-type="float" office:value="14.8694310613739" calcext:value-type="float">
            <text:p>15</text:p>
          </table:table-cell>
          <table:table-cell table:number-columns-repeated="1007"/>
        </table:table-row>
        <table:table-row table:style-name="ro2">
          <table:table-cell table:style-name="ce2" table:formula="of:=[.B83]&amp;[.D83]&amp;[.H83]" office:value-type="string" office:string-value="910968" calcext:value-type="string">
            <text:p>91096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901000010968" calcext:value-type="float">
            <text:p>901000010968</text:p>
          </table:table-cell>
          <table:table-cell table:style-name="ce3" office:value-type="float" office:value="3285" calcext:value-type="float">
            <text:p>3,285</text:p>
          </table:table-cell>
          <table:table-cell table:style-name="ce7" table:formula="of:=[.J83]/[.$J$201]" office:value-type="percentage" office:value="0.00452065879140841" calcext:value-type="percentage">
            <text:p>0.45%</text:p>
          </table:table-cell>
          <table:table-cell table:style-name="ce11" table:formula="of:=IFERROR(VLOOKUP([.$A83];[$'0-2 AÑOS'.$A$1:.$M$1048576];10;0);0)" office:value-type="float" office:value="0" calcext:value-type="float">
            <text:p>0</text:p>
          </table:table-cell>
          <table:table-cell table:style-name="ce11" table:formula="of:=IF([.L83]=0;1;0)" office:value-type="float" office:value="1" calcext:value-type="float">
            <text:p>1</text:p>
          </table:table-cell>
          <table:table-cell table:style-name="ce8" table:formula="of:=IFERROR(VLOOKUP([.$A83];[$'main comparable'.$A$2:.$P$86];16;0);0)" office:value-type="percentage" office:value="0" calcext:value-type="percentage">
            <text:p>0.00%</text:p>
          </table:table-cell>
          <table:table-cell table:style-name="ce8" table:formula="of:=IF([.M83]=0;[.N83];[.K83])" office:value-type="percentage" office:value="0.00452065879140841" calcext:value-type="percentage">
            <text:p>0.45%</text:p>
          </table:table-cell>
          <table:table-cell table:style-name="ce15" table:formula="of:=[.O83]/[.$O$201]" office:value-type="percentage" office:value="0.00452090157217948" calcext:value-type="percentage">
            <text:p>0.452%</text:p>
          </table:table-cell>
          <table:table-cell table:style-name="ce17" table:formula="of:=[.P83]*[.$Q$201]" office:value-type="float" office:value="27.9120463066361" calcext:value-type="float">
            <text:p>28</text:p>
          </table:table-cell>
          <table:table-cell table:number-columns-repeated="1007"/>
        </table:table-row>
        <table:table-row table:style-name="ro2">
          <table:table-cell table:style-name="ce2" table:formula="of:=[.B84]&amp;[.D84]&amp;[.H84]" office:value-type="string" office:string-value="910972" calcext:value-type="string">
            <text:p>91097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901000010972" calcext:value-type="float">
            <text:p>901000010972</text:p>
          </table:table-cell>
          <table:table-cell table:style-name="ce3" office:value-type="float" office:value="2568" calcext:value-type="float">
            <text:p>2,568</text:p>
          </table:table-cell>
          <table:table-cell table:style-name="ce7" table:formula="of:=[.J84]/[.$J$201]" office:value-type="percentage" office:value="0.00353395792278137" calcext:value-type="percentage">
            <text:p>0.35%</text:p>
          </table:table-cell>
          <table:table-cell table:style-name="ce11" table:formula="of:=IFERROR(VLOOKUP([.$A84];[$'0-2 AÑOS'.$A$1:.$M$1048576];10;0);0)" office:value-type="float" office:value="0" calcext:value-type="float">
            <text:p>0</text:p>
          </table:table-cell>
          <table:table-cell table:style-name="ce11" table:formula="of:=IF([.L84]=0;1;0)" office:value-type="float" office:value="1" calcext:value-type="float">
            <text:p>1</text:p>
          </table:table-cell>
          <table:table-cell table:style-name="ce8" table:formula="of:=IFERROR(VLOOKUP([.$A84];[$'main comparable'.$A$2:.$P$86];16;0);0)" office:value-type="percentage" office:value="0" calcext:value-type="percentage">
            <text:p>0.00%</text:p>
          </table:table-cell>
          <table:table-cell table:style-name="ce8" table:formula="of:=IF([.M84]=0;[.N84];[.K84])" office:value-type="percentage" office:value="0.00353395792278137" calcext:value-type="percentage">
            <text:p>0.35%</text:p>
          </table:table-cell>
          <table:table-cell table:style-name="ce15" table:formula="of:=[.O84]/[.$O$201]" office:value-type="percentage" office:value="0.00353414771304624" calcext:value-type="percentage">
            <text:p>0.353%</text:p>
          </table:table-cell>
          <table:table-cell table:style-name="ce17" table:formula="of:=[.P84]*[.$Q$201]" office:value-type="float" office:value="21.8198279803475" calcext:value-type="float">
            <text:p>22</text:p>
          </table:table-cell>
          <table:table-cell table:number-columns-repeated="1007"/>
        </table:table-row>
        <table:table-row table:style-name="ro2">
          <table:table-cell table:style-name="ce2" table:formula="of:=[.B85]&amp;[.D85]&amp;[.H85]" office:value-type="string" office:string-value="910987" calcext:value-type="string">
            <text:p>91098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901000010987" calcext:value-type="float">
            <text:p>901000010987</text:p>
          </table:table-cell>
          <table:table-cell table:style-name="ce3" office:value-type="float" office:value="1716" calcext:value-type="float">
            <text:p>1,716</text:p>
          </table:table-cell>
          <table:table-cell table:style-name="ce7" table:formula="of:=[.J85]/[.$J$201]" office:value-type="percentage" office:value="0.00236147655587727" calcext:value-type="percentage">
            <text:p>0.24%</text:p>
          </table:table-cell>
          <table:table-cell table:style-name="ce11" table:formula="of:=IFERROR(VLOOKUP([.$A85];[$'0-2 AÑOS'.$A$1:.$M$1048576];10;0);0)" office:value-type="float" office:value="0" calcext:value-type="float">
            <text:p>0</text:p>
          </table:table-cell>
          <table:table-cell table:style-name="ce11" table:formula="of:=IF([.L85]=0;1;0)" office:value-type="float" office:value="1" calcext:value-type="float">
            <text:p>1</text:p>
          </table:table-cell>
          <table:table-cell table:style-name="ce8" table:formula="of:=IFERROR(VLOOKUP([.$A85];[$'main comparable'.$A$2:.$P$86];16;0);0)" office:value-type="percentage" office:value="0" calcext:value-type="percentage">
            <text:p>0.00%</text:p>
          </table:table-cell>
          <table:table-cell table:style-name="ce8" table:formula="of:=IF([.M85]=0;[.N85];[.K85])" office:value-type="percentage" office:value="0.00236147655587727" calcext:value-type="percentage">
            <text:p>0.24%</text:p>
          </table:table-cell>
          <table:table-cell table:style-name="ce15" table:formula="of:=[.O85]/[.$O$201]" office:value-type="percentage" office:value="0.00236160337834398" calcext:value-type="percentage">
            <text:p>0.236%</text:p>
          </table:table-cell>
          <table:table-cell table:style-name="ce17" table:formula="of:=[.P85]*[.$Q$201]" office:value-type="float" office:value="14.5805392578958" calcext:value-type="float">
            <text:p>15</text:p>
          </table:table-cell>
          <table:table-cell table:number-columns-repeated="1007"/>
        </table:table-row>
        <table:table-row table:style-name="ro2">
          <table:table-cell table:style-name="ce2" table:formula="of:=[.B86]&amp;[.D86]&amp;[.H86]" office:value-type="string" office:string-value="910991" calcext:value-type="string">
            <text:p>91099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901000010991" calcext:value-type="float">
            <text:p>901000010991</text:p>
          </table:table-cell>
          <table:table-cell table:style-name="ce3" office:value-type="float" office:value="2654" calcext:value-type="float">
            <text:p>2,654</text:p>
          </table:table-cell>
          <table:table-cell table:style-name="ce7" table:formula="of:=[.J86]/[.$J$201]" office:value-type="percentage" office:value="0.00365230698094305" calcext:value-type="percentage">
            <text:p>0.37%</text:p>
          </table:table-cell>
          <table:table-cell table:style-name="ce11" table:formula="of:=IFERROR(VLOOKUP([.$A86];[$'0-2 AÑOS'.$A$1:.$M$1048576];10;0);0)" office:value-type="float" office:value="0" calcext:value-type="float">
            <text:p>0</text:p>
          </table:table-cell>
          <table:table-cell table:style-name="ce11" table:formula="of:=IF([.L86]=0;1;0)" office:value-type="float" office:value="1" calcext:value-type="float">
            <text:p>1</text:p>
          </table:table-cell>
          <table:table-cell table:style-name="ce8" table:formula="of:=IFERROR(VLOOKUP([.$A86];[$'main comparable'.$A$2:.$P$86];16;0);0)" office:value-type="percentage" office:value="0" calcext:value-type="percentage">
            <text:p>0.00%</text:p>
          </table:table-cell>
          <table:table-cell table:style-name="ce8" table:formula="of:=IF([.M86]=0;[.N86];[.K86])" office:value-type="percentage" office:value="0.00365230698094305" calcext:value-type="percentage">
            <text:p>0.37%</text:p>
          </table:table-cell>
          <table:table-cell table:style-name="ce15" table:formula="of:=[.O86]/[.$O$201]" office:value-type="percentage" office:value="0.00365250312711243" calcext:value-type="percentage">
            <text:p>0.365%</text:p>
          </table:table-cell>
          <table:table-cell table:style-name="ce17" table:formula="of:=[.P86]*[.$Q$201]" office:value-type="float" office:value="22.5505543067922" calcext:value-type="float">
            <text:p>23</text:p>
          </table:table-cell>
          <table:table-cell table:number-columns-repeated="1007"/>
        </table:table-row>
        <table:table-row table:style-name="ro2">
          <table:table-cell table:style-name="ce2" table:formula="of:=[.B87]&amp;[.D87]&amp;[.H87]" office:value-type="string" office:string-value="9101006" calcext:value-type="string">
            <text:p>910100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901000011006" calcext:value-type="float">
            <text:p>901000011006</text:p>
          </table:table-cell>
          <table:table-cell table:style-name="ce3" office:value-type="float" office:value="2732" calcext:value-type="float">
            <text:p>2,732</text:p>
          </table:table-cell>
          <table:table-cell table:style-name="ce7" table:formula="of:=[.J87]/[.$J$201]" office:value-type="percentage" office:value="0.00375964682439202" calcext:value-type="percentage">
            <text:p>0.38%</text:p>
          </table:table-cell>
          <table:table-cell table:style-name="ce11" table:formula="of:=IFERROR(VLOOKUP([.$A87];[$'0-2 AÑOS'.$A$1:.$M$1048576];10;0);0)" office:value-type="float" office:value="0" calcext:value-type="float">
            <text:p>0</text:p>
          </table:table-cell>
          <table:table-cell table:style-name="ce11" table:formula="of:=IF([.L87]=0;1;0)" office:value-type="float" office:value="1" calcext:value-type="float">
            <text:p>1</text:p>
          </table:table-cell>
          <table:table-cell table:style-name="ce8" table:formula="of:=IFERROR(VLOOKUP([.$A87];[$'main comparable'.$A$2:.$P$86];16;0);0)" office:value-type="percentage" office:value="0" calcext:value-type="percentage">
            <text:p>0.00%</text:p>
          </table:table-cell>
          <table:table-cell table:style-name="ce8" table:formula="of:=IF([.M87]=0;[.N87];[.K87])" office:value-type="percentage" office:value="0.00375964682439202" calcext:value-type="percentage">
            <text:p>0.38%</text:p>
          </table:table-cell>
          <table:table-cell table:style-name="ce15" table:formula="of:=[.O87]/[.$O$201]" office:value-type="percentage" office:value="0.00375984873521898" calcext:value-type="percentage">
            <text:p>0.376%</text:p>
          </table:table-cell>
          <table:table-cell table:style-name="ce17" table:formula="of:=[.P87]*[.$Q$201]" office:value-type="float" office:value="23.213306091242" calcext:value-type="float">
            <text:p>23</text:p>
          </table:table-cell>
          <table:table-cell table:number-columns-repeated="1007"/>
        </table:table-row>
        <table:table-row table:style-name="ro2">
          <table:table-cell table:style-name="ce2" table:formula="of:=[.B88]&amp;[.D88]&amp;[.H88]" office:value-type="string" office:string-value="9101010" calcext:value-type="string">
            <text:p>91010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010" calcext:value-type="float">
            <text:p>1010</text:p>
          </table:table-cell>
          <table:table-cell table:style-name="ce2" office:value-type="float" office:value="901000011010" calcext:value-type="float">
            <text:p>901000011010</text:p>
          </table:table-cell>
          <table:table-cell table:style-name="ce3" office:value-type="float" office:value="2560" calcext:value-type="float">
            <text:p>2,560</text:p>
          </table:table-cell>
          <table:table-cell table:style-name="ce7" table:formula="of:=[.J88]/[.$J$201]" office:value-type="percentage" office:value="0.00352294870806865" calcext:value-type="percentage">
            <text:p>0.35%</text:p>
          </table:table-cell>
          <table:table-cell table:style-name="ce11" table:formula="of:=IFERROR(VLOOKUP([.$A88];[$'0-2 AÑOS'.$A$1:.$M$1048576];10;0);0)" office:value-type="float" office:value="0" calcext:value-type="float">
            <text:p>0</text:p>
          </table:table-cell>
          <table:table-cell table:style-name="ce11" table:formula="of:=IF([.L88]=0;1;0)" office:value-type="float" office:value="1" calcext:value-type="float">
            <text:p>1</text:p>
          </table:table-cell>
          <table:table-cell table:style-name="ce8" table:formula="of:=IFERROR(VLOOKUP([.$A88];[$'main comparable'.$A$2:.$P$86];16;0);0)" office:value-type="percentage" office:value="0" calcext:value-type="percentage">
            <text:p>0.00%</text:p>
          </table:table-cell>
          <table:table-cell table:style-name="ce8" table:formula="of:=IF([.M88]=0;[.N88];[.K88])" office:value-type="percentage" office:value="0.00352294870806865" calcext:value-type="percentage">
            <text:p>0.35%</text:p>
          </table:table-cell>
          <table:table-cell table:style-name="ce15" table:formula="of:=[.O88]/[.$O$201]" office:value-type="percentage" office:value="0.0035231379070866" calcext:value-type="percentage">
            <text:p>0.352%</text:p>
          </table:table-cell>
          <table:table-cell table:style-name="ce17" table:formula="of:=[.P88]*[.$Q$201]" office:value-type="float" office:value="21.7518534383527" calcext:value-type="float">
            <text:p>22</text:p>
          </table:table-cell>
          <table:table-cell table:number-columns-repeated="1007"/>
        </table:table-row>
        <table:table-row table:style-name="ro2">
          <table:table-cell table:style-name="ce2" table:formula="of:=[.B89]&amp;[.D89]&amp;[.H89]" office:value-type="string" office:string-value="9101025" calcext:value-type="string">
            <text:p>91010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float" office:value="901000011025" calcext:value-type="float">
            <text:p>901000011025</text:p>
          </table:table-cell>
          <table:table-cell table:style-name="ce2" office:value-type="float" office:value="474" calcext:value-type="float">
            <text:p>474</text:p>
          </table:table-cell>
          <table:table-cell table:style-name="ce7" table:formula="of:=[.J89]/[.$J$201]" office:value-type="percentage" office:value="0.000652295971728337" calcext:value-type="percentage">
            <text:p>0.07%</text:p>
          </table:table-cell>
          <table:table-cell table:style-name="ce11" table:formula="of:=IFERROR(VLOOKUP([.$A89];[$'0-2 AÑOS'.$A$1:.$M$1048576];10;0);0)" office:value-type="float" office:value="0" calcext:value-type="float">
            <text:p>0</text:p>
          </table:table-cell>
          <table:table-cell table:style-name="ce11" table:formula="of:=IF([.L89]=0;1;0)" office:value-type="float" office:value="1" calcext:value-type="float">
            <text:p>1</text:p>
          </table:table-cell>
          <table:table-cell table:style-name="ce8" table:formula="of:=IFERROR(VLOOKUP([.$A89];[$'main comparable'.$A$2:.$P$86];16;0);0)" office:value-type="percentage" office:value="0" calcext:value-type="percentage">
            <text:p>0.00%</text:p>
          </table:table-cell>
          <table:table-cell table:style-name="ce8" table:formula="of:=IF([.M89]=0;[.N89];[.K89])" office:value-type="percentage" office:value="0.000652295971728337" calcext:value-type="percentage">
            <text:p>0.07%</text:p>
          </table:table-cell>
          <table:table-cell table:style-name="ce15" table:formula="of:=[.O89]/[.$O$201]" office:value-type="percentage" office:value="0.000652331003109003" calcext:value-type="percentage">
            <text:p>0.065%</text:p>
          </table:table-cell>
          <table:table-cell table:style-name="ce17" table:formula="of:=[.P89]*[.$Q$201]" office:value-type="float" office:value="4.02749161319498" calcext:value-type="float">
            <text:p>4</text:p>
          </table:table-cell>
          <table:table-cell table:number-columns-repeated="1007"/>
        </table:table-row>
        <table:table-row table:style-name="ro2">
          <table:table-cell table:style-name="ce2" table:formula="of:=[.B90]&amp;[.D90]&amp;[.H90]" office:value-type="string" office:string-value="910103A" calcext:value-type="string">
            <text:p>910103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103A</text:p>
          </table:table-cell>
          <table:table-cell table:style-name="ce2" office:value-type="string" calcext:value-type="string">
            <text:p>090100001103A</text:p>
          </table:table-cell>
          <table:table-cell table:style-name="ce3" office:value-type="float" office:value="2103" calcext:value-type="float">
            <text:p>2,103</text:p>
          </table:table-cell>
          <table:table-cell table:style-name="ce7" table:formula="of:=[.J90]/[.$J$201]" office:value-type="percentage" office:value="0.00289404731760483" calcext:value-type="percentage">
            <text:p>0.29%</text:p>
          </table:table-cell>
          <table:table-cell table:style-name="ce11" table:formula="of:=IFERROR(VLOOKUP([.$A90];[$'0-2 AÑOS'.$A$1:.$M$1048576];10;0);0)" office:value-type="float" office:value="0" calcext:value-type="float">
            <text:p>0</text:p>
          </table:table-cell>
          <table:table-cell table:style-name="ce11" table:formula="of:=IF([.L90]=0;1;0)" office:value-type="float" office:value="1" calcext:value-type="float">
            <text:p>1</text:p>
          </table:table-cell>
          <table:table-cell table:style-name="ce8" table:formula="of:=IFERROR(VLOOKUP([.$A90];[$'main comparable'.$A$2:.$P$86];16;0);0)" office:value-type="percentage" office:value="0" calcext:value-type="percentage">
            <text:p>0.00%</text:p>
          </table:table-cell>
          <table:table-cell table:style-name="ce8" table:formula="of:=IF([.M90]=0;[.N90];[.K90])" office:value-type="percentage" office:value="0.00289404731760483" calcext:value-type="percentage">
            <text:p>0.29%</text:p>
          </table:table-cell>
          <table:table-cell table:style-name="ce15" table:formula="of:=[.O90]/[.$O$201]" office:value-type="percentage" office:value="0.00289420274164184" calcext:value-type="percentage">
            <text:p>0.289%</text:p>
          </table:table-cell>
          <table:table-cell table:style-name="ce17" table:formula="of:=[.P90]*[.$Q$201]" office:value-type="float" office:value="17.8688077268967" calcext:value-type="float">
            <text:p>18</text:p>
          </table:table-cell>
          <table:table-cell table:number-columns-repeated="1007"/>
        </table:table-row>
        <table:table-row table:style-name="ro2">
          <table:table-cell table:style-name="ce2" table:formula="of:=[.B91]&amp;[.D91]&amp;[.H91]" office:value-type="string" office:string-value="9101044" calcext:value-type="string">
            <text:p>910104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901000011044" calcext:value-type="float">
            <text:p>901000011044</text:p>
          </table:table-cell>
          <table:table-cell table:style-name="ce3" office:value-type="float" office:value="3097" calcext:value-type="float">
            <text:p>3,097</text:p>
          </table:table-cell>
          <table:table-cell table:style-name="ce7" table:formula="of:=[.J91]/[.$J$201]" office:value-type="percentage" office:value="0.00426194224565962" calcext:value-type="percentage">
            <text:p>0.43%</text:p>
          </table:table-cell>
          <table:table-cell table:style-name="ce11" table:formula="of:=IFERROR(VLOOKUP([.$A91];[$'0-2 AÑOS'.$A$1:.$M$1048576];10;0);0)" office:value-type="float" office:value="0" calcext:value-type="float">
            <text:p>0</text:p>
          </table:table-cell>
          <table:table-cell table:style-name="ce11" table:formula="of:=IF([.L91]=0;1;0)" office:value-type="float" office:value="1" calcext:value-type="float">
            <text:p>1</text:p>
          </table:table-cell>
          <table:table-cell table:style-name="ce8" table:formula="of:=IFERROR(VLOOKUP([.$A91];[$'main comparable'.$A$2:.$P$86];16;0);0)" office:value-type="percentage" office:value="0" calcext:value-type="percentage">
            <text:p>0.00%</text:p>
          </table:table-cell>
          <table:table-cell table:style-name="ce8" table:formula="of:=IF([.M91]=0;[.N91];[.K91])" office:value-type="percentage" office:value="0.00426194224565962" calcext:value-type="percentage">
            <text:p>0.43%</text:p>
          </table:table-cell>
          <table:table-cell table:style-name="ce15" table:formula="of:=[.O91]/[.$O$201]" office:value-type="percentage" office:value="0.00426217113212781" calcext:value-type="percentage">
            <text:p>0.426%</text:p>
          </table:table-cell>
          <table:table-cell table:style-name="ce17" table:formula="of:=[.P91]*[.$Q$201]" office:value-type="float" office:value="26.3146445697571" calcext:value-type="float">
            <text:p>26</text:p>
          </table:table-cell>
          <table:table-cell table:number-columns-repeated="1007"/>
        </table:table-row>
        <table:table-row table:style-name="ro2">
          <table:table-cell table:style-name="ce2" table:formula="of:=[.B92]&amp;[.D92]&amp;[.H92]" office:value-type="string" office:string-value="9101059" calcext:value-type="string">
            <text:p>910105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901000011059" calcext:value-type="float">
            <text:p>901000011059</text:p>
          </table:table-cell>
          <table:table-cell table:style-name="ce3" office:value-type="float" office:value="2673" calcext:value-type="float">
            <text:p>2,673</text:p>
          </table:table-cell>
          <table:table-cell table:style-name="ce7" table:formula="of:=[.J92]/[.$J$201]" office:value-type="percentage" office:value="0.00367845386588575" calcext:value-type="percentage">
            <text:p>0.37%</text:p>
          </table:table-cell>
          <table:table-cell table:style-name="ce11" table:formula="of:=IFERROR(VLOOKUP([.$A92];[$'0-2 AÑOS'.$A$1:.$M$1048576];10;0);0)" office:value-type="float" office:value="0" calcext:value-type="float">
            <text:p>0</text:p>
          </table:table-cell>
          <table:table-cell table:style-name="ce11" table:formula="of:=IF([.L92]=0;1;0)" office:value-type="float" office:value="1" calcext:value-type="float">
            <text:p>1</text:p>
          </table:table-cell>
          <table:table-cell table:style-name="ce8" table:formula="of:=IFERROR(VLOOKUP([.$A92];[$'main comparable'.$A$2:.$P$86];16;0);0)" office:value-type="percentage" office:value="0" calcext:value-type="percentage">
            <text:p>0.00%</text:p>
          </table:table-cell>
          <table:table-cell table:style-name="ce8" table:formula="of:=IF([.M92]=0;[.N92];[.K92])" office:value-type="percentage" office:value="0.00367845386588575" calcext:value-type="percentage">
            <text:p>0.37%</text:p>
          </table:table-cell>
          <table:table-cell table:style-name="ce15" table:formula="of:=[.O92]/[.$O$201]" office:value-type="percentage" office:value="0.00367865141626659" calcext:value-type="percentage">
            <text:p>0.368%</text:p>
          </table:table-cell>
          <table:table-cell table:style-name="ce17" table:formula="of:=[.P92]*[.$Q$201]" office:value-type="float" office:value="22.7119938440299" calcext:value-type="float">
            <text:p>23</text:p>
          </table:table-cell>
          <table:table-cell table:number-columns-repeated="1007"/>
        </table:table-row>
        <table:table-row table:style-name="ro2">
          <table:table-cell table:style-name="ce2" table:formula="of:=[.B93]&amp;[.D93]&amp;[.H93]" office:value-type="string" office:string-value="9101063" calcext:value-type="string">
            <text:p>910106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063" calcext:value-type="float">
            <text:p>1063</text:p>
          </table:table-cell>
          <table:table-cell table:style-name="ce2" office:value-type="float" office:value="901000011063" calcext:value-type="float">
            <text:p>901000011063</text:p>
          </table:table-cell>
          <table:table-cell table:style-name="ce3" office:value-type="float" office:value="2508" calcext:value-type="float">
            <text:p>2,508</text:p>
          </table:table-cell>
          <table:table-cell table:style-name="ce7" table:formula="of:=[.J93]/[.$J$201]" office:value-type="percentage" office:value="0.00345138881243601" calcext:value-type="percentage">
            <text:p>0.35%</text:p>
          </table:table-cell>
          <table:table-cell table:style-name="ce11" table:formula="of:=IFERROR(VLOOKUP([.$A93];[$'0-2 AÑOS'.$A$1:.$M$1048576];10;0);0)" office:value-type="float" office:value="0" calcext:value-type="float">
            <text:p>0</text:p>
          </table:table-cell>
          <table:table-cell table:style-name="ce11" table:formula="of:=IF([.L93]=0;1;0)" office:value-type="float" office:value="1" calcext:value-type="float">
            <text:p>1</text:p>
          </table:table-cell>
          <table:table-cell table:style-name="ce8" table:formula="of:=IFERROR(VLOOKUP([.$A93];[$'main comparable'.$A$2:.$P$86];16;0);0)" office:value-type="percentage" office:value="0" calcext:value-type="percentage">
            <text:p>0.00%</text:p>
          </table:table-cell>
          <table:table-cell table:style-name="ce8" table:formula="of:=IF([.M93]=0;[.N93];[.K93])" office:value-type="percentage" office:value="0.00345138881243601" calcext:value-type="percentage">
            <text:p>0.35%</text:p>
          </table:table-cell>
          <table:table-cell table:style-name="ce15" table:formula="of:=[.O93]/[.$O$201]" office:value-type="percentage" office:value="0.0034515741683489" calcext:value-type="percentage">
            <text:p>0.345%</text:p>
          </table:table-cell>
          <table:table-cell table:style-name="ce17" table:formula="of:=[.P93]*[.$Q$201]" office:value-type="float" office:value="21.3100189153861" calcext:value-type="float">
            <text:p>21</text:p>
          </table:table-cell>
          <table:table-cell table:number-columns-repeated="1007"/>
        </table:table-row>
        <table:table-row table:style-name="ro2">
          <table:table-cell table:style-name="ce2" table:formula="of:=[.B94]&amp;[.D94]&amp;[.H94]" office:value-type="string" office:string-value="9101078" calcext:value-type="string">
            <text:p>91010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float" office:value="901000011078" calcext:value-type="float">
            <text:p>901000011078</text:p>
          </table:table-cell>
          <table:table-cell table:style-name="ce3" office:value-type="float" office:value="6026" calcext:value-type="float">
            <text:p>6,026</text:p>
          </table:table-cell>
          <table:table-cell table:style-name="ce7" table:formula="of:=[.J94]/[.$J$201]" office:value-type="percentage" office:value="0.00829269098235223" calcext:value-type="percentage">
            <text:p>0.83%</text:p>
          </table:table-cell>
          <table:table-cell table:style-name="ce11" table:formula="of:=IFERROR(VLOOKUP([.$A94];[$'0-2 AÑOS'.$A$1:.$M$1048576];10;0);0)" office:value-type="float" office:value="0" calcext:value-type="float">
            <text:p>0</text:p>
          </table:table-cell>
          <table:table-cell table:style-name="ce11" table:formula="of:=IF([.L94]=0;1;0)" office:value-type="float" office:value="1" calcext:value-type="float">
            <text:p>1</text:p>
          </table:table-cell>
          <table:table-cell table:style-name="ce8" table:formula="of:=IFERROR(VLOOKUP([.$A94];[$'main comparable'.$A$2:.$P$86];16;0);0)" office:value-type="percentage" office:value="0" calcext:value-type="percentage">
            <text:p>0.00%</text:p>
          </table:table-cell>
          <table:table-cell table:style-name="ce8" table:formula="of:=IF([.M94]=0;[.N94];[.K94])" office:value-type="percentage" office:value="0.00829269098235223" calcext:value-type="percentage">
            <text:p>0.83%</text:p>
          </table:table-cell>
          <table:table-cell table:style-name="ce15" table:formula="of:=[.O94]/[.$O$201]" office:value-type="percentage" office:value="0.00829313633910306" calcext:value-type="percentage">
            <text:p>0.829%</text:p>
          </table:table-cell>
          <table:table-cell table:style-name="ce17" table:formula="of:=[.P94]*[.$Q$201]" office:value-type="float" office:value="51.2018237576223" calcext:value-type="float">
            <text:p>51</text:p>
          </table:table-cell>
          <table:table-cell table:number-columns-repeated="1007"/>
        </table:table-row>
        <table:table-row table:style-name="ro2">
          <table:table-cell table:style-name="ce2" table:formula="of:=[.B95]&amp;[.D95]&amp;[.H95]" office:value-type="string" office:string-value="910110A" calcext:value-type="string">
            <text:p>910110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110A</text:p>
          </table:table-cell>
          <table:table-cell table:style-name="ce2" office:value-type="string" calcext:value-type="string">
            <text:p>090100001110A</text:p>
          </table:table-cell>
          <table:table-cell table:style-name="ce3" office:value-type="float" office:value="3552" calcext:value-type="float">
            <text:p>3,552</text:p>
          </table:table-cell>
          <table:table-cell table:style-name="ce7" table:formula="of:=[.J95]/[.$J$201]" office:value-type="percentage" office:value="0.00488809133244526" calcext:value-type="percentage">
            <text:p>0.49%</text:p>
          </table:table-cell>
          <table:table-cell table:style-name="ce11" table:formula="of:=IFERROR(VLOOKUP([.$A95];[$'0-2 AÑOS'.$A$1:.$M$1048576];10;0);0)" office:value-type="float" office:value="0" calcext:value-type="float">
            <text:p>0</text:p>
          </table:table-cell>
          <table:table-cell table:style-name="ce11" table:formula="of:=IF([.L95]=0;1;0)" office:value-type="float" office:value="1" calcext:value-type="float">
            <text:p>1</text:p>
          </table:table-cell>
          <table:table-cell table:style-name="ce8" table:formula="of:=IFERROR(VLOOKUP([.$A95];[$'main comparable'.$A$2:.$P$86];16;0);0)" office:value-type="percentage" office:value="0" calcext:value-type="percentage">
            <text:p>0.00%</text:p>
          </table:table-cell>
          <table:table-cell table:style-name="ce8" table:formula="of:=IF([.M95]=0;[.N95];[.K95])" office:value-type="percentage" office:value="0.00488809133244526" calcext:value-type="percentage">
            <text:p>0.49%</text:p>
          </table:table-cell>
          <table:table-cell table:style-name="ce15" table:formula="of:=[.O95]/[.$O$201]" office:value-type="percentage" office:value="0.00488835384608266" calcext:value-type="percentage">
            <text:p>0.489%</text:p>
          </table:table-cell>
          <table:table-cell table:style-name="ce17" table:formula="of:=[.P95]*[.$Q$201]" office:value-type="float" office:value="30.1806966457143" calcext:value-type="float">
            <text:p>30</text:p>
          </table:table-cell>
          <table:table-cell table:number-columns-repeated="1007"/>
        </table:table-row>
        <table:table-row table:style-name="ro2">
          <table:table-cell table:style-name="ce2" table:formula="of:=[.B96]&amp;[.D96]&amp;[.H96]" office:value-type="string" office:string-value="9101114" calcext:value-type="string">
            <text:p>91011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114" calcext:value-type="float">
            <text:p>1114</text:p>
          </table:table-cell>
          <table:table-cell table:style-name="ce2" office:value-type="float" office:value="901000011114" calcext:value-type="float">
            <text:p>901000011114</text:p>
          </table:table-cell>
          <table:table-cell table:style-name="ce3" office:value-type="float" office:value="1159" calcext:value-type="float">
            <text:p>1,159</text:p>
          </table:table-cell>
          <table:table-cell table:style-name="ce7" table:formula="of:=[.J96]/[.$J$201]" office:value-type="percentage" office:value="0.00159495998150452" calcext:value-type="percentage">
            <text:p>0.16%</text:p>
          </table:table-cell>
          <table:table-cell table:style-name="ce11" table:formula="of:=IFERROR(VLOOKUP([.$A96];[$'0-2 AÑOS'.$A$1:.$M$1048576];10;0);0)" office:value-type="float" office:value="0" calcext:value-type="float">
            <text:p>0</text:p>
          </table:table-cell>
          <table:table-cell table:style-name="ce11" table:formula="of:=IF([.L96]=0;1;0)" office:value-type="float" office:value="1" calcext:value-type="float">
            <text:p>1</text:p>
          </table:table-cell>
          <table:table-cell table:style-name="ce8" table:formula="of:=IFERROR(VLOOKUP([.$A96];[$'main comparable'.$A$2:.$P$86];16;0);0)" office:value-type="percentage" office:value="0" calcext:value-type="percentage">
            <text:p>0.00%</text:p>
          </table:table-cell>
          <table:table-cell table:style-name="ce8" table:formula="of:=IF([.M96]=0;[.N96];[.K96])" office:value-type="percentage" office:value="0.00159495998150452" calcext:value-type="percentage">
            <text:p>0.16%</text:p>
          </table:table-cell>
          <table:table-cell table:style-name="ce15" table:formula="of:=[.O96]/[.$O$201]" office:value-type="percentage" office:value="0.00159504563840366" calcext:value-type="percentage">
            <text:p>0.160%</text:p>
          </table:table-cell>
          <table:table-cell table:style-name="ce17" table:formula="of:=[.P96]*[.$Q$201]" office:value-type="float" office:value="9.84781177150419" calcext:value-type="float">
            <text:p>10</text:p>
          </table:table-cell>
          <table:table-cell table:number-columns-repeated="1007"/>
        </table:table-row>
        <table:table-row table:style-name="ro2">
          <table:table-cell table:style-name="ce2" table:formula="of:=[.B97]&amp;[.D97]&amp;[.H97]" office:value-type="string" office:string-value="9101129" calcext:value-type="string">
            <text:p>91011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float" office:value="901000011129" calcext:value-type="float">
            <text:p>901000011129</text:p>
          </table:table-cell>
          <table:table-cell table:style-name="ce3" office:value-type="float" office:value="1370" calcext:value-type="float">
            <text:p>1,370</text:p>
          </table:table-cell>
          <table:table-cell table:style-name="ce7" table:formula="of:=[.J97]/[.$J$201]" office:value-type="percentage" office:value="0.00188532801955237" calcext:value-type="percentage">
            <text:p>0.19%</text:p>
          </table:table-cell>
          <table:table-cell table:style-name="ce11" table:formula="of:=IFERROR(VLOOKUP([.$A97];[$'0-2 AÑOS'.$A$1:.$M$1048576];10;0);0)" office:value-type="float" office:value="0" calcext:value-type="float">
            <text:p>0</text:p>
          </table:table-cell>
          <table:table-cell table:style-name="ce11" table:formula="of:=IF([.L97]=0;1;0)" office:value-type="float" office:value="1" calcext:value-type="float">
            <text:p>1</text:p>
          </table:table-cell>
          <table:table-cell table:style-name="ce8" table:formula="of:=IFERROR(VLOOKUP([.$A97];[$'main comparable'.$A$2:.$P$86];16;0);0)" office:value-type="percentage" office:value="0" calcext:value-type="percentage">
            <text:p>0.00%</text:p>
          </table:table-cell>
          <table:table-cell table:style-name="ce8" table:formula="of:=IF([.M97]=0;[.N97];[.K97])" office:value-type="percentage" office:value="0.00188532801955237" calcext:value-type="percentage">
            <text:p>0.19%</text:p>
          </table:table-cell>
          <table:table-cell table:style-name="ce15" table:formula="of:=[.O97]/[.$O$201]" office:value-type="percentage" office:value="0.00188542927058931" calcext:value-type="percentage">
            <text:p>0.189%</text:p>
          </table:table-cell>
          <table:table-cell table:style-name="ce17" table:formula="of:=[.P97]*[.$Q$201]" office:value-type="float" office:value="11.6406403166184" calcext:value-type="float">
            <text:p>12</text:p>
          </table:table-cell>
          <table:table-cell table:number-columns-repeated="1007"/>
        </table:table-row>
        <table:table-row table:style-name="ro2">
          <table:table-cell table:style-name="ce2" table:formula="of:=[.B98]&amp;[.D98]&amp;[.H98]" office:value-type="string" office:string-value="9101133" calcext:value-type="string">
            <text:p>910113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133" calcext:value-type="float">
            <text:p>1133</text:p>
          </table:table-cell>
          <table:table-cell table:style-name="ce2" office:value-type="float" office:value="901000011133" calcext:value-type="float">
            <text:p>901000011133</text:p>
          </table:table-cell>
          <table:table-cell table:style-name="ce3" office:value-type="float" office:value="2019" calcext:value-type="float">
            <text:p>2,019</text:p>
          </table:table-cell>
          <table:table-cell table:style-name="ce7" table:formula="of:=[.J98]/[.$J$201]" office:value-type="percentage" office:value="0.00277845056312133" calcext:value-type="percentage">
            <text:p>0.28%</text:p>
          </table:table-cell>
          <table:table-cell table:style-name="ce11" table:formula="of:=IFERROR(VLOOKUP([.$A98];[$'0-2 AÑOS'.$A$1:.$M$1048576];10;0);0)" office:value-type="float" office:value="0" calcext:value-type="float">
            <text:p>0</text:p>
          </table:table-cell>
          <table:table-cell table:style-name="ce11" table:formula="of:=IF([.L98]=0;1;0)" office:value-type="float" office:value="1" calcext:value-type="float">
            <text:p>1</text:p>
          </table:table-cell>
          <table:table-cell table:style-name="ce8" table:formula="of:=IFERROR(VLOOKUP([.$A98];[$'main comparable'.$A$2:.$P$86];16;0);0)" office:value-type="percentage" office:value="0" calcext:value-type="percentage">
            <text:p>0.00%</text:p>
          </table:table-cell>
          <table:table-cell table:style-name="ce8" table:formula="of:=IF([.M98]=0;[.N98];[.K98])" office:value-type="percentage" office:value="0.00277845056312133" calcext:value-type="percentage">
            <text:p>0.28%</text:p>
          </table:table-cell>
          <table:table-cell table:style-name="ce15" table:formula="of:=[.O98]/[.$O$201]" office:value-type="percentage" office:value="0.00277859977906556" calcext:value-type="percentage">
            <text:p>0.278%</text:p>
          </table:table-cell>
          <table:table-cell table:style-name="ce17" table:formula="of:=[.P98]*[.$Q$201]" office:value-type="float" office:value="17.1550750359508" calcext:value-type="float">
            <text:p>17</text:p>
          </table:table-cell>
          <table:table-cell table:number-columns-repeated="1007"/>
        </table:table-row>
        <table:table-row table:style-name="ro2">
          <table:table-cell table:style-name="ce2" table:formula="of:=[.B99]&amp;[.D99]&amp;[.H99]" office:value-type="string" office:string-value="9101148" calcext:value-type="string">
            <text:p>910114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901000011148" calcext:value-type="float">
            <text:p>901000011148</text:p>
          </table:table-cell>
          <table:table-cell table:style-name="ce3" office:value-type="float" office:value="5113" calcext:value-type="float">
            <text:p>5,113</text:p>
          </table:table-cell>
          <table:table-cell table:style-name="ce7" table:formula="of:=[.J99]/[.$J$201]" office:value-type="percentage" office:value="0.00703626435326368" calcext:value-type="percentage">
            <text:p>0.70%</text:p>
          </table:table-cell>
          <table:table-cell table:style-name="ce11" table:formula="of:=IFERROR(VLOOKUP([.$A99];[$'0-2 AÑOS'.$A$1:.$M$1048576];10;0);0)" office:value-type="float" office:value="0" calcext:value-type="float">
            <text:p>0</text:p>
          </table:table-cell>
          <table:table-cell table:style-name="ce11" table:formula="of:=IF([.L99]=0;1;0)" office:value-type="float" office:value="1" calcext:value-type="float">
            <text:p>1</text:p>
          </table:table-cell>
          <table:table-cell table:style-name="ce8" table:formula="of:=IFERROR(VLOOKUP([.$A99];[$'main comparable'.$A$2:.$P$86];16;0);0)" office:value-type="percentage" office:value="0" calcext:value-type="percentage">
            <text:p>0.00%</text:p>
          </table:table-cell>
          <table:table-cell table:style-name="ce8" table:formula="of:=IF([.M99]=0;[.N99];[.K99])" office:value-type="percentage" office:value="0.00703626435326368" calcext:value-type="percentage">
            <text:p>0.70%</text:p>
          </table:table-cell>
          <table:table-cell table:style-name="ce15" table:formula="of:=[.O99]/[.$O$201]" office:value-type="percentage" office:value="0.00703664223395851" calcext:value-type="percentage">
            <text:p>0.704%</text:p>
          </table:table-cell>
          <table:table-cell table:style-name="ce17" table:formula="of:=[.P99]*[.$Q$201]" office:value-type="float" office:value="43.4442291524598" calcext:value-type="float">
            <text:p>43</text:p>
          </table:table-cell>
          <table:table-cell table:number-columns-repeated="1007"/>
        </table:table-row>
        <table:table-row table:style-name="ro2">
          <table:table-cell table:style-name="ce2" table:formula="of:=[.B100]&amp;[.D100]&amp;[.H100]" office:value-type="string" office:string-value="9101152" calcext:value-type="string">
            <text:p>910115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152" calcext:value-type="float">
            <text:p>1152</text:p>
          </table:table-cell>
          <table:table-cell table:style-name="ce2" office:value-type="float" office:value="901000011152" calcext:value-type="float">
            <text:p>901000011152</text:p>
          </table:table-cell>
          <table:table-cell table:style-name="ce3" office:value-type="float" office:value="2678" calcext:value-type="float">
            <text:p>2,678</text:p>
          </table:table-cell>
          <table:table-cell table:style-name="ce7" table:formula="of:=[.J100]/[.$J$201]" office:value-type="percentage" office:value="0.00368533462508119" calcext:value-type="percentage">
            <text:p>0.37%</text:p>
          </table:table-cell>
          <table:table-cell table:style-name="ce11" table:formula="of:=IFERROR(VLOOKUP([.$A100];[$'0-2 AÑOS'.$A$1:.$M$1048576];10;0);0)" office:value-type="float" office:value="0" calcext:value-type="float">
            <text:p>0</text:p>
          </table:table-cell>
          <table:table-cell table:style-name="ce11" table:formula="of:=IF([.L100]=0;1;0)" office:value-type="float" office:value="1" calcext:value-type="float">
            <text:p>1</text:p>
          </table:table-cell>
          <table:table-cell table:style-name="ce8" table:formula="of:=IFERROR(VLOOKUP([.$A100];[$'main comparable'.$A$2:.$P$86];16;0);0)" office:value-type="percentage" office:value="0" calcext:value-type="percentage">
            <text:p>0.00%</text:p>
          </table:table-cell>
          <table:table-cell table:style-name="ce8" table:formula="of:=IF([.M100]=0;[.N100];[.K100])" office:value-type="percentage" office:value="0.00368533462508119" calcext:value-type="percentage">
            <text:p>0.37%</text:p>
          </table:table-cell>
          <table:table-cell table:style-name="ce15" table:formula="of:=[.O100]/[.$O$201]" office:value-type="percentage" office:value="0.00368553254499137" calcext:value-type="percentage">
            <text:p>0.369%</text:p>
          </table:table-cell>
          <table:table-cell table:style-name="ce17" table:formula="of:=[.P100]*[.$Q$201]" office:value-type="float" office:value="22.7544779327767" calcext:value-type="float">
            <text:p>23</text:p>
          </table:table-cell>
          <table:table-cell table:number-columns-repeated="1007"/>
        </table:table-row>
        <table:table-row table:style-name="ro2">
          <table:table-cell table:style-name="ce2" table:formula="of:=[.B101]&amp;[.D101]&amp;[.H101]" office:value-type="string" office:string-value="9101171" calcext:value-type="string">
            <text:p>910117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171" calcext:value-type="float">
            <text:p>1171</text:p>
          </table:table-cell>
          <table:table-cell table:style-name="ce2" office:value-type="float" office:value="901000011171" calcext:value-type="float">
            <text:p>901000011171</text:p>
          </table:table-cell>
          <table:table-cell table:style-name="ce3" office:value-type="float" office:value="13351" calcext:value-type="float">
            <text:p>13,351</text:p>
          </table:table-cell>
          <table:table-cell table:style-name="ce7" table:formula="of:=[.J101]/[.$J$201]" office:value-type="percentage" office:value="0.0183730032036815" calcext:value-type="percentage">
            <text:p>1.84%</text:p>
          </table:table-cell>
          <table:table-cell table:style-name="ce11" table:formula="of:=IFERROR(VLOOKUP([.$A101];[$'0-2 AÑOS'.$A$1:.$M$1048576];10;0);0)" office:value-type="float" office:value="0" calcext:value-type="float">
            <text:p>0</text:p>
          </table:table-cell>
          <table:table-cell table:style-name="ce11" table:formula="of:=IF([.L101]=0;1;0)" office:value-type="float" office:value="1" calcext:value-type="float">
            <text:p>1</text:p>
          </table:table-cell>
          <table:table-cell table:style-name="ce8" table:formula="of:=IFERROR(VLOOKUP([.$A101];[$'main comparable'.$A$2:.$P$86];16;0);0)" office:value-type="percentage" office:value="0" calcext:value-type="percentage">
            <text:p>0.00%</text:p>
          </table:table-cell>
          <table:table-cell table:style-name="ce8" table:formula="of:=IF([.M101]=0;[.N101];[.K101])" office:value-type="percentage" office:value="0.0183730032036815" calcext:value-type="percentage">
            <text:p>1.84%</text:p>
          </table:table-cell>
          <table:table-cell table:style-name="ce15" table:formula="of:=[.O101]/[.$O$201]" office:value-type="percentage" office:value="0.0183739899209036" calcext:value-type="percentage">
            <text:p>1.837%</text:p>
          </table:table-cell>
          <table:table-cell table:style-name="ce17" table:formula="of:=[.P101]*[.$Q$201]" office:value-type="float" office:value="113.441013771659" calcext:value-type="float">
            <text:p>113</text:p>
          </table:table-cell>
          <table:table-cell table:number-columns-repeated="1007"/>
        </table:table-row>
        <table:table-row table:style-name="ro2">
          <table:table-cell table:style-name="ce2" table:formula="of:=[.B102]&amp;[.D102]&amp;[.H102]" office:value-type="string" office:string-value="9101186" calcext:value-type="string">
            <text:p>910118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186" calcext:value-type="float">
            <text:p>1186</text:p>
          </table:table-cell>
          <table:table-cell table:style-name="ce2" office:value-type="float" office:value="901000011186" calcext:value-type="float">
            <text:p>901000011186</text:p>
          </table:table-cell>
          <table:table-cell table:style-name="ce3" office:value-type="float" office:value="3068" calcext:value-type="float">
            <text:p>3,068</text:p>
          </table:table-cell>
          <table:table-cell table:style-name="ce7" table:formula="of:=[.J102]/[.$J$201]" office:value-type="percentage" office:value="0.00422203384232603" calcext:value-type="percentage">
            <text:p>0.42%</text:p>
          </table:table-cell>
          <table:table-cell table:style-name="ce11" table:formula="of:=IFERROR(VLOOKUP([.$A102];[$'0-2 AÑOS'.$A$1:.$M$1048576];10;0);0)" office:value-type="float" office:value="0" calcext:value-type="float">
            <text:p>0</text:p>
          </table:table-cell>
          <table:table-cell table:style-name="ce11" table:formula="of:=IF([.L102]=0;1;0)" office:value-type="float" office:value="1" calcext:value-type="float">
            <text:p>1</text:p>
          </table:table-cell>
          <table:table-cell table:style-name="ce8" table:formula="of:=IFERROR(VLOOKUP([.$A102];[$'main comparable'.$A$2:.$P$86];16;0);0)" office:value-type="percentage" office:value="0" calcext:value-type="percentage">
            <text:p>0.00%</text:p>
          </table:table-cell>
          <table:table-cell table:style-name="ce8" table:formula="of:=IF([.M102]=0;[.N102];[.K102])" office:value-type="percentage" office:value="0.00422203384232603" calcext:value-type="percentage">
            <text:p>0.42%</text:p>
          </table:table-cell>
          <table:table-cell table:style-name="ce15" table:formula="of:=[.O102]/[.$O$201]" office:value-type="percentage" office:value="0.00422226058552409" calcext:value-type="percentage">
            <text:p>0.422%</text:p>
          </table:table-cell>
          <table:table-cell table:style-name="ce17" table:formula="of:=[.P102]*[.$Q$201]" office:value-type="float" office:value="26.0682368550258" calcext:value-type="float">
            <text:p>26</text:p>
          </table:table-cell>
          <table:table-cell table:number-columns-repeated="1007"/>
        </table:table-row>
        <table:table-row table:style-name="ro2">
          <table:table-cell table:style-name="ce2" table:formula="of:=[.B103]&amp;[.D103]&amp;[.H103]" office:value-type="string" office:string-value="9101190" calcext:value-type="string">
            <text:p>910119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190" calcext:value-type="float">
            <text:p>1190</text:p>
          </table:table-cell>
          <table:table-cell table:style-name="ce2" office:value-type="float" office:value="901000011190" calcext:value-type="float">
            <text:p>901000011190</text:p>
          </table:table-cell>
          <table:table-cell table:style-name="ce3" office:value-type="float" office:value="3184" calcext:value-type="float">
            <text:p>3,184</text:p>
          </table:table-cell>
          <table:table-cell table:style-name="ce7" table:formula="of:=[.J103]/[.$J$201]" office:value-type="percentage" office:value="0.00438166745566039" calcext:value-type="percentage">
            <text:p>0.44%</text:p>
          </table:table-cell>
          <table:table-cell table:style-name="ce11" table:formula="of:=IFERROR(VLOOKUP([.$A103];[$'0-2 AÑOS'.$A$1:.$M$1048576];10;0);0)" office:value-type="float" office:value="0" calcext:value-type="float">
            <text:p>0</text:p>
          </table:table-cell>
          <table:table-cell table:style-name="ce11" table:formula="of:=IF([.L103]=0;1;0)" office:value-type="float" office:value="1" calcext:value-type="float">
            <text:p>1</text:p>
          </table:table-cell>
          <table:table-cell table:style-name="ce8" table:formula="of:=IFERROR(VLOOKUP([.$A103];[$'main comparable'.$A$2:.$P$86];16;0);0)" office:value-type="percentage" office:value="0" calcext:value-type="percentage">
            <text:p>0.00%</text:p>
          </table:table-cell>
          <table:table-cell table:style-name="ce8" table:formula="of:=IF([.M103]=0;[.N103];[.K103])" office:value-type="percentage" office:value="0.00438166745566039" calcext:value-type="percentage">
            <text:p>0.44%</text:p>
          </table:table-cell>
          <table:table-cell table:style-name="ce15" table:formula="of:=[.O103]/[.$O$201]" office:value-type="percentage" office:value="0.00438190277193896" calcext:value-type="percentage">
            <text:p>0.438%</text:p>
          </table:table-cell>
          <table:table-cell table:style-name="ce17" table:formula="of:=[.P103]*[.$Q$201]" office:value-type="float" office:value="27.0538677139511" calcext:value-type="float">
            <text:p>27</text:p>
          </table:table-cell>
          <table:table-cell table:number-columns-repeated="1007"/>
        </table:table-row>
        <table:table-row table:style-name="ro2">
          <table:table-cell table:style-name="ce2" table:formula="of:=[.B104]&amp;[.D104]&amp;[.H104]" office:value-type="string" office:string-value="9101203" calcext:value-type="string">
            <text:p>910120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901000011203" calcext:value-type="float">
            <text:p>901000011203</text:p>
          </table:table-cell>
          <table:table-cell table:style-name="ce2" office:value-type="float" office:value="248" calcext:value-type="float">
            <text:p>248</text:p>
          </table:table-cell>
          <table:table-cell table:style-name="ce7" table:formula="of:=[.J104]/[.$J$201]" office:value-type="percentage" office:value="0.000341285656094151" calcext:value-type="percentage">
            <text:p>0.03%</text:p>
          </table:table-cell>
          <table:table-cell table:style-name="ce11" table:formula="of:=IFERROR(VLOOKUP([.$A104];[$'0-2 AÑOS'.$A$1:.$M$1048576];10;0);0)" office:value-type="float" office:value="0" calcext:value-type="float">
            <text:p>0</text:p>
          </table:table-cell>
          <table:table-cell table:style-name="ce11" table:formula="of:=IF([.L104]=0;1;0)" office:value-type="float" office:value="1" calcext:value-type="float">
            <text:p>1</text:p>
          </table:table-cell>
          <table:table-cell table:style-name="ce8" table:formula="of:=IFERROR(VLOOKUP([.$A104];[$'main comparable'.$A$2:.$P$86];16;0);0)" office:value-type="percentage" office:value="0" calcext:value-type="percentage">
            <text:p>0.00%</text:p>
          </table:table-cell>
          <table:table-cell table:style-name="ce8" table:formula="of:=IF([.M104]=0;[.N104];[.K104])" office:value-type="percentage" office:value="0.000341285656094151" calcext:value-type="percentage">
            <text:p>0.03%</text:p>
          </table:table-cell>
          <table:table-cell table:style-name="ce15" table:formula="of:=[.O104]/[.$O$201]" office:value-type="percentage" office:value="0.000341303984749014" calcext:value-type="percentage">
            <text:p>0.034%</text:p>
          </table:table-cell>
          <table:table-cell table:style-name="ce17" table:formula="of:=[.P104]*[.$Q$201]" office:value-type="float" office:value="2.10721080184041" calcext:value-type="float">
            <text:p>2</text:p>
          </table:table-cell>
          <table:table-cell table:number-columns-repeated="1007"/>
        </table:table-row>
        <table:table-row table:style-name="ro2">
          <table:table-cell table:style-name="ce2" table:formula="of:=[.B105]&amp;[.D105]&amp;[.H105]" office:value-type="string" office:string-value="9101218" calcext:value-type="string">
            <text:p>91012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218" calcext:value-type="float">
            <text:p>1218</text:p>
          </table:table-cell>
          <table:table-cell table:style-name="ce2" office:value-type="float" office:value="901000011218" calcext:value-type="float">
            <text:p>901000011218</text:p>
          </table:table-cell>
          <table:table-cell table:style-name="ce3" office:value-type="float" office:value="1652" calcext:value-type="float">
            <text:p>1,652</text:p>
          </table:table-cell>
          <table:table-cell table:style-name="ce7" table:formula="of:=[.J105]/[.$J$201]" office:value-type="percentage" office:value="0.00227340283817555" calcext:value-type="percentage">
            <text:p>0.23%</text:p>
          </table:table-cell>
          <table:table-cell table:style-name="ce11" table:formula="of:=IFERROR(VLOOKUP([.$A105];[$'0-2 AÑOS'.$A$1:.$M$1048576];10;0);0)" office:value-type="float" office:value="0" calcext:value-type="float">
            <text:p>0</text:p>
          </table:table-cell>
          <table:table-cell table:style-name="ce11" table:formula="of:=IF([.L105]=0;1;0)" office:value-type="float" office:value="1" calcext:value-type="float">
            <text:p>1</text:p>
          </table:table-cell>
          <table:table-cell table:style-name="ce8" table:formula="of:=IFERROR(VLOOKUP([.$A105];[$'main comparable'.$A$2:.$P$86];16;0);0)" office:value-type="percentage" office:value="0" calcext:value-type="percentage">
            <text:p>0.00%</text:p>
          </table:table-cell>
          <table:table-cell table:style-name="ce8" table:formula="of:=IF([.M105]=0;[.N105];[.K105])" office:value-type="percentage" office:value="0.00227340283817555" calcext:value-type="percentage">
            <text:p>0.23%</text:p>
          </table:table-cell>
          <table:table-cell table:style-name="ce15" table:formula="of:=[.O105]/[.$O$201]" office:value-type="percentage" office:value="0.00227352493066682" calcext:value-type="percentage">
            <text:p>0.227%</text:p>
          </table:table-cell>
          <table:table-cell table:style-name="ce17" table:formula="of:=[.P105]*[.$Q$201]" office:value-type="float" office:value="14.0367429219369" calcext:value-type="float">
            <text:p>14</text:p>
          </table:table-cell>
          <table:table-cell table:number-columns-repeated="1007"/>
        </table:table-row>
        <table:table-row table:style-name="ro2">
          <table:table-cell table:style-name="ce2" table:formula="of:=[.B106]&amp;[.D106]&amp;[.H106]" office:value-type="string" office:string-value="9101222" calcext:value-type="string">
            <text:p>91012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222" calcext:value-type="float">
            <text:p>1222</text:p>
          </table:table-cell>
          <table:table-cell table:style-name="ce2" office:value-type="float" office:value="901000011222" calcext:value-type="float">
            <text:p>901000011222</text:p>
          </table:table-cell>
          <table:table-cell table:style-name="ce3" office:value-type="float" office:value="4162" calcext:value-type="float">
            <text:p>4,162</text:p>
          </table:table-cell>
          <table:table-cell table:style-name="ce7" table:formula="of:=[.J106]/[.$J$201]" office:value-type="percentage" office:value="0.00572754395428974" calcext:value-type="percentage">
            <text:p>0.57%</text:p>
          </table:table-cell>
          <table:table-cell table:style-name="ce11" table:formula="of:=IFERROR(VLOOKUP([.$A106];[$'0-2 AÑOS'.$A$1:.$M$1048576];10;0);0)" office:value-type="float" office:value="0" calcext:value-type="float">
            <text:p>0</text:p>
          </table:table-cell>
          <table:table-cell table:style-name="ce11" table:formula="of:=IF([.L106]=0;1;0)" office:value-type="float" office:value="1" calcext:value-type="float">
            <text:p>1</text:p>
          </table:table-cell>
          <table:table-cell table:style-name="ce8" table:formula="of:=IFERROR(VLOOKUP([.$A106];[$'main comparable'.$A$2:.$P$86];16;0);0)" office:value-type="percentage" office:value="0" calcext:value-type="percentage">
            <text:p>0.00%</text:p>
          </table:table-cell>
          <table:table-cell table:style-name="ce8" table:formula="of:=IF([.M106]=0;[.N106];[.K106])" office:value-type="percentage" office:value="0.00572754395428974" calcext:value-type="percentage">
            <text:p>0.57%</text:p>
          </table:table-cell>
          <table:table-cell table:style-name="ce15" table:formula="of:=[.O106]/[.$O$201]" office:value-type="percentage" office:value="0.00572785155050563" calcext:value-type="percentage">
            <text:p>0.573%</text:p>
          </table:table-cell>
          <table:table-cell table:style-name="ce17" table:formula="of:=[.P106]*[.$Q$201]" office:value-type="float" office:value="35.3637554728218" calcext:value-type="float">
            <text:p>35</text:p>
          </table:table-cell>
          <table:table-cell table:number-columns-repeated="1007"/>
        </table:table-row>
        <table:table-row table:style-name="ro2">
          <table:table-cell table:style-name="ce2" table:formula="of:=[.B107]&amp;[.D107]&amp;[.H107]" office:value-type="string" office:string-value="9101237" calcext:value-type="string">
            <text:p>910123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237" calcext:value-type="float">
            <text:p>1237</text:p>
          </table:table-cell>
          <table:table-cell table:style-name="ce2" office:value-type="float" office:value="901000011237" calcext:value-type="float">
            <text:p>901000011237</text:p>
          </table:table-cell>
          <table:table-cell table:style-name="ce3" office:value-type="float" office:value="4047" calcext:value-type="float">
            <text:p>4,047</text:p>
          </table:table-cell>
          <table:table-cell table:style-name="ce7" table:formula="of:=[.J107]/[.$J$201]" office:value-type="percentage" office:value="0.00556928649279447" calcext:value-type="percentage">
            <text:p>0.56%</text:p>
          </table:table-cell>
          <table:table-cell table:style-name="ce11" table:formula="of:=IFERROR(VLOOKUP([.$A107];[$'0-2 AÑOS'.$A$1:.$M$1048576];10;0);0)" office:value-type="float" office:value="0" calcext:value-type="float">
            <text:p>0</text:p>
          </table:table-cell>
          <table:table-cell table:style-name="ce11" table:formula="of:=IF([.L107]=0;1;0)" office:value-type="float" office:value="1" calcext:value-type="float">
            <text:p>1</text:p>
          </table:table-cell>
          <table:table-cell table:style-name="ce8" table:formula="of:=IFERROR(VLOOKUP([.$A107];[$'main comparable'.$A$2:.$P$86];16;0);0)" office:value-type="percentage" office:value="0" calcext:value-type="percentage">
            <text:p>0.00%</text:p>
          </table:table-cell>
          <table:table-cell table:style-name="ce8" table:formula="of:=IF([.M107]=0;[.N107];[.K107])" office:value-type="percentage" office:value="0.00556928649279447" calcext:value-type="percentage">
            <text:p>0.56%</text:p>
          </table:table-cell>
          <table:table-cell table:style-name="ce15" table:formula="of:=[.O107]/[.$O$201]" office:value-type="percentage" office:value="0.00556958558983573" calcext:value-type="percentage">
            <text:p>0.557%</text:p>
          </table:table-cell>
          <table:table-cell table:style-name="ce17" table:formula="of:=[.P107]*[.$Q$201]" office:value-type="float" office:value="34.3866214316458" calcext:value-type="float">
            <text:p>34</text:p>
          </table:table-cell>
          <table:table-cell table:number-columns-repeated="1007"/>
        </table:table-row>
        <table:table-row table:style-name="ro2">
          <table:table-cell table:style-name="ce2" table:formula="of:=[.B108]&amp;[.D108]&amp;[.H108]" office:value-type="string" office:string-value="9101241" calcext:value-type="string">
            <text:p>910124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241" calcext:value-type="float">
            <text:p>1241</text:p>
          </table:table-cell>
          <table:table-cell table:style-name="ce2" office:value-type="float" office:value="901000011241" calcext:value-type="float">
            <text:p>901000011241</text:p>
          </table:table-cell>
          <table:table-cell table:style-name="ce3" office:value-type="float" office:value="4498" calcext:value-type="float">
            <text:p>4,498</text:p>
          </table:table-cell>
          <table:table-cell table:style-name="ce7" table:formula="of:=[.J108]/[.$J$201]" office:value-type="percentage" office:value="0.00618993097222375" calcext:value-type="percentage">
            <text:p>0.62%</text:p>
          </table:table-cell>
          <table:table-cell table:style-name="ce11" table:formula="of:=IFERROR(VLOOKUP([.$A108];[$'0-2 AÑOS'.$A$1:.$M$1048576];10;0);0)" office:value-type="float" office:value="0" calcext:value-type="float">
            <text:p>0</text:p>
          </table:table-cell>
          <table:table-cell table:style-name="ce11" table:formula="of:=IF([.L108]=0;1;0)" office:value-type="float" office:value="1" calcext:value-type="float">
            <text:p>1</text:p>
          </table:table-cell>
          <table:table-cell table:style-name="ce8" table:formula="of:=IFERROR(VLOOKUP([.$A108];[$'main comparable'.$A$2:.$P$86];16;0);0)" office:value-type="percentage" office:value="0" calcext:value-type="percentage">
            <text:p>0.00%</text:p>
          </table:table-cell>
          <table:table-cell table:style-name="ce8" table:formula="of:=IF([.M108]=0;[.N108];[.K108])" office:value-type="percentage" office:value="0.00618993097222375" calcext:value-type="percentage">
            <text:p>0.62%</text:p>
          </table:table-cell>
          <table:table-cell table:style-name="ce15" table:formula="of:=[.O108]/[.$O$201]" office:value-type="percentage" office:value="0.00619026340081075" calcext:value-type="percentage">
            <text:p>0.619%</text:p>
          </table:table-cell>
          <table:table-cell table:style-name="ce17" table:formula="of:=[.P108]*[.$Q$201]" office:value-type="float" office:value="38.2186862366056" calcext:value-type="float">
            <text:p>38</text:p>
          </table:table-cell>
          <table:table-cell table:number-columns-repeated="1007"/>
        </table:table-row>
        <table:table-row table:style-name="ro2">
          <table:table-cell table:style-name="ce2" table:formula="of:=[.B109]&amp;[.D109]&amp;[.H109]" office:value-type="string" office:string-value="9101260" calcext:value-type="string">
            <text:p>910126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260" calcext:value-type="float">
            <text:p>1260</text:p>
          </table:table-cell>
          <table:table-cell table:style-name="ce2" office:value-type="float" office:value="901000011260" calcext:value-type="float">
            <text:p>901000011260</text:p>
          </table:table-cell>
          <table:table-cell table:style-name="ce3" office:value-type="float" office:value="3368" calcext:value-type="float">
            <text:p>3,368</text:p>
          </table:table-cell>
          <table:table-cell table:style-name="ce7" table:formula="of:=[.J109]/[.$J$201]" office:value-type="percentage" office:value="0.00463487939405282" calcext:value-type="percentage">
            <text:p>0.46%</text:p>
          </table:table-cell>
          <table:table-cell table:style-name="ce11" table:formula="of:=IFERROR(VLOOKUP([.$A109];[$'0-2 AÑOS'.$A$1:.$M$1048576];10;0);0)" office:value-type="float" office:value="0" calcext:value-type="float">
            <text:p>0</text:p>
          </table:table-cell>
          <table:table-cell table:style-name="ce11" table:formula="of:=IF([.L109]=0;1;0)" office:value-type="float" office:value="1" calcext:value-type="float">
            <text:p>1</text:p>
          </table:table-cell>
          <table:table-cell table:style-name="ce8" table:formula="of:=IFERROR(VLOOKUP([.$A109];[$'main comparable'.$A$2:.$P$86];16;0);0)" office:value-type="percentage" office:value="0" calcext:value-type="percentage">
            <text:p>0.00%</text:p>
          </table:table-cell>
          <table:table-cell table:style-name="ce8" table:formula="of:=IF([.M109]=0;[.N109];[.K109])" office:value-type="percentage" office:value="0.00463487939405282" calcext:value-type="percentage">
            <text:p>0.46%</text:p>
          </table:table-cell>
          <table:table-cell table:style-name="ce15" table:formula="of:=[.O109]/[.$O$201]" office:value-type="percentage" office:value="0.00463512830901081" calcext:value-type="percentage">
            <text:p>0.464%</text:p>
          </table:table-cell>
          <table:table-cell table:style-name="ce17" table:formula="of:=[.P109]*[.$Q$201]" office:value-type="float" office:value="28.6172821798327" calcext:value-type="float">
            <text:p>29</text:p>
          </table:table-cell>
          <table:table-cell table:number-columns-repeated="1007"/>
        </table:table-row>
        <table:table-row table:style-name="ro2">
          <table:table-cell table:style-name="ce2" table:formula="of:=[.B110]&amp;[.D110]&amp;[.H110]" office:value-type="string" office:string-value="9101275" calcext:value-type="string">
            <text:p>910127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275" calcext:value-type="float">
            <text:p>1275</text:p>
          </table:table-cell>
          <table:table-cell table:style-name="ce2" office:value-type="float" office:value="901000011275" calcext:value-type="float">
            <text:p>901000011275</text:p>
          </table:table-cell>
          <table:table-cell table:style-name="ce3" office:value-type="float" office:value="2870" calcext:value-type="float">
            <text:p>2,870</text:p>
          </table:table-cell>
          <table:table-cell table:style-name="ce7" table:formula="of:=[.J110]/[.$J$201]" office:value-type="percentage" office:value="0.00394955577818634" calcext:value-type="percentage">
            <text:p>0.39%</text:p>
          </table:table-cell>
          <table:table-cell table:style-name="ce11" table:formula="of:=IFERROR(VLOOKUP([.$A110];[$'0-2 AÑOS'.$A$1:.$M$1048576];10;0);0)" office:value-type="float" office:value="0" calcext:value-type="float">
            <text:p>0</text:p>
          </table:table-cell>
          <table:table-cell table:style-name="ce11" table:formula="of:=IF([.L110]=0;1;0)" office:value-type="float" office:value="1" calcext:value-type="float">
            <text:p>1</text:p>
          </table:table-cell>
          <table:table-cell table:style-name="ce8" table:formula="of:=IFERROR(VLOOKUP([.$A110];[$'main comparable'.$A$2:.$P$86];16;0);0)" office:value-type="percentage" office:value="0" calcext:value-type="percentage">
            <text:p>0.00%</text:p>
          </table:table-cell>
          <table:table-cell table:style-name="ce8" table:formula="of:=IF([.M110]=0;[.N110];[.K110])" office:value-type="percentage" office:value="0.00394955577818634" calcext:value-type="percentage">
            <text:p>0.39%</text:p>
          </table:table-cell>
          <table:table-cell table:style-name="ce15" table:formula="of:=[.O110]/[.$O$201]" office:value-type="percentage" office:value="0.00394976788802287" calcext:value-type="percentage">
            <text:p>0.395%</text:p>
          </table:table-cell>
          <table:table-cell table:style-name="ce17" table:formula="of:=[.P110]*[.$Q$201]" office:value-type="float" office:value="24.3858669406532" calcext:value-type="float">
            <text:p>24</text:p>
          </table:table-cell>
          <table:table-cell table:number-columns-repeated="1007"/>
        </table:table-row>
        <table:table-row table:style-name="ro2">
          <table:table-cell table:style-name="ce2" table:formula="of:=[.B111]&amp;[.D111]&amp;[.H111]" office:value-type="string" office:string-value="910128A" calcext:value-type="string">
            <text:p>910128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128A</text:p>
          </table:table-cell>
          <table:table-cell table:style-name="ce2" office:value-type="string" calcext:value-type="string">
            <text:p>090100001128A</text:p>
          </table:table-cell>
          <table:table-cell table:style-name="ce3" office:value-type="float" office:value="2332" calcext:value-type="float">
            <text:p>2,332</text:p>
          </table:table-cell>
          <table:table-cell table:style-name="ce7" table:formula="of:=[.J111]/[.$J$201]" office:value-type="percentage" office:value="0.00320918608875629" calcext:value-type="percentage">
            <text:p>0.32%</text:p>
          </table:table-cell>
          <table:table-cell table:style-name="ce11" table:formula="of:=IFERROR(VLOOKUP([.$A111];[$'0-2 AÑOS'.$A$1:.$M$1048576];10;0);0)" office:value-type="float" office:value="0" calcext:value-type="float">
            <text:p>0</text:p>
          </table:table-cell>
          <table:table-cell table:style-name="ce11" table:formula="of:=IF([.L111]=0;1;0)" office:value-type="float" office:value="1" calcext:value-type="float">
            <text:p>1</text:p>
          </table:table-cell>
          <table:table-cell table:style-name="ce8" table:formula="of:=IFERROR(VLOOKUP([.$A111];[$'main comparable'.$A$2:.$P$86];16;0);0)" office:value-type="percentage" office:value="0" calcext:value-type="percentage">
            <text:p>0.00%</text:p>
          </table:table-cell>
          <table:table-cell table:style-name="ce8" table:formula="of:=IF([.M111]=0;[.N111];[.K111])" office:value-type="percentage" office:value="0.00320918608875629" calcext:value-type="percentage">
            <text:p>0.32%</text:p>
          </table:table-cell>
          <table:table-cell table:style-name="ce15" table:formula="of:=[.O111]/[.$O$201]" office:value-type="percentage" office:value="0.0032093584372367" calcext:value-type="percentage">
            <text:p>0.321%</text:p>
          </table:table-cell>
          <table:table-cell table:style-name="ce17" table:formula="of:=[.P111]*[.$Q$201]" office:value-type="float" office:value="19.8145789914994" calcext:value-type="float">
            <text:p>20</text:p>
          </table:table-cell>
          <table:table-cell table:number-columns-repeated="1007"/>
        </table:table-row>
        <table:table-row table:style-name="ro2">
          <table:table-cell table:style-name="ce2" table:formula="of:=[.B112]&amp;[.D112]&amp;[.H112]" office:value-type="string" office:string-value="9101294" calcext:value-type="string">
            <text:p>910129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294" calcext:value-type="float">
            <text:p>1294</text:p>
          </table:table-cell>
          <table:table-cell table:style-name="ce2" office:value-type="float" office:value="901000011294" calcext:value-type="float">
            <text:p>901000011294</text:p>
          </table:table-cell>
          <table:table-cell table:style-name="ce3" office:value-type="float" office:value="3232" calcext:value-type="float">
            <text:p>3,232</text:p>
          </table:table-cell>
          <table:table-cell table:style-name="ce7" table:formula="of:=[.J112]/[.$J$201]" office:value-type="percentage" office:value="0.00444772274393667" calcext:value-type="percentage">
            <text:p>0.44%</text:p>
          </table:table-cell>
          <table:table-cell table:style-name="ce11" table:formula="of:=IFERROR(VLOOKUP([.$A112];[$'0-2 AÑOS'.$A$1:.$M$1048576];10;0);0)" office:value-type="float" office:value="0" calcext:value-type="float">
            <text:p>0</text:p>
          </table:table-cell>
          <table:table-cell table:style-name="ce11" table:formula="of:=IF([.L112]=0;1;0)" office:value-type="float" office:value="1" calcext:value-type="float">
            <text:p>1</text:p>
          </table:table-cell>
          <table:table-cell table:style-name="ce8" table:formula="of:=IFERROR(VLOOKUP([.$A112];[$'main comparable'.$A$2:.$P$86];16;0);0)" office:value-type="percentage" office:value="0" calcext:value-type="percentage">
            <text:p>0.00%</text:p>
          </table:table-cell>
          <table:table-cell table:style-name="ce8" table:formula="of:=IF([.M112]=0;[.N112];[.K112])" office:value-type="percentage" office:value="0.00444772274393667" calcext:value-type="percentage">
            <text:p>0.44%</text:p>
          </table:table-cell>
          <table:table-cell table:style-name="ce15" table:formula="of:=[.O112]/[.$O$201]" office:value-type="percentage" office:value="0.00444796160769683" calcext:value-type="percentage">
            <text:p>0.445%</text:p>
          </table:table-cell>
          <table:table-cell table:style-name="ce17" table:formula="of:=[.P112]*[.$Q$201]" office:value-type="float" office:value="27.4617149659202" calcext:value-type="float">
            <text:p>27</text:p>
          </table:table-cell>
          <table:table-cell table:number-columns-repeated="1007"/>
        </table:table-row>
        <table:table-row table:style-name="ro2">
          <table:table-cell table:style-name="ce2" table:formula="of:=[.B113]&amp;[.D113]&amp;[.H113]" office:value-type="string" office:string-value="9101307" calcext:value-type="string">
            <text:p>910130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307" calcext:value-type="float">
            <text:p>1307</text:p>
          </table:table-cell>
          <table:table-cell table:style-name="ce2" office:value-type="float" office:value="901000011307" calcext:value-type="float">
            <text:p>901000011307</text:p>
          </table:table-cell>
          <table:table-cell table:style-name="ce3" office:value-type="float" office:value="2015" calcext:value-type="float">
            <text:p>2,015</text:p>
          </table:table-cell>
          <table:table-cell table:style-name="ce7" table:formula="of:=[.J113]/[.$J$201]" office:value-type="percentage" office:value="0.00277294595576498" calcext:value-type="percentage">
            <text:p>0.28%</text:p>
          </table:table-cell>
          <table:table-cell table:style-name="ce11" table:formula="of:=IFERROR(VLOOKUP([.$A113];[$'0-2 AÑOS'.$A$1:.$M$1048576];10;0);0)" office:value-type="float" office:value="0" calcext:value-type="float">
            <text:p>0</text:p>
          </table:table-cell>
          <table:table-cell table:style-name="ce11" table:formula="of:=IF([.L113]=0;1;0)" office:value-type="float" office:value="1" calcext:value-type="float">
            <text:p>1</text:p>
          </table:table-cell>
          <table:table-cell table:style-name="ce8" table:formula="of:=IFERROR(VLOOKUP([.$A113];[$'main comparable'.$A$2:.$P$86];16;0);0)" office:value-type="percentage" office:value="0" calcext:value-type="percentage">
            <text:p>0.00%</text:p>
          </table:table-cell>
          <table:table-cell table:style-name="ce8" table:formula="of:=IF([.M113]=0;[.N113];[.K113])" office:value-type="percentage" office:value="0.00277294595576498" calcext:value-type="percentage">
            <text:p>0.28%</text:p>
          </table:table-cell>
          <table:table-cell table:style-name="ce15" table:formula="of:=[.O113]/[.$O$201]" office:value-type="percentage" office:value="0.00277309487608574" calcext:value-type="percentage">
            <text:p>0.277%</text:p>
          </table:table-cell>
          <table:table-cell table:style-name="ce17" table:formula="of:=[.P113]*[.$Q$201]" office:value-type="float" office:value="17.1210877649534" calcext:value-type="float">
            <text:p>17</text:p>
          </table:table-cell>
          <table:table-cell table:number-columns-repeated="1007"/>
        </table:table-row>
        <table:table-row table:style-name="ro2">
          <table:table-cell table:style-name="ce2" table:formula="of:=[.B114]&amp;[.D114]&amp;[.H114]" office:value-type="string" office:string-value="9101330" calcext:value-type="string">
            <text:p>910133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901000011330" calcext:value-type="float">
            <text:p>901000011330</text:p>
          </table:table-cell>
          <table:table-cell table:style-name="ce3" office:value-type="float" office:value="7665" calcext:value-type="float">
            <text:p>7,665</text:p>
          </table:table-cell>
          <table:table-cell table:style-name="ce7" table:formula="of:=[.J114]/[.$J$201]" office:value-type="percentage" office:value="0.0105482038466196" calcext:value-type="percentage">
            <text:p>1.05%</text:p>
          </table:table-cell>
          <table:table-cell table:style-name="ce11" table:formula="of:=IFERROR(VLOOKUP([.$A114];[$'0-2 AÑOS'.$A$1:.$M$1048576];10;0);0)" office:value-type="float" office:value="0" calcext:value-type="float">
            <text:p>0</text:p>
          </table:table-cell>
          <table:table-cell table:style-name="ce11" table:formula="of:=IF([.L114]=0;1;0)" office:value-type="float" office:value="1" calcext:value-type="float">
            <text:p>1</text:p>
          </table:table-cell>
          <table:table-cell table:style-name="ce8" table:formula="of:=IFERROR(VLOOKUP([.$A114];[$'main comparable'.$A$2:.$P$86];16;0);0)" office:value-type="percentage" office:value="0" calcext:value-type="percentage">
            <text:p>0.00%</text:p>
          </table:table-cell>
          <table:table-cell table:style-name="ce8" table:formula="of:=IF([.M114]=0;[.N114];[.K114])" office:value-type="percentage" office:value="0.0105482038466196" calcext:value-type="percentage">
            <text:p>1.05%</text:p>
          </table:table-cell>
          <table:table-cell table:style-name="ce15" table:formula="of:=[.O114]/[.$O$201]" office:value-type="percentage" office:value="0.0105487703350855" calcext:value-type="percentage">
            <text:p>1.055%</text:p>
          </table:table-cell>
          <table:table-cell table:style-name="ce17" table:formula="of:=[.P114]*[.$Q$201]" office:value-type="float" office:value="65.1281080488176" calcext:value-type="float">
            <text:p>65</text:p>
          </table:table-cell>
          <table:table-cell table:number-columns-repeated="1007"/>
        </table:table-row>
        <table:table-row table:style-name="ro2">
          <table:table-cell table:style-name="ce2" table:formula="of:=[.B115]&amp;[.D115]&amp;[.H115]" office:value-type="string" office:string-value="9101345" calcext:value-type="string">
            <text:p>910134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345" calcext:value-type="float">
            <text:p>1345</text:p>
          </table:table-cell>
          <table:table-cell table:style-name="ce2" office:value-type="float" office:value="901000011345" calcext:value-type="float">
            <text:p>901000011345</text:p>
          </table:table-cell>
          <table:table-cell table:style-name="ce3" office:value-type="float" office:value="7849" calcext:value-type="float">
            <text:p>7,849</text:p>
          </table:table-cell>
          <table:table-cell table:style-name="ce7" table:formula="of:=[.J115]/[.$J$201]" office:value-type="percentage" office:value="0.0108014157850121" calcext:value-type="percentage">
            <text:p>1.08%</text:p>
          </table:table-cell>
          <table:table-cell table:style-name="ce11" table:formula="of:=IFERROR(VLOOKUP([.$A115];[$'0-2 AÑOS'.$A$1:.$M$1048576];10;0);0)" office:value-type="float" office:value="0" calcext:value-type="float">
            <text:p>0</text:p>
          </table:table-cell>
          <table:table-cell table:style-name="ce11" table:formula="of:=IF([.L115]=0;1;0)" office:value-type="float" office:value="1" calcext:value-type="float">
            <text:p>1</text:p>
          </table:table-cell>
          <table:table-cell table:style-name="ce8" table:formula="of:=IFERROR(VLOOKUP([.$A115];[$'main comparable'.$A$2:.$P$86];16;0);0)" office:value-type="percentage" office:value="0" calcext:value-type="percentage">
            <text:p>0.00%</text:p>
          </table:table-cell>
          <table:table-cell table:style-name="ce8" table:formula="of:=IF([.M115]=0;[.N115];[.K115])" office:value-type="percentage" office:value="0.0108014157850121" calcext:value-type="percentage">
            <text:p>1.08%</text:p>
          </table:table-cell>
          <table:table-cell table:style-name="ce15" table:formula="of:=[.O115]/[.$O$201]" office:value-type="percentage" office:value="0.0108019958721573" calcext:value-type="percentage">
            <text:p>1.080%</text:p>
          </table:table-cell>
          <table:table-cell table:style-name="ce17" table:formula="of:=[.P115]*[.$Q$201]" office:value-type="float" office:value="66.6915225146992" calcext:value-type="float">
            <text:p>67</text:p>
          </table:table-cell>
          <table:table-cell table:number-columns-repeated="1007"/>
        </table:table-row>
        <table:table-row table:style-name="ro2">
          <table:table-cell table:style-name="ce2" table:formula="of:=[.B116]&amp;[.D116]&amp;[.H116]" office:value-type="string" office:string-value="910135A" calcext:value-type="string">
            <text:p>910135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135A</text:p>
          </table:table-cell>
          <table:table-cell table:style-name="ce2" office:value-type="string" calcext:value-type="string">
            <text:p>090100001135A</text:p>
          </table:table-cell>
          <table:table-cell table:style-name="ce3" office:value-type="float" office:value="6529" calcext:value-type="float">
            <text:p>6,529</text:p>
          </table:table-cell>
          <table:table-cell table:style-name="ce7" table:formula="of:=[.J116]/[.$J$201]" office:value-type="percentage" office:value="0.00898489535741416" calcext:value-type="percentage">
            <text:p>0.90%</text:p>
          </table:table-cell>
          <table:table-cell table:style-name="ce11" table:formula="of:=IFERROR(VLOOKUP([.$A116];[$'0-2 AÑOS'.$A$1:.$M$1048576];10;0);0)" office:value-type="float" office:value="0" calcext:value-type="float">
            <text:p>0</text:p>
          </table:table-cell>
          <table:table-cell table:style-name="ce11" table:formula="of:=IF([.L116]=0;1;0)" office:value-type="float" office:value="1" calcext:value-type="float">
            <text:p>1</text:p>
          </table:table-cell>
          <table:table-cell table:style-name="ce8" table:formula="of:=IFERROR(VLOOKUP([.$A116];[$'main comparable'.$A$2:.$P$86];16;0);0)" office:value-type="percentage" office:value="0" calcext:value-type="percentage">
            <text:p>0.00%</text:p>
          </table:table-cell>
          <table:table-cell table:style-name="ce8" table:formula="of:=IF([.M116]=0;[.N116];[.K116])" office:value-type="percentage" office:value="0.00898489535741416" calcext:value-type="percentage">
            <text:p>0.90%</text:p>
          </table:table-cell>
          <table:table-cell table:style-name="ce15" table:formula="of:=[.O116]/[.$O$201]" office:value-type="percentage" office:value="0.00898537788881578" calcext:value-type="percentage">
            <text:p>0.899%</text:p>
          </table:table-cell>
          <table:table-cell table:style-name="ce17" table:formula="of:=[.P116]*[.$Q$201]" office:value-type="float" office:value="55.4757230855486" calcext:value-type="float">
            <text:p>55</text:p>
          </table:table-cell>
          <table:table-cell table:number-columns-repeated="1007"/>
        </table:table-row>
        <table:table-row table:style-name="ro2">
          <table:table-cell table:style-name="ce2" table:formula="of:=[.B117]&amp;[.D117]&amp;[.H117]" office:value-type="string" office:string-value="9101364" calcext:value-type="string">
            <text:p>91013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364" calcext:value-type="float">
            <text:p>1364</text:p>
          </table:table-cell>
          <table:table-cell table:style-name="ce2" office:value-type="float" office:value="901000011364" calcext:value-type="float">
            <text:p>901000011364</text:p>
          </table:table-cell>
          <table:table-cell table:style-name="ce3" office:value-type="float" office:value="5744" calcext:value-type="float">
            <text:p>5,744</text:p>
          </table:table-cell>
          <table:table-cell table:style-name="ce7" table:formula="of:=[.J117]/[.$J$201]" office:value-type="percentage" office:value="0.00790461616372904" calcext:value-type="percentage">
            <text:p>0.79%</text:p>
          </table:table-cell>
          <table:table-cell table:style-name="ce11" table:formula="of:=IFERROR(VLOOKUP([.$A117];[$'0-2 AÑOS'.$A$1:.$M$1048576];10;0);0)" office:value-type="float" office:value="0" calcext:value-type="float">
            <text:p>0</text:p>
          </table:table-cell>
          <table:table-cell table:style-name="ce11" table:formula="of:=IF([.L117]=0;1;0)" office:value-type="float" office:value="1" calcext:value-type="float">
            <text:p>1</text:p>
          </table:table-cell>
          <table:table-cell table:style-name="ce8" table:formula="of:=IFERROR(VLOOKUP([.$A117];[$'main comparable'.$A$2:.$P$86];16;0);0)" office:value-type="percentage" office:value="0" calcext:value-type="percentage">
            <text:p>0.00%</text:p>
          </table:table-cell>
          <table:table-cell table:style-name="ce8" table:formula="of:=IF([.M117]=0;[.N117];[.K117])" office:value-type="percentage" office:value="0.00790461616372904" calcext:value-type="percentage">
            <text:p>0.79%</text:p>
          </table:table-cell>
          <table:table-cell table:style-name="ce15" table:formula="of:=[.O117]/[.$O$201]" office:value-type="percentage" office:value="0.00790504067902555" calcext:value-type="percentage">
            <text:p>0.791%</text:p>
          </table:table-cell>
          <table:table-cell table:style-name="ce17" table:formula="of:=[.P117]*[.$Q$201]" office:value-type="float" office:value="48.8057211523038" calcext:value-type="float">
            <text:p>49</text:p>
          </table:table-cell>
          <table:table-cell table:number-columns-repeated="1007"/>
        </table:table-row>
        <table:table-row table:style-name="ro2">
          <table:table-cell table:style-name="ce2" table:formula="of:=[.B118]&amp;[.D118]&amp;[.H118]" office:value-type="string" office:string-value="9101379" calcext:value-type="string">
            <text:p>910137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379" calcext:value-type="float">
            <text:p>1379</text:p>
          </table:table-cell>
          <table:table-cell table:style-name="ce2" office:value-type="float" office:value="901000011379" calcext:value-type="float">
            <text:p>901000011379</text:p>
          </table:table-cell>
          <table:table-cell table:style-name="ce2" office:value-type="float" office:value="904" calcext:value-type="float">
            <text:p>904</text:p>
          </table:table-cell>
          <table:table-cell table:style-name="ce7" table:formula="of:=[.J118]/[.$J$201]" office:value-type="percentage" office:value="0.00124404126253674" calcext:value-type="percentage">
            <text:p>0.12%</text:p>
          </table:table-cell>
          <table:table-cell table:style-name="ce11" table:formula="of:=IFERROR(VLOOKUP([.$A118];[$'0-2 AÑOS'.$A$1:.$M$1048576];10;0);0)" office:value-type="float" office:value="0" calcext:value-type="float">
            <text:p>0</text:p>
          </table:table-cell>
          <table:table-cell table:style-name="ce11" table:formula="of:=IF([.L118]=0;1;0)" office:value-type="float" office:value="1" calcext:value-type="float">
            <text:p>1</text:p>
          </table:table-cell>
          <table:table-cell table:style-name="ce8" table:formula="of:=IFERROR(VLOOKUP([.$A118];[$'main comparable'.$A$2:.$P$86];16;0);0)" office:value-type="percentage" office:value="0" calcext:value-type="percentage">
            <text:p>0.00%</text:p>
          </table:table-cell>
          <table:table-cell table:style-name="ce8" table:formula="of:=IF([.M118]=0;[.N118];[.K118])" office:value-type="percentage" office:value="0.00124404126253674" calcext:value-type="percentage">
            <text:p>0.12%</text:p>
          </table:table-cell>
          <table:table-cell table:style-name="ce15" table:formula="of:=[.O118]/[.$O$201]" office:value-type="percentage" office:value="0.00124410807343996" calcext:value-type="percentage">
            <text:p>0.124%</text:p>
          </table:table-cell>
          <table:table-cell table:style-name="ce17" table:formula="of:=[.P118]*[.$Q$201]" office:value-type="float" office:value="7.68112324541828" calcext:value-type="float">
            <text:p>8</text:p>
          </table:table-cell>
          <table:table-cell table:number-columns-repeated="1007"/>
        </table:table-row>
        <table:table-row table:style-name="ro2">
          <table:table-cell table:style-name="ce2" table:formula="of:=[.B119]&amp;[.D119]&amp;[.H119]" office:value-type="string" office:string-value="9101434" calcext:value-type="string">
            <text:p>910143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901000011434" calcext:value-type="float">
            <text:p>901000011434</text:p>
          </table:table-cell>
          <table:table-cell table:style-name="ce3" office:value-type="float" office:value="5422" calcext:value-type="float">
            <text:p>5,422</text:p>
          </table:table-cell>
          <table:table-cell table:style-name="ce7" table:formula="of:=[.J119]/[.$J$201]" office:value-type="percentage" office:value="0.00746149527154228" calcext:value-type="percentage">
            <text:p>0.75%</text:p>
          </table:table-cell>
          <table:table-cell table:style-name="ce11" table:formula="of:=IFERROR(VLOOKUP([.$A119];[$'0-2 AÑOS'.$A$1:.$M$1048576];10;0);0)" office:value-type="float" office:value="0" calcext:value-type="float">
            <text:p>0</text:p>
          </table:table-cell>
          <table:table-cell table:style-name="ce11" table:formula="of:=IF([.L119]=0;1;0)" office:value-type="float" office:value="1" calcext:value-type="float">
            <text:p>1</text:p>
          </table:table-cell>
          <table:table-cell table:style-name="ce8" table:formula="of:=IFERROR(VLOOKUP([.$A119];[$'main comparable'.$A$2:.$P$86];16;0);0)" office:value-type="percentage" office:value="0" calcext:value-type="percentage">
            <text:p>0.00%</text:p>
          </table:table-cell>
          <table:table-cell table:style-name="ce8" table:formula="of:=IF([.M119]=0;[.N119];[.K119])" office:value-type="percentage" office:value="0.00746149527154228" calcext:value-type="percentage">
            <text:p>0.75%</text:p>
          </table:table-cell>
          <table:table-cell table:style-name="ce15" table:formula="of:=[.O119]/[.$O$201]" office:value-type="percentage" office:value="0.00746189598914982" calcext:value-type="percentage">
            <text:p>0.746%</text:p>
          </table:table-cell>
          <table:table-cell table:style-name="ce17" table:formula="of:=[.P119]*[.$Q$201]" office:value-type="float" office:value="46.069745837011" calcext:value-type="float">
            <text:p>46</text:p>
          </table:table-cell>
          <table:table-cell table:number-columns-repeated="1007"/>
        </table:table-row>
        <table:table-row table:style-name="ro2">
          <table:table-cell table:style-name="ce2" table:formula="of:=[.B120]&amp;[.D120]&amp;[.H120]" office:value-type="string" office:string-value="9101453" calcext:value-type="string">
            <text:p>910145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453" calcext:value-type="float">
            <text:p>1453</text:p>
          </table:table-cell>
          <table:table-cell table:style-name="ce2" office:value-type="float" office:value="901000011453" calcext:value-type="float">
            <text:p>901000011453</text:p>
          </table:table-cell>
          <table:table-cell table:style-name="ce3" office:value-type="float" office:value="5214" calcext:value-type="float">
            <text:p>5,214</text:p>
          </table:table-cell>
          <table:table-cell table:style-name="ce7" table:formula="of:=[.J120]/[.$J$201]" office:value-type="percentage" office:value="0.0071752556890117" calcext:value-type="percentage">
            <text:p>0.72%</text:p>
          </table:table-cell>
          <table:table-cell table:style-name="ce11" table:formula="of:=IFERROR(VLOOKUP([.$A120];[$'0-2 AÑOS'.$A$1:.$M$1048576];10;0);0)" office:value-type="float" office:value="0" calcext:value-type="float">
            <text:p>0</text:p>
          </table:table-cell>
          <table:table-cell table:style-name="ce11" table:formula="of:=IF([.L120]=0;1;0)" office:value-type="float" office:value="1" calcext:value-type="float">
            <text:p>1</text:p>
          </table:table-cell>
          <table:table-cell table:style-name="ce8" table:formula="of:=IFERROR(VLOOKUP([.$A120];[$'main comparable'.$A$2:.$P$86];16;0);0)" office:value-type="percentage" office:value="0" calcext:value-type="percentage">
            <text:p>0.00%</text:p>
          </table:table-cell>
          <table:table-cell table:style-name="ce8" table:formula="of:=IF([.M120]=0;[.N120];[.K120])" office:value-type="percentage" office:value="0.0071752556890117" calcext:value-type="percentage">
            <text:p>0.72%</text:p>
          </table:table-cell>
          <table:table-cell table:style-name="ce15" table:formula="of:=[.O120]/[.$O$201]" office:value-type="percentage" office:value="0.00717564103419903" calcext:value-type="percentage">
            <text:p>0.718%</text:p>
          </table:table-cell>
          <table:table-cell table:style-name="ce17" table:formula="of:=[.P120]*[.$Q$201]" office:value-type="float" office:value="44.3024077451448" calcext:value-type="float">
            <text:p>44</text:p>
          </table:table-cell>
          <table:table-cell table:number-columns-repeated="1007"/>
        </table:table-row>
        <table:table-row table:style-name="ro2">
          <table:table-cell table:style-name="ce2" table:formula="of:=[.B121]&amp;[.D121]&amp;[.H121]" office:value-type="string" office:string-value="9101468" calcext:value-type="string">
            <text:p>910146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468" calcext:value-type="float">
            <text:p>1468</text:p>
          </table:table-cell>
          <table:table-cell table:style-name="ce2" office:value-type="float" office:value="901000011468" calcext:value-type="float">
            <text:p>901000011468</text:p>
          </table:table-cell>
          <table:table-cell table:style-name="ce3" office:value-type="float" office:value="2505" calcext:value-type="float">
            <text:p>2,505</text:p>
          </table:table-cell>
          <table:table-cell table:style-name="ce7" table:formula="of:=[.J121]/[.$J$201]" office:value-type="percentage" office:value="0.00344726035691874" calcext:value-type="percentage">
            <text:p>0.34%</text:p>
          </table:table-cell>
          <table:table-cell table:style-name="ce11" table:formula="of:=IFERROR(VLOOKUP([.$A121];[$'0-2 AÑOS'.$A$1:.$M$1048576];10;0);0)" office:value-type="float" office:value="0" calcext:value-type="float">
            <text:p>0</text:p>
          </table:table-cell>
          <table:table-cell table:style-name="ce11" table:formula="of:=IF([.L121]=0;1;0)" office:value-type="float" office:value="1" calcext:value-type="float">
            <text:p>1</text:p>
          </table:table-cell>
          <table:table-cell table:style-name="ce8" table:formula="of:=IFERROR(VLOOKUP([.$A121];[$'main comparable'.$A$2:.$P$86];16;0);0)" office:value-type="percentage" office:value="0" calcext:value-type="percentage">
            <text:p>0.00%</text:p>
          </table:table-cell>
          <table:table-cell table:style-name="ce8" table:formula="of:=IF([.M121]=0;[.N121];[.K121])" office:value-type="percentage" office:value="0.00344726035691874" calcext:value-type="percentage">
            <text:p>0.34%</text:p>
          </table:table-cell>
          <table:table-cell table:style-name="ce15" table:formula="of:=[.O121]/[.$O$201]" office:value-type="percentage" office:value="0.00344744549111403" calcext:value-type="percentage">
            <text:p>0.345%</text:p>
          </table:table-cell>
          <table:table-cell table:style-name="ce17" table:formula="of:=[.P121]*[.$Q$201]" office:value-type="float" office:value="21.284528462138" calcext:value-type="float">
            <text:p>21</text:p>
          </table:table-cell>
          <table:table-cell table:number-columns-repeated="1007"/>
        </table:table-row>
        <table:table-row table:style-name="ro2">
          <table:table-cell table:style-name="ce2" table:formula="of:=[.B122]&amp;[.D122]&amp;[.H122]" office:value-type="string" office:string-value="9101472" calcext:value-type="string">
            <text:p>910147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472" calcext:value-type="float">
            <text:p>1472</text:p>
          </table:table-cell>
          <table:table-cell table:style-name="ce2" office:value-type="float" office:value="901000011472" calcext:value-type="float">
            <text:p>901000011472</text:p>
          </table:table-cell>
          <table:table-cell table:style-name="ce3" office:value-type="float" office:value="4214" calcext:value-type="float">
            <text:p>4,214</text:p>
          </table:table-cell>
          <table:table-cell table:style-name="ce7" table:formula="of:=[.J122]/[.$J$201]" office:value-type="percentage" office:value="0.00579910384992238" calcext:value-type="percentage">
            <text:p>0.58%</text:p>
          </table:table-cell>
          <table:table-cell table:style-name="ce11" table:formula="of:=IFERROR(VLOOKUP([.$A122];[$'0-2 AÑOS'.$A$1:.$M$1048576];10;0);0)" office:value-type="float" office:value="0" calcext:value-type="float">
            <text:p>0</text:p>
          </table:table-cell>
          <table:table-cell table:style-name="ce11" table:formula="of:=IF([.L122]=0;1;0)" office:value-type="float" office:value="1" calcext:value-type="float">
            <text:p>1</text:p>
          </table:table-cell>
          <table:table-cell table:style-name="ce8" table:formula="of:=IFERROR(VLOOKUP([.$A122];[$'main comparable'.$A$2:.$P$86];16;0);0)" office:value-type="percentage" office:value="0" calcext:value-type="percentage">
            <text:p>0.00%</text:p>
          </table:table-cell>
          <table:table-cell table:style-name="ce8" table:formula="of:=IF([.M122]=0;[.N122];[.K122])" office:value-type="percentage" office:value="0.00579910384992238" calcext:value-type="percentage">
            <text:p>0.58%</text:p>
          </table:table-cell>
          <table:table-cell table:style-name="ce15" table:formula="of:=[.O122]/[.$O$201]" office:value-type="percentage" office:value="0.00579941528924333" calcext:value-type="percentage">
            <text:p>0.580%</text:p>
          </table:table-cell>
          <table:table-cell table:style-name="ce17" table:formula="of:=[.P122]*[.$Q$201]" office:value-type="float" office:value="35.8055899957883" calcext:value-type="float">
            <text:p>36</text:p>
          </table:table-cell>
          <table:table-cell table:number-columns-repeated="1007"/>
        </table:table-row>
        <table:table-row table:style-name="ro2">
          <table:table-cell table:style-name="ce2" table:formula="of:=[.B123]&amp;[.D123]&amp;[.H123]" office:value-type="string" office:string-value="9101487" calcext:value-type="string">
            <text:p>910148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487" calcext:value-type="float">
            <text:p>1487</text:p>
          </table:table-cell>
          <table:table-cell table:style-name="ce2" office:value-type="float" office:value="901000011487" calcext:value-type="float">
            <text:p>901000011487</text:p>
          </table:table-cell>
          <table:table-cell table:style-name="ce3" office:value-type="float" office:value="4207" calcext:value-type="float">
            <text:p>4,207</text:p>
          </table:table-cell>
          <table:table-cell table:style-name="ce7" table:formula="of:=[.J123]/[.$J$201]" office:value-type="percentage" office:value="0.00578947078704876" calcext:value-type="percentage">
            <text:p>0.58%</text:p>
          </table:table-cell>
          <table:table-cell table:style-name="ce11" table:formula="of:=IFERROR(VLOOKUP([.$A123];[$'0-2 AÑOS'.$A$1:.$M$1048576];10;0);0)" office:value-type="float" office:value="0" calcext:value-type="float">
            <text:p>0</text:p>
          </table:table-cell>
          <table:table-cell table:style-name="ce11" table:formula="of:=IF([.L123]=0;1;0)" office:value-type="float" office:value="1" calcext:value-type="float">
            <text:p>1</text:p>
          </table:table-cell>
          <table:table-cell table:style-name="ce8" table:formula="of:=IFERROR(VLOOKUP([.$A123];[$'main comparable'.$A$2:.$P$86];16;0);0)" office:value-type="percentage" office:value="0" calcext:value-type="percentage">
            <text:p>0.00%</text:p>
          </table:table-cell>
          <table:table-cell table:style-name="ce8" table:formula="of:=IF([.M123]=0;[.N123];[.K123])" office:value-type="percentage" office:value="0.00578947078704876" calcext:value-type="percentage">
            <text:p>0.58%</text:p>
          </table:table-cell>
          <table:table-cell table:style-name="ce15" table:formula="of:=[.O123]/[.$O$201]" office:value-type="percentage" office:value="0.00578978170902864" calcext:value-type="percentage">
            <text:p>0.579%</text:p>
          </table:table-cell>
          <table:table-cell table:style-name="ce17" table:formula="of:=[.P123]*[.$Q$201]" office:value-type="float" office:value="35.7461122715428" calcext:value-type="float">
            <text:p>36</text:p>
          </table:table-cell>
          <table:table-cell table:number-columns-repeated="1007"/>
        </table:table-row>
        <table:table-row table:style-name="ro2">
          <table:table-cell table:style-name="ce2" table:formula="of:=[.B124]&amp;[.D124]&amp;[.H124]" office:value-type="string" office:string-value="9101519" calcext:value-type="string">
            <text:p>91015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519" calcext:value-type="float">
            <text:p>1519</text:p>
          </table:table-cell>
          <table:table-cell table:style-name="ce2" office:value-type="float" office:value="901000011519" calcext:value-type="float">
            <text:p>901000011519</text:p>
          </table:table-cell>
          <table:table-cell table:style-name="ce3" office:value-type="float" office:value="4697" calcext:value-type="float">
            <text:p>4,697</text:p>
          </table:table-cell>
          <table:table-cell table:style-name="ce7" table:formula="of:=[.J124]/[.$J$201]" office:value-type="percentage" office:value="0.00646378518820253" calcext:value-type="percentage">
            <text:p>0.65%</text:p>
          </table:table-cell>
          <table:table-cell table:style-name="ce11" table:formula="of:=IFERROR(VLOOKUP([.$A124];[$'0-2 AÑOS'.$A$1:.$M$1048576];10;0);0)" office:value-type="float" office:value="0" calcext:value-type="float">
            <text:p>0</text:p>
          </table:table-cell>
          <table:table-cell table:style-name="ce11" table:formula="of:=IF([.L124]=0;1;0)" office:value-type="float" office:value="1" calcext:value-type="float">
            <text:p>1</text:p>
          </table:table-cell>
          <table:table-cell table:style-name="ce8" table:formula="of:=IFERROR(VLOOKUP([.$A124];[$'main comparable'.$A$2:.$P$86];16;0);0)" office:value-type="percentage" office:value="0" calcext:value-type="percentage">
            <text:p>0.00%</text:p>
          </table:table-cell>
          <table:table-cell table:style-name="ce8" table:formula="of:=IF([.M124]=0;[.N124];[.K124])" office:value-type="percentage" office:value="0.00646378518820253" calcext:value-type="percentage">
            <text:p>0.65%</text:p>
          </table:table-cell>
          <table:table-cell table:style-name="ce15" table:formula="of:=[.O124]/[.$O$201]" office:value-type="percentage" office:value="0.00646413232405693" calcext:value-type="percentage">
            <text:p>0.646%</text:p>
          </table:table-cell>
          <table:table-cell table:style-name="ce17" table:formula="of:=[.P124]*[.$Q$201]" office:value-type="float" office:value="39.9095529687275" calcext:value-type="float">
            <text:p>40</text:p>
          </table:table-cell>
          <table:table-cell table:number-columns-repeated="1007"/>
        </table:table-row>
        <table:table-row table:style-name="ro2">
          <table:table-cell table:style-name="ce2" table:formula="of:=[.B125]&amp;[.D125]&amp;[.H125]" office:value-type="string" office:string-value="9101523" calcext:value-type="string">
            <text:p>910152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523" calcext:value-type="float">
            <text:p>1523</text:p>
          </table:table-cell>
          <table:table-cell table:style-name="ce2" office:value-type="float" office:value="901000011523" calcext:value-type="float">
            <text:p>901000011523</text:p>
          </table:table-cell>
          <table:table-cell table:style-name="ce3" office:value-type="float" office:value="3673" calcext:value-type="float">
            <text:p>3,673</text:p>
          </table:table-cell>
          <table:table-cell table:style-name="ce7" table:formula="of:=[.J125]/[.$J$201]" office:value-type="percentage" office:value="0.00505460570497506" calcext:value-type="percentage">
            <text:p>0.51%</text:p>
          </table:table-cell>
          <table:table-cell table:style-name="ce11" table:formula="of:=IFERROR(VLOOKUP([.$A125];[$'0-2 AÑOS'.$A$1:.$M$1048576];10;0);0)" office:value-type="float" office:value="0" calcext:value-type="float">
            <text:p>0</text:p>
          </table:table-cell>
          <table:table-cell table:style-name="ce11" table:formula="of:=IF([.L125]=0;1;0)" office:value-type="float" office:value="1" calcext:value-type="float">
            <text:p>1</text:p>
          </table:table-cell>
          <table:table-cell table:style-name="ce8" table:formula="of:=IFERROR(VLOOKUP([.$A125];[$'main comparable'.$A$2:.$P$86];16;0);0)" office:value-type="percentage" office:value="0" calcext:value-type="percentage">
            <text:p>0.00%</text:p>
          </table:table-cell>
          <table:table-cell table:style-name="ce8" table:formula="of:=IF([.M125]=0;[.N125];[.K125])" office:value-type="percentage" office:value="0.00505460570497506" calcext:value-type="percentage">
            <text:p>0.51%</text:p>
          </table:table-cell>
          <table:table-cell table:style-name="ce15" table:formula="of:=[.O125]/[.$O$201]" office:value-type="percentage" office:value="0.00505487716122229" calcext:value-type="percentage">
            <text:p>0.505%</text:p>
          </table:table-cell>
          <table:table-cell table:style-name="ce17" table:formula="of:=[.P125]*[.$Q$201]" office:value-type="float" office:value="31.2088115933864" calcext:value-type="float">
            <text:p>31</text:p>
          </table:table-cell>
          <table:table-cell table:number-columns-repeated="1007"/>
        </table:table-row>
        <table:table-row table:style-name="ro2">
          <table:table-cell table:style-name="ce2" table:formula="of:=[.B126]&amp;[.D126]&amp;[.H126]" office:value-type="string" office:string-value="9101542" calcext:value-type="string">
            <text:p>910154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float" office:value="901000011542" calcext:value-type="float">
            <text:p>901000011542</text:p>
          </table:table-cell>
          <table:table-cell table:style-name="ce3" office:value-type="float" office:value="1642" calcext:value-type="float">
            <text:p>1,642</text:p>
          </table:table-cell>
          <table:table-cell table:style-name="ce7" table:formula="of:=[.J126]/[.$J$201]" office:value-type="percentage" office:value="0.00225964131978466" calcext:value-type="percentage">
            <text:p>0.23%</text:p>
          </table:table-cell>
          <table:table-cell table:style-name="ce11" table:formula="of:=IFERROR(VLOOKUP([.$A126];[$'0-2 AÑOS'.$A$1:.$M$1048576];10;0);0)" office:value-type="float" office:value="0" calcext:value-type="float">
            <text:p>0</text:p>
          </table:table-cell>
          <table:table-cell table:style-name="ce11" table:formula="of:=IF([.L126]=0;1;0)" office:value-type="float" office:value="1" calcext:value-type="float">
            <text:p>1</text:p>
          </table:table-cell>
          <table:table-cell table:style-name="ce8" table:formula="of:=IFERROR(VLOOKUP([.$A126];[$'main comparable'.$A$2:.$P$86];16;0);0)" office:value-type="percentage" office:value="0" calcext:value-type="percentage">
            <text:p>0.00%</text:p>
          </table:table-cell>
          <table:table-cell table:style-name="ce8" table:formula="of:=IF([.M126]=0;[.N126];[.K126])" office:value-type="percentage" office:value="0.00225964131978466" calcext:value-type="percentage">
            <text:p>0.23%</text:p>
          </table:table-cell>
          <table:table-cell table:style-name="ce15" table:formula="of:=[.O126]/[.$O$201]" office:value-type="percentage" office:value="0.00225976267321726" calcext:value-type="percentage">
            <text:p>0.226%</text:p>
          </table:table-cell>
          <table:table-cell table:style-name="ce17" table:formula="of:=[.P126]*[.$Q$201]" office:value-type="float" office:value="13.9517747444434" calcext:value-type="float">
            <text:p>14</text:p>
          </table:table-cell>
          <table:table-cell table:number-columns-repeated="1007"/>
        </table:table-row>
        <table:table-row table:style-name="ro2">
          <table:table-cell table:style-name="ce2" table:formula="of:=[.B127]&amp;[.D127]&amp;[.H127]" office:value-type="string" office:string-value="9101557" calcext:value-type="string">
            <text:p>910155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557" calcext:value-type="float">
            <text:p>1557</text:p>
          </table:table-cell>
          <table:table-cell table:style-name="ce2" office:value-type="float" office:value="901000011557" calcext:value-type="float">
            <text:p>901000011557</text:p>
          </table:table-cell>
          <table:table-cell table:style-name="ce3" office:value-type="float" office:value="6184" calcext:value-type="float">
            <text:p>6,184</text:p>
          </table:table-cell>
          <table:table-cell table:style-name="ce7" table:formula="of:=[.J127]/[.$J$201]" office:value-type="percentage" office:value="0.00851012297292834" calcext:value-type="percentage">
            <text:p>0.85%</text:p>
          </table:table-cell>
          <table:table-cell table:style-name="ce11" table:formula="of:=IFERROR(VLOOKUP([.$A127];[$'0-2 AÑOS'.$A$1:.$M$1048576];10;0);0)" office:value-type="float" office:value="0" calcext:value-type="float">
            <text:p>0</text:p>
          </table:table-cell>
          <table:table-cell table:style-name="ce11" table:formula="of:=IF([.L127]=0;1;0)" office:value-type="float" office:value="1" calcext:value-type="float">
            <text:p>1</text:p>
          </table:table-cell>
          <table:table-cell table:style-name="ce8" table:formula="of:=IFERROR(VLOOKUP([.$A127];[$'main comparable'.$A$2:.$P$86];16;0);0)" office:value-type="percentage" office:value="0" calcext:value-type="percentage">
            <text:p>0.00%</text:p>
          </table:table-cell>
          <table:table-cell table:style-name="ce8" table:formula="of:=IF([.M127]=0;[.N127];[.K127])" office:value-type="percentage" office:value="0.00851012297292834" calcext:value-type="percentage">
            <text:p>0.85%</text:p>
          </table:table-cell>
          <table:table-cell table:style-name="ce15" table:formula="of:=[.O127]/[.$O$201]" office:value-type="percentage" office:value="0.00851058000680606" calcext:value-type="percentage">
            <text:p>0.851%</text:p>
          </table:table-cell>
          <table:table-cell table:style-name="ce17" table:formula="of:=[.P127]*[.$Q$201]" office:value-type="float" office:value="52.5443209620206" calcext:value-type="float">
            <text:p>53</text:p>
          </table:table-cell>
          <table:table-cell table:number-columns-repeated="1007"/>
        </table:table-row>
        <table:table-row table:style-name="ro2">
          <table:table-cell table:style-name="ce2" table:formula="of:=[.B128]&amp;[.D128]&amp;[.H128]" office:value-type="string" office:string-value="9101561" calcext:value-type="string">
            <text:p>910156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561" calcext:value-type="float">
            <text:p>1561</text:p>
          </table:table-cell>
          <table:table-cell table:style-name="ce2" office:value-type="float" office:value="901000011561" calcext:value-type="float">
            <text:p>901000011561</text:p>
          </table:table-cell>
          <table:table-cell table:style-name="ce3" office:value-type="float" office:value="2642" calcext:value-type="float">
            <text:p>2,642</text:p>
          </table:table-cell>
          <table:table-cell table:style-name="ce7" table:formula="of:=[.J128]/[.$J$201]" office:value-type="percentage" office:value="0.00363579315887398" calcext:value-type="percentage">
            <text:p>0.36%</text:p>
          </table:table-cell>
          <table:table-cell table:style-name="ce11" table:formula="of:=IFERROR(VLOOKUP([.$A128];[$'0-2 AÑOS'.$A$1:.$M$1048576];10;0);0)" office:value-type="float" office:value="0" calcext:value-type="float">
            <text:p>0</text:p>
          </table:table-cell>
          <table:table-cell table:style-name="ce11" table:formula="of:=IF([.L128]=0;1;0)" office:value-type="float" office:value="1" calcext:value-type="float">
            <text:p>1</text:p>
          </table:table-cell>
          <table:table-cell table:style-name="ce8" table:formula="of:=IFERROR(VLOOKUP([.$A128];[$'main comparable'.$A$2:.$P$86];16;0);0)" office:value-type="percentage" office:value="0" calcext:value-type="percentage">
            <text:p>0.00%</text:p>
          </table:table-cell>
          <table:table-cell table:style-name="ce8" table:formula="of:=IF([.M128]=0;[.N128];[.K128])" office:value-type="percentage" office:value="0.00363579315887398" calcext:value-type="percentage">
            <text:p>0.36%</text:p>
          </table:table-cell>
          <table:table-cell table:style-name="ce15" table:formula="of:=[.O128]/[.$O$201]" office:value-type="percentage" office:value="0.00363598841817297" calcext:value-type="percentage">
            <text:p>0.364%</text:p>
          </table:table-cell>
          <table:table-cell table:style-name="ce17" table:formula="of:=[.P128]*[.$Q$201]" office:value-type="float" office:value="22.4485924937999" calcext:value-type="float">
            <text:p>22</text:p>
          </table:table-cell>
          <table:table-cell table:number-columns-repeated="1007"/>
        </table:table-row>
        <table:table-row table:style-name="ro2">
          <table:table-cell table:style-name="ce2" table:formula="of:=[.B129]&amp;[.D129]&amp;[.H129]" office:value-type="string" office:string-value="9101580" calcext:value-type="string">
            <text:p>91015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580" calcext:value-type="float">
            <text:p>1580</text:p>
          </table:table-cell>
          <table:table-cell table:style-name="ce2" office:value-type="float" office:value="901000011580" calcext:value-type="float">
            <text:p>901000011580</text:p>
          </table:table-cell>
          <table:table-cell table:style-name="ce3" office:value-type="float" office:value="6923" calcext:value-type="float">
            <text:p>6,923</text:p>
          </table:table-cell>
          <table:table-cell table:style-name="ce7" table:formula="of:=[.J129]/[.$J$201]" office:value-type="percentage" office:value="0.00952709918201535" calcext:value-type="percentage">
            <text:p>0.95%</text:p>
          </table:table-cell>
          <table:table-cell table:style-name="ce11" table:formula="of:=IFERROR(VLOOKUP([.$A129];[$'0-2 AÑOS'.$A$1:.$M$1048576];10;0);0)" office:value-type="float" office:value="0" calcext:value-type="float">
            <text:p>0</text:p>
          </table:table-cell>
          <table:table-cell table:style-name="ce11" table:formula="of:=IF([.L129]=0;1;0)" office:value-type="float" office:value="1" calcext:value-type="float">
            <text:p>1</text:p>
          </table:table-cell>
          <table:table-cell table:style-name="ce8" table:formula="of:=IFERROR(VLOOKUP([.$A129];[$'main comparable'.$A$2:.$P$86];16;0);0)" office:value-type="percentage" office:value="0" calcext:value-type="percentage">
            <text:p>0.00%</text:p>
          </table:table-cell>
          <table:table-cell table:style-name="ce8" table:formula="of:=IF([.M129]=0;[.N129];[.K129])" office:value-type="percentage" office:value="0.00952709918201535" calcext:value-type="percentage">
            <text:p>0.95%</text:p>
          </table:table-cell>
          <table:table-cell table:style-name="ce15" table:formula="of:=[.O129]/[.$O$201]" office:value-type="percentage" office:value="0.00952761083232833" calcext:value-type="percentage">
            <text:p>0.953%</text:p>
          </table:table-cell>
          <table:table-cell table:style-name="ce17" table:formula="of:=[.P129]*[.$Q$201]" office:value-type="float" office:value="58.8234692787951" calcext:value-type="float">
            <text:p>59</text:p>
          </table:table-cell>
          <table:table-cell table:number-columns-repeated="1007"/>
        </table:table-row>
        <table:table-row table:style-name="ro2">
          <table:table-cell table:style-name="ce2" table:formula="of:=[.B130]&amp;[.D130]&amp;[.H130]" office:value-type="string" office:string-value="9101595" calcext:value-type="string">
            <text:p>910159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901000011595" calcext:value-type="float">
            <text:p>901000011595</text:p>
          </table:table-cell>
          <table:table-cell table:style-name="ce3" office:value-type="float" office:value="5743" calcext:value-type="float">
            <text:p>5,743</text:p>
          </table:table-cell>
          <table:table-cell table:style-name="ce7" table:formula="of:=[.J130]/[.$J$201]" office:value-type="percentage" office:value="0.00790324001188995" calcext:value-type="percentage">
            <text:p>0.79%</text:p>
          </table:table-cell>
          <table:table-cell table:style-name="ce11" table:formula="of:=IFERROR(VLOOKUP([.$A130];[$'0-2 AÑOS'.$A$1:.$M$1048576];10;0);0)" office:value-type="float" office:value="0" calcext:value-type="float">
            <text:p>0</text:p>
          </table:table-cell>
          <table:table-cell table:style-name="ce11" table:formula="of:=IF([.L130]=0;1;0)" office:value-type="float" office:value="1" calcext:value-type="float">
            <text:p>1</text:p>
          </table:table-cell>
          <table:table-cell table:style-name="ce8" table:formula="of:=IFERROR(VLOOKUP([.$A130];[$'main comparable'.$A$2:.$P$86];16;0);0)" office:value-type="percentage" office:value="0" calcext:value-type="percentage">
            <text:p>0.00%</text:p>
          </table:table-cell>
          <table:table-cell table:style-name="ce8" table:formula="of:=IF([.M130]=0;[.N130];[.K130])" office:value-type="percentage" office:value="0.00790324001188995" calcext:value-type="percentage">
            <text:p>0.79%</text:p>
          </table:table-cell>
          <table:table-cell table:style-name="ce15" table:formula="of:=[.O130]/[.$O$201]" office:value-type="percentage" office:value="0.0079036644532806" calcext:value-type="percentage">
            <text:p>0.790%</text:p>
          </table:table-cell>
          <table:table-cell table:style-name="ce17" table:formula="of:=[.P130]*[.$Q$201]" office:value-type="float" office:value="48.7972243345544" calcext:value-type="float">
            <text:p>49</text:p>
          </table:table-cell>
          <table:table-cell table:number-columns-repeated="1007"/>
        </table:table-row>
        <table:table-row table:style-name="ro2">
          <table:table-cell table:style-name="ce2" table:formula="of:=[.B131]&amp;[.D131]&amp;[.H131]" office:value-type="string" office:string-value="9101627" calcext:value-type="string">
            <text:p>91016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627" calcext:value-type="float">
            <text:p>1627</text:p>
          </table:table-cell>
          <table:table-cell table:style-name="ce2" office:value-type="float" office:value="901000011627" calcext:value-type="float">
            <text:p>901000011627</text:p>
          </table:table-cell>
          <table:table-cell table:style-name="ce3" office:value-type="float" office:value="5687" calcext:value-type="float">
            <text:p>5,687</text:p>
          </table:table-cell>
          <table:table-cell table:style-name="ce7" table:formula="of:=[.J131]/[.$J$201]" office:value-type="percentage" office:value="0.00782617550890095" calcext:value-type="percentage">
            <text:p>0.78%</text:p>
          </table:table-cell>
          <table:table-cell table:style-name="ce11" table:formula="of:=IFERROR(VLOOKUP([.$A131];[$'0-2 AÑOS'.$A$1:.$M$1048576];10;0);0)" office:value-type="float" office:value="0" calcext:value-type="float">
            <text:p>0</text:p>
          </table:table-cell>
          <table:table-cell table:style-name="ce11" table:formula="of:=IF([.L131]=0;1;0)" office:value-type="float" office:value="1" calcext:value-type="float">
            <text:p>1</text:p>
          </table:table-cell>
          <table:table-cell table:style-name="ce8" table:formula="of:=IFERROR(VLOOKUP([.$A131];[$'main comparable'.$A$2:.$P$86];16;0);0)" office:value-type="percentage" office:value="0" calcext:value-type="percentage">
            <text:p>0.00%</text:p>
          </table:table-cell>
          <table:table-cell table:style-name="ce8" table:formula="of:=IF([.M131]=0;[.N131];[.K131])" office:value-type="percentage" office:value="0.00782617550890095" calcext:value-type="percentage">
            <text:p>0.78%</text:p>
          </table:table-cell>
          <table:table-cell table:style-name="ce15" table:formula="of:=[.O131]/[.$O$201]" office:value-type="percentage" office:value="0.00782659581156308" calcext:value-type="percentage">
            <text:p>0.783%</text:p>
          </table:table-cell>
          <table:table-cell table:style-name="ce17" table:formula="of:=[.P131]*[.$Q$201]" office:value-type="float" office:value="48.3214025405905" calcext:value-type="float">
            <text:p>48</text:p>
          </table:table-cell>
          <table:table-cell table:number-columns-repeated="1007"/>
        </table:table-row>
        <table:table-row table:style-name="ro2">
          <table:table-cell table:style-name="ce2" table:formula="of:=[.B132]&amp;[.D132]&amp;[.H132]" office:value-type="string" office:string-value="9101631" calcext:value-type="string">
            <text:p>910163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631" calcext:value-type="float">
            <text:p>1631</text:p>
          </table:table-cell>
          <table:table-cell table:style-name="ce2" office:value-type="float" office:value="901000011631" calcext:value-type="float">
            <text:p>901000011631</text:p>
          </table:table-cell>
          <table:table-cell table:style-name="ce3" office:value-type="float" office:value="5312" calcext:value-type="float">
            <text:p>5,312</text:p>
          </table:table-cell>
          <table:table-cell table:style-name="ce7" table:formula="of:=[.J132]/[.$J$201]" office:value-type="percentage" office:value="0.00731011856924246" calcext:value-type="percentage">
            <text:p>0.73%</text:p>
          </table:table-cell>
          <table:table-cell table:style-name="ce11" table:formula="of:=IFERROR(VLOOKUP([.$A132];[$'0-2 AÑOS'.$A$1:.$M$1048576];10;0);0)" office:value-type="float" office:value="0" calcext:value-type="float">
            <text:p>0</text:p>
          </table:table-cell>
          <table:table-cell table:style-name="ce11" table:formula="of:=IF([.L132]=0;1;0)" office:value-type="float" office:value="1" calcext:value-type="float">
            <text:p>1</text:p>
          </table:table-cell>
          <table:table-cell table:style-name="ce8" table:formula="of:=IFERROR(VLOOKUP([.$A132];[$'main comparable'.$A$2:.$P$86];16;0);0)" office:value-type="percentage" office:value="0" calcext:value-type="percentage">
            <text:p>0.00%</text:p>
          </table:table-cell>
          <table:table-cell table:style-name="ce8" table:formula="of:=IF([.M132]=0;[.N132];[.K132])" office:value-type="percentage" office:value="0.00731011856924246" calcext:value-type="percentage">
            <text:p>0.73%</text:p>
          </table:table-cell>
          <table:table-cell table:style-name="ce15" table:formula="of:=[.O132]/[.$O$201]" office:value-type="percentage" office:value="0.00731051115720469" calcext:value-type="percentage">
            <text:p>0.731%</text:p>
          </table:table-cell>
          <table:table-cell table:style-name="ce17" table:formula="of:=[.P132]*[.$Q$201]" office:value-type="float" office:value="45.1350958845818" calcext:value-type="float">
            <text:p>45</text:p>
          </table:table-cell>
          <table:table-cell table:number-columns-repeated="1007"/>
        </table:table-row>
        <table:table-row table:style-name="ro2">
          <table:table-cell table:style-name="ce2" table:formula="of:=[.B133]&amp;[.D133]&amp;[.H133]" office:value-type="string" office:string-value="9101646" calcext:value-type="string">
            <text:p>910164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646" calcext:value-type="float">
            <text:p>1646</text:p>
          </table:table-cell>
          <table:table-cell table:style-name="ce2" office:value-type="float" office:value="901000011646" calcext:value-type="float">
            <text:p>901000011646</text:p>
          </table:table-cell>
          <table:table-cell table:style-name="ce3" office:value-type="float" office:value="5279" calcext:value-type="float">
            <text:p>5,279</text:p>
          </table:table-cell>
          <table:table-cell table:style-name="ce7" table:formula="of:=[.J133]/[.$J$201]" office:value-type="percentage" office:value="0.00726470555855251" calcext:value-type="percentage">
            <text:p>0.73%</text:p>
          </table:table-cell>
          <table:table-cell table:style-name="ce11" table:formula="of:=IFERROR(VLOOKUP([.$A133];[$'0-2 AÑOS'.$A$1:.$M$1048576];10;0);0)" office:value-type="float" office:value="0" calcext:value-type="float">
            <text:p>0</text:p>
          </table:table-cell>
          <table:table-cell table:style-name="ce11" table:formula="of:=IF([.L133]=0;1;0)" office:value-type="float" office:value="1" calcext:value-type="float">
            <text:p>1</text:p>
          </table:table-cell>
          <table:table-cell table:style-name="ce8" table:formula="of:=IFERROR(VLOOKUP([.$A133];[$'main comparable'.$A$2:.$P$86];16;0);0)" office:value-type="percentage" office:value="0" calcext:value-type="percentage">
            <text:p>0.00%</text:p>
          </table:table-cell>
          <table:table-cell table:style-name="ce8" table:formula="of:=IF([.M133]=0;[.N133];[.K133])" office:value-type="percentage" office:value="0.00726470555855251" calcext:value-type="percentage">
            <text:p>0.73%</text:p>
          </table:table-cell>
          <table:table-cell table:style-name="ce15" table:formula="of:=[.O133]/[.$O$201]" office:value-type="percentage" office:value="0.00726509570762115" calcext:value-type="percentage">
            <text:p>0.727%</text:p>
          </table:table-cell>
          <table:table-cell table:style-name="ce17" table:formula="of:=[.P133]*[.$Q$201]" office:value-type="float" office:value="44.854700898853" calcext:value-type="float">
            <text:p>45</text:p>
          </table:table-cell>
          <table:table-cell table:number-columns-repeated="1007"/>
        </table:table-row>
        <table:table-row table:style-name="ro2">
          <table:table-cell table:style-name="ce2" table:formula="of:=[.B134]&amp;[.D134]&amp;[.H134]" office:value-type="string" office:string-value="9101650" calcext:value-type="string">
            <text:p>91016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901000011650" calcext:value-type="float">
            <text:p>901000011650</text:p>
          </table:table-cell>
          <table:table-cell table:style-name="ce3" office:value-type="float" office:value="4960" calcext:value-type="float">
            <text:p>4,960</text:p>
          </table:table-cell>
          <table:table-cell table:style-name="ce7" table:formula="of:=[.J134]/[.$J$201]" office:value-type="percentage" office:value="0.00682571312188302" calcext:value-type="percentage">
            <text:p>0.68%</text:p>
          </table:table-cell>
          <table:table-cell table:style-name="ce11" table:formula="of:=IFERROR(VLOOKUP([.$A134];[$'0-2 AÑOS'.$A$1:.$M$1048576];10;0);0)" office:value-type="float" office:value="0" calcext:value-type="float">
            <text:p>0</text:p>
          </table:table-cell>
          <table:table-cell table:style-name="ce11" table:formula="of:=IF([.L134]=0;1;0)" office:value-type="float" office:value="1" calcext:value-type="float">
            <text:p>1</text:p>
          </table:table-cell>
          <table:table-cell table:style-name="ce8" table:formula="of:=IFERROR(VLOOKUP([.$A134];[$'main comparable'.$A$2:.$P$86];16;0);0)" office:value-type="percentage" office:value="0" calcext:value-type="percentage">
            <text:p>0.00%</text:p>
          </table:table-cell>
          <table:table-cell table:style-name="ce8" table:formula="of:=IF([.M134]=0;[.N134];[.K134])" office:value-type="percentage" office:value="0.00682571312188302" calcext:value-type="percentage">
            <text:p>0.68%</text:p>
          </table:table-cell>
          <table:table-cell table:style-name="ce15" table:formula="of:=[.O134]/[.$O$201]" office:value-type="percentage" office:value="0.00682607969498028" calcext:value-type="percentage">
            <text:p>0.683%</text:p>
          </table:table-cell>
          <table:table-cell table:style-name="ce17" table:formula="of:=[.P134]*[.$Q$201]" office:value-type="float" office:value="42.1442160368083" calcext:value-type="float">
            <text:p>42</text:p>
          </table:table-cell>
          <table:table-cell table:number-columns-repeated="1007"/>
        </table:table-row>
        <table:table-row table:style-name="ro2">
          <table:table-cell table:style-name="ce2" table:formula="of:=[.B135]&amp;[.D135]&amp;[.H135]" office:value-type="string" office:string-value="9101665" calcext:value-type="string">
            <text:p>910166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665" calcext:value-type="float">
            <text:p>1665</text:p>
          </table:table-cell>
          <table:table-cell table:style-name="ce2" office:value-type="float" office:value="901000011665" calcext:value-type="float">
            <text:p>901000011665</text:p>
          </table:table-cell>
          <table:table-cell table:style-name="ce3" office:value-type="float" office:value="2702" calcext:value-type="float">
            <text:p>2,702</text:p>
          </table:table-cell>
          <table:table-cell table:style-name="ce7" table:formula="of:=[.J135]/[.$J$201]" office:value-type="percentage" office:value="0.00371836226921934" calcext:value-type="percentage">
            <text:p>0.37%</text:p>
          </table:table-cell>
          <table:table-cell table:style-name="ce11" table:formula="of:=IFERROR(VLOOKUP([.$A135];[$'0-2 AÑOS'.$A$1:.$M$1048576];10;0);0)" office:value-type="float" office:value="0" calcext:value-type="float">
            <text:p>0</text:p>
          </table:table-cell>
          <table:table-cell table:style-name="ce11" table:formula="of:=IF([.L135]=0;1;0)" office:value-type="float" office:value="1" calcext:value-type="float">
            <text:p>1</text:p>
          </table:table-cell>
          <table:table-cell table:style-name="ce8" table:formula="of:=IFERROR(VLOOKUP([.$A135];[$'main comparable'.$A$2:.$P$86];16;0);0)" office:value-type="percentage" office:value="0" calcext:value-type="percentage">
            <text:p>0.00%</text:p>
          </table:table-cell>
          <table:table-cell table:style-name="ce8" table:formula="of:=IF([.M135]=0;[.N135];[.K135])" office:value-type="percentage" office:value="0.00371836226921934" calcext:value-type="percentage">
            <text:p>0.37%</text:p>
          </table:table-cell>
          <table:table-cell table:style-name="ce15" table:formula="of:=[.O135]/[.$O$201]" office:value-type="percentage" office:value="0.00371856196287031" calcext:value-type="percentage">
            <text:p>0.372%</text:p>
          </table:table-cell>
          <table:table-cell table:style-name="ce17" table:formula="of:=[.P135]*[.$Q$201]" office:value-type="float" office:value="22.9584015587613" calcext:value-type="float">
            <text:p>23</text:p>
          </table:table-cell>
          <table:table-cell table:number-columns-repeated="1007"/>
        </table:table-row>
        <table:table-row table:style-name="ro2">
          <table:table-cell table:style-name="ce2" table:formula="of:=[.B136]&amp;[.D136]&amp;[.H136]" office:value-type="string" office:string-value="910167A" calcext:value-type="string">
            <text:p>910167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167A</text:p>
          </table:table-cell>
          <table:table-cell table:style-name="ce2" office:value-type="string" calcext:value-type="string">
            <text:p>090100001167A</text:p>
          </table:table-cell>
          <table:table-cell table:style-name="ce3" office:value-type="float" office:value="7452" calcext:value-type="float">
            <text:p>7,452</text:p>
          </table:table-cell>
          <table:table-cell table:style-name="ce7" table:formula="of:=[.J136]/[.$J$201]" office:value-type="percentage" office:value="0.0102550835048936" calcext:value-type="percentage">
            <text:p>1.03%</text:p>
          </table:table-cell>
          <table:table-cell table:style-name="ce11" table:formula="of:=IFERROR(VLOOKUP([.$A136];[$'0-2 AÑOS'.$A$1:.$M$1048576];10;0);0)" office:value-type="float" office:value="0" calcext:value-type="float">
            <text:p>0</text:p>
          </table:table-cell>
          <table:table-cell table:style-name="ce11" table:formula="of:=IF([.L136]=0;1;0)" office:value-type="float" office:value="1" calcext:value-type="float">
            <text:p>1</text:p>
          </table:table-cell>
          <table:table-cell table:style-name="ce8" table:formula="of:=IFERROR(VLOOKUP([.$A136];[$'main comparable'.$A$2:.$P$86];16;0);0)" office:value-type="percentage" office:value="0" calcext:value-type="percentage">
            <text:p>0.00%</text:p>
          </table:table-cell>
          <table:table-cell table:style-name="ce8" table:formula="of:=IF([.M136]=0;[.N136];[.K136])" office:value-type="percentage" office:value="0.0102550835048936" calcext:value-type="percentage">
            <text:p>1.03%</text:p>
          </table:table-cell>
          <table:table-cell table:style-name="ce15" table:formula="of:=[.O136]/[.$O$201]" office:value-type="percentage" office:value="0.0102556342514099" calcext:value-type="percentage">
            <text:p>1.026%</text:p>
          </table:table-cell>
          <table:table-cell table:style-name="ce17" table:formula="of:=[.P136]*[.$Q$201]" office:value-type="float" office:value="63.3182858682047" calcext:value-type="float">
            <text:p>63</text:p>
          </table:table-cell>
          <table:table-cell table:number-columns-repeated="1007"/>
        </table:table-row>
        <table:table-row table:style-name="ro2">
          <table:table-cell table:style-name="ce2" table:formula="of:=[.B137]&amp;[.D137]&amp;[.H137]" office:value-type="string" office:string-value="9101684" calcext:value-type="string">
            <text:p>910168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684" calcext:value-type="float">
            <text:p>1684</text:p>
          </table:table-cell>
          <table:table-cell table:style-name="ce2" office:value-type="float" office:value="901000011684" calcext:value-type="float">
            <text:p>901000011684</text:p>
          </table:table-cell>
          <table:table-cell table:style-name="ce3" office:value-type="float" office:value="4995" calcext:value-type="float">
            <text:p>4,995</text:p>
          </table:table-cell>
          <table:table-cell table:style-name="ce7" table:formula="of:=[.J137]/[.$J$201]" office:value-type="percentage" office:value="0.00687387843625114" calcext:value-type="percentage">
            <text:p>0.69%</text:p>
          </table:table-cell>
          <table:table-cell table:style-name="ce11" table:formula="of:=IFERROR(VLOOKUP([.$A137];[$'0-2 AÑOS'.$A$1:.$M$1048576];10;0);0)" office:value-type="float" office:value="0" calcext:value-type="float">
            <text:p>0</text:p>
          </table:table-cell>
          <table:table-cell table:style-name="ce11" table:formula="of:=IF([.L137]=0;1;0)" office:value-type="float" office:value="1" calcext:value-type="float">
            <text:p>1</text:p>
          </table:table-cell>
          <table:table-cell table:style-name="ce8" table:formula="of:=IFERROR(VLOOKUP([.$A137];[$'main comparable'.$A$2:.$P$86];16;0);0)" office:value-type="percentage" office:value="0" calcext:value-type="percentage">
            <text:p>0.00%</text:p>
          </table:table-cell>
          <table:table-cell table:style-name="ce8" table:formula="of:=IF([.M137]=0;[.N137];[.K137])" office:value-type="percentage" office:value="0.00687387843625114" calcext:value-type="percentage">
            <text:p>0.69%</text:p>
          </table:table-cell>
          <table:table-cell table:style-name="ce15" table:formula="of:=[.O137]/[.$O$201]" office:value-type="percentage" office:value="0.00687424759605373" calcext:value-type="percentage">
            <text:p>0.687%</text:p>
          </table:table-cell>
          <table:table-cell table:style-name="ce17" table:formula="of:=[.P137]*[.$Q$201]" office:value-type="float" office:value="42.4416046580358" calcext:value-type="float">
            <text:p>42</text:p>
          </table:table-cell>
          <table:table-cell table:number-columns-repeated="1007"/>
        </table:table-row>
        <table:table-row table:style-name="ro2">
          <table:table-cell table:style-name="ce2" table:formula="of:=[.B138]&amp;[.D138]&amp;[.H138]" office:value-type="string" office:string-value="9101699" calcext:value-type="string">
            <text:p>910169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699" calcext:value-type="float">
            <text:p>1699</text:p>
          </table:table-cell>
          <table:table-cell table:style-name="ce2" office:value-type="float" office:value="901000011699" calcext:value-type="float">
            <text:p>901000011699</text:p>
          </table:table-cell>
          <table:table-cell table:style-name="ce3" office:value-type="float" office:value="6677" calcext:value-type="float">
            <text:p>6,677</text:p>
          </table:table-cell>
          <table:table-cell table:style-name="ce7" table:formula="of:=[.J138]/[.$J$201]" office:value-type="percentage" office:value="0.00918856582959937" calcext:value-type="percentage">
            <text:p>0.92%</text:p>
          </table:table-cell>
          <table:table-cell table:style-name="ce11" table:formula="of:=IFERROR(VLOOKUP([.$A138];[$'0-2 AÑOS'.$A$1:.$M$1048576];10;0);0)" office:value-type="float" office:value="0" calcext:value-type="float">
            <text:p>0</text:p>
          </table:table-cell>
          <table:table-cell table:style-name="ce11" table:formula="of:=IF([.L138]=0;1;0)" office:value-type="float" office:value="1" calcext:value-type="float">
            <text:p>1</text:p>
          </table:table-cell>
          <table:table-cell table:style-name="ce8" table:formula="of:=IFERROR(VLOOKUP([.$A138];[$'main comparable'.$A$2:.$P$86];16;0);0)" office:value-type="percentage" office:value="0" calcext:value-type="percentage">
            <text:p>0.00%</text:p>
          </table:table-cell>
          <table:table-cell table:style-name="ce8" table:formula="of:=IF([.M138]=0;[.N138];[.K138])" office:value-type="percentage" office:value="0.00918856582959937" calcext:value-type="percentage">
            <text:p>0.92%</text:p>
          </table:table-cell>
          <table:table-cell table:style-name="ce15" table:formula="of:=[.O138]/[.$O$201]" office:value-type="percentage" office:value="0.00918905929906923" calcext:value-type="percentage">
            <text:p>0.919%</text:p>
          </table:table-cell>
          <table:table-cell table:style-name="ce17" table:formula="of:=[.P138]*[.$Q$201]" office:value-type="float" office:value="56.7332521124534" calcext:value-type="float">
            <text:p>57</text:p>
          </table:table-cell>
          <table:table-cell table:number-columns-repeated="1007"/>
        </table:table-row>
        <table:table-row table:style-name="ro2">
          <table:table-cell table:style-name="ce2" table:formula="of:=[.B139]&amp;[.D139]&amp;[.H139]" office:value-type="string" office:string-value="9101716" calcext:value-type="string">
            <text:p>91017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716" calcext:value-type="float">
            <text:p>1716</text:p>
          </table:table-cell>
          <table:table-cell table:style-name="ce2" office:value-type="float" office:value="901000011716" calcext:value-type="float">
            <text:p>901000011716</text:p>
          </table:table-cell>
          <table:table-cell table:style-name="ce3" office:value-type="float" office:value="7029" calcext:value-type="float">
            <text:p>7,029</text:p>
          </table:table-cell>
          <table:table-cell table:style-name="ce7" table:formula="of:=[.J139]/[.$J$201]" office:value-type="percentage" office:value="0.00967297127695881" calcext:value-type="percentage">
            <text:p>0.97%</text:p>
          </table:table-cell>
          <table:table-cell table:style-name="ce11" table:formula="of:=IFERROR(VLOOKUP([.$A139];[$'0-2 AÑOS'.$A$1:.$M$1048576];10;0);0)" office:value-type="float" office:value="0" calcext:value-type="float">
            <text:p>0</text:p>
          </table:table-cell>
          <table:table-cell table:style-name="ce11" table:formula="of:=IF([.L139]=0;1;0)" office:value-type="float" office:value="1" calcext:value-type="float">
            <text:p>1</text:p>
          </table:table-cell>
          <table:table-cell table:style-name="ce8" table:formula="of:=IFERROR(VLOOKUP([.$A139];[$'main comparable'.$A$2:.$P$86];16;0);0)" office:value-type="percentage" office:value="0" calcext:value-type="percentage">
            <text:p>0.00%</text:p>
          </table:table-cell>
          <table:table-cell table:style-name="ce8" table:formula="of:=IF([.M139]=0;[.N139];[.K139])" office:value-type="percentage" office:value="0.00967297127695881" calcext:value-type="percentage">
            <text:p>0.97%</text:p>
          </table:table-cell>
          <table:table-cell table:style-name="ce15" table:formula="of:=[.O139]/[.$O$201]" office:value-type="percentage" office:value="0.00967349076129363" calcext:value-type="percentage">
            <text:p>0.967%</text:p>
          </table:table-cell>
          <table:table-cell table:style-name="ce17" table:formula="of:=[.P139]*[.$Q$201]" office:value-type="float" office:value="59.7241319602269" calcext:value-type="float">
            <text:p>60</text:p>
          </table:table-cell>
          <table:table-cell table:number-columns-repeated="1007"/>
        </table:table-row>
        <table:table-row table:style-name="ro2">
          <table:table-cell table:style-name="ce2" table:formula="of:=[.B140]&amp;[.D140]&amp;[.H140]" office:value-type="string" office:string-value="9101720" calcext:value-type="string">
            <text:p>91017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720" calcext:value-type="float">
            <text:p>1720</text:p>
          </table:table-cell>
          <table:table-cell table:style-name="ce2" office:value-type="float" office:value="901000011720" calcext:value-type="float">
            <text:p>901000011720</text:p>
          </table:table-cell>
          <table:table-cell table:style-name="ce3" office:value-type="float" office:value="3014" calcext:value-type="float">
            <text:p>3,014</text:p>
          </table:table-cell>
          <table:table-cell table:style-name="ce7" table:formula="of:=[.J140]/[.$J$201]" office:value-type="percentage" office:value="0.0041477216430152" calcext:value-type="percentage">
            <text:p>0.41%</text:p>
          </table:table-cell>
          <table:table-cell table:style-name="ce11" table:formula="of:=IFERROR(VLOOKUP([.$A140];[$'0-2 AÑOS'.$A$1:.$M$1048576];10;0);0)" office:value-type="float" office:value="0" calcext:value-type="float">
            <text:p>0</text:p>
          </table:table-cell>
          <table:table-cell table:style-name="ce11" table:formula="of:=IF([.L140]=0;1;0)" office:value-type="float" office:value="1" calcext:value-type="float">
            <text:p>1</text:p>
          </table:table-cell>
          <table:table-cell table:style-name="ce8" table:formula="of:=IFERROR(VLOOKUP([.$A140];[$'main comparable'.$A$2:.$P$86];16;0);0)" office:value-type="percentage" office:value="0" calcext:value-type="percentage">
            <text:p>0.00%</text:p>
          </table:table-cell>
          <table:table-cell table:style-name="ce8" table:formula="of:=IF([.M140]=0;[.N140];[.K140])" office:value-type="percentage" office:value="0.0041477216430152" calcext:value-type="percentage">
            <text:p>0.41%</text:p>
          </table:table-cell>
          <table:table-cell table:style-name="ce15" table:formula="of:=[.O140]/[.$O$201]" office:value-type="percentage" office:value="0.00414794439529649" calcext:value-type="percentage">
            <text:p>0.415%</text:p>
          </table:table-cell>
          <table:table-cell table:style-name="ce17" table:formula="of:=[.P140]*[.$Q$201]" office:value-type="float" office:value="25.6094086965605" calcext:value-type="float">
            <text:p>26</text:p>
          </table:table-cell>
          <table:table-cell table:number-columns-repeated="1007"/>
        </table:table-row>
        <table:table-row table:style-name="ro2">
          <table:table-cell table:style-name="ce2" table:formula="of:=[.B141]&amp;[.D141]&amp;[.H141]" office:value-type="string" office:string-value="9101735" calcext:value-type="string">
            <text:p>910173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735" calcext:value-type="float">
            <text:p>1735</text:p>
          </table:table-cell>
          <table:table-cell table:style-name="ce2" office:value-type="float" office:value="901000011735" calcext:value-type="float">
            <text:p>901000011735</text:p>
          </table:table-cell>
          <table:table-cell table:style-name="ce3" office:value-type="float" office:value="8419" calcext:value-type="float">
            <text:p>8,419</text:p>
          </table:table-cell>
          <table:table-cell table:style-name="ce7" table:formula="of:=[.J141]/[.$J$201]" office:value-type="percentage" office:value="0.011585822333293" calcext:value-type="percentage">
            <text:p>1.16%</text:p>
          </table:table-cell>
          <table:table-cell table:style-name="ce11" table:formula="of:=IFERROR(VLOOKUP([.$A141];[$'0-2 AÑOS'.$A$1:.$M$1048576];10;0);0)" office:value-type="float" office:value="0" calcext:value-type="float">
            <text:p>0</text:p>
          </table:table-cell>
          <table:table-cell table:style-name="ce11" table:formula="of:=IF([.L141]=0;1;0)" office:value-type="float" office:value="1" calcext:value-type="float">
            <text:p>1</text:p>
          </table:table-cell>
          <table:table-cell table:style-name="ce8" table:formula="of:=IFERROR(VLOOKUP([.$A141];[$'main comparable'.$A$2:.$P$86];16;0);0)" office:value-type="percentage" office:value="0" calcext:value-type="percentage">
            <text:p>0.00%</text:p>
          </table:table-cell>
          <table:table-cell table:style-name="ce8" table:formula="of:=IF([.M141]=0;[.N141];[.K141])" office:value-type="percentage" office:value="0.011585822333293" calcext:value-type="percentage">
            <text:p>1.16%</text:p>
          </table:table-cell>
          <table:table-cell table:style-name="ce15" table:formula="of:=[.O141]/[.$O$201]" office:value-type="percentage" office:value="0.0115864445467821" calcext:value-type="percentage">
            <text:p>1.159%</text:p>
          </table:table-cell>
          <table:table-cell table:style-name="ce17" table:formula="of:=[.P141]*[.$Q$201]" office:value-type="float" office:value="71.5347086318324" calcext:value-type="float">
            <text:p>72</text:p>
          </table:table-cell>
          <table:table-cell table:number-columns-repeated="1007"/>
        </table:table-row>
        <table:table-row table:style-name="ro2">
          <table:table-cell table:style-name="ce2" table:formula="of:=[.B142]&amp;[.D142]&amp;[.H142]" office:value-type="string" office:string-value="910174A" calcext:value-type="string">
            <text:p>910174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174A</text:p>
          </table:table-cell>
          <table:table-cell table:style-name="ce2" office:value-type="string" calcext:value-type="string">
            <text:p>090100001174A</text:p>
          </table:table-cell>
          <table:table-cell table:style-name="ce3" office:value-type="float" office:value="8319" calcext:value-type="float">
            <text:p>8,319</text:p>
          </table:table-cell>
          <table:table-cell table:style-name="ce7" table:formula="of:=[.J142]/[.$J$201]" office:value-type="percentage" office:value="0.011448207149384" calcext:value-type="percentage">
            <text:p>1.14%</text:p>
          </table:table-cell>
          <table:table-cell table:style-name="ce11" table:formula="of:=IFERROR(VLOOKUP([.$A142];[$'0-2 AÑOS'.$A$1:.$M$1048576];10;0);0)" office:value-type="float" office:value="0" calcext:value-type="float">
            <text:p>0</text:p>
          </table:table-cell>
          <table:table-cell table:style-name="ce11" table:formula="of:=IF([.L142]=0;1;0)" office:value-type="float" office:value="1" calcext:value-type="float">
            <text:p>1</text:p>
          </table:table-cell>
          <table:table-cell table:style-name="ce8" table:formula="of:=IFERROR(VLOOKUP([.$A142];[$'main comparable'.$A$2:.$P$86];16;0);0)" office:value-type="percentage" office:value="0" calcext:value-type="percentage">
            <text:p>0.00%</text:p>
          </table:table-cell>
          <table:table-cell table:style-name="ce8" table:formula="of:=IF([.M142]=0;[.N142];[.K142])" office:value-type="percentage" office:value="0.011448207149384" calcext:value-type="percentage">
            <text:p>1.14%</text:p>
          </table:table-cell>
          <table:table-cell table:style-name="ce15" table:formula="of:=[.O142]/[.$O$201]" office:value-type="percentage" office:value="0.0114488219722865" calcext:value-type="percentage">
            <text:p>1.145%</text:p>
          </table:table-cell>
          <table:table-cell table:style-name="ce17" table:formula="of:=[.P142]*[.$Q$201]" office:value-type="float" office:value="70.6850268568968" calcext:value-type="float">
            <text:p>71</text:p>
          </table:table-cell>
          <table:table-cell table:number-columns-repeated="1007"/>
        </table:table-row>
        <table:table-row table:style-name="ro2">
          <table:table-cell table:style-name="ce2" table:formula="of:=[.B143]&amp;[.D143]&amp;[.H143]" office:value-type="string" office:string-value="9101754" calcext:value-type="string">
            <text:p>91017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754" calcext:value-type="float">
            <text:p>1754</text:p>
          </table:table-cell>
          <table:table-cell table:style-name="ce2" office:value-type="float" office:value="901000011754" calcext:value-type="float">
            <text:p>901000011754</text:p>
          </table:table-cell>
          <table:table-cell table:style-name="ce3" office:value-type="float" office:value="2888" calcext:value-type="float">
            <text:p>2,888</text:p>
          </table:table-cell>
          <table:table-cell table:style-name="ce7" table:formula="of:=[.J143]/[.$J$201]" office:value-type="percentage" office:value="0.00397432651128995" calcext:value-type="percentage">
            <text:p>0.40%</text:p>
          </table:table-cell>
          <table:table-cell table:style-name="ce11" table:formula="of:=IFERROR(VLOOKUP([.$A143];[$'0-2 AÑOS'.$A$1:.$M$1048576];10;0);0)" office:value-type="float" office:value="0" calcext:value-type="float">
            <text:p>0</text:p>
          </table:table-cell>
          <table:table-cell table:style-name="ce11" table:formula="of:=IF([.L143]=0;1;0)" office:value-type="float" office:value="1" calcext:value-type="float">
            <text:p>1</text:p>
          </table:table-cell>
          <table:table-cell table:style-name="ce8" table:formula="of:=IFERROR(VLOOKUP([.$A143];[$'main comparable'.$A$2:.$P$86];16;0);0)" office:value-type="percentage" office:value="0" calcext:value-type="percentage">
            <text:p>0.00%</text:p>
          </table:table-cell>
          <table:table-cell table:style-name="ce8" table:formula="of:=IF([.M143]=0;[.N143];[.K143])" office:value-type="percentage" office:value="0.00397432651128995" calcext:value-type="percentage">
            <text:p>0.40%</text:p>
          </table:table-cell>
          <table:table-cell table:style-name="ce15" table:formula="of:=[.O143]/[.$O$201]" office:value-type="percentage" office:value="0.00397453995143207" calcext:value-type="percentage">
            <text:p>0.397%</text:p>
          </table:table-cell>
          <table:table-cell table:style-name="ce17" table:formula="of:=[.P143]*[.$Q$201]" office:value-type="float" office:value="24.5388096601416" calcext:value-type="float">
            <text:p>25</text:p>
          </table:table-cell>
          <table:table-cell table:number-columns-repeated="1007"/>
        </table:table-row>
        <table:table-row table:style-name="ro2">
          <table:table-cell table:style-name="ce2" table:formula="of:=[.B144]&amp;[.D144]&amp;[.H144]" office:value-type="string" office:string-value="9101769" calcext:value-type="string">
            <text:p>910176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769" calcext:value-type="float">
            <text:p>1769</text:p>
          </table:table-cell>
          <table:table-cell table:style-name="ce2" office:value-type="float" office:value="901000011769" calcext:value-type="float">
            <text:p>901000011769</text:p>
          </table:table-cell>
          <table:table-cell table:style-name="ce3" office:value-type="float" office:value="7285" calcext:value-type="float">
            <text:p>7,285</text:p>
          </table:table-cell>
          <table:table-cell table:style-name="ce7" table:formula="of:=[.J144]/[.$J$201]" office:value-type="percentage" office:value="0.0100252661477657" calcext:value-type="percentage">
            <text:p>1.00%</text:p>
          </table:table-cell>
          <table:table-cell table:style-name="ce11" table:formula="of:=IFERROR(VLOOKUP([.$A144];[$'0-2 AÑOS'.$A$1:.$M$1048576];10;0);0)" office:value-type="float" office:value="0" calcext:value-type="float">
            <text:p>0</text:p>
          </table:table-cell>
          <table:table-cell table:style-name="ce11" table:formula="of:=IF([.L144]=0;1;0)" office:value-type="float" office:value="1" calcext:value-type="float">
            <text:p>1</text:p>
          </table:table-cell>
          <table:table-cell table:style-name="ce8" table:formula="of:=IFERROR(VLOOKUP([.$A144];[$'main comparable'.$A$2:.$P$86];16;0);0)" office:value-type="percentage" office:value="0" calcext:value-type="percentage">
            <text:p>0.00%</text:p>
          </table:table-cell>
          <table:table-cell table:style-name="ce8" table:formula="of:=IF([.M144]=0;[.N144];[.K144])" office:value-type="percentage" office:value="0.0100252661477657" calcext:value-type="percentage">
            <text:p>1.00%</text:p>
          </table:table-cell>
          <table:table-cell table:style-name="ce15" table:formula="of:=[.O144]/[.$O$201]" office:value-type="percentage" office:value="0.0100258045520023" calcext:value-type="percentage">
            <text:p>1.003%</text:p>
          </table:table-cell>
          <table:table-cell table:style-name="ce17" table:formula="of:=[.P144]*[.$Q$201]" office:value-type="float" office:value="61.8993173040622" calcext:value-type="float">
            <text:p>62</text:p>
          </table:table-cell>
          <table:table-cell table:number-columns-repeated="1007"/>
        </table:table-row>
        <table:table-row table:style-name="ro2">
          <table:table-cell table:style-name="ce2" table:formula="of:=[.B145]&amp;[.D145]&amp;[.H145]" office:value-type="string" office:string-value="9101773" calcext:value-type="string">
            <text:p>91017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773" calcext:value-type="float">
            <text:p>1773</text:p>
          </table:table-cell>
          <table:table-cell table:style-name="ce2" office:value-type="float" office:value="901000011773" calcext:value-type="float">
            <text:p>901000011773</text:p>
          </table:table-cell>
          <table:table-cell table:style-name="ce3" office:value-type="float" office:value="4657" calcext:value-type="float">
            <text:p>4,657</text:p>
          </table:table-cell>
          <table:table-cell table:style-name="ce7" table:formula="of:=[.J145]/[.$J$201]" office:value-type="percentage" office:value="0.00640873911463895" calcext:value-type="percentage">
            <text:p>0.64%</text:p>
          </table:table-cell>
          <table:table-cell table:style-name="ce11" table:formula="of:=IFERROR(VLOOKUP([.$A145];[$'0-2 AÑOS'.$A$1:.$M$1048576];10;0);0)" office:value-type="float" office:value="0" calcext:value-type="float">
            <text:p>0</text:p>
          </table:table-cell>
          <table:table-cell table:style-name="ce11" table:formula="of:=IF([.L145]=0;1;0)" office:value-type="float" office:value="1" calcext:value-type="float">
            <text:p>1</text:p>
          </table:table-cell>
          <table:table-cell table:style-name="ce8" table:formula="of:=IFERROR(VLOOKUP([.$A145];[$'main comparable'.$A$2:.$P$86];16;0);0)" office:value-type="percentage" office:value="0" calcext:value-type="percentage">
            <text:p>0.00%</text:p>
          </table:table-cell>
          <table:table-cell table:style-name="ce8" table:formula="of:=IF([.M145]=0;[.N145];[.K145])" office:value-type="percentage" office:value="0.00640873911463895" calcext:value-type="percentage">
            <text:p>0.64%</text:p>
          </table:table-cell>
          <table:table-cell table:style-name="ce15" table:formula="of:=[.O145]/[.$O$201]" office:value-type="percentage" office:value="0.00640908329425871" calcext:value-type="percentage">
            <text:p>0.641%</text:p>
          </table:table-cell>
          <table:table-cell table:style-name="ce17" table:formula="of:=[.P145]*[.$Q$201]" office:value-type="float" office:value="39.5696802587533" calcext:value-type="float">
            <text:p>40</text:p>
          </table:table-cell>
          <table:table-cell table:number-columns-repeated="1007"/>
        </table:table-row>
        <table:table-row table:style-name="ro2">
          <table:table-cell table:style-name="ce2" table:formula="of:=[.B146]&amp;[.D146]&amp;[.H146]" office:value-type="string" office:string-value="9101788" calcext:value-type="string">
            <text:p>91017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788" calcext:value-type="float">
            <text:p>1788</text:p>
          </table:table-cell>
          <table:table-cell table:style-name="ce2" office:value-type="float" office:value="901000011788" calcext:value-type="float">
            <text:p>901000011788</text:p>
          </table:table-cell>
          <table:table-cell table:style-name="ce3" office:value-type="float" office:value="4201" calcext:value-type="float">
            <text:p>4,201</text:p>
          </table:table-cell>
          <table:table-cell table:style-name="ce7" table:formula="of:=[.J146]/[.$J$201]" office:value-type="percentage" office:value="0.00578121387601422" calcext:value-type="percentage">
            <text:p>0.58%</text:p>
          </table:table-cell>
          <table:table-cell table:style-name="ce11" table:formula="of:=IFERROR(VLOOKUP([.$A146];[$'0-2 AÑOS'.$A$1:.$M$1048576];10;0);0)" office:value-type="float" office:value="0" calcext:value-type="float">
            <text:p>0</text:p>
          </table:table-cell>
          <table:table-cell table:style-name="ce11" table:formula="of:=IF([.L146]=0;1;0)" office:value-type="float" office:value="1" calcext:value-type="float">
            <text:p>1</text:p>
          </table:table-cell>
          <table:table-cell table:style-name="ce8" table:formula="of:=IFERROR(VLOOKUP([.$A146];[$'main comparable'.$A$2:.$P$86];16;0);0)" office:value-type="percentage" office:value="0" calcext:value-type="percentage">
            <text:p>0.00%</text:p>
          </table:table-cell>
          <table:table-cell table:style-name="ce8" table:formula="of:=IF([.M146]=0;[.N146];[.K146])" office:value-type="percentage" office:value="0.00578121387601422" calcext:value-type="percentage">
            <text:p>0.58%</text:p>
          </table:table-cell>
          <table:table-cell table:style-name="ce15" table:formula="of:=[.O146]/[.$O$201]" office:value-type="percentage" office:value="0.00578152435455891" calcext:value-type="percentage">
            <text:p>0.578%</text:p>
          </table:table-cell>
          <table:table-cell table:style-name="ce17" table:formula="of:=[.P146]*[.$Q$201]" office:value-type="float" office:value="35.6951313650467" calcext:value-type="float">
            <text:p>36</text:p>
          </table:table-cell>
          <table:table-cell table:number-columns-repeated="1007"/>
        </table:table-row>
        <table:table-row table:style-name="ro2">
          <table:table-cell table:style-name="ce2" table:formula="of:=[.B147]&amp;[.D147]&amp;[.H147]" office:value-type="string" office:string-value="9101792" calcext:value-type="string">
            <text:p>910179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792" calcext:value-type="float">
            <text:p>1792</text:p>
          </table:table-cell>
          <table:table-cell table:style-name="ce2" office:value-type="float" office:value="901000011792" calcext:value-type="float">
            <text:p>901000011792</text:p>
          </table:table-cell>
          <table:table-cell table:style-name="ce3" office:value-type="float" office:value="2952" calcext:value-type="float">
            <text:p>2,952</text:p>
          </table:table-cell>
          <table:table-cell table:style-name="ce7" table:formula="of:=[.J147]/[.$J$201]" office:value-type="percentage" office:value="0.00406240022899167" calcext:value-type="percentage">
            <text:p>0.41%</text:p>
          </table:table-cell>
          <table:table-cell table:style-name="ce11" table:formula="of:=IFERROR(VLOOKUP([.$A147];[$'0-2 AÑOS'.$A$1:.$M$1048576];10;0);0)" office:value-type="float" office:value="0" calcext:value-type="float">
            <text:p>0</text:p>
          </table:table-cell>
          <table:table-cell table:style-name="ce11" table:formula="of:=IF([.L147]=0;1;0)" office:value-type="float" office:value="1" calcext:value-type="float">
            <text:p>1</text:p>
          </table:table-cell>
          <table:table-cell table:style-name="ce8" table:formula="of:=IFERROR(VLOOKUP([.$A147];[$'main comparable'.$A$2:.$P$86];16;0);0)" office:value-type="percentage" office:value="0" calcext:value-type="percentage">
            <text:p>0.00%</text:p>
          </table:table-cell>
          <table:table-cell table:style-name="ce8" table:formula="of:=IF([.M147]=0;[.N147];[.K147])" office:value-type="percentage" office:value="0.00406240022899167" calcext:value-type="percentage">
            <text:p>0.41%</text:p>
          </table:table-cell>
          <table:table-cell table:style-name="ce15" table:formula="of:=[.O147]/[.$O$201]" office:value-type="percentage" office:value="0.00406261839910923" calcext:value-type="percentage">
            <text:p>0.406%</text:p>
          </table:table-cell>
          <table:table-cell table:style-name="ce17" table:formula="of:=[.P147]*[.$Q$201]" office:value-type="float" office:value="25.0826059961004" calcext:value-type="float">
            <text:p>25</text:p>
          </table:table-cell>
          <table:table-cell table:number-columns-repeated="1007"/>
        </table:table-row>
        <table:table-row table:style-name="ro2">
          <table:table-cell table:style-name="ce2" table:formula="of:=[.B148]&amp;[.D148]&amp;[.H148]" office:value-type="string" office:string-value="9101805" calcext:value-type="string">
            <text:p>910180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805" calcext:value-type="float">
            <text:p>1805</text:p>
          </table:table-cell>
          <table:table-cell table:style-name="ce2" office:value-type="float" office:value="901000011805" calcext:value-type="float">
            <text:p>901000011805</text:p>
          </table:table-cell>
          <table:table-cell table:style-name="ce3" office:value-type="float" office:value="3887" calcext:value-type="float">
            <text:p>3,887</text:p>
          </table:table-cell>
          <table:table-cell table:style-name="ce7" table:formula="of:=[.J148]/[.$J$201]" office:value-type="percentage" office:value="0.00534910219854018" calcext:value-type="percentage">
            <text:p>0.53%</text:p>
          </table:table-cell>
          <table:table-cell table:style-name="ce11" table:formula="of:=IFERROR(VLOOKUP([.$A148];[$'0-2 AÑOS'.$A$1:.$M$1048576];10;0);0)" office:value-type="float" office:value="0" calcext:value-type="float">
            <text:p>0</text:p>
          </table:table-cell>
          <table:table-cell table:style-name="ce11" table:formula="of:=IF([.L148]=0;1;0)" office:value-type="float" office:value="1" calcext:value-type="float">
            <text:p>1</text:p>
          </table:table-cell>
          <table:table-cell table:style-name="ce8" table:formula="of:=IFERROR(VLOOKUP([.$A148];[$'main comparable'.$A$2:.$P$86];16;0);0)" office:value-type="percentage" office:value="0" calcext:value-type="percentage">
            <text:p>0.00%</text:p>
          </table:table-cell>
          <table:table-cell table:style-name="ce8" table:formula="of:=IF([.M148]=0;[.N148];[.K148])" office:value-type="percentage" office:value="0.00534910219854018" calcext:value-type="percentage">
            <text:p>0.53%</text:p>
          </table:table-cell>
          <table:table-cell table:style-name="ce15" table:formula="of:=[.O148]/[.$O$201]" office:value-type="percentage" office:value="0.00534938947064282" calcext:value-type="percentage">
            <text:p>0.535%</text:p>
          </table:table-cell>
          <table:table-cell table:style-name="ce17" table:formula="of:=[.P148]*[.$Q$201]" office:value-type="float" office:value="33.0271305917487" calcext:value-type="float">
            <text:p>33</text:p>
          </table:table-cell>
          <table:table-cell table:number-columns-repeated="1007"/>
        </table:table-row>
        <table:table-row table:style-name="ro2">
          <table:table-cell table:style-name="ce2" table:formula="of:=[.B149]&amp;[.D149]&amp;[.H149]" office:value-type="string" office:string-value="910181A" calcext:value-type="string">
            <text:p>910181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181A</text:p>
          </table:table-cell>
          <table:table-cell table:style-name="ce2" office:value-type="string" calcext:value-type="string">
            <text:p>090100001181A</text:p>
          </table:table-cell>
          <table:table-cell table:style-name="ce3" office:value-type="float" office:value="5583" calcext:value-type="float">
            <text:p>5,583</text:p>
          </table:table-cell>
          <table:table-cell table:style-name="ce7" table:formula="of:=[.J149]/[.$J$201]" office:value-type="percentage" office:value="0.00768305571763566" calcext:value-type="percentage">
            <text:p>0.77%</text:p>
          </table:table-cell>
          <table:table-cell table:style-name="ce11" table:formula="of:=IFERROR(VLOOKUP([.$A149];[$'0-2 AÑOS'.$A$1:.$M$1048576];10;0);0)" office:value-type="float" office:value="0" calcext:value-type="float">
            <text:p>0</text:p>
          </table:table-cell>
          <table:table-cell table:style-name="ce11" table:formula="of:=IF([.L149]=0;1;0)" office:value-type="float" office:value="1" calcext:value-type="float">
            <text:p>1</text:p>
          </table:table-cell>
          <table:table-cell table:style-name="ce8" table:formula="of:=IFERROR(VLOOKUP([.$A149];[$'main comparable'.$A$2:.$P$86];16;0);0)" office:value-type="percentage" office:value="0" calcext:value-type="percentage">
            <text:p>0.00%</text:p>
          </table:table-cell>
          <table:table-cell table:style-name="ce8" table:formula="of:=IF([.M149]=0;[.N149];[.K149])" office:value-type="percentage" office:value="0.00768305571763566" calcext:value-type="percentage">
            <text:p>0.77%</text:p>
          </table:table-cell>
          <table:table-cell table:style-name="ce15" table:formula="of:=[.O149]/[.$O$201]" office:value-type="percentage" office:value="0.00768346833408769" calcext:value-type="percentage">
            <text:p>0.768%</text:p>
          </table:table-cell>
          <table:table-cell table:style-name="ce17" table:formula="of:=[.P149]*[.$Q$201]" office:value-type="float" office:value="47.4377334946574" calcext:value-type="float">
            <text:p>47</text:p>
          </table:table-cell>
          <table:table-cell table:number-columns-repeated="1007"/>
        </table:table-row>
        <table:table-row table:style-name="ro2">
          <table:table-cell table:style-name="ce2" table:formula="of:=[.B150]&amp;[.D150]&amp;[.H150]" office:value-type="string" office:string-value="9101824" calcext:value-type="string">
            <text:p>91018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824" calcext:value-type="float">
            <text:p>1824</text:p>
          </table:table-cell>
          <table:table-cell table:style-name="ce2" office:value-type="float" office:value="901000011824" calcext:value-type="float">
            <text:p>901000011824</text:p>
          </table:table-cell>
          <table:table-cell table:style-name="ce3" office:value-type="float" office:value="5001" calcext:value-type="float">
            <text:p>5,001</text:p>
          </table:table-cell>
          <table:table-cell table:style-name="ce7" table:formula="of:=[.J150]/[.$J$201]" office:value-type="percentage" office:value="0.00688213534728568" calcext:value-type="percentage">
            <text:p>0.69%</text:p>
          </table:table-cell>
          <table:table-cell table:style-name="ce11" table:formula="of:=IFERROR(VLOOKUP([.$A150];[$'0-2 AÑOS'.$A$1:.$M$1048576];10;0);0)" office:value-type="float" office:value="0" calcext:value-type="float">
            <text:p>0</text:p>
          </table:table-cell>
          <table:table-cell table:style-name="ce11" table:formula="of:=IF([.L150]=0;1;0)" office:value-type="float" office:value="1" calcext:value-type="float">
            <text:p>1</text:p>
          </table:table-cell>
          <table:table-cell table:style-name="ce8" table:formula="of:=IFERROR(VLOOKUP([.$A150];[$'main comparable'.$A$2:.$P$86];16;0);0)" office:value-type="percentage" office:value="0" calcext:value-type="percentage">
            <text:p>0.00%</text:p>
          </table:table-cell>
          <table:table-cell table:style-name="ce8" table:formula="of:=IF([.M150]=0;[.N150];[.K150])" office:value-type="percentage" office:value="0.00688213534728568" calcext:value-type="percentage">
            <text:p>0.69%</text:p>
          </table:table-cell>
          <table:table-cell table:style-name="ce15" table:formula="of:=[.O150]/[.$O$201]" office:value-type="percentage" office:value="0.00688250495052347" calcext:value-type="percentage">
            <text:p>0.688%</text:p>
          </table:table-cell>
          <table:table-cell table:style-name="ce17" table:formula="of:=[.P150]*[.$Q$201]" office:value-type="float" office:value="42.4925855645319" calcext:value-type="float">
            <text:p>42</text:p>
          </table:table-cell>
          <table:table-cell table:number-columns-repeated="1007"/>
        </table:table-row>
        <table:table-row table:style-name="ro2">
          <table:table-cell table:style-name="ce2" table:formula="of:=[.B151]&amp;[.D151]&amp;[.H151]" office:value-type="string" office:string-value="9101839" calcext:value-type="string">
            <text:p>91018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839" calcext:value-type="float">
            <text:p>1839</text:p>
          </table:table-cell>
          <table:table-cell table:style-name="ce2" office:value-type="float" office:value="901000011839" calcext:value-type="float">
            <text:p>901000011839</text:p>
          </table:table-cell>
          <table:table-cell table:style-name="ce3" office:value-type="float" office:value="5213" calcext:value-type="float">
            <text:p>5,213</text:p>
          </table:table-cell>
          <table:table-cell table:style-name="ce7" table:formula="of:=[.J151]/[.$J$201]" office:value-type="percentage" office:value="0.00717387953717261" calcext:value-type="percentage">
            <text:p>0.72%</text:p>
          </table:table-cell>
          <table:table-cell table:style-name="ce11" table:formula="of:=IFERROR(VLOOKUP([.$A151];[$'0-2 AÑOS'.$A$1:.$M$1048576];10;0);0)" office:value-type="float" office:value="0" calcext:value-type="float">
            <text:p>0</text:p>
          </table:table-cell>
          <table:table-cell table:style-name="ce11" table:formula="of:=IF([.L151]=0;1;0)" office:value-type="float" office:value="1" calcext:value-type="float">
            <text:p>1</text:p>
          </table:table-cell>
          <table:table-cell table:style-name="ce8" table:formula="of:=IFERROR(VLOOKUP([.$A151];[$'main comparable'.$A$2:.$P$86];16;0);0)" office:value-type="percentage" office:value="0" calcext:value-type="percentage">
            <text:p>0.00%</text:p>
          </table:table-cell>
          <table:table-cell table:style-name="ce8" table:formula="of:=IF([.M151]=0;[.N151];[.K151])" office:value-type="percentage" office:value="0.00717387953717261" calcext:value-type="percentage">
            <text:p>0.72%</text:p>
          </table:table-cell>
          <table:table-cell table:style-name="ce15" table:formula="of:=[.O151]/[.$O$201]" office:value-type="percentage" office:value="0.00717426480845408" calcext:value-type="percentage">
            <text:p>0.717%</text:p>
          </table:table-cell>
          <table:table-cell table:style-name="ce17" table:formula="of:=[.P151]*[.$Q$201]" office:value-type="float" office:value="44.2939109273955" calcext:value-type="float">
            <text:p>44</text:p>
          </table:table-cell>
          <table:table-cell table:number-columns-repeated="1007"/>
        </table:table-row>
        <table:table-row table:style-name="ro2">
          <table:table-cell table:style-name="ce2" table:formula="of:=[.B152]&amp;[.D152]&amp;[.H152]" office:value-type="string" office:string-value="9101843" calcext:value-type="string">
            <text:p>910184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843" calcext:value-type="float">
            <text:p>1843</text:p>
          </table:table-cell>
          <table:table-cell table:style-name="ce2" office:value-type="float" office:value="901000011843" calcext:value-type="float">
            <text:p>901000011843</text:p>
          </table:table-cell>
          <table:table-cell table:style-name="ce3" office:value-type="float" office:value="7999" calcext:value-type="float">
            <text:p>7,999</text:p>
          </table:table-cell>
          <table:table-cell table:style-name="ce7" table:formula="of:=[.J152]/[.$J$201]" office:value-type="percentage" office:value="0.0110078385608755" calcext:value-type="percentage">
            <text:p>1.10%</text:p>
          </table:table-cell>
          <table:table-cell table:style-name="ce11" table:formula="of:=IFERROR(VLOOKUP([.$A152];[$'0-2 AÑOS'.$A$1:.$M$1048576];10;0);0)" office:value-type="float" office:value="0" calcext:value-type="float">
            <text:p>0</text:p>
          </table:table-cell>
          <table:table-cell table:style-name="ce11" table:formula="of:=IF([.L152]=0;1;0)" office:value-type="float" office:value="1" calcext:value-type="float">
            <text:p>1</text:p>
          </table:table-cell>
          <table:table-cell table:style-name="ce8" table:formula="of:=IFERROR(VLOOKUP([.$A152];[$'main comparable'.$A$2:.$P$86];16;0);0)" office:value-type="percentage" office:value="0" calcext:value-type="percentage">
            <text:p>0.00%</text:p>
          </table:table-cell>
          <table:table-cell table:style-name="ce8" table:formula="of:=IF([.M152]=0;[.N152];[.K152])" office:value-type="percentage" office:value="0.0110078385608755" calcext:value-type="percentage">
            <text:p>1.10%</text:p>
          </table:table-cell>
          <table:table-cell table:style-name="ce15" table:formula="of:=[.O152]/[.$O$201]" office:value-type="percentage" office:value="0.0110084297339007" calcext:value-type="percentage">
            <text:p>1.101%</text:p>
          </table:table-cell>
          <table:table-cell table:style-name="ce17" table:formula="of:=[.P152]*[.$Q$201]" office:value-type="float" office:value="67.9660451771027" calcext:value-type="float">
            <text:p>68</text:p>
          </table:table-cell>
          <table:table-cell table:number-columns-repeated="1007"/>
        </table:table-row>
        <table:table-row table:style-name="ro2">
          <table:table-cell table:style-name="ce2" table:formula="of:=[.B153]&amp;[.D153]&amp;[.H153]" office:value-type="string" office:string-value="9101858" calcext:value-type="string">
            <text:p>910185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858" calcext:value-type="float">
            <text:p>1858</text:p>
          </table:table-cell>
          <table:table-cell table:style-name="ce2" office:value-type="float" office:value="901000011858" calcext:value-type="float">
            <text:p>901000011858</text:p>
          </table:table-cell>
          <table:table-cell table:style-name="ce3" office:value-type="float" office:value="10926" calcext:value-type="float">
            <text:p>10,926</text:p>
          </table:table-cell>
          <table:table-cell table:style-name="ce7" table:formula="of:=[.J153]/[.$J$201]" office:value-type="percentage" office:value="0.0150358349938899" calcext:value-type="percentage">
            <text:p>1.50%</text:p>
          </table:table-cell>
          <table:table-cell table:style-name="ce11" table:formula="of:=IFERROR(VLOOKUP([.$A153];[$'0-2 AÑOS'.$A$1:.$M$1048576];10;0);0)" office:value-type="float" office:value="0" calcext:value-type="float">
            <text:p>0</text:p>
          </table:table-cell>
          <table:table-cell table:style-name="ce11" table:formula="of:=IF([.L153]=0;1;0)" office:value-type="float" office:value="1" calcext:value-type="float">
            <text:p>1</text:p>
          </table:table-cell>
          <table:table-cell table:style-name="ce8" table:formula="of:=IFERROR(VLOOKUP([.$A153];[$'main comparable'.$A$2:.$P$86];16;0);0)" office:value-type="percentage" office:value="0" calcext:value-type="percentage">
            <text:p>0.00%</text:p>
          </table:table-cell>
          <table:table-cell table:style-name="ce8" table:formula="of:=IF([.M153]=0;[.N153];[.K153])" office:value-type="percentage" office:value="0.0150358349938899" calcext:value-type="percentage">
            <text:p>1.50%</text:p>
          </table:table-cell>
          <table:table-cell table:style-name="ce15" table:formula="of:=[.O153]/[.$O$201]" office:value-type="percentage" office:value="0.015036642489386" calcext:value-type="percentage">
            <text:p>1.504%</text:p>
          </table:table-cell>
          <table:table-cell table:style-name="ce17" table:formula="of:=[.P153]*[.$Q$201]" office:value-type="float" office:value="92.8362307294692" calcext:value-type="float">
            <text:p>93</text:p>
          </table:table-cell>
          <table:table-cell table:number-columns-repeated="1007"/>
        </table:table-row>
        <table:table-row table:style-name="ro2">
          <table:table-cell table:style-name="ce2" table:formula="of:=[.B154]&amp;[.D154]&amp;[.H154]" office:value-type="string" office:string-value="9101881" calcext:value-type="string">
            <text:p>910188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901000011881" calcext:value-type="float">
            <text:p>901000011881</text:p>
          </table:table-cell>
          <table:table-cell table:style-name="ce3" office:value-type="float" office:value="3364" calcext:value-type="float">
            <text:p>3,364</text:p>
          </table:table-cell>
          <table:table-cell table:style-name="ce7" table:formula="of:=[.J154]/[.$J$201]" office:value-type="percentage" office:value="0.00462937478669647" calcext:value-type="percentage">
            <text:p>0.46%</text:p>
          </table:table-cell>
          <table:table-cell table:style-name="ce11" table:formula="of:=IFERROR(VLOOKUP([.$A154];[$'0-2 AÑOS'.$A$1:.$M$1048576];10;0);0)" office:value-type="float" office:value="0" calcext:value-type="float">
            <text:p>0</text:p>
          </table:table-cell>
          <table:table-cell table:style-name="ce11" table:formula="of:=IF([.L154]=0;1;0)" office:value-type="float" office:value="1" calcext:value-type="float">
            <text:p>1</text:p>
          </table:table-cell>
          <table:table-cell table:style-name="ce8" table:formula="of:=IFERROR(VLOOKUP([.$A154];[$'main comparable'.$A$2:.$P$86];16;0);0)" office:value-type="percentage" office:value="0" calcext:value-type="percentage">
            <text:p>0.00%</text:p>
          </table:table-cell>
          <table:table-cell table:style-name="ce8" table:formula="of:=IF([.M154]=0;[.N154];[.K154])" office:value-type="percentage" office:value="0.00462937478669647" calcext:value-type="percentage">
            <text:p>0.46%</text:p>
          </table:table-cell>
          <table:table-cell table:style-name="ce15" table:formula="of:=[.O154]/[.$O$201]" office:value-type="percentage" office:value="0.00462962340603098" calcext:value-type="percentage">
            <text:p>0.463%</text:p>
          </table:table-cell>
          <table:table-cell table:style-name="ce17" table:formula="of:=[.P154]*[.$Q$201]" office:value-type="float" office:value="28.5832949088353" calcext:value-type="float">
            <text:p>29</text:p>
          </table:table-cell>
          <table:table-cell table:number-columns-repeated="1007"/>
        </table:table-row>
        <table:table-row table:style-name="ro2">
          <table:table-cell table:style-name="ce2" table:formula="of:=[.B155]&amp;[.D155]&amp;[.H155]" office:value-type="string" office:string-value="9101913" calcext:value-type="string">
            <text:p>91019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901000011913" calcext:value-type="float">
            <text:p>901000011913</text:p>
          </table:table-cell>
          <table:table-cell table:style-name="ce3" office:value-type="float" office:value="3857" calcext:value-type="float">
            <text:p>3,857</text:p>
          </table:table-cell>
          <table:table-cell table:style-name="ce7" table:formula="of:=[.J155]/[.$J$201]" office:value-type="percentage" office:value="0.0053078176433675" calcext:value-type="percentage">
            <text:p>0.53%</text:p>
          </table:table-cell>
          <table:table-cell table:style-name="ce11" table:formula="of:=IFERROR(VLOOKUP([.$A155];[$'0-2 AÑOS'.$A$1:.$M$1048576];10;0);0)" office:value-type="float" office:value="0" calcext:value-type="float">
            <text:p>0</text:p>
          </table:table-cell>
          <table:table-cell table:style-name="ce11" table:formula="of:=IF([.L155]=0;1;0)" office:value-type="float" office:value="1" calcext:value-type="float">
            <text:p>1</text:p>
          </table:table-cell>
          <table:table-cell table:style-name="ce8" table:formula="of:=IFERROR(VLOOKUP([.$A155];[$'main comparable'.$A$2:.$P$86];16;0);0)" office:value-type="percentage" office:value="0" calcext:value-type="percentage">
            <text:p>0.00%</text:p>
          </table:table-cell>
          <table:table-cell table:style-name="ce8" table:formula="of:=IF([.M155]=0;[.N155];[.K155])" office:value-type="percentage" office:value="0.0053078176433675" calcext:value-type="percentage">
            <text:p>0.53%</text:p>
          </table:table-cell>
          <table:table-cell table:style-name="ce15" table:formula="of:=[.O155]/[.$O$201]" office:value-type="percentage" office:value="0.00530810269829414" calcext:value-type="percentage">
            <text:p>0.531%</text:p>
          </table:table-cell>
          <table:table-cell table:style-name="ce17" table:formula="of:=[.P155]*[.$Q$201]" office:value-type="float" office:value="32.772226059268" calcext:value-type="float">
            <text:p>33</text:p>
          </table:table-cell>
          <table:table-cell table:number-columns-repeated="1007"/>
        </table:table-row>
        <table:table-row table:style-name="ro2">
          <table:table-cell table:style-name="ce2" table:formula="of:=[.B156]&amp;[.D156]&amp;[.H156]" office:value-type="string" office:string-value="9101928" calcext:value-type="string">
            <text:p>91019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901000011928" calcext:value-type="float">
            <text:p>901000011928</text:p>
          </table:table-cell>
          <table:table-cell table:style-name="ce3" office:value-type="float" office:value="2324" calcext:value-type="float">
            <text:p>2,324</text:p>
          </table:table-cell>
          <table:table-cell table:style-name="ce7" table:formula="of:=[.J156]/[.$J$201]" office:value-type="percentage" office:value="0.00319817687404357" calcext:value-type="percentage">
            <text:p>0.32%</text:p>
          </table:table-cell>
          <table:table-cell table:style-name="ce11" table:formula="of:=IFERROR(VLOOKUP([.$A156];[$'0-2 AÑOS'.$A$1:.$M$1048576];10;0);0)" office:value-type="float" office:value="0" calcext:value-type="float">
            <text:p>0</text:p>
          </table:table-cell>
          <table:table-cell table:style-name="ce11" table:formula="of:=IF([.L156]=0;1;0)" office:value-type="float" office:value="1" calcext:value-type="float">
            <text:p>1</text:p>
          </table:table-cell>
          <table:table-cell table:style-name="ce8" table:formula="of:=IFERROR(VLOOKUP([.$A156];[$'main comparable'.$A$2:.$P$86];16;0);0)" office:value-type="percentage" office:value="0" calcext:value-type="percentage">
            <text:p>0.00%</text:p>
          </table:table-cell>
          <table:table-cell table:style-name="ce8" table:formula="of:=IF([.M156]=0;[.N156];[.K156])" office:value-type="percentage" office:value="0.00319817687404357" calcext:value-type="percentage">
            <text:p>0.32%</text:p>
          </table:table-cell>
          <table:table-cell table:style-name="ce15" table:formula="of:=[.O156]/[.$O$201]" office:value-type="percentage" office:value="0.00319834863127705" calcext:value-type="percentage">
            <text:p>0.320%</text:p>
          </table:table-cell>
          <table:table-cell table:style-name="ce17" table:formula="of:=[.P156]*[.$Q$201]" office:value-type="float" office:value="19.7466044495045" calcext:value-type="float">
            <text:p>20</text:p>
          </table:table-cell>
          <table:table-cell table:number-columns-repeated="1007"/>
        </table:table-row>
        <table:table-row table:style-name="ro2">
          <table:table-cell table:style-name="ce2" table:formula="of:=[.B157]&amp;[.D157]&amp;[.H157]" office:value-type="string" office:string-value="9101932" calcext:value-type="string">
            <text:p>910193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901000011932" calcext:value-type="float">
            <text:p>901000011932</text:p>
          </table:table-cell>
          <table:table-cell table:style-name="ce3" office:value-type="float" office:value="2541" calcext:value-type="float">
            <text:p>2,541</text:p>
          </table:table-cell>
          <table:table-cell table:style-name="ce7" table:formula="of:=[.J157]/[.$J$201]" office:value-type="percentage" office:value="0.00349680182312596" calcext:value-type="percentage">
            <text:p>0.35%</text:p>
          </table:table-cell>
          <table:table-cell table:style-name="ce11" table:formula="of:=IFERROR(VLOOKUP([.$A157];[$'0-2 AÑOS'.$A$1:.$M$1048576];10;0);0)" office:value-type="float" office:value="0" calcext:value-type="float">
            <text:p>0</text:p>
          </table:table-cell>
          <table:table-cell table:style-name="ce11" table:formula="of:=IF([.L157]=0;1;0)" office:value-type="float" office:value="1" calcext:value-type="float">
            <text:p>1</text:p>
          </table:table-cell>
          <table:table-cell table:style-name="ce8" table:formula="of:=IFERROR(VLOOKUP([.$A157];[$'main comparable'.$A$2:.$P$86];16;0);0)" office:value-type="percentage" office:value="0" calcext:value-type="percentage">
            <text:p>0.00%</text:p>
          </table:table-cell>
          <table:table-cell table:style-name="ce8" table:formula="of:=IF([.M157]=0;[.N157];[.K157])" office:value-type="percentage" office:value="0.00349680182312596" calcext:value-type="percentage">
            <text:p>0.35%</text:p>
          </table:table-cell>
          <table:table-cell table:style-name="ce15" table:formula="of:=[.O157]/[.$O$201]" office:value-type="percentage" office:value="0.00349698961793244" calcext:value-type="percentage">
            <text:p>0.350%</text:p>
          </table:table-cell>
          <table:table-cell table:style-name="ce17" table:formula="of:=[.P157]*[.$Q$201]" office:value-type="float" office:value="21.5904139011149" calcext:value-type="float">
            <text:p>22</text:p>
          </table:table-cell>
          <table:table-cell table:number-columns-repeated="1007"/>
        </table:table-row>
        <table:table-row table:style-name="ro2">
          <table:table-cell table:style-name="ce2" table:formula="of:=[.B158]&amp;[.D158]&amp;[.H158]" office:value-type="string" office:string-value="9101947" calcext:value-type="string">
            <text:p>910194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901000011947" calcext:value-type="float">
            <text:p>901000011947</text:p>
          </table:table-cell>
          <table:table-cell table:style-name="ce3" office:value-type="float" office:value="4512" calcext:value-type="float">
            <text:p>4,512</text:p>
          </table:table-cell>
          <table:table-cell table:style-name="ce7" table:formula="of:=[.J158]/[.$J$201]" office:value-type="percentage" office:value="0.006209197097971" calcext:value-type="percentage">
            <text:p>0.62%</text:p>
          </table:table-cell>
          <table:table-cell table:style-name="ce11" table:formula="of:=IFERROR(VLOOKUP([.$A158];[$'0-2 AÑOS'.$A$1:.$M$1048576];10;0);0)" office:value-type="float" office:value="0" calcext:value-type="float">
            <text:p>0</text:p>
          </table:table-cell>
          <table:table-cell table:style-name="ce11" table:formula="of:=IF([.L158]=0;1;0)" office:value-type="float" office:value="1" calcext:value-type="float">
            <text:p>1</text:p>
          </table:table-cell>
          <table:table-cell table:style-name="ce8" table:formula="of:=IFERROR(VLOOKUP([.$A158];[$'main comparable'.$A$2:.$P$86];16;0);0)" office:value-type="percentage" office:value="0" calcext:value-type="percentage">
            <text:p>0.00%</text:p>
          </table:table-cell>
          <table:table-cell table:style-name="ce8" table:formula="of:=IF([.M158]=0;[.N158];[.K158])" office:value-type="percentage" office:value="0.006209197097971" calcext:value-type="percentage">
            <text:p>0.62%</text:p>
          </table:table-cell>
          <table:table-cell table:style-name="ce15" table:formula="of:=[.O158]/[.$O$201]" office:value-type="percentage" office:value="0.00620953056124013" calcext:value-type="percentage">
            <text:p>0.621%</text:p>
          </table:table-cell>
          <table:table-cell table:style-name="ce17" table:formula="of:=[.P158]*[.$Q$201]" office:value-type="float" office:value="38.3376416850966" calcext:value-type="float">
            <text:p>38</text:p>
          </table:table-cell>
          <table:table-cell table:number-columns-repeated="1007"/>
        </table:table-row>
        <table:table-row table:style-name="ro2">
          <table:table-cell table:style-name="ce2" table:formula="of:=[.B159]&amp;[.D159]&amp;[.H159]" office:value-type="string" office:string-value="9101951" calcext:value-type="string">
            <text:p>910195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901000011951" calcext:value-type="float">
            <text:p>901000011951</text:p>
          </table:table-cell>
          <table:table-cell table:style-name="ce3" office:value-type="float" office:value="4701" calcext:value-type="float">
            <text:p>4,701</text:p>
          </table:table-cell>
          <table:table-cell table:style-name="ce7" table:formula="of:=[.J159]/[.$J$201]" office:value-type="percentage" office:value="0.00646928979555888" calcext:value-type="percentage">
            <text:p>0.65%</text:p>
          </table:table-cell>
          <table:table-cell table:style-name="ce11" table:formula="of:=IFERROR(VLOOKUP([.$A159];[$'0-2 AÑOS'.$A$1:.$M$1048576];10;0);0)" office:value-type="float" office:value="0" calcext:value-type="float">
            <text:p>0</text:p>
          </table:table-cell>
          <table:table-cell table:style-name="ce11" table:formula="of:=IF([.L159]=0;1;0)" office:value-type="float" office:value="1" calcext:value-type="float">
            <text:p>1</text:p>
          </table:table-cell>
          <table:table-cell table:style-name="ce8" table:formula="of:=IFERROR(VLOOKUP([.$A159];[$'main comparable'.$A$2:.$P$86];16;0);0)" office:value-type="percentage" office:value="0" calcext:value-type="percentage">
            <text:p>0.00%</text:p>
          </table:table-cell>
          <table:table-cell table:style-name="ce8" table:formula="of:=IF([.M159]=0;[.N159];[.K159])" office:value-type="percentage" office:value="0.00646928979555888" calcext:value-type="percentage">
            <text:p>0.65%</text:p>
          </table:table-cell>
          <table:table-cell table:style-name="ce15" table:formula="of:=[.O159]/[.$O$201]" office:value-type="percentage" office:value="0.00646963722703676" calcext:value-type="percentage">
            <text:p>0.647%</text:p>
          </table:table-cell>
          <table:table-cell table:style-name="ce17" table:formula="of:=[.P159]*[.$Q$201]" office:value-type="float" office:value="39.9435402397249" calcext:value-type="float">
            <text:p>40</text:p>
          </table:table-cell>
          <table:table-cell table:number-columns-repeated="1007"/>
        </table:table-row>
        <table:table-row table:style-name="ro2">
          <table:table-cell table:style-name="ce2" table:formula="of:=[.B160]&amp;[.D160]&amp;[.H160]" office:value-type="string" office:string-value="9101966" calcext:value-type="string">
            <text:p>910196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901000011966" calcext:value-type="float">
            <text:p>901000011966</text:p>
          </table:table-cell>
          <table:table-cell table:style-name="ce3" office:value-type="float" office:value="3288" calcext:value-type="float">
            <text:p>3,288</text:p>
          </table:table-cell>
          <table:table-cell table:style-name="ce7" table:formula="of:=[.J160]/[.$J$201]" office:value-type="percentage" office:value="0.00452478724692568" calcext:value-type="percentage">
            <text:p>0.45%</text:p>
          </table:table-cell>
          <table:table-cell table:style-name="ce11" table:formula="of:=IFERROR(VLOOKUP([.$A160];[$'0-2 AÑOS'.$A$1:.$M$1048576];10;0);0)" office:value-type="float" office:value="0" calcext:value-type="float">
            <text:p>0</text:p>
          </table:table-cell>
          <table:table-cell table:style-name="ce11" table:formula="of:=IF([.L160]=0;1;0)" office:value-type="float" office:value="1" calcext:value-type="float">
            <text:p>1</text:p>
          </table:table-cell>
          <table:table-cell table:style-name="ce8" table:formula="of:=IFERROR(VLOOKUP([.$A160];[$'main comparable'.$A$2:.$P$86];16;0);0)" office:value-type="percentage" office:value="0" calcext:value-type="percentage">
            <text:p>0.00%</text:p>
          </table:table-cell>
          <table:table-cell table:style-name="ce8" table:formula="of:=IF([.M160]=0;[.N160];[.K160])" office:value-type="percentage" office:value="0.00452478724692568" calcext:value-type="percentage">
            <text:p>0.45%</text:p>
          </table:table-cell>
          <table:table-cell table:style-name="ce15" table:formula="of:=[.O160]/[.$O$201]" office:value-type="percentage" office:value="0.00452503024941435" calcext:value-type="percentage">
            <text:p>0.453%</text:p>
          </table:table-cell>
          <table:table-cell table:style-name="ce17" table:formula="of:=[.P160]*[.$Q$201]" office:value-type="float" office:value="27.9375367598842" calcext:value-type="float">
            <text:p>28</text:p>
          </table:table-cell>
          <table:table-cell table:number-columns-repeated="1007"/>
        </table:table-row>
        <table:table-row table:style-name="ro2">
          <table:table-cell table:style-name="ce2" table:formula="of:=[.B161]&amp;[.D161]&amp;[.H161]" office:value-type="string" office:string-value="9101970" calcext:value-type="string">
            <text:p>910197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901000011970" calcext:value-type="float">
            <text:p>901000011970</text:p>
          </table:table-cell>
          <table:table-cell table:style-name="ce3" office:value-type="float" office:value="4163" calcext:value-type="float">
            <text:p>4,163</text:p>
          </table:table-cell>
          <table:table-cell table:style-name="ce7" table:formula="of:=[.J161]/[.$J$201]" office:value-type="percentage" office:value="0.00572892010612883" calcext:value-type="percentage">
            <text:p>0.57%</text:p>
          </table:table-cell>
          <table:table-cell table:style-name="ce11" table:formula="of:=IFERROR(VLOOKUP([.$A161];[$'0-2 AÑOS'.$A$1:.$M$1048576];10;0);0)" office:value-type="float" office:value="0" calcext:value-type="float">
            <text:p>0</text:p>
          </table:table-cell>
          <table:table-cell table:style-name="ce11" table:formula="of:=IF([.L161]=0;1;0)" office:value-type="float" office:value="1" calcext:value-type="float">
            <text:p>1</text:p>
          </table:table-cell>
          <table:table-cell table:style-name="ce8" table:formula="of:=IFERROR(VLOOKUP([.$A161];[$'main comparable'.$A$2:.$P$86];16;0);0)" office:value-type="percentage" office:value="0" calcext:value-type="percentage">
            <text:p>0.00%</text:p>
          </table:table-cell>
          <table:table-cell table:style-name="ce8" table:formula="of:=IF([.M161]=0;[.N161];[.K161])" office:value-type="percentage" office:value="0.00572892010612883" calcext:value-type="percentage">
            <text:p>0.57%</text:p>
          </table:table-cell>
          <table:table-cell table:style-name="ce15" table:formula="of:=[.O161]/[.$O$201]" office:value-type="percentage" office:value="0.00572922777625059" calcext:value-type="percentage">
            <text:p>0.573%</text:p>
          </table:table-cell>
          <table:table-cell table:style-name="ce17" table:formula="of:=[.P161]*[.$Q$201]" office:value-type="float" office:value="35.3722522905711" calcext:value-type="float">
            <text:p>35</text:p>
          </table:table-cell>
          <table:table-cell table:number-columns-repeated="1007"/>
        </table:table-row>
        <table:table-row table:style-name="ro2">
          <table:table-cell table:style-name="ce2" table:formula="of:=[.B162]&amp;[.D162]&amp;[.H162]" office:value-type="string" office:string-value="9101985" calcext:value-type="string">
            <text:p>910198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901000011985" calcext:value-type="float">
            <text:p>901000011985</text:p>
          </table:table-cell>
          <table:table-cell table:style-name="ce3" office:value-type="float" office:value="4261" calcext:value-type="float">
            <text:p>4,261</text:p>
          </table:table-cell>
          <table:table-cell table:style-name="ce7" table:formula="of:=[.J162]/[.$J$201]" office:value-type="percentage" office:value="0.00586378298635958" calcext:value-type="percentage">
            <text:p>0.59%</text:p>
          </table:table-cell>
          <table:table-cell table:style-name="ce11" table:formula="of:=IFERROR(VLOOKUP([.$A162];[$'0-2 AÑOS'.$A$1:.$M$1048576];10;0);0)" office:value-type="float" office:value="0" calcext:value-type="float">
            <text:p>0</text:p>
          </table:table-cell>
          <table:table-cell table:style-name="ce11" table:formula="of:=IF([.L162]=0;1;0)" office:value-type="float" office:value="1" calcext:value-type="float">
            <text:p>1</text:p>
          </table:table-cell>
          <table:table-cell table:style-name="ce8" table:formula="of:=IFERROR(VLOOKUP([.$A162];[$'main comparable'.$A$2:.$P$86];16;0);0)" office:value-type="percentage" office:value="0" calcext:value-type="percentage">
            <text:p>0.00%</text:p>
          </table:table-cell>
          <table:table-cell table:style-name="ce8" table:formula="of:=IF([.M162]=0;[.N162];[.K162])" office:value-type="percentage" office:value="0.00586378298635958" calcext:value-type="percentage">
            <text:p>0.59%</text:p>
          </table:table-cell>
          <table:table-cell table:style-name="ce15" table:formula="of:=[.O162]/[.$O$201]" office:value-type="percentage" office:value="0.00586409789925625" calcext:value-type="percentage">
            <text:p>0.586%</text:p>
          </table:table-cell>
          <table:table-cell table:style-name="ce17" table:formula="of:=[.P162]*[.$Q$201]" office:value-type="float" office:value="36.2049404300081" calcext:value-type="float">
            <text:p>36</text:p>
          </table:table-cell>
          <table:table-cell table:number-columns-repeated="1007"/>
        </table:table-row>
        <table:table-row table:style-name="ro2">
          <table:table-cell table:style-name="ce2" table:formula="of:=[.B163]&amp;[.D163]&amp;[.H163]" office:value-type="string" office:string-value="910199A" calcext:value-type="string">
            <text:p>910199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199A</text:p>
          </table:table-cell>
          <table:table-cell table:style-name="ce2" office:value-type="string" calcext:value-type="string">
            <text:p>090100001199A</text:p>
          </table:table-cell>
          <table:table-cell table:style-name="ce3" office:value-type="float" office:value="3391" calcext:value-type="float">
            <text:p>3,391</text:p>
          </table:table-cell>
          <table:table-cell table:style-name="ce7" table:formula="of:=[.J163]/[.$J$201]" office:value-type="percentage" office:value="0.00466653088635188" calcext:value-type="percentage">
            <text:p>0.47%</text:p>
          </table:table-cell>
          <table:table-cell table:style-name="ce11" table:formula="of:=IFERROR(VLOOKUP([.$A163];[$'0-2 AÑOS'.$A$1:.$M$1048576];10;0);0)" office:value-type="float" office:value="0" calcext:value-type="float">
            <text:p>0</text:p>
          </table:table-cell>
          <table:table-cell table:style-name="ce11" table:formula="of:=IF([.L163]=0;1;0)" office:value-type="float" office:value="1" calcext:value-type="float">
            <text:p>1</text:p>
          </table:table-cell>
          <table:table-cell table:style-name="ce8" table:formula="of:=IFERROR(VLOOKUP([.$A163];[$'main comparable'.$A$2:.$P$86];16;0);0)" office:value-type="percentage" office:value="0" calcext:value-type="percentage">
            <text:p>0.00%</text:p>
          </table:table-cell>
          <table:table-cell table:style-name="ce8" table:formula="of:=IF([.M163]=0;[.N163];[.K163])" office:value-type="percentage" office:value="0.00466653088635188" calcext:value-type="percentage">
            <text:p>0.47%</text:p>
          </table:table-cell>
          <table:table-cell table:style-name="ce15" table:formula="of:=[.O163]/[.$O$201]" office:value-type="percentage" office:value="0.00466678150114479" calcext:value-type="percentage">
            <text:p>0.467%</text:p>
          </table:table-cell>
          <table:table-cell table:style-name="ce17" table:formula="of:=[.P163]*[.$Q$201]" office:value-type="float" office:value="28.8127089880679" calcext:value-type="float">
            <text:p>29</text:p>
          </table:table-cell>
          <table:table-cell table:number-columns-repeated="1007"/>
        </table:table-row>
        <table:table-row table:style-name="ro2">
          <table:table-cell table:style-name="ce2" table:formula="of:=[.B164]&amp;[.D164]&amp;[.H164]" office:value-type="string" office:string-value="9102019" calcext:value-type="string">
            <text:p>91020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901000012019" calcext:value-type="float">
            <text:p>901000012019</text:p>
          </table:table-cell>
          <table:table-cell table:style-name="ce3" office:value-type="float" office:value="2998" calcext:value-type="float">
            <text:p>2,998</text:p>
          </table:table-cell>
          <table:table-cell table:style-name="ce7" table:formula="of:=[.J164]/[.$J$201]" office:value-type="percentage" office:value="0.00412570321358978" calcext:value-type="percentage">
            <text:p>0.41%</text:p>
          </table:table-cell>
          <table:table-cell table:style-name="ce11" table:formula="of:=IFERROR(VLOOKUP([.$A164];[$'0-2 AÑOS'.$A$1:.$M$1048576];10;0);0)" office:value-type="float" office:value="0" calcext:value-type="float">
            <text:p>0</text:p>
          </table:table-cell>
          <table:table-cell table:style-name="ce11" table:formula="of:=IF([.L164]=0;1;0)" office:value-type="float" office:value="1" calcext:value-type="float">
            <text:p>1</text:p>
          </table:table-cell>
          <table:table-cell table:style-name="ce8" table:formula="of:=IFERROR(VLOOKUP([.$A164];[$'main comparable'.$A$2:.$P$86];16;0);0)" office:value-type="percentage" office:value="0" calcext:value-type="percentage">
            <text:p>0.00%</text:p>
          </table:table-cell>
          <table:table-cell table:style-name="ce8" table:formula="of:=IF([.M164]=0;[.N164];[.K164])" office:value-type="percentage" office:value="0.00412570321358978" calcext:value-type="percentage">
            <text:p>0.41%</text:p>
          </table:table-cell>
          <table:table-cell table:style-name="ce15" table:formula="of:=[.O164]/[.$O$201]" office:value-type="percentage" office:value="0.0041259247833772" calcext:value-type="percentage">
            <text:p>0.413%</text:p>
          </table:table-cell>
          <table:table-cell table:style-name="ce17" table:formula="of:=[.P164]*[.$Q$201]" office:value-type="float" office:value="25.4734596125708" calcext:value-type="float">
            <text:p>25</text:p>
          </table:table-cell>
          <table:table-cell table:number-columns-repeated="1007"/>
        </table:table-row>
        <table:table-row table:style-name="ro2">
          <table:table-cell table:style-name="ce2" table:formula="of:=[.B165]&amp;[.D165]&amp;[.H165]" office:value-type="string" office:string-value="9102023" calcext:value-type="string">
            <text:p>910202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901000012023" calcext:value-type="float">
            <text:p>901000012023</text:p>
          </table:table-cell>
          <table:table-cell table:style-name="ce3" office:value-type="float" office:value="3993" calcext:value-type="float">
            <text:p>3,993</text:p>
          </table:table-cell>
          <table:table-cell table:style-name="ce7" table:formula="of:=[.J165]/[.$J$201]" office:value-type="percentage" office:value="0.00549497429348365" calcext:value-type="percentage">
            <text:p>0.55%</text:p>
          </table:table-cell>
          <table:table-cell table:style-name="ce11" table:formula="of:=IFERROR(VLOOKUP([.$A165];[$'0-2 AÑOS'.$A$1:.$M$1048576];10;0);0)" office:value-type="float" office:value="0" calcext:value-type="float">
            <text:p>0</text:p>
          </table:table-cell>
          <table:table-cell table:style-name="ce11" table:formula="of:=IF([.L165]=0;1;0)" office:value-type="float" office:value="1" calcext:value-type="float">
            <text:p>1</text:p>
          </table:table-cell>
          <table:table-cell table:style-name="ce8" table:formula="of:=IFERROR(VLOOKUP([.$A165];[$'main comparable'.$A$2:.$P$86];16;0);0)" office:value-type="percentage" office:value="0" calcext:value-type="percentage">
            <text:p>0.00%</text:p>
          </table:table-cell>
          <table:table-cell table:style-name="ce8" table:formula="of:=IF([.M165]=0;[.N165];[.K165])" office:value-type="percentage" office:value="0.00549497429348365" calcext:value-type="percentage">
            <text:p>0.55%</text:p>
          </table:table-cell>
          <table:table-cell table:style-name="ce15" table:formula="of:=[.O165]/[.$O$201]" office:value-type="percentage" office:value="0.00549526939960812" calcext:value-type="percentage">
            <text:p>0.550%</text:p>
          </table:table-cell>
          <table:table-cell table:style-name="ce17" table:formula="of:=[.P165]*[.$Q$201]" office:value-type="float" office:value="33.9277932731805" calcext:value-type="float">
            <text:p>34</text:p>
          </table:table-cell>
          <table:table-cell table:number-columns-repeated="1007"/>
        </table:table-row>
        <table:table-row table:style-name="ro2">
          <table:table-cell table:style-name="ce2" table:formula="of:=[.B166]&amp;[.D166]&amp;[.H166]" office:value-type="string" office:string-value="9102038" calcext:value-type="string">
            <text:p>910203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038" calcext:value-type="float">
            <text:p>2038</text:p>
          </table:table-cell>
          <table:table-cell table:style-name="ce2" office:value-type="float" office:value="901000012038" calcext:value-type="float">
            <text:p>901000012038</text:p>
          </table:table-cell>
          <table:table-cell table:style-name="ce3" office:value-type="float" office:value="3684" calcext:value-type="float">
            <text:p>3,684</text:p>
          </table:table-cell>
          <table:table-cell table:style-name="ce7" table:formula="of:=[.J166]/[.$J$201]" office:value-type="percentage" office:value="0.00506974337520505" calcext:value-type="percentage">
            <text:p>0.51%</text:p>
          </table:table-cell>
          <table:table-cell table:style-name="ce11" table:formula="of:=IFERROR(VLOOKUP([.$A166];[$'0-2 AÑOS'.$A$1:.$M$1048576];10;0);0)" office:value-type="float" office:value="4207" calcext:value-type="float">
            <text:p>4207</text:p>
          </table:table-cell>
          <table:table-cell table:style-name="ce11" table:formula="of:=IF([.L166]=0;1;0)" office:value-type="float" office:value="0" calcext:value-type="float">
            <text:p>0</text:p>
          </table:table-cell>
          <table:table-cell table:style-name="ce8" table:formula="of:=IFERROR(VLOOKUP([.$A166];[$'main comparable'.$A$2:.$P$86];16;0);0)" office:value-type="percentage" office:value="0.00758149620976761" calcext:value-type="percentage">
            <text:p>0.76%</text:p>
          </table:table-cell>
          <table:table-cell table:style-name="ce8" table:formula="of:=IF([.M166]=0;[.N166];[.K166])" office:value-type="percentage" office:value="0.00758149620976761" calcext:value-type="percentage">
            <text:p>0.76%</text:p>
          </table:table-cell>
          <table:table-cell table:style-name="ce15" table:formula="of:=[.O166]/[.$O$201]" office:value-type="percentage" office:value="0.00758190337199344" calcext:value-type="percentage">
            <text:p>0.758%</text:p>
          </table:table-cell>
          <table:table-cell table:style-name="ce17" table:formula="of:=[.P166]*[.$Q$201]" office:value-type="float" office:value="46.8106714186875" calcext:value-type="float">
            <text:p>47</text:p>
          </table:table-cell>
          <table:table-cell table:number-columns-repeated="1007"/>
        </table:table-row>
        <table:table-row table:style-name="ro2">
          <table:table-cell table:style-name="ce2" table:formula="of:=[.B167]&amp;[.D167]&amp;[.H167]" office:value-type="string" office:string-value="9102042" calcext:value-type="string">
            <text:p>910204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042" calcext:value-type="float">
            <text:p>2042</text:p>
          </table:table-cell>
          <table:table-cell table:style-name="ce2" office:value-type="float" office:value="901000012042" calcext:value-type="float">
            <text:p>901000012042</text:p>
          </table:table-cell>
          <table:table-cell table:style-name="ce3" office:value-type="float" office:value="3732" calcext:value-type="float">
            <text:p>3,732</text:p>
          </table:table-cell>
          <table:table-cell table:style-name="ce7" table:formula="of:=[.J167]/[.$J$201]" office:value-type="percentage" office:value="0.00513579866348133" calcext:value-type="percentage">
            <text:p>0.51%</text:p>
          </table:table-cell>
          <table:table-cell table:style-name="ce11" table:formula="of:=IFERROR(VLOOKUP([.$A167];[$'0-2 AÑOS'.$A$1:.$M$1048576];10;0);0)" office:value-type="float" office:value="0" calcext:value-type="float">
            <text:p>0</text:p>
          </table:table-cell>
          <table:table-cell table:style-name="ce11" table:formula="of:=IF([.L167]=0;1;0)" office:value-type="float" office:value="1" calcext:value-type="float">
            <text:p>1</text:p>
          </table:table-cell>
          <table:table-cell table:style-name="ce8" table:formula="of:=IFERROR(VLOOKUP([.$A167];[$'main comparable'.$A$2:.$P$86];16;0);0)" office:value-type="percentage" office:value="0" calcext:value-type="percentage">
            <text:p>0.00%</text:p>
          </table:table-cell>
          <table:table-cell table:style-name="ce8" table:formula="of:=IF([.M167]=0;[.N167];[.K167])" office:value-type="percentage" office:value="0.00513579866348133" calcext:value-type="percentage">
            <text:p>0.51%</text:p>
          </table:table-cell>
          <table:table-cell table:style-name="ce15" table:formula="of:=[.O167]/[.$O$201]" office:value-type="percentage" office:value="0.00513607448017468" calcext:value-type="percentage">
            <text:p>0.514%</text:p>
          </table:table-cell>
          <table:table-cell table:style-name="ce17" table:formula="of:=[.P167]*[.$Q$201]" office:value-type="float" office:value="31.7101238405985" calcext:value-type="float">
            <text:p>32</text:p>
          </table:table-cell>
          <table:table-cell table:number-columns-repeated="1007"/>
        </table:table-row>
        <table:table-row table:style-name="ro2">
          <table:table-cell table:style-name="ce2" table:formula="of:=[.B168]&amp;[.D168]&amp;[.H168]" office:value-type="string" office:string-value="9102057" calcext:value-type="string">
            <text:p>910205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057" calcext:value-type="float">
            <text:p>2057</text:p>
          </table:table-cell>
          <table:table-cell table:style-name="ce2" office:value-type="float" office:value="901000012057" calcext:value-type="float">
            <text:p>901000012057</text:p>
          </table:table-cell>
          <table:table-cell table:style-name="ce3" office:value-type="float" office:value="4586" calcext:value-type="float">
            <text:p>4,586</text:p>
          </table:table-cell>
          <table:table-cell table:style-name="ce7" table:formula="of:=[.J168]/[.$J$201]" office:value-type="percentage" office:value="0.00631103233406361" calcext:value-type="percentage">
            <text:p>0.63%</text:p>
          </table:table-cell>
          <table:table-cell table:style-name="ce11" table:formula="of:=IFERROR(VLOOKUP([.$A168];[$'0-2 AÑOS'.$A$1:.$M$1048576];10;0);0)" office:value-type="float" office:value="0" calcext:value-type="float">
            <text:p>0</text:p>
          </table:table-cell>
          <table:table-cell table:style-name="ce11" table:formula="of:=IF([.L168]=0;1;0)" office:value-type="float" office:value="1" calcext:value-type="float">
            <text:p>1</text:p>
          </table:table-cell>
          <table:table-cell table:style-name="ce8" table:formula="of:=IFERROR(VLOOKUP([.$A168];[$'main comparable'.$A$2:.$P$86];16;0);0)" office:value-type="percentage" office:value="0" calcext:value-type="percentage">
            <text:p>0.00%</text:p>
          </table:table-cell>
          <table:table-cell table:style-name="ce8" table:formula="of:=IF([.M168]=0;[.N168];[.K168])" office:value-type="percentage" office:value="0.00631103233406361" calcext:value-type="percentage">
            <text:p>0.63%</text:p>
          </table:table-cell>
          <table:table-cell table:style-name="ce15" table:formula="of:=[.O168]/[.$O$201]" office:value-type="percentage" office:value="0.00631137126636685" calcext:value-type="percentage">
            <text:p>0.631%</text:p>
          </table:table-cell>
          <table:table-cell table:style-name="ce17" table:formula="of:=[.P168]*[.$Q$201]" office:value-type="float" office:value="38.9664061985489" calcext:value-type="float">
            <text:p>39</text:p>
          </table:table-cell>
          <table:table-cell table:number-columns-repeated="1007"/>
        </table:table-row>
        <table:table-row table:style-name="ro2">
          <table:table-cell table:style-name="ce2" table:formula="of:=[.B169]&amp;[.D169]&amp;[.H169]" office:value-type="string" office:string-value="9102061" calcext:value-type="string">
            <text:p>910206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061" calcext:value-type="float">
            <text:p>2061</text:p>
          </table:table-cell>
          <table:table-cell table:style-name="ce2" office:value-type="float" office:value="901000012061" calcext:value-type="float">
            <text:p>901000012061</text:p>
          </table:table-cell>
          <table:table-cell table:style-name="ce3" office:value-type="float" office:value="6415" calcext:value-type="float">
            <text:p>6,415</text:p>
          </table:table-cell>
          <table:table-cell table:style-name="ce7" table:formula="of:=[.J169]/[.$J$201]" office:value-type="percentage" office:value="0.00882801404775797" calcext:value-type="percentage">
            <text:p>0.88%</text:p>
          </table:table-cell>
          <table:table-cell table:style-name="ce11" table:formula="of:=IFERROR(VLOOKUP([.$A169];[$'0-2 AÑOS'.$A$1:.$M$1048576];10;0);0)" office:value-type="float" office:value="0" calcext:value-type="float">
            <text:p>0</text:p>
          </table:table-cell>
          <table:table-cell table:style-name="ce11" table:formula="of:=IF([.L169]=0;1;0)" office:value-type="float" office:value="1" calcext:value-type="float">
            <text:p>1</text:p>
          </table:table-cell>
          <table:table-cell table:style-name="ce8" table:formula="of:=IFERROR(VLOOKUP([.$A169];[$'main comparable'.$A$2:.$P$86];16;0);0)" office:value-type="percentage" office:value="0" calcext:value-type="percentage">
            <text:p>0.00%</text:p>
          </table:table-cell>
          <table:table-cell table:style-name="ce8" table:formula="of:=IF([.M169]=0;[.N169];[.K169])" office:value-type="percentage" office:value="0.00882801404775797" calcext:value-type="percentage">
            <text:p>0.88%</text:p>
          </table:table-cell>
          <table:table-cell table:style-name="ce15" table:formula="of:=[.O169]/[.$O$201]" office:value-type="percentage" office:value="0.00882848815389083" calcext:value-type="percentage">
            <text:p>0.883%</text:p>
          </table:table-cell>
          <table:table-cell table:style-name="ce17" table:formula="of:=[.P169]*[.$Q$201]" office:value-type="float" office:value="54.507085862122" calcext:value-type="float">
            <text:p>55</text:p>
          </table:table-cell>
          <table:table-cell table:number-columns-repeated="1007"/>
        </table:table-row>
        <table:table-row table:style-name="ro2">
          <table:table-cell table:style-name="ce2" table:formula="of:=[.B170]&amp;[.D170]&amp;[.H170]" office:value-type="string" office:string-value="9102076" calcext:value-type="string">
            <text:p>910207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076" calcext:value-type="float">
            <text:p>2076</text:p>
          </table:table-cell>
          <table:table-cell table:style-name="ce2" office:value-type="float" office:value="901000012076" calcext:value-type="float">
            <text:p>901000012076</text:p>
          </table:table-cell>
          <table:table-cell table:style-name="ce3" office:value-type="float" office:value="2688" calcext:value-type="float">
            <text:p>2,688</text:p>
          </table:table-cell>
          <table:table-cell table:style-name="ce7" table:formula="of:=[.J170]/[.$J$201]" office:value-type="percentage" office:value="0.00369909614347209" calcext:value-type="percentage">
            <text:p>0.37%</text:p>
          </table:table-cell>
          <table:table-cell table:style-name="ce11" table:formula="of:=IFERROR(VLOOKUP([.$A170];[$'0-2 AÑOS'.$A$1:.$M$1048576];10;0);0)" office:value-type="float" office:value="3152" calcext:value-type="float">
            <text:p>3152</text:p>
          </table:table-cell>
          <table:table-cell table:style-name="ce11" table:formula="of:=IF([.L170]=0;1;0)" office:value-type="float" office:value="0" calcext:value-type="float">
            <text:p>0</text:p>
          </table:table-cell>
          <table:table-cell table:style-name="ce8" table:formula="of:=IFERROR(VLOOKUP([.$A170];[$'main comparable'.$A$2:.$P$86];16;0);0)" office:value-type="percentage" office:value="0.00443446004722257" calcext:value-type="percentage">
            <text:p>0.44%</text:p>
          </table:table-cell>
          <table:table-cell table:style-name="ce8" table:formula="of:=IF([.M170]=0;[.N170];[.K170])" office:value-type="percentage" office:value="0.00443446004722257" calcext:value-type="percentage">
            <text:p>0.44%</text:p>
          </table:table-cell>
          <table:table-cell table:style-name="ce15" table:formula="of:=[.O170]/[.$O$201]" office:value-type="percentage" office:value="0.00443469819871314" calcext:value-type="percentage">
            <text:p>0.443%</text:p>
          </table:table-cell>
          <table:table-cell table:style-name="ce17" table:formula="of:=[.P170]*[.$Q$201]" office:value-type="float" office:value="27.3798266788549" calcext:value-type="float">
            <text:p>27</text:p>
          </table:table-cell>
          <table:table-cell table:number-columns-repeated="1007"/>
        </table:table-row>
        <table:table-row table:style-name="ro2">
          <table:table-cell table:style-name="ce2" table:formula="of:=[.B171]&amp;[.D171]&amp;[.H171]" office:value-type="string" office:string-value="9102080" calcext:value-type="string">
            <text:p>91020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080" calcext:value-type="float">
            <text:p>2080</text:p>
          </table:table-cell>
          <table:table-cell table:style-name="ce2" office:value-type="float" office:value="901000012080" calcext:value-type="float">
            <text:p>901000012080</text:p>
          </table:table-cell>
          <table:table-cell table:style-name="ce3" office:value-type="float" office:value="2599" calcext:value-type="float">
            <text:p>2,599</text:p>
          </table:table-cell>
          <table:table-cell table:style-name="ce7" table:formula="of:=[.J171]/[.$J$201]" office:value-type="percentage" office:value="0.00357661862979314" calcext:value-type="percentage">
            <text:p>0.36%</text:p>
          </table:table-cell>
          <table:table-cell table:style-name="ce11" table:formula="of:=IFERROR(VLOOKUP([.$A171];[$'0-2 AÑOS'.$A$1:.$M$1048576];10;0);0)" office:value-type="float" office:value="2501" calcext:value-type="float">
            <text:p>2501</text:p>
          </table:table-cell>
          <table:table-cell table:style-name="ce11" table:formula="of:=IF([.L171]=0;1;0)" office:value-type="float" office:value="0" calcext:value-type="float">
            <text:p>0</text:p>
          </table:table-cell>
          <table:table-cell table:style-name="ce8" table:formula="of:=IFERROR(VLOOKUP([.$A171];[$'main comparable'.$A$2:.$P$86];16;0);0)" office:value-type="percentage" office:value="0.00314703616254505" calcext:value-type="percentage">
            <text:p>0.31%</text:p>
          </table:table-cell>
          <table:table-cell table:style-name="ce8" table:formula="of:=IF([.M171]=0;[.N171];[.K171])" office:value-type="percentage" office:value="0.00314703616254505" calcext:value-type="percentage">
            <text:p>0.31%</text:p>
          </table:table-cell>
          <table:table-cell table:style-name="ce15" table:formula="of:=[.O171]/[.$O$201]" office:value-type="percentage" office:value="0.00314720517328029" calcext:value-type="percentage">
            <text:p>0.315%</text:p>
          </table:table-cell>
          <table:table-cell table:style-name="ce17" table:formula="of:=[.P171]*[.$Q$201]" office:value-type="float" office:value="19.4308447398325" calcext:value-type="float">
            <text:p>19</text:p>
          </table:table-cell>
          <table:table-cell table:number-columns-repeated="1007"/>
        </table:table-row>
        <table:table-row table:style-name="ro2">
          <table:table-cell table:style-name="ce2" table:formula="of:=[.B172]&amp;[.D172]&amp;[.H172]" office:value-type="string" office:string-value="9102095" calcext:value-type="string">
            <text:p>910209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095" calcext:value-type="float">
            <text:p>2095</text:p>
          </table:table-cell>
          <table:table-cell table:style-name="ce2" office:value-type="float" office:value="901000012095" calcext:value-type="float">
            <text:p>901000012095</text:p>
          </table:table-cell>
          <table:table-cell table:style-name="ce3" office:value-type="float" office:value="5291" calcext:value-type="float">
            <text:p>5,291</text:p>
          </table:table-cell>
          <table:table-cell table:style-name="ce7" table:formula="of:=[.J172]/[.$J$201]" office:value-type="percentage" office:value="0.00728121938062158" calcext:value-type="percentage">
            <text:p>0.73%</text:p>
          </table:table-cell>
          <table:table-cell table:style-name="ce11" table:formula="of:=IFERROR(VLOOKUP([.$A172];[$'0-2 AÑOS'.$A$1:.$M$1048576];10;0);0)" office:value-type="float" office:value="0" calcext:value-type="float">
            <text:p>0</text:p>
          </table:table-cell>
          <table:table-cell table:style-name="ce11" table:formula="of:=IF([.L172]=0;1;0)" office:value-type="float" office:value="1" calcext:value-type="float">
            <text:p>1</text:p>
          </table:table-cell>
          <table:table-cell table:style-name="ce8" table:formula="of:=IFERROR(VLOOKUP([.$A172];[$'main comparable'.$A$2:.$P$86];16;0);0)" office:value-type="percentage" office:value="0" calcext:value-type="percentage">
            <text:p>0.00%</text:p>
          </table:table-cell>
          <table:table-cell table:style-name="ce8" table:formula="of:=IF([.M172]=0;[.N172];[.K172])" office:value-type="percentage" office:value="0.00728121938062158" calcext:value-type="percentage">
            <text:p>0.73%</text:p>
          </table:table-cell>
          <table:table-cell table:style-name="ce15" table:formula="of:=[.O172]/[.$O$201]" office:value-type="percentage" office:value="0.00728161041656062" calcext:value-type="percentage">
            <text:p>0.728%</text:p>
          </table:table-cell>
          <table:table-cell table:style-name="ce17" table:formula="of:=[.P172]*[.$Q$201]" office:value-type="float" office:value="44.9566627118453" calcext:value-type="float">
            <text:p>45</text:p>
          </table:table-cell>
          <table:table-cell table:number-columns-repeated="1007"/>
        </table:table-row>
        <table:table-row table:style-name="ro2">
          <table:table-cell table:style-name="ce2" table:formula="of:=[.B173]&amp;[.D173]&amp;[.H173]" office:value-type="string" office:string-value="9102108" calcext:value-type="string">
            <text:p>910210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108" calcext:value-type="float">
            <text:p>2108</text:p>
          </table:table-cell>
          <table:table-cell table:style-name="ce2" office:value-type="float" office:value="901000012108" calcext:value-type="float">
            <text:p>901000012108</text:p>
          </table:table-cell>
          <table:table-cell table:style-name="ce3" office:value-type="float" office:value="4291" calcext:value-type="float">
            <text:p>4,291</text:p>
          </table:table-cell>
          <table:table-cell table:style-name="ce7" table:formula="of:=[.J173]/[.$J$201]" office:value-type="percentage" office:value="0.00590506754153226" calcext:value-type="percentage">
            <text:p>0.59%</text:p>
          </table:table-cell>
          <table:table-cell table:style-name="ce11" table:formula="of:=IFERROR(VLOOKUP([.$A173];[$'0-2 AÑOS'.$A$1:.$M$1048576];10;0);0)" office:value-type="float" office:value="0" calcext:value-type="float">
            <text:p>0</text:p>
          </table:table-cell>
          <table:table-cell table:style-name="ce11" table:formula="of:=IF([.L173]=0;1;0)" office:value-type="float" office:value="1" calcext:value-type="float">
            <text:p>1</text:p>
          </table:table-cell>
          <table:table-cell table:style-name="ce8" table:formula="of:=IFERROR(VLOOKUP([.$A173];[$'main comparable'.$A$2:.$P$86];16;0);0)" office:value-type="percentage" office:value="0" calcext:value-type="percentage">
            <text:p>0.00%</text:p>
          </table:table-cell>
          <table:table-cell table:style-name="ce8" table:formula="of:=IF([.M173]=0;[.N173];[.K173])" office:value-type="percentage" office:value="0.00590506754153226" calcext:value-type="percentage">
            <text:p>0.59%</text:p>
          </table:table-cell>
          <table:table-cell table:style-name="ce15" table:formula="of:=[.O173]/[.$O$201]" office:value-type="percentage" office:value="0.00590538467160492" calcext:value-type="percentage">
            <text:p>0.591%</text:p>
          </table:table-cell>
          <table:table-cell table:style-name="ce17" table:formula="of:=[.P173]*[.$Q$201]" office:value-type="float" office:value="36.4598449624888" calcext:value-type="float">
            <text:p>36</text:p>
          </table:table-cell>
          <table:table-cell table:number-columns-repeated="1007"/>
        </table:table-row>
        <table:table-row table:style-name="ro2">
          <table:table-cell table:style-name="ce2" table:formula="of:=[.B174]&amp;[.D174]&amp;[.H174]" office:value-type="string" office:string-value="9102112" calcext:value-type="string">
            <text:p>91021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112" calcext:value-type="float">
            <text:p>2112</text:p>
          </table:table-cell>
          <table:table-cell table:style-name="ce2" office:value-type="float" office:value="901000012112" calcext:value-type="float">
            <text:p>901000012112</text:p>
          </table:table-cell>
          <table:table-cell table:style-name="ce3" office:value-type="float" office:value="9556" calcext:value-type="float">
            <text:p>9,556</text:p>
          </table:table-cell>
          <table:table-cell table:style-name="ce7" table:formula="of:=[.J174]/[.$J$201]" office:value-type="percentage" office:value="0.0131505069743375" calcext:value-type="percentage">
            <text:p>1.32%</text:p>
          </table:table-cell>
          <table:table-cell table:style-name="ce11" table:formula="of:=IFERROR(VLOOKUP([.$A174];[$'0-2 AÑOS'.$A$1:.$M$1048576];10;0);0)" office:value-type="float" office:value="0" calcext:value-type="float">
            <text:p>0</text:p>
          </table:table-cell>
          <table:table-cell table:style-name="ce11" table:formula="of:=IF([.L174]=0;1;0)" office:value-type="float" office:value="1" calcext:value-type="float">
            <text:p>1</text:p>
          </table:table-cell>
          <table:table-cell table:style-name="ce8" table:formula="of:=IFERROR(VLOOKUP([.$A174];[$'main comparable'.$A$2:.$P$86];16;0);0)" office:value-type="percentage" office:value="0" calcext:value-type="percentage">
            <text:p>0.00%</text:p>
          </table:table-cell>
          <table:table-cell table:style-name="ce8" table:formula="of:=IF([.M174]=0;[.N174];[.K174])" office:value-type="percentage" office:value="0.0131505069743375" calcext:value-type="percentage">
            <text:p>1.32%</text:p>
          </table:table-cell>
          <table:table-cell table:style-name="ce15" table:formula="of:=[.O174]/[.$O$201]" office:value-type="percentage" office:value="0.0131512132187967" calcext:value-type="percentage">
            <text:p>1.315%</text:p>
          </table:table-cell>
          <table:table-cell table:style-name="ce17" table:formula="of:=[.P174]*[.$Q$201]" office:value-type="float" office:value="81.1955904128508" calcext:value-type="float">
            <text:p>81</text:p>
          </table:table-cell>
          <table:table-cell table:number-columns-repeated="1007"/>
        </table:table-row>
        <table:table-row table:style-name="ro2">
          <table:table-cell table:style-name="ce2" table:formula="of:=[.B175]&amp;[.D175]&amp;[.H175]" office:value-type="string" office:string-value="9102131" calcext:value-type="string">
            <text:p>910213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131" calcext:value-type="float">
            <text:p>2131</text:p>
          </table:table-cell>
          <table:table-cell table:style-name="ce2" office:value-type="float" office:value="901000012131" calcext:value-type="float">
            <text:p>901000012131</text:p>
          </table:table-cell>
          <table:table-cell table:style-name="ce3" office:value-type="float" office:value="1847" calcext:value-type="float">
            <text:p>1,847</text:p>
          </table:table-cell>
          <table:table-cell table:style-name="ce7" table:formula="of:=[.J175]/[.$J$201]" office:value-type="percentage" office:value="0.00254175244679797" calcext:value-type="percentage">
            <text:p>0.25%</text:p>
          </table:table-cell>
          <table:table-cell table:style-name="ce11" table:formula="of:=IFERROR(VLOOKUP([.$A175];[$'0-2 AÑOS'.$A$1:.$M$1048576];10;0);0)" office:value-type="float" office:value="1859" calcext:value-type="float">
            <text:p>1859</text:p>
          </table:table-cell>
          <table:table-cell table:style-name="ce11" table:formula="of:=IF([.L175]=0;1;0)" office:value-type="float" office:value="0" calcext:value-type="float">
            <text:p>0</text:p>
          </table:table-cell>
          <table:table-cell table:style-name="ce8" table:formula="of:=IFERROR(VLOOKUP([.$A175];[$'main comparable'.$A$2:.$P$86];16;0);0)" office:value-type="percentage" office:value="0.0020503417422642" calcext:value-type="percentage">
            <text:p>0.21%</text:p>
          </table:table-cell>
          <table:table-cell table:style-name="ce8" table:formula="of:=IF([.M175]=0;[.N175];[.K175])" office:value-type="percentage" office:value="0.0020503417422642" calcext:value-type="percentage">
            <text:p>0.21%</text:p>
          </table:table-cell>
          <table:table-cell table:style-name="ce15" table:formula="of:=[.O175]/[.$O$201]" office:value-type="percentage" office:value="0.00205045185531898" calcext:value-type="percentage">
            <text:p>0.205%</text:p>
          </table:table-cell>
          <table:table-cell table:style-name="ce17" table:formula="of:=[.P175]*[.$Q$201]" office:value-type="float" office:value="12.6594897547394" calcext:value-type="float">
            <text:p>13</text:p>
          </table:table-cell>
          <table:table-cell table:number-columns-repeated="1007"/>
        </table:table-row>
        <table:table-row table:style-name="ro2">
          <table:table-cell table:style-name="ce2" table:formula="of:=[.B176]&amp;[.D176]&amp;[.H176]" office:value-type="string" office:string-value="9102146" calcext:value-type="string">
            <text:p>910214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146" calcext:value-type="float">
            <text:p>2146</text:p>
          </table:table-cell>
          <table:table-cell table:style-name="ce2" office:value-type="float" office:value="901000012146" calcext:value-type="float">
            <text:p>901000012146</text:p>
          </table:table-cell>
          <table:table-cell table:style-name="ce3" office:value-type="float" office:value="2652" calcext:value-type="float">
            <text:p>2,652</text:p>
          </table:table-cell>
          <table:table-cell table:style-name="ce7" table:formula="of:=[.J176]/[.$J$201]" office:value-type="percentage" office:value="0.00364955467726487" calcext:value-type="percentage">
            <text:p>0.36%</text:p>
          </table:table-cell>
          <table:table-cell table:style-name="ce11" table:formula="of:=IFERROR(VLOOKUP([.$A176];[$'0-2 AÑOS'.$A$1:.$M$1048576];10;0);0)" office:value-type="float" office:value="2832" calcext:value-type="float">
            <text:p>2832</text:p>
          </table:table-cell>
          <table:table-cell table:style-name="ce11" table:formula="of:=IF([.L176]=0;1;0)" office:value-type="float" office:value="0" calcext:value-type="float">
            <text:p>0</text:p>
          </table:table-cell>
          <table:table-cell table:style-name="ce8" table:formula="of:=IFERROR(VLOOKUP([.$A176];[$'main comparable'.$A$2:.$P$86];16;0);0)" office:value-type="percentage" office:value="0.00371922455573506" calcext:value-type="percentage">
            <text:p>0.37%</text:p>
          </table:table-cell>
          <table:table-cell table:style-name="ce8" table:formula="of:=IF([.M176]=0;[.N176];[.K176])" office:value-type="percentage" office:value="0.00371922455573506" calcext:value-type="percentage">
            <text:p>0.37%</text:p>
          </table:table-cell>
          <table:table-cell table:style-name="ce15" table:formula="of:=[.O176]/[.$O$201]" office:value-type="percentage" office:value="0.00371942429569489" calcext:value-type="percentage">
            <text:p>0.372%</text:p>
          </table:table-cell>
          <table:table-cell table:style-name="ce17" table:formula="of:=[.P176]*[.$Q$201]" office:value-type="float" office:value="22.9637256016203" calcext:value-type="float">
            <text:p>23</text:p>
          </table:table-cell>
          <table:table-cell table:number-columns-repeated="1007"/>
        </table:table-row>
        <table:table-row table:style-name="ro2">
          <table:table-cell table:style-name="ce2" table:formula="of:=[.B177]&amp;[.D177]&amp;[.H177]" office:value-type="string" office:string-value="9102150" calcext:value-type="string">
            <text:p>9102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901000012150" calcext:value-type="float">
            <text:p>901000012150</text:p>
          </table:table-cell>
          <table:table-cell table:style-name="ce3" office:value-type="float" office:value="4498" calcext:value-type="float">
            <text:p>4,498</text:p>
          </table:table-cell>
          <table:table-cell table:style-name="ce7" table:formula="of:=[.J177]/[.$J$201]" office:value-type="percentage" office:value="0.00618993097222375" calcext:value-type="percentage">
            <text:p>0.62%</text:p>
          </table:table-cell>
          <table:table-cell table:style-name="ce11" table:formula="of:=IFERROR(VLOOKUP([.$A177];[$'0-2 AÑOS'.$A$1:.$M$1048576];10;0);0)" office:value-type="float" office:value="0" calcext:value-type="float">
            <text:p>0</text:p>
          </table:table-cell>
          <table:table-cell table:style-name="ce11" table:formula="of:=IF([.L177]=0;1;0)" office:value-type="float" office:value="1" calcext:value-type="float">
            <text:p>1</text:p>
          </table:table-cell>
          <table:table-cell table:style-name="ce8" table:formula="of:=IFERROR(VLOOKUP([.$A177];[$'main comparable'.$A$2:.$P$86];16;0);0)" office:value-type="percentage" office:value="0" calcext:value-type="percentage">
            <text:p>0.00%</text:p>
          </table:table-cell>
          <table:table-cell table:style-name="ce8" table:formula="of:=IF([.M177]=0;[.N177];[.K177])" office:value-type="percentage" office:value="0.00618993097222375" calcext:value-type="percentage">
            <text:p>0.62%</text:p>
          </table:table-cell>
          <table:table-cell table:style-name="ce15" table:formula="of:=[.O177]/[.$O$201]" office:value-type="percentage" office:value="0.00619026340081075" calcext:value-type="percentage">
            <text:p>0.619%</text:p>
          </table:table-cell>
          <table:table-cell table:style-name="ce17" table:formula="of:=[.P177]*[.$Q$201]" office:value-type="float" office:value="38.2186862366056" calcext:value-type="float">
            <text:p>38</text:p>
          </table:table-cell>
          <table:table-cell table:number-columns-repeated="1007"/>
        </table:table-row>
        <table:table-row table:style-name="ro2">
          <table:table-cell table:style-name="ce2" table:formula="of:=[.B178]&amp;[.D178]&amp;[.H178]" office:value-type="string" office:string-value="9102165" calcext:value-type="string">
            <text:p>910216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901000012165" calcext:value-type="float">
            <text:p>901000012165</text:p>
          </table:table-cell>
          <table:table-cell table:style-name="ce3" office:value-type="float" office:value="3529" calcext:value-type="float">
            <text:p>3,529</text:p>
          </table:table-cell>
          <table:table-cell table:style-name="ce7" table:formula="of:=[.J178]/[.$J$201]" office:value-type="percentage" office:value="0.0048564398401462" calcext:value-type="percentage">
            <text:p>0.49%</text:p>
          </table:table-cell>
          <table:table-cell table:style-name="ce11" table:formula="of:=IFERROR(VLOOKUP([.$A178];[$'0-2 AÑOS'.$A$1:.$M$1048576];10;0);0)" office:value-type="float" office:value="0" calcext:value-type="float">
            <text:p>0</text:p>
          </table:table-cell>
          <table:table-cell table:style-name="ce11" table:formula="of:=IF([.L178]=0;1;0)" office:value-type="float" office:value="1" calcext:value-type="float">
            <text:p>1</text:p>
          </table:table-cell>
          <table:table-cell table:style-name="ce8" table:formula="of:=IFERROR(VLOOKUP([.$A178];[$'main comparable'.$A$2:.$P$86];16;0);0)" office:value-type="percentage" office:value="0" calcext:value-type="percentage">
            <text:p>0.00%</text:p>
          </table:table-cell>
          <table:table-cell table:style-name="ce8" table:formula="of:=IF([.M178]=0;[.N178];[.K178])" office:value-type="percentage" office:value="0.0048564398401462" calcext:value-type="percentage">
            <text:p>0.49%</text:p>
          </table:table-cell>
          <table:table-cell table:style-name="ce15" table:formula="of:=[.O178]/[.$O$201]" office:value-type="percentage" office:value="0.00485670065394867" calcext:value-type="percentage">
            <text:p>0.486%</text:p>
          </table:table-cell>
          <table:table-cell table:style-name="ce17" table:formula="of:=[.P178]*[.$Q$201]" office:value-type="float" office:value="29.9852698374791" calcext:value-type="float">
            <text:p>30</text:p>
          </table:table-cell>
          <table:table-cell table:number-columns-repeated="1007"/>
        </table:table-row>
        <table:table-row table:style-name="ro2">
          <table:table-cell table:style-name="ce2" table:formula="of:=[.B179]&amp;[.D179]&amp;[.H179]" office:value-type="string" office:string-value="9102184" calcext:value-type="string">
            <text:p>910218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184" calcext:value-type="float">
            <text:p>2184</text:p>
          </table:table-cell>
          <table:table-cell table:style-name="ce2" office:value-type="float" office:value="901000012184" calcext:value-type="float">
            <text:p>901000012184</text:p>
          </table:table-cell>
          <table:table-cell table:style-name="ce3" office:value-type="float" office:value="2501" calcext:value-type="float">
            <text:p>2,501</text:p>
          </table:table-cell>
          <table:table-cell table:style-name="ce7" table:formula="of:=[.J179]/[.$J$201]" office:value-type="percentage" office:value="0.00344175574956238" calcext:value-type="percentage">
            <text:p>0.34%</text:p>
          </table:table-cell>
          <table:table-cell table:style-name="ce11" table:formula="of:=IFERROR(VLOOKUP([.$A179];[$'0-2 AÑOS'.$A$1:.$M$1048576];10;0);0)" office:value-type="float" office:value="0" calcext:value-type="float">
            <text:p>0</text:p>
          </table:table-cell>
          <table:table-cell table:style-name="ce11" table:formula="of:=IF([.L179]=0;1;0)" office:value-type="float" office:value="1" calcext:value-type="float">
            <text:p>1</text:p>
          </table:table-cell>
          <table:table-cell table:style-name="ce8" table:formula="of:=IFERROR(VLOOKUP([.$A179];[$'main comparable'.$A$2:.$P$86];16;0);0)" office:value-type="percentage" office:value="0" calcext:value-type="percentage">
            <text:p>0.00%</text:p>
          </table:table-cell>
          <table:table-cell table:style-name="ce8" table:formula="of:=IF([.M179]=0;[.N179];[.K179])" office:value-type="percentage" office:value="0.00344175574956238" calcext:value-type="percentage">
            <text:p>0.34%</text:p>
          </table:table-cell>
          <table:table-cell table:style-name="ce15" table:formula="of:=[.O179]/[.$O$201]" office:value-type="percentage" office:value="0.00344194058813421" calcext:value-type="percentage">
            <text:p>0.344%</text:p>
          </table:table-cell>
          <table:table-cell table:style-name="ce17" table:formula="of:=[.P179]*[.$Q$201]" office:value-type="float" office:value="21.2505411911406" calcext:value-type="float">
            <text:p>21</text:p>
          </table:table-cell>
          <table:table-cell table:number-columns-repeated="1007"/>
        </table:table-row>
        <table:table-row table:style-name="ro2">
          <table:table-cell table:style-name="ce2" table:formula="of:=[.B180]&amp;[.D180]&amp;[.H180]" office:value-type="string" office:string-value="9102199" calcext:value-type="string">
            <text:p>910219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199" calcext:value-type="float">
            <text:p>2199</text:p>
          </table:table-cell>
          <table:table-cell table:style-name="ce2" office:value-type="float" office:value="901000012199" calcext:value-type="float">
            <text:p>901000012199</text:p>
          </table:table-cell>
          <table:table-cell table:style-name="ce3" office:value-type="float" office:value="5227" calcext:value-type="float">
            <text:p>5,227</text:p>
          </table:table-cell>
          <table:table-cell table:style-name="ce7" table:formula="of:=[.J180]/[.$J$201]" office:value-type="percentage" office:value="0.00719314566291986" calcext:value-type="percentage">
            <text:p>0.72%</text:p>
          </table:table-cell>
          <table:table-cell table:style-name="ce11" table:formula="of:=IFERROR(VLOOKUP([.$A180];[$'0-2 AÑOS'.$A$1:.$M$1048576];10;0);0)" office:value-type="float" office:value="0" calcext:value-type="float">
            <text:p>0</text:p>
          </table:table-cell>
          <table:table-cell table:style-name="ce11" table:formula="of:=IF([.L180]=0;1;0)" office:value-type="float" office:value="1" calcext:value-type="float">
            <text:p>1</text:p>
          </table:table-cell>
          <table:table-cell table:style-name="ce8" table:formula="of:=IFERROR(VLOOKUP([.$A180];[$'main comparable'.$A$2:.$P$86];16;0);0)" office:value-type="percentage" office:value="0" calcext:value-type="percentage">
            <text:p>0.00%</text:p>
          </table:table-cell>
          <table:table-cell table:style-name="ce8" table:formula="of:=IF([.M180]=0;[.N180];[.K180])" office:value-type="percentage" office:value="0.00719314566291986" calcext:value-type="percentage">
            <text:p>0.72%</text:p>
          </table:table-cell>
          <table:table-cell table:style-name="ce15" table:formula="of:=[.O180]/[.$O$201]" office:value-type="percentage" office:value="0.00719353196888346" calcext:value-type="percentage">
            <text:p>0.719%</text:p>
          </table:table-cell>
          <table:table-cell table:style-name="ce17" table:formula="of:=[.P180]*[.$Q$201]" office:value-type="float" office:value="44.4128663758865" calcext:value-type="float">
            <text:p>44</text:p>
          </table:table-cell>
          <table:table-cell table:number-columns-repeated="1007"/>
        </table:table-row>
        <table:table-row table:style-name="ro2">
          <table:table-cell table:style-name="ce2" table:formula="of:=[.B181]&amp;[.D181]&amp;[.H181]" office:value-type="string" office:string-value="9102201" calcext:value-type="string">
            <text:p>910220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901000012201" calcext:value-type="float">
            <text:p>901000012201</text:p>
          </table:table-cell>
          <table:table-cell table:style-name="ce3" office:value-type="float" office:value="2830" calcext:value-type="float">
            <text:p>2,830</text:p>
          </table:table-cell>
          <table:table-cell table:style-name="ce7" table:formula="of:=[.J181]/[.$J$201]" office:value-type="percentage" office:value="0.00389450970462277" calcext:value-type="percentage">
            <text:p>0.39%</text:p>
          </table:table-cell>
          <table:table-cell table:style-name="ce11" table:formula="of:=IFERROR(VLOOKUP([.$A181];[$'0-2 AÑOS'.$A$1:.$M$1048576];10;0);0)" office:value-type="float" office:value="3148" calcext:value-type="float">
            <text:p>3148</text:p>
          </table:table-cell>
          <table:table-cell table:style-name="ce11" table:formula="of:=IF([.L181]=0;1;0)" office:value-type="float" office:value="0" calcext:value-type="float">
            <text:p>0</text:p>
          </table:table-cell>
          <table:table-cell table:style-name="ce8" table:formula="of:=IFERROR(VLOOKUP([.$A181];[$'main comparable'.$A$2:.$P$86];16;0);0)" office:value-type="percentage" office:value="0.0041006834845284" calcext:value-type="percentage">
            <text:p>0.41%</text:p>
          </table:table-cell>
          <table:table-cell table:style-name="ce8" table:formula="of:=IF([.M181]=0;[.N181];[.K181])" office:value-type="percentage" office:value="0.0041006834845284" calcext:value-type="percentage">
            <text:p>0.41%</text:p>
          </table:table-cell>
          <table:table-cell table:style-name="ce15" table:formula="of:=[.O181]/[.$O$201]" office:value-type="percentage" office:value="0.00410090371063796" calcext:value-type="percentage">
            <text:p>0.410%</text:p>
          </table:table-cell>
          <table:table-cell table:style-name="ce17" table:formula="of:=[.P181]*[.$Q$201]" office:value-type="float" office:value="25.3189795094788" calcext:value-type="float">
            <text:p>25</text:p>
          </table:table-cell>
          <table:table-cell table:number-columns-repeated="1007"/>
        </table:table-row>
        <table:table-row table:style-name="ro2">
          <table:table-cell table:style-name="ce2" table:formula="of:=[.B182]&amp;[.D182]&amp;[.H182]" office:value-type="string" office:string-value="9102216" calcext:value-type="string">
            <text:p>91022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901000012216" calcext:value-type="float">
            <text:p>901000012216</text:p>
          </table:table-cell>
          <table:table-cell table:style-name="ce3" office:value-type="float" office:value="3253" calcext:value-type="float">
            <text:p>3,253</text:p>
          </table:table-cell>
          <table:table-cell table:style-name="ce7" table:formula="of:=[.J182]/[.$J$201]" office:value-type="percentage" office:value="0.00447662193255755" calcext:value-type="percentage">
            <text:p>0.45%</text:p>
          </table:table-cell>
          <table:table-cell table:style-name="ce11" table:formula="of:=IFERROR(VLOOKUP([.$A182];[$'0-2 AÑOS'.$A$1:.$M$1048576];10;0);0)" office:value-type="float" office:value="4171" calcext:value-type="float">
            <text:p>4171</text:p>
          </table:table-cell>
          <table:table-cell table:style-name="ce11" table:formula="of:=IF([.L182]=0;1;0)" office:value-type="float" office:value="0" calcext:value-type="float">
            <text:p>0</text:p>
          </table:table-cell>
          <table:table-cell table:style-name="ce8" table:formula="of:=IFERROR(VLOOKUP([.$A182];[$'main comparable'.$A$2:.$P$86];16;0);0)" office:value-type="percentage" office:value="0.00791527277246179" calcext:value-type="percentage">
            <text:p>0.79%</text:p>
          </table:table-cell>
          <table:table-cell table:style-name="ce8" table:formula="of:=IF([.M182]=0;[.N182];[.K182])" office:value-type="percentage" office:value="0.00791527277246179" calcext:value-type="percentage">
            <text:p>0.79%</text:p>
          </table:table-cell>
          <table:table-cell table:style-name="ce15" table:formula="of:=[.O182]/[.$O$201]" office:value-type="percentage" office:value="0.00791569786006862" calcext:value-type="percentage">
            <text:p>0.792%</text:p>
          </table:table-cell>
          <table:table-cell table:style-name="ce17" table:formula="of:=[.P182]*[.$Q$201]" office:value-type="float" office:value="48.8715185880637" calcext:value-type="float">
            <text:p>49</text:p>
          </table:table-cell>
          <table:table-cell table:number-columns-repeated="1007"/>
        </table:table-row>
        <table:table-row table:style-name="ro2">
          <table:table-cell table:style-name="ce2" table:formula="of:=[.B183]&amp;[.D183]&amp;[.H183]" office:value-type="string" office:string-value="9102220" calcext:value-type="string">
            <text:p>91022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20" calcext:value-type="float">
            <text:p>2220</text:p>
          </table:table-cell>
          <table:table-cell table:style-name="ce2" office:value-type="float" office:value="901000012220" calcext:value-type="float">
            <text:p>901000012220</text:p>
          </table:table-cell>
          <table:table-cell table:style-name="ce3" office:value-type="float" office:value="3397" calcext:value-type="float">
            <text:p>3,397</text:p>
          </table:table-cell>
          <table:table-cell table:style-name="ce7" table:formula="of:=[.J183]/[.$J$201]" office:value-type="percentage" office:value="0.00467478779738641" calcext:value-type="percentage">
            <text:p>0.47%</text:p>
          </table:table-cell>
          <table:table-cell table:style-name="ce11" table:formula="of:=IFERROR(VLOOKUP([.$A183];[$'0-2 AÑOS'.$A$1:.$M$1048576];10;0);0)" office:value-type="float" office:value="0" calcext:value-type="float">
            <text:p>0</text:p>
          </table:table-cell>
          <table:table-cell table:style-name="ce11" table:formula="of:=IF([.L183]=0;1;0)" office:value-type="float" office:value="1" calcext:value-type="float">
            <text:p>1</text:p>
          </table:table-cell>
          <table:table-cell table:style-name="ce8" table:formula="of:=IFERROR(VLOOKUP([.$A183];[$'main comparable'.$A$2:.$P$86];16;0);0)" office:value-type="percentage" office:value="0" calcext:value-type="percentage">
            <text:p>0.00%</text:p>
          </table:table-cell>
          <table:table-cell table:style-name="ce8" table:formula="of:=IF([.M183]=0;[.N183];[.K183])" office:value-type="percentage" office:value="0.00467478779738641" calcext:value-type="percentage">
            <text:p>0.47%</text:p>
          </table:table-cell>
          <table:table-cell table:style-name="ce15" table:formula="of:=[.O183]/[.$O$201]" office:value-type="percentage" office:value="0.00467503885561452" calcext:value-type="percentage">
            <text:p>0.468%</text:p>
          </table:table-cell>
          <table:table-cell table:style-name="ce17" table:formula="of:=[.P183]*[.$Q$201]" office:value-type="float" office:value="28.8636898945641" calcext:value-type="float">
            <text:p>29</text:p>
          </table:table-cell>
          <table:table-cell table:number-columns-repeated="1007"/>
        </table:table-row>
        <table:table-row table:style-name="ro2">
          <table:table-cell table:style-name="ce2" table:formula="of:=[.B184]&amp;[.D184]&amp;[.H184]" office:value-type="string" office:string-value="9102235" calcext:value-type="string">
            <text:p>910223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901000012235" calcext:value-type="float">
            <text:p>901000012235</text:p>
          </table:table-cell>
          <table:table-cell table:style-name="ce3" office:value-type="float" office:value="4172" calcext:value-type="float">
            <text:p>4,172</text:p>
          </table:table-cell>
          <table:table-cell table:style-name="ce7" table:formula="of:=[.J184]/[.$J$201]" office:value-type="percentage" office:value="0.00574130547268063" calcext:value-type="percentage">
            <text:p>0.57%</text:p>
          </table:table-cell>
          <table:table-cell table:style-name="ce11" table:formula="of:=IFERROR(VLOOKUP([.$A184];[$'0-2 AÑOS'.$A$1:.$M$1048576];10;0);0)" office:value-type="float" office:value="2796" calcext:value-type="float">
            <text:p>2796</text:p>
          </table:table-cell>
          <table:table-cell table:style-name="ce11" table:formula="of:=IF([.L184]=0;1;0)" office:value-type="float" office:value="0" calcext:value-type="float">
            <text:p>0</text:p>
          </table:table-cell>
          <table:table-cell table:style-name="ce8" table:formula="of:=IFERROR(VLOOKUP([.$A184];[$'main comparable'.$A$2:.$P$86];16;0);0)" office:value-type="percentage" office:value="0.0042437305828259" calcext:value-type="percentage">
            <text:p>0.42%</text:p>
          </table:table-cell>
          <table:table-cell table:style-name="ce8" table:formula="of:=IF([.M184]=0;[.N184];[.K184])" office:value-type="percentage" office:value="0.0042437305828259" calcext:value-type="percentage">
            <text:p>0.42%</text:p>
          </table:table-cell>
          <table:table-cell table:style-name="ce15" table:formula="of:=[.O184]/[.$O$201]" office:value-type="percentage" office:value="0.00424395849124161" calcext:value-type="percentage">
            <text:p>0.424%</text:p>
          </table:table-cell>
          <table:table-cell table:style-name="ce17" table:formula="of:=[.P184]*[.$Q$201]" office:value-type="float" office:value="26.2021997249257" calcext:value-type="float">
            <text:p>26</text:p>
          </table:table-cell>
          <table:table-cell table:number-columns-repeated="1007"/>
        </table:table-row>
        <table:table-row table:style-name="ro2">
          <table:table-cell table:style-name="ce2" table:formula="of:=[.B185]&amp;[.D185]&amp;[.H185]" office:value-type="string" office:string-value="910224A" calcext:value-type="string">
            <text:p>910224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224A</text:p>
          </table:table-cell>
          <table:table-cell table:style-name="ce2" office:value-type="string" calcext:value-type="string">
            <text:p>090100001224A</text:p>
          </table:table-cell>
          <table:table-cell table:style-name="ce3" office:value-type="float" office:value="3113" calcext:value-type="float">
            <text:p>3,113</text:p>
          </table:table-cell>
          <table:table-cell table:style-name="ce7" table:formula="of:=[.J185]/[.$J$201]" office:value-type="percentage" office:value="0.00428396067508505" calcext:value-type="percentage">
            <text:p>0.43%</text:p>
          </table:table-cell>
          <table:table-cell table:style-name="ce11" table:formula="of:=IFERROR(VLOOKUP([.$A185];[$'0-2 AÑOS'.$A$1:.$M$1048576];10;0);0)" office:value-type="float" office:value="0" calcext:value-type="float">
            <text:p>0</text:p>
          </table:table-cell>
          <table:table-cell table:style-name="ce11" table:formula="of:=IF([.L185]=0;1;0)" office:value-type="float" office:value="1" calcext:value-type="float">
            <text:p>1</text:p>
          </table:table-cell>
          <table:table-cell table:style-name="ce8" table:formula="of:=IFERROR(VLOOKUP([.$A185];[$'main comparable'.$A$2:.$P$86];16;0);0)" office:value-type="percentage" office:value="0" calcext:value-type="percentage">
            <text:p>0.00%</text:p>
          </table:table-cell>
          <table:table-cell table:style-name="ce8" table:formula="of:=IF([.M185]=0;[.N185];[.K185])" office:value-type="percentage" office:value="0.00428396067508505" calcext:value-type="percentage">
            <text:p>0.43%</text:p>
          </table:table-cell>
          <table:table-cell table:style-name="ce15" table:formula="of:=[.O185]/[.$O$201]" office:value-type="percentage" office:value="0.0042841907440471" calcext:value-type="percentage">
            <text:p>0.428%</text:p>
          </table:table-cell>
          <table:table-cell table:style-name="ce17" table:formula="of:=[.P185]*[.$Q$201]" office:value-type="float" office:value="26.4505936537468" calcext:value-type="float">
            <text:p>26</text:p>
          </table:table-cell>
          <table:table-cell table:number-columns-repeated="1007"/>
        </table:table-row>
        <table:table-row table:style-name="ro2">
          <table:table-cell table:style-name="ce2" table:formula="of:=[.B186]&amp;[.D186]&amp;[.H186]" office:value-type="string" office:string-value="9102254" calcext:value-type="string">
            <text:p>91022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54" calcext:value-type="float">
            <text:p>2254</text:p>
          </table:table-cell>
          <table:table-cell table:style-name="ce2" office:value-type="float" office:value="901000012254" calcext:value-type="float">
            <text:p>901000012254</text:p>
          </table:table-cell>
          <table:table-cell table:style-name="ce3" office:value-type="float" office:value="4367" calcext:value-type="float">
            <text:p>4,367</text:p>
          </table:table-cell>
          <table:table-cell table:style-name="ce7" table:formula="of:=[.J186]/[.$J$201]" office:value-type="percentage" office:value="0.00600965508130305" calcext:value-type="percentage">
            <text:p>0.60%</text:p>
          </table:table-cell>
          <table:table-cell table:style-name="ce11" table:formula="of:=IFERROR(VLOOKUP([.$A186];[$'0-2 AÑOS'.$A$1:.$M$1048576];10;0);0)" office:value-type="float" office:value="0" calcext:value-type="float">
            <text:p>0</text:p>
          </table:table-cell>
          <table:table-cell table:style-name="ce11" table:formula="of:=IF([.L186]=0;1;0)" office:value-type="float" office:value="1" calcext:value-type="float">
            <text:p>1</text:p>
          </table:table-cell>
          <table:table-cell table:style-name="ce8" table:formula="of:=IFERROR(VLOOKUP([.$A186];[$'main comparable'.$A$2:.$P$86];16;0);0)" office:value-type="percentage" office:value="0" calcext:value-type="percentage">
            <text:p>0.00%</text:p>
          </table:table-cell>
          <table:table-cell table:style-name="ce8" table:formula="of:=IF([.M186]=0;[.N186];[.K186])" office:value-type="percentage" office:value="0.00600965508130305" calcext:value-type="percentage">
            <text:p>0.60%</text:p>
          </table:table-cell>
          <table:table-cell table:style-name="ce15" table:formula="of:=[.O186]/[.$O$201]" office:value-type="percentage" office:value="0.00600997782822155" calcext:value-type="percentage">
            <text:p>0.601%</text:p>
          </table:table-cell>
          <table:table-cell table:style-name="ce17" table:formula="of:=[.P186]*[.$Q$201]" office:value-type="float" office:value="37.1056031114399" calcext:value-type="float">
            <text:p>37</text:p>
          </table:table-cell>
          <table:table-cell table:number-columns-repeated="1007"/>
        </table:table-row>
        <table:table-row table:style-name="ro2">
          <table:table-cell table:style-name="ce2" table:formula="of:=[.B187]&amp;[.D187]&amp;[.H187]" office:value-type="string" office:string-value="9102269" calcext:value-type="string">
            <text:p>910226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69" calcext:value-type="float">
            <text:p>2269</text:p>
          </table:table-cell>
          <table:table-cell table:style-name="ce2" office:value-type="float" office:value="901000012269" calcext:value-type="float">
            <text:p>901000012269</text:p>
          </table:table-cell>
          <table:table-cell table:style-name="ce3" office:value-type="float" office:value="1758" calcext:value-type="float">
            <text:p>1,758</text:p>
          </table:table-cell>
          <table:table-cell table:style-name="ce7" table:formula="of:=[.J187]/[.$J$201]" office:value-type="percentage" office:value="0.00241927493311902" calcext:value-type="percentage">
            <text:p>0.24%</text:p>
          </table:table-cell>
          <table:table-cell table:style-name="ce11" table:formula="of:=IFERROR(VLOOKUP([.$A187];[$'0-2 AÑOS'.$A$1:.$M$1048576];10;0);0)" office:value-type="float" office:value="1809" calcext:value-type="float">
            <text:p>1809</text:p>
          </table:table-cell>
          <table:table-cell table:style-name="ce11" table:formula="of:=IF([.L187]=0;1;0)" office:value-type="float" office:value="0" calcext:value-type="float">
            <text:p>0</text:p>
          </table:table-cell>
          <table:table-cell table:style-name="ce8" table:formula="of:=IFERROR(VLOOKUP([.$A187];[$'main comparable'.$A$2:.$P$86];16;0);0)" office:value-type="percentage" office:value="0.00257484776935504" calcext:value-type="percentage">
            <text:p>0.26%</text:p>
          </table:table-cell>
          <table:table-cell table:style-name="ce8" table:formula="of:=IF([.M187]=0;[.N187];[.K187])" office:value-type="percentage" office:value="0.00257484776935504" calcext:value-type="percentage">
            <text:p>0.26%</text:p>
          </table:table-cell>
          <table:table-cell table:style-name="ce15" table:formula="of:=[.O187]/[.$O$201]" office:value-type="percentage" office:value="0.0025749860508657" calcext:value-type="percentage">
            <text:p>0.257%</text:p>
          </table:table-cell>
          <table:table-cell table:style-name="ce17" table:formula="of:=[.P187]*[.$Q$201]" office:value-type="float" office:value="15.8979638780448" calcext:value-type="float">
            <text:p>16</text:p>
          </table:table-cell>
          <table:table-cell table:number-columns-repeated="1007"/>
        </table:table-row>
        <table:table-row table:style-name="ro2">
          <table:table-cell table:style-name="ce2" table:formula="of:=[.B188]&amp;[.D188]&amp;[.H188]" office:value-type="string" office:string-value="9102273" calcext:value-type="string">
            <text:p>91022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73" calcext:value-type="float">
            <text:p>2273</text:p>
          </table:table-cell>
          <table:table-cell table:style-name="ce2" office:value-type="float" office:value="901000012273" calcext:value-type="float">
            <text:p>901000012273</text:p>
          </table:table-cell>
          <table:table-cell table:style-name="ce2" office:value-type="float" office:value="52" calcext:value-type="float">
            <text:p>52</text:p>
          </table:table-cell>
          <table:table-cell table:style-name="ce7" table:formula="of:=[.J188]/[.$J$201]" office:value-type="percentage" office:value="0.0000715598956326445" calcext:value-type="percentage">
            <text:p>0.01%</text:p>
          </table:table-cell>
          <table:table-cell table:style-name="ce11" table:formula="of:=IFERROR(VLOOKUP([.$A188];[$'0-2 AÑOS'.$A$1:.$M$1048576];10;0);0)" office:value-type="float" office:value="80" calcext:value-type="float">
            <text:p>80</text:p>
          </table:table-cell>
          <table:table-cell table:style-name="ce11" table:formula="of:=IF([.L188]=0;1;0)" office:value-type="float" office:value="0" calcext:value-type="float">
            <text:p>0</text:p>
          </table:table-cell>
          <table:table-cell table:style-name="ce8" table:formula="of:=IFERROR(VLOOKUP([.$A188];[$'main comparable'.$A$2:.$P$86];16;0);0)" office:value-type="percentage" office:value="0" calcext:value-type="percentage">
            <text:p>0.00%</text:p>
          </table:table-cell>
          <table:table-cell table:style-name="ce8" table:formula="of:=IF([.M188]=0;[.N188];[.K188])" office:value-type="percentage" office:value="0" calcext:value-type="percentage">
            <text:p>0.00%</text:p>
          </table:table-cell>
          <table:table-cell table:style-name="ce15" table:formula="of:=[.O188]/[.$O$201]" office:value-type="percentage" office:value="0" calcext:value-type="percentage">
            <text:p>0.000%</text:p>
          </table:table-cell>
          <table:table-cell table:style-name="ce17" table:formula="of:=[.P188]*[.$Q$201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2" table:formula="of:=[.B189]&amp;[.D189]&amp;[.H189]" office:value-type="string" office:string-value="9102288" calcext:value-type="string">
            <text:p>91022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88" calcext:value-type="float">
            <text:p>2288</text:p>
          </table:table-cell>
          <table:table-cell table:style-name="ce2" office:value-type="float" office:value="901000012288" calcext:value-type="float">
            <text:p>901000012288</text:p>
          </table:table-cell>
          <table:table-cell table:style-name="ce3" office:value-type="float" office:value="5792" calcext:value-type="float">
            <text:p>5,792</text:p>
          </table:table-cell>
          <table:table-cell table:style-name="ce7" table:formula="of:=[.J189]/[.$J$201]" office:value-type="percentage" office:value="0.00797067145200533" calcext:value-type="percentage">
            <text:p>0.80%</text:p>
          </table:table-cell>
          <table:table-cell table:style-name="ce11" table:formula="of:=IFERROR(VLOOKUP([.$A189];[$'0-2 AÑOS'.$A$1:.$M$1048576];10;0);0)" office:value-type="float" office:value="5792" calcext:value-type="float">
            <text:p>5792</text:p>
          </table:table-cell>
          <table:table-cell table:style-name="ce11" table:formula="of:=IF([.L189]=0;1;0)" office:value-type="float" office:value="0" calcext:value-type="float">
            <text:p>0</text:p>
          </table:table-cell>
          <table:table-cell table:style-name="ce8" table:formula="of:=IFERROR(VLOOKUP([.$A189];[$'main comparable'.$A$2:.$P$86];16;0);0)" office:value-type="percentage" office:value="0.00700930781657761" calcext:value-type="percentage">
            <text:p>0.70%</text:p>
          </table:table-cell>
          <table:table-cell table:style-name="ce8" table:formula="of:=IF([.M189]=0;[.N189];[.K189])" office:value-type="percentage" office:value="0.00700930781657761" calcext:value-type="percentage">
            <text:p>0.70%</text:p>
          </table:table-cell>
          <table:table-cell table:style-name="ce15" table:formula="of:=[.O189]/[.$O$201]" office:value-type="percentage" office:value="0.00700968424957884" calcext:value-type="percentage">
            <text:p>0.701%</text:p>
          </table:table-cell>
          <table:table-cell table:style-name="ce17" table:formula="of:=[.P189]*[.$Q$201]" office:value-type="float" office:value="43.2777905568998" calcext:value-type="float">
            <text:p>43</text:p>
          </table:table-cell>
          <table:table-cell table:number-columns-repeated="1007"/>
        </table:table-row>
        <table:table-row table:style-name="ro2">
          <table:table-cell table:style-name="ce2" table:formula="of:=[.B190]&amp;[.D190]&amp;[.H190]" office:value-type="string" office:string-value="9102292" calcext:value-type="string">
            <text:p>910229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92" calcext:value-type="float">
            <text:p>2292</text:p>
          </table:table-cell>
          <table:table-cell table:style-name="ce2" office:value-type="float" office:value="901000012292" calcext:value-type="float">
            <text:p>901000012292</text:p>
          </table:table-cell>
          <table:table-cell table:style-name="ce3" office:value-type="float" office:value="5342" calcext:value-type="float">
            <text:p>5,342</text:p>
          </table:table-cell>
          <table:table-cell table:style-name="ce7" table:formula="of:=[.J190]/[.$J$201]" office:value-type="percentage" office:value="0.00735140312441514" calcext:value-type="percentage">
            <text:p>0.74%</text:p>
          </table:table-cell>
          <table:table-cell table:style-name="ce11" table:formula="of:=IFERROR(VLOOKUP([.$A190];[$'0-2 AÑOS'.$A$1:.$M$1048576];10;0);0)" office:value-type="float" office:value="6933" calcext:value-type="float">
            <text:p>6933</text:p>
          </table:table-cell>
          <table:table-cell table:style-name="ce11" table:formula="of:=IF([.L190]=0;1;0)" office:value-type="float" office:value="0" calcext:value-type="float">
            <text:p>0</text:p>
          </table:table-cell>
          <table:table-cell table:style-name="ce8" table:formula="of:=IFERROR(VLOOKUP([.$A190];[$'main comparable'.$A$2:.$P$86];16;0);0)" office:value-type="percentage" office:value="0.010251708711321" calcext:value-type="percentage">
            <text:p>1.03%</text:p>
          </table:table-cell>
          <table:table-cell table:style-name="ce8" table:formula="of:=IF([.M190]=0;[.N190];[.K190])" office:value-type="percentage" office:value="0.010251708711321" calcext:value-type="percentage">
            <text:p>1.03%</text:p>
          </table:table-cell>
          <table:table-cell table:style-name="ce15" table:formula="of:=[.O190]/[.$O$201]" office:value-type="percentage" office:value="0.0102522592765949" calcext:value-type="percentage">
            <text:p>1.025%</text:p>
          </table:table-cell>
          <table:table-cell table:style-name="ce17" table:formula="of:=[.P190]*[.$Q$201]" office:value-type="float" office:value="63.2974487736969" calcext:value-type="float">
            <text:p>63</text:p>
          </table:table-cell>
          <table:table-cell table:number-columns-repeated="1007"/>
        </table:table-row>
        <table:table-row table:style-name="ro2">
          <table:table-cell table:style-name="ce2" table:formula="of:=[.B191]&amp;[.D191]&amp;[.H191]" office:value-type="string" office:string-value="9102305" calcext:value-type="string">
            <text:p>910230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05" calcext:value-type="float">
            <text:p>2305</text:p>
          </table:table-cell>
          <table:table-cell table:style-name="ce2" office:value-type="float" office:value="901000012305" calcext:value-type="float">
            <text:p>901000012305</text:p>
          </table:table-cell>
          <table:table-cell table:style-name="ce3" office:value-type="float" office:value="3566" calcext:value-type="float">
            <text:p>3,566</text:p>
          </table:table-cell>
          <table:table-cell table:style-name="ce7" table:formula="of:=[.J191]/[.$J$201]" office:value-type="percentage" office:value="0.00490735745819251" calcext:value-type="percentage">
            <text:p>0.49%</text:p>
          </table:table-cell>
          <table:table-cell table:style-name="ce11" table:formula="of:=IFERROR(VLOOKUP([.$A191];[$'0-2 AÑOS'.$A$1:.$M$1048576];10;0);0)" office:value-type="float" office:value="4002" calcext:value-type="float">
            <text:p>4002</text:p>
          </table:table-cell>
          <table:table-cell table:style-name="ce11" table:formula="of:=IF([.L191]=0;1;0)" office:value-type="float" office:value="0" calcext:value-type="float">
            <text:p>0</text:p>
          </table:table-cell>
          <table:table-cell table:style-name="ce8" table:formula="of:=IFERROR(VLOOKUP([.$A191];[$'main comparable'.$A$2:.$P$86];16;0);0)" office:value-type="percentage" office:value="0.00781990804026345" calcext:value-type="percentage">
            <text:p>0.78%</text:p>
          </table:table-cell>
          <table:table-cell table:style-name="ce8" table:formula="of:=IF([.M191]=0;[.N191];[.K191])" office:value-type="percentage" office:value="0.00781990804026345" calcext:value-type="percentage">
            <text:p>0.78%</text:p>
          </table:table-cell>
          <table:table-cell table:style-name="ce15" table:formula="of:=[.O191]/[.$O$201]" office:value-type="percentage" office:value="0.00782032800633286" calcext:value-type="percentage">
            <text:p>0.782%</text:p>
          </table:table-cell>
          <table:table-cell table:style-name="ce17" table:formula="of:=[.P191]*[.$Q$201]" office:value-type="float" office:value="48.282705111099" calcext:value-type="float">
            <text:p>48</text:p>
          </table:table-cell>
          <table:table-cell table:number-columns-repeated="1007"/>
        </table:table-row>
        <table:table-row table:style-name="ro2">
          <table:table-cell table:style-name="ce2" table:formula="of:=[.B192]&amp;[.D192]&amp;[.H192]" office:value-type="string" office:string-value="910231A" calcext:value-type="string">
            <text:p>910231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231A</text:p>
          </table:table-cell>
          <table:table-cell table:style-name="ce2" office:value-type="string" calcext:value-type="string">
            <text:p>090100001231A</text:p>
          </table:table-cell>
          <table:table-cell table:style-name="ce3" office:value-type="float" office:value="2784" calcext:value-type="float">
            <text:p>2,784</text:p>
          </table:table-cell>
          <table:table-cell table:style-name="ce7" table:formula="of:=[.J192]/[.$J$201]" office:value-type="percentage" office:value="0.00383120672002466" calcext:value-type="percentage">
            <text:p>0.38%</text:p>
          </table:table-cell>
          <table:table-cell table:style-name="ce11" table:formula="of:=IFERROR(VLOOKUP([.$A192];[$'0-2 AÑOS'.$A$1:.$M$1048576];10;0);0)" office:value-type="float" office:value="2927" calcext:value-type="float">
            <text:p>2927</text:p>
          </table:table-cell>
          <table:table-cell table:style-name="ce11" table:formula="of:=IF([.L192]=0;1;0)" office:value-type="float" office:value="0" calcext:value-type="float">
            <text:p>0</text:p>
          </table:table-cell>
          <table:table-cell table:style-name="ce8" table:formula="of:=IFERROR(VLOOKUP([.$A192];[$'main comparable'.$A$2:.$P$86];16;0);0)" office:value-type="percentage" office:value="0.00433909531502423" calcext:value-type="percentage">
            <text:p>0.43%</text:p>
          </table:table-cell>
          <table:table-cell table:style-name="ce8" table:formula="of:=IF([.M192]=0;[.N192];[.K192])" office:value-type="percentage" office:value="0.00433909531502423" calcext:value-type="percentage">
            <text:p>0.43%</text:p>
          </table:table-cell>
          <table:table-cell table:style-name="ce15" table:formula="of:=[.O192]/[.$O$201]" office:value-type="percentage" office:value="0.00433932834497738" calcext:value-type="percentage">
            <text:p>0.434%</text:p>
          </table:table-cell>
          <table:table-cell table:style-name="ce17" table:formula="of:=[.P192]*[.$Q$201]" office:value-type="float" office:value="26.7910132018903" calcext:value-type="float">
            <text:p>27</text:p>
          </table:table-cell>
          <table:table-cell table:number-columns-repeated="1007"/>
        </table:table-row>
        <table:table-row table:style-name="ro2">
          <table:table-cell table:style-name="ce2" table:formula="of:=[.B193]&amp;[.D193]&amp;[.H193]" office:value-type="string" office:string-value="9102324" calcext:value-type="string">
            <text:p>91023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24" calcext:value-type="float">
            <text:p>2324</text:p>
          </table:table-cell>
          <table:table-cell table:style-name="ce2" office:value-type="float" office:value="901000012324" calcext:value-type="float">
            <text:p>901000012324</text:p>
          </table:table-cell>
          <table:table-cell table:style-name="ce3" office:value-type="float" office:value="2789" calcext:value-type="float">
            <text:p>2,789</text:p>
          </table:table-cell>
          <table:table-cell table:style-name="ce7" table:formula="of:=[.J193]/[.$J$201]" office:value-type="percentage" office:value="0.00383808747922011" calcext:value-type="percentage">
            <text:p>0.38%</text:p>
          </table:table-cell>
          <table:table-cell table:style-name="ce11" table:formula="of:=IFERROR(VLOOKUP([.$A193];[$'0-2 AÑOS'.$A$1:.$M$1048576];10;0);0)" office:value-type="float" office:value="2742" calcext:value-type="float">
            <text:p>2742</text:p>
          </table:table-cell>
          <table:table-cell table:style-name="ce11" table:formula="of:=IF([.L193]=0;1;0)" office:value-type="float" office:value="0" calcext:value-type="float">
            <text:p>0</text:p>
          </table:table-cell>
          <table:table-cell table:style-name="ce8" table:formula="of:=IFERROR(VLOOKUP([.$A193];[$'main comparable'.$A$2:.$P$86];16;0);0)" office:value-type="percentage" office:value="0.00510201317261091" calcext:value-type="percentage">
            <text:p>0.51%</text:p>
          </table:table-cell>
          <table:table-cell table:style-name="ce8" table:formula="of:=IF([.M193]=0;[.N193];[.K193])" office:value-type="percentage" office:value="0.00510201317261091" calcext:value-type="percentage">
            <text:p>0.51%</text:p>
          </table:table-cell>
          <table:table-cell table:style-name="ce15" table:formula="of:=[.O193]/[.$O$201]" office:value-type="percentage" office:value="0.00510228717486351" calcext:value-type="percentage">
            <text:p>0.510%</text:p>
          </table:table-cell>
          <table:table-cell table:style-name="ce17" table:formula="of:=[.P193]*[.$Q$201]" office:value-type="float" office:value="31.5015210176073" calcext:value-type="float">
            <text:p>32</text:p>
          </table:table-cell>
          <table:table-cell table:number-columns-repeated="1007"/>
        </table:table-row>
        <table:table-row table:style-name="ro2">
          <table:table-cell table:style-name="ce2" table:formula="of:=[.B194]&amp;[.D194]&amp;[.H194]" office:value-type="string" office:string-value="9102339" calcext:value-type="string">
            <text:p>91023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39" calcext:value-type="float">
            <text:p>2339</text:p>
          </table:table-cell>
          <table:table-cell table:style-name="ce2" office:value-type="float" office:value="901000012339" calcext:value-type="float">
            <text:p>901000012339</text:p>
          </table:table-cell>
          <table:table-cell table:style-name="ce3" office:value-type="float" office:value="2303" calcext:value-type="float">
            <text:p>2,303</text:p>
          </table:table-cell>
          <table:table-cell table:style-name="ce7" table:formula="of:=[.J194]/[.$J$201]" office:value-type="percentage" office:value="0.0031692776854227" calcext:value-type="percentage">
            <text:p>0.32%</text:p>
          </table:table-cell>
          <table:table-cell table:style-name="ce11" table:formula="of:=IFERROR(VLOOKUP([.$A194];[$'0-2 AÑOS'.$A$1:.$M$1048576];10;0);0)" office:value-type="float" office:value="3534" calcext:value-type="float">
            <text:p>3534</text:p>
          </table:table-cell>
          <table:table-cell table:style-name="ce11" table:formula="of:=IF([.L194]=0;1;0)" office:value-type="float" office:value="0" calcext:value-type="float">
            <text:p>0</text:p>
          </table:table-cell>
          <table:table-cell table:style-name="ce8" table:formula="of:=IFERROR(VLOOKUP([.$A194];[$'main comparable'.$A$2:.$P$86];16;0);0)" office:value-type="percentage" office:value="0.00481591897601591" calcext:value-type="percentage">
            <text:p>0.48%</text:p>
          </table:table-cell>
          <table:table-cell table:style-name="ce8" table:formula="of:=IF([.M194]=0;[.N194];[.K194])" office:value-type="percentage" office:value="0.00481591897601591" calcext:value-type="percentage">
            <text:p>0.48%</text:p>
          </table:table-cell>
          <table:table-cell table:style-name="ce15" table:formula="of:=[.O194]/[.$O$201]" office:value-type="percentage" office:value="0.00481617761365621" calcext:value-type="percentage">
            <text:p>0.482%</text:p>
          </table:table-cell>
          <table:table-cell table:style-name="ce17" table:formula="of:=[.P194]*[.$Q$201]" office:value-type="float" office:value="29.7350805867134" calcext:value-type="float">
            <text:p>30</text:p>
          </table:table-cell>
          <table:table-cell table:number-columns-repeated="1007"/>
        </table:table-row>
        <table:table-row table:style-name="ro2">
          <table:table-cell table:style-name="ce2" table:formula="of:=[.B195]&amp;[.D195]&amp;[.H195]" office:value-type="string" office:string-value="9102343" calcext:value-type="string">
            <text:p>910234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float" office:value="901000012343" calcext:value-type="float">
            <text:p>901000012343</text:p>
          </table:table-cell>
          <table:table-cell table:style-name="ce3" office:value-type="float" office:value="5393" calcext:value-type="float">
            <text:p>5,393</text:p>
          </table:table-cell>
          <table:table-cell table:style-name="ce7" table:formula="of:=[.J195]/[.$J$201]" office:value-type="percentage" office:value="0.00742158686820869" calcext:value-type="percentage">
            <text:p>0.74%</text:p>
          </table:table-cell>
          <table:table-cell table:style-name="ce11" table:formula="of:=IFERROR(VLOOKUP([.$A195];[$'0-2 AÑOS'.$A$1:.$M$1048576];10;0);0)" office:value-type="float" office:value="4863" calcext:value-type="float">
            <text:p>4863</text:p>
          </table:table-cell>
          <table:table-cell table:style-name="ce11" table:formula="of:=IF([.L195]=0;1;0)" office:value-type="float" office:value="0" calcext:value-type="float">
            <text:p>0</text:p>
          </table:table-cell>
          <table:table-cell table:style-name="ce8" table:formula="of:=IFERROR(VLOOKUP([.$A195];[$'main comparable'.$A$2:.$P$86];16;0);0)" office:value-type="percentage" office:value="0.00834441406735429" calcext:value-type="percentage">
            <text:p>0.83%</text:p>
          </table:table-cell>
          <table:table-cell table:style-name="ce8" table:formula="of:=IF([.M195]=0;[.N195];[.K195])" office:value-type="percentage" office:value="0.00834441406735429" calcext:value-type="percentage">
            <text:p>0.83%</text:p>
          </table:table-cell>
          <table:table-cell table:style-name="ce15" table:formula="of:=[.O195]/[.$O$201]" office:value-type="percentage" office:value="0.00834486220187957" calcext:value-type="percentage">
            <text:p>0.834%</text:p>
          </table:table-cell>
          <table:table-cell table:style-name="ce17" table:formula="of:=[.P195]*[.$Q$201]" office:value-type="float" office:value="51.5211792344045" calcext:value-type="float">
            <text:p>52</text:p>
          </table:table-cell>
          <table:table-cell table:number-columns-repeated="1007"/>
        </table:table-row>
        <table:table-row table:style-name="ro2">
          <table:table-cell table:style-name="ce2" table:formula="of:=[.B196]&amp;[.D196]&amp;[.H196]" office:value-type="string" office:string-value="9102358" calcext:value-type="string">
            <text:p>910235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58" calcext:value-type="float">
            <text:p>2358</text:p>
          </table:table-cell>
          <table:table-cell table:style-name="ce2" office:value-type="float" office:value="901000012358" calcext:value-type="float">
            <text:p>901000012358</text:p>
          </table:table-cell>
          <table:table-cell table:style-name="ce3" office:value-type="float" office:value="2250" calcext:value-type="float">
            <text:p>2,250</text:p>
          </table:table-cell>
          <table:table-cell table:style-name="ce7" table:formula="of:=[.J196]/[.$J$201]" office:value-type="percentage" office:value="0.00309634163795096" calcext:value-type="percentage">
            <text:p>0.31%</text:p>
          </table:table-cell>
          <table:table-cell table:style-name="ce11" table:formula="of:=IFERROR(VLOOKUP([.$A196];[$'0-2 AÑOS'.$A$1:.$M$1048576];10;0);0)" office:value-type="float" office:value="3083" calcext:value-type="float">
            <text:p>3083</text:p>
          </table:table-cell>
          <table:table-cell table:style-name="ce11" table:formula="of:=IF([.L196]=0;1;0)" office:value-type="float" office:value="0" calcext:value-type="float">
            <text:p>0</text:p>
          </table:table-cell>
          <table:table-cell table:style-name="ce8" table:formula="of:=IFERROR(VLOOKUP([.$A196];[$'main comparable'.$A$2:.$P$86];16;0);0)" office:value-type="percentage" office:value="0.00476823660991674" calcext:value-type="percentage">
            <text:p>0.48%</text:p>
          </table:table-cell>
          <table:table-cell table:style-name="ce8" table:formula="of:=IF([.M196]=0;[.N196];[.K196])" office:value-type="percentage" office:value="0.00476823660991674" calcext:value-type="percentage">
            <text:p>0.48%</text:p>
          </table:table-cell>
          <table:table-cell table:style-name="ce15" table:formula="of:=[.O196]/[.$O$201]" office:value-type="percentage" office:value="0.00476849268678833" calcext:value-type="percentage">
            <text:p>0.477%</text:p>
          </table:table-cell>
          <table:table-cell table:style-name="ce17" table:formula="of:=[.P196]*[.$Q$201]" office:value-type="float" office:value="29.4406738482311" calcext:value-type="float">
            <text:p>29</text:p>
          </table:table-cell>
          <table:table-cell table:number-columns-repeated="1007"/>
        </table:table-row>
        <table:table-row table:style-name="ro2">
          <table:table-cell table:style-name="ce2" table:formula="of:=[.B197]&amp;[.D197]&amp;[.H197]" office:value-type="string" office:string-value="9102362" calcext:value-type="string">
            <text:p>91023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62" calcext:value-type="float">
            <text:p>2362</text:p>
          </table:table-cell>
          <table:table-cell table:style-name="ce2" office:value-type="float" office:value="901000012362" calcext:value-type="float">
            <text:p>901000012362</text:p>
          </table:table-cell>
          <table:table-cell table:style-name="ce3" office:value-type="float" office:value="2390" calcext:value-type="float">
            <text:p>2,390</text:p>
          </table:table-cell>
          <table:table-cell table:style-name="ce7" table:formula="of:=[.J197]/[.$J$201]" office:value-type="percentage" office:value="0.00328900289542347" calcext:value-type="percentage">
            <text:p>0.33%</text:p>
          </table:table-cell>
          <table:table-cell table:style-name="ce11" table:formula="of:=IFERROR(VLOOKUP([.$A197];[$'0-2 AÑOS'.$A$1:.$M$1048576];10;0);0)" office:value-type="float" office:value="2279" calcext:value-type="float">
            <text:p>2279</text:p>
          </table:table-cell>
          <table:table-cell table:style-name="ce11" table:formula="of:=IF([.L197]=0;1;0)" office:value-type="float" office:value="0" calcext:value-type="float">
            <text:p>0</text:p>
          </table:table-cell>
          <table:table-cell table:style-name="ce8" table:formula="of:=IFERROR(VLOOKUP([.$A197];[$'main comparable'.$A$2:.$P$86];16;0);0)" office:value-type="percentage" office:value="0.0023364359388592" calcext:value-type="percentage">
            <text:p>0.23%</text:p>
          </table:table-cell>
          <table:table-cell table:style-name="ce8" table:formula="of:=IF([.M197]=0;[.N197];[.K197])" office:value-type="percentage" office:value="0.0023364359388592" calcext:value-type="percentage">
            <text:p>0.23%</text:p>
          </table:table-cell>
          <table:table-cell table:style-name="ce15" table:formula="of:=[.O197]/[.$O$201]" office:value-type="percentage" office:value="0.00233656141652628" calcext:value-type="percentage">
            <text:p>0.234%</text:p>
          </table:table-cell>
          <table:table-cell table:style-name="ce17" table:formula="of:=[.P197]*[.$Q$201]" office:value-type="float" office:value="14.4259301856333" calcext:value-type="float">
            <text:p>14</text:p>
          </table:table-cell>
          <table:table-cell table:number-columns-repeated="1007"/>
        </table:table-row>
        <table:table-row table:style-name="ro2">
          <table:table-cell table:style-name="ce2" table:formula="of:=[.B198]&amp;[.D198]&amp;[.H198]" office:value-type="string" office:string-value="9102377" calcext:value-type="string">
            <text:p>910237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901000012377" calcext:value-type="float">
            <text:p>901000012377</text:p>
          </table:table-cell>
          <table:table-cell table:style-name="ce3" office:value-type="float" office:value="2563" calcext:value-type="float">
            <text:p>2,563</text:p>
          </table:table-cell>
          <table:table-cell table:style-name="ce7" table:formula="of:=[.J198]/[.$J$201]" office:value-type="percentage" office:value="0.00352707716358592" calcext:value-type="percentage">
            <text:p>0.35%</text:p>
          </table:table-cell>
          <table:table-cell table:style-name="ce11" table:formula="of:=IFERROR(VLOOKUP([.$A198];[$'0-2 AÑOS'.$A$1:.$M$1048576];10;0);0)" office:value-type="float" office:value="2502" calcext:value-type="float">
            <text:p>2502</text:p>
          </table:table-cell>
          <table:table-cell table:style-name="ce11" table:formula="of:=IF([.L198]=0;1;0)" office:value-type="float" office:value="0" calcext:value-type="float">
            <text:p>0</text:p>
          </table:table-cell>
          <table:table-cell table:style-name="ce8" table:formula="of:=IFERROR(VLOOKUP([.$A198];[$'main comparable'.$A$2:.$P$86];16;0);0)" office:value-type="percentage" office:value="0.00305167143034671" calcext:value-type="percentage">
            <text:p>0.31%</text:p>
          </table:table-cell>
          <table:table-cell table:style-name="ce8" table:formula="of:=IF([.M198]=0;[.N198];[.K198])" office:value-type="percentage" office:value="0.00305167143034671" calcext:value-type="percentage">
            <text:p>0.31%</text:p>
          </table:table-cell>
          <table:table-cell table:style-name="ce15" table:formula="of:=[.O198]/[.$O$201]" office:value-type="percentage" office:value="0.00305183531954453" calcext:value-type="percentage">
            <text:p>0.305%</text:p>
          </table:table-cell>
          <table:table-cell table:style-name="ce17" table:formula="of:=[.P198]*[.$Q$201]" office:value-type="float" office:value="18.8420312628679" calcext:value-type="float">
            <text:p>19</text:p>
          </table:table-cell>
          <table:table-cell table:number-columns-repeated="1007"/>
        </table:table-row>
        <table:table-row table:style-name="ro2">
          <table:table-cell table:style-name="ce2" table:formula="of:=[.B199]&amp;[.D199]&amp;[.H199]" office:value-type="string" office:string-value="9102381" calcext:value-type="string">
            <text:p>910238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901000012381" calcext:value-type="float">
            <text:p>901000012381</text:p>
          </table:table-cell>
          <table:table-cell table:style-name="ce2" office:value-type="float" office:value="61" calcext:value-type="float">
            <text:p>61</text:p>
          </table:table-cell>
          <table:table-cell table:style-name="ce7" table:formula="of:=[.J199]/[.$J$201]" office:value-type="percentage" office:value="0.0000839452621844484" calcext:value-type="percentage">
            <text:p>0.01%</text:p>
          </table:table-cell>
          <table:table-cell table:style-name="ce11" table:formula="of:=IFERROR(VLOOKUP([.$A199];[$'0-2 AÑOS'.$A$1:.$M$1048576];10;0);0)" office:value-type="float" office:value="21" calcext:value-type="float">
            <text:p>21</text:p>
          </table:table-cell>
          <table:table-cell table:style-name="ce11" table:formula="of:=IF([.L199]=0;1;0)" office:value-type="float" office:value="0" calcext:value-type="float">
            <text:p>0</text:p>
          </table:table-cell>
          <table:table-cell table:style-name="ce8" table:formula="of:=IFERROR(VLOOKUP([.$A199];[$'main comparable'.$A$2:.$P$86];16;0);0)" office:value-type="percentage" office:value="0" calcext:value-type="percentage">
            <text:p>0.00%</text:p>
          </table:table-cell>
          <table:table-cell table:style-name="ce8" table:formula="of:=IF([.M199]=0;[.N199];[.K199])" office:value-type="percentage" office:value="0" calcext:value-type="percentage">
            <text:p>0.00%</text:p>
          </table:table-cell>
          <table:table-cell table:style-name="ce15" table:formula="of:=[.O199]/[.$O$201]" office:value-type="percentage" office:value="0" calcext:value-type="percentage">
            <text:p>0.000%</text:p>
          </table:table-cell>
          <table:table-cell table:style-name="ce17" table:formula="of:=[.P199]*[.$Q$201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"/>
          <table:table-cell table:style-name="ce8"/>
          <table:table-cell table:style-name="ce4"/>
          <table:table-cell/>
          <table:table-cell table:style-name="ce4"/>
          <table:table-cell table:style-name="ce14" table:number-columns-repeated="2"/>
          <table:table-cell table:style-name="ce16"/>
          <table:table-cell table:number-columns-repeated="1007"/>
        </table:table-row>
        <table:table-row table:style-name="ro1">
          <table:table-cell table:number-columns-repeated="9"/>
          <table:table-cell table:style-name="ce5" table:formula="of:=SUM([.J2:.J199])" office:value-type="float" office:value="726664" calcext:value-type="float">
            <text:p>726,664</text:p>
          </table:table-cell>
          <table:table-cell table:style-name="ce8" table:formula="of:=[.J201]/[.$J$201]" office:value-type="percentage" office:value="1" calcext:value-type="percentage">
            <text:p>100.00%</text:p>
          </table:table-cell>
          <table:table-cell table:style-name="ce4" table:formula="of:=SUM([.L2:.L199])" office:value-type="float" office:value="284482" calcext:value-type="float">
            <text:p>284482</text:p>
          </table:table-cell>
          <table:table-cell table:style-name="ce11" table:formula="of:=IF([.L201]=0;1;0)" office:value-type="float" office:value="0" calcext:value-type="float">
            <text:p>0</text:p>
          </table:table-cell>
          <table:table-cell table:style-name="ce13" table:formula="of:=SUM([.N2:.N199])" office:value-type="percentage" office:value="0.3837" calcext:value-type="percentage">
            <text:p>38.37%</text:p>
          </table:table-cell>
          <table:table-cell table:style-name="ce14" table:formula="of:=SUM([.O2:.O199])" office:value-type="percentage" office:value="0.999946298151553" calcext:value-type="percentage">
            <text:p>99.994630%</text:p>
          </table:table-cell>
          <table:table-cell table:style-name="ce14" table:formula="of:=SUM([.P2:.P199])" office:value-type="percentage" office:value="1" calcext:value-type="percentage">
            <text:p>100.000000%</text:p>
          </table:table-cell>
          <table:table-cell table:style-name="ce16" office:value-type="float" office:value="6174" calcext:value-type="float">
            <text:p>6174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" office:value-type="string" calcext:value-type="string">
            <text:p>with data</text:p>
          </table:table-cell>
          <table:table-cell table:style-name="ce9" office:value-type="percentage" office:value="0.3837" calcext:value-type="percentage">
            <text:p>38.37%</text:p>
          </table:table-cell>
          <table:table-cell table:style-name="ce12" office:value-type="float" office:value="759137" calcext:value-type="float">
            <text:p>759137</text:p>
          </table:table-cell>
          <table:table-cell table:style-name="ce11" table:formula="of:=IF([.L202]=0;1;0)" office:value-type="float" office:value="0" calcext:value-type="float">
            <text:p>0</text:p>
          </table:table-cell>
          <table:table-cell/>
          <table:table-cell table:style-name="ce11" table:formula="of:=IF([.M202]=0;[.N202];[.K202]/(1-[.$K$202])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6" office:value-type="string" calcext:value-type="string">
            <text:p>other</text:p>
          </table:table-cell>
          <table:table-cell table:style-name="ce8" table:formula="of:=1-[.K202]" office:value-type="percentage" office:value="0.6163" calcext:value-type="percentage">
            <text:p>61.63%</text:p>
          </table:table-cell>
          <table:table-cell table:number-columns-repeated="3"/>
          <table:table-cell table:style-name="ce11" table:formula="of:=IF([.M203]=0;[.N203];[.K203]/(1-[.$K$202]))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THER</text:p>
          </table:table-cell>
          <table:table-cell table:style-name="ce10" office:value-type="percentage" office:value="0.6162" calcext:value-type="percentage">
            <text:p>61.62%</text:p>
          </table:table-cell>
          <table:table-cell table:number-columns-repeated="1013"/>
        </table:table-row>
        <table:table-row table:style-name="ro4" table:number-rows-repeated="104837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MAIN.$A$1" table:cell-range-address="$MAIN.$A$1:.$Q$203"/>
        </table:named-expressions>
        <calcext:conditional-formats>
          <calcext:conditional-format calcext:target-range-address="MAIN.K2:MAIN.K199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PPT" table:style-name="ta3">
        <office:forms form:automatic-focus="false" form:apply-design-mode="false"/>
        <table:table-column table:style-name="co8" table:visibility="collapse" table:default-cell-style-name="Default"/>
        <table:table-column table:style-name="co9" table:default-cell-style-name="Default"/>
        <table:table-column table:style-name="co6" table:visibility="collapse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1015" table:default-cell-style-name="Default"/>
        <table:table-row table:style-name="ro1" table:number-rows-repeated="2">
          <table:table-cell table:style-name="ce1" table:number-columns-repeated="4"/>
          <table:table-cell table:style-name="ce58" table:number-columns-repeated="4"/>
          <table:table-cell table:style-name="ce1"/>
          <table:table-cell table:number-columns-repeated="1015"/>
        </table:table-row>
        <table:table-row table:style-name="ro1">
          <table:table-cell table:style-name="ce21" office:value-type="string" calcext:value-type="string">
            <text:p>Nombre del municipio</text:p>
          </table:table-cell>
          <table:table-cell table:style-name="ce77" office:value-type="string" calcext:value-type="string">
            <text:p>Clave de la AGEB</text:p>
          </table:table-cell>
          <table:table-cell table:style-name="ce21" office:value-type="string" calcext:value-type="string">
            <text:p>Folio de la AGEB</text:p>
          </table:table-cell>
          <table:table-cell table:style-name="ce21" office:value-type="string" calcext:value-type="string">
            <text:p>Población total coval</text:p>
          </table:table-cell>
          <table:table-cell table:style-name="ce58" office:value-type="string" calcext:value-type="string">
            <text:p>mix coneval </text:p>
          </table:table-cell>
          <table:table-cell table:style-name="ce58" office:value-type="string" calcext:value-type="string">
            <text:p>otra_AGEB</text:p>
          </table:table-cell>
          <table:table-cell table:style-name="ce58" office:value-type="string" calcext:value-type="string">
            <text:p>mix 0-2 años</text:p>
          </table:table-cell>
          <table:table-cell table:style-name="ce58" office:value-type="string" calcext:value-type="string">
            <text:p>mix 100%</text:p>
          </table:table-cell>
          <table:table-cell table:style-name="ce86" office:value-type="string" calcext:value-type="string">
            <text:p>Bebés 0-6 <text:s/>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Álvaro Obregón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901000010135" calcext:value-type="float">
            <text:p>901000010135</text:p>
          </table:table-cell>
          <table:table-cell table:style-name="ce3" office:value-type="float" office:value="10874" calcext:value-type="float">
            <text:p>10,874</text:p>
          </table:table-cell>
          <table:table-cell table:style-name="ce79" office:value-type="percentage" office:value="0.0149642750982572" calcext:value-type="percentage">
            <text:p>1.50%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percentage" office:value="0.0315657263576488" calcext:value-type="percentage">
            <text:p>3.16%</text:p>
          </table:table-cell>
          <table:table-cell table:style-name="ce26" office:value-type="percentage" office:value="0.0315674215865387" calcext:value-type="percentage">
            <text:p>3.16%</text:p>
          </table:table-cell>
          <table:table-cell table:style-name="ce17" office:value-type="float" office:value="194.89726087529" calcext:value-type="float">
            <text:p>19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Álvaro Obregón</text:p>
          </table:table-cell>
          <table:table-cell table:style-name="ce2" office:value-type="float" office:value="1171" calcext:value-type="float">
            <text:p>1171</text:p>
          </table:table-cell>
          <table:table-cell table:style-name="ce2" office:value-type="float" office:value="901000011171" calcext:value-type="float">
            <text:p>901000011171</text:p>
          </table:table-cell>
          <table:table-cell table:style-name="ce3" office:value-type="float" office:value="13351" calcext:value-type="float">
            <text:p>13,351</text:p>
          </table:table-cell>
          <table:table-cell table:style-name="ce79" office:value-type="percentage" office:value="0.0183730032036815" calcext:value-type="percentage">
            <text:p>1.84%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percentage" office:value="0" calcext:value-type="percentage">
            <text:p>0.00%</text:p>
          </table:table-cell>
          <table:table-cell table:style-name="ce26" office:value-type="percentage" office:value="0.0183739899209036" calcext:value-type="percentage">
            <text:p>1.84%</text:p>
          </table:table-cell>
          <table:table-cell table:style-name="ce17" office:value-type="float" office:value="113.441013771659" calcext:value-type="float">
            <text:p>11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Álvaro Obregón</text:p>
          </table:table-cell>
          <table:table-cell table:style-name="ce2" office:value-type="float" office:value="1858" calcext:value-type="float">
            <text:p>1858</text:p>
          </table:table-cell>
          <table:table-cell table:style-name="ce2" office:value-type="float" office:value="901000011858" calcext:value-type="float">
            <text:p>901000011858</text:p>
          </table:table-cell>
          <table:table-cell table:style-name="ce3" office:value-type="float" office:value="10926" calcext:value-type="float">
            <text:p>10,926</text:p>
          </table:table-cell>
          <table:table-cell table:style-name="ce79" office:value-type="percentage" office:value="0.0150358349938899" calcext:value-type="percentage">
            <text:p>1.50%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percentage" office:value="0" calcext:value-type="percentage">
            <text:p>0.00%</text:p>
          </table:table-cell>
          <table:table-cell table:style-name="ce26" office:value-type="percentage" office:value="0.015036642489386" calcext:value-type="percentage">
            <text:p>1.50%</text:p>
          </table:table-cell>
          <table:table-cell table:style-name="ce17" office:value-type="float" office:value="92.8362307294692" calcext:value-type="float">
            <text:p>9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Álvaro Obregón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901000010474" calcext:value-type="float">
            <text:p>901000010474</text:p>
          </table:table-cell>
          <table:table-cell table:style-name="ce3" office:value-type="float" office:value="10511" calcext:value-type="float">
            <text:p>10,511</text:p>
          </table:table-cell>
          <table:table-cell table:style-name="ce79" office:value-type="percentage" office:value="0.0144647319806678" calcext:value-type="percentage">
            <text:p>1.45%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percentage" office:value="0.0140186156331552" calcext:value-type="percentage">
            <text:p>1.40%</text:p>
          </table:table-cell>
          <table:table-cell table:style-name="ce26" office:value-type="percentage" office:value="0.0140193684991577" calcext:value-type="percentage">
            <text:p>1.40%</text:p>
          </table:table-cell>
          <table:table-cell table:style-name="ce17" office:value-type="float" office:value="86.5555811137996" calcext:value-type="float">
            <text:p>87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Álvaro Obregón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901000010563" calcext:value-type="float">
            <text:p>901000010563</text:p>
          </table:table-cell>
          <table:table-cell table:style-name="ce3" office:value-type="float" office:value="9360" calcext:value-type="float">
            <text:p>9,360</text:p>
          </table:table-cell>
          <table:table-cell table:style-name="ce79" office:value-type="percentage" office:value="0.012880781213876" calcext:value-type="percentage">
            <text:p>1.29%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percentage" office:value="0.0135894743382627" calcext:value-type="percentage">
            <text:p>1.36%</text:p>
          </table:table-cell>
          <table:table-cell table:style-name="ce26" office:value-type="percentage" office:value="0.0135902041573467" calcext:value-type="percentage">
            <text:p>1.36%</text:p>
          </table:table-cell>
          <table:table-cell table:style-name="ce17" office:value-type="float" office:value="83.9059204674587" calcext:value-type="float">
            <text:p>8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Álvaro Obregón</text:p>
          </table:table-cell>
          <table:table-cell table:style-name="ce2" office:value-type="float" office:value="2112" calcext:value-type="float">
            <text:p>2112</text:p>
          </table:table-cell>
          <table:table-cell table:style-name="ce2" office:value-type="float" office:value="901000012112" calcext:value-type="float">
            <text:p>901000012112</text:p>
          </table:table-cell>
          <table:table-cell table:style-name="ce3" office:value-type="float" office:value="9556" calcext:value-type="float">
            <text:p>9,556</text:p>
          </table:table-cell>
          <table:table-cell table:style-name="ce79" office:value-type="percentage" office:value="0.0131505069743375" calcext:value-type="percentage">
            <text:p>1.32%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percentage" office:value="0" calcext:value-type="percentage">
            <text:p>0.00%</text:p>
          </table:table-cell>
          <table:table-cell table:style-name="ce26" office:value-type="percentage" office:value="0.0131512132187967" calcext:value-type="percentage">
            <text:p>1.32%</text:p>
          </table:table-cell>
          <table:table-cell table:style-name="ce17" office:value-type="float" office:value="81.1955904128508" calcext:value-type="float">
            <text:p>8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Álvaro Obregón</text:p>
          </table:table-cell>
          <table:table-cell table:style-name="ce18" office:value-type="float" office:value="1735" calcext:value-type="float">
            <text:p>1735</text:p>
          </table:table-cell>
          <table:table-cell table:style-name="ce18" office:value-type="float" office:value="901000011735" calcext:value-type="float">
            <text:p>901000011735</text:p>
          </table:table-cell>
          <table:table-cell table:style-name="ce20" office:value-type="float" office:value="8419" calcext:value-type="float">
            <text:p>8,419</text:p>
          </table:table-cell>
          <table:table-cell table:style-name="ce22" office:value-type="percentage" office:value="0.011585822333293" calcext:value-type="percentage">
            <text:p>1.16%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7" office:value-type="percentage" office:value="0.0115864445467821" calcext:value-type="percentage">
            <text:p>1.16%</text:p>
          </table:table-cell>
          <table:table-cell table:style-name="ce29" office:value-type="float" office:value="71.5347086318325" calcext:value-type="float">
            <text:p>72</text:p>
          </table:table-cell>
          <table:table-cell table:style-name="ce58" office:value-type="string" calcext:value-type="string">
            <text:p>... etc</text:p>
          </table:table-cell>
          <table:table-cell table:number-columns-repeated="1014"/>
        </table:table-row>
        <table:table-row-group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string" calcext:value-type="string">
              <text:p>174A</text:p>
            </table:table-cell>
            <table:table-cell table:style-name="ce2" office:value-type="string" calcext:value-type="string">
              <text:p>090100001174A</text:p>
            </table:table-cell>
            <table:table-cell table:style-name="ce3" office:value-type="float" office:value="8319" calcext:value-type="float">
              <text:p>8,319</text:p>
            </table:table-cell>
            <table:table-cell table:style-name="ce79" office:value-type="percentage" office:value="0.011448207149384" calcext:value-type="percentage">
              <text:p>1.14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114488219722865" calcext:value-type="percentage">
              <text:p>1.14%</text:p>
            </table:table-cell>
            <table:table-cell table:style-name="ce17" office:value-type="float" office:value="70.6850268568968" calcext:value-type="float">
              <text:p>71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843" calcext:value-type="float">
              <text:p>1843</text:p>
            </table:table-cell>
            <table:table-cell table:style-name="ce2" office:value-type="float" office:value="901000011843" calcext:value-type="float">
              <text:p>901000011843</text:p>
            </table:table-cell>
            <table:table-cell table:style-name="ce3" office:value-type="float" office:value="7999" calcext:value-type="float">
              <text:p>7,999</text:p>
            </table:table-cell>
            <table:table-cell table:style-name="ce79" office:value-type="percentage" office:value="0.0110078385608755" calcext:value-type="percentage">
              <text:p>1.10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110084297339007" calcext:value-type="percentage">
              <text:p>1.10%</text:p>
            </table:table-cell>
            <table:table-cell table:style-name="ce17" office:value-type="float" office:value="67.9660451771027" calcext:value-type="float">
              <text:p>68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345" calcext:value-type="float">
              <text:p>1345</text:p>
            </table:table-cell>
            <table:table-cell table:style-name="ce2" office:value-type="float" office:value="901000011345" calcext:value-type="float">
              <text:p>901000011345</text:p>
            </table:table-cell>
            <table:table-cell table:style-name="ce3" office:value-type="float" office:value="7849" calcext:value-type="float">
              <text:p>7,849</text:p>
            </table:table-cell>
            <table:table-cell table:style-name="ce79" office:value-type="percentage" office:value="0.0108014157850121" calcext:value-type="percentage">
              <text:p>1.08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108019958721573" calcext:value-type="percentage">
              <text:p>1.08%</text:p>
            </table:table-cell>
            <table:table-cell table:style-name="ce17" office:value-type="float" office:value="66.6915225146993" calcext:value-type="float">
              <text:p>6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330" calcext:value-type="float">
              <text:p>1330</text:p>
            </table:table-cell>
            <table:table-cell table:style-name="ce2" office:value-type="float" office:value="901000011330" calcext:value-type="float">
              <text:p>901000011330</text:p>
            </table:table-cell>
            <table:table-cell table:style-name="ce3" office:value-type="float" office:value="7665" calcext:value-type="float">
              <text:p>7,665</text:p>
            </table:table-cell>
            <table:table-cell table:style-name="ce79" office:value-type="percentage" office:value="0.0105482038466196" calcext:value-type="percentage">
              <text:p>1.05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105487703350855" calcext:value-type="percentage">
              <text:p>1.05%</text:p>
            </table:table-cell>
            <table:table-cell table:style-name="ce17" office:value-type="float" office:value="65.1281080488177" calcext:value-type="float">
              <text:p>6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string" calcext:value-type="string">
              <text:p>167A</text:p>
            </table:table-cell>
            <table:table-cell table:style-name="ce2" office:value-type="string" calcext:value-type="string">
              <text:p>090100001167A</text:p>
            </table:table-cell>
            <table:table-cell table:style-name="ce3" office:value-type="float" office:value="7452" calcext:value-type="float">
              <text:p>7,452</text:p>
            </table:table-cell>
            <table:table-cell table:style-name="ce79" office:value-type="percentage" office:value="0.0102550835048936" calcext:value-type="percentage">
              <text:p>1.03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102556342514099" calcext:value-type="percentage">
              <text:p>1.03%</text:p>
            </table:table-cell>
            <table:table-cell table:style-name="ce17" office:value-type="float" office:value="63.3182858682047" calcext:value-type="float">
              <text:p>6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292" calcext:value-type="float">
              <text:p>2292</text:p>
            </table:table-cell>
            <table:table-cell table:style-name="ce2" office:value-type="float" office:value="901000012292" calcext:value-type="float">
              <text:p>901000012292</text:p>
            </table:table-cell>
            <table:table-cell table:style-name="ce3" office:value-type="float" office:value="5342" calcext:value-type="float">
              <text:p>5,342</text:p>
            </table:table-cell>
            <table:table-cell table:style-name="ce79" office:value-type="percentage" office:value="0.00735140312441514" calcext:value-type="percentage">
              <text:p>0.74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10251708711321" calcext:value-type="percentage">
              <text:p>1.03%</text:p>
            </table:table-cell>
            <table:table-cell table:style-name="ce26" office:value-type="percentage" office:value="0.0102522592765949" calcext:value-type="percentage">
              <text:p>1.03%</text:p>
            </table:table-cell>
            <table:table-cell table:style-name="ce17" office:value-type="float" office:value="63.2974487736969" calcext:value-type="float">
              <text:p>6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769" calcext:value-type="float">
              <text:p>1769</text:p>
            </table:table-cell>
            <table:table-cell table:style-name="ce2" office:value-type="float" office:value="901000011769" calcext:value-type="float">
              <text:p>901000011769</text:p>
            </table:table-cell>
            <table:table-cell table:style-name="ce3" office:value-type="float" office:value="7285" calcext:value-type="float">
              <text:p>7,285</text:p>
            </table:table-cell>
            <table:table-cell table:style-name="ce79" office:value-type="percentage" office:value="0.0100252661477657" calcext:value-type="percentage">
              <text:p>1.00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100258045520023" calcext:value-type="percentage">
              <text:p>1.00%</text:p>
            </table:table-cell>
            <table:table-cell table:style-name="ce17" office:value-type="float" office:value="61.8993173040622" calcext:value-type="float">
              <text:p>6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43" calcext:value-type="float">
              <text:p>243</text:p>
            </table:table-cell>
            <table:table-cell table:style-name="ce2" office:value-type="float" office:value="901000010243" calcext:value-type="float">
              <text:p>901000010243</text:p>
            </table:table-cell>
            <table:table-cell table:style-name="ce3" office:value-type="float" office:value="8431" calcext:value-type="float">
              <text:p>8,431</text:p>
            </table:table-cell>
            <table:table-cell table:style-name="ce79" office:value-type="percentage" office:value="0.011602336155362" calcext:value-type="percentage">
              <text:p>1.16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977488505032932" calcext:value-type="percentage">
              <text:p>0.98%</text:p>
            </table:table-cell>
            <table:table-cell table:style-name="ce26" office:value-type="percentage" office:value="0.00977541000791607" calcext:value-type="percentage">
              <text:p>0.98%</text:p>
            </table:table-cell>
            <table:table-cell table:style-name="ce17" office:value-type="float" office:value="60.3533813888738" calcext:value-type="float">
              <text:p>6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716" calcext:value-type="float">
              <text:p>1716</text:p>
            </table:table-cell>
            <table:table-cell table:style-name="ce2" office:value-type="float" office:value="901000011716" calcext:value-type="float">
              <text:p>901000011716</text:p>
            </table:table-cell>
            <table:table-cell table:style-name="ce3" office:value-type="float" office:value="7029" calcext:value-type="float">
              <text:p>7,029</text:p>
            </table:table-cell>
            <table:table-cell table:style-name="ce79" office:value-type="percentage" office:value="0.00967297127695881" calcext:value-type="percentage">
              <text:p>0.97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967349076129364" calcext:value-type="percentage">
              <text:p>0.97%</text:p>
            </table:table-cell>
            <table:table-cell table:style-name="ce17" office:value-type="float" office:value="59.7241319602269" calcext:value-type="float">
              <text:p>6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580" calcext:value-type="float">
              <text:p>1580</text:p>
            </table:table-cell>
            <table:table-cell table:style-name="ce2" office:value-type="float" office:value="901000011580" calcext:value-type="float">
              <text:p>901000011580</text:p>
            </table:table-cell>
            <table:table-cell table:style-name="ce3" office:value-type="float" office:value="6923" calcext:value-type="float">
              <text:p>6,923</text:p>
            </table:table-cell>
            <table:table-cell table:style-name="ce79" office:value-type="percentage" office:value="0.00952709918201535" calcext:value-type="percentage">
              <text:p>0.95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952761083232833" calcext:value-type="percentage">
              <text:p>0.95%</text:p>
            </table:table-cell>
            <table:table-cell table:style-name="ce17" office:value-type="float" office:value="58.8234692787951" calcext:value-type="float">
              <text:p>5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699" calcext:value-type="float">
              <text:p>1699</text:p>
            </table:table-cell>
            <table:table-cell table:style-name="ce2" office:value-type="float" office:value="901000011699" calcext:value-type="float">
              <text:p>901000011699</text:p>
            </table:table-cell>
            <table:table-cell table:style-name="ce3" office:value-type="float" office:value="6677" calcext:value-type="float">
              <text:p>6,677</text:p>
            </table:table-cell>
            <table:table-cell table:style-name="ce79" office:value-type="percentage" office:value="0.00918856582959938" calcext:value-type="percentage">
              <text:p>0.92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918905929906923" calcext:value-type="percentage">
              <text:p>0.92%</text:p>
            </table:table-cell>
            <table:table-cell table:style-name="ce17" office:value-type="float" office:value="56.7332521124534" calcext:value-type="float">
              <text:p>5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string" calcext:value-type="string">
              <text:p>135A</text:p>
            </table:table-cell>
            <table:table-cell table:style-name="ce2" office:value-type="string" calcext:value-type="string">
              <text:p>090100001135A</text:p>
            </table:table-cell>
            <table:table-cell table:style-name="ce3" office:value-type="float" office:value="6529" calcext:value-type="float">
              <text:p>6,529</text:p>
            </table:table-cell>
            <table:table-cell table:style-name="ce79" office:value-type="percentage" office:value="0.00898489535741416" calcext:value-type="percentage">
              <text:p>0.90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898537788881578" calcext:value-type="percentage">
              <text:p>0.90%</text:p>
            </table:table-cell>
            <table:table-cell table:style-name="ce17" office:value-type="float" office:value="55.4757230855487" calcext:value-type="float">
              <text:p>5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421" calcext:value-type="float">
              <text:p>421</text:p>
            </table:table-cell>
            <table:table-cell table:style-name="ce2" office:value-type="float" office:value="901000010421" calcext:value-type="float">
              <text:p>901000010421</text:p>
            </table:table-cell>
            <table:table-cell table:style-name="ce3" office:value-type="float" office:value="5967" calcext:value-type="float">
              <text:p>5,967</text:p>
            </table:table-cell>
            <table:table-cell table:style-name="ce79" office:value-type="percentage" office:value="0.00821149802384596" calcext:value-type="percentage">
              <text:p>0.82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886892009444514" calcext:value-type="percentage">
              <text:p>0.89%</text:p>
            </table:table-cell>
            <table:table-cell table:style-name="ce26" office:value-type="percentage" office:value="0.00886939639742629" calcext:value-type="percentage">
              <text:p>0.89%</text:p>
            </table:table-cell>
            <table:table-cell table:style-name="ce17" office:value-type="float" office:value="54.7596533577099" calcext:value-type="float">
              <text:p>5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061" calcext:value-type="float">
              <text:p>2061</text:p>
            </table:table-cell>
            <table:table-cell table:style-name="ce2" office:value-type="float" office:value="901000012061" calcext:value-type="float">
              <text:p>901000012061</text:p>
            </table:table-cell>
            <table:table-cell table:style-name="ce3" office:value-type="float" office:value="6415" calcext:value-type="float">
              <text:p>6,415</text:p>
            </table:table-cell>
            <table:table-cell table:style-name="ce79" office:value-type="percentage" office:value="0.00882801404775797" calcext:value-type="percentage">
              <text:p>0.88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882848815389084" calcext:value-type="percentage">
              <text:p>0.88%</text:p>
            </table:table-cell>
            <table:table-cell table:style-name="ce17" office:value-type="float" office:value="54.507085862122" calcext:value-type="float">
              <text:p>5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864" calcext:value-type="float">
              <text:p>864</text:p>
            </table:table-cell>
            <table:table-cell table:style-name="ce2" office:value-type="float" office:value="901000010864" calcext:value-type="float">
              <text:p>901000010864</text:p>
            </table:table-cell>
            <table:table-cell table:style-name="ce3" office:value-type="float" office:value="5690" calcext:value-type="float">
              <text:p>5,690</text:p>
            </table:table-cell>
            <table:table-cell table:style-name="ce79" office:value-type="percentage" office:value="0.00783030396441822" calcext:value-type="percentage">
              <text:p>0.78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882123772834597" calcext:value-type="percentage">
              <text:p>0.88%</text:p>
            </table:table-cell>
            <table:table-cell table:style-name="ce26" office:value-type="percentage" office:value="0.00882171147055841" calcext:value-type="percentage">
              <text:p>0.88%</text:p>
            </table:table-cell>
            <table:table-cell table:style-name="ce17" office:value-type="float" office:value="54.4652466192276" calcext:value-type="float">
              <text:p>5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351" calcext:value-type="float">
              <text:p>351</text:p>
            </table:table-cell>
            <table:table-cell table:style-name="ce2" office:value-type="float" office:value="901000010351" calcext:value-type="float">
              <text:p>901000010351</text:p>
            </table:table-cell>
            <table:table-cell table:style-name="ce3" office:value-type="float" office:value="4317" calcext:value-type="float">
              <text:p>4,317</text:p>
            </table:table-cell>
            <table:table-cell table:style-name="ce79" office:value-type="percentage" office:value="0.00594084748934858" calcext:value-type="percentage">
              <text:p>0.59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858282589785013" calcext:value-type="percentage">
              <text:p>0.86%</text:p>
            </table:table-cell>
            <table:table-cell table:style-name="ce26" office:value-type="percentage" office:value="0.00858328683621899" calcext:value-type="percentage">
              <text:p>0.86%</text:p>
            </table:table-cell>
            <table:table-cell table:style-name="ce17" office:value-type="float" office:value="52.9932129268161" calcext:value-type="float">
              <text:p>5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328" calcext:value-type="float">
              <text:p>328</text:p>
            </table:table-cell>
            <table:table-cell table:style-name="ce2" office:value-type="float" office:value="901000010328" calcext:value-type="float">
              <text:p>901000010328</text:p>
            </table:table-cell>
            <table:table-cell table:style-name="ce3" office:value-type="float" office:value="8046" calcext:value-type="float">
              <text:p>8,046</text:p>
            </table:table-cell>
            <table:table-cell table:style-name="ce79" office:value-type="percentage" office:value="0.0110725176973127" calcext:value-type="percentage">
              <text:p>1.11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853514353175096" calcext:value-type="percentage">
              <text:p>0.85%</text:p>
            </table:table-cell>
            <table:table-cell table:style-name="ce26" office:value-type="percentage" office:value="0.00853560190935111" calcext:value-type="percentage">
              <text:p>0.85%</text:p>
            </table:table-cell>
            <table:table-cell table:style-name="ce17" office:value-type="float" office:value="52.6988061883337" calcext:value-type="float">
              <text:p>5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557" calcext:value-type="float">
              <text:p>1557</text:p>
            </table:table-cell>
            <table:table-cell table:style-name="ce2" office:value-type="float" office:value="901000011557" calcext:value-type="float">
              <text:p>901000011557</text:p>
            </table:table-cell>
            <table:table-cell table:style-name="ce3" office:value-type="float" office:value="6184" calcext:value-type="float">
              <text:p>6,184</text:p>
            </table:table-cell>
            <table:table-cell table:style-name="ce79" office:value-type="percentage" office:value="0.00851012297292834" calcext:value-type="percentage">
              <text:p>0.85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851058000680607" calcext:value-type="percentage">
              <text:p>0.85%</text:p>
            </table:table-cell>
            <table:table-cell table:style-name="ce17" office:value-type="float" office:value="52.5443209620207" calcext:value-type="float">
              <text:p>5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343" calcext:value-type="float">
              <text:p>2343</text:p>
            </table:table-cell>
            <table:table-cell table:style-name="ce2" office:value-type="float" office:value="901000012343" calcext:value-type="float">
              <text:p>901000012343</text:p>
            </table:table-cell>
            <table:table-cell table:style-name="ce3" office:value-type="float" office:value="5393" calcext:value-type="float">
              <text:p>5,393</text:p>
            </table:table-cell>
            <table:table-cell table:style-name="ce79" office:value-type="percentage" office:value="0.00742158686820869" calcext:value-type="percentage">
              <text:p>0.74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83444140673543" calcext:value-type="percentage">
              <text:p>0.83%</text:p>
            </table:table-cell>
            <table:table-cell table:style-name="ce26" office:value-type="percentage" office:value="0.00834486220187958" calcext:value-type="percentage">
              <text:p>0.83%</text:p>
            </table:table-cell>
            <table:table-cell table:style-name="ce17" office:value-type="float" office:value="51.5211792344045" calcext:value-type="float">
              <text:p>5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078" calcext:value-type="float">
              <text:p>1078</text:p>
            </table:table-cell>
            <table:table-cell table:style-name="ce2" office:value-type="float" office:value="901000011078" calcext:value-type="float">
              <text:p>901000011078</text:p>
            </table:table-cell>
            <table:table-cell table:style-name="ce3" office:value-type="float" office:value="6026" calcext:value-type="float">
              <text:p>6,026</text:p>
            </table:table-cell>
            <table:table-cell table:style-name="ce79" office:value-type="percentage" office:value="0.00829269098235223" calcext:value-type="percentage">
              <text:p>0.83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829313633910307" calcext:value-type="percentage">
              <text:p>0.83%</text:p>
            </table:table-cell>
            <table:table-cell table:style-name="ce17" office:value-type="float" office:value="51.2018237576223" calcext:value-type="float">
              <text:p>51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313" calcext:value-type="float">
              <text:p>313</text:p>
            </table:table-cell>
            <table:table-cell table:style-name="ce2" office:value-type="float" office:value="901000010313" calcext:value-type="float">
              <text:p>901000010313</text:p>
            </table:table-cell>
            <table:table-cell table:style-name="ce3" office:value-type="float" office:value="6163" calcext:value-type="float">
              <text:p>6,163</text:p>
            </table:table-cell>
            <table:table-cell table:style-name="ce79" office:value-type="percentage" office:value="0.00848122378430747" calcext:value-type="percentage">
              <text:p>0.85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820136696905679" calcext:value-type="percentage">
              <text:p>0.82%</text:p>
            </table:table-cell>
            <table:table-cell table:style-name="ce26" office:value-type="percentage" office:value="0.00820180742127592" calcext:value-type="percentage">
              <text:p>0.82%</text:p>
            </table:table-cell>
            <table:table-cell table:style-name="ce17" office:value-type="float" office:value="50.6379590189576" calcext:value-type="float">
              <text:p>51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332" calcext:value-type="float">
              <text:p>332</text:p>
            </table:table-cell>
            <table:table-cell table:style-name="ce2" office:value-type="float" office:value="901000010332" calcext:value-type="float">
              <text:p>901000010332</text:p>
            </table:table-cell>
            <table:table-cell table:style-name="ce3" office:value-type="float" office:value="4733" calcext:value-type="float">
              <text:p>4,733</text:p>
            </table:table-cell>
            <table:table-cell table:style-name="ce79" office:value-type="percentage" office:value="0.00651332665440974" calcext:value-type="percentage">
              <text:p>0.65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810600223685846" calcext:value-type="percentage">
              <text:p>0.81%</text:p>
            </table:table-cell>
            <table:table-cell table:style-name="ce26" office:value-type="percentage" office:value="0.00810643756754016" calcext:value-type="percentage">
              <text:p>0.81%</text:p>
            </table:table-cell>
            <table:table-cell table:style-name="ce17" office:value-type="float" office:value="50.0491455419929" calcext:value-type="float">
              <text:p>5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578" calcext:value-type="float">
              <text:p>578</text:p>
            </table:table-cell>
            <table:table-cell table:style-name="ce2" office:value-type="float" office:value="901000010578" calcext:value-type="float">
              <text:p>901000010578</text:p>
            </table:table-cell>
            <table:table-cell table:style-name="ce3" office:value-type="float" office:value="6934" calcext:value-type="float">
              <text:p>6,934</text:p>
            </table:table-cell>
            <table:table-cell table:style-name="ce79" office:value-type="percentage" office:value="0.00954223685224533" calcext:value-type="percentage">
              <text:p>0.95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791527277246179" calcext:value-type="percentage">
              <text:p>0.79%</text:p>
            </table:table-cell>
            <table:table-cell table:style-name="ce26" office:value-type="percentage" office:value="0.00791569786006863" calcext:value-type="percentage">
              <text:p>0.79%</text:p>
            </table:table-cell>
            <table:table-cell table:style-name="ce17" office:value-type="float" office:value="48.8715185880637" calcext:value-type="float">
              <text:p>4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216" calcext:value-type="float">
              <text:p>2216</text:p>
            </table:table-cell>
            <table:table-cell table:style-name="ce2" office:value-type="float" office:value="901000012216" calcext:value-type="float">
              <text:p>901000012216</text:p>
            </table:table-cell>
            <table:table-cell table:style-name="ce3" office:value-type="float" office:value="3253" calcext:value-type="float">
              <text:p>3,253</text:p>
            </table:table-cell>
            <table:table-cell table:style-name="ce79" office:value-type="percentage" office:value="0.00447662193255755" calcext:value-type="percentage">
              <text:p>0.45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791527277246179" calcext:value-type="percentage">
              <text:p>0.79%</text:p>
            </table:table-cell>
            <table:table-cell table:style-name="ce26" office:value-type="percentage" office:value="0.00791569786006863" calcext:value-type="percentage">
              <text:p>0.79%</text:p>
            </table:table-cell>
            <table:table-cell table:style-name="ce17" office:value-type="float" office:value="48.8715185880637" calcext:value-type="float">
              <text:p>4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364" calcext:value-type="float">
              <text:p>1364</text:p>
            </table:table-cell>
            <table:table-cell table:style-name="ce2" office:value-type="float" office:value="901000011364" calcext:value-type="float">
              <text:p>901000011364</text:p>
            </table:table-cell>
            <table:table-cell table:style-name="ce3" office:value-type="float" office:value="5744" calcext:value-type="float">
              <text:p>5,744</text:p>
            </table:table-cell>
            <table:table-cell table:style-name="ce79" office:value-type="percentage" office:value="0.00790461616372904" calcext:value-type="percentage">
              <text:p>0.79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790504067902556" calcext:value-type="percentage">
              <text:p>0.79%</text:p>
            </table:table-cell>
            <table:table-cell table:style-name="ce17" office:value-type="float" office:value="48.8057211523038" calcext:value-type="float">
              <text:p>4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595" calcext:value-type="float">
              <text:p>1595</text:p>
            </table:table-cell>
            <table:table-cell table:style-name="ce2" office:value-type="float" office:value="901000011595" calcext:value-type="float">
              <text:p>901000011595</text:p>
            </table:table-cell>
            <table:table-cell table:style-name="ce3" office:value-type="float" office:value="5743" calcext:value-type="float">
              <text:p>5,743</text:p>
            </table:table-cell>
            <table:table-cell table:style-name="ce79" office:value-type="percentage" office:value="0.00790324001188995" calcext:value-type="percentage">
              <text:p>0.79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79036644532806" calcext:value-type="percentage">
              <text:p>0.79%</text:p>
            </table:table-cell>
            <table:table-cell table:style-name="ce17" office:value-type="float" office:value="48.7972243345544" calcext:value-type="float">
              <text:p>4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627" calcext:value-type="float">
              <text:p>1627</text:p>
            </table:table-cell>
            <table:table-cell table:style-name="ce2" office:value-type="float" office:value="901000011627" calcext:value-type="float">
              <text:p>901000011627</text:p>
            </table:table-cell>
            <table:table-cell table:style-name="ce3" office:value-type="float" office:value="5687" calcext:value-type="float">
              <text:p>5,687</text:p>
            </table:table-cell>
            <table:table-cell table:style-name="ce79" office:value-type="percentage" office:value="0.00782617550890095" calcext:value-type="percentage">
              <text:p>0.78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782659581156308" calcext:value-type="percentage">
              <text:p>0.78%</text:p>
            </table:table-cell>
            <table:table-cell table:style-name="ce17" office:value-type="float" office:value="48.3214025405905" calcext:value-type="float">
              <text:p>48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305" calcext:value-type="float">
              <text:p>2305</text:p>
            </table:table-cell>
            <table:table-cell table:style-name="ce2" office:value-type="float" office:value="901000012305" calcext:value-type="float">
              <text:p>901000012305</text:p>
            </table:table-cell>
            <table:table-cell table:style-name="ce3" office:value-type="float" office:value="3566" calcext:value-type="float">
              <text:p>3,566</text:p>
            </table:table-cell>
            <table:table-cell table:style-name="ce79" office:value-type="percentage" office:value="0.00490735745819251" calcext:value-type="percentage">
              <text:p>0.49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781990804026345" calcext:value-type="percentage">
              <text:p>0.78%</text:p>
            </table:table-cell>
            <table:table-cell table:style-name="ce26" office:value-type="percentage" office:value="0.00782032800633286" calcext:value-type="percentage">
              <text:p>0.78%</text:p>
            </table:table-cell>
            <table:table-cell table:style-name="ce17" office:value-type="float" office:value="48.2827051110991" calcext:value-type="float">
              <text:p>48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string" calcext:value-type="string">
              <text:p>181A</text:p>
            </table:table-cell>
            <table:table-cell table:style-name="ce2" office:value-type="string" calcext:value-type="string">
              <text:p>090100001181A</text:p>
            </table:table-cell>
            <table:table-cell table:style-name="ce3" office:value-type="float" office:value="5583" calcext:value-type="float">
              <text:p>5,583</text:p>
            </table:table-cell>
            <table:table-cell table:style-name="ce79" office:value-type="percentage" office:value="0.00768305571763566" calcext:value-type="percentage">
              <text:p>0.77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768346833408769" calcext:value-type="percentage">
              <text:p>0.77%</text:p>
            </table:table-cell>
            <table:table-cell table:style-name="ce17" office:value-type="float" office:value="47.4377334946574" calcext:value-type="float">
              <text:p>4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038" calcext:value-type="float">
              <text:p>2038</text:p>
            </table:table-cell>
            <table:table-cell table:style-name="ce2" office:value-type="float" office:value="901000012038" calcext:value-type="float">
              <text:p>901000012038</text:p>
            </table:table-cell>
            <table:table-cell table:style-name="ce3" office:value-type="float" office:value="3684" calcext:value-type="float">
              <text:p>3,684</text:p>
            </table:table-cell>
            <table:table-cell table:style-name="ce79" office:value-type="percentage" office:value="0.00506974337520505" calcext:value-type="percentage">
              <text:p>0.51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758149620976762" calcext:value-type="percentage">
              <text:p>0.76%</text:p>
            </table:table-cell>
            <table:table-cell table:style-name="ce26" office:value-type="percentage" office:value="0.00758190337199344" calcext:value-type="percentage">
              <text:p>0.76%</text:p>
            </table:table-cell>
            <table:table-cell table:style-name="ce17" office:value-type="float" office:value="46.8106714186875" calcext:value-type="float">
              <text:p>4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667" calcext:value-type="float">
              <text:p>667</text:p>
            </table:table-cell>
            <table:table-cell table:style-name="ce2" office:value-type="float" office:value="901000010667" calcext:value-type="float">
              <text:p>901000010667</text:p>
            </table:table-cell>
            <table:table-cell table:style-name="ce3" office:value-type="float" office:value="4771" calcext:value-type="float">
              <text:p>4,771</text:p>
            </table:table-cell>
            <table:table-cell table:style-name="ce79" office:value-type="percentage" office:value="0.00656562042429514" calcext:value-type="percentage">
              <text:p>0.66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753381384366845" calcext:value-type="percentage">
              <text:p>0.75%</text:p>
            </table:table-cell>
            <table:table-cell table:style-name="ce26" office:value-type="percentage" office:value="0.00753421844512556" calcext:value-type="percentage">
              <text:p>0.75%</text:p>
            </table:table-cell>
            <table:table-cell table:style-name="ce17" office:value-type="float" office:value="46.5162646802052" calcext:value-type="float">
              <text:p>4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434" calcext:value-type="float">
              <text:p>1434</text:p>
            </table:table-cell>
            <table:table-cell table:style-name="ce2" office:value-type="float" office:value="901000011434" calcext:value-type="float">
              <text:p>901000011434</text:p>
            </table:table-cell>
            <table:table-cell table:style-name="ce3" office:value-type="float" office:value="5422" calcext:value-type="float">
              <text:p>5,422</text:p>
            </table:table-cell>
            <table:table-cell table:style-name="ce79" office:value-type="percentage" office:value="0.00746149527154228" calcext:value-type="percentage">
              <text:p>0.75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746189598914982" calcext:value-type="percentage">
              <text:p>0.75%</text:p>
            </table:table-cell>
            <table:table-cell table:style-name="ce17" office:value-type="float" office:value="46.069745837011" calcext:value-type="float">
              <text:p>4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440" calcext:value-type="float">
              <text:p>440</text:p>
            </table:table-cell>
            <table:table-cell table:style-name="ce2" office:value-type="float" office:value="901000010440" calcext:value-type="float">
              <text:p>901000010440</text:p>
            </table:table-cell>
            <table:table-cell table:style-name="ce3" office:value-type="float" office:value="5038" calcext:value-type="float">
              <text:p>5,038</text:p>
            </table:table-cell>
            <table:table-cell table:style-name="ce79" office:value-type="percentage" office:value="0.00693305296533198" calcext:value-type="percentage">
              <text:p>0.69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734308437927178" calcext:value-type="percentage">
              <text:p>0.73%</text:p>
            </table:table-cell>
            <table:table-cell table:style-name="ce26" office:value-type="percentage" office:value="0.00734347873765403" calcext:value-type="percentage">
              <text:p>0.73%</text:p>
            </table:table-cell>
            <table:table-cell table:style-name="ce17" office:value-type="float" office:value="45.338637726276" calcext:value-type="float">
              <text:p>4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631" calcext:value-type="float">
              <text:p>1631</text:p>
            </table:table-cell>
            <table:table-cell table:style-name="ce2" office:value-type="float" office:value="901000011631" calcext:value-type="float">
              <text:p>901000011631</text:p>
            </table:table-cell>
            <table:table-cell table:style-name="ce3" office:value-type="float" office:value="5312" calcext:value-type="float">
              <text:p>5,312</text:p>
            </table:table-cell>
            <table:table-cell table:style-name="ce79" office:value-type="percentage" office:value="0.00731011856924246" calcext:value-type="percentage">
              <text:p>0.73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731051115720469" calcext:value-type="percentage">
              <text:p>0.73%</text:p>
            </table:table-cell>
            <table:table-cell table:style-name="ce17" office:value-type="float" office:value="45.1350958845818" calcext:value-type="float">
              <text:p>4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095" calcext:value-type="float">
              <text:p>2095</text:p>
            </table:table-cell>
            <table:table-cell table:style-name="ce2" office:value-type="float" office:value="901000012095" calcext:value-type="float">
              <text:p>901000012095</text:p>
            </table:table-cell>
            <table:table-cell table:style-name="ce3" office:value-type="float" office:value="5291" calcext:value-type="float">
              <text:p>5,291</text:p>
            </table:table-cell>
            <table:table-cell table:style-name="ce79" office:value-type="percentage" office:value="0.00728121938062158" calcext:value-type="percentage">
              <text:p>0.73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728161041656062" calcext:value-type="percentage">
              <text:p>0.73%</text:p>
            </table:table-cell>
            <table:table-cell table:style-name="ce17" office:value-type="float" office:value="44.9566627118453" calcext:value-type="float">
              <text:p>4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646" calcext:value-type="float">
              <text:p>1646</text:p>
            </table:table-cell>
            <table:table-cell table:style-name="ce2" office:value-type="float" office:value="901000011646" calcext:value-type="float">
              <text:p>901000011646</text:p>
            </table:table-cell>
            <table:table-cell table:style-name="ce3" office:value-type="float" office:value="5279" calcext:value-type="float">
              <text:p>5,279</text:p>
            </table:table-cell>
            <table:table-cell table:style-name="ce79" office:value-type="percentage" office:value="0.00726470555855251" calcext:value-type="percentage">
              <text:p>0.73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726509570762116" calcext:value-type="percentage">
              <text:p>0.73%</text:p>
            </table:table-cell>
            <table:table-cell table:style-name="ce17" office:value-type="float" office:value="44.854700898853" calcext:value-type="float">
              <text:p>4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199" calcext:value-type="float">
              <text:p>2199</text:p>
            </table:table-cell>
            <table:table-cell table:style-name="ce2" office:value-type="float" office:value="901000012199" calcext:value-type="float">
              <text:p>901000012199</text:p>
            </table:table-cell>
            <table:table-cell table:style-name="ce3" office:value-type="float" office:value="5227" calcext:value-type="float">
              <text:p>5,227</text:p>
            </table:table-cell>
            <table:table-cell table:style-name="ce79" office:value-type="percentage" office:value="0.00719314566291986" calcext:value-type="percentage">
              <text:p>0.72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719353196888346" calcext:value-type="percentage">
              <text:p>0.72%</text:p>
            </table:table-cell>
            <table:table-cell table:style-name="ce17" office:value-type="float" office:value="44.4128663758865" calcext:value-type="float">
              <text:p>4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453" calcext:value-type="float">
              <text:p>1453</text:p>
            </table:table-cell>
            <table:table-cell table:style-name="ce2" office:value-type="float" office:value="901000011453" calcext:value-type="float">
              <text:p>901000011453</text:p>
            </table:table-cell>
            <table:table-cell table:style-name="ce3" office:value-type="float" office:value="5214" calcext:value-type="float">
              <text:p>5,214</text:p>
            </table:table-cell>
            <table:table-cell table:style-name="ce79" office:value-type="percentage" office:value="0.0071752556890117" calcext:value-type="percentage">
              <text:p>0.72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717564103419904" calcext:value-type="percentage">
              <text:p>0.72%</text:p>
            </table:table-cell>
            <table:table-cell table:style-name="ce17" office:value-type="float" office:value="44.3024077451448" calcext:value-type="float">
              <text:p>4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839" calcext:value-type="float">
              <text:p>1839</text:p>
            </table:table-cell>
            <table:table-cell table:style-name="ce2" office:value-type="float" office:value="901000011839" calcext:value-type="float">
              <text:p>901000011839</text:p>
            </table:table-cell>
            <table:table-cell table:style-name="ce3" office:value-type="float" office:value="5213" calcext:value-type="float">
              <text:p>5,213</text:p>
            </table:table-cell>
            <table:table-cell table:style-name="ce79" office:value-type="percentage" office:value="0.00717387953717261" calcext:value-type="percentage">
              <text:p>0.72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717426480845408" calcext:value-type="percentage">
              <text:p>0.72%</text:p>
            </table:table-cell>
            <table:table-cell table:style-name="ce17" office:value-type="float" office:value="44.2939109273955" calcext:value-type="float">
              <text:p>4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148" calcext:value-type="float">
              <text:p>1148</text:p>
            </table:table-cell>
            <table:table-cell table:style-name="ce2" office:value-type="float" office:value="901000011148" calcext:value-type="float">
              <text:p>901000011148</text:p>
            </table:table-cell>
            <table:table-cell table:style-name="ce3" office:value-type="float" office:value="5113" calcext:value-type="float">
              <text:p>5,113</text:p>
            </table:table-cell>
            <table:table-cell table:style-name="ce79" office:value-type="percentage" office:value="0.00703626435326368" calcext:value-type="percentage">
              <text:p>0.70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703664223395851" calcext:value-type="percentage">
              <text:p>0.70%</text:p>
            </table:table-cell>
            <table:table-cell table:style-name="ce17" office:value-type="float" office:value="43.4442291524598" calcext:value-type="float">
              <text:p>4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288" calcext:value-type="float">
              <text:p>2288</text:p>
            </table:table-cell>
            <table:table-cell table:style-name="ce2" office:value-type="float" office:value="901000012288" calcext:value-type="float">
              <text:p>901000012288</text:p>
            </table:table-cell>
            <table:table-cell table:style-name="ce3" office:value-type="float" office:value="5792" calcext:value-type="float">
              <text:p>5,792</text:p>
            </table:table-cell>
            <table:table-cell table:style-name="ce79" office:value-type="percentage" office:value="0.00797067145200533" calcext:value-type="percentage">
              <text:p>0.80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700930781657761" calcext:value-type="percentage">
              <text:p>0.70%</text:p>
            </table:table-cell>
            <table:table-cell table:style-name="ce26" office:value-type="percentage" office:value="0.00700968424957884" calcext:value-type="percentage">
              <text:p>0.70%</text:p>
            </table:table-cell>
            <table:table-cell table:style-name="ce17" office:value-type="float" office:value="43.2777905568998" calcext:value-type="float">
              <text:p>4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824" calcext:value-type="float">
              <text:p>1824</text:p>
            </table:table-cell>
            <table:table-cell table:style-name="ce2" office:value-type="float" office:value="901000011824" calcext:value-type="float">
              <text:p>901000011824</text:p>
            </table:table-cell>
            <table:table-cell table:style-name="ce3" office:value-type="float" office:value="5001" calcext:value-type="float">
              <text:p>5,001</text:p>
            </table:table-cell>
            <table:table-cell table:style-name="ce79" office:value-type="percentage" office:value="0.00688213534728568" calcext:value-type="percentage">
              <text:p>0.69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688250495052347" calcext:value-type="percentage">
              <text:p>0.69%</text:p>
            </table:table-cell>
            <table:table-cell table:style-name="ce17" office:value-type="float" office:value="42.4925855645319" calcext:value-type="float">
              <text:p>4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684" calcext:value-type="float">
              <text:p>1684</text:p>
            </table:table-cell>
            <table:table-cell table:style-name="ce2" office:value-type="float" office:value="901000011684" calcext:value-type="float">
              <text:p>901000011684</text:p>
            </table:table-cell>
            <table:table-cell table:style-name="ce3" office:value-type="float" office:value="4995" calcext:value-type="float">
              <text:p>4,995</text:p>
            </table:table-cell>
            <table:table-cell table:style-name="ce79" office:value-type="percentage" office:value="0.00687387843625114" calcext:value-type="percentage">
              <text:p>0.69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687424759605374" calcext:value-type="percentage">
              <text:p>0.69%</text:p>
            </table:table-cell>
            <table:table-cell table:style-name="ce17" office:value-type="float" office:value="42.4416046580358" calcext:value-type="float">
              <text:p>4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46" calcext:value-type="float">
              <text:p>46</text:p>
            </table:table-cell>
            <table:table-cell table:style-name="ce2" office:value-type="float" office:value="901000010046" calcext:value-type="float">
              <text:p>901000010046</text:p>
            </table:table-cell>
            <table:table-cell table:style-name="ce3" office:value-type="float" office:value="5634" calcext:value-type="float">
              <text:p>5,634</text:p>
            </table:table-cell>
            <table:table-cell table:style-name="ce79" office:value-type="percentage" office:value="0.00775323946142922" calcext:value-type="percentage">
              <text:p>0.78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68662607182801" calcext:value-type="percentage">
              <text:p>0.69%</text:p>
            </table:table-cell>
            <table:table-cell table:style-name="ce26" office:value-type="percentage" office:value="0.00686662946897519" calcext:value-type="percentage">
              <text:p>0.69%</text:p>
            </table:table-cell>
            <table:table-cell table:style-name="ce17" office:value-type="float" office:value="42.3945703414528" calcext:value-type="float">
              <text:p>4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650" calcext:value-type="float">
              <text:p>1650</text:p>
            </table:table-cell>
            <table:table-cell table:style-name="ce2" office:value-type="float" office:value="901000011650" calcext:value-type="float">
              <text:p>901000011650</text:p>
            </table:table-cell>
            <table:table-cell table:style-name="ce3" office:value-type="float" office:value="4960" calcext:value-type="float">
              <text:p>4,960</text:p>
            </table:table-cell>
            <table:table-cell table:style-name="ce79" office:value-type="percentage" office:value="0.00682571312188302" calcext:value-type="percentage">
              <text:p>0.68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682607969498029" calcext:value-type="percentage">
              <text:p>0.68%</text:p>
            </table:table-cell>
            <table:table-cell table:style-name="ce17" office:value-type="float" office:value="42.1442160368083" calcext:value-type="float">
              <text:p>4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16" calcext:value-type="float">
              <text:p>116</text:p>
            </table:table-cell>
            <table:table-cell table:style-name="ce2" office:value-type="float" office:value="901000010116" calcext:value-type="float">
              <text:p>901000010116</text:p>
            </table:table-cell>
            <table:table-cell table:style-name="ce3" office:value-type="float" office:value="4258" calcext:value-type="float">
              <text:p>4,258</text:p>
            </table:table-cell>
            <table:table-cell table:style-name="ce79" office:value-type="percentage" office:value="0.00585965453084232" calcext:value-type="percentage">
              <text:p>0.59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667553125388344" calcext:value-type="percentage">
              <text:p>0.67%</text:p>
            </table:table-cell>
            <table:table-cell table:style-name="ce26" office:value-type="percentage" office:value="0.00667588976150366" calcext:value-type="percentage">
              <text:p>0.67%</text:p>
            </table:table-cell>
            <table:table-cell table:style-name="ce17" office:value-type="float" office:value="41.2169433875236" calcext:value-type="float">
              <text:p>41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951" calcext:value-type="float">
              <text:p>1951</text:p>
            </table:table-cell>
            <table:table-cell table:style-name="ce2" office:value-type="float" office:value="901000011951" calcext:value-type="float">
              <text:p>901000011951</text:p>
            </table:table-cell>
            <table:table-cell table:style-name="ce3" office:value-type="float" office:value="4701" calcext:value-type="float">
              <text:p>4,701</text:p>
            </table:table-cell>
            <table:table-cell table:style-name="ce79" office:value-type="percentage" office:value="0.00646928979555888" calcext:value-type="percentage">
              <text:p>0.65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646963722703676" calcext:value-type="percentage">
              <text:p>0.65%</text:p>
            </table:table-cell>
            <table:table-cell table:style-name="ce17" office:value-type="float" office:value="39.943540239725" calcext:value-type="float">
              <text:p>4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519" calcext:value-type="float">
              <text:p>1519</text:p>
            </table:table-cell>
            <table:table-cell table:style-name="ce2" office:value-type="float" office:value="901000011519" calcext:value-type="float">
              <text:p>901000011519</text:p>
            </table:table-cell>
            <table:table-cell table:style-name="ce3" office:value-type="float" office:value="4697" calcext:value-type="float">
              <text:p>4,697</text:p>
            </table:table-cell>
            <table:table-cell table:style-name="ce79" office:value-type="percentage" office:value="0.00646378518820253" calcext:value-type="percentage">
              <text:p>0.65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646413232405694" calcext:value-type="percentage">
              <text:p>0.65%</text:p>
            </table:table-cell>
            <table:table-cell table:style-name="ce17" office:value-type="float" office:value="39.9095529687275" calcext:value-type="float">
              <text:p>4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65" calcext:value-type="float">
              <text:p>65</text:p>
            </table:table-cell>
            <table:table-cell table:style-name="ce2" office:value-type="float" office:value="901000010065" calcext:value-type="float">
              <text:p>901000010065</text:p>
            </table:table-cell>
            <table:table-cell table:style-name="ce3" office:value-type="float" office:value="5788" calcext:value-type="float">
              <text:p>5,788</text:p>
            </table:table-cell>
            <table:table-cell table:style-name="ce79" office:value-type="percentage" office:value="0.00796516684464897" calcext:value-type="percentage">
              <text:p>0.80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64371194233876" calcext:value-type="percentage">
              <text:p>0.64%</text:p>
            </table:table-cell>
            <table:table-cell table:style-name="ce26" office:value-type="percentage" office:value="0.00643746512716424" calcext:value-type="percentage">
              <text:p>0.64%</text:p>
            </table:table-cell>
            <table:table-cell table:style-name="ce17" office:value-type="float" office:value="39.744909695112" calcext:value-type="float">
              <text:p>4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493" calcext:value-type="float">
              <text:p>493</text:p>
            </table:table-cell>
            <table:table-cell table:style-name="ce2" office:value-type="float" office:value="901000010493" calcext:value-type="float">
              <text:p>901000010493</text:p>
            </table:table-cell>
            <table:table-cell table:style-name="ce3" office:value-type="float" office:value="4770" calcext:value-type="float">
              <text:p>4,770</text:p>
            </table:table-cell>
            <table:table-cell table:style-name="ce79" office:value-type="percentage" office:value="0.00656424427245605" calcext:value-type="percentage">
              <text:p>0.66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64371194233876" calcext:value-type="percentage">
              <text:p>0.64%</text:p>
            </table:table-cell>
            <table:table-cell table:style-name="ce26" office:value-type="percentage" office:value="0.00643746512716424" calcext:value-type="percentage">
              <text:p>0.64%</text:p>
            </table:table-cell>
            <table:table-cell table:style-name="ce17" office:value-type="float" office:value="39.744909695112" calcext:value-type="float">
              <text:p>4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773" calcext:value-type="float">
              <text:p>1773</text:p>
            </table:table-cell>
            <table:table-cell table:style-name="ce2" office:value-type="float" office:value="901000011773" calcext:value-type="float">
              <text:p>901000011773</text:p>
            </table:table-cell>
            <table:table-cell table:style-name="ce3" office:value-type="float" office:value="4657" calcext:value-type="float">
              <text:p>4,657</text:p>
            </table:table-cell>
            <table:table-cell table:style-name="ce79" office:value-type="percentage" office:value="0.00640873911463895" calcext:value-type="percentage">
              <text:p>0.64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640908329425871" calcext:value-type="percentage">
              <text:p>0.64%</text:p>
            </table:table-cell>
            <table:table-cell table:style-name="ce17" office:value-type="float" office:value="39.5696802587533" calcext:value-type="float">
              <text:p>4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057" calcext:value-type="float">
              <text:p>2057</text:p>
            </table:table-cell>
            <table:table-cell table:style-name="ce2" office:value-type="float" office:value="901000012057" calcext:value-type="float">
              <text:p>901000012057</text:p>
            </table:table-cell>
            <table:table-cell table:style-name="ce3" office:value-type="float" office:value="4586" calcext:value-type="float">
              <text:p>4,586</text:p>
            </table:table-cell>
            <table:table-cell table:style-name="ce79" office:value-type="percentage" office:value="0.00631103233406361" calcext:value-type="percentage">
              <text:p>0.63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631137126636685" calcext:value-type="percentage">
              <text:p>0.63%</text:p>
            </table:table-cell>
            <table:table-cell table:style-name="ce17" office:value-type="float" office:value="38.9664061985489" calcext:value-type="float">
              <text:p>3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947" calcext:value-type="float">
              <text:p>1947</text:p>
            </table:table-cell>
            <table:table-cell table:style-name="ce2" office:value-type="float" office:value="901000011947" calcext:value-type="float">
              <text:p>901000011947</text:p>
            </table:table-cell>
            <table:table-cell table:style-name="ce3" office:value-type="float" office:value="4512" calcext:value-type="float">
              <text:p>4,512</text:p>
            </table:table-cell>
            <table:table-cell table:style-name="ce79" office:value-type="percentage" office:value="0.006209197097971" calcext:value-type="percentage">
              <text:p>0.62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620953056124013" calcext:value-type="percentage">
              <text:p>0.62%</text:p>
            </table:table-cell>
            <table:table-cell table:style-name="ce17" office:value-type="float" office:value="38.3376416850966" calcext:value-type="float">
              <text:p>38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241" calcext:value-type="float">
              <text:p>1241</text:p>
            </table:table-cell>
            <table:table-cell table:style-name="ce2" office:value-type="float" office:value="901000011241" calcext:value-type="float">
              <text:p>901000011241</text:p>
            </table:table-cell>
            <table:table-cell table:style-name="ce3" office:value-type="float" office:value="4498" calcext:value-type="float">
              <text:p>4,498</text:p>
            </table:table-cell>
            <table:table-cell table:style-name="ce79" office:value-type="percentage" office:value="0.00618993097222375" calcext:value-type="percentage">
              <text:p>0.62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619026340081075" calcext:value-type="percentage">
              <text:p>0.62%</text:p>
            </table:table-cell>
            <table:table-cell table:style-name="ce17" office:value-type="float" office:value="38.2186862366056" calcext:value-type="float">
              <text:p>38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150" calcext:value-type="float">
              <text:p>2150</text:p>
            </table:table-cell>
            <table:table-cell table:style-name="ce2" office:value-type="float" office:value="901000012150" calcext:value-type="float">
              <text:p>901000012150</text:p>
            </table:table-cell>
            <table:table-cell table:style-name="ce3" office:value-type="float" office:value="4498" calcext:value-type="float">
              <text:p>4,498</text:p>
            </table:table-cell>
            <table:table-cell table:style-name="ce79" office:value-type="percentage" office:value="0.00618993097222375" calcext:value-type="percentage">
              <text:p>0.62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619026340081075" calcext:value-type="percentage">
              <text:p>0.62%</text:p>
            </table:table-cell>
            <table:table-cell table:style-name="ce17" office:value-type="float" office:value="38.2186862366056" calcext:value-type="float">
              <text:p>38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347" calcext:value-type="float">
              <text:p>347</text:p>
            </table:table-cell>
            <table:table-cell table:style-name="ce2" office:value-type="float" office:value="901000010347" calcext:value-type="float">
              <text:p>901000010347</text:p>
            </table:table-cell>
            <table:table-cell table:style-name="ce3" office:value-type="float" office:value="3766" calcext:value-type="float">
              <text:p>3,766</text:p>
            </table:table-cell>
            <table:table-cell table:style-name="ce79" office:value-type="percentage" office:value="0.00518258782601037" calcext:value-type="percentage">
              <text:p>0.52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615102522679259" calcext:value-type="percentage">
              <text:p>0.62%</text:p>
            </table:table-cell>
            <table:table-cell table:style-name="ce26" office:value-type="percentage" office:value="0.00615135556595694" calcext:value-type="percentage">
              <text:p>0.62%</text:p>
            </table:table-cell>
            <table:table-cell table:style-name="ce17" office:value-type="float" office:value="37.9784692642182" calcext:value-type="float">
              <text:p>38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73" calcext:value-type="float">
              <text:p>173</text:p>
            </table:table-cell>
            <table:table-cell table:style-name="ce2" office:value-type="float" office:value="901000010173" calcext:value-type="float">
              <text:p>901000010173</text:p>
            </table:table-cell>
            <table:table-cell table:style-name="ce3" office:value-type="float" office:value="4751" calcext:value-type="float">
              <text:p>4,751</text:p>
            </table:table-cell>
            <table:table-cell table:style-name="ce79" office:value-type="percentage" office:value="0.00653809738751335" calcext:value-type="percentage">
              <text:p>0.65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610334286069343" calcext:value-type="percentage">
              <text:p>0.61%</text:p>
            </table:table-cell>
            <table:table-cell table:style-name="ce26" office:value-type="percentage" office:value="0.00610367063908906" calcext:value-type="percentage">
              <text:p>0.61%</text:p>
            </table:table-cell>
            <table:table-cell table:style-name="ce17" office:value-type="float" office:value="37.6840625257359" calcext:value-type="float">
              <text:p>38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254" calcext:value-type="float">
              <text:p>2254</text:p>
            </table:table-cell>
            <table:table-cell table:style-name="ce2" office:value-type="float" office:value="901000012254" calcext:value-type="float">
              <text:p>901000012254</text:p>
            </table:table-cell>
            <table:table-cell table:style-name="ce3" office:value-type="float" office:value="4367" calcext:value-type="float">
              <text:p>4,367</text:p>
            </table:table-cell>
            <table:table-cell table:style-name="ce79" office:value-type="percentage" office:value="0.00600965508130305" calcext:value-type="percentage">
              <text:p>0.60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600997782822155" calcext:value-type="percentage">
              <text:p>0.60%</text:p>
            </table:table-cell>
            <table:table-cell table:style-name="ce17" office:value-type="float" office:value="37.1056031114399" calcext:value-type="float">
              <text:p>3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108" calcext:value-type="float">
              <text:p>2108</text:p>
            </table:table-cell>
            <table:table-cell table:style-name="ce2" office:value-type="float" office:value="901000012108" calcext:value-type="float">
              <text:p>901000012108</text:p>
            </table:table-cell>
            <table:table-cell table:style-name="ce3" office:value-type="float" office:value="4291" calcext:value-type="float">
              <text:p>4,291</text:p>
            </table:table-cell>
            <table:table-cell table:style-name="ce79" office:value-type="percentage" office:value="0.00590506754153226" calcext:value-type="percentage">
              <text:p>0.59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590538467160492" calcext:value-type="percentage">
              <text:p>0.59%</text:p>
            </table:table-cell>
            <table:table-cell table:style-name="ce17" office:value-type="float" office:value="36.4598449624888" calcext:value-type="float">
              <text:p>3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985" calcext:value-type="float">
              <text:p>1985</text:p>
            </table:table-cell>
            <table:table-cell table:style-name="ce2" office:value-type="float" office:value="901000011985" calcext:value-type="float">
              <text:p>901000011985</text:p>
            </table:table-cell>
            <table:table-cell table:style-name="ce3" office:value-type="float" office:value="4261" calcext:value-type="float">
              <text:p>4,261</text:p>
            </table:table-cell>
            <table:table-cell table:style-name="ce79" office:value-type="percentage" office:value="0.00586378298635958" calcext:value-type="percentage">
              <text:p>0.59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586409789925625" calcext:value-type="percentage">
              <text:p>0.59%</text:p>
            </table:table-cell>
            <table:table-cell table:style-name="ce17" office:value-type="float" office:value="36.2049404300081" calcext:value-type="float">
              <text:p>3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472" calcext:value-type="float">
              <text:p>1472</text:p>
            </table:table-cell>
            <table:table-cell table:style-name="ce2" office:value-type="float" office:value="901000011472" calcext:value-type="float">
              <text:p>901000011472</text:p>
            </table:table-cell>
            <table:table-cell table:style-name="ce3" office:value-type="float" office:value="4214" calcext:value-type="float">
              <text:p>4,214</text:p>
            </table:table-cell>
            <table:table-cell table:style-name="ce79" office:value-type="percentage" office:value="0.00579910384992239" calcext:value-type="percentage">
              <text:p>0.58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579941528924333" calcext:value-type="percentage">
              <text:p>0.58%</text:p>
            </table:table-cell>
            <table:table-cell table:style-name="ce17" office:value-type="float" office:value="35.8055899957883" calcext:value-type="float">
              <text:p>3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487" calcext:value-type="float">
              <text:p>1487</text:p>
            </table:table-cell>
            <table:table-cell table:style-name="ce2" office:value-type="float" office:value="901000011487" calcext:value-type="float">
              <text:p>901000011487</text:p>
            </table:table-cell>
            <table:table-cell table:style-name="ce3" office:value-type="float" office:value="4207" calcext:value-type="float">
              <text:p>4,207</text:p>
            </table:table-cell>
            <table:table-cell table:style-name="ce79" office:value-type="percentage" office:value="0.00578947078704876" calcext:value-type="percentage">
              <text:p>0.58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578978170902864" calcext:value-type="percentage">
              <text:p>0.58%</text:p>
            </table:table-cell>
            <table:table-cell table:style-name="ce17" office:value-type="float" office:value="35.7461122715428" calcext:value-type="float">
              <text:p>3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788" calcext:value-type="float">
              <text:p>1788</text:p>
            </table:table-cell>
            <table:table-cell table:style-name="ce2" office:value-type="float" office:value="901000011788" calcext:value-type="float">
              <text:p>901000011788</text:p>
            </table:table-cell>
            <table:table-cell table:style-name="ce3" office:value-type="float" office:value="4201" calcext:value-type="float">
              <text:p>4,201</text:p>
            </table:table-cell>
            <table:table-cell table:style-name="ce79" office:value-type="percentage" office:value="0.00578121387601422" calcext:value-type="percentage">
              <text:p>0.58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578152435455891" calcext:value-type="percentage">
              <text:p>0.58%</text:p>
            </table:table-cell>
            <table:table-cell table:style-name="ce17" office:value-type="float" office:value="35.6951313650467" calcext:value-type="float">
              <text:p>3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50" calcext:value-type="float">
              <text:p>50</text:p>
            </table:table-cell>
            <table:table-cell table:style-name="ce2" office:value-type="float" office:value="901000010050" calcext:value-type="float">
              <text:p>901000010050</text:p>
            </table:table-cell>
            <table:table-cell table:style-name="ce3" office:value-type="float" office:value="3894" calcext:value-type="float">
              <text:p>3,894</text:p>
            </table:table-cell>
            <table:table-cell table:style-name="ce79" office:value-type="percentage" office:value="0.0053587352614138" calcext:value-type="percentage">
              <text:p>0.54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576956629799925" calcext:value-type="percentage">
              <text:p>0.58%</text:p>
            </table:table-cell>
            <table:table-cell table:style-name="ce26" office:value-type="percentage" office:value="0.00576987615101388" calcext:value-type="percentage">
              <text:p>0.58%</text:p>
            </table:table-cell>
            <table:table-cell table:style-name="ce17" office:value-type="float" office:value="35.6232153563597" calcext:value-type="float">
              <text:p>3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string" calcext:value-type="string">
              <text:p>014A</text:p>
            </table:table-cell>
            <table:table-cell table:style-name="ce2" office:value-type="string" calcext:value-type="string">
              <text:p>090100001014A</text:p>
            </table:table-cell>
            <table:table-cell table:style-name="ce3" office:value-type="float" office:value="4571" calcext:value-type="float">
              <text:p>4,571</text:p>
            </table:table-cell>
            <table:table-cell table:style-name="ce79" office:value-type="percentage" office:value="0.00629039005647727" calcext:value-type="percentage">
              <text:p>0.63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576956629799925" calcext:value-type="percentage">
              <text:p>0.58%</text:p>
            </table:table-cell>
            <table:table-cell table:style-name="ce26" office:value-type="percentage" office:value="0.00576987615101388" calcext:value-type="percentage">
              <text:p>0.58%</text:p>
            </table:table-cell>
            <table:table-cell table:style-name="ce17" office:value-type="float" office:value="35.6232153563597" calcext:value-type="float">
              <text:p>3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970" calcext:value-type="float">
              <text:p>1970</text:p>
            </table:table-cell>
            <table:table-cell table:style-name="ce2" office:value-type="float" office:value="901000011970" calcext:value-type="float">
              <text:p>901000011970</text:p>
            </table:table-cell>
            <table:table-cell table:style-name="ce3" office:value-type="float" office:value="4163" calcext:value-type="float">
              <text:p>4,163</text:p>
            </table:table-cell>
            <table:table-cell table:style-name="ce79" office:value-type="percentage" office:value="0.00572892010612883" calcext:value-type="percentage">
              <text:p>0.57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572922777625059" calcext:value-type="percentage">
              <text:p>0.57%</text:p>
            </table:table-cell>
            <table:table-cell table:style-name="ce17" office:value-type="float" office:value="35.3722522905712" calcext:value-type="float">
              <text:p>3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222" calcext:value-type="float">
              <text:p>1222</text:p>
            </table:table-cell>
            <table:table-cell table:style-name="ce2" office:value-type="float" office:value="901000011222" calcext:value-type="float">
              <text:p>901000011222</text:p>
            </table:table-cell>
            <table:table-cell table:style-name="ce3" office:value-type="float" office:value="4162" calcext:value-type="float">
              <text:p>4,162</text:p>
            </table:table-cell>
            <table:table-cell table:style-name="ce79" office:value-type="percentage" office:value="0.00572754395428974" calcext:value-type="percentage">
              <text:p>0.57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572785155050564" calcext:value-type="percentage">
              <text:p>0.57%</text:p>
            </table:table-cell>
            <table:table-cell table:style-name="ce17" office:value-type="float" office:value="35.3637554728218" calcext:value-type="float">
              <text:p>3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237" calcext:value-type="float">
              <text:p>1237</text:p>
            </table:table-cell>
            <table:table-cell table:style-name="ce2" office:value-type="float" office:value="901000011237" calcext:value-type="float">
              <text:p>901000011237</text:p>
            </table:table-cell>
            <table:table-cell table:style-name="ce3" office:value-type="float" office:value="4047" calcext:value-type="float">
              <text:p>4,047</text:p>
            </table:table-cell>
            <table:table-cell table:style-name="ce79" office:value-type="percentage" office:value="0.00556928649279447" calcext:value-type="percentage">
              <text:p>0.56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556958558983573" calcext:value-type="percentage">
              <text:p>0.56%</text:p>
            </table:table-cell>
            <table:table-cell table:style-name="ce17" office:value-type="float" office:value="34.3866214316458" calcext:value-type="float">
              <text:p>3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023" calcext:value-type="float">
              <text:p>2023</text:p>
            </table:table-cell>
            <table:table-cell table:style-name="ce2" office:value-type="float" office:value="901000012023" calcext:value-type="float">
              <text:p>901000012023</text:p>
            </table:table-cell>
            <table:table-cell table:style-name="ce3" office:value-type="float" office:value="3993" calcext:value-type="float">
              <text:p>3,993</text:p>
            </table:table-cell>
            <table:table-cell table:style-name="ce79" office:value-type="percentage" office:value="0.00549497429348365" calcext:value-type="percentage">
              <text:p>0.55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549526939960812" calcext:value-type="percentage">
              <text:p>0.55%</text:p>
            </table:table-cell>
            <table:table-cell table:style-name="ce17" office:value-type="float" office:value="33.9277932731805" calcext:value-type="float">
              <text:p>3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597" calcext:value-type="float">
              <text:p>597</text:p>
            </table:table-cell>
            <table:table-cell table:style-name="ce2" office:value-type="float" office:value="901000010597" calcext:value-type="float">
              <text:p>901000010597</text:p>
            </table:table-cell>
            <table:table-cell table:style-name="ce3" office:value-type="float" office:value="3985" calcext:value-type="float">
              <text:p>3,985</text:p>
            </table:table-cell>
            <table:table-cell table:style-name="ce79" office:value-type="percentage" office:value="0.00548396507877093" calcext:value-type="percentage">
              <text:p>0.55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548425959364848" calcext:value-type="percentage">
              <text:p>0.55%</text:p>
            </table:table-cell>
            <table:table-cell table:style-name="ce17" office:value-type="float" office:value="33.8598187311857" calcext:value-type="float">
              <text:p>3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370" calcext:value-type="float">
              <text:p>370</text:p>
            </table:table-cell>
            <table:table-cell table:style-name="ce2" office:value-type="float" office:value="901000010370" calcext:value-type="float">
              <text:p>901000010370</text:p>
            </table:table-cell>
            <table:table-cell table:style-name="ce3" office:value-type="float" office:value="3291" calcext:value-type="float">
              <text:p>3,291</text:p>
            </table:table-cell>
            <table:table-cell table:style-name="ce79" office:value-type="percentage" office:value="0.00452891570244295" calcext:value-type="percentage">
              <text:p>0.45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548347210140425" calcext:value-type="percentage">
              <text:p>0.55%</text:p>
            </table:table-cell>
            <table:table-cell table:style-name="ce26" office:value-type="percentage" office:value="0.00548376658980658" calcext:value-type="percentage">
              <text:p>0.55%</text:p>
            </table:table-cell>
            <table:table-cell table:style-name="ce17" office:value-type="float" office:value="33.8567749254658" calcext:value-type="float">
              <text:p>3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489" calcext:value-type="float">
              <text:p>489</text:p>
            </table:table-cell>
            <table:table-cell table:style-name="ce2" office:value-type="float" office:value="901000010489" calcext:value-type="float">
              <text:p>901000010489</text:p>
            </table:table-cell>
            <table:table-cell table:style-name="ce3" office:value-type="float" office:value="4135" calcext:value-type="float">
              <text:p>4,135</text:p>
            </table:table-cell>
            <table:table-cell table:style-name="ce79" office:value-type="percentage" office:value="0.00569038785463433" calcext:value-type="percentage">
              <text:p>0.57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538810736920592" calcext:value-type="percentage">
              <text:p>0.54%</text:p>
            </table:table-cell>
            <table:table-cell table:style-name="ce26" office:value-type="percentage" office:value="0.00538839673607081" calcext:value-type="percentage">
              <text:p>0.54%</text:p>
            </table:table-cell>
            <table:table-cell table:style-name="ce17" office:value-type="float" office:value="33.2679614485012" calcext:value-type="float">
              <text:p>3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805" calcext:value-type="float">
              <text:p>1805</text:p>
            </table:table-cell>
            <table:table-cell table:style-name="ce2" office:value-type="float" office:value="901000011805" calcext:value-type="float">
              <text:p>901000011805</text:p>
            </table:table-cell>
            <table:table-cell table:style-name="ce3" office:value-type="float" office:value="3887" calcext:value-type="float">
              <text:p>3,887</text:p>
            </table:table-cell>
            <table:table-cell table:style-name="ce79" office:value-type="percentage" office:value="0.00534910219854018" calcext:value-type="percentage">
              <text:p>0.53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534938947064282" calcext:value-type="percentage">
              <text:p>0.53%</text:p>
            </table:table-cell>
            <table:table-cell table:style-name="ce17" office:value-type="float" office:value="33.0271305917488" calcext:value-type="float">
              <text:p>3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913" calcext:value-type="float">
              <text:p>1913</text:p>
            </table:table-cell>
            <table:table-cell table:style-name="ce2" office:value-type="float" office:value="901000011913" calcext:value-type="float">
              <text:p>901000011913</text:p>
            </table:table-cell>
            <table:table-cell table:style-name="ce3" office:value-type="float" office:value="3857" calcext:value-type="float">
              <text:p>3,857</text:p>
            </table:table-cell>
            <table:table-cell table:style-name="ce79" office:value-type="percentage" office:value="0.0053078176433675" calcext:value-type="percentage">
              <text:p>0.53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530810269829415" calcext:value-type="percentage">
              <text:p>0.53%</text:p>
            </table:table-cell>
            <table:table-cell table:style-name="ce17" office:value-type="float" office:value="32.7722260592681" calcext:value-type="float">
              <text:p>3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string" calcext:value-type="string">
              <text:p>053A</text:p>
            </table:table-cell>
            <table:table-cell table:style-name="ce2" office:value-type="string" calcext:value-type="string">
              <text:p>090100001053A</text:p>
            </table:table-cell>
            <table:table-cell table:style-name="ce3" office:value-type="float" office:value="4970" calcext:value-type="float">
              <text:p>4,970</text:p>
            </table:table-cell>
            <table:table-cell table:style-name="ce79" office:value-type="percentage" office:value="0.00683947464027391" calcext:value-type="percentage">
              <text:p>0.68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519737790480925" calcext:value-type="percentage">
              <text:p>0.52%</text:p>
            </table:table-cell>
            <table:table-cell table:style-name="ce26" office:value-type="percentage" office:value="0.00519765702859928" calcext:value-type="percentage">
              <text:p>0.52%</text:p>
            </table:table-cell>
            <table:table-cell table:style-name="ce17" office:value-type="float" office:value="32.0903344945719" calcext:value-type="float">
              <text:p>3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042" calcext:value-type="float">
              <text:p>2042</text:p>
            </table:table-cell>
            <table:table-cell table:style-name="ce2" office:value-type="float" office:value="901000012042" calcext:value-type="float">
              <text:p>901000012042</text:p>
            </table:table-cell>
            <table:table-cell table:style-name="ce3" office:value-type="float" office:value="3732" calcext:value-type="float">
              <text:p>3,732</text:p>
            </table:table-cell>
            <table:table-cell table:style-name="ce79" office:value-type="percentage" office:value="0.00513579866348133" calcext:value-type="percentage">
              <text:p>0.51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513607448017468" calcext:value-type="percentage">
              <text:p>0.51%</text:p>
            </table:table-cell>
            <table:table-cell table:style-name="ce17" office:value-type="float" office:value="31.7101238405985" calcext:value-type="float">
              <text:p>3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324" calcext:value-type="float">
              <text:p>2324</text:p>
            </table:table-cell>
            <table:table-cell table:style-name="ce2" office:value-type="float" office:value="901000012324" calcext:value-type="float">
              <text:p>901000012324</text:p>
            </table:table-cell>
            <table:table-cell table:style-name="ce3" office:value-type="float" office:value="2789" calcext:value-type="float">
              <text:p>2,789</text:p>
            </table:table-cell>
            <table:table-cell table:style-name="ce79" office:value-type="percentage" office:value="0.00383808747922011" calcext:value-type="percentage">
              <text:p>0.38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510201317261091" calcext:value-type="percentage">
              <text:p>0.51%</text:p>
            </table:table-cell>
            <table:table-cell table:style-name="ce26" office:value-type="percentage" office:value="0.00510228717486351" calcext:value-type="percentage">
              <text:p>0.51%</text:p>
            </table:table-cell>
            <table:table-cell table:style-name="ce17" office:value-type="float" office:value="31.5015210176073" calcext:value-type="float">
              <text:p>3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523" calcext:value-type="float">
              <text:p>1523</text:p>
            </table:table-cell>
            <table:table-cell table:style-name="ce2" office:value-type="float" office:value="901000011523" calcext:value-type="float">
              <text:p>901000011523</text:p>
            </table:table-cell>
            <table:table-cell table:style-name="ce3" office:value-type="float" office:value="3673" calcext:value-type="float">
              <text:p>3,673</text:p>
            </table:table-cell>
            <table:table-cell table:style-name="ce79" office:value-type="percentage" office:value="0.00505460570497506" calcext:value-type="percentage">
              <text:p>0.51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50548771612223" calcext:value-type="percentage">
              <text:p>0.51%</text:p>
            </table:table-cell>
            <table:table-cell table:style-name="ce17" office:value-type="float" office:value="31.2088115933865" calcext:value-type="float">
              <text:p>31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string" calcext:value-type="string">
              <text:p>110A</text:p>
            </table:table-cell>
            <table:table-cell table:style-name="ce2" office:value-type="string" calcext:value-type="string">
              <text:p>090100001110A</text:p>
            </table:table-cell>
            <table:table-cell table:style-name="ce3" office:value-type="float" office:value="3552" calcext:value-type="float">
              <text:p>3,552</text:p>
            </table:table-cell>
            <table:table-cell table:style-name="ce79" office:value-type="percentage" office:value="0.00488809133244526" calcext:value-type="percentage">
              <text:p>0.49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88835384608266" calcext:value-type="percentage">
              <text:p>0.49%</text:p>
            </table:table-cell>
            <table:table-cell table:style-name="ce17" office:value-type="float" office:value="30.1806966457143" calcext:value-type="float">
              <text:p>3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165" calcext:value-type="float">
              <text:p>2165</text:p>
            </table:table-cell>
            <table:table-cell table:style-name="ce2" office:value-type="float" office:value="901000012165" calcext:value-type="float">
              <text:p>901000012165</text:p>
            </table:table-cell>
            <table:table-cell table:style-name="ce3" office:value-type="float" office:value="3529" calcext:value-type="float">
              <text:p>3,529</text:p>
            </table:table-cell>
            <table:table-cell table:style-name="ce79" office:value-type="percentage" office:value="0.0048564398401462" calcext:value-type="percentage">
              <text:p>0.49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85670065394868" calcext:value-type="percentage">
              <text:p>0.49%</text:p>
            </table:table-cell>
            <table:table-cell table:style-name="ce17" office:value-type="float" office:value="29.9852698374791" calcext:value-type="float">
              <text:p>3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339" calcext:value-type="float">
              <text:p>2339</text:p>
            </table:table-cell>
            <table:table-cell table:style-name="ce2" office:value-type="float" office:value="901000012339" calcext:value-type="float">
              <text:p>901000012339</text:p>
            </table:table-cell>
            <table:table-cell table:style-name="ce3" office:value-type="float" office:value="2303" calcext:value-type="float">
              <text:p>2,303</text:p>
            </table:table-cell>
            <table:table-cell table:style-name="ce79" office:value-type="percentage" office:value="0.0031692776854227" calcext:value-type="percentage">
              <text:p>0.32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481591897601591" calcext:value-type="percentage">
              <text:p>0.48%</text:p>
            </table:table-cell>
            <table:table-cell table:style-name="ce26" office:value-type="percentage" office:value="0.00481617761365621" calcext:value-type="percentage">
              <text:p>0.48%</text:p>
            </table:table-cell>
            <table:table-cell table:style-name="ce17" office:value-type="float" office:value="29.7350805867134" calcext:value-type="float">
              <text:p>3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385" calcext:value-type="float">
              <text:p>385</text:p>
            </table:table-cell>
            <table:table-cell table:style-name="ce2" office:value-type="float" office:value="901000010385" calcext:value-type="float">
              <text:p>901000010385</text:p>
            </table:table-cell>
            <table:table-cell table:style-name="ce3" office:value-type="float" office:value="3167" calcext:value-type="float">
              <text:p>3,167</text:p>
            </table:table-cell>
            <table:table-cell table:style-name="ce79" office:value-type="percentage" office:value="0.00435827287439587" calcext:value-type="percentage">
              <text:p>0.44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476823660991674" calcext:value-type="percentage">
              <text:p>0.48%</text:p>
            </table:table-cell>
            <table:table-cell table:style-name="ce26" office:value-type="percentage" office:value="0.00476849268678833" calcext:value-type="percentage">
              <text:p>0.48%</text:p>
            </table:table-cell>
            <table:table-cell table:style-name="ce17" office:value-type="float" office:value="29.4406738482311" calcext:value-type="float">
              <text:p>2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358" calcext:value-type="float">
              <text:p>2358</text:p>
            </table:table-cell>
            <table:table-cell table:style-name="ce2" office:value-type="float" office:value="901000012358" calcext:value-type="float">
              <text:p>901000012358</text:p>
            </table:table-cell>
            <table:table-cell table:style-name="ce3" office:value-type="float" office:value="2250" calcext:value-type="float">
              <text:p>2,250</text:p>
            </table:table-cell>
            <table:table-cell table:style-name="ce79" office:value-type="percentage" office:value="0.00309634163795097" calcext:value-type="percentage">
              <text:p>0.31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476823660991674" calcext:value-type="percentage">
              <text:p>0.48%</text:p>
            </table:table-cell>
            <table:table-cell table:style-name="ce26" office:value-type="percentage" office:value="0.00476849268678833" calcext:value-type="percentage">
              <text:p>0.48%</text:p>
            </table:table-cell>
            <table:table-cell table:style-name="ce17" office:value-type="float" office:value="29.4406738482311" calcext:value-type="float">
              <text:p>2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220" calcext:value-type="float">
              <text:p>2220</text:p>
            </table:table-cell>
            <table:table-cell table:style-name="ce2" office:value-type="float" office:value="901000012220" calcext:value-type="float">
              <text:p>901000012220</text:p>
            </table:table-cell>
            <table:table-cell table:style-name="ce3" office:value-type="float" office:value="3397" calcext:value-type="float">
              <text:p>3,397</text:p>
            </table:table-cell>
            <table:table-cell table:style-name="ce79" office:value-type="percentage" office:value="0.00467478779738641" calcext:value-type="percentage">
              <text:p>0.47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67503885561452" calcext:value-type="percentage">
              <text:p>0.47%</text:p>
            </table:table-cell>
            <table:table-cell table:style-name="ce17" office:value-type="float" office:value="28.8636898945641" calcext:value-type="float">
              <text:p>2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string" calcext:value-type="string">
              <text:p>199A</text:p>
            </table:table-cell>
            <table:table-cell table:style-name="ce2" office:value-type="string" calcext:value-type="string">
              <text:p>090100001199A</text:p>
            </table:table-cell>
            <table:table-cell table:style-name="ce3" office:value-type="float" office:value="3391" calcext:value-type="float">
              <text:p>3,391</text:p>
            </table:table-cell>
            <table:table-cell table:style-name="ce79" office:value-type="percentage" office:value="0.00466653088635188" calcext:value-type="percentage">
              <text:p>0.47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66678150114479" calcext:value-type="percentage">
              <text:p>0.47%</text:p>
            </table:table-cell>
            <table:table-cell table:style-name="ce17" office:value-type="float" office:value="28.8127089880679" calcext:value-type="float">
              <text:p>2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260" calcext:value-type="float">
              <text:p>1260</text:p>
            </table:table-cell>
            <table:table-cell table:style-name="ce2" office:value-type="float" office:value="901000011260" calcext:value-type="float">
              <text:p>901000011260</text:p>
            </table:table-cell>
            <table:table-cell table:style-name="ce3" office:value-type="float" office:value="3368" calcext:value-type="float">
              <text:p>3,368</text:p>
            </table:table-cell>
            <table:table-cell table:style-name="ce79" office:value-type="percentage" office:value="0.00463487939405282" calcext:value-type="percentage">
              <text:p>0.46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63512830901081" calcext:value-type="percentage">
              <text:p>0.46%</text:p>
            </table:table-cell>
            <table:table-cell table:style-name="ce17" office:value-type="float" office:value="28.6172821798327" calcext:value-type="float">
              <text:p>2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881" calcext:value-type="float">
              <text:p>1881</text:p>
            </table:table-cell>
            <table:table-cell table:style-name="ce2" office:value-type="float" office:value="901000011881" calcext:value-type="float">
              <text:p>901000011881</text:p>
            </table:table-cell>
            <table:table-cell table:style-name="ce3" office:value-type="float" office:value="3364" calcext:value-type="float">
              <text:p>3,364</text:p>
            </table:table-cell>
            <table:table-cell table:style-name="ce79" office:value-type="percentage" office:value="0.00462937478669647" calcext:value-type="percentage">
              <text:p>0.46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62962340603099" calcext:value-type="percentage">
              <text:p>0.46%</text:p>
            </table:table-cell>
            <table:table-cell table:style-name="ce17" office:value-type="float" office:value="28.5832949088353" calcext:value-type="float">
              <text:p>2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966" calcext:value-type="float">
              <text:p>1966</text:p>
            </table:table-cell>
            <table:table-cell table:style-name="ce2" office:value-type="float" office:value="901000011966" calcext:value-type="float">
              <text:p>901000011966</text:p>
            </table:table-cell>
            <table:table-cell table:style-name="ce3" office:value-type="float" office:value="3288" calcext:value-type="float">
              <text:p>3,288</text:p>
            </table:table-cell>
            <table:table-cell table:style-name="ce79" office:value-type="percentage" office:value="0.00452478724692568" calcext:value-type="percentage">
              <text:p>0.45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52503024941435" calcext:value-type="percentage">
              <text:p>0.45%</text:p>
            </table:table-cell>
            <table:table-cell table:style-name="ce17" office:value-type="float" office:value="27.9375367598842" calcext:value-type="float">
              <text:p>28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968" calcext:value-type="float">
              <text:p>968</text:p>
            </table:table-cell>
            <table:table-cell table:style-name="ce2" office:value-type="float" office:value="901000010968" calcext:value-type="float">
              <text:p>901000010968</text:p>
            </table:table-cell>
            <table:table-cell table:style-name="ce3" office:value-type="float" office:value="3285" calcext:value-type="float">
              <text:p>3,285</text:p>
            </table:table-cell>
            <table:table-cell table:style-name="ce79" office:value-type="percentage" office:value="0.00452065879140841" calcext:value-type="percentage">
              <text:p>0.45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52090157217948" calcext:value-type="percentage">
              <text:p>0.45%</text:p>
            </table:table-cell>
            <table:table-cell table:style-name="ce17" office:value-type="float" office:value="27.9120463066361" calcext:value-type="float">
              <text:p>28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294" calcext:value-type="float">
              <text:p>1294</text:p>
            </table:table-cell>
            <table:table-cell table:style-name="ce2" office:value-type="float" office:value="901000011294" calcext:value-type="float">
              <text:p>901000011294</text:p>
            </table:table-cell>
            <table:table-cell table:style-name="ce3" office:value-type="float" office:value="3232" calcext:value-type="float">
              <text:p>3,232</text:p>
            </table:table-cell>
            <table:table-cell table:style-name="ce79" office:value-type="percentage" office:value="0.00444772274393668" calcext:value-type="percentage">
              <text:p>0.44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44796160769683" calcext:value-type="percentage">
              <text:p>0.44%</text:p>
            </table:table-cell>
            <table:table-cell table:style-name="ce17" office:value-type="float" office:value="27.4617149659202" calcext:value-type="float">
              <text:p>2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076" calcext:value-type="float">
              <text:p>2076</text:p>
            </table:table-cell>
            <table:table-cell table:style-name="ce2" office:value-type="float" office:value="901000012076" calcext:value-type="float">
              <text:p>901000012076</text:p>
            </table:table-cell>
            <table:table-cell table:style-name="ce3" office:value-type="float" office:value="2688" calcext:value-type="float">
              <text:p>2,688</text:p>
            </table:table-cell>
            <table:table-cell table:style-name="ce79" office:value-type="percentage" office:value="0.00369909614347209" calcext:value-type="percentage">
              <text:p>0.37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443446004722257" calcext:value-type="percentage">
              <text:p>0.44%</text:p>
            </table:table-cell>
            <table:table-cell table:style-name="ce26" office:value-type="percentage" office:value="0.00443469819871315" calcext:value-type="percentage">
              <text:p>0.44%</text:p>
            </table:table-cell>
            <table:table-cell table:style-name="ce17" office:value-type="float" office:value="27.379826678855" calcext:value-type="float">
              <text:p>2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99" calcext:value-type="float">
              <text:p>99</text:p>
            </table:table-cell>
            <table:table-cell table:style-name="ce2" office:value-type="float" office:value="901000010099" calcext:value-type="float">
              <text:p>901000010099</text:p>
            </table:table-cell>
            <table:table-cell table:style-name="ce3" office:value-type="float" office:value="4239" calcext:value-type="float">
              <text:p>4,239</text:p>
            </table:table-cell>
            <table:table-cell table:style-name="ce79" office:value-type="percentage" office:value="0.00583350764589962" calcext:value-type="percentage">
              <text:p>0.58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43867776811234" calcext:value-type="percentage">
              <text:p>0.44%</text:p>
            </table:table-cell>
            <table:table-cell table:style-name="ce26" office:value-type="percentage" office:value="0.00438701327184526" calcext:value-type="percentage">
              <text:p>0.44%</text:p>
            </table:table-cell>
            <table:table-cell table:style-name="ce17" office:value-type="float" office:value="27.0854199403726" calcext:value-type="float">
              <text:p>2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190" calcext:value-type="float">
              <text:p>1190</text:p>
            </table:table-cell>
            <table:table-cell table:style-name="ce2" office:value-type="float" office:value="901000011190" calcext:value-type="float">
              <text:p>901000011190</text:p>
            </table:table-cell>
            <table:table-cell table:style-name="ce3" office:value-type="float" office:value="3184" calcext:value-type="float">
              <text:p>3,184</text:p>
            </table:table-cell>
            <table:table-cell table:style-name="ce79" office:value-type="percentage" office:value="0.00438166745566039" calcext:value-type="percentage">
              <text:p>0.44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38190277193896" calcext:value-type="percentage">
              <text:p>0.44%</text:p>
            </table:table-cell>
            <table:table-cell table:style-name="ce17" office:value-type="float" office:value="27.0538677139511" calcext:value-type="float">
              <text:p>2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string" calcext:value-type="string">
              <text:p>231A</text:p>
            </table:table-cell>
            <table:table-cell table:style-name="ce2" office:value-type="string" calcext:value-type="string">
              <text:p>090100001231A</text:p>
            </table:table-cell>
            <table:table-cell table:style-name="ce3" office:value-type="float" office:value="2784" calcext:value-type="float">
              <text:p>2,784</text:p>
            </table:table-cell>
            <table:table-cell table:style-name="ce79" office:value-type="percentage" office:value="0.00383120672002466" calcext:value-type="percentage">
              <text:p>0.38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433909531502423" calcext:value-type="percentage">
              <text:p>0.43%</text:p>
            </table:table-cell>
            <table:table-cell table:style-name="ce26" office:value-type="percentage" office:value="0.00433932834497738" calcext:value-type="percentage">
              <text:p>0.43%</text:p>
            </table:table-cell>
            <table:table-cell table:style-name="ce17" office:value-type="float" office:value="26.7910132018903" calcext:value-type="float">
              <text:p>2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string" calcext:value-type="string">
              <text:p>224A</text:p>
            </table:table-cell>
            <table:table-cell table:style-name="ce2" office:value-type="string" calcext:value-type="string">
              <text:p>090100001224A</text:p>
            </table:table-cell>
            <table:table-cell table:style-name="ce3" office:value-type="float" office:value="3113" calcext:value-type="float">
              <text:p>3,113</text:p>
            </table:table-cell>
            <table:table-cell table:style-name="ce79" office:value-type="percentage" office:value="0.00428396067508505" calcext:value-type="percentage">
              <text:p>0.43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2841907440471" calcext:value-type="percentage">
              <text:p>0.43%</text:p>
            </table:table-cell>
            <table:table-cell table:style-name="ce17" office:value-type="float" office:value="26.4505936537468" calcext:value-type="float">
              <text:p>2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044" calcext:value-type="float">
              <text:p>1044</text:p>
            </table:table-cell>
            <table:table-cell table:style-name="ce2" office:value-type="float" office:value="901000011044" calcext:value-type="float">
              <text:p>901000011044</text:p>
            </table:table-cell>
            <table:table-cell table:style-name="ce3" office:value-type="float" office:value="3097" calcext:value-type="float">
              <text:p>3,097</text:p>
            </table:table-cell>
            <table:table-cell table:style-name="ce79" office:value-type="percentage" office:value="0.00426194224565962" calcext:value-type="percentage">
              <text:p>0.43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26217113212781" calcext:value-type="percentage">
              <text:p>0.43%</text:p>
            </table:table-cell>
            <table:table-cell table:style-name="ce17" office:value-type="float" office:value="26.3146445697571" calcext:value-type="float">
              <text:p>2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235" calcext:value-type="float">
              <text:p>2235</text:p>
            </table:table-cell>
            <table:table-cell table:style-name="ce2" office:value-type="float" office:value="901000012235" calcext:value-type="float">
              <text:p>901000012235</text:p>
            </table:table-cell>
            <table:table-cell table:style-name="ce3" office:value-type="float" office:value="4172" calcext:value-type="float">
              <text:p>4,172</text:p>
            </table:table-cell>
            <table:table-cell table:style-name="ce79" office:value-type="percentage" office:value="0.00574130547268064" calcext:value-type="percentage">
              <text:p>0.57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42437305828259" calcext:value-type="percentage">
              <text:p>0.42%</text:p>
            </table:table-cell>
            <table:table-cell table:style-name="ce26" office:value-type="percentage" office:value="0.00424395849124161" calcext:value-type="percentage">
              <text:p>0.42%</text:p>
            </table:table-cell>
            <table:table-cell table:style-name="ce17" office:value-type="float" office:value="26.2021997249257" calcext:value-type="float">
              <text:p>2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186" calcext:value-type="float">
              <text:p>1186</text:p>
            </table:table-cell>
            <table:table-cell table:style-name="ce2" office:value-type="float" office:value="901000011186" calcext:value-type="float">
              <text:p>901000011186</text:p>
            </table:table-cell>
            <table:table-cell table:style-name="ce3" office:value-type="float" office:value="3068" calcext:value-type="float">
              <text:p>3,068</text:p>
            </table:table-cell>
            <table:table-cell table:style-name="ce79" office:value-type="percentage" office:value="0.00422203384232603" calcext:value-type="percentage">
              <text:p>0.42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2222605855241" calcext:value-type="percentage">
              <text:p>0.42%</text:p>
            </table:table-cell>
            <table:table-cell table:style-name="ce17" office:value-type="float" office:value="26.0682368550258" calcext:value-type="float">
              <text:p>2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720" calcext:value-type="float">
              <text:p>1720</text:p>
            </table:table-cell>
            <table:table-cell table:style-name="ce2" office:value-type="float" office:value="901000011720" calcext:value-type="float">
              <text:p>901000011720</text:p>
            </table:table-cell>
            <table:table-cell table:style-name="ce3" office:value-type="float" office:value="3014" calcext:value-type="float">
              <text:p>3,014</text:p>
            </table:table-cell>
            <table:table-cell table:style-name="ce79" office:value-type="percentage" office:value="0.0041477216430152" calcext:value-type="percentage">
              <text:p>0.41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14794439529649" calcext:value-type="percentage">
              <text:p>0.41%</text:p>
            </table:table-cell>
            <table:table-cell table:style-name="ce17" office:value-type="float" office:value="25.6094086965605" calcext:value-type="float">
              <text:p>2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019" calcext:value-type="float">
              <text:p>2019</text:p>
            </table:table-cell>
            <table:table-cell table:style-name="ce2" office:value-type="float" office:value="901000012019" calcext:value-type="float">
              <text:p>901000012019</text:p>
            </table:table-cell>
            <table:table-cell table:style-name="ce3" office:value-type="float" office:value="2998" calcext:value-type="float">
              <text:p>2,998</text:p>
            </table:table-cell>
            <table:table-cell table:style-name="ce79" office:value-type="percentage" office:value="0.00412570321358978" calcext:value-type="percentage">
              <text:p>0.41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1259247833772" calcext:value-type="percentage">
              <text:p>0.41%</text:p>
            </table:table-cell>
            <table:table-cell table:style-name="ce17" office:value-type="float" office:value="25.4734596125708" calcext:value-type="float">
              <text:p>2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671" calcext:value-type="float">
              <text:p>671</text:p>
            </table:table-cell>
            <table:table-cell table:style-name="ce2" office:value-type="float" office:value="901000010671" calcext:value-type="float">
              <text:p>901000010671</text:p>
            </table:table-cell>
            <table:table-cell table:style-name="ce3" office:value-type="float" office:value="2991" calcext:value-type="float">
              <text:p>2,991</text:p>
            </table:table-cell>
            <table:table-cell table:style-name="ce79" office:value-type="percentage" office:value="0.00411607015071615" calcext:value-type="percentage">
              <text:p>0.41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11629120316251" calcext:value-type="percentage">
              <text:p>0.41%</text:p>
            </table:table-cell>
            <table:table-cell table:style-name="ce17" office:value-type="float" office:value="25.4139818883253" calcext:value-type="float">
              <text:p>2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915" calcext:value-type="float">
              <text:p>915</text:p>
            </table:table-cell>
            <table:table-cell table:style-name="ce2" office:value-type="float" office:value="901000010915" calcext:value-type="float">
              <text:p>901000010915</text:p>
            </table:table-cell>
            <table:table-cell table:style-name="ce3" office:value-type="float" office:value="2984" calcext:value-type="float">
              <text:p>2,984</text:p>
            </table:table-cell>
            <table:table-cell table:style-name="ce79" office:value-type="percentage" office:value="0.00410643708784252" calcext:value-type="percentage">
              <text:p>0.41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10665762294782" calcext:value-type="percentage">
              <text:p>0.41%</text:p>
            </table:table-cell>
            <table:table-cell table:style-name="ce17" office:value-type="float" office:value="25.3545041640798" calcext:value-type="float">
              <text:p>2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741" calcext:value-type="float">
              <text:p>741</text:p>
            </table:table-cell>
            <table:table-cell table:style-name="ce2" office:value-type="float" office:value="901000010741" calcext:value-type="float">
              <text:p>901000010741</text:p>
            </table:table-cell>
            <table:table-cell table:style-name="ce3" office:value-type="float" office:value="3406" calcext:value-type="float">
              <text:p>3,406</text:p>
            </table:table-cell>
            <table:table-cell table:style-name="ce79" office:value-type="percentage" office:value="0.00468717316393822" calcext:value-type="percentage">
              <text:p>0.47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41006834845284" calcext:value-type="percentage">
              <text:p>0.41%</text:p>
            </table:table-cell>
            <table:table-cell table:style-name="ce26" office:value-type="percentage" office:value="0.00410090371063796" calcext:value-type="percentage">
              <text:p>0.41%</text:p>
            </table:table-cell>
            <table:table-cell table:style-name="ce17" office:value-type="float" office:value="25.3189795094788" calcext:value-type="float">
              <text:p>2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201" calcext:value-type="float">
              <text:p>2201</text:p>
            </table:table-cell>
            <table:table-cell table:style-name="ce2" office:value-type="float" office:value="901000012201" calcext:value-type="float">
              <text:p>901000012201</text:p>
            </table:table-cell>
            <table:table-cell table:style-name="ce3" office:value-type="float" office:value="2830" calcext:value-type="float">
              <text:p>2,830</text:p>
            </table:table-cell>
            <table:table-cell table:style-name="ce79" office:value-type="percentage" office:value="0.00389450970462277" calcext:value-type="percentage">
              <text:p>0.39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41006834845284" calcext:value-type="percentage">
              <text:p>0.41%</text:p>
            </table:table-cell>
            <table:table-cell table:style-name="ce26" office:value-type="percentage" office:value="0.00410090371063796" calcext:value-type="percentage">
              <text:p>0.41%</text:p>
            </table:table-cell>
            <table:table-cell table:style-name="ce17" office:value-type="float" office:value="25.3189795094788" calcext:value-type="float">
              <text:p>2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792" calcext:value-type="float">
              <text:p>1792</text:p>
            </table:table-cell>
            <table:table-cell table:style-name="ce2" office:value-type="float" office:value="901000011792" calcext:value-type="float">
              <text:p>901000011792</text:p>
            </table:table-cell>
            <table:table-cell table:style-name="ce3" office:value-type="float" office:value="2952" calcext:value-type="float">
              <text:p>2,952</text:p>
            </table:table-cell>
            <table:table-cell table:style-name="ce79" office:value-type="percentage" office:value="0.00406240022899167" calcext:value-type="percentage">
              <text:p>0.41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406261839910924" calcext:value-type="percentage">
              <text:p>0.41%</text:p>
            </table:table-cell>
            <table:table-cell table:style-name="ce17" office:value-type="float" office:value="25.0826059961004" calcext:value-type="float">
              <text:p>2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754" calcext:value-type="float">
              <text:p>1754</text:p>
            </table:table-cell>
            <table:table-cell table:style-name="ce2" office:value-type="float" office:value="901000011754" calcext:value-type="float">
              <text:p>901000011754</text:p>
            </table:table-cell>
            <table:table-cell table:style-name="ce3" office:value-type="float" office:value="2888" calcext:value-type="float">
              <text:p>2,888</text:p>
            </table:table-cell>
            <table:table-cell table:style-name="ce79" office:value-type="percentage" office:value="0.00397432651128995" calcext:value-type="percentage">
              <text:p>0.40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97453995143207" calcext:value-type="percentage">
              <text:p>0.40%</text:p>
            </table:table-cell>
            <table:table-cell table:style-name="ce17" office:value-type="float" office:value="24.5388096601416" calcext:value-type="float">
              <text:p>2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275" calcext:value-type="float">
              <text:p>1275</text:p>
            </table:table-cell>
            <table:table-cell table:style-name="ce2" office:value-type="float" office:value="901000011275" calcext:value-type="float">
              <text:p>901000011275</text:p>
            </table:table-cell>
            <table:table-cell table:style-name="ce3" office:value-type="float" office:value="2870" calcext:value-type="float">
              <text:p>2,870</text:p>
            </table:table-cell>
            <table:table-cell table:style-name="ce79" office:value-type="percentage" office:value="0.00394955577818634" calcext:value-type="percentage">
              <text:p>0.39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94976788802287" calcext:value-type="percentage">
              <text:p>0.39%</text:p>
            </table:table-cell>
            <table:table-cell table:style-name="ce17" office:value-type="float" office:value="24.3858669406532" calcext:value-type="float">
              <text:p>2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544" calcext:value-type="float">
              <text:p>544</text:p>
            </table:table-cell>
            <table:table-cell table:style-name="ce2" office:value-type="float" office:value="901000010544" calcext:value-type="float">
              <text:p>901000010544</text:p>
            </table:table-cell>
            <table:table-cell table:style-name="ce3" office:value-type="float" office:value="2845" calcext:value-type="float">
              <text:p>2,845</text:p>
            </table:table-cell>
            <table:table-cell table:style-name="ce79" office:value-type="percentage" office:value="0.00391515198220911" calcext:value-type="percentage">
              <text:p>0.39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91536224439898" calcext:value-type="percentage">
              <text:p>0.39%</text:p>
            </table:table-cell>
            <table:table-cell table:style-name="ce17" office:value-type="float" office:value="24.1734464969193" calcext:value-type="float">
              <text:p>2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309" calcext:value-type="float">
              <text:p>309</text:p>
            </table:table-cell>
            <table:table-cell table:style-name="ce2" office:value-type="float" office:value="901000010309" calcext:value-type="float">
              <text:p>901000010309</text:p>
            </table:table-cell>
            <table:table-cell table:style-name="ce3" office:value-type="float" office:value="3676" calcext:value-type="float">
              <text:p>3,676</text:p>
            </table:table-cell>
            <table:table-cell table:style-name="ce79" office:value-type="percentage" office:value="0.00505873416049233" calcext:value-type="percentage">
              <text:p>0.51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390995402013173" calcext:value-type="percentage">
              <text:p>0.39%</text:p>
            </table:table-cell>
            <table:table-cell table:style-name="ce26" office:value-type="percentage" office:value="0.00391016400316643" calcext:value-type="percentage">
              <text:p>0.39%</text:p>
            </table:table-cell>
            <table:table-cell table:style-name="ce17" office:value-type="float" office:value="24.1413525555495" calcext:value-type="float">
              <text:p>2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006" calcext:value-type="float">
              <text:p>1006</text:p>
            </table:table-cell>
            <table:table-cell table:style-name="ce2" office:value-type="float" office:value="901000011006" calcext:value-type="float">
              <text:p>901000011006</text:p>
            </table:table-cell>
            <table:table-cell table:style-name="ce3" office:value-type="float" office:value="2732" calcext:value-type="float">
              <text:p>2,732</text:p>
            </table:table-cell>
            <table:table-cell table:style-name="ce79" office:value-type="percentage" office:value="0.00375964682439202" calcext:value-type="percentage">
              <text:p>0.38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75984873521898" calcext:value-type="percentage">
              <text:p>0.38%</text:p>
            </table:table-cell>
            <table:table-cell table:style-name="ce17" office:value-type="float" office:value="23.213306091242" calcext:value-type="float">
              <text:p>2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146" calcext:value-type="float">
              <text:p>2146</text:p>
            </table:table-cell>
            <table:table-cell table:style-name="ce2" office:value-type="float" office:value="901000012146" calcext:value-type="float">
              <text:p>901000012146</text:p>
            </table:table-cell>
            <table:table-cell table:style-name="ce3" office:value-type="float" office:value="2652" calcext:value-type="float">
              <text:p>2,652</text:p>
            </table:table-cell>
            <table:table-cell table:style-name="ce79" office:value-type="percentage" office:value="0.00364955467726487" calcext:value-type="percentage">
              <text:p>0.36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371922455573506" calcext:value-type="percentage">
              <text:p>0.37%</text:p>
            </table:table-cell>
            <table:table-cell table:style-name="ce26" office:value-type="percentage" office:value="0.0037194242956949" calcext:value-type="percentage">
              <text:p>0.37%</text:p>
            </table:table-cell>
            <table:table-cell table:style-name="ce17" office:value-type="float" office:value="22.9637256016203" calcext:value-type="float">
              <text:p>2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665" calcext:value-type="float">
              <text:p>1665</text:p>
            </table:table-cell>
            <table:table-cell table:style-name="ce2" office:value-type="float" office:value="901000011665" calcext:value-type="float">
              <text:p>901000011665</text:p>
            </table:table-cell>
            <table:table-cell table:style-name="ce3" office:value-type="float" office:value="2702" calcext:value-type="float">
              <text:p>2,702</text:p>
            </table:table-cell>
            <table:table-cell table:style-name="ce79" office:value-type="percentage" office:value="0.00371836226921934" calcext:value-type="percentage">
              <text:p>0.37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71856196287031" calcext:value-type="percentage">
              <text:p>0.37%</text:p>
            </table:table-cell>
            <table:table-cell table:style-name="ce17" office:value-type="float" office:value="22.9584015587613" calcext:value-type="float">
              <text:p>2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string" calcext:value-type="string">
              <text:p>060A</text:p>
            </table:table-cell>
            <table:table-cell table:style-name="ce2" office:value-type="string" calcext:value-type="string">
              <text:p>090100001060A</text:p>
            </table:table-cell>
            <table:table-cell table:style-name="ce3" office:value-type="float" office:value="2701" calcext:value-type="float">
              <text:p>2,701</text:p>
            </table:table-cell>
            <table:table-cell table:style-name="ce79" office:value-type="percentage" office:value="0.00371698611738025" calcext:value-type="percentage">
              <text:p>0.37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71718573712535" calcext:value-type="percentage">
              <text:p>0.37%</text:p>
            </table:table-cell>
            <table:table-cell table:style-name="ce17" office:value-type="float" office:value="22.9499047410119" calcext:value-type="float">
              <text:p>2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152" calcext:value-type="float">
              <text:p>1152</text:p>
            </table:table-cell>
            <table:table-cell table:style-name="ce2" office:value-type="float" office:value="901000011152" calcext:value-type="float">
              <text:p>901000011152</text:p>
            </table:table-cell>
            <table:table-cell table:style-name="ce3" office:value-type="float" office:value="2678" calcext:value-type="float">
              <text:p>2,678</text:p>
            </table:table-cell>
            <table:table-cell table:style-name="ce79" office:value-type="percentage" office:value="0.00368533462508119" calcext:value-type="percentage">
              <text:p>0.37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68553254499137" calcext:value-type="percentage">
              <text:p>0.37%</text:p>
            </table:table-cell>
            <table:table-cell table:style-name="ce17" office:value-type="float" office:value="22.7544779327767" calcext:value-type="float">
              <text:p>2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059" calcext:value-type="float">
              <text:p>1059</text:p>
            </table:table-cell>
            <table:table-cell table:style-name="ce2" office:value-type="float" office:value="901000011059" calcext:value-type="float">
              <text:p>901000011059</text:p>
            </table:table-cell>
            <table:table-cell table:style-name="ce3" office:value-type="float" office:value="2673" calcext:value-type="float">
              <text:p>2,673</text:p>
            </table:table-cell>
            <table:table-cell table:style-name="ce79" office:value-type="percentage" office:value="0.00367845386588575" calcext:value-type="percentage">
              <text:p>0.37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67865141626659" calcext:value-type="percentage">
              <text:p>0.37%</text:p>
            </table:table-cell>
            <table:table-cell table:style-name="ce17" office:value-type="float" office:value="22.7119938440299" calcext:value-type="float">
              <text:p>2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991" calcext:value-type="float">
              <text:p>991</text:p>
            </table:table-cell>
            <table:table-cell table:style-name="ce2" office:value-type="float" office:value="901000010991" calcext:value-type="float">
              <text:p>901000010991</text:p>
            </table:table-cell>
            <table:table-cell table:style-name="ce3" office:value-type="float" office:value="2654" calcext:value-type="float">
              <text:p>2,654</text:p>
            </table:table-cell>
            <table:table-cell table:style-name="ce79" office:value-type="percentage" office:value="0.00365230698094305" calcext:value-type="percentage">
              <text:p>0.37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65250312711244" calcext:value-type="percentage">
              <text:p>0.37%</text:p>
            </table:table-cell>
            <table:table-cell table:style-name="ce17" office:value-type="float" office:value="22.5505543067922" calcext:value-type="float">
              <text:p>2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561" calcext:value-type="float">
              <text:p>1561</text:p>
            </table:table-cell>
            <table:table-cell table:style-name="ce2" office:value-type="float" office:value="901000011561" calcext:value-type="float">
              <text:p>901000011561</text:p>
            </table:table-cell>
            <table:table-cell table:style-name="ce3" office:value-type="float" office:value="2642" calcext:value-type="float">
              <text:p>2,642</text:p>
            </table:table-cell>
            <table:table-cell table:style-name="ce79" office:value-type="percentage" office:value="0.00363579315887398" calcext:value-type="percentage">
              <text:p>0.36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63598841817297" calcext:value-type="percentage">
              <text:p>0.36%</text:p>
            </table:table-cell>
            <table:table-cell table:style-name="ce17" office:value-type="float" office:value="22.4485924937999" calcext:value-type="float">
              <text:p>2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686" calcext:value-type="float">
              <text:p>686</text:p>
            </table:table-cell>
            <table:table-cell table:style-name="ce2" office:value-type="float" office:value="901000010686" calcext:value-type="float">
              <text:p>901000010686</text:p>
            </table:table-cell>
            <table:table-cell table:style-name="ce3" office:value-type="float" office:value="2637" calcext:value-type="float">
              <text:p>2,637</text:p>
            </table:table-cell>
            <table:table-cell table:style-name="ce79" office:value-type="percentage" office:value="0.00362891239967853" calcext:value-type="percentage">
              <text:p>0.36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62910728944819" calcext:value-type="percentage">
              <text:p>0.36%</text:p>
            </table:table-cell>
            <table:table-cell table:style-name="ce17" office:value-type="float" office:value="22.4061084050531" calcext:value-type="float">
              <text:p>2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900" calcext:value-type="float">
              <text:p>900</text:p>
            </table:table-cell>
            <table:table-cell table:style-name="ce2" office:value-type="float" office:value="901000010900" calcext:value-type="float">
              <text:p>901000010900</text:p>
            </table:table-cell>
            <table:table-cell table:style-name="ce3" office:value-type="float" office:value="2599" calcext:value-type="float">
              <text:p>2,599</text:p>
            </table:table-cell>
            <table:table-cell table:style-name="ce79" office:value-type="percentage" office:value="0.00357661862979314" calcext:value-type="percentage">
              <text:p>0.36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57681071113987" calcext:value-type="percentage">
              <text:p>0.36%</text:p>
            </table:table-cell>
            <table:table-cell table:style-name="ce17" office:value-type="float" office:value="22.0832293305776" calcext:value-type="float">
              <text:p>2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972" calcext:value-type="float">
              <text:p>972</text:p>
            </table:table-cell>
            <table:table-cell table:style-name="ce2" office:value-type="float" office:value="901000010972" calcext:value-type="float">
              <text:p>901000010972</text:p>
            </table:table-cell>
            <table:table-cell table:style-name="ce3" office:value-type="float" office:value="2568" calcext:value-type="float">
              <text:p>2,568</text:p>
            </table:table-cell>
            <table:table-cell table:style-name="ce79" office:value-type="percentage" office:value="0.00353395792278137" calcext:value-type="percentage">
              <text:p>0.35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53414771304624" calcext:value-type="percentage">
              <text:p>0.35%</text:p>
            </table:table-cell>
            <table:table-cell table:style-name="ce17" office:value-type="float" office:value="21.8198279803475" calcext:value-type="float">
              <text:p>2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010" calcext:value-type="float">
              <text:p>1010</text:p>
            </table:table-cell>
            <table:table-cell table:style-name="ce2" office:value-type="float" office:value="901000011010" calcext:value-type="float">
              <text:p>901000011010</text:p>
            </table:table-cell>
            <table:table-cell table:style-name="ce3" office:value-type="float" office:value="2560" calcext:value-type="float">
              <text:p>2,560</text:p>
            </table:table-cell>
            <table:table-cell table:style-name="ce79" office:value-type="percentage" office:value="0.00352294870806865" calcext:value-type="percentage">
              <text:p>0.35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5231379070866" calcext:value-type="percentage">
              <text:p>0.35%</text:p>
            </table:table-cell>
            <table:table-cell table:style-name="ce17" office:value-type="float" office:value="21.7518534383527" calcext:value-type="float">
              <text:p>2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932" calcext:value-type="float">
              <text:p>1932</text:p>
            </table:table-cell>
            <table:table-cell table:style-name="ce2" office:value-type="float" office:value="901000011932" calcext:value-type="float">
              <text:p>901000011932</text:p>
            </table:table-cell>
            <table:table-cell table:style-name="ce3" office:value-type="float" office:value="2541" calcext:value-type="float">
              <text:p>2,541</text:p>
            </table:table-cell>
            <table:table-cell table:style-name="ce79" office:value-type="percentage" office:value="0.00349680182312596" calcext:value-type="percentage">
              <text:p>0.35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49698961793244" calcext:value-type="percentage">
              <text:p>0.35%</text:p>
            </table:table-cell>
            <table:table-cell table:style-name="ce17" office:value-type="float" office:value="21.5904139011149" calcext:value-type="float">
              <text:p>2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063" calcext:value-type="float">
              <text:p>1063</text:p>
            </table:table-cell>
            <table:table-cell table:style-name="ce2" office:value-type="float" office:value="901000011063" calcext:value-type="float">
              <text:p>901000011063</text:p>
            </table:table-cell>
            <table:table-cell table:style-name="ce3" office:value-type="float" office:value="2508" calcext:value-type="float">
              <text:p>2,508</text:p>
            </table:table-cell>
            <table:table-cell table:style-name="ce79" office:value-type="percentage" office:value="0.00345138881243601" calcext:value-type="percentage">
              <text:p>0.35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4515741683489" calcext:value-type="percentage">
              <text:p>0.35%</text:p>
            </table:table-cell>
            <table:table-cell table:style-name="ce17" office:value-type="float" office:value="21.3100189153861" calcext:value-type="float">
              <text:p>21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468" calcext:value-type="float">
              <text:p>1468</text:p>
            </table:table-cell>
            <table:table-cell table:style-name="ce2" office:value-type="float" office:value="901000011468" calcext:value-type="float">
              <text:p>901000011468</text:p>
            </table:table-cell>
            <table:table-cell table:style-name="ce3" office:value-type="float" office:value="2505" calcext:value-type="float">
              <text:p>2,505</text:p>
            </table:table-cell>
            <table:table-cell table:style-name="ce79" office:value-type="percentage" office:value="0.00344726035691874" calcext:value-type="percentage">
              <text:p>0.34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44744549111404" calcext:value-type="percentage">
              <text:p>0.34%</text:p>
            </table:table-cell>
            <table:table-cell table:style-name="ce17" office:value-type="float" office:value="21.2845284621381" calcext:value-type="float">
              <text:p>21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184" calcext:value-type="float">
              <text:p>2184</text:p>
            </table:table-cell>
            <table:table-cell table:style-name="ce2" office:value-type="float" office:value="901000012184" calcext:value-type="float">
              <text:p>901000012184</text:p>
            </table:table-cell>
            <table:table-cell table:style-name="ce3" office:value-type="float" office:value="2501" calcext:value-type="float">
              <text:p>2,501</text:p>
            </table:table-cell>
            <table:table-cell table:style-name="ce79" office:value-type="percentage" office:value="0.00344175574956238" calcext:value-type="percentage">
              <text:p>0.34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44194058813421" calcext:value-type="percentage">
              <text:p>0.34%</text:p>
            </table:table-cell>
            <table:table-cell table:style-name="ce17" office:value-type="float" office:value="21.2505411911406" calcext:value-type="float">
              <text:p>21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69" calcext:value-type="float">
              <text:p>169</text:p>
            </table:table-cell>
            <table:table-cell table:style-name="ce2" office:value-type="float" office:value="901000010169" calcext:value-type="float">
              <text:p>901000010169</text:p>
            </table:table-cell>
            <table:table-cell table:style-name="ce3" office:value-type="float" office:value="3008" calcext:value-type="float">
              <text:p>3,008</text:p>
            </table:table-cell>
            <table:table-cell table:style-name="ce79" office:value-type="percentage" office:value="0.00413946473198067" calcext:value-type="percentage">
              <text:p>0.41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343313035914005" calcext:value-type="percentage">
              <text:p>0.34%</text:p>
            </table:table-cell>
            <table:table-cell table:style-name="ce26" office:value-type="percentage" office:value="0.0034333147344876" calcext:value-type="percentage">
              <text:p>0.34%</text:p>
            </table:table-cell>
            <table:table-cell table:style-name="ce17" office:value-type="float" office:value="21.1972851707264" calcext:value-type="float">
              <text:p>21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455" calcext:value-type="float">
              <text:p>455</text:p>
            </table:table-cell>
            <table:table-cell table:style-name="ce2" office:value-type="float" office:value="901000010455" calcext:value-type="float">
              <text:p>901000010455</text:p>
            </table:table-cell>
            <table:table-cell table:style-name="ce3" office:value-type="float" office:value="3372" calcext:value-type="float">
              <text:p>3,372</text:p>
            </table:table-cell>
            <table:table-cell table:style-name="ce79" office:value-type="percentage" office:value="0.00464038400140918" calcext:value-type="percentage">
              <text:p>0.46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343313035914005" calcext:value-type="percentage">
              <text:p>0.34%</text:p>
            </table:table-cell>
            <table:table-cell table:style-name="ce26" office:value-type="percentage" office:value="0.0034333147344876" calcext:value-type="percentage">
              <text:p>0.34%</text:p>
            </table:table-cell>
            <table:table-cell table:style-name="ce17" office:value-type="float" office:value="21.1972851707264" calcext:value-type="float">
              <text:p>21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506" calcext:value-type="float">
              <text:p>506</text:p>
            </table:table-cell>
            <table:table-cell table:style-name="ce2" office:value-type="float" office:value="901000010506" calcext:value-type="float">
              <text:p>901000010506</text:p>
            </table:table-cell>
            <table:table-cell table:style-name="ce3" office:value-type="float" office:value="2998" calcext:value-type="float">
              <text:p>2,998</text:p>
            </table:table-cell>
            <table:table-cell table:style-name="ce79" office:value-type="percentage" office:value="0.00412570321358978" calcext:value-type="percentage">
              <text:p>0.41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338544799304089" calcext:value-type="percentage">
              <text:p>0.34%</text:p>
            </table:table-cell>
            <table:table-cell table:style-name="ce26" office:value-type="percentage" office:value="0.00338562980761971" calcext:value-type="percentage">
              <text:p>0.34%</text:p>
            </table:table-cell>
            <table:table-cell table:style-name="ce17" office:value-type="float" office:value="20.9028784322441" calcext:value-type="float">
              <text:p>21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510" calcext:value-type="float">
              <text:p>510</text:p>
            </table:table-cell>
            <table:table-cell table:style-name="ce2" office:value-type="float" office:value="901000010510" calcext:value-type="float">
              <text:p>901000010510</text:p>
            </table:table-cell>
            <table:table-cell table:style-name="ce3" office:value-type="float" office:value="2980" calcext:value-type="float">
              <text:p>2,980</text:p>
            </table:table-cell>
            <table:table-cell table:style-name="ce79" office:value-type="percentage" office:value="0.00410093248048617" calcext:value-type="percentage">
              <text:p>0.41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333776562694172" calcext:value-type="percentage">
              <text:p>0.33%</text:p>
            </table:table-cell>
            <table:table-cell table:style-name="ce26" office:value-type="percentage" office:value="0.00333794488075183" calcext:value-type="percentage">
              <text:p>0.33%</text:p>
            </table:table-cell>
            <table:table-cell table:style-name="ce17" office:value-type="float" office:value="20.6084716937618" calcext:value-type="float">
              <text:p>21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31" calcext:value-type="float">
              <text:p>31</text:p>
            </table:table-cell>
            <table:table-cell table:style-name="ce2" office:value-type="float" office:value="901000010031" calcext:value-type="float">
              <text:p>901000010031</text:p>
            </table:table-cell>
            <table:table-cell table:style-name="ce3" office:value-type="float" office:value="3604" calcext:value-type="float">
              <text:p>3,604</text:p>
            </table:table-cell>
            <table:table-cell table:style-name="ce79" office:value-type="percentage" office:value="0.0049596512280779" calcext:value-type="percentage">
              <text:p>0.50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329008326084255" calcext:value-type="percentage">
              <text:p>0.33%</text:p>
            </table:table-cell>
            <table:table-cell table:style-name="ce26" office:value-type="percentage" office:value="0.00329025995388395" calcext:value-type="percentage">
              <text:p>0.33%</text:p>
            </table:table-cell>
            <table:table-cell table:style-name="ce17" office:value-type="float" office:value="20.3140649552795" calcext:value-type="float">
              <text:p>2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898" calcext:value-type="float">
              <text:p>898</text:p>
            </table:table-cell>
            <table:table-cell table:style-name="ce2" office:value-type="float" office:value="901000010898" calcext:value-type="float">
              <text:p>901000010898</text:p>
            </table:table-cell>
            <table:table-cell table:style-name="ce3" office:value-type="float" office:value="2312" calcext:value-type="float">
              <text:p>2,312</text:p>
            </table:table-cell>
            <table:table-cell table:style-name="ce79" office:value-type="percentage" office:value="0.0031816630519745" calcext:value-type="percentage">
              <text:p>0.32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329008326084255" calcext:value-type="percentage">
              <text:p>0.33%</text:p>
            </table:table-cell>
            <table:table-cell table:style-name="ce26" office:value-type="percentage" office:value="0.00329025995388395" calcext:value-type="percentage">
              <text:p>0.33%</text:p>
            </table:table-cell>
            <table:table-cell table:style-name="ce17" office:value-type="float" office:value="20.3140649552795" calcext:value-type="float">
              <text:p>2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string" calcext:value-type="string">
              <text:p>128A</text:p>
            </table:table-cell>
            <table:table-cell table:style-name="ce2" office:value-type="string" calcext:value-type="string">
              <text:p>090100001128A</text:p>
            </table:table-cell>
            <table:table-cell table:style-name="ce3" office:value-type="float" office:value="2332" calcext:value-type="float">
              <text:p>2,332</text:p>
            </table:table-cell>
            <table:table-cell table:style-name="ce79" office:value-type="percentage" office:value="0.00320918608875629" calcext:value-type="percentage">
              <text:p>0.32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2093584372367" calcext:value-type="percentage">
              <text:p>0.32%</text:p>
            </table:table-cell>
            <table:table-cell table:style-name="ce17" office:value-type="float" office:value="19.8145789914994" calcext:value-type="float">
              <text:p>2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928" calcext:value-type="float">
              <text:p>1928</text:p>
            </table:table-cell>
            <table:table-cell table:style-name="ce2" office:value-type="float" office:value="901000011928" calcext:value-type="float">
              <text:p>901000011928</text:p>
            </table:table-cell>
            <table:table-cell table:style-name="ce3" office:value-type="float" office:value="2324" calcext:value-type="float">
              <text:p>2,324</text:p>
            </table:table-cell>
            <table:table-cell table:style-name="ce79" office:value-type="percentage" office:value="0.00319817687404357" calcext:value-type="percentage">
              <text:p>0.32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19834863127705" calcext:value-type="percentage">
              <text:p>0.32%</text:p>
            </table:table-cell>
            <table:table-cell table:style-name="ce17" office:value-type="float" office:value="19.7466044495045" calcext:value-type="float">
              <text:p>2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080" calcext:value-type="float">
              <text:p>2080</text:p>
            </table:table-cell>
            <table:table-cell table:style-name="ce2" office:value-type="float" office:value="901000012080" calcext:value-type="float">
              <text:p>901000012080</text:p>
            </table:table-cell>
            <table:table-cell table:style-name="ce3" office:value-type="float" office:value="2599" calcext:value-type="float">
              <text:p>2,599</text:p>
            </table:table-cell>
            <table:table-cell table:style-name="ce79" office:value-type="percentage" office:value="0.00357661862979314" calcext:value-type="percentage">
              <text:p>0.36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314703616254505" calcext:value-type="percentage">
              <text:p>0.31%</text:p>
            </table:table-cell>
            <table:table-cell table:style-name="ce26" office:value-type="percentage" office:value="0.0031472051732803" calcext:value-type="percentage">
              <text:p>0.31%</text:p>
            </table:table-cell>
            <table:table-cell table:style-name="ce17" office:value-type="float" office:value="19.4308447398326" calcext:value-type="float">
              <text:p>1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string" calcext:value-type="string">
              <text:p>092A</text:p>
            </table:table-cell>
            <table:table-cell table:style-name="ce2" office:value-type="string" calcext:value-type="string">
              <text:p>090100001092A</text:p>
            </table:table-cell>
            <table:table-cell table:style-name="ce3" office:value-type="float" office:value="2254" calcext:value-type="float">
              <text:p>2,254</text:p>
            </table:table-cell>
            <table:table-cell table:style-name="ce79" office:value-type="percentage" office:value="0.00310184624530732" calcext:value-type="percentage">
              <text:p>0.31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310201282913015" calcext:value-type="percentage">
              <text:p>0.31%</text:p>
            </table:table-cell>
            <table:table-cell table:style-name="ce17" office:value-type="float" office:value="19.1518272070496" calcext:value-type="float">
              <text:p>1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690" calcext:value-type="float">
              <text:p>690</text:p>
            </table:table-cell>
            <table:table-cell table:style-name="ce2" office:value-type="float" office:value="901000010690" calcext:value-type="float">
              <text:p>901000010690</text:p>
            </table:table-cell>
            <table:table-cell table:style-name="ce3" office:value-type="float" office:value="3828" calcext:value-type="float">
              <text:p>3,828</text:p>
            </table:table-cell>
            <table:table-cell table:style-name="ce79" office:value-type="percentage" office:value="0.00526790924003391" calcext:value-type="percentage">
              <text:p>0.53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309935379644588" calcext:value-type="percentage">
              <text:p>0.31%</text:p>
            </table:table-cell>
            <table:table-cell table:style-name="ce26" office:value-type="percentage" office:value="0.00309952024641241" calcext:value-type="percentage">
              <text:p>0.31%</text:p>
            </table:table-cell>
            <table:table-cell table:style-name="ce17" office:value-type="float" office:value="19.1364380013502" calcext:value-type="float">
              <text:p>1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377" calcext:value-type="float">
              <text:p>2377</text:p>
            </table:table-cell>
            <table:table-cell table:style-name="ce2" office:value-type="float" office:value="901000012377" calcext:value-type="float">
              <text:p>901000012377</text:p>
            </table:table-cell>
            <table:table-cell table:style-name="ce3" office:value-type="float" office:value="2563" calcext:value-type="float">
              <text:p>2,563</text:p>
            </table:table-cell>
            <table:table-cell table:style-name="ce79" office:value-type="percentage" office:value="0.00352707716358592" calcext:value-type="percentage">
              <text:p>0.35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305167143034671" calcext:value-type="percentage">
              <text:p>0.31%</text:p>
            </table:table-cell>
            <table:table-cell table:style-name="ce26" office:value-type="percentage" office:value="0.00305183531954453" calcext:value-type="percentage">
              <text:p>0.31%</text:p>
            </table:table-cell>
            <table:table-cell table:style-name="ce17" office:value-type="float" office:value="18.8420312628679" calcext:value-type="float">
              <text:p>1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string" calcext:value-type="string">
              <text:p>103A</text:p>
            </table:table-cell>
            <table:table-cell table:style-name="ce2" office:value-type="string" calcext:value-type="string">
              <text:p>090100001103A</text:p>
            </table:table-cell>
            <table:table-cell table:style-name="ce3" office:value-type="float" office:value="2103" calcext:value-type="float">
              <text:p>2,103</text:p>
            </table:table-cell>
            <table:table-cell table:style-name="ce79" office:value-type="percentage" office:value="0.00289404731760483" calcext:value-type="percentage">
              <text:p>0.29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289420274164184" calcext:value-type="percentage">
              <text:p>0.29%</text:p>
            </table:table-cell>
            <table:table-cell table:style-name="ce17" office:value-type="float" office:value="17.8688077268967" calcext:value-type="float">
              <text:p>18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96" calcext:value-type="float">
              <text:p>296</text:p>
            </table:table-cell>
            <table:table-cell table:style-name="ce2" office:value-type="float" office:value="901000010296" calcext:value-type="float">
              <text:p>901000010296</text:p>
            </table:table-cell>
            <table:table-cell table:style-name="ce3" office:value-type="float" office:value="2944" calcext:value-type="float">
              <text:p>2,944</text:p>
            </table:table-cell>
            <table:table-cell table:style-name="ce79" office:value-type="percentage" office:value="0.00405139101427895" calcext:value-type="percentage">
              <text:p>0.41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286094196595004" calcext:value-type="percentage">
              <text:p>0.29%</text:p>
            </table:table-cell>
            <table:table-cell table:style-name="ce26" office:value-type="percentage" office:value="0.002861095612073" calcext:value-type="percentage">
              <text:p>0.29%</text:p>
            </table:table-cell>
            <table:table-cell table:style-name="ce17" office:value-type="float" office:value="17.6644043089387" calcext:value-type="float">
              <text:p>18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133" calcext:value-type="float">
              <text:p>1133</text:p>
            </table:table-cell>
            <table:table-cell table:style-name="ce2" office:value-type="float" office:value="901000011133" calcext:value-type="float">
              <text:p>901000011133</text:p>
            </table:table-cell>
            <table:table-cell table:style-name="ce3" office:value-type="float" office:value="2019" calcext:value-type="float">
              <text:p>2,019</text:p>
            </table:table-cell>
            <table:table-cell table:style-name="ce79" office:value-type="percentage" office:value="0.00277845056312133" calcext:value-type="percentage">
              <text:p>0.28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277859977906556" calcext:value-type="percentage">
              <text:p>0.28%</text:p>
            </table:table-cell>
            <table:table-cell table:style-name="ce17" office:value-type="float" office:value="17.1550750359508" calcext:value-type="float">
              <text:p>1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307" calcext:value-type="float">
              <text:p>1307</text:p>
            </table:table-cell>
            <table:table-cell table:style-name="ce2" office:value-type="float" office:value="901000011307" calcext:value-type="float">
              <text:p>901000011307</text:p>
            </table:table-cell>
            <table:table-cell table:style-name="ce3" office:value-type="float" office:value="2015" calcext:value-type="float">
              <text:p>2,015</text:p>
            </table:table-cell>
            <table:table-cell table:style-name="ce79" office:value-type="percentage" office:value="0.00277294595576498" calcext:value-type="percentage">
              <text:p>0.28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277309487608574" calcext:value-type="percentage">
              <text:p>0.28%</text:p>
            </table:table-cell>
            <table:table-cell table:style-name="ce17" office:value-type="float" office:value="17.1210877649534" calcext:value-type="float">
              <text:p>1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614" calcext:value-type="float">
              <text:p>614</text:p>
            </table:table-cell>
            <table:table-cell table:style-name="ce2" office:value-type="float" office:value="901000010614" calcext:value-type="float">
              <text:p>901000010614</text:p>
            </table:table-cell>
            <table:table-cell table:style-name="ce3" office:value-type="float" office:value="2005" calcext:value-type="float">
              <text:p>2,005</text:p>
            </table:table-cell>
            <table:table-cell table:style-name="ce79" office:value-type="percentage" office:value="0.00275918443737408" calcext:value-type="percentage">
              <text:p>0.28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275933261863618" calcext:value-type="percentage">
              <text:p>0.28%</text:p>
            </table:table-cell>
            <table:table-cell table:style-name="ce17" office:value-type="float" office:value="17.0361195874598" calcext:value-type="float">
              <text:p>1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84" calcext:value-type="float">
              <text:p>84</text:p>
            </table:table-cell>
            <table:table-cell table:style-name="ce2" office:value-type="float" office:value="901000010084" calcext:value-type="float">
              <text:p>901000010084</text:p>
            </table:table-cell>
            <table:table-cell table:style-name="ce3" office:value-type="float" office:value="2844" calcext:value-type="float">
              <text:p>2,844</text:p>
            </table:table-cell>
            <table:table-cell table:style-name="ce79" office:value-type="percentage" office:value="0.00391377583037002" calcext:value-type="percentage">
              <text:p>0.39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271789486765254" calcext:value-type="percentage">
              <text:p>0.27%</text:p>
            </table:table-cell>
            <table:table-cell table:style-name="ce26" office:value-type="percentage" office:value="0.00271804083146935" calcext:value-type="percentage">
              <text:p>0.27%</text:p>
            </table:table-cell>
            <table:table-cell table:style-name="ce17" office:value-type="float" office:value="16.7811840934918" calcext:value-type="float">
              <text:p>1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722" calcext:value-type="float">
              <text:p>722</text:p>
            </table:table-cell>
            <table:table-cell table:style-name="ce2" office:value-type="float" office:value="901000010722" calcext:value-type="float">
              <text:p>901000010722</text:p>
            </table:table-cell>
            <table:table-cell table:style-name="ce3" office:value-type="float" office:value="2256" calcext:value-type="float">
              <text:p>2,256</text:p>
            </table:table-cell>
            <table:table-cell table:style-name="ce79" office:value-type="percentage" office:value="0.0031045985489855" calcext:value-type="percentage">
              <text:p>0.31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262253013545421" calcext:value-type="percentage">
              <text:p>0.26%</text:p>
            </table:table-cell>
            <table:table-cell table:style-name="ce26" office:value-type="percentage" office:value="0.00262267097773358" calcext:value-type="percentage">
              <text:p>0.26%</text:p>
            </table:table-cell>
            <table:table-cell table:style-name="ce17" office:value-type="float" office:value="16.1923706165271" calcext:value-type="float">
              <text:p>1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807" calcext:value-type="float">
              <text:p>807</text:p>
            </table:table-cell>
            <table:table-cell table:style-name="ce2" office:value-type="float" office:value="901000010807" calcext:value-type="float">
              <text:p>901000010807</text:p>
            </table:table-cell>
            <table:table-cell table:style-name="ce3" office:value-type="float" office:value="1904" calcext:value-type="float">
              <text:p>1,904</text:p>
            </table:table-cell>
            <table:table-cell table:style-name="ce79" office:value-type="percentage" office:value="0.00262019310162606" calcext:value-type="percentage">
              <text:p>0.26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262033381839566" calcext:value-type="percentage">
              <text:p>0.26%</text:p>
            </table:table-cell>
            <table:table-cell table:style-name="ce17" office:value-type="float" office:value="16.1779409947748" calcext:value-type="float">
              <text:p>1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7" calcext:value-type="float">
              <text:p>27</text:p>
            </table:table-cell>
            <table:table-cell table:style-name="ce2" office:value-type="float" office:value="901000010027" calcext:value-type="float">
              <text:p>901000010027</text:p>
            </table:table-cell>
            <table:table-cell table:style-name="ce3" office:value-type="float" office:value="2565" calcext:value-type="float">
              <text:p>2,565</text:p>
            </table:table-cell>
            <table:table-cell table:style-name="ce79" office:value-type="percentage" office:value="0.0035298294672641" calcext:value-type="percentage">
              <text:p>0.35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257484776935504" calcext:value-type="percentage">
              <text:p>0.26%</text:p>
            </table:table-cell>
            <table:table-cell table:style-name="ce26" office:value-type="percentage" office:value="0.0025749860508657" calcext:value-type="percentage">
              <text:p>0.26%</text:p>
            </table:table-cell>
            <table:table-cell table:style-name="ce17" office:value-type="float" office:value="15.8979638780448" calcext:value-type="float">
              <text:p>1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269" calcext:value-type="float">
              <text:p>2269</text:p>
            </table:table-cell>
            <table:table-cell table:style-name="ce2" office:value-type="float" office:value="901000012269" calcext:value-type="float">
              <text:p>901000012269</text:p>
            </table:table-cell>
            <table:table-cell table:style-name="ce3" office:value-type="float" office:value="1758" calcext:value-type="float">
              <text:p>1,758</text:p>
            </table:table-cell>
            <table:table-cell table:style-name="ce79" office:value-type="percentage" office:value="0.00241927493311902" calcext:value-type="percentage">
              <text:p>0.24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257484776935504" calcext:value-type="percentage">
              <text:p>0.26%</text:p>
            </table:table-cell>
            <table:table-cell table:style-name="ce26" office:value-type="percentage" office:value="0.0025749860508657" calcext:value-type="percentage">
              <text:p>0.26%</text:p>
            </table:table-cell>
            <table:table-cell table:style-name="ce17" office:value-type="float" office:value="15.8979638780448" calcext:value-type="float">
              <text:p>16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953" calcext:value-type="float">
              <text:p>953</text:p>
            </table:table-cell>
            <table:table-cell table:style-name="ce2" office:value-type="float" office:value="901000010953" calcext:value-type="float">
              <text:p>901000010953</text:p>
            </table:table-cell>
            <table:table-cell table:style-name="ce3" office:value-type="float" office:value="1750" calcext:value-type="float">
              <text:p>1,750</text:p>
            </table:table-cell>
            <table:table-cell table:style-name="ce79" office:value-type="percentage" office:value="0.00240826571840631" calcext:value-type="percentage">
              <text:p>0.24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240839505367248" calcext:value-type="percentage">
              <text:p>0.24%</text:p>
            </table:table-cell>
            <table:table-cell table:style-name="ce17" office:value-type="float" office:value="14.8694310613739" calcext:value-type="float">
              <text:p>1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987" calcext:value-type="float">
              <text:p>987</text:p>
            </table:table-cell>
            <table:table-cell table:style-name="ce2" office:value-type="float" office:value="901000010987" calcext:value-type="float">
              <text:p>901000010987</text:p>
            </table:table-cell>
            <table:table-cell table:style-name="ce3" office:value-type="float" office:value="1716" calcext:value-type="float">
              <text:p>1,716</text:p>
            </table:table-cell>
            <table:table-cell table:style-name="ce79" office:value-type="percentage" office:value="0.00236147655587727" calcext:value-type="percentage">
              <text:p>0.24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236160337834399" calcext:value-type="percentage">
              <text:p>0.24%</text:p>
            </table:table-cell>
            <table:table-cell table:style-name="ce17" office:value-type="float" office:value="14.5805392578958" calcext:value-type="float">
              <text:p>1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362" calcext:value-type="float">
              <text:p>2362</text:p>
            </table:table-cell>
            <table:table-cell table:style-name="ce2" office:value-type="float" office:value="901000012362" calcext:value-type="float">
              <text:p>901000012362</text:p>
            </table:table-cell>
            <table:table-cell table:style-name="ce3" office:value-type="float" office:value="2390" calcext:value-type="float">
              <text:p>2,390</text:p>
            </table:table-cell>
            <table:table-cell table:style-name="ce79" office:value-type="percentage" office:value="0.00328900289542347" calcext:value-type="percentage">
              <text:p>0.33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23364359388592" calcext:value-type="percentage">
              <text:p>0.23%</text:p>
            </table:table-cell>
            <table:table-cell table:style-name="ce26" office:value-type="percentage" office:value="0.00233656141652628" calcext:value-type="percentage">
              <text:p>0.23%</text:p>
            </table:table-cell>
            <table:table-cell table:style-name="ce17" office:value-type="float" office:value="14.4259301856333" calcext:value-type="float">
              <text:p>1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218" calcext:value-type="float">
              <text:p>1218</text:p>
            </table:table-cell>
            <table:table-cell table:style-name="ce2" office:value-type="float" office:value="901000011218" calcext:value-type="float">
              <text:p>901000011218</text:p>
            </table:table-cell>
            <table:table-cell table:style-name="ce3" office:value-type="float" office:value="1652" calcext:value-type="float">
              <text:p>1,652</text:p>
            </table:table-cell>
            <table:table-cell table:style-name="ce79" office:value-type="percentage" office:value="0.00227340283817555" calcext:value-type="percentage">
              <text:p>0.23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227352493066682" calcext:value-type="percentage">
              <text:p>0.23%</text:p>
            </table:table-cell>
            <table:table-cell table:style-name="ce17" office:value-type="float" office:value="14.036742921937" calcext:value-type="float">
              <text:p>1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542" calcext:value-type="float">
              <text:p>1542</text:p>
            </table:table-cell>
            <table:table-cell table:style-name="ce2" office:value-type="float" office:value="901000011542" calcext:value-type="float">
              <text:p>901000011542</text:p>
            </table:table-cell>
            <table:table-cell table:style-name="ce3" office:value-type="float" office:value="1642" calcext:value-type="float">
              <text:p>1,642</text:p>
            </table:table-cell>
            <table:table-cell table:style-name="ce79" office:value-type="percentage" office:value="0.00225964131978466" calcext:value-type="percentage">
              <text:p>0.23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225976267321726" calcext:value-type="percentage">
              <text:p>0.23%</text:p>
            </table:table-cell>
            <table:table-cell table:style-name="ce17" office:value-type="float" office:value="13.9517747444434" calcext:value-type="float">
              <text:p>1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633" calcext:value-type="float">
              <text:p>633</text:p>
            </table:table-cell>
            <table:table-cell table:style-name="ce2" office:value-type="float" office:value="901000010633" calcext:value-type="float">
              <text:p>901000010633</text:p>
            </table:table-cell>
            <table:table-cell table:style-name="ce3" office:value-type="float" office:value="1894" calcext:value-type="float">
              <text:p>1,894</text:p>
            </table:table-cell>
            <table:table-cell table:style-name="ce79" office:value-type="percentage" office:value="0.00260643158323517" calcext:value-type="percentage">
              <text:p>0.26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214570647446253" calcext:value-type="percentage">
              <text:p>0.21%</text:p>
            </table:table-cell>
            <table:table-cell table:style-name="ce26" office:value-type="percentage" office:value="0.00214582170905475" calcext:value-type="percentage">
              <text:p>0.21%</text:p>
            </table:table-cell>
            <table:table-cell table:style-name="ce17" office:value-type="float" office:value="13.248303231704" calcext:value-type="float">
              <text:p>1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559" calcext:value-type="float">
              <text:p>559</text:p>
            </table:table-cell>
            <table:table-cell table:style-name="ce2" office:value-type="float" office:value="901000010559" calcext:value-type="float">
              <text:p>901000010559</text:p>
            </table:table-cell>
            <table:table-cell table:style-name="ce3" office:value-type="float" office:value="2180" calcext:value-type="float">
              <text:p>2,180</text:p>
            </table:table-cell>
            <table:table-cell table:style-name="ce79" office:value-type="percentage" office:value="0.00300001100921471" calcext:value-type="percentage">
              <text:p>0.30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209802410836336" calcext:value-type="percentage">
              <text:p>0.21%</text:p>
            </table:table-cell>
            <table:table-cell table:style-name="ce26" office:value-type="percentage" office:value="0.00209813678218686" calcext:value-type="percentage">
              <text:p>0.21%</text:p>
            </table:table-cell>
            <table:table-cell table:style-name="ce17" office:value-type="float" office:value="12.9538964932217" calcext:value-type="float">
              <text:p>1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756" calcext:value-type="float">
              <text:p>756</text:p>
            </table:table-cell>
            <table:table-cell table:style-name="ce2" office:value-type="float" office:value="901000010756" calcext:value-type="float">
              <text:p>901000010756</text:p>
            </table:table-cell>
            <table:table-cell table:style-name="ce3" office:value-type="float" office:value="1502" calcext:value-type="float">
              <text:p>1,502</text:p>
            </table:table-cell>
            <table:table-cell table:style-name="ce79" office:value-type="percentage" office:value="0.00206698006231216" calcext:value-type="percentage">
              <text:p>0.21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206709106892347" calcext:value-type="percentage">
              <text:p>0.21%</text:p>
            </table:table-cell>
            <table:table-cell table:style-name="ce17" office:value-type="float" office:value="12.7622202595335" calcext:value-type="float">
              <text:p>1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131" calcext:value-type="float">
              <text:p>2131</text:p>
            </table:table-cell>
            <table:table-cell table:style-name="ce2" office:value-type="float" office:value="901000012131" calcext:value-type="float">
              <text:p>901000012131</text:p>
            </table:table-cell>
            <table:table-cell table:style-name="ce3" office:value-type="float" office:value="1847" calcext:value-type="float">
              <text:p>1,847</text:p>
            </table:table-cell>
            <table:table-cell table:style-name="ce79" office:value-type="percentage" office:value="0.00254175244679797" calcext:value-type="percentage">
              <text:p>0.25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20503417422642" calcext:value-type="percentage">
              <text:p>0.21%</text:p>
            </table:table-cell>
            <table:table-cell table:style-name="ce26" office:value-type="percentage" office:value="0.00205045185531898" calcext:value-type="percentage">
              <text:p>0.21%</text:p>
            </table:table-cell>
            <table:table-cell table:style-name="ce17" office:value-type="float" office:value="12.6594897547394" calcext:value-type="float">
              <text:p>1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775" calcext:value-type="float">
              <text:p>775</text:p>
            </table:table-cell>
            <table:table-cell table:style-name="ce2" office:value-type="float" office:value="901000010775" calcext:value-type="float">
              <text:p>901000010775</text:p>
            </table:table-cell>
            <table:table-cell table:style-name="ce3" office:value-type="float" office:value="1461" calcext:value-type="float">
              <text:p>1,461</text:p>
            </table:table-cell>
            <table:table-cell table:style-name="ce79" office:value-type="percentage" office:value="0.00201055783690949" calcext:value-type="percentage">
              <text:p>0.20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201066581338028" calcext:value-type="percentage">
              <text:p>0.20%</text:p>
            </table:table-cell>
            <table:table-cell table:style-name="ce17" office:value-type="float" office:value="12.4138507318099" calcext:value-type="float">
              <text:p>1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129" calcext:value-type="float">
              <text:p>1129</text:p>
            </table:table-cell>
            <table:table-cell table:style-name="ce2" office:value-type="float" office:value="901000011129" calcext:value-type="float">
              <text:p>901000011129</text:p>
            </table:table-cell>
            <table:table-cell table:style-name="ce3" office:value-type="float" office:value="1370" calcext:value-type="float">
              <text:p>1,370</text:p>
            </table:table-cell>
            <table:table-cell table:style-name="ce79" office:value-type="percentage" office:value="0.00188532801955237" calcext:value-type="percentage">
              <text:p>0.19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188542927058931" calcext:value-type="percentage">
              <text:p>0.19%</text:p>
            </table:table-cell>
            <table:table-cell table:style-name="ce17" office:value-type="float" office:value="11.6406403166184" calcext:value-type="float">
              <text:p>1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525" calcext:value-type="float">
              <text:p>525</text:p>
            </table:table-cell>
            <table:table-cell table:style-name="ce2" office:value-type="float" office:value="901000010525" calcext:value-type="float">
              <text:p>901000010525</text:p>
            </table:table-cell>
            <table:table-cell table:style-name="ce3" office:value-type="float" office:value="2289" calcext:value-type="float">
              <text:p>2,289</text:p>
            </table:table-cell>
            <table:table-cell table:style-name="ce79" office:value-type="percentage" office:value="0.00315001155967545" calcext:value-type="percentage">
              <text:p>0.32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185961227786753" calcext:value-type="percentage">
              <text:p>0.19%</text:p>
            </table:table-cell>
            <table:table-cell table:style-name="ce26" office:value-type="percentage" office:value="0.00185971214784745" calcext:value-type="percentage">
              <text:p>0.19%</text:p>
            </table:table-cell>
            <table:table-cell table:style-name="ce17" office:value-type="float" office:value="11.4818628008101" calcext:value-type="float">
              <text:p>11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845" calcext:value-type="float">
              <text:p>845</text:p>
            </table:table-cell>
            <table:table-cell table:style-name="ce2" office:value-type="float" office:value="901000010845" calcext:value-type="float">
              <text:p>901000010845</text:p>
            </table:table-cell>
            <table:table-cell table:style-name="ce3" office:value-type="float" office:value="1408" calcext:value-type="float">
              <text:p>1,408</text:p>
            </table:table-cell>
            <table:table-cell table:style-name="ce79" office:value-type="percentage" office:value="0.00193762178943776" calcext:value-type="percentage">
              <text:p>0.19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181192991176836" calcext:value-type="percentage">
              <text:p>0.18%</text:p>
            </table:table-cell>
            <table:table-cell table:style-name="ce26" office:value-type="percentage" office:value="0.00181202722097957" calcext:value-type="percentage">
              <text:p>0.18%</text:p>
            </table:table-cell>
            <table:table-cell table:style-name="ce17" office:value-type="float" office:value="11.1874560623278" calcext:value-type="float">
              <text:p>11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629" calcext:value-type="float">
              <text:p>629</text:p>
            </table:table-cell>
            <table:table-cell table:style-name="ce2" office:value-type="float" office:value="901000010629" calcext:value-type="float">
              <text:p>901000010629</text:p>
            </table:table-cell>
            <table:table-cell table:style-name="ce3" office:value-type="float" office:value="2676" calcext:value-type="float">
              <text:p>2,676</text:p>
            </table:table-cell>
            <table:table-cell table:style-name="ce79" office:value-type="percentage" office:value="0.00368258232140301" calcext:value-type="percentage">
              <text:p>0.37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171656517957003" calcext:value-type="percentage">
              <text:p>0.17%</text:p>
            </table:table-cell>
            <table:table-cell table:style-name="ce26" office:value-type="percentage" office:value="0.0017166573672438" calcext:value-type="percentage">
              <text:p>0.17%</text:p>
            </table:table-cell>
            <table:table-cell table:style-name="ce17" office:value-type="float" office:value="10.5986425853632" calcext:value-type="float">
              <text:p>11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2" calcext:value-type="float">
              <text:p>12</text:p>
            </table:table-cell>
            <table:table-cell table:style-name="ce2" office:value-type="float" office:value="901000010012" calcext:value-type="float">
              <text:p>901000010012</text:p>
            </table:table-cell>
            <table:table-cell table:style-name="ce3" office:value-type="float" office:value="1775" calcext:value-type="float">
              <text:p>1,775</text:p>
            </table:table-cell>
            <table:table-cell table:style-name="ce79" office:value-type="percentage" office:value="0.00244266951438354" calcext:value-type="percentage">
              <text:p>0.24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166888281347086" calcext:value-type="percentage">
              <text:p>0.17%</text:p>
            </table:table-cell>
            <table:table-cell table:style-name="ce26" office:value-type="percentage" office:value="0.00166897244037592" calcext:value-type="percentage">
              <text:p>0.17%</text:p>
            </table:table-cell>
            <table:table-cell table:style-name="ce17" office:value-type="float" office:value="10.3042358468809" calcext:value-type="float">
              <text:p>1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01" calcext:value-type="float">
              <text:p>101</text:p>
            </table:table-cell>
            <table:table-cell table:style-name="ce2" office:value-type="float" office:value="901000010101" calcext:value-type="float">
              <text:p>901000010101</text:p>
            </table:table-cell>
            <table:table-cell table:style-name="ce3" office:value-type="float" office:value="1531" calcext:value-type="float">
              <text:p>1,531</text:p>
            </table:table-cell>
            <table:table-cell table:style-name="ce79" office:value-type="percentage" office:value="0.00210688846564574" calcext:value-type="percentage">
              <text:p>0.21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166888281347086" calcext:value-type="percentage">
              <text:p>0.17%</text:p>
            </table:table-cell>
            <table:table-cell table:style-name="ce26" office:value-type="percentage" office:value="0.00166897244037592" calcext:value-type="percentage">
              <text:p>0.17%</text:p>
            </table:table-cell>
            <table:table-cell table:style-name="ce17" office:value-type="float" office:value="10.3042358468809" calcext:value-type="float">
              <text:p>1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114" calcext:value-type="float">
              <text:p>1114</text:p>
            </table:table-cell>
            <table:table-cell table:style-name="ce2" office:value-type="float" office:value="901000011114" calcext:value-type="float">
              <text:p>901000011114</text:p>
            </table:table-cell>
            <table:table-cell table:style-name="ce3" office:value-type="float" office:value="1159" calcext:value-type="float">
              <text:p>1,159</text:p>
            </table:table-cell>
            <table:table-cell table:style-name="ce79" office:value-type="percentage" office:value="0.00159495998150452" calcext:value-type="percentage">
              <text:p>0.16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159504563840366" calcext:value-type="percentage">
              <text:p>0.16%</text:p>
            </table:table-cell>
            <table:table-cell table:style-name="ce17" office:value-type="float" office:value="9.8478117715042" calcext:value-type="float">
              <text:p>10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417" calcext:value-type="float">
              <text:p>417</text:p>
            </table:table-cell>
            <table:table-cell table:style-name="ce2" office:value-type="float" office:value="901000010417" calcext:value-type="float">
              <text:p>901000010417</text:p>
            </table:table-cell>
            <table:table-cell table:style-name="ce3" office:value-type="float" office:value="2247" calcext:value-type="float">
              <text:p>2,247</text:p>
            </table:table-cell>
            <table:table-cell table:style-name="ce79" office:value-type="percentage" office:value="0.0030922131824337" calcext:value-type="percentage">
              <text:p>0.31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152583571517336" calcext:value-type="percentage">
              <text:p>0.15%</text:p>
            </table:table-cell>
            <table:table-cell table:style-name="ce26" office:value-type="percentage" office:value="0.00152591765977227" calcext:value-type="percentage">
              <text:p>0.15%</text:p>
            </table:table-cell>
            <table:table-cell table:style-name="ce17" office:value-type="float" office:value="9.42101563143396" calcext:value-type="float">
              <text:p>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648" calcext:value-type="float">
              <text:p>648</text:p>
            </table:table-cell>
            <table:table-cell table:style-name="ce2" office:value-type="float" office:value="901000010648" calcext:value-type="float">
              <text:p>901000010648</text:p>
            </table:table-cell>
            <table:table-cell table:style-name="ce3" office:value-type="float" office:value="1627" calcext:value-type="float">
              <text:p>1,627</text:p>
            </table:table-cell>
            <table:table-cell table:style-name="ce79" office:value-type="percentage" office:value="0.00223899904219832" calcext:value-type="percentage">
              <text:p>0.22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147815334907419" calcext:value-type="percentage">
              <text:p>0.15%</text:p>
            </table:table-cell>
            <table:table-cell table:style-name="ce26" office:value-type="percentage" office:value="0.00147823273290438" calcext:value-type="percentage">
              <text:p>0.15%</text:p>
            </table:table-cell>
            <table:table-cell table:style-name="ce17" office:value-type="float" office:value="9.12660889295165" calcext:value-type="float">
              <text:p>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811" calcext:value-type="float">
              <text:p>811</text:p>
            </table:table-cell>
            <table:table-cell table:style-name="ce2" office:value-type="float" office:value="901000010811" calcext:value-type="float">
              <text:p>901000010811</text:p>
            </table:table-cell>
            <table:table-cell table:style-name="ce3" office:value-type="float" office:value="1054" calcext:value-type="float">
              <text:p>1,054</text:p>
            </table:table-cell>
            <table:table-cell table:style-name="ce79" office:value-type="percentage" office:value="0.00145046403840014" calcext:value-type="percentage">
              <text:p>0.15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145054193518331" calcext:value-type="percentage">
              <text:p>0.15%</text:p>
            </table:table-cell>
            <table:table-cell table:style-name="ce17" office:value-type="float" office:value="8.95564590782176" calcext:value-type="float">
              <text:p>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949" calcext:value-type="float">
              <text:p>949</text:p>
            </table:table-cell>
            <table:table-cell table:style-name="ce2" office:value-type="float" office:value="901000010949" calcext:value-type="float">
              <text:p>901000010949</text:p>
            </table:table-cell>
            <table:table-cell table:style-name="ce3" office:value-type="float" office:value="1034" calcext:value-type="float">
              <text:p>1,034</text:p>
            </table:table-cell>
            <table:table-cell table:style-name="ce79" office:value-type="percentage" office:value="0.00142294100161835" calcext:value-type="percentage">
              <text:p>0.14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14230174202842" calcext:value-type="percentage">
              <text:p>0.14%</text:p>
            </table:table-cell>
            <table:table-cell table:style-name="ce17" office:value-type="float" office:value="8.78570955283463" calcext:value-type="float">
              <text:p>9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379" calcext:value-type="float">
              <text:p>1379</text:p>
            </table:table-cell>
            <table:table-cell table:style-name="ce2" office:value-type="float" office:value="901000011379" calcext:value-type="float">
              <text:p>901000011379</text:p>
            </table:table-cell>
            <table:table-cell table:style-name="ce2" office:value-type="float" office:value="904" calcext:value-type="float">
              <text:p>904</text:p>
            </table:table-cell>
            <table:table-cell table:style-name="ce79" office:value-type="percentage" office:value="0.00124404126253674" calcext:value-type="percentage">
              <text:p>0.12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124410807343996" calcext:value-type="percentage">
              <text:p>0.12%</text:p>
            </table:table-cell>
            <table:table-cell table:style-name="ce17" office:value-type="float" office:value="7.68112324541828" calcext:value-type="float">
              <text:p>8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string" calcext:value-type="string">
              <text:p>078A</text:p>
            </table:table-cell>
            <table:table-cell table:style-name="ce2" office:value-type="string" calcext:value-type="string">
              <text:p>090100001078A</text:p>
            </table:table-cell>
            <table:table-cell table:style-name="ce3" office:value-type="float" office:value="1147" calcext:value-type="float">
              <text:p>1,147</text:p>
            </table:table-cell>
            <table:table-cell table:style-name="ce79" office:value-type="percentage" office:value="0.00157844615943545" calcext:value-type="percentage">
              <text:p>0.16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123974151857835" calcext:value-type="percentage">
              <text:p>0.12%</text:p>
            </table:table-cell>
            <table:table-cell table:style-name="ce26" office:value-type="percentage" office:value="0.00123980809856497" calcext:value-type="percentage">
              <text:p>0.12%</text:p>
            </table:table-cell>
            <table:table-cell table:style-name="ce17" office:value-type="float" office:value="7.6545752005401" calcext:value-type="float">
              <text:p>8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703" calcext:value-type="float">
              <text:p>703</text:p>
            </table:table-cell>
            <table:table-cell table:style-name="ce2" office:value-type="float" office:value="901000010703" calcext:value-type="float">
              <text:p>901000010703</text:p>
            </table:table-cell>
            <table:table-cell table:style-name="ce3" office:value-type="float" office:value="1922" calcext:value-type="float">
              <text:p>1,922</text:p>
            </table:table-cell>
            <table:table-cell table:style-name="ce79" office:value-type="percentage" office:value="0.00264496383472967" calcext:value-type="percentage">
              <text:p>0.26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119205915247918" calcext:value-type="percentage">
              <text:p>0.12%</text:p>
            </table:table-cell>
            <table:table-cell table:style-name="ce26" office:value-type="percentage" office:value="0.00119212317169708" calcext:value-type="percentage">
              <text:p>0.12%</text:p>
            </table:table-cell>
            <table:table-cell table:style-name="ce17" office:value-type="float" office:value="7.36016846205779" calcext:value-type="float">
              <text:p>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760" calcext:value-type="float">
              <text:p>760</text:p>
            </table:table-cell>
            <table:table-cell table:style-name="ce2" office:value-type="float" office:value="901000010760" calcext:value-type="float">
              <text:p>901000010760</text:p>
            </table:table-cell>
            <table:table-cell table:style-name="ce2" office:value-type="float" office:value="849" calcext:value-type="float">
              <text:p>849</text:p>
            </table:table-cell>
            <table:table-cell table:style-name="ce79" office:value-type="percentage" office:value="0.00116835291138683" calcext:value-type="percentage">
              <text:p>0.12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116841565746739" calcext:value-type="percentage">
              <text:p>0.12%</text:p>
            </table:table-cell>
            <table:table-cell table:style-name="ce17" office:value-type="float" office:value="7.21379826920368" calcext:value-type="float">
              <text:p>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826" calcext:value-type="float">
              <text:p>826</text:p>
            </table:table-cell>
            <table:table-cell table:style-name="ce2" office:value-type="float" office:value="901000010826" calcext:value-type="float">
              <text:p>901000010826</text:p>
            </table:table-cell>
            <table:table-cell table:style-name="ce2" office:value-type="float" office:value="845" calcext:value-type="float">
              <text:p>845</text:p>
            </table:table-cell>
            <table:table-cell table:style-name="ce79" office:value-type="percentage" office:value="0.00116284830403047" calcext:value-type="percentage">
              <text:p>0.12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116291075448757" calcext:value-type="percentage">
              <text:p>0.12%</text:p>
            </table:table-cell>
            <table:table-cell table:style-name="ce17" office:value-type="float" office:value="7.17981099820625" calcext:value-type="float">
              <text:p>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39" calcext:value-type="float">
              <text:p>239</text:p>
            </table:table-cell>
            <table:table-cell table:style-name="ce2" office:value-type="float" office:value="901000010239" calcext:value-type="float">
              <text:p>901000010239</text:p>
            </table:table-cell>
            <table:table-cell table:style-name="ce3" office:value-type="float" office:value="1105" calcext:value-type="float">
              <text:p>1,105</text:p>
            </table:table-cell>
            <table:table-cell table:style-name="ce79" office:value-type="percentage" office:value="0.0015206477821937" calcext:value-type="percentage">
              <text:p>0.15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109669442028085" calcext:value-type="percentage">
              <text:p>0.11%</text:p>
            </table:table-cell>
            <table:table-cell table:style-name="ce26" office:value-type="percentage" office:value="0.00109675331796132" calcext:value-type="percentage">
              <text:p>0.11%</text:p>
            </table:table-cell>
            <table:table-cell table:style-name="ce17" office:value-type="float" office:value="6.77135498509316" calcext:value-type="float">
              <text:p>7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string" calcext:value-type="string">
              <text:p>021A</text:p>
            </table:table-cell>
            <table:table-cell table:style-name="ce2" office:value-type="string" calcext:value-type="string">
              <text:p>090100001021A</text:p>
            </table:table-cell>
            <table:table-cell table:style-name="ce2" office:value-type="float" office:value="644" calcext:value-type="float">
              <text:p>644</text:p>
            </table:table-cell>
            <table:table-cell table:style-name="ce79" office:value-type="percentage" office:value="0.000886241784373521" calcext:value-type="percentage">
              <text:p>0.09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0858282589785013" calcext:value-type="percentage">
              <text:p>0.09%</text:p>
            </table:table-cell>
            <table:table-cell table:style-name="ce26" office:value-type="percentage" office:value="0.000858328683621899" calcext:value-type="percentage">
              <text:p>0.09%</text:p>
            </table:table-cell>
            <table:table-cell table:style-name="ce17" office:value-type="float" office:value="5.29932129268161" calcext:value-type="float">
              <text:p>5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88" calcext:value-type="float">
              <text:p>188</text:p>
            </table:table-cell>
            <table:table-cell table:style-name="ce2" office:value-type="float" office:value="901000010188" calcext:value-type="float">
              <text:p>901000010188</text:p>
            </table:table-cell>
            <table:table-cell table:style-name="ce2" office:value-type="float" office:value="666" calcext:value-type="float">
              <text:p>666</text:p>
            </table:table-cell>
            <table:table-cell table:style-name="ce79" office:value-type="percentage" office:value="0.000916517124833486" calcext:value-type="percentage">
              <text:p>0.09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0667553125388343" calcext:value-type="percentage">
              <text:p>0.07%</text:p>
            </table:table-cell>
            <table:table-cell table:style-name="ce26" office:value-type="percentage" office:value="0.000667588976150366" calcext:value-type="percentage">
              <text:p>0.07%</text:p>
            </table:table-cell>
            <table:table-cell table:style-name="ce17" office:value-type="float" office:value="4.12169433875236" calcext:value-type="float">
              <text:p>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92" calcext:value-type="float">
              <text:p>192</text:p>
            </table:table-cell>
            <table:table-cell table:style-name="ce2" office:value-type="float" office:value="901000010192" calcext:value-type="float">
              <text:p>901000010192</text:p>
            </table:table-cell>
            <table:table-cell table:style-name="ce2" office:value-type="float" office:value="742" calcext:value-type="float">
              <text:p>742</text:p>
            </table:table-cell>
            <table:table-cell table:style-name="ce79" office:value-type="percentage" office:value="0.00102110466460427" calcext:value-type="percentage">
              <text:p>0.10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0667553125388343" calcext:value-type="percentage">
              <text:p>0.07%</text:p>
            </table:table-cell>
            <table:table-cell table:style-name="ce26" office:value-type="percentage" office:value="0.000667588976150366" calcext:value-type="percentage">
              <text:p>0.07%</text:p>
            </table:table-cell>
            <table:table-cell table:style-name="ce17" office:value-type="float" office:value="4.12169433875236" calcext:value-type="float">
              <text:p>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025" calcext:value-type="float">
              <text:p>1025</text:p>
            </table:table-cell>
            <table:table-cell table:style-name="ce2" office:value-type="float" office:value="901000011025" calcext:value-type="float">
              <text:p>901000011025</text:p>
            </table:table-cell>
            <table:table-cell table:style-name="ce2" office:value-type="float" office:value="474" calcext:value-type="float">
              <text:p>474</text:p>
            </table:table-cell>
            <table:table-cell table:style-name="ce79" office:value-type="percentage" office:value="0.000652295971728337" calcext:value-type="percentage">
              <text:p>0.07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0652331003109003" calcext:value-type="percentage">
              <text:p>0.07%</text:p>
            </table:table-cell>
            <table:table-cell table:style-name="ce17" office:value-type="float" office:value="4.02749161319499" calcext:value-type="float">
              <text:p>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794" calcext:value-type="float">
              <text:p>794</text:p>
            </table:table-cell>
            <table:table-cell table:style-name="ce2" office:value-type="float" office:value="901000010794" calcext:value-type="float">
              <text:p>901000010794</text:p>
            </table:table-cell>
            <table:table-cell table:style-name="ce2" office:value-type="float" office:value="773" calcext:value-type="float">
              <text:p>773</text:p>
            </table:table-cell>
            <table:table-cell table:style-name="ce79" office:value-type="percentage" office:value="0.00106376537161604" calcext:value-type="percentage">
              <text:p>0.11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0619870759289176" calcext:value-type="percentage">
              <text:p>0.06%</text:p>
            </table:table-cell>
            <table:table-cell table:style-name="ce26" office:value-type="percentage" office:value="0.000619904049282483" calcext:value-type="percentage">
              <text:p>0.06%</text:p>
            </table:table-cell>
            <table:table-cell table:style-name="ce17" office:value-type="float" office:value="3.82728760027005" calcext:value-type="float">
              <text:p>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718" calcext:value-type="float">
              <text:p>718</text:p>
            </table:table-cell>
            <table:table-cell table:style-name="ce2" office:value-type="float" office:value="901000010718" calcext:value-type="float">
              <text:p>901000010718</text:p>
            </table:table-cell>
            <table:table-cell table:style-name="ce2" office:value-type="float" office:value="969" calcext:value-type="float">
              <text:p>969</text:p>
            </table:table-cell>
            <table:table-cell table:style-name="ce79" office:value-type="percentage" office:value="0.00133349113207755" calcext:value-type="percentage">
              <text:p>0.13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0572188393190009" calcext:value-type="percentage">
              <text:p>0.06%</text:p>
            </table:table-cell>
            <table:table-cell table:style-name="ce26" office:value-type="percentage" office:value="0.000572219122414599" calcext:value-type="percentage">
              <text:p>0.06%</text:p>
            </table:table-cell>
            <table:table-cell table:style-name="ce17" office:value-type="float" office:value="3.53288086178774" calcext:value-type="float">
              <text:p>4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737" calcext:value-type="float">
              <text:p>737</text:p>
            </table:table-cell>
            <table:table-cell table:style-name="ce2" office:value-type="float" office:value="901000010737" calcext:value-type="float">
              <text:p>901000010737</text:p>
            </table:table-cell>
            <table:table-cell table:style-name="ce2" office:value-type="float" office:value="673" calcext:value-type="float">
              <text:p>673</text:p>
            </table:table-cell>
            <table:table-cell table:style-name="ce79" office:value-type="percentage" office:value="0.000926150187707111" calcext:value-type="percentage">
              <text:p>0.09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0524506027090841" calcext:value-type="percentage">
              <text:p>0.05%</text:p>
            </table:table-cell>
            <table:table-cell table:style-name="ce26" office:value-type="percentage" office:value="0.000524534195546716" calcext:value-type="percentage">
              <text:p>0.05%</text:p>
            </table:table-cell>
            <table:table-cell table:style-name="ce17" office:value-type="float" office:value="3.23847412330542" calcext:value-type="float">
              <text:p>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05" calcext:value-type="float">
              <text:p>205</text:p>
            </table:table-cell>
            <table:table-cell table:style-name="ce2" office:value-type="float" office:value="901000010205" calcext:value-type="float">
              <text:p>901000010205</text:p>
            </table:table-cell>
            <table:table-cell table:style-name="ce2" office:value-type="float" office:value="528" calcext:value-type="float">
              <text:p>528</text:p>
            </table:table-cell>
            <table:table-cell table:style-name="ce79" office:value-type="percentage" office:value="0.00072660817103916" calcext:value-type="percentage">
              <text:p>0.07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0429141294892507" calcext:value-type="percentage">
              <text:p>0.04%</text:p>
            </table:table-cell>
            <table:table-cell table:style-name="ce26" office:value-type="percentage" office:value="0.00042916434181095" calcext:value-type="percentage">
              <text:p>0.04%</text:p>
            </table:table-cell>
            <table:table-cell table:style-name="ce17" office:value-type="float" office:value="2.6496606463408" calcext:value-type="float">
              <text:p>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58" calcext:value-type="float">
              <text:p>258</text:p>
            </table:table-cell>
            <table:table-cell table:style-name="ce2" office:value-type="float" office:value="901000010258" calcext:value-type="float">
              <text:p>901000010258</text:p>
            </table:table-cell>
            <table:table-cell table:style-name="ce2" office:value-type="float" office:value="737" calcext:value-type="float">
              <text:p>737</text:p>
            </table:table-cell>
            <table:table-cell table:style-name="ce79" office:value-type="percentage" office:value="0.00101422390540883" calcext:value-type="percentage">
              <text:p>0.10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0429141294892507" calcext:value-type="percentage">
              <text:p>0.04%</text:p>
            </table:table-cell>
            <table:table-cell table:style-name="ce26" office:value-type="percentage" office:value="0.00042916434181095" calcext:value-type="percentage">
              <text:p>0.04%</text:p>
            </table:table-cell>
            <table:table-cell table:style-name="ce17" office:value-type="float" office:value="2.6496606463408" calcext:value-type="float">
              <text:p>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62" calcext:value-type="float">
              <text:p>262</text:p>
            </table:table-cell>
            <table:table-cell table:style-name="ce2" office:value-type="float" office:value="901000010262" calcext:value-type="float">
              <text:p>901000010262</text:p>
            </table:table-cell>
            <table:table-cell table:style-name="ce2" office:value-type="float" office:value="494" calcext:value-type="float">
              <text:p>494</text:p>
            </table:table-cell>
            <table:table-cell table:style-name="ce79" office:value-type="percentage" office:value="0.000679819008510123" calcext:value-type="percentage">
              <text:p>0.07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0429141294892507" calcext:value-type="percentage">
              <text:p>0.04%</text:p>
            </table:table-cell>
            <table:table-cell table:style-name="ce26" office:value-type="percentage" office:value="0.00042916434181095" calcext:value-type="percentage">
              <text:p>0.04%</text:p>
            </table:table-cell>
            <table:table-cell table:style-name="ce17" office:value-type="float" office:value="2.6496606463408" calcext:value-type="float">
              <text:p>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830" calcext:value-type="float">
              <text:p>830</text:p>
            </table:table-cell>
            <table:table-cell table:style-name="ce2" office:value-type="float" office:value="901000010830" calcext:value-type="float">
              <text:p>901000010830</text:p>
            </table:table-cell>
            <table:table-cell table:style-name="ce2" office:value-type="float" office:value="898" calcext:value-type="float">
              <text:p>898</text:p>
            </table:table-cell>
            <table:table-cell table:style-name="ce79" office:value-type="percentage" office:value="0.00123578435150221" calcext:value-type="percentage">
              <text:p>0.12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0429141294892507" calcext:value-type="percentage">
              <text:p>0.04%</text:p>
            </table:table-cell>
            <table:table-cell table:style-name="ce26" office:value-type="percentage" office:value="0.00042916434181095" calcext:value-type="percentage">
              <text:p>0.04%</text:p>
            </table:table-cell>
            <table:table-cell table:style-name="ce17" office:value-type="float" office:value="2.6496606463408" calcext:value-type="float">
              <text:p>3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1203" calcext:value-type="float">
              <text:p>1203</text:p>
            </table:table-cell>
            <table:table-cell table:style-name="ce2" office:value-type="float" office:value="901000011203" calcext:value-type="float">
              <text:p>901000011203</text:p>
            </table:table-cell>
            <table:table-cell table:style-name="ce2" office:value-type="float" office:value="248" calcext:value-type="float">
              <text:p>248</text:p>
            </table:table-cell>
            <table:table-cell table:style-name="ce79" office:value-type="percentage" office:value="0.000341285656094151" calcext:value-type="percentage">
              <text:p>0.03%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4" office:value-type="percentage" office:value="0" calcext:value-type="percentage">
              <text:p>0.00%</text:p>
            </table:table-cell>
            <table:table-cell table:style-name="ce26" office:value-type="percentage" office:value="0.000341303984749014" calcext:value-type="percentage">
              <text:p>0.03%</text:p>
            </table:table-cell>
            <table:table-cell table:style-name="ce17" office:value-type="float" office:value="2.10721080184041" calcext:value-type="float">
              <text:p>2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24" calcext:value-type="float">
              <text:p>224</text:p>
            </table:table-cell>
            <table:table-cell table:style-name="ce2" office:value-type="float" office:value="901000010224" calcext:value-type="float">
              <text:p>901000010224</text:p>
            </table:table-cell>
            <table:table-cell table:style-name="ce2" office:value-type="float" office:value="542" calcext:value-type="float">
              <text:p>542</text:p>
            </table:table-cell>
            <table:table-cell table:style-name="ce79" office:value-type="percentage" office:value="0.00074587429678641" calcext:value-type="percentage">
              <text:p>0.07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0238411830495837" calcext:value-type="percentage">
              <text:p>0.02%</text:p>
            </table:table-cell>
            <table:table-cell table:style-name="ce26" office:value-type="percentage" office:value="0.000238424634339416" calcext:value-type="percentage">
              <text:p>0.02%</text:p>
            </table:table-cell>
            <table:table-cell table:style-name="ce17" office:value-type="float" office:value="1.47203369241156" calcext:value-type="float">
              <text:p>1</text:p>
            </table:table-cell>
            <table:table-cell table:number-columns-repeated="1015"/>
          </table:table-row>
          <table:table-row table:style-name="ro2" table:visibility="collapse">
            <table:table-cell table:style-name="ce2" office:value-type="string" calcext:value-type="string">
              <text:p>Álvaro Obregón</text:p>
            </table:table-cell>
            <table:table-cell table:style-name="ce2" office:value-type="float" office:value="277" calcext:value-type="float">
              <text:p>277</text:p>
            </table:table-cell>
            <table:table-cell table:style-name="ce2" office:value-type="float" office:value="901000010277" calcext:value-type="float">
              <text:p>901000010277</text:p>
            </table:table-cell>
            <table:table-cell table:style-name="ce2" office:value-type="float" office:value="461" calcext:value-type="float">
              <text:p>461</text:p>
            </table:table-cell>
            <table:table-cell table:style-name="ce79" office:value-type="percentage" office:value="0.000634405997820175" calcext:value-type="percentage">
              <text:p>0.06%</text:p>
            </table:table-cell>
            <table:table-cell table:style-name="ce11" office:value-type="float" office:value="0" calcext:value-type="float">
              <text:p>0</text:p>
            </table:table-cell>
            <table:table-cell table:style-name="ce8" office:value-type="percentage" office:value="0.000238411830495837" calcext:value-type="percentage">
              <text:p>0.02%</text:p>
            </table:table-cell>
            <table:table-cell table:style-name="ce26" office:value-type="percentage" office:value="0.000238424634339416" calcext:value-type="percentage">
              <text:p>0.02%</text:p>
            </table:table-cell>
            <table:table-cell table:style-name="ce17" office:value-type="float" office:value="1.47203369241156" calcext:value-type="float">
              <text:p>1</text:p>
            </table:table-cell>
            <table:table-cell table:number-columns-repeated="1015"/>
          </table:table-row>
        </table:table-row-group>
        <table:table-row table:style-name="ro2">
          <table:table-cell table:style-name="ce2" office:value-type="string" calcext:value-type="string">
            <text:p>Álvaro Obregón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901000010281" calcext:value-type="float">
            <text:p>901000010281</text:p>
          </table:table-cell>
          <table:table-cell table:style-name="ce2" office:value-type="float" office:value="302" calcext:value-type="float">
            <text:p>302</text:p>
          </table:table-cell>
          <table:table-cell table:style-name="ce79" office:value-type="percentage" office:value="0.000415597855404974" calcext:value-type="percentage">
            <text:p>0.04%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percentage" office:value="0.000143047098297502" calcext:value-type="percentage">
            <text:p>0.01%</text:p>
          </table:table-cell>
          <table:table-cell table:style-name="ce26" office:value-type="percentage" office:value="0.00014305478060365" calcext:value-type="percentage">
            <text:p>0.01%</text:p>
          </table:table-cell>
          <table:table-cell table:style-name="ce17" office:value-type="float" office:value="0.883220215446934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Álvaro Obregón</text:p>
          </table:table-cell>
          <table:table-cell table:style-name="ce2" office:value-type="float" office:value="2273" calcext:value-type="float">
            <text:p>2273</text:p>
          </table:table-cell>
          <table:table-cell table:style-name="ce2" office:value-type="float" office:value="901000012273" calcext:value-type="float">
            <text:p>901000012273</text:p>
          </table:table-cell>
          <table:table-cell table:style-name="ce2" office:value-type="float" office:value="52" calcext:value-type="float">
            <text:p>52</text:p>
          </table:table-cell>
          <table:table-cell table:style-name="ce79" office:value-type="percentage" office:value="0.0000715598956326445" calcext:value-type="percentage">
            <text:p>0.01%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percentage" office:value="0" calcext:value-type="percentage">
            <text:p>0.0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Álvaro Obregón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901000012381" calcext:value-type="float">
            <text:p>901000012381</text:p>
          </table:table-cell>
          <table:table-cell table:style-name="ce2" office:value-type="float" office:value="61" calcext:value-type="float">
            <text:p>61</text:p>
          </table:table-cell>
          <table:table-cell table:style-name="ce79" office:value-type="percentage" office:value="0.0000839452621844484" calcext:value-type="percentage">
            <text:p>0.01%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percentage" office:value="0" calcext:value-type="percentage">
            <text:p>0.0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8"/>
          <table:table-cell table:style-name="ce30" table:formula="of:=SUM([.I4:.I201])" office:value-type="float" office:value="6174" calcext:value-type="float">
            <text:p>6,174</text:p>
          </table:table-cell>
          <table:table-cell table:number-columns-repeated="1015"/>
        </table:table-row>
        <table:table-row table:style-name="ro4" table:number-rows-repeated="104837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MAIN.$A$1" table:cell-range-address="$PPT.$A$3:.$I$201"/>
        </table:named-expressions>
        <calcext:conditional-formats>
          <calcext:conditional-format calcext:target-range-address="PPT.E4:PPT.E201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PPT.H4:PPT.H201">
            <calcext:color-scale>
              <calcext:color-scale-entry calcext:value="0" calcext:type="minimum" calcext:color="#ffffff"/>
              <calcext:color-scale-entry calcext:value="0" calcext:type="maximum" calcext:color="#4285f4"/>
            </calcext:color-scale>
          </calcext:conditional-format>
        </calcext:conditional-formats>
      </table:table>
      <table:table table:name="main comparable" table:style-name="ta4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21" office:value-type="string" calcext:value-type="string">
            <text:p>key</text:p>
          </table:table-cell>
          <table:table-cell table:style-name="ce21" office:value-type="string" calcext:value-type="string">
            <text:p>Clave de la entidad</text:p>
          </table:table-cell>
          <table:table-cell table:style-name="ce21" office:value-type="string" calcext:value-type="string">
            <text:p>Entidad federativa</text:p>
          </table:table-cell>
          <table:table-cell table:style-name="ce21" office:value-type="string" calcext:value-type="string">
            <text:p>Clave del municipio</text:p>
          </table:table-cell>
          <table:table-cell table:style-name="ce21" office:value-type="string" calcext:value-type="string">
            <text:p>Nombre del municipio</text:p>
          </table:table-cell>
          <table:table-cell table:style-name="ce21" office:value-type="string" calcext:value-type="string">
            <text:p>Clave de la localidad</text:p>
          </table:table-cell>
          <table:table-cell table:style-name="ce21" office:value-type="string" calcext:value-type="string">
            <text:p>Nombre de la localidad</text:p>
          </table:table-cell>
          <table:table-cell table:style-name="ce21" office:value-type="string" calcext:value-type="string">
            <text:p>Clave de la AGEB</text:p>
          </table:table-cell>
          <table:table-cell table:style-name="ce21" office:value-type="string" calcext:value-type="string">
            <text:p>Folio de la AGEB</text:p>
          </table:table-cell>
          <table:table-cell table:style-name="ce21" office:value-type="string" calcext:value-type="string">
            <text:p>Población total coval</text:p>
          </table:table-cell>
          <table:table-cell table:style-name="ce58" office:value-type="string" calcext:value-type="string">
            <text:p>mix coneval </text:p>
          </table:table-cell>
          <table:table-cell table:style-name="ce58" office:value-type="string" calcext:value-type="string">
            <text:p>Tota población</text:p>
          </table:table-cell>
          <table:table-cell table:style-name="ce58" office:value-type="string" calcext:value-type="string">
            <text:p>mix real</text:p>
          </table:table-cell>
          <table:table-cell table:style-name="ce58" office:value-type="string" calcext:value-type="string">
            <text:p>diff mix</text:p>
          </table:table-cell>
          <table:table-cell table:style-name="ce45" office:value-type="string" calcext:value-type="string">
            <text:p>Poblaciób 0-2 años</text:p>
          </table:table-cell>
          <table:table-cell table:style-name="ce58" office:value-type="string" calcext:value-type="string">
            <text:p>mix real 0-2</text:p>
          </table:table-cell>
          <table:table-cell table:number-columns-repeated="1008"/>
        </table:table-row>
        <table:table-row table:style-name="ro2">
          <table:table-cell table:style-name="ce2" table:formula="of:=[.B2]&amp;[.D2]&amp;[.H2]" office:value-type="string" office:string-value="91012" calcext:value-type="string">
            <text:p>910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01000010012" calcext:value-type="float">
            <text:p>901000010012</text:p>
          </table:table-cell>
          <table:table-cell table:style-name="ce3" office:value-type="float" office:value="1775" calcext:value-type="float">
            <text:p>1,775</text:p>
          </table:table-cell>
          <table:table-cell table:style-name="ce32" table:formula="of:=[.J2]/[.$J$87]" office:value-type="percentage" office:value="0.00636520117621746" calcext:value-type="percentage">
            <text:p>0.64%</text:p>
          </table:table-cell>
          <table:table-cell table:style-name="ce11" table:formula="of:=IFERROR(VLOOKUP([.$A2];[$'0-2 AÑOS'.$A$1:.$M$1048576];10;0);0)" office:value-type="float" office:value="1720" calcext:value-type="float">
            <text:p>1720</text:p>
          </table:table-cell>
          <table:table-cell table:style-name="ce32" table:formula="of:=[.L2]/[.$L$87]" office:value-type="percentage" office:value="0.00604607672893188" calcext:value-type="percentage">
            <text:p>0.60%</text:p>
          </table:table-cell>
          <table:table-cell table:style-name="ce44" table:formula="of:=[.K2]-[.M2]" office:value-type="percentage" office:value="0.000319124447285574" calcext:value-type="percentage">
            <text:p>0.03%</text:p>
          </table:table-cell>
          <table:table-cell table:style-name="ce46" table:formula="of:=IFERROR(VLOOKUP([.$A2];[$'0-2 AÑOS'.$A$1:.$M$1048576];13;0);0)*1" office:value-type="float" office:value="35" calcext:value-type="float">
            <text:p>35</text:p>
          </table:table-cell>
          <table:table-cell table:style-name="ce48" table:formula="of:=[.O2]/[.$O$87]*[.$P$89]" office:value-type="percentage" office:value="0.00166888281347086" calcext:value-type="percentage">
            <text:p>0.17%</text:p>
          </table:table-cell>
          <table:table-cell table:number-columns-repeated="1008"/>
        </table:table-row>
        <table:table-row table:style-name="ro2">
          <table:table-cell table:style-name="ce2" table:formula="of:=[.B3]&amp;[.D3]&amp;[.H3]" office:value-type="string" office:string-value="91027" calcext:value-type="string">
            <text:p>910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1000010027" calcext:value-type="float">
            <text:p>901000010027</text:p>
          </table:table-cell>
          <table:table-cell table:style-name="ce3" office:value-type="float" office:value="2565" calcext:value-type="float">
            <text:p>2,565</text:p>
          </table:table-cell>
          <table:table-cell table:style-name="ce32" table:formula="of:=[.J3]/[.$J$87]" office:value-type="percentage" office:value="0.00919816395323818" calcext:value-type="percentage">
            <text:p>0.92%</text:p>
          </table:table-cell>
          <table:table-cell table:style-name="ce11" table:formula="of:=IFERROR(VLOOKUP([.$A3];[$'0-2 AÑOS'.$A$1:.$M$1048576];10;0);0)" office:value-type="float" office:value="2510" calcext:value-type="float">
            <text:p>2510</text:p>
          </table:table-cell>
          <table:table-cell table:style-name="ce32" table:formula="of:=[.L3]/[.$L$87]" office:value-type="percentage" office:value="0.00882305383117385" calcext:value-type="percentage">
            <text:p>0.88%</text:p>
          </table:table-cell>
          <table:table-cell table:style-name="ce44" table:formula="of:=[.K3]-[.M3]" office:value-type="percentage" office:value="0.000375110122064331" calcext:value-type="percentage">
            <text:p>0.04%</text:p>
          </table:table-cell>
          <table:table-cell table:style-name="ce46" table:formula="of:=IFERROR(VLOOKUP([.$A3];[$'0-2 AÑOS'.$A$1:.$M$1048576];13;0);0)*1" office:value-type="float" office:value="54" calcext:value-type="float">
            <text:p>54</text:p>
          </table:table-cell>
          <table:table-cell table:style-name="ce48" table:formula="of:=[.O3]/[.$O$87]*[.$P$89]" office:value-type="percentage" office:value="0.00257484776935504" calcext:value-type="percentage">
            <text:p>0.26%</text:p>
          </table:table-cell>
          <table:table-cell table:number-columns-repeated="1008"/>
        </table:table-row>
        <table:table-row table:style-name="ro2">
          <table:table-cell table:style-name="ce2" table:formula="of:=[.B4]&amp;[.D4]&amp;[.H4]" office:value-type="string" office:string-value="91031" calcext:value-type="string">
            <text:p>9103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01000010031" calcext:value-type="float">
            <text:p>901000010031</text:p>
          </table:table-cell>
          <table:table-cell table:style-name="ce3" office:value-type="float" office:value="3604" calcext:value-type="float">
            <text:p>3,604</text:p>
          </table:table-cell>
          <table:table-cell table:style-name="ce32" table:formula="of:=[.J4]/[.$J$87]" office:value-type="percentage" office:value="0.0129240479093452" calcext:value-type="percentage">
            <text:p>1.29%</text:p>
          </table:table-cell>
          <table:table-cell table:style-name="ce11" table:formula="of:=IFERROR(VLOOKUP([.$A4];[$'0-2 AÑOS'.$A$1:.$M$1048576];10;0);0)" office:value-type="float" office:value="3440" calcext:value-type="float">
            <text:p>3440</text:p>
          </table:table-cell>
          <table:table-cell table:style-name="ce32" table:formula="of:=[.L4]/[.$L$87]" office:value-type="percentage" office:value="0.0120921534578638" calcext:value-type="percentage">
            <text:p>1.21%</text:p>
          </table:table-cell>
          <table:table-cell table:style-name="ce44" table:formula="of:=[.K4]-[.M4]" office:value-type="percentage" office:value="0.000831894451481425" calcext:value-type="percentage">
            <text:p>0.08%</text:p>
          </table:table-cell>
          <table:table-cell table:style-name="ce46" table:formula="of:=IFERROR(VLOOKUP([.$A4];[$'0-2 AÑOS'.$A$1:.$M$1048576];13;0);0)*1" office:value-type="float" office:value="69" calcext:value-type="float">
            <text:p>69</text:p>
          </table:table-cell>
          <table:table-cell table:style-name="ce48" table:formula="of:=[.O4]/[.$O$87]*[.$P$89]" office:value-type="percentage" office:value="0.00329008326084255" calcext:value-type="percentage">
            <text:p>0.33%</text:p>
          </table:table-cell>
          <table:table-cell table:number-columns-repeated="1008"/>
        </table:table-row>
        <table:table-row table:style-name="ro2">
          <table:table-cell table:style-name="ce2" table:formula="of:=[.B5]&amp;[.D5]&amp;[.H5]" office:value-type="string" office:string-value="91046" calcext:value-type="string">
            <text:p>9104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01000010046" calcext:value-type="float">
            <text:p>901000010046</text:p>
          </table:table-cell>
          <table:table-cell table:style-name="ce3" office:value-type="float" office:value="5634" calcext:value-type="float">
            <text:p>5,634</text:p>
          </table:table-cell>
          <table:table-cell table:style-name="ce32" table:formula="of:=[.J5]/[.$J$87]" office:value-type="percentage" office:value="0.020203686437639" calcext:value-type="percentage">
            <text:p>2.02%</text:p>
          </table:table-cell>
          <table:table-cell table:style-name="ce11" table:formula="of:=IFERROR(VLOOKUP([.$A5];[$'0-2 AÑOS'.$A$1:.$M$1048576];10;0);0)" office:value-type="float" office:value="5330" calcext:value-type="float">
            <text:p>5330</text:p>
          </table:table-cell>
          <table:table-cell table:style-name="ce32" table:formula="of:=[.L5]/[.$L$87]" office:value-type="percentage" office:value="0.018735807537911" calcext:value-type="percentage">
            <text:p>1.87%</text:p>
          </table:table-cell>
          <table:table-cell table:style-name="ce44" table:formula="of:=[.K5]-[.M5]" office:value-type="percentage" office:value="0.00146787889972795" calcext:value-type="percentage">
            <text:p>0.15%</text:p>
          </table:table-cell>
          <table:table-cell table:style-name="ce46" table:formula="of:=IFERROR(VLOOKUP([.$A5];[$'0-2 AÑOS'.$A$1:.$M$1048576];13;0);0)*1" office:value-type="float" office:value="144" calcext:value-type="float">
            <text:p>144</text:p>
          </table:table-cell>
          <table:table-cell table:style-name="ce48" table:formula="of:=[.O5]/[.$O$87]*[.$P$89]" office:value-type="percentage" office:value="0.0068662607182801" calcext:value-type="percentage">
            <text:p>0.69%</text:p>
          </table:table-cell>
          <table:table-cell table:number-columns-repeated="1008"/>
        </table:table-row>
        <table:table-row table:style-name="ro2">
          <table:table-cell table:style-name="ce2" table:formula="of:=[.B6]&amp;[.D6]&amp;[.H6]" office:value-type="string" office:string-value="91050" calcext:value-type="string">
            <text:p>910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1000010050" calcext:value-type="float">
            <text:p>901000010050</text:p>
          </table:table-cell>
          <table:table-cell table:style-name="ce3" office:value-type="float" office:value="3894" calcext:value-type="float">
            <text:p>3,894</text:p>
          </table:table-cell>
          <table:table-cell table:style-name="ce32" table:formula="of:=[.J6]/[.$J$87]" office:value-type="percentage" office:value="0.01396399627053" calcext:value-type="percentage">
            <text:p>1.40%</text:p>
          </table:table-cell>
          <table:table-cell table:style-name="ce11" table:formula="of:=IFERROR(VLOOKUP([.$A6];[$'0-2 AÑOS'.$A$1:.$M$1048576];10;0);0)" office:value-type="float" office:value="4144" calcext:value-type="float">
            <text:p>4144</text:p>
          </table:table-cell>
          <table:table-cell table:style-name="ce32" table:formula="of:=[.L6]/[.$L$87]" office:value-type="percentage" office:value="0.0145668267236591" calcext:value-type="percentage">
            <text:p>1.46%</text:p>
          </table:table-cell>
          <table:table-cell table:style-name="ce44" table:formula="of:=[.K6]-[.M6]" office:value-type="percentage" office:value="-0.000602830453129127" calcext:value-type="percentage">
            <text:p>-0.06%</text:p>
          </table:table-cell>
          <table:table-cell table:style-name="ce46" table:formula="of:=IFERROR(VLOOKUP([.$A6];[$'0-2 AÑOS'.$A$1:.$M$1048576];13;0);0)*1" office:value-type="float" office:value="121" calcext:value-type="float">
            <text:p>121</text:p>
          </table:table-cell>
          <table:table-cell table:style-name="ce48" table:formula="of:=[.O6]/[.$O$87]*[.$P$89]" office:value-type="percentage" office:value="0.00576956629799925" calcext:value-type="percentage">
            <text:p>0.58%</text:p>
          </table:table-cell>
          <table:table-cell table:number-columns-repeated="1008"/>
        </table:table-row>
        <table:table-row table:style-name="ro2">
          <table:table-cell table:style-name="ce2" table:formula="of:=[.B7]&amp;[.D7]&amp;[.H7]" office:value-type="string" office:string-value="91065" calcext:value-type="string">
            <text:p>9106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901000010065" calcext:value-type="float">
            <text:p>901000010065</text:p>
          </table:table-cell>
          <table:table-cell table:style-name="ce3" office:value-type="float" office:value="5788" calcext:value-type="float">
            <text:p>5,788</text:p>
          </table:table-cell>
          <table:table-cell table:style-name="ce32" table:formula="of:=[.J7]/[.$J$87]" office:value-type="percentage" office:value="0.0207559348777164" calcext:value-type="percentage">
            <text:p>2.08%</text:p>
          </table:table-cell>
          <table:table-cell table:style-name="ce11" table:formula="of:=IFERROR(VLOOKUP([.$A7];[$'0-2 AÑOS'.$A$1:.$M$1048576];10;0);0)" office:value-type="float" office:value="5548" calcext:value-type="float">
            <text:p>5548</text:p>
          </table:table-cell>
          <table:table-cell table:style-name="ce32" table:formula="of:=[.L7]/[.$L$87]" office:value-type="percentage" office:value="0.0195021126116942" calcext:value-type="percentage">
            <text:p>1.95%</text:p>
          </table:table-cell>
          <table:table-cell table:style-name="ce44" table:formula="of:=[.K7]-[.M7]" office:value-type="percentage" office:value="0.00125382226602218" calcext:value-type="percentage">
            <text:p>0.13%</text:p>
          </table:table-cell>
          <table:table-cell table:style-name="ce46" table:formula="of:=IFERROR(VLOOKUP([.$A7];[$'0-2 AÑOS'.$A$1:.$M$1048576];13;0);0)*1" office:value-type="float" office:value="135" calcext:value-type="float">
            <text:p>135</text:p>
          </table:table-cell>
          <table:table-cell table:style-name="ce48" table:formula="of:=[.O7]/[.$O$87]*[.$P$89]" office:value-type="percentage" office:value="0.0064371194233876" calcext:value-type="percentage">
            <text:p>0.64%</text:p>
          </table:table-cell>
          <table:table-cell table:number-columns-repeated="1008"/>
        </table:table-row>
        <table:table-row table:style-name="ro2">
          <table:table-cell table:style-name="ce2" table:formula="of:=[.B8]&amp;[.D8]&amp;[.H8]" office:value-type="string" office:string-value="91084" calcext:value-type="string">
            <text:p>9108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01000010084" calcext:value-type="float">
            <text:p>901000010084</text:p>
          </table:table-cell>
          <table:table-cell table:style-name="ce3" office:value-type="float" office:value="2844" calcext:value-type="float">
            <text:p>2,844</text:p>
          </table:table-cell>
          <table:table-cell table:style-name="ce32" table:formula="of:=[.J8]/[.$J$87]" office:value-type="percentage" office:value="0.0101986659972746" calcext:value-type="percentage">
            <text:p>1.02%</text:p>
          </table:table-cell>
          <table:table-cell table:style-name="ce11" table:formula="of:=IFERROR(VLOOKUP([.$A8];[$'0-2 AÑOS'.$A$1:.$M$1048576];10;0);0)" office:value-type="float" office:value="2608" calcext:value-type="float">
            <text:p>2608</text:p>
          </table:table-cell>
          <table:table-cell table:style-name="ce32" table:formula="of:=[.L8]/[.$L$87]" office:value-type="percentage" office:value="0.00916753959828741" calcext:value-type="percentage">
            <text:p>0.92%</text:p>
          </table:table-cell>
          <table:table-cell table:style-name="ce44" table:formula="of:=[.K8]-[.M8]" office:value-type="percentage" office:value="0.0010311263989872" calcext:value-type="percentage">
            <text:p>0.10%</text:p>
          </table:table-cell>
          <table:table-cell table:style-name="ce46" table:formula="of:=IFERROR(VLOOKUP([.$A8];[$'0-2 AÑOS'.$A$1:.$M$1048576];13;0);0)*1" office:value-type="float" office:value="57" calcext:value-type="float">
            <text:p>57</text:p>
          </table:table-cell>
          <table:table-cell table:style-name="ce48" table:formula="of:=[.O8]/[.$O$87]*[.$P$89]" office:value-type="percentage" office:value="0.00271789486765254" calcext:value-type="percentage">
            <text:p>0.27%</text:p>
          </table:table-cell>
          <table:table-cell table:number-columns-repeated="1008"/>
        </table:table-row>
        <table:table-row table:style-name="ro2">
          <table:table-cell table:style-name="ce2" table:formula="of:=[.B9]&amp;[.D9]&amp;[.H9]" office:value-type="string" office:string-value="91099" calcext:value-type="string">
            <text:p>9109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01000010099" calcext:value-type="float">
            <text:p>901000010099</text:p>
          </table:table-cell>
          <table:table-cell table:style-name="ce3" office:value-type="float" office:value="4239" calcext:value-type="float">
            <text:p>4,239</text:p>
          </table:table-cell>
          <table:table-cell table:style-name="ce32" table:formula="of:=[.J9]/[.$J$87]" office:value-type="percentage" office:value="0.0152011762174568" calcext:value-type="percentage">
            <text:p>1.52%</text:p>
          </table:table-cell>
          <table:table-cell table:style-name="ce11" table:formula="of:=IFERROR(VLOOKUP([.$A9];[$'0-2 AÑOS'.$A$1:.$M$1048576];10;0);0)" office:value-type="float" office:value="3822" calcext:value-type="float">
            <text:p>3822</text:p>
          </table:table-cell>
          <table:table-cell table:style-name="ce32" table:formula="of:=[.L9]/[.$L$87]" office:value-type="percentage" office:value="0.0134349449174289" calcext:value-type="percentage">
            <text:p>1.34%</text:p>
          </table:table-cell>
          <table:table-cell table:style-name="ce44" table:formula="of:=[.K9]-[.M9]" office:value-type="percentage" office:value="0.00176623130002792" calcext:value-type="percentage">
            <text:p>0.18%</text:p>
          </table:table-cell>
          <table:table-cell table:style-name="ce46" table:formula="of:=IFERROR(VLOOKUP([.$A9];[$'0-2 AÑOS'.$A$1:.$M$1048576];13;0);0)*1" office:value-type="float" office:value="92" calcext:value-type="float">
            <text:p>92</text:p>
          </table:table-cell>
          <table:table-cell table:style-name="ce48" table:formula="of:=[.O9]/[.$O$87]*[.$P$89]" office:value-type="percentage" office:value="0.0043867776811234" calcext:value-type="percentage">
            <text:p>0.44%</text:p>
          </table:table-cell>
          <table:table-cell table:number-columns-repeated="1008"/>
        </table:table-row>
        <table:table-row table:style-name="ro2">
          <table:table-cell table:style-name="ce2" table:formula="of:=[.B10]&amp;[.D10]&amp;[.H10]" office:value-type="string" office:string-value="910101" calcext:value-type="string">
            <text:p>91010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901000010101" calcext:value-type="float">
            <text:p>901000010101</text:p>
          </table:table-cell>
          <table:table-cell table:style-name="ce3" office:value-type="float" office:value="1531" calcext:value-type="float">
            <text:p>1,531</text:p>
          </table:table-cell>
          <table:table-cell table:style-name="ce32" table:formula="of:=[.J10]/[.$J$87]" office:value-type="percentage" office:value="0.00549021014128954" calcext:value-type="percentage">
            <text:p>0.55%</text:p>
          </table:table-cell>
          <table:table-cell table:style-name="ce11" table:formula="of:=IFERROR(VLOOKUP([.$A10];[$'0-2 AÑOS'.$A$1:.$M$1048576];10;0);0)" office:value-type="float" office:value="1491" calcext:value-type="float">
            <text:p>1491</text:p>
          </table:table-cell>
          <table:table-cell table:style-name="ce32" table:formula="of:=[.L10]/[.$L$87]" office:value-type="percentage" office:value="0.0052411048853706" calcext:value-type="percentage">
            <text:p>0.52%</text:p>
          </table:table-cell>
          <table:table-cell table:style-name="ce44" table:formula="of:=[.K10]-[.M10]" office:value-type="percentage" office:value="0.000249105255918933" calcext:value-type="percentage">
            <text:p>0.02%</text:p>
          </table:table-cell>
          <table:table-cell table:style-name="ce46" table:formula="of:=IFERROR(VLOOKUP([.$A10];[$'0-2 AÑOS'.$A$1:.$M$1048576];13;0);0)*1" office:value-type="float" office:value="35" calcext:value-type="float">
            <text:p>35</text:p>
          </table:table-cell>
          <table:table-cell table:style-name="ce48" table:formula="of:=[.O10]/[.$O$87]*[.$P$89]" office:value-type="percentage" office:value="0.00166888281347086" calcext:value-type="percentage">
            <text:p>0.17%</text:p>
          </table:table-cell>
          <table:table-cell table:number-columns-repeated="1008"/>
        </table:table-row>
        <table:table-row table:style-name="ro2">
          <table:table-cell table:style-name="ce2" table:formula="of:=[.B11]&amp;[.D11]&amp;[.H11]" office:value-type="string" office:string-value="910116" calcext:value-type="string">
            <text:p>9101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901000010116" calcext:value-type="float">
            <text:p>901000010116</text:p>
          </table:table-cell>
          <table:table-cell table:style-name="ce3" office:value-type="float" office:value="4258" calcext:value-type="float">
            <text:p>4,258</text:p>
          </table:table-cell>
          <table:table-cell table:style-name="ce32" table:formula="of:=[.J11]/[.$J$87]" office:value-type="percentage" office:value="0.0152693107652586" calcext:value-type="percentage">
            <text:p>1.53%</text:p>
          </table:table-cell>
          <table:table-cell table:style-name="ce11" table:formula="of:=IFERROR(VLOOKUP([.$A11];[$'0-2 AÑOS'.$A$1:.$M$1048576];10;0);0)" office:value-type="float" office:value="4232" calcext:value-type="float">
            <text:p>4232</text:p>
          </table:table-cell>
          <table:table-cell table:style-name="ce32" table:formula="of:=[.L11]/[.$L$87]" office:value-type="percentage" office:value="0.0148761608818836" calcext:value-type="percentage">
            <text:p>1.49%</text:p>
          </table:table-cell>
          <table:table-cell table:style-name="ce44" table:formula="of:=[.K11]-[.M11]" office:value-type="percentage" office:value="0.000393149883374988" calcext:value-type="percentage">
            <text:p>0.04%</text:p>
          </table:table-cell>
          <table:table-cell table:style-name="ce46" table:formula="of:=IFERROR(VLOOKUP([.$A11];[$'0-2 AÑOS'.$A$1:.$M$1048576];13;0);0)*1" office:value-type="float" office:value="140" calcext:value-type="float">
            <text:p>140</text:p>
          </table:table-cell>
          <table:table-cell table:style-name="ce48" table:formula="of:=[.O11]/[.$O$87]*[.$P$89]" office:value-type="percentage" office:value="0.00667553125388344" calcext:value-type="percentage">
            <text:p>0.67%</text:p>
          </table:table-cell>
          <table:table-cell table:number-columns-repeated="1008"/>
        </table:table-row>
        <table:table-row table:style-name="ro2">
          <table:table-cell table:style-name="ce2" table:formula="of:=[.B12]&amp;[.D12]&amp;[.H12]" office:value-type="string" office:string-value="910135" calcext:value-type="string">
            <text:p>91013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901000010135" calcext:value-type="float">
            <text:p>901000010135</text:p>
          </table:table-cell>
          <table:table-cell table:style-name="ce3" office:value-type="float" office:value="10874" calcext:value-type="float">
            <text:p>10,874</text:p>
          </table:table-cell>
          <table:table-cell table:style-name="ce32" table:formula="of:=[.J12]/[.$J$87]" office:value-type="percentage" office:value="0.0389944775155992" calcext:value-type="percentage">
            <text:p>3.90%</text:p>
          </table:table-cell>
          <table:table-cell table:style-name="ce11" table:formula="of:=IFERROR(VLOOKUP([.$A12];[$'0-2 AÑOS'.$A$1:.$M$1048576];10;0);0)" office:value-type="float" office:value="21198" calcext:value-type="float">
            <text:p>21198</text:p>
          </table:table-cell>
          <table:table-cell table:style-name="ce32" table:formula="of:=[.L12]/[.$L$87]" office:value-type="percentage" office:value="0.0745143805231966" calcext:value-type="percentage">
            <text:p>7.45%</text:p>
          </table:table-cell>
          <table:table-cell table:style-name="ce44" table:formula="of:=[.K12]-[.M12]" office:value-type="percentage" office:value="-0.0355199030075973" calcext:value-type="percentage">
            <text:p>-3.55%</text:p>
          </table:table-cell>
          <table:table-cell table:style-name="ce46" table:formula="of:=IFERROR(VLOOKUP([.$A12];[$'0-2 AÑOS'.$A$1:.$M$1048576];13;0);0)*1" office:value-type="float" office:value="662" calcext:value-type="float">
            <text:p>662</text:p>
          </table:table-cell>
          <table:table-cell table:style-name="ce48" table:formula="of:=[.O12]/[.$O$87]*[.$P$89]" office:value-type="percentage" office:value="0.0315657263576488" calcext:value-type="percentage">
            <text:p>3.16%</text:p>
          </table:table-cell>
          <table:table-cell table:number-columns-repeated="1008"/>
        </table:table-row>
        <table:table-row table:style-name="ro2">
          <table:table-cell table:style-name="ce2" table:formula="of:=[.B13]&amp;[.D13]&amp;[.H13]" office:value-type="string" office:string-value="910014A" calcext:value-type="string">
            <text:p>910014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014A</text:p>
          </table:table-cell>
          <table:table-cell table:style-name="ce2" office:value-type="string" calcext:value-type="string">
            <text:p>090100001014A</text:p>
          </table:table-cell>
          <table:table-cell table:style-name="ce3" office:value-type="float" office:value="4571" calcext:value-type="float">
            <text:p>4,571</text:p>
          </table:table-cell>
          <table:table-cell table:style-name="ce32" table:formula="of:=[.J13]/[.$J$87]" office:value-type="percentage" office:value="0.0163917377895718" calcext:value-type="percentage">
            <text:p>1.64%</text:p>
          </table:table-cell>
          <table:table-cell table:style-name="ce11" table:formula="of:=IFERROR(VLOOKUP([.$A13];[$'0-2 AÑOS'.$A$1:.$M$1048576];10;0);0)" office:value-type="float" office:value="4198" calcext:value-type="float">
            <text:p>4198</text:p>
          </table:table-cell>
          <table:table-cell table:style-name="ce32" table:formula="of:=[.L13]/[.$L$87]" office:value-type="percentage" office:value="0.0147566454116605" calcext:value-type="percentage">
            <text:p>1.48%</text:p>
          </table:table-cell>
          <table:table-cell table:style-name="ce44" table:formula="of:=[.K13]-[.M13]" office:value-type="percentage" office:value="0.00163509237791134" calcext:value-type="percentage">
            <text:p>0.16%</text:p>
          </table:table-cell>
          <table:table-cell table:style-name="ce46" table:formula="of:=IFERROR(VLOOKUP([.$A13];[$'0-2 AÑOS'.$A$1:.$M$1048576];13;0);0)*1" office:value-type="float" office:value="121" calcext:value-type="float">
            <text:p>121</text:p>
          </table:table-cell>
          <table:table-cell table:style-name="ce48" table:formula="of:=[.O13]/[.$O$87]*[.$P$89]" office:value-type="percentage" office:value="0.00576956629799925" calcext:value-type="percentage">
            <text:p>0.58%</text:p>
          </table:table-cell>
          <table:table-cell table:number-columns-repeated="1008"/>
        </table:table-row>
        <table:table-row table:style-name="ro2">
          <table:table-cell table:style-name="ce2" table:formula="of:=[.B14]&amp;[.D14]&amp;[.H14]" office:value-type="string" office:string-value="910169" calcext:value-type="string">
            <text:p>91016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901000010169" calcext:value-type="float">
            <text:p>901000010169</text:p>
          </table:table-cell>
          <table:table-cell table:style-name="ce3" office:value-type="float" office:value="3008" calcext:value-type="float">
            <text:p>3,008</text:p>
          </table:table-cell>
          <table:table-cell table:style-name="ce32" table:formula="of:=[.J14]/[.$J$87]" office:value-type="percentage" office:value="0.0107867747256688" calcext:value-type="percentage">
            <text:p>1.08%</text:p>
          </table:table-cell>
          <table:table-cell table:style-name="ce11" table:formula="of:=IFERROR(VLOOKUP([.$A14];[$'0-2 AÑOS'.$A$1:.$M$1048576];10;0);0)" office:value-type="float" office:value="2493" calcext:value-type="float">
            <text:p>2493</text:p>
          </table:table-cell>
          <table:table-cell table:style-name="ce32" table:formula="of:=[.L14]/[.$L$87]" office:value-type="percentage" office:value="0.00876329609606232" calcext:value-type="percentage">
            <text:p>0.88%</text:p>
          </table:table-cell>
          <table:table-cell table:style-name="ce44" table:formula="of:=[.K14]-[.M14]" office:value-type="percentage" office:value="0.00202347862960648" calcext:value-type="percentage">
            <text:p>0.20%</text:p>
          </table:table-cell>
          <table:table-cell table:style-name="ce46" table:formula="of:=IFERROR(VLOOKUP([.$A14];[$'0-2 AÑOS'.$A$1:.$M$1048576];13;0);0)*1" office:value-type="float" office:value="72" calcext:value-type="float">
            <text:p>72</text:p>
          </table:table-cell>
          <table:table-cell table:style-name="ce48" table:formula="of:=[.O14]/[.$O$87]*[.$P$89]" office:value-type="percentage" office:value="0.00343313035914005" calcext:value-type="percentage">
            <text:p>0.34%</text:p>
          </table:table-cell>
          <table:table-cell table:number-columns-repeated="1008"/>
        </table:table-row>
        <table:table-row table:style-name="ro2">
          <table:table-cell table:style-name="ce2" table:formula="of:=[.B15]&amp;[.D15]&amp;[.H15]" office:value-type="string" office:string-value="910173" calcext:value-type="string">
            <text:p>9101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901000010173" calcext:value-type="float">
            <text:p>901000010173</text:p>
          </table:table-cell>
          <table:table-cell table:style-name="ce3" office:value-type="float" office:value="4751" calcext:value-type="float">
            <text:p>4,751</text:p>
          </table:table-cell>
          <table:table-cell table:style-name="ce32" table:formula="of:=[.J15]/[.$J$87]" office:value-type="percentage" office:value="0.0170372229792728" calcext:value-type="percentage">
            <text:p>1.70%</text:p>
          </table:table-cell>
          <table:table-cell table:style-name="ce11" table:formula="of:=IFERROR(VLOOKUP([.$A15];[$'0-2 AÑOS'.$A$1:.$M$1048576];10;0);0)" office:value-type="float" office:value="4303" calcext:value-type="float">
            <text:p>4303</text:p>
          </table:table-cell>
          <table:table-cell table:style-name="ce32" table:formula="of:=[.L15]/[.$L$87]" office:value-type="percentage" office:value="0.0151257373049965" calcext:value-type="percentage">
            <text:p>1.51%</text:p>
          </table:table-cell>
          <table:table-cell table:style-name="ce44" table:formula="of:=[.K15]-[.M15]" office:value-type="percentage" office:value="0.0019114856742763" calcext:value-type="percentage">
            <text:p>0.19%</text:p>
          </table:table-cell>
          <table:table-cell table:style-name="ce46" table:formula="of:=IFERROR(VLOOKUP([.$A15];[$'0-2 AÑOS'.$A$1:.$M$1048576];13;0);0)*1" office:value-type="float" office:value="128" calcext:value-type="float">
            <text:p>128</text:p>
          </table:table-cell>
          <table:table-cell table:style-name="ce48" table:formula="of:=[.O15]/[.$O$87]*[.$P$89]" office:value-type="percentage" office:value="0.00610334286069343" calcext:value-type="percentage">
            <text:p>0.61%</text:p>
          </table:table-cell>
          <table:table-cell table:number-columns-repeated="1008"/>
        </table:table-row>
        <table:table-row table:style-name="ro2">
          <table:table-cell table:style-name="ce2" table:formula="of:=[.B16]&amp;[.D16]&amp;[.H16]" office:value-type="string" office:string-value="910188" calcext:value-type="string">
            <text:p>9101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901000010188" calcext:value-type="float">
            <text:p>901000010188</text:p>
          </table:table-cell>
          <table:table-cell table:style-name="ce2" office:value-type="float" office:value="666" calcext:value-type="float">
            <text:p>666</text:p>
          </table:table-cell>
          <table:table-cell table:style-name="ce32" table:formula="of:=[.J16]/[.$J$87]" office:value-type="percentage" office:value="0.00238829520189342" calcext:value-type="percentage">
            <text:p>0.24%</text:p>
          </table:table-cell>
          <table:table-cell table:style-name="ce11" table:formula="of:=IFERROR(VLOOKUP([.$A16];[$'0-2 AÑOS'.$A$1:.$M$1048576];10;0);0)" office:value-type="float" office:value="675" calcext:value-type="float">
            <text:p>675</text:p>
          </table:table-cell>
          <table:table-cell table:style-name="ce32" table:formula="of:=[.L16]/[.$L$87]" office:value-type="percentage" office:value="0.00237273360001687" calcext:value-type="percentage">
            <text:p>0.24%</text:p>
          </table:table-cell>
          <table:table-cell table:style-name="ce44" table:formula="of:=[.K16]-[.M16]" office:value-type="percentage" office:value="0.0000155616018765506" calcext:value-type="percentage">
            <text:p>0.00%</text:p>
          </table:table-cell>
          <table:table-cell table:style-name="ce46" table:formula="of:=IFERROR(VLOOKUP([.$A16];[$'0-2 AÑOS'.$A$1:.$M$1048576];13;0);0)*1" office:value-type="float" office:value="14" calcext:value-type="float">
            <text:p>14</text:p>
          </table:table-cell>
          <table:table-cell table:style-name="ce48" table:formula="of:=[.O16]/[.$O$87]*[.$P$89]" office:value-type="percentage" office:value="0.000667553125388343" calcext:value-type="percentage">
            <text:p>0.07%</text:p>
          </table:table-cell>
          <table:table-cell table:number-columns-repeated="1008"/>
        </table:table-row>
        <table:table-row table:style-name="ro2">
          <table:table-cell table:style-name="ce2" table:formula="of:=[.B17]&amp;[.D17]&amp;[.H17]" office:value-type="string" office:string-value="910192" calcext:value-type="string">
            <text:p>91019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901000010192" calcext:value-type="float">
            <text:p>901000010192</text:p>
          </table:table-cell>
          <table:table-cell table:style-name="ce2" office:value-type="float" office:value="742" calcext:value-type="float">
            <text:p>742</text:p>
          </table:table-cell>
          <table:table-cell table:style-name="ce32" table:formula="of:=[.J17]/[.$J$87]" office:value-type="percentage" office:value="0.00266083339310048" calcext:value-type="percentage">
            <text:p>0.27%</text:p>
          </table:table-cell>
          <table:table-cell table:style-name="ce11" table:formula="of:=IFERROR(VLOOKUP([.$A17];[$'0-2 AÑOS'.$A$1:.$M$1048576];10;0);0)" office:value-type="float" office:value="654" calcext:value-type="float">
            <text:p>654</text:p>
          </table:table-cell>
          <table:table-cell table:style-name="ce32" table:formula="of:=[.L17]/[.$L$87]" office:value-type="percentage" office:value="0.00229891522134968" calcext:value-type="percentage">
            <text:p>0.23%</text:p>
          </table:table-cell>
          <table:table-cell table:style-name="ce44" table:formula="of:=[.K17]-[.M17]" office:value-type="percentage" office:value="0.000361918171750799" calcext:value-type="percentage">
            <text:p>0.04%</text:p>
          </table:table-cell>
          <table:table-cell table:style-name="ce46" table:formula="of:=IFERROR(VLOOKUP([.$A17];[$'0-2 AÑOS'.$A$1:.$M$1048576];13;0);0)*1" office:value-type="float" office:value="14" calcext:value-type="float">
            <text:p>14</text:p>
          </table:table-cell>
          <table:table-cell table:style-name="ce48" table:formula="of:=[.O17]/[.$O$87]*[.$P$89]" office:value-type="percentage" office:value="0.000667553125388343" calcext:value-type="percentage">
            <text:p>0.07%</text:p>
          </table:table-cell>
          <table:table-cell table:number-columns-repeated="1008"/>
        </table:table-row>
        <table:table-row table:style-name="ro2">
          <table:table-cell table:style-name="ce2" table:formula="of:=[.B18]&amp;[.D18]&amp;[.H18]" office:value-type="string" office:string-value="910205" calcext:value-type="string">
            <text:p>91020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901000010205" calcext:value-type="float">
            <text:p>901000010205</text:p>
          </table:table-cell>
          <table:table-cell table:style-name="ce2" office:value-type="float" office:value="528" calcext:value-type="float">
            <text:p>528</text:p>
          </table:table-cell>
          <table:table-cell table:style-name="ce32" table:formula="of:=[.J18]/[.$J$87]" office:value-type="percentage" office:value="0.00189342322312271" calcext:value-type="percentage">
            <text:p>0.19%</text:p>
          </table:table-cell>
          <table:table-cell table:style-name="ce11" table:formula="of:=IFERROR(VLOOKUP([.$A18];[$'0-2 AÑOS'.$A$1:.$M$1048576];10;0);0)" office:value-type="float" office:value="532" calcext:value-type="float">
            <text:p>532</text:p>
          </table:table-cell>
          <table:table-cell table:style-name="ce32" table:formula="of:=[.L18]/[.$L$87]" office:value-type="percentage" office:value="0.00187006559290219" calcext:value-type="percentage">
            <text:p>0.19%</text:p>
          </table:table-cell>
          <table:table-cell table:style-name="ce44" table:formula="of:=[.K18]-[.M18]" office:value-type="percentage" office:value="0.0000233576302205267" calcext:value-type="percentage">
            <text:p>0.00%</text:p>
          </table:table-cell>
          <table:table-cell table:style-name="ce46" table:formula="of:=IFERROR(VLOOKUP([.$A18];[$'0-2 AÑOS'.$A$1:.$M$1048576];13;0);0)*1" office:value-type="float" office:value="9" calcext:value-type="float">
            <text:p>9</text:p>
          </table:table-cell>
          <table:table-cell table:style-name="ce48" table:formula="of:=[.O18]/[.$O$87]*[.$P$89]" office:value-type="percentage" office:value="0.000429141294892507" calcext:value-type="percentage">
            <text:p>0.04%</text:p>
          </table:table-cell>
          <table:table-cell table:number-columns-repeated="1008"/>
        </table:table-row>
        <table:table-row table:style-name="ro2">
          <table:table-cell table:style-name="ce2" table:formula="of:=[.B19]&amp;[.D19]&amp;[.H19]" office:value-type="string" office:string-value="910021A" calcext:value-type="string">
            <text:p>910021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021A</text:p>
          </table:table-cell>
          <table:table-cell table:style-name="ce2" office:value-type="string" calcext:value-type="string">
            <text:p>090100001021A</text:p>
          </table:table-cell>
          <table:table-cell table:style-name="ce2" office:value-type="float" office:value="644" calcext:value-type="float">
            <text:p>644</text:p>
          </table:table-cell>
          <table:table-cell table:style-name="ce32" table:formula="of:=[.J19]/[.$J$87]" office:value-type="percentage" office:value="0.00230940256759664" calcext:value-type="percentage">
            <text:p>0.23%</text:p>
          </table:table-cell>
          <table:table-cell table:style-name="ce11" table:formula="of:=IFERROR(VLOOKUP([.$A19];[$'0-2 AÑOS'.$A$1:.$M$1048576];10;0);0)" office:value-type="float" office:value="678" calcext:value-type="float">
            <text:p>678</text:p>
          </table:table-cell>
          <table:table-cell table:style-name="ce32" table:formula="of:=[.L19]/[.$L$87]" office:value-type="percentage" office:value="0.00238327908268361" calcext:value-type="percentage">
            <text:p>0.24%</text:p>
          </table:table-cell>
          <table:table-cell table:style-name="ce44" table:formula="of:=[.K19]-[.M19]" office:value-type="percentage" office:value="-0.000073876515086971" calcext:value-type="percentage">
            <text:p>-0.01%</text:p>
          </table:table-cell>
          <table:table-cell table:style-name="ce46" table:formula="of:=IFERROR(VLOOKUP([.$A19];[$'0-2 AÑOS'.$A$1:.$M$1048576];13;0);0)*1" office:value-type="float" office:value="18" calcext:value-type="float">
            <text:p>18</text:p>
          </table:table-cell>
          <table:table-cell table:style-name="ce48" table:formula="of:=[.O19]/[.$O$87]*[.$P$89]" office:value-type="percentage" office:value="0.000858282589785013" calcext:value-type="percentage">
            <text:p>0.09%</text:p>
          </table:table-cell>
          <table:table-cell table:number-columns-repeated="1008"/>
        </table:table-row>
        <table:table-row table:style-name="ro2">
          <table:table-cell table:style-name="ce2" table:formula="of:=[.B20]&amp;[.D20]&amp;[.H20]" office:value-type="string" office:string-value="910224" calcext:value-type="string">
            <text:p>9102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901000010224" calcext:value-type="float">
            <text:p>901000010224</text:p>
          </table:table-cell>
          <table:table-cell table:style-name="ce2" office:value-type="float" office:value="542" calcext:value-type="float">
            <text:p>542</text:p>
          </table:table-cell>
          <table:table-cell table:style-name="ce32" table:formula="of:=[.J20]/[.$J$87]" office:value-type="percentage" office:value="0.00194362762676612" calcext:value-type="percentage">
            <text:p>0.19%</text:p>
          </table:table-cell>
          <table:table-cell table:style-name="ce11" table:formula="of:=IFERROR(VLOOKUP([.$A20];[$'0-2 AÑOS'.$A$1:.$M$1048576];10;0);0)" office:value-type="float" office:value="499" calcext:value-type="float">
            <text:p>499</text:p>
          </table:table-cell>
          <table:table-cell table:style-name="ce32" table:formula="of:=[.L20]/[.$L$87]" office:value-type="percentage" office:value="0.00175406528356803" calcext:value-type="percentage">
            <text:p>0.18%</text:p>
          </table:table-cell>
          <table:table-cell table:style-name="ce44" table:formula="of:=[.K20]-[.M20]" office:value-type="percentage" office:value="0.00018956234319809" calcext:value-type="percentage">
            <text:p>0.02%</text:p>
          </table:table-cell>
          <table:table-cell table:style-name="ce46" table:formula="of:=IFERROR(VLOOKUP([.$A20];[$'0-2 AÑOS'.$A$1:.$M$1048576];13;0);0)*1" office:value-type="float" office:value="5" calcext:value-type="float">
            <text:p>5</text:p>
          </table:table-cell>
          <table:table-cell table:style-name="ce48" table:formula="of:=[.O20]/[.$O$87]*[.$P$89]" office:value-type="percentage" office:value="0.000238411830495837" calcext:value-type="percentage">
            <text:p>0.02%</text:p>
          </table:table-cell>
          <table:table-cell table:number-columns-repeated="1008"/>
        </table:table-row>
        <table:table-row table:style-name="ro2">
          <table:table-cell table:style-name="ce2" table:formula="of:=[.B21]&amp;[.D21]&amp;[.H21]" office:value-type="string" office:string-value="910239" calcext:value-type="string">
            <text:p>9102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901000010239" calcext:value-type="float">
            <text:p>901000010239</text:p>
          </table:table-cell>
          <table:table-cell table:style-name="ce3" office:value-type="float" office:value="1105" calcext:value-type="float">
            <text:p>1,105</text:p>
          </table:table-cell>
          <table:table-cell table:style-name="ce32" table:formula="of:=[.J21]/[.$J$87]" office:value-type="percentage" office:value="0.00396256185899735" calcext:value-type="percentage">
            <text:p>0.40%</text:p>
          </table:table-cell>
          <table:table-cell table:style-name="ce11" table:formula="of:=IFERROR(VLOOKUP([.$A21];[$'0-2 AÑOS'.$A$1:.$M$1048576];10;0);0)" office:value-type="float" office:value="975" calcext:value-type="float">
            <text:p>975</text:p>
          </table:table-cell>
          <table:table-cell table:style-name="ce32" table:formula="of:=[.L21]/[.$L$87]" office:value-type="percentage" office:value="0.00342728186669104" calcext:value-type="percentage">
            <text:p>0.34%</text:p>
          </table:table-cell>
          <table:table-cell table:style-name="ce44" table:formula="of:=[.K21]-[.M21]" office:value-type="percentage" office:value="0.000535279992306308" calcext:value-type="percentage">
            <text:p>0.05%</text:p>
          </table:table-cell>
          <table:table-cell table:style-name="ce46" table:formula="of:=IFERROR(VLOOKUP([.$A21];[$'0-2 AÑOS'.$A$1:.$M$1048576];13;0);0)*1" office:value-type="float" office:value="23" calcext:value-type="float">
            <text:p>23</text:p>
          </table:table-cell>
          <table:table-cell table:style-name="ce48" table:formula="of:=[.O21]/[.$O$87]*[.$P$89]" office:value-type="percentage" office:value="0.00109669442028085" calcext:value-type="percentage">
            <text:p>0.11%</text:p>
          </table:table-cell>
          <table:table-cell table:number-columns-repeated="1008"/>
        </table:table-row>
        <table:table-row table:style-name="ro2">
          <table:table-cell table:style-name="ce2" table:formula="of:=[.B22]&amp;[.D22]&amp;[.H22]" office:value-type="string" office:string-value="910243" calcext:value-type="string">
            <text:p>91024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901000010243" calcext:value-type="float">
            <text:p>901000010243</text:p>
          </table:table-cell>
          <table:table-cell table:style-name="ce3" office:value-type="float" office:value="8431" calcext:value-type="float">
            <text:p>8,431</text:p>
          </table:table-cell>
          <table:table-cell table:style-name="ce32" table:formula="of:=[.J22]/[.$J$87]" office:value-type="percentage" office:value="0.030233809079825" calcext:value-type="percentage">
            <text:p>3.02%</text:p>
          </table:table-cell>
          <table:table-cell table:style-name="ce11" table:formula="of:=IFERROR(VLOOKUP([.$A22];[$'0-2 AÑOS'.$A$1:.$M$1048576];10;0);0)" office:value-type="float" office:value="7522" calcext:value-type="float">
            <text:p>7522</text:p>
          </table:table-cell>
          <table:table-cell table:style-name="ce32" table:formula="of:=[.L22]/[.$L$87]" office:value-type="percentage" office:value="0.0264410402064102" calcext:value-type="percentage">
            <text:p>2.64%</text:p>
          </table:table-cell>
          <table:table-cell table:style-name="ce44" table:formula="of:=[.K22]-[.M22]" office:value-type="percentage" office:value="0.00379276887341475" calcext:value-type="percentage">
            <text:p>0.38%</text:p>
          </table:table-cell>
          <table:table-cell table:style-name="ce46" table:formula="of:=IFERROR(VLOOKUP([.$A22];[$'0-2 AÑOS'.$A$1:.$M$1048576];13;0);0)*1" office:value-type="float" office:value="205" calcext:value-type="float">
            <text:p>205</text:p>
          </table:table-cell>
          <table:table-cell table:style-name="ce48" table:formula="of:=[.O22]/[.$O$87]*[.$P$89]" office:value-type="percentage" office:value="0.00977488505032932" calcext:value-type="percentage">
            <text:p>0.98%</text:p>
          </table:table-cell>
          <table:table-cell table:number-columns-repeated="1008"/>
        </table:table-row>
        <table:table-row table:style-name="ro2">
          <table:table-cell table:style-name="ce2" table:formula="of:=[.B23]&amp;[.D23]&amp;[.H23]" office:value-type="string" office:string-value="910258" calcext:value-type="string">
            <text:p>91025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901000010258" calcext:value-type="float">
            <text:p>901000010258</text:p>
          </table:table-cell>
          <table:table-cell table:style-name="ce2" office:value-type="float" office:value="737" calcext:value-type="float">
            <text:p>737</text:p>
          </table:table-cell>
          <table:table-cell table:style-name="ce32" table:formula="of:=[.J23]/[.$J$87]" office:value-type="percentage" office:value="0.00264290324894212" calcext:value-type="percentage">
            <text:p>0.26%</text:p>
          </table:table-cell>
          <table:table-cell table:style-name="ce11" table:formula="of:=IFERROR(VLOOKUP([.$A23];[$'0-2 AÑOS'.$A$1:.$M$1048576];10;0);0)" office:value-type="float" office:value="734" calcext:value-type="float">
            <text:p>734</text:p>
          </table:table-cell>
          <table:table-cell table:style-name="ce32" table:formula="of:=[.L23]/[.$L$87]" office:value-type="percentage" office:value="0.00258012809246279" calcext:value-type="percentage">
            <text:p>0.26%</text:p>
          </table:table-cell>
          <table:table-cell table:style-name="ce44" table:formula="of:=[.K23]-[.M23]" office:value-type="percentage" office:value="0.0000627751564793296" calcext:value-type="percentage">
            <text:p>0.01%</text:p>
          </table:table-cell>
          <table:table-cell table:style-name="ce46" table:formula="of:=IFERROR(VLOOKUP([.$A23];[$'0-2 AÑOS'.$A$1:.$M$1048576];13;0);0)*1" office:value-type="float" office:value="9" calcext:value-type="float">
            <text:p>9</text:p>
          </table:table-cell>
          <table:table-cell table:style-name="ce48" table:formula="of:=[.O23]/[.$O$87]*[.$P$89]" office:value-type="percentage" office:value="0.000429141294892507" calcext:value-type="percentage">
            <text:p>0.04%</text:p>
          </table:table-cell>
          <table:table-cell table:number-columns-repeated="1008"/>
        </table:table-row>
        <table:table-row table:style-name="ro2">
          <table:table-cell table:style-name="ce2" table:formula="of:=[.B24]&amp;[.D24]&amp;[.H24]" office:value-type="string" office:string-value="910262" calcext:value-type="string">
            <text:p>9102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901000010262" calcext:value-type="float">
            <text:p>901000010262</text:p>
          </table:table-cell>
          <table:table-cell table:style-name="ce2" office:value-type="float" office:value="494" calcext:value-type="float">
            <text:p>494</text:p>
          </table:table-cell>
          <table:table-cell table:style-name="ce32" table:formula="of:=[.J24]/[.$J$87]" office:value-type="percentage" office:value="0.00177149824284587" calcext:value-type="percentage">
            <text:p>0.18%</text:p>
          </table:table-cell>
          <table:table-cell table:style-name="ce11" table:formula="of:=IFERROR(VLOOKUP([.$A24];[$'0-2 AÑOS'.$A$1:.$M$1048576];10;0);0)" office:value-type="float" office:value="451" calcext:value-type="float">
            <text:p>451</text:p>
          </table:table-cell>
          <table:table-cell table:style-name="ce32" table:formula="of:=[.L24]/[.$L$87]" office:value-type="percentage" office:value="0.00158533756090016" calcext:value-type="percentage">
            <text:p>0.16%</text:p>
          </table:table-cell>
          <table:table-cell table:style-name="ce44" table:formula="of:=[.K24]-[.M24]" office:value-type="percentage" office:value="0.00018616068194571" calcext:value-type="percentage">
            <text:p>0.02%</text:p>
          </table:table-cell>
          <table:table-cell table:style-name="ce46" table:formula="of:=IFERROR(VLOOKUP([.$A24];[$'0-2 AÑOS'.$A$1:.$M$1048576];13;0);0)*1" office:value-type="float" office:value="9" calcext:value-type="float">
            <text:p>9</text:p>
          </table:table-cell>
          <table:table-cell table:style-name="ce48" table:formula="of:=[.O24]/[.$O$87]*[.$P$89]" office:value-type="percentage" office:value="0.000429141294892507" calcext:value-type="percentage">
            <text:p>0.04%</text:p>
          </table:table-cell>
          <table:table-cell table:number-columns-repeated="1008"/>
        </table:table-row>
        <table:table-row table:style-name="ro2">
          <table:table-cell table:style-name="ce2" table:formula="of:=[.B25]&amp;[.D25]&amp;[.H25]" office:value-type="string" office:string-value="910277" calcext:value-type="string">
            <text:p>91027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901000010277" calcext:value-type="float">
            <text:p>901000010277</text:p>
          </table:table-cell>
          <table:table-cell table:style-name="ce2" office:value-type="float" office:value="461" calcext:value-type="float">
            <text:p>461</text:p>
          </table:table-cell>
          <table:table-cell table:style-name="ce32" table:formula="of:=[.J25]/[.$J$87]" office:value-type="percentage" office:value="0.0016531592914007" calcext:value-type="percentage">
            <text:p>0.17%</text:p>
          </table:table-cell>
          <table:table-cell table:style-name="ce11" table:formula="of:=IFERROR(VLOOKUP([.$A25];[$'0-2 AÑOS'.$A$1:.$M$1048576];10;0);0)" office:value-type="float" office:value="456" calcext:value-type="float">
            <text:p>456</text:p>
          </table:table-cell>
          <table:table-cell table:style-name="ce32" table:formula="of:=[.L25]/[.$L$87]" office:value-type="percentage" office:value="0.00160291336534473" calcext:value-type="percentage">
            <text:p>0.16%</text:p>
          </table:table-cell>
          <table:table-cell table:style-name="ce44" table:formula="of:=[.K25]-[.M25]" office:value-type="percentage" office:value="0.000050245926055971" calcext:value-type="percentage">
            <text:p>0.01%</text:p>
          </table:table-cell>
          <table:table-cell table:style-name="ce46" table:formula="of:=IFERROR(VLOOKUP([.$A25];[$'0-2 AÑOS'.$A$1:.$M$1048576];13;0);0)*1" office:value-type="float" office:value="5" calcext:value-type="float">
            <text:p>5</text:p>
          </table:table-cell>
          <table:table-cell table:style-name="ce48" table:formula="of:=[.O25]/[.$O$87]*[.$P$89]" office:value-type="percentage" office:value="0.000238411830495837" calcext:value-type="percentage">
            <text:p>0.02%</text:p>
          </table:table-cell>
          <table:table-cell table:number-columns-repeated="1008"/>
        </table:table-row>
        <table:table-row table:style-name="ro2">
          <table:table-cell table:style-name="ce2" table:formula="of:=[.B26]&amp;[.D26]&amp;[.H26]" office:value-type="string" office:string-value="910281" calcext:value-type="string">
            <text:p>91028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901000010281" calcext:value-type="float">
            <text:p>901000010281</text:p>
          </table:table-cell>
          <table:table-cell table:style-name="ce2" office:value-type="float" office:value="302" calcext:value-type="float">
            <text:p>302</text:p>
          </table:table-cell>
          <table:table-cell table:style-name="ce32" table:formula="of:=[.J26]/[.$J$87]" office:value-type="percentage" office:value="0.00108298070716489" calcext:value-type="percentage">
            <text:p>0.11%</text:p>
          </table:table-cell>
          <table:table-cell table:style-name="ce11" table:formula="of:=IFERROR(VLOOKUP([.$A26];[$'0-2 AÑOS'.$A$1:.$M$1048576];10;0);0)" office:value-type="float" office:value="237" calcext:value-type="float">
            <text:p>237</text:p>
          </table:table-cell>
          <table:table-cell table:style-name="ce32" table:formula="of:=[.L26]/[.$L$87]" office:value-type="percentage" office:value="0.000833093130672591" calcext:value-type="percentage">
            <text:p>0.08%</text:p>
          </table:table-cell>
          <table:table-cell table:style-name="ce44" table:formula="of:=[.K26]-[.M26]" office:value-type="percentage" office:value="0.000249887576492295" calcext:value-type="percentage">
            <text:p>0.02%</text:p>
          </table:table-cell>
          <table:table-cell table:style-name="ce46" table:formula="of:=IFERROR(VLOOKUP([.$A26];[$'0-2 AÑOS'.$A$1:.$M$1048576];13;0);0)*1" office:value-type="float" office:value="3" calcext:value-type="float">
            <text:p>3</text:p>
          </table:table-cell>
          <table:table-cell table:style-name="ce48" table:formula="of:=[.O26]/[.$O$87]*[.$P$89]" office:value-type="percentage" office:value="0.000143047098297502" calcext:value-type="percentage">
            <text:p>0.01%</text:p>
          </table:table-cell>
          <table:table-cell table:number-columns-repeated="1008"/>
        </table:table-row>
        <table:table-row table:style-name="ro2">
          <table:table-cell table:style-name="ce2" table:formula="of:=[.B27]&amp;[.D27]&amp;[.H27]" office:value-type="string" office:string-value="910296" calcext:value-type="string">
            <text:p>91029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901000010296" calcext:value-type="float">
            <text:p>901000010296</text:p>
          </table:table-cell>
          <table:table-cell table:style-name="ce3" office:value-type="float" office:value="2944" calcext:value-type="float">
            <text:p>2,944</text:p>
          </table:table-cell>
          <table:table-cell table:style-name="ce32" table:formula="of:=[.J27]/[.$J$87]" office:value-type="percentage" office:value="0.0105572688804418" calcext:value-type="percentage">
            <text:p>1.06%</text:p>
          </table:table-cell>
          <table:table-cell table:style-name="ce11" table:formula="of:=IFERROR(VLOOKUP([.$A27];[$'0-2 AÑOS'.$A$1:.$M$1048576];10;0);0)" office:value-type="float" office:value="2489" calcext:value-type="float">
            <text:p>2489</text:p>
          </table:table-cell>
          <table:table-cell table:style-name="ce32" table:formula="of:=[.L27]/[.$L$87]" office:value-type="percentage" office:value="0.00874923545250666" calcext:value-type="percentage">
            <text:p>0.87%</text:p>
          </table:table-cell>
          <table:table-cell table:style-name="ce44" table:formula="of:=[.K27]-[.M27]" office:value-type="percentage" office:value="0.00180803342793514" calcext:value-type="percentage">
            <text:p>0.18%</text:p>
          </table:table-cell>
          <table:table-cell table:style-name="ce46" table:formula="of:=IFERROR(VLOOKUP([.$A27];[$'0-2 AÑOS'.$A$1:.$M$1048576];13;0);0)*1" office:value-type="float" office:value="60" calcext:value-type="float">
            <text:p>60</text:p>
          </table:table-cell>
          <table:table-cell table:style-name="ce48" table:formula="of:=[.O27]/[.$O$87]*[.$P$89]" office:value-type="percentage" office:value="0.00286094196595004" calcext:value-type="percentage">
            <text:p>0.29%</text:p>
          </table:table-cell>
          <table:table-cell table:number-columns-repeated="1008"/>
        </table:table-row>
        <table:table-row table:style-name="ro2">
          <table:table-cell table:style-name="ce2" table:formula="of:=[.B28]&amp;[.D28]&amp;[.H28]" office:value-type="string" office:string-value="910309" calcext:value-type="string">
            <text:p>91030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901000010309" calcext:value-type="float">
            <text:p>901000010309</text:p>
          </table:table-cell>
          <table:table-cell table:style-name="ce3" office:value-type="float" office:value="3676" calcext:value-type="float">
            <text:p>3,676</text:p>
          </table:table-cell>
          <table:table-cell table:style-name="ce32" table:formula="of:=[.J28]/[.$J$87]" office:value-type="percentage" office:value="0.0131822419852256" calcext:value-type="percentage">
            <text:p>1.32%</text:p>
          </table:table-cell>
          <table:table-cell table:style-name="ce11" table:formula="of:=IFERROR(VLOOKUP([.$A28];[$'0-2 AÑOS'.$A$1:.$M$1048576];10;0);0)" office:value-type="float" office:value="3842" calcext:value-type="float">
            <text:p>3842</text:p>
          </table:table-cell>
          <table:table-cell table:style-name="ce32" table:formula="of:=[.L28]/[.$L$87]" office:value-type="percentage" office:value="0.0135052481352071" calcext:value-type="percentage">
            <text:p>1.35%</text:p>
          </table:table-cell>
          <table:table-cell table:style-name="ce44" table:formula="of:=[.K28]-[.M28]" office:value-type="percentage" office:value="-0.000323006149981587" calcext:value-type="percentage">
            <text:p>-0.03%</text:p>
          </table:table-cell>
          <table:table-cell table:style-name="ce46" table:formula="of:=IFERROR(VLOOKUP([.$A28];[$'0-2 AÑOS'.$A$1:.$M$1048576];13;0);0)*1" office:value-type="float" office:value="82" calcext:value-type="float">
            <text:p>82</text:p>
          </table:table-cell>
          <table:table-cell table:style-name="ce48" table:formula="of:=[.O28]/[.$O$87]*[.$P$89]" office:value-type="percentage" office:value="0.00390995402013173" calcext:value-type="percentage">
            <text:p>0.39%</text:p>
          </table:table-cell>
          <table:table-cell table:number-columns-repeated="1008"/>
        </table:table-row>
        <table:table-row table:style-name="ro2">
          <table:table-cell table:style-name="ce2" table:formula="of:=[.B29]&amp;[.D29]&amp;[.H29]" office:value-type="string" office:string-value="910313" calcext:value-type="string">
            <text:p>9103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901000010313" calcext:value-type="float">
            <text:p>901000010313</text:p>
          </table:table-cell>
          <table:table-cell table:style-name="ce3" office:value-type="float" office:value="6163" calcext:value-type="float">
            <text:p>6,163</text:p>
          </table:table-cell>
          <table:table-cell table:style-name="ce32" table:formula="of:=[.J29]/[.$J$87]" office:value-type="percentage" office:value="0.0221006956895933" calcext:value-type="percentage">
            <text:p>2.21%</text:p>
          </table:table-cell>
          <table:table-cell table:style-name="ce11" table:formula="of:=IFERROR(VLOOKUP([.$A29];[$'0-2 AÑOS'.$A$1:.$M$1048576];10;0);0)" office:value-type="float" office:value="5423" calcext:value-type="float">
            <text:p>5423</text:p>
          </table:table-cell>
          <table:table-cell table:style-name="ce32" table:formula="of:=[.L29]/[.$L$87]" office:value-type="percentage" office:value="0.01906271750058" calcext:value-type="percentage">
            <text:p>1.91%</text:p>
          </table:table-cell>
          <table:table-cell table:style-name="ce44" table:formula="of:=[.K29]-[.M29]" office:value-type="percentage" office:value="0.00303797818901334" calcext:value-type="percentage">
            <text:p>0.30%</text:p>
          </table:table-cell>
          <table:table-cell table:style-name="ce46" table:formula="of:=IFERROR(VLOOKUP([.$A29];[$'0-2 AÑOS'.$A$1:.$M$1048576];13;0);0)*1" office:value-type="float" office:value="172" calcext:value-type="float">
            <text:p>172</text:p>
          </table:table-cell>
          <table:table-cell table:style-name="ce48" table:formula="of:=[.O29]/[.$O$87]*[.$P$89]" office:value-type="percentage" office:value="0.00820136696905679" calcext:value-type="percentage">
            <text:p>0.82%</text:p>
          </table:table-cell>
          <table:table-cell table:number-columns-repeated="1008"/>
        </table:table-row>
        <table:table-row table:style-name="ro2">
          <table:table-cell table:style-name="ce2" table:formula="of:=[.B30]&amp;[.D30]&amp;[.H30]" office:value-type="string" office:string-value="910328" calcext:value-type="string">
            <text:p>9103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901000010328" calcext:value-type="float">
            <text:p>901000010328</text:p>
          </table:table-cell>
          <table:table-cell table:style-name="ce3" office:value-type="float" office:value="8046" calcext:value-type="float">
            <text:p>8,046</text:p>
          </table:table-cell>
          <table:table-cell table:style-name="ce32" table:formula="of:=[.J30]/[.$J$87]" office:value-type="percentage" office:value="0.0288531879796314" calcext:value-type="percentage">
            <text:p>2.89%</text:p>
          </table:table-cell>
          <table:table-cell table:style-name="ce11" table:formula="of:=IFERROR(VLOOKUP([.$A30];[$'0-2 AÑOS'.$A$1:.$M$1048576];10;0);0)" office:value-type="float" office:value="6914" calcext:value-type="float">
            <text:p>6914</text:p>
          </table:table-cell>
          <table:table-cell table:style-name="ce32" table:formula="of:=[.L30]/[.$L$87]" office:value-type="percentage" office:value="0.0243038223859506" calcext:value-type="percentage">
            <text:p>2.43%</text:p>
          </table:table-cell>
          <table:table-cell table:style-name="ce44" table:formula="of:=[.K30]-[.M30]" office:value-type="percentage" office:value="0.00454936559368075" calcext:value-type="percentage">
            <text:p>0.45%</text:p>
          </table:table-cell>
          <table:table-cell table:style-name="ce46" table:formula="of:=IFERROR(VLOOKUP([.$A30];[$'0-2 AÑOS'.$A$1:.$M$1048576];13;0);0)*1" office:value-type="float" office:value="179" calcext:value-type="float">
            <text:p>179</text:p>
          </table:table-cell>
          <table:table-cell table:style-name="ce48" table:formula="of:=[.O30]/[.$O$87]*[.$P$89]" office:value-type="percentage" office:value="0.00853514353175096" calcext:value-type="percentage">
            <text:p>0.85%</text:p>
          </table:table-cell>
          <table:table-cell table:number-columns-repeated="1008"/>
        </table:table-row>
        <table:table-row table:style-name="ro2">
          <table:table-cell table:style-name="ce2" table:formula="of:=[.B31]&amp;[.D31]&amp;[.H31]" office:value-type="string" office:string-value="910332" calcext:value-type="string">
            <text:p>91033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901000010332" calcext:value-type="float">
            <text:p>901000010332</text:p>
          </table:table-cell>
          <table:table-cell table:style-name="ce3" office:value-type="float" office:value="4733" calcext:value-type="float">
            <text:p>4,733</text:p>
          </table:table-cell>
          <table:table-cell table:style-name="ce32" table:formula="of:=[.J31]/[.$J$87]" office:value-type="percentage" office:value="0.0169726744603027" calcext:value-type="percentage">
            <text:p>1.70%</text:p>
          </table:table-cell>
          <table:table-cell table:style-name="ce11" table:formula="of:=IFERROR(VLOOKUP([.$A31];[$'0-2 AÑOS'.$A$1:.$M$1048576];10;0);0)" office:value-type="float" office:value="4719" calcext:value-type="float">
            <text:p>4719</text:p>
          </table:table-cell>
          <table:table-cell table:style-name="ce32" table:formula="of:=[.L31]/[.$L$87]" office:value-type="percentage" office:value="0.0165880442347846" calcext:value-type="percentage">
            <text:p>1.66%</text:p>
          </table:table-cell>
          <table:table-cell table:style-name="ce44" table:formula="of:=[.K31]-[.M31]" office:value-type="percentage" office:value="0.000384630225518035" calcext:value-type="percentage">
            <text:p>0.04%</text:p>
          </table:table-cell>
          <table:table-cell table:style-name="ce46" table:formula="of:=IFERROR(VLOOKUP([.$A31];[$'0-2 AÑOS'.$A$1:.$M$1048576];13;0);0)*1" office:value-type="float" office:value="170" calcext:value-type="float">
            <text:p>170</text:p>
          </table:table-cell>
          <table:table-cell table:style-name="ce48" table:formula="of:=[.O31]/[.$O$87]*[.$P$89]" office:value-type="percentage" office:value="0.00810600223685846" calcext:value-type="percentage">
            <text:p>0.81%</text:p>
          </table:table-cell>
          <table:table-cell table:number-columns-repeated="1008"/>
        </table:table-row>
        <table:table-row table:style-name="ro2">
          <table:table-cell table:style-name="ce2" table:formula="of:=[.B32]&amp;[.D32]&amp;[.H32]" office:value-type="string" office:string-value="910347" calcext:value-type="string">
            <text:p>91034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901000010347" calcext:value-type="float">
            <text:p>901000010347</text:p>
          </table:table-cell>
          <table:table-cell table:style-name="ce3" office:value-type="float" office:value="3766" calcext:value-type="float">
            <text:p>3,766</text:p>
          </table:table-cell>
          <table:table-cell table:style-name="ce32" table:formula="of:=[.J32]/[.$J$87]" office:value-type="percentage" office:value="0.013504984580076" calcext:value-type="percentage">
            <text:p>1.35%</text:p>
          </table:table-cell>
          <table:table-cell table:style-name="ce11" table:formula="of:=IFERROR(VLOOKUP([.$A32];[$'0-2 AÑOS'.$A$1:.$M$1048576];10;0);0)" office:value-type="float" office:value="3737" calcext:value-type="float">
            <text:p>3737</text:p>
          </table:table-cell>
          <table:table-cell table:style-name="ce32" table:formula="of:=[.L32]/[.$L$87]" office:value-type="percentage" office:value="0.0131361562418712" calcext:value-type="percentage">
            <text:p>1.31%</text:p>
          </table:table-cell>
          <table:table-cell table:style-name="ce44" table:formula="of:=[.K32]-[.M32]" office:value-type="percentage" office:value="0.000368828338204832" calcext:value-type="percentage">
            <text:p>0.04%</text:p>
          </table:table-cell>
          <table:table-cell table:style-name="ce46" table:formula="of:=IFERROR(VLOOKUP([.$A32];[$'0-2 AÑOS'.$A$1:.$M$1048576];13;0);0)*1" office:value-type="float" office:value="129" calcext:value-type="float">
            <text:p>129</text:p>
          </table:table-cell>
          <table:table-cell table:style-name="ce48" table:formula="of:=[.O32]/[.$O$87]*[.$P$89]" office:value-type="percentage" office:value="0.00615102522679259" calcext:value-type="percentage">
            <text:p>0.62%</text:p>
          </table:table-cell>
          <table:table-cell table:number-columns-repeated="1008"/>
        </table:table-row>
        <table:table-row table:style-name="ro2">
          <table:table-cell table:style-name="ce2" table:formula="of:=[.B33]&amp;[.D33]&amp;[.H33]" office:value-type="string" office:string-value="910351" calcext:value-type="string">
            <text:p>91035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901000010351" calcext:value-type="float">
            <text:p>901000010351</text:p>
          </table:table-cell>
          <table:table-cell table:style-name="ce3" office:value-type="float" office:value="4317" calcext:value-type="float">
            <text:p>4,317</text:p>
          </table:table-cell>
          <table:table-cell table:style-name="ce32" table:formula="of:=[.J33]/[.$J$87]" office:value-type="percentage" office:value="0.0154808864663272" calcext:value-type="percentage">
            <text:p>1.55%</text:p>
          </table:table-cell>
          <table:table-cell table:style-name="ce11" table:formula="of:=IFERROR(VLOOKUP([.$A33];[$'0-2 AÑOS'.$A$1:.$M$1048576];10;0);0)" office:value-type="float" office:value="4430" calcext:value-type="float">
            <text:p>4430</text:p>
          </table:table-cell>
          <table:table-cell table:style-name="ce32" table:formula="of:=[.L33]/[.$L$87]" office:value-type="percentage" office:value="0.0155721627378885" calcext:value-type="percentage">
            <text:p>1.56%</text:p>
          </table:table-cell>
          <table:table-cell table:style-name="ce44" table:formula="of:=[.K33]-[.M33]" office:value-type="percentage" office:value="-0.0000912762715613233" calcext:value-type="percentage">
            <text:p>-0.01%</text:p>
          </table:table-cell>
          <table:table-cell table:style-name="ce46" table:formula="of:=IFERROR(VLOOKUP([.$A33];[$'0-2 AÑOS'.$A$1:.$M$1048576];13;0);0)*1" office:value-type="float" office:value="180" calcext:value-type="float">
            <text:p>180</text:p>
          </table:table-cell>
          <table:table-cell table:style-name="ce48" table:formula="of:=[.O33]/[.$O$87]*[.$P$89]" office:value-type="percentage" office:value="0.00858282589785013" calcext:value-type="percentage">
            <text:p>0.86%</text:p>
          </table:table-cell>
          <table:table-cell table:number-columns-repeated="1008"/>
        </table:table-row>
        <table:table-row table:style-name="ro2">
          <table:table-cell table:style-name="ce2" table:formula="of:=[.B34]&amp;[.D34]&amp;[.H34]" office:value-type="string" office:string-value="910370" calcext:value-type="string">
            <text:p>91037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901000010370" calcext:value-type="float">
            <text:p>901000010370</text:p>
          </table:table-cell>
          <table:table-cell table:style-name="ce3" office:value-type="float" office:value="3291" calcext:value-type="float">
            <text:p>3,291</text:p>
          </table:table-cell>
          <table:table-cell table:style-name="ce32" table:formula="of:=[.J34]/[.$J$87]" office:value-type="percentage" office:value="0.0118016208850319" calcext:value-type="percentage">
            <text:p>1.18%</text:p>
          </table:table-cell>
          <table:table-cell table:style-name="ce11" table:formula="of:=IFERROR(VLOOKUP([.$A34];[$'0-2 AÑOS'.$A$1:.$M$1048576];10;0);0)" office:value-type="float" office:value="3343" calcext:value-type="float">
            <text:p>3343</text:p>
          </table:table-cell>
          <table:table-cell table:style-name="ce32" table:formula="of:=[.L34]/[.$L$87]" office:value-type="percentage" office:value="0.0117511828516391" calcext:value-type="percentage">
            <text:p>1.18%</text:p>
          </table:table-cell>
          <table:table-cell table:style-name="ce44" table:formula="of:=[.K34]-[.M34]" office:value-type="percentage" office:value="0.0000504380333927971" calcext:value-type="percentage">
            <text:p>0.01%</text:p>
          </table:table-cell>
          <table:table-cell table:style-name="ce46" table:formula="of:=IFERROR(VLOOKUP([.$A34];[$'0-2 AÑOS'.$A$1:.$M$1048576];13;0);0)*1" office:value-type="float" office:value="115" calcext:value-type="float">
            <text:p>115</text:p>
          </table:table-cell>
          <table:table-cell table:style-name="ce48" table:formula="of:=[.O34]/[.$O$87]*[.$P$89]" office:value-type="percentage" office:value="0.00548347210140425" calcext:value-type="percentage">
            <text:p>0.55%</text:p>
          </table:table-cell>
          <table:table-cell table:number-columns-repeated="1008"/>
        </table:table-row>
        <table:table-row table:style-name="ro2">
          <table:table-cell table:style-name="ce2" table:formula="of:=[.B35]&amp;[.D35]&amp;[.H35]" office:value-type="string" office:string-value="910385" calcext:value-type="string">
            <text:p>91038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901000010385" calcext:value-type="float">
            <text:p>901000010385</text:p>
          </table:table-cell>
          <table:table-cell table:style-name="ce3" office:value-type="float" office:value="3167" calcext:value-type="float">
            <text:p>3,167</text:p>
          </table:table-cell>
          <table:table-cell table:style-name="ce32" table:formula="of:=[.J35]/[.$J$87]" office:value-type="percentage" office:value="0.0113569533099046" calcext:value-type="percentage">
            <text:p>1.14%</text:p>
          </table:table-cell>
          <table:table-cell table:style-name="ce11" table:formula="of:=IFERROR(VLOOKUP([.$A35];[$'0-2 AÑOS'.$A$1:.$M$1048576];10;0);0)" office:value-type="float" office:value="3058" calcext:value-type="float">
            <text:p>3058</text:p>
          </table:table-cell>
          <table:table-cell table:style-name="ce32" table:formula="of:=[.L35]/[.$L$87]" office:value-type="percentage" office:value="0.0107493619982987" calcext:value-type="percentage">
            <text:p>1.07%</text:p>
          </table:table-cell>
          <table:table-cell table:style-name="ce44" table:formula="of:=[.K35]-[.M35]" office:value-type="percentage" office:value="0.00060759131160595" calcext:value-type="percentage">
            <text:p>0.06%</text:p>
          </table:table-cell>
          <table:table-cell table:style-name="ce46" table:formula="of:=IFERROR(VLOOKUP([.$A35];[$'0-2 AÑOS'.$A$1:.$M$1048576];13;0);0)*1" office:value-type="float" office:value="100" calcext:value-type="float">
            <text:p>100</text:p>
          </table:table-cell>
          <table:table-cell table:style-name="ce48" table:formula="of:=[.O35]/[.$O$87]*[.$P$89]" office:value-type="percentage" office:value="0.00476823660991674" calcext:value-type="percentage">
            <text:p>0.48%</text:p>
          </table:table-cell>
          <table:table-cell table:number-columns-repeated="1008"/>
        </table:table-row>
        <table:table-row table:style-name="ro2">
          <table:table-cell table:style-name="ce2" table:formula="of:=[.B36]&amp;[.D36]&amp;[.H36]" office:value-type="string" office:string-value="910417" calcext:value-type="string">
            <text:p>9104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901000010417" calcext:value-type="float">
            <text:p>901000010417</text:p>
          </table:table-cell>
          <table:table-cell table:style-name="ce3" office:value-type="float" office:value="2247" calcext:value-type="float">
            <text:p>2,247</text:p>
          </table:table-cell>
          <table:table-cell table:style-name="ce32" table:formula="of:=[.J36]/[.$J$87]" office:value-type="percentage" office:value="0.00805780678476655" calcext:value-type="percentage">
            <text:p>0.81%</text:p>
          </table:table-cell>
          <table:table-cell table:style-name="ce11" table:formula="of:=IFERROR(VLOOKUP([.$A36];[$'0-2 AÑOS'.$A$1:.$M$1048576];10;0);0)" office:value-type="float" office:value="1933" calcext:value-type="float">
            <text:p>1933</text:p>
          </table:table-cell>
          <table:table-cell table:style-name="ce32" table:formula="of:=[.L36]/[.$L$87]" office:value-type="percentage" office:value="0.00679480599827054" calcext:value-type="percentage">
            <text:p>0.68%</text:p>
          </table:table-cell>
          <table:table-cell table:style-name="ce44" table:formula="of:=[.K36]-[.M36]" office:value-type="percentage" office:value="0.00126300078649601" calcext:value-type="percentage">
            <text:p>0.13%</text:p>
          </table:table-cell>
          <table:table-cell table:style-name="ce46" table:formula="of:=IFERROR(VLOOKUP([.$A36];[$'0-2 AÑOS'.$A$1:.$M$1048576];13;0);0)*1" office:value-type="float" office:value="32" calcext:value-type="float">
            <text:p>32</text:p>
          </table:table-cell>
          <table:table-cell table:style-name="ce48" table:formula="of:=[.O36]/[.$O$87]*[.$P$89]" office:value-type="percentage" office:value="0.00152583571517336" calcext:value-type="percentage">
            <text:p>0.15%</text:p>
          </table:table-cell>
          <table:table-cell table:number-columns-repeated="1008"/>
        </table:table-row>
        <table:table-row table:style-name="ro2">
          <table:table-cell table:style-name="ce2" table:formula="of:=[.B37]&amp;[.D37]&amp;[.H37]" office:value-type="string" office:string-value="910421" calcext:value-type="string">
            <text:p>9104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901000010421" calcext:value-type="float">
            <text:p>901000010421</text:p>
          </table:table-cell>
          <table:table-cell table:style-name="ce3" office:value-type="float" office:value="5967" calcext:value-type="float">
            <text:p>5,967</text:p>
          </table:table-cell>
          <table:table-cell table:style-name="ce32" table:formula="of:=[.J37]/[.$J$87]" office:value-type="percentage" office:value="0.0213978340385857" calcext:value-type="percentage">
            <text:p>2.14%</text:p>
          </table:table-cell>
          <table:table-cell table:style-name="ce11" table:formula="of:=IFERROR(VLOOKUP([.$A37];[$'0-2 AÑOS'.$A$1:.$M$1048576];10;0);0)" office:value-type="float" office:value="5467" calcext:value-type="float">
            <text:p>5467</text:p>
          </table:table-cell>
          <table:table-cell table:style-name="ce32" table:formula="of:=[.L37]/[.$L$87]" office:value-type="percentage" office:value="0.0192173845796922" calcext:value-type="percentage">
            <text:p>1.92%</text:p>
          </table:table-cell>
          <table:table-cell table:style-name="ce44" table:formula="of:=[.K37]-[.M37]" office:value-type="percentage" office:value="0.00218044945889346" calcext:value-type="percentage">
            <text:p>0.22%</text:p>
          </table:table-cell>
          <table:table-cell table:style-name="ce46" table:formula="of:=IFERROR(VLOOKUP([.$A37];[$'0-2 AÑOS'.$A$1:.$M$1048576];13;0);0)*1" office:value-type="float" office:value="186" calcext:value-type="float">
            <text:p>186</text:p>
          </table:table-cell>
          <table:table-cell table:style-name="ce48" table:formula="of:=[.O37]/[.$O$87]*[.$P$89]" office:value-type="percentage" office:value="0.00886892009444513" calcext:value-type="percentage">
            <text:p>0.89%</text:p>
          </table:table-cell>
          <table:table-cell table:number-columns-repeated="1008"/>
        </table:table-row>
        <table:table-row table:style-name="ro2">
          <table:table-cell table:style-name="ce2" table:formula="of:=[.B38]&amp;[.D38]&amp;[.H38]" office:value-type="string" office:string-value="910440" calcext:value-type="string">
            <text:p>91044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901000010440" calcext:value-type="float">
            <text:p>901000010440</text:p>
          </table:table-cell>
          <table:table-cell table:style-name="ce3" office:value-type="float" office:value="5038" calcext:value-type="float">
            <text:p>5,038</text:p>
          </table:table-cell>
          <table:table-cell table:style-name="ce32" table:formula="of:=[.J38]/[.$J$87]" office:value-type="percentage" office:value="0.0180664132539626" calcext:value-type="percentage">
            <text:p>1.81%</text:p>
          </table:table-cell>
          <table:table-cell table:style-name="ce11" table:formula="of:=IFERROR(VLOOKUP([.$A38];[$'0-2 AÑOS'.$A$1:.$M$1048576];10;0);0)" office:value-type="float" office:value="4748" calcext:value-type="float">
            <text:p>4748</text:p>
          </table:table-cell>
          <table:table-cell table:style-name="ce32" table:formula="of:=[.L38]/[.$L$87]" office:value-type="percentage" office:value="0.0166899839005631" calcext:value-type="percentage">
            <text:p>1.67%</text:p>
          </table:table-cell>
          <table:table-cell table:style-name="ce44" table:formula="of:=[.K38]-[.M38]" office:value-type="percentage" office:value="0.00137642935339943" calcext:value-type="percentage">
            <text:p>0.14%</text:p>
          </table:table-cell>
          <table:table-cell table:style-name="ce46" table:formula="of:=IFERROR(VLOOKUP([.$A38];[$'0-2 AÑOS'.$A$1:.$M$1048576];13;0);0)*1" office:value-type="float" office:value="154" calcext:value-type="float">
            <text:p>154</text:p>
          </table:table-cell>
          <table:table-cell table:style-name="ce48" table:formula="of:=[.O38]/[.$O$87]*[.$P$89]" office:value-type="percentage" office:value="0.00734308437927178" calcext:value-type="percentage">
            <text:p>0.73%</text:p>
          </table:table-cell>
          <table:table-cell table:number-columns-repeated="1008"/>
        </table:table-row>
        <table:table-row table:style-name="ro2">
          <table:table-cell table:style-name="ce2" table:formula="of:=[.B39]&amp;[.D39]&amp;[.H39]" office:value-type="string" office:string-value="910455" calcext:value-type="string">
            <text:p>91045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901000010455" calcext:value-type="float">
            <text:p>901000010455</text:p>
          </table:table-cell>
          <table:table-cell table:style-name="ce3" office:value-type="float" office:value="3372" calcext:value-type="float">
            <text:p>3,372</text:p>
          </table:table-cell>
          <table:table-cell table:style-name="ce32" table:formula="of:=[.J39]/[.$J$87]" office:value-type="percentage" office:value="0.0120920892203973" calcext:value-type="percentage">
            <text:p>1.21%</text:p>
          </table:table-cell>
          <table:table-cell table:style-name="ce11" table:formula="of:=IFERROR(VLOOKUP([.$A39];[$'0-2 AÑOS'.$A$1:.$M$1048576];10;0);0)" office:value-type="float" office:value="3157" calcext:value-type="float">
            <text:p>3157</text:p>
          </table:table-cell>
          <table:table-cell table:style-name="ce32" table:formula="of:=[.L39]/[.$L$87]" office:value-type="percentage" office:value="0.0110973629263011" calcext:value-type="percentage">
            <text:p>1.11%</text:p>
          </table:table-cell>
          <table:table-cell table:style-name="ce44" table:formula="of:=[.K39]-[.M39]" office:value-type="percentage" office:value="0.000994726294096197" calcext:value-type="percentage">
            <text:p>0.10%</text:p>
          </table:table-cell>
          <table:table-cell table:style-name="ce46" table:formula="of:=IFERROR(VLOOKUP([.$A39];[$'0-2 AÑOS'.$A$1:.$M$1048576];13;0);0)*1" office:value-type="float" office:value="72" calcext:value-type="float">
            <text:p>72</text:p>
          </table:table-cell>
          <table:table-cell table:style-name="ce48" table:formula="of:=[.O39]/[.$O$87]*[.$P$89]" office:value-type="percentage" office:value="0.00343313035914005" calcext:value-type="percentage">
            <text:p>0.34%</text:p>
          </table:table-cell>
          <table:table-cell table:number-columns-repeated="1008"/>
        </table:table-row>
        <table:table-row table:style-name="ro2">
          <table:table-cell table:style-name="ce2" table:formula="of:=[.B40]&amp;[.D40]&amp;[.H40]" office:value-type="string" office:string-value="910474" calcext:value-type="string">
            <text:p>9104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901000010474" calcext:value-type="float">
            <text:p>901000010474</text:p>
          </table:table-cell>
          <table:table-cell table:style-name="ce3" office:value-type="float" office:value="10511" calcext:value-type="float">
            <text:p>10,511</text:p>
          </table:table-cell>
          <table:table-cell table:style-name="ce32" table:formula="of:=[.J40]/[.$J$87]" office:value-type="percentage" office:value="0.0376927490497024" calcext:value-type="percentage">
            <text:p>3.77%</text:p>
          </table:table-cell>
          <table:table-cell table:style-name="ce11" table:formula="of:=IFERROR(VLOOKUP([.$A40];[$'0-2 AÑOS'.$A$1:.$M$1048576];10;0);0)" office:value-type="float" office:value="9421" calcext:value-type="float">
            <text:p>9421</text:p>
          </table:table-cell>
          <table:table-cell table:style-name="ce32" table:formula="of:=[.L40]/[.$L$87]" office:value-type="percentage" office:value="0.0331163307344577" calcext:value-type="percentage">
            <text:p>3.31%</text:p>
          </table:table-cell>
          <table:table-cell table:style-name="ce44" table:formula="of:=[.K40]-[.M40]" office:value-type="percentage" office:value="0.00457641831524464" calcext:value-type="percentage">
            <text:p>0.46%</text:p>
          </table:table-cell>
          <table:table-cell table:style-name="ce46" table:formula="of:=IFERROR(VLOOKUP([.$A40];[$'0-2 AÑOS'.$A$1:.$M$1048576];13;0);0)*1" office:value-type="float" office:value="294" calcext:value-type="float">
            <text:p>294</text:p>
          </table:table-cell>
          <table:table-cell table:style-name="ce48" table:formula="of:=[.O40]/[.$O$87]*[.$P$89]" office:value-type="percentage" office:value="0.0140186156331552" calcext:value-type="percentage">
            <text:p>1.40%</text:p>
          </table:table-cell>
          <table:table-cell table:number-columns-repeated="1008"/>
        </table:table-row>
        <table:table-row table:style-name="ro2">
          <table:table-cell table:style-name="ce2" table:formula="of:=[.B41]&amp;[.D41]&amp;[.H41]" office:value-type="string" office:string-value="910489" calcext:value-type="string">
            <text:p>91048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901000010489" calcext:value-type="float">
            <text:p>901000010489</text:p>
          </table:table-cell>
          <table:table-cell table:style-name="ce3" office:value-type="float" office:value="4135" calcext:value-type="float">
            <text:p>4,135</text:p>
          </table:table-cell>
          <table:table-cell table:style-name="ce32" table:formula="of:=[.J41]/[.$J$87]" office:value-type="percentage" office:value="0.0148282292189629" calcext:value-type="percentage">
            <text:p>1.48%</text:p>
          </table:table-cell>
          <table:table-cell table:style-name="ce11" table:formula="of:=IFERROR(VLOOKUP([.$A41];[$'0-2 AÑOS'.$A$1:.$M$1048576];10;0);0)" office:value-type="float" office:value="3751" calcext:value-type="float">
            <text:p>3751</text:p>
          </table:table-cell>
          <table:table-cell table:style-name="ce32" table:formula="of:=[.L41]/[.$L$87]" office:value-type="percentage" office:value="0.013185368494316" calcext:value-type="percentage">
            <text:p>1.32%</text:p>
          </table:table-cell>
          <table:table-cell table:style-name="ce44" table:formula="of:=[.K41]-[.M41]" office:value-type="percentage" office:value="0.00164286072464694" calcext:value-type="percentage">
            <text:p>0.16%</text:p>
          </table:table-cell>
          <table:table-cell table:style-name="ce46" table:formula="of:=IFERROR(VLOOKUP([.$A41];[$'0-2 AÑOS'.$A$1:.$M$1048576];13;0);0)*1" office:value-type="float" office:value="113" calcext:value-type="float">
            <text:p>113</text:p>
          </table:table-cell>
          <table:table-cell table:style-name="ce48" table:formula="of:=[.O41]/[.$O$87]*[.$P$89]" office:value-type="percentage" office:value="0.00538810736920592" calcext:value-type="percentage">
            <text:p>0.54%</text:p>
          </table:table-cell>
          <table:table-cell table:number-columns-repeated="1008"/>
        </table:table-row>
        <table:table-row table:style-name="ro2">
          <table:table-cell table:style-name="ce2" table:formula="of:=[.B42]&amp;[.D42]&amp;[.H42]" office:value-type="string" office:string-value="910493" calcext:value-type="string">
            <text:p>91049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901000010493" calcext:value-type="float">
            <text:p>901000010493</text:p>
          </table:table-cell>
          <table:table-cell table:style-name="ce3" office:value-type="float" office:value="4770" calcext:value-type="float">
            <text:p>4,770</text:p>
          </table:table-cell>
          <table:table-cell table:style-name="ce32" table:formula="of:=[.J42]/[.$J$87]" office:value-type="percentage" office:value="0.0171053575270745" calcext:value-type="percentage">
            <text:p>1.71%</text:p>
          </table:table-cell>
          <table:table-cell table:style-name="ce11" table:formula="of:=IFERROR(VLOOKUP([.$A42];[$'0-2 AÑOS'.$A$1:.$M$1048576];10;0);0)" office:value-type="float" office:value="4638" calcext:value-type="float">
            <text:p>4638</text:p>
          </table:table-cell>
          <table:table-cell table:style-name="ce32" table:formula="of:=[.L42]/[.$L$87]" office:value-type="percentage" office:value="0.0163033162027826" calcext:value-type="percentage">
            <text:p>1.63%</text:p>
          </table:table-cell>
          <table:table-cell table:style-name="ce44" table:formula="of:=[.K42]-[.M42]" office:value-type="percentage" office:value="0.000802041324291916" calcext:value-type="percentage">
            <text:p>0.08%</text:p>
          </table:table-cell>
          <table:table-cell table:style-name="ce46" table:formula="of:=IFERROR(VLOOKUP([.$A42];[$'0-2 AÑOS'.$A$1:.$M$1048576];13;0);0)*1" office:value-type="float" office:value="135" calcext:value-type="float">
            <text:p>135</text:p>
          </table:table-cell>
          <table:table-cell table:style-name="ce48" table:formula="of:=[.O42]/[.$O$87]*[.$P$89]" office:value-type="percentage" office:value="0.0064371194233876" calcext:value-type="percentage">
            <text:p>0.64%</text:p>
          </table:table-cell>
          <table:table-cell table:number-columns-repeated="1008"/>
        </table:table-row>
        <table:table-row table:style-name="ro2">
          <table:table-cell table:style-name="ce2" table:formula="of:=[.B43]&amp;[.D43]&amp;[.H43]" office:value-type="string" office:string-value="910506" calcext:value-type="string">
            <text:p>91050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901000010506" calcext:value-type="float">
            <text:p>901000010506</text:p>
          </table:table-cell>
          <table:table-cell table:style-name="ce3" office:value-type="float" office:value="2998" calcext:value-type="float">
            <text:p>2,998</text:p>
          </table:table-cell>
          <table:table-cell table:style-name="ce32" table:formula="of:=[.J43]/[.$J$87]" office:value-type="percentage" office:value="0.0107509144373521" calcext:value-type="percentage">
            <text:p>1.08%</text:p>
          </table:table-cell>
          <table:table-cell table:style-name="ce11" table:formula="of:=IFERROR(VLOOKUP([.$A43];[$'0-2 AÑOS'.$A$1:.$M$1048576];10;0);0)" office:value-type="float" office:value="2719" calcext:value-type="float">
            <text:p>2719</text:p>
          </table:table-cell>
          <table:table-cell table:style-name="ce32" table:formula="of:=[.L43]/[.$L$87]" office:value-type="percentage" office:value="0.00955772245695685" calcext:value-type="percentage">
            <text:p>0.96%</text:p>
          </table:table-cell>
          <table:table-cell table:style-name="ce44" table:formula="of:=[.K43]-[.M43]" office:value-type="percentage" office:value="0.00119319198039522" calcext:value-type="percentage">
            <text:p>0.12%</text:p>
          </table:table-cell>
          <table:table-cell table:style-name="ce46" table:formula="of:=IFERROR(VLOOKUP([.$A43];[$'0-2 AÑOS'.$A$1:.$M$1048576];13;0);0)*1" office:value-type="float" office:value="71" calcext:value-type="float">
            <text:p>71</text:p>
          </table:table-cell>
          <table:table-cell table:style-name="ce48" table:formula="of:=[.O43]/[.$O$87]*[.$P$89]" office:value-type="percentage" office:value="0.00338544799304088" calcext:value-type="percentage">
            <text:p>0.34%</text:p>
          </table:table-cell>
          <table:table-cell table:number-columns-repeated="1008"/>
        </table:table-row>
        <table:table-row table:style-name="ro2">
          <table:table-cell table:style-name="ce2" table:formula="of:=[.B44]&amp;[.D44]&amp;[.H44]" office:value-type="string" office:string-value="910510" calcext:value-type="string">
            <text:p>9105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901000010510" calcext:value-type="float">
            <text:p>901000010510</text:p>
          </table:table-cell>
          <table:table-cell table:style-name="ce3" office:value-type="float" office:value="2980" calcext:value-type="float">
            <text:p>2,980</text:p>
          </table:table-cell>
          <table:table-cell table:style-name="ce32" table:formula="of:=[.J44]/[.$J$87]" office:value-type="percentage" office:value="0.010686365918382" calcext:value-type="percentage">
            <text:p>1.07%</text:p>
          </table:table-cell>
          <table:table-cell table:style-name="ce11" table:formula="of:=IFERROR(VLOOKUP([.$A44];[$'0-2 AÑOS'.$A$1:.$M$1048576];10;0);0)" office:value-type="float" office:value="3573" calcext:value-type="float">
            <text:p>3573</text:p>
          </table:table-cell>
          <table:table-cell table:style-name="ce32" table:formula="of:=[.L44]/[.$L$87]" office:value-type="percentage" office:value="0.0125596698560893" calcext:value-type="percentage">
            <text:p>1.26%</text:p>
          </table:table-cell>
          <table:table-cell table:style-name="ce44" table:formula="of:=[.K44]-[.M44]" office:value-type="percentage" office:value="-0.00187330393770733" calcext:value-type="percentage">
            <text:p>-0.19%</text:p>
          </table:table-cell>
          <table:table-cell table:style-name="ce46" table:formula="of:=IFERROR(VLOOKUP([.$A44];[$'0-2 AÑOS'.$A$1:.$M$1048576];13;0);0)*1" office:value-type="float" office:value="70" calcext:value-type="float">
            <text:p>70</text:p>
          </table:table-cell>
          <table:table-cell table:style-name="ce48" table:formula="of:=[.O44]/[.$O$87]*[.$P$89]" office:value-type="percentage" office:value="0.00333776562694172" calcext:value-type="percentage">
            <text:p>0.33%</text:p>
          </table:table-cell>
          <table:table-cell table:number-columns-repeated="1008"/>
        </table:table-row>
        <table:table-row table:style-name="ro2">
          <table:table-cell table:style-name="ce2" table:formula="of:=[.B45]&amp;[.D45]&amp;[.H45]" office:value-type="string" office:string-value="910525" calcext:value-type="string">
            <text:p>9105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901000010525" calcext:value-type="float">
            <text:p>901000010525</text:p>
          </table:table-cell>
          <table:table-cell table:style-name="ce3" office:value-type="float" office:value="2289" calcext:value-type="float">
            <text:p>2,289</text:p>
          </table:table-cell>
          <table:table-cell table:style-name="ce32" table:formula="of:=[.J45]/[.$J$87]" office:value-type="percentage" office:value="0.00820841999569677" calcext:value-type="percentage">
            <text:p>0.82%</text:p>
          </table:table-cell>
          <table:table-cell table:style-name="ce11" table:formula="of:=IFERROR(VLOOKUP([.$A45];[$'0-2 AÑOS'.$A$1:.$M$1048576];10;0);0)" office:value-type="float" office:value="2348" calcext:value-type="float">
            <text:p>2348</text:p>
          </table:table-cell>
          <table:table-cell table:style-name="ce32" table:formula="of:=[.L45]/[.$L$87]" office:value-type="percentage" office:value="0.0082535977671698" calcext:value-type="percentage">
            <text:p>0.83%</text:p>
          </table:table-cell>
          <table:table-cell table:style-name="ce44" table:formula="of:=[.K45]-[.M45]" office:value-type="percentage" office:value="-0.0000451777714730369" calcext:value-type="percentage">
            <text:p>0.00%</text:p>
          </table:table-cell>
          <table:table-cell table:style-name="ce46" table:formula="of:=IFERROR(VLOOKUP([.$A45];[$'0-2 AÑOS'.$A$1:.$M$1048576];13;0);0)*1" office:value-type="float" office:value="39" calcext:value-type="float">
            <text:p>39</text:p>
          </table:table-cell>
          <table:table-cell table:style-name="ce48" table:formula="of:=[.O45]/[.$O$87]*[.$P$89]" office:value-type="percentage" office:value="0.00185961227786753" calcext:value-type="percentage">
            <text:p>0.19%</text:p>
          </table:table-cell>
          <table:table-cell table:number-columns-repeated="1008"/>
        </table:table-row>
        <table:table-row table:style-name="ro2">
          <table:table-cell table:style-name="ce2" table:formula="of:=[.B46]&amp;[.D46]&amp;[.H46]" office:value-type="string" office:string-value="910053A" calcext:value-type="string">
            <text:p>910053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053A</text:p>
          </table:table-cell>
          <table:table-cell table:style-name="ce2" office:value-type="string" calcext:value-type="string">
            <text:p>090100001053A</text:p>
          </table:table-cell>
          <table:table-cell table:style-name="ce3" office:value-type="float" office:value="4970" calcext:value-type="float">
            <text:p>4,970</text:p>
          </table:table-cell>
          <table:table-cell table:style-name="ce32" table:formula="of:=[.J46]/[.$J$87]" office:value-type="percentage" office:value="0.0178225632934089" calcext:value-type="percentage">
            <text:p>1.78%</text:p>
          </table:table-cell>
          <table:table-cell table:style-name="ce11" table:formula="of:=IFERROR(VLOOKUP([.$A46];[$'0-2 AÑOS'.$A$1:.$M$1048576];10;0);0)" office:value-type="float" office:value="4574" calcext:value-type="float">
            <text:p>4574</text:p>
          </table:table-cell>
          <table:table-cell table:style-name="ce32" table:formula="of:=[.L46]/[.$L$87]" office:value-type="percentage" office:value="0.0160783459058921" calcext:value-type="percentage">
            <text:p>1.61%</text:p>
          </table:table-cell>
          <table:table-cell table:style-name="ce44" table:formula="of:=[.K46]-[.M46]" office:value-type="percentage" office:value="0.00174421738751677" calcext:value-type="percentage">
            <text:p>0.17%</text:p>
          </table:table-cell>
          <table:table-cell table:style-name="ce46" table:formula="of:=IFERROR(VLOOKUP([.$A46];[$'0-2 AÑOS'.$A$1:.$M$1048576];13;0);0)*1" office:value-type="float" office:value="109" calcext:value-type="float">
            <text:p>109</text:p>
          </table:table-cell>
          <table:table-cell table:style-name="ce48" table:formula="of:=[.O46]/[.$O$87]*[.$P$89]" office:value-type="percentage" office:value="0.00519737790480925" calcext:value-type="percentage">
            <text:p>0.52%</text:p>
          </table:table-cell>
          <table:table-cell table:number-columns-repeated="1008"/>
        </table:table-row>
        <table:table-row table:style-name="ro2">
          <table:table-cell table:style-name="ce2" table:formula="of:=[.B47]&amp;[.D47]&amp;[.H47]" office:value-type="string" office:string-value="910559" calcext:value-type="string">
            <text:p>91055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901000010559" calcext:value-type="float">
            <text:p>901000010559</text:p>
          </table:table-cell>
          <table:table-cell table:style-name="ce3" office:value-type="float" office:value="2180" calcext:value-type="float">
            <text:p>2,180</text:p>
          </table:table-cell>
          <table:table-cell table:style-name="ce33" table:formula="of:=[.J47]/[.$J$87]" office:value-type="percentage" office:value="0.00781754285304454" calcext:value-type="percentage">
            <text:p>0.78%</text:p>
          </table:table-cell>
          <table:table-cell table:style-name="ce11" table:formula="of:=IFERROR(VLOOKUP([.$A47];[$'0-2 AÑOS'.$A$1:.$M$1048576];10;0);0)" office:value-type="float" office:value="2371" calcext:value-type="float">
            <text:p>2371</text:p>
          </table:table-cell>
          <table:table-cell table:style-name="ce32" table:formula="of:=[.L47]/[.$L$87]" office:value-type="percentage" office:value="0.00833444646761482" calcext:value-type="percentage">
            <text:p>0.83%</text:p>
          </table:table-cell>
          <table:table-cell table:style-name="ce44" table:formula="of:=[.K47]-[.M47]" office:value-type="percentage" office:value="-0.000516903614570284" calcext:value-type="percentage">
            <text:p>-0.05%</text:p>
          </table:table-cell>
          <table:table-cell table:style-name="ce46" table:formula="of:=IFERROR(VLOOKUP([.$A47];[$'0-2 AÑOS'.$A$1:.$M$1048576];13;0);0)*1" office:value-type="float" office:value="44" calcext:value-type="float">
            <text:p>44</text:p>
          </table:table-cell>
          <table:table-cell table:style-name="ce48" table:formula="of:=[.O47]/[.$O$87]*[.$P$89]" office:value-type="percentage" office:value="0.00209802410836336" calcext:value-type="percentage">
            <text:p>0.21%</text:p>
          </table:table-cell>
          <table:table-cell table:number-columns-repeated="1008"/>
        </table:table-row>
        <table:table-row table:style-name="ro2">
          <table:table-cell table:style-name="ce2" table:formula="of:=[.B48]&amp;[.D48]&amp;[.H48]" office:value-type="string" office:string-value="910563" calcext:value-type="string">
            <text:p>91056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901000010563" calcext:value-type="float">
            <text:p>901000010563</text:p>
          </table:table-cell>
          <table:table-cell table:style-name="ce3" office:value-type="float" office:value="9360" calcext:value-type="float">
            <text:p>9,360</text:p>
          </table:table-cell>
          <table:table-cell table:style-name="ce33" table:formula="of:=[.J48]/[.$J$87]" office:value-type="percentage" office:value="0.0335652298644481" calcext:value-type="percentage">
            <text:p>3.36%</text:p>
          </table:table-cell>
          <table:table-cell table:style-name="ce11" table:formula="of:=IFERROR(VLOOKUP([.$A48];[$'0-2 AÑOS'.$A$1:.$M$1048576];10;0);0)" office:value-type="float" office:value="9225" calcext:value-type="float">
            <text:p>9225</text:p>
          </table:table-cell>
          <table:table-cell table:style-name="ce32" table:formula="of:=[.L48]/[.$L$87]" office:value-type="percentage" office:value="0.0324273592002306" calcext:value-type="percentage">
            <text:p>3.24%</text:p>
          </table:table-cell>
          <table:table-cell table:style-name="ce44" table:formula="of:=[.K48]-[.M48]" office:value-type="percentage" office:value="0.00113787066421752" calcext:value-type="percentage">
            <text:p>0.11%</text:p>
          </table:table-cell>
          <table:table-cell table:style-name="ce46" table:formula="of:=IFERROR(VLOOKUP([.$A48];[$'0-2 AÑOS'.$A$1:.$M$1048576];13;0);0)*1" office:value-type="float" office:value="285" calcext:value-type="float">
            <text:p>285</text:p>
          </table:table-cell>
          <table:table-cell table:style-name="ce48" table:formula="of:=[.O48]/[.$O$87]*[.$P$89]" office:value-type="percentage" office:value="0.0135894743382627" calcext:value-type="percentage">
            <text:p>1.36%</text:p>
          </table:table-cell>
          <table:table-cell table:number-columns-repeated="1008"/>
        </table:table-row>
        <table:table-row table:style-name="ro2">
          <table:table-cell table:style-name="ce2" table:formula="of:=[.B49]&amp;[.D49]&amp;[.H49]" office:value-type="string" office:string-value="910578" calcext:value-type="string">
            <text:p>9105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901000010578" calcext:value-type="float">
            <text:p>901000010578</text:p>
          </table:table-cell>
          <table:table-cell table:style-name="ce3" office:value-type="float" office:value="6934" calcext:value-type="float">
            <text:p>6,934</text:p>
          </table:table-cell>
          <table:table-cell table:style-name="ce33" table:formula="of:=[.J49]/[.$J$87]" office:value-type="percentage" office:value="0.0248655239188123" calcext:value-type="percentage">
            <text:p>2.49%</text:p>
          </table:table-cell>
          <table:table-cell table:style-name="ce11" table:formula="of:=IFERROR(VLOOKUP([.$A49];[$'0-2 AÑOS'.$A$1:.$M$1048576];10;0);0)" office:value-type="float" office:value="6964" calcext:value-type="float">
            <text:p>6964</text:p>
          </table:table-cell>
          <table:table-cell table:style-name="ce32" table:formula="of:=[.L49]/[.$L$87]" office:value-type="percentage" office:value="0.0244795804303963" calcext:value-type="percentage">
            <text:p>2.45%</text:p>
          </table:table-cell>
          <table:table-cell table:style-name="ce44" table:formula="of:=[.K49]-[.M49]" office:value-type="percentage" office:value="0.000385943488416009" calcext:value-type="percentage">
            <text:p>0.04%</text:p>
          </table:table-cell>
          <table:table-cell table:style-name="ce46" table:formula="of:=IFERROR(VLOOKUP([.$A49];[$'0-2 AÑOS'.$A$1:.$M$1048576];13;0);0)*1" office:value-type="float" office:value="166" calcext:value-type="float">
            <text:p>166</text:p>
          </table:table-cell>
          <table:table-cell table:style-name="ce48" table:formula="of:=[.O49]/[.$O$87]*[.$P$89]" office:value-type="percentage" office:value="0.00791527277246179" calcext:value-type="percentage">
            <text:p>0.79%</text:p>
          </table:table-cell>
          <table:table-cell table:number-columns-repeated="1008"/>
        </table:table-row>
        <table:table-row table:style-name="ro2">
          <table:table-cell table:style-name="ce2" table:formula="of:=[.B50]&amp;[.D50]&amp;[.H50]" office:value-type="string" office:string-value="910629" calcext:value-type="string">
            <text:p>9106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901000010629" calcext:value-type="float">
            <text:p>901000010629</text:p>
          </table:table-cell>
          <table:table-cell table:style-name="ce3" office:value-type="float" office:value="2676" calcext:value-type="float">
            <text:p>2,676</text:p>
          </table:table-cell>
          <table:table-cell table:style-name="ce34" table:formula="of:=[.J50]/[.$J$87]" office:value-type="percentage" office:value="0.00959621315355375" calcext:value-type="percentage">
            <text:p>0.96%</text:p>
          </table:table-cell>
          <table:table-cell table:style-name="ce11" table:formula="of:=IFERROR(VLOOKUP([.$A50];[$'0-2 AÑOS'.$A$1:.$M$1048576];10;0);0)" office:value-type="float" office:value="2510" calcext:value-type="float">
            <text:p>2510</text:p>
          </table:table-cell>
          <table:table-cell table:style-name="ce32" table:formula="of:=[.L50]/[.$L$87]" office:value-type="percentage" office:value="0.00882305383117385" calcext:value-type="percentage">
            <text:p>0.88%</text:p>
          </table:table-cell>
          <table:table-cell table:style-name="ce44" table:formula="of:=[.K50]-[.M50]" office:value-type="percentage" office:value="0.000773159322379901" calcext:value-type="percentage">
            <text:p>0.08%</text:p>
          </table:table-cell>
          <table:table-cell table:style-name="ce46" table:formula="of:=IFERROR(VLOOKUP([.$A50];[$'0-2 AÑOS'.$A$1:.$M$1048576];13;0);0)*1" office:value-type="float" office:value="36" calcext:value-type="float">
            <text:p>36</text:p>
          </table:table-cell>
          <table:table-cell table:style-name="ce48" table:formula="of:=[.O50]/[.$O$87]*[.$P$89]" office:value-type="percentage" office:value="0.00171656517957003" calcext:value-type="percentage">
            <text:p>0.17%</text:p>
          </table:table-cell>
          <table:table-cell table:number-columns-repeated="1008"/>
        </table:table-row>
        <table:table-row table:style-name="ro2">
          <table:table-cell table:style-name="ce2" table:formula="of:=[.B51]&amp;[.D51]&amp;[.H51]" office:value-type="string" office:string-value="910633" calcext:value-type="string">
            <text:p>91063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901000010633" calcext:value-type="float">
            <text:p>901000010633</text:p>
          </table:table-cell>
          <table:table-cell table:style-name="ce3" office:value-type="float" office:value="1894" calcext:value-type="float">
            <text:p>1,894</text:p>
          </table:table-cell>
          <table:table-cell table:style-name="ce34" table:formula="of:=[.J51]/[.$J$87]" office:value-type="percentage" office:value="0.0067919386071864" calcext:value-type="percentage">
            <text:p>0.68%</text:p>
          </table:table-cell>
          <table:table-cell table:style-name="ce11" table:formula="of:=IFERROR(VLOOKUP([.$A51];[$'0-2 AÑOS'.$A$1:.$M$1048576];10;0);0)" office:value-type="float" office:value="1888" calcext:value-type="float">
            <text:p>1888</text:p>
          </table:table-cell>
          <table:table-cell table:style-name="ce32" table:formula="of:=[.L51]/[.$L$87]" office:value-type="percentage" office:value="0.00663662375826942" calcext:value-type="percentage">
            <text:p>0.66%</text:p>
          </table:table-cell>
          <table:table-cell table:style-name="ce44" table:formula="of:=[.K51]-[.M51]" office:value-type="percentage" office:value="0.000155314848916985" calcext:value-type="percentage">
            <text:p>0.02%</text:p>
          </table:table-cell>
          <table:table-cell table:style-name="ce46" table:formula="of:=IFERROR(VLOOKUP([.$A51];[$'0-2 AÑOS'.$A$1:.$M$1048576];13;0);0)*1" office:value-type="float" office:value="45" calcext:value-type="float">
            <text:p>45</text:p>
          </table:table-cell>
          <table:table-cell table:style-name="ce48" table:formula="of:=[.O51]/[.$O$87]*[.$P$89]" office:value-type="percentage" office:value="0.00214570647446253" calcext:value-type="percentage">
            <text:p>0.21%</text:p>
          </table:table-cell>
          <table:table-cell table:number-columns-repeated="1008"/>
        </table:table-row>
        <table:table-row table:style-name="ro2">
          <table:table-cell table:style-name="ce2" table:formula="of:=[.B52]&amp;[.D52]&amp;[.H52]" office:value-type="string" office:string-value="910648" calcext:value-type="string">
            <text:p>91064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901000010648" calcext:value-type="float">
            <text:p>901000010648</text:p>
          </table:table-cell>
          <table:table-cell table:style-name="ce3" office:value-type="float" office:value="1627" calcext:value-type="float">
            <text:p>1,627</text:p>
          </table:table-cell>
          <table:table-cell table:style-name="ce34" table:formula="of:=[.J52]/[.$J$87]" office:value-type="percentage" office:value="0.00583446890913003" calcext:value-type="percentage">
            <text:p>0.58%</text:p>
          </table:table-cell>
          <table:table-cell table:style-name="ce11" table:formula="of:=IFERROR(VLOOKUP([.$A52];[$'0-2 AÑOS'.$A$1:.$M$1048576];10;0);0)" office:value-type="float" office:value="1560" calcext:value-type="float">
            <text:p>1560</text:p>
          </table:table-cell>
          <table:table-cell table:style-name="ce32" table:formula="of:=[.L52]/[.$L$87]" office:value-type="percentage" office:value="0.00548365098670566" calcext:value-type="percentage">
            <text:p>0.55%</text:p>
          </table:table-cell>
          <table:table-cell table:style-name="ce44" table:formula="of:=[.K52]-[.M52]" office:value-type="percentage" office:value="0.000350817922424368" calcext:value-type="percentage">
            <text:p>0.04%</text:p>
          </table:table-cell>
          <table:table-cell table:style-name="ce46" table:formula="of:=IFERROR(VLOOKUP([.$A52];[$'0-2 AÑOS'.$A$1:.$M$1048576];13;0);0)*1" office:value-type="float" office:value="31" calcext:value-type="float">
            <text:p>31</text:p>
          </table:table-cell>
          <table:table-cell table:style-name="ce48" table:formula="of:=[.O52]/[.$O$87]*[.$P$89]" office:value-type="percentage" office:value="0.00147815334907419" calcext:value-type="percentage">
            <text:p>0.15%</text:p>
          </table:table-cell>
          <table:table-cell table:number-columns-repeated="1008"/>
        </table:table-row>
        <table:table-row table:style-name="ro2">
          <table:table-cell table:style-name="ce2" table:formula="of:=[.B53]&amp;[.D53]&amp;[.H53]" office:value-type="string" office:string-value="910667" calcext:value-type="string">
            <text:p>91066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901000010667" calcext:value-type="float">
            <text:p>901000010667</text:p>
          </table:table-cell>
          <table:table-cell table:style-name="ce3" office:value-type="float" office:value="4771" calcext:value-type="float">
            <text:p>4,771</text:p>
          </table:table-cell>
          <table:table-cell table:style-name="ce34" table:formula="of:=[.J53]/[.$J$87]" office:value-type="percentage" office:value="0.0171089435559062" calcext:value-type="percentage">
            <text:p>1.71%</text:p>
          </table:table-cell>
          <table:table-cell table:style-name="ce11" table:formula="of:=IFERROR(VLOOKUP([.$A53];[$'0-2 AÑOS'.$A$1:.$M$1048576];10;0);0)" office:value-type="float" office:value="5010" calcext:value-type="float">
            <text:p>5010</text:p>
          </table:table-cell>
          <table:table-cell table:style-name="ce32" table:formula="of:=[.L53]/[.$L$87]" office:value-type="percentage" office:value="0.0176109560534586" calcext:value-type="percentage">
            <text:p>1.76%</text:p>
          </table:table-cell>
          <table:table-cell table:style-name="ce44" table:formula="of:=[.K53]-[.M53]" office:value-type="percentage" office:value="-0.000502012497552377" calcext:value-type="percentage">
            <text:p>-0.05%</text:p>
          </table:table-cell>
          <table:table-cell table:style-name="ce46" table:formula="of:=IFERROR(VLOOKUP([.$A53];[$'0-2 AÑOS'.$A$1:.$M$1048576];13;0);0)*1" office:value-type="float" office:value="158" calcext:value-type="float">
            <text:p>158</text:p>
          </table:table-cell>
          <table:table-cell table:style-name="ce48" table:formula="of:=[.O53]/[.$O$87]*[.$P$89]" office:value-type="percentage" office:value="0.00753381384366845" calcext:value-type="percentage">
            <text:p>0.75%</text:p>
          </table:table-cell>
          <table:table-cell table:number-columns-repeated="1008"/>
        </table:table-row>
        <table:table-row table:style-name="ro2">
          <table:table-cell table:style-name="ce2" table:formula="of:=[.B54]&amp;[.D54]&amp;[.H54]" office:value-type="string" office:string-value="910690" calcext:value-type="string">
            <text:p>91069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901000010690" calcext:value-type="float">
            <text:p>901000010690</text:p>
          </table:table-cell>
          <table:table-cell table:style-name="ce3" office:value-type="float" office:value="3828" calcext:value-type="float">
            <text:p>3,828</text:p>
          </table:table-cell>
          <table:table-cell table:style-name="ce35" table:formula="of:=[.J54]/[.$J$87]" office:value-type="percentage" office:value="0.0137273183676397" calcext:value-type="percentage">
            <text:p>1.37%</text:p>
          </table:table-cell>
          <table:table-cell table:style-name="ce11" table:formula="of:=IFERROR(VLOOKUP([.$A54];[$'0-2 AÑOS'.$A$1:.$M$1048576];10;0);0)" office:value-type="float" office:value="3546" calcext:value-type="float">
            <text:p>3546</text:p>
          </table:table-cell>
          <table:table-cell table:style-name="ce32" table:formula="of:=[.L54]/[.$L$87]" office:value-type="percentage" office:value="0.0124647605120886" calcext:value-type="percentage">
            <text:p>1.25%</text:p>
          </table:table-cell>
          <table:table-cell table:style-name="ce44" table:formula="of:=[.K54]-[.M54]" office:value-type="percentage" office:value="0.00126255785555104" calcext:value-type="percentage">
            <text:p>0.13%</text:p>
          </table:table-cell>
          <table:table-cell table:style-name="ce46" table:formula="of:=IFERROR(VLOOKUP([.$A54];[$'0-2 AÑOS'.$A$1:.$M$1048576];13;0);0)*1" office:value-type="float" office:value="65" calcext:value-type="float">
            <text:p>65</text:p>
          </table:table-cell>
          <table:table-cell table:style-name="ce48" table:formula="of:=[.O54]/[.$O$87]*[.$P$89]" office:value-type="percentage" office:value="0.00309935379644588" calcext:value-type="percentage">
            <text:p>0.31%</text:p>
          </table:table-cell>
          <table:table-cell table:number-columns-repeated="1008"/>
        </table:table-row>
        <table:table-row table:style-name="ro2">
          <table:table-cell table:style-name="ce2" table:formula="of:=[.B55]&amp;[.D55]&amp;[.H55]" office:value-type="string" office:string-value="910703" calcext:value-type="string">
            <text:p>91070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901000010703" calcext:value-type="float">
            <text:p>901000010703</text:p>
          </table:table-cell>
          <table:table-cell table:style-name="ce3" office:value-type="float" office:value="1922" calcext:value-type="float">
            <text:p>1,922</text:p>
          </table:table-cell>
          <table:table-cell table:style-name="ce35" table:formula="of:=[.J55]/[.$J$87]" office:value-type="percentage" office:value="0.00689234741447321" calcext:value-type="percentage">
            <text:p>0.69%</text:p>
          </table:table-cell>
          <table:table-cell table:style-name="ce11" table:formula="of:=IFERROR(VLOOKUP([.$A55];[$'0-2 AÑOS'.$A$1:.$M$1048576];10;0);0)" office:value-type="float" office:value="1913" calcext:value-type="float">
            <text:p>1913</text:p>
          </table:table-cell>
          <table:table-cell table:style-name="ce32" table:formula="of:=[.L55]/[.$L$87]" office:value-type="percentage" office:value="0.00672450278049226" calcext:value-type="percentage">
            <text:p>0.67%</text:p>
          </table:table-cell>
          <table:table-cell table:style-name="ce44" table:formula="of:=[.K55]-[.M55]" office:value-type="percentage" office:value="0.00016784463398095" calcext:value-type="percentage">
            <text:p>0.02%</text:p>
          </table:table-cell>
          <table:table-cell table:style-name="ce46" table:formula="of:=IFERROR(VLOOKUP([.$A55];[$'0-2 AÑOS'.$A$1:.$M$1048576];13;0);0)*1" office:value-type="float" office:value="25" calcext:value-type="float">
            <text:p>25</text:p>
          </table:table-cell>
          <table:table-cell table:style-name="ce48" table:formula="of:=[.O55]/[.$O$87]*[.$P$89]" office:value-type="percentage" office:value="0.00119205915247918" calcext:value-type="percentage">
            <text:p>0.12%</text:p>
          </table:table-cell>
          <table:table-cell table:number-columns-repeated="1008"/>
        </table:table-row>
        <table:table-row table:style-name="ro2">
          <table:table-cell table:style-name="ce2" table:formula="of:=[.B56]&amp;[.D56]&amp;[.H56]" office:value-type="string" office:string-value="910718" calcext:value-type="string">
            <text:p>9107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901000010718" calcext:value-type="float">
            <text:p>901000010718</text:p>
          </table:table-cell>
          <table:table-cell table:style-name="ce2" office:value-type="float" office:value="969" calcext:value-type="float">
            <text:p>969</text:p>
          </table:table-cell>
          <table:table-cell table:style-name="ce35" table:formula="of:=[.J56]/[.$J$87]" office:value-type="percentage" office:value="0.00347486193788998" calcext:value-type="percentage">
            <text:p>0.35%</text:p>
          </table:table-cell>
          <table:table-cell table:style-name="ce11" table:formula="of:=IFERROR(VLOOKUP([.$A56];[$'0-2 AÑOS'.$A$1:.$M$1048576];10;0);0)" office:value-type="float" office:value="969" calcext:value-type="float">
            <text:p>969</text:p>
          </table:table-cell>
          <table:table-cell table:style-name="ce32" table:formula="of:=[.L56]/[.$L$87]" office:value-type="percentage" office:value="0.00340619090135756" calcext:value-type="percentage">
            <text:p>0.34%</text:p>
          </table:table-cell>
          <table:table-cell table:style-name="ce44" table:formula="of:=[.K56]-[.M56]" office:value-type="percentage" office:value="0.0000686710365324253" calcext:value-type="percentage">
            <text:p>0.01%</text:p>
          </table:table-cell>
          <table:table-cell table:style-name="ce46" table:formula="of:=IFERROR(VLOOKUP([.$A56];[$'0-2 AÑOS'.$A$1:.$M$1048576];13;0);0)*1" office:value-type="float" office:value="12" calcext:value-type="float">
            <text:p>12</text:p>
          </table:table-cell>
          <table:table-cell table:style-name="ce48" table:formula="of:=[.O56]/[.$O$87]*[.$P$89]" office:value-type="percentage" office:value="0.000572188393190009" calcext:value-type="percentage">
            <text:p>0.06%</text:p>
          </table:table-cell>
          <table:table-cell table:number-columns-repeated="1008"/>
        </table:table-row>
        <table:table-row table:style-name="ro2">
          <table:table-cell table:style-name="ce2" table:formula="of:=[.B57]&amp;[.D57]&amp;[.H57]" office:value-type="string" office:string-value="910722" calcext:value-type="string">
            <text:p>9107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901000010722" calcext:value-type="float">
            <text:p>901000010722</text:p>
          </table:table-cell>
          <table:table-cell table:style-name="ce3" office:value-type="float" office:value="2256" calcext:value-type="float">
            <text:p>2,256</text:p>
          </table:table-cell>
          <table:table-cell table:style-name="ce35" table:formula="of:=[.J57]/[.$J$87]" office:value-type="percentage" office:value="0.0080900810442516" calcext:value-type="percentage">
            <text:p>0.81%</text:p>
          </table:table-cell>
          <table:table-cell table:style-name="ce11" table:formula="of:=IFERROR(VLOOKUP([.$A57];[$'0-2 AÑOS'.$A$1:.$M$1048576];10;0);0)" office:value-type="float" office:value="2280" calcext:value-type="float">
            <text:p>2280</text:p>
          </table:table-cell>
          <table:table-cell table:style-name="ce32" table:formula="of:=[.L57]/[.$L$87]" office:value-type="percentage" office:value="0.00801456682672366" calcext:value-type="percentage">
            <text:p>0.80%</text:p>
          </table:table-cell>
          <table:table-cell table:style-name="ce44" table:formula="of:=[.K57]-[.M57]" office:value-type="percentage" office:value="0.0000755142175279371" calcext:value-type="percentage">
            <text:p>0.01%</text:p>
          </table:table-cell>
          <table:table-cell table:style-name="ce46" table:formula="of:=IFERROR(VLOOKUP([.$A57];[$'0-2 AÑOS'.$A$1:.$M$1048576];13;0);0)*1" office:value-type="float" office:value="55" calcext:value-type="float">
            <text:p>55</text:p>
          </table:table-cell>
          <table:table-cell table:style-name="ce48" table:formula="of:=[.O57]/[.$O$87]*[.$P$89]" office:value-type="percentage" office:value="0.00262253013545421" calcext:value-type="percentage">
            <text:p>0.26%</text:p>
          </table:table-cell>
          <table:table-cell table:number-columns-repeated="1008"/>
        </table:table-row>
        <table:table-row table:style-name="ro2">
          <table:table-cell table:style-name="ce2" table:formula="of:=[.B58]&amp;[.D58]&amp;[.H58]" office:value-type="string" office:string-value="910737" calcext:value-type="string">
            <text:p>91073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901000010737" calcext:value-type="float">
            <text:p>901000010737</text:p>
          </table:table-cell>
          <table:table-cell table:style-name="ce2" office:value-type="float" office:value="673" calcext:value-type="float">
            <text:p>673</text:p>
          </table:table-cell>
          <table:table-cell table:style-name="ce35" table:formula="of:=[.J58]/[.$J$87]" office:value-type="percentage" office:value="0.00241339740371513" calcext:value-type="percentage">
            <text:p>0.24%</text:p>
          </table:table-cell>
          <table:table-cell table:style-name="ce11" table:formula="of:=IFERROR(VLOOKUP([.$A58];[$'0-2 AÑOS'.$A$1:.$M$1048576];10;0);0)" office:value-type="float" office:value="621" calcext:value-type="float">
            <text:p>621</text:p>
          </table:table-cell>
          <table:table-cell table:style-name="ce32" table:formula="of:=[.L58]/[.$L$87]" office:value-type="percentage" office:value="0.00218291491201552" calcext:value-type="percentage">
            <text:p>0.22%</text:p>
          </table:table-cell>
          <table:table-cell table:style-name="ce44" table:formula="of:=[.K58]-[.M58]" office:value-type="percentage" office:value="0.000230482491699603" calcext:value-type="percentage">
            <text:p>0.02%</text:p>
          </table:table-cell>
          <table:table-cell table:style-name="ce46" table:formula="of:=IFERROR(VLOOKUP([.$A58];[$'0-2 AÑOS'.$A$1:.$M$1048576];13;0);0)*1" office:value-type="float" office:value="11" calcext:value-type="float">
            <text:p>11</text:p>
          </table:table-cell>
          <table:table-cell table:style-name="ce48" table:formula="of:=[.O58]/[.$O$87]*[.$P$89]" office:value-type="percentage" office:value="0.000524506027090841" calcext:value-type="percentage">
            <text:p>0.05%</text:p>
          </table:table-cell>
          <table:table-cell table:number-columns-repeated="1008"/>
        </table:table-row>
        <table:table-row table:style-name="ro2">
          <table:table-cell table:style-name="ce2" table:formula="of:=[.B59]&amp;[.D59]&amp;[.H59]" office:value-type="string" office:string-value="910741" calcext:value-type="string">
            <text:p>91074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901000010741" calcext:value-type="float">
            <text:p>901000010741</text:p>
          </table:table-cell>
          <table:table-cell table:style-name="ce3" office:value-type="float" office:value="3406" calcext:value-type="float">
            <text:p>3,406</text:p>
          </table:table-cell>
          <table:table-cell table:style-name="ce35" table:formula="of:=[.J59]/[.$J$87]" office:value-type="percentage" office:value="0.0122140142006742" calcext:value-type="percentage">
            <text:p>1.22%</text:p>
          </table:table-cell>
          <table:table-cell table:style-name="ce11" table:formula="of:=IFERROR(VLOOKUP([.$A59];[$'0-2 AÑOS'.$A$1:.$M$1048576];10;0);0)" office:value-type="float" office:value="3250" calcext:value-type="float">
            <text:p>3250</text:p>
          </table:table-cell>
          <table:table-cell table:style-name="ce32" table:formula="of:=[.L59]/[.$L$87]" office:value-type="percentage" office:value="0.0114242728889701" calcext:value-type="percentage">
            <text:p>1.14%</text:p>
          </table:table-cell>
          <table:table-cell table:style-name="ce44" table:formula="of:=[.K59]-[.M59]" office:value-type="percentage" office:value="0.000789741311704046" calcext:value-type="percentage">
            <text:p>0.08%</text:p>
          </table:table-cell>
          <table:table-cell table:style-name="ce46" table:formula="of:=IFERROR(VLOOKUP([.$A59];[$'0-2 AÑOS'.$A$1:.$M$1048576];13;0);0)*1" office:value-type="float" office:value="86" calcext:value-type="float">
            <text:p>86</text:p>
          </table:table-cell>
          <table:table-cell table:style-name="ce48" table:formula="of:=[.O59]/[.$O$87]*[.$P$89]" office:value-type="percentage" office:value="0.0041006834845284" calcext:value-type="percentage">
            <text:p>0.41%</text:p>
          </table:table-cell>
          <table:table-cell table:number-columns-repeated="1008"/>
        </table:table-row>
        <table:table-row table:style-name="ro2">
          <table:table-cell table:style-name="ce2" table:formula="of:=[.B60]&amp;[.D60]&amp;[.H60]" office:value-type="string" office:string-value="910078A" calcext:value-type="string">
            <text:p>910078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078A</text:p>
          </table:table-cell>
          <table:table-cell table:style-name="ce2" office:value-type="string" calcext:value-type="string">
            <text:p>090100001078A</text:p>
          </table:table-cell>
          <table:table-cell table:style-name="ce3" office:value-type="float" office:value="1147" calcext:value-type="float">
            <text:p>1,147</text:p>
          </table:table-cell>
          <table:table-cell table:style-name="ce36" table:formula="of:=[.J60]/[.$J$87]" office:value-type="percentage" office:value="0.00411317506992756" calcext:value-type="percentage">
            <text:p>0.41%</text:p>
          </table:table-cell>
          <table:table-cell table:style-name="ce11" table:formula="of:=IFERROR(VLOOKUP([.$A60];[$'0-2 AÑOS'.$A$1:.$M$1048576];10;0);0)" office:value-type="float" office:value="1113" calcext:value-type="float">
            <text:p>1113</text:p>
          </table:table-cell>
          <table:table-cell table:style-name="ce32" table:formula="of:=[.L60]/[.$L$87]" office:value-type="percentage" office:value="0.00391237406936115" calcext:value-type="percentage">
            <text:p>0.39%</text:p>
          </table:table-cell>
          <table:table-cell table:style-name="ce44" table:formula="of:=[.K60]-[.M60]" office:value-type="percentage" office:value="0.000200801000566408" calcext:value-type="percentage">
            <text:p>0.02%</text:p>
          </table:table-cell>
          <table:table-cell table:style-name="ce46" table:formula="of:=IFERROR(VLOOKUP([.$A60];[$'0-2 AÑOS'.$A$1:.$M$1048576];13;0);0)*1" office:value-type="float" office:value="26" calcext:value-type="float">
            <text:p>26</text:p>
          </table:table-cell>
          <table:table-cell table:style-name="ce48" table:formula="of:=[.O60]/[.$O$87]*[.$P$89]" office:value-type="percentage" office:value="0.00123974151857835" calcext:value-type="percentage">
            <text:p>0.12%</text:p>
          </table:table-cell>
          <table:table-cell table:number-columns-repeated="1008"/>
        </table:table-row>
        <table:table-row table:style-name="ro2">
          <table:table-cell table:style-name="ce2" table:formula="of:=[.B61]&amp;[.D61]&amp;[.H61]" office:value-type="string" office:string-value="910794" calcext:value-type="string">
            <text:p>91079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901000010794" calcext:value-type="float">
            <text:p>901000010794</text:p>
          </table:table-cell>
          <table:table-cell table:style-name="ce2" office:value-type="float" office:value="773" calcext:value-type="float">
            <text:p>773</text:p>
          </table:table-cell>
          <table:table-cell table:style-name="ce36" table:formula="of:=[.J61]/[.$J$87]" office:value-type="percentage" office:value="0.00277200028688231" calcext:value-type="percentage">
            <text:p>0.28%</text:p>
          </table:table-cell>
          <table:table-cell table:style-name="ce11" table:formula="of:=IFERROR(VLOOKUP([.$A61];[$'0-2 AÑOS'.$A$1:.$M$1048576];10;0);0)" office:value-type="float" office:value="757" calcext:value-type="float">
            <text:p>757</text:p>
          </table:table-cell>
          <table:table-cell table:style-name="ce32" table:formula="of:=[.L61]/[.$L$87]" office:value-type="percentage" office:value="0.00266097679290781" calcext:value-type="percentage">
            <text:p>0.27%</text:p>
          </table:table-cell>
          <table:table-cell table:style-name="ce44" table:formula="of:=[.K61]-[.M61]" office:value-type="percentage" office:value="0.000111023493974495" calcext:value-type="percentage">
            <text:p>0.01%</text:p>
          </table:table-cell>
          <table:table-cell table:style-name="ce46" table:formula="of:=IFERROR(VLOOKUP([.$A61];[$'0-2 AÑOS'.$A$1:.$M$1048576];13;0);0)*1" office:value-type="float" office:value="13" calcext:value-type="float">
            <text:p>13</text:p>
          </table:table-cell>
          <table:table-cell table:style-name="ce48" table:formula="of:=[.O61]/[.$O$87]*[.$P$89]" office:value-type="percentage" office:value="0.000619870759289176" calcext:value-type="percentage">
            <text:p>0.06%</text:p>
          </table:table-cell>
          <table:table-cell table:number-columns-repeated="1008"/>
        </table:table-row>
        <table:table-row table:style-name="ro2">
          <table:table-cell table:style-name="ce2" table:formula="of:=[.B62]&amp;[.D62]&amp;[.H62]" office:value-type="string" office:string-value="910830" calcext:value-type="string">
            <text:p>91083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901000010830" calcext:value-type="float">
            <text:p>901000010830</text:p>
          </table:table-cell>
          <table:table-cell table:style-name="ce2" office:value-type="float" office:value="898" calcext:value-type="float">
            <text:p>898</text:p>
          </table:table-cell>
          <table:table-cell table:style-name="ce37" table:formula="of:=[.J62]/[.$J$87]" office:value-type="percentage" office:value="0.00322025389084128" calcext:value-type="percentage">
            <text:p>0.32%</text:p>
          </table:table-cell>
          <table:table-cell table:style-name="ce11" table:formula="of:=IFERROR(VLOOKUP([.$A62];[$'0-2 AÑOS'.$A$1:.$M$1048576];10;0);0)" office:value-type="float" office:value="774" calcext:value-type="float">
            <text:p>774</text:p>
          </table:table-cell>
          <table:table-cell table:style-name="ce32" table:formula="of:=[.L62]/[.$L$87]" office:value-type="percentage" office:value="0.00272073452801935" calcext:value-type="percentage">
            <text:p>0.27%</text:p>
          </table:table-cell>
          <table:table-cell table:style-name="ce44" table:formula="of:=[.K62]-[.M62]" office:value-type="percentage" office:value="0.000499519362821935" calcext:value-type="percentage">
            <text:p>0.05%</text:p>
          </table:table-cell>
          <table:table-cell table:style-name="ce46" table:formula="of:=IFERROR(VLOOKUP([.$A62];[$'0-2 AÑOS'.$A$1:.$M$1048576];13;0);0)*1" office:value-type="float" office:value="9" calcext:value-type="float">
            <text:p>9</text:p>
          </table:table-cell>
          <table:table-cell table:style-name="ce48" table:formula="of:=[.O62]/[.$O$87]*[.$P$89]" office:value-type="percentage" office:value="0.000429141294892507" calcext:value-type="percentage">
            <text:p>0.04%</text:p>
          </table:table-cell>
          <table:table-cell table:number-columns-repeated="1008"/>
        </table:table-row>
        <table:table-row table:style-name="ro2">
          <table:table-cell table:style-name="ce2" table:formula="of:=[.B63]&amp;[.D63]&amp;[.H63]" office:value-type="string" office:string-value="910845" calcext:value-type="string">
            <text:p>91084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901000010845" calcext:value-type="float">
            <text:p>901000010845</text:p>
          </table:table-cell>
          <table:table-cell table:style-name="ce3" office:value-type="float" office:value="1408" calcext:value-type="float">
            <text:p>1,408</text:p>
          </table:table-cell>
          <table:table-cell table:style-name="ce37" table:formula="of:=[.J63]/[.$J$87]" office:value-type="percentage" office:value="0.0050491285949939" calcext:value-type="percentage">
            <text:p>0.50%</text:p>
          </table:table-cell>
          <table:table-cell table:style-name="ce11" table:formula="of:=IFERROR(VLOOKUP([.$A63];[$'0-2 AÑOS'.$A$1:.$M$1048576];10;0);0)" office:value-type="float" office:value="1543" calcext:value-type="float">
            <text:p>1543</text:p>
          </table:table-cell>
          <table:table-cell table:style-name="ce32" table:formula="of:=[.L63]/[.$L$87]" office:value-type="percentage" office:value="0.00542389325159413" calcext:value-type="percentage">
            <text:p>0.54%</text:p>
          </table:table-cell>
          <table:table-cell table:style-name="ce44" table:formula="of:=[.K63]-[.M63]" office:value-type="percentage" office:value="-0.000374764656600222" calcext:value-type="percentage">
            <text:p>-0.04%</text:p>
          </table:table-cell>
          <table:table-cell table:style-name="ce46" table:formula="of:=IFERROR(VLOOKUP([.$A63];[$'0-2 AÑOS'.$A$1:.$M$1048576];13;0);0)*1" office:value-type="float" office:value="38" calcext:value-type="float">
            <text:p>38</text:p>
          </table:table-cell>
          <table:table-cell table:style-name="ce48" table:formula="of:=[.O63]/[.$O$87]*[.$P$89]" office:value-type="percentage" office:value="0.00181192991176836" calcext:value-type="percentage">
            <text:p>0.18%</text:p>
          </table:table-cell>
          <table:table-cell table:number-columns-repeated="1008"/>
        </table:table-row>
        <table:table-row table:style-name="ro2">
          <table:table-cell table:style-name="ce2" table:formula="of:=[.B64]&amp;[.D64]&amp;[.H64]" office:value-type="string" office:string-value="910864" calcext:value-type="string">
            <text:p>9108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901000010864" calcext:value-type="float">
            <text:p>901000010864</text:p>
          </table:table-cell>
          <table:table-cell table:style-name="ce3" office:value-type="float" office:value="5690" calcext:value-type="float">
            <text:p>5,690</text:p>
          </table:table-cell>
          <table:table-cell table:style-name="ce37" table:formula="of:=[.J64]/[.$J$87]" office:value-type="percentage" office:value="0.0204045040522126" calcext:value-type="percentage">
            <text:p>2.04%</text:p>
          </table:table-cell>
          <table:table-cell table:style-name="ce11" table:formula="of:=IFERROR(VLOOKUP([.$A64];[$'0-2 AÑOS'.$A$1:.$M$1048576];10;0);0)" office:value-type="float" office:value="5942" calcext:value-type="float">
            <text:p>5942</text:p>
          </table:table-cell>
          <table:table-cell table:style-name="ce32" table:formula="of:=[.L64]/[.$L$87]" office:value-type="percentage" office:value="0.0208870860019263" calcext:value-type="percentage">
            <text:p>2.09%</text:p>
          </table:table-cell>
          <table:table-cell table:style-name="ce44" table:formula="of:=[.K64]-[.M64]" office:value-type="percentage" office:value="-0.000482581949713731" calcext:value-type="percentage">
            <text:p>-0.05%</text:p>
          </table:table-cell>
          <table:table-cell table:style-name="ce46" table:formula="of:=IFERROR(VLOOKUP([.$A64];[$'0-2 AÑOS'.$A$1:.$M$1048576];13;0);0)*1" office:value-type="float" office:value="185" calcext:value-type="float">
            <text:p>185</text:p>
          </table:table-cell>
          <table:table-cell table:style-name="ce48" table:formula="of:=[.O64]/[.$O$87]*[.$P$89]" office:value-type="percentage" office:value="0.00882123772834597" calcext:value-type="percentage">
            <text:p>0.88%</text:p>
          </table:table-cell>
          <table:table-cell table:number-columns-repeated="1008"/>
        </table:table-row>
        <table:table-row table:style-name="ro2">
          <table:table-cell table:style-name="ce2" table:formula="of:=[.B65]&amp;[.D65]&amp;[.H65]" office:value-type="string" office:string-value="910898" calcext:value-type="string">
            <text:p>91089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901000010898" calcext:value-type="float">
            <text:p>901000010898</text:p>
          </table:table-cell>
          <table:table-cell table:style-name="ce3" office:value-type="float" office:value="2312" calcext:value-type="float">
            <text:p>2,312</text:p>
          </table:table-cell>
          <table:table-cell table:style-name="ce37" table:formula="of:=[.J65]/[.$J$87]" office:value-type="percentage" office:value="0.00829089865882522" calcext:value-type="percentage">
            <text:p>0.83%</text:p>
          </table:table-cell>
          <table:table-cell table:style-name="ce11" table:formula="of:=IFERROR(VLOOKUP([.$A65];[$'0-2 AÑOS'.$A$1:.$M$1048576];10;0);0)" office:value-type="float" office:value="2279" calcext:value-type="float">
            <text:p>2279</text:p>
          </table:table-cell>
          <table:table-cell table:style-name="ce32" table:formula="of:=[.L65]/[.$L$87]" office:value-type="percentage" office:value="0.00801105166583474" calcext:value-type="percentage">
            <text:p>0.80%</text:p>
          </table:table-cell>
          <table:table-cell table:style-name="ce44" table:formula="of:=[.K65]-[.M65]" office:value-type="percentage" office:value="0.000279846992990471" calcext:value-type="percentage">
            <text:p>0.03%</text:p>
          </table:table-cell>
          <table:table-cell table:style-name="ce46" table:formula="of:=IFERROR(VLOOKUP([.$A65];[$'0-2 AÑOS'.$A$1:.$M$1048576];13;0);0)*1" office:value-type="float" office:value="69" calcext:value-type="float">
            <text:p>69</text:p>
          </table:table-cell>
          <table:table-cell table:style-name="ce48" table:formula="of:=[.O65]/[.$O$87]*[.$P$89]" office:value-type="percentage" office:value="0.00329008326084255" calcext:value-type="percentage">
            <text:p>0.33%</text:p>
          </table:table-cell>
          <table:table-cell table:number-columns-repeated="1008"/>
        </table:table-row>
        <table:table-row table:style-name="ro2">
          <table:table-cell table:style-name="ce2" table:formula="of:=[.B66]&amp;[.D66]&amp;[.H66]" office:value-type="string" office:string-value="9102038" calcext:value-type="string">
            <text:p>910203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038" calcext:value-type="float">
            <text:p>2038</text:p>
          </table:table-cell>
          <table:table-cell table:style-name="ce2" office:value-type="float" office:value="901000012038" calcext:value-type="float">
            <text:p>901000012038</text:p>
          </table:table-cell>
          <table:table-cell table:style-name="ce3" office:value-type="float" office:value="3684" calcext:value-type="float">
            <text:p>3,684</text:p>
          </table:table-cell>
          <table:table-cell table:style-name="ce38" table:formula="of:=[.J66]/[.$J$87]" office:value-type="percentage" office:value="0.0132109302158789" calcext:value-type="percentage">
            <text:p>1.32%</text:p>
          </table:table-cell>
          <table:table-cell table:style-name="ce11" table:formula="of:=IFERROR(VLOOKUP([.$A66];[$'0-2 AÑOS'.$A$1:.$M$1048576];10;0);0)" office:value-type="float" office:value="4207" calcext:value-type="float">
            <text:p>4207</text:p>
          </table:table-cell>
          <table:table-cell table:style-name="ce32" table:formula="of:=[.L66]/[.$L$87]" office:value-type="percentage" office:value="0.0147882818596607" calcext:value-type="percentage">
            <text:p>1.48%</text:p>
          </table:table-cell>
          <table:table-cell table:style-name="ce44" table:formula="of:=[.K66]-[.M66]" office:value-type="percentage" office:value="-0.00157735164378178" calcext:value-type="percentage">
            <text:p>-0.16%</text:p>
          </table:table-cell>
          <table:table-cell table:style-name="ce46" table:formula="of:=IFERROR(VLOOKUP([.$A66];[$'0-2 AÑOS'.$A$1:.$M$1048576];13;0);0)*1" office:value-type="float" office:value="159" calcext:value-type="float">
            <text:p>159</text:p>
          </table:table-cell>
          <table:table-cell table:style-name="ce48" table:formula="of:=[.O66]/[.$O$87]*[.$P$89]" office:value-type="percentage" office:value="0.00758149620976761" calcext:value-type="percentage">
            <text:p>0.76%</text:p>
          </table:table-cell>
          <table:table-cell table:number-columns-repeated="1008"/>
        </table:table-row>
        <table:table-row table:style-name="ro2">
          <table:table-cell table:style-name="ce2" table:formula="of:=[.B67]&amp;[.D67]&amp;[.H67]" office:value-type="string" office:string-value="9102076" calcext:value-type="string">
            <text:p>910207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076" calcext:value-type="float">
            <text:p>2076</text:p>
          </table:table-cell>
          <table:table-cell table:style-name="ce2" office:value-type="float" office:value="901000012076" calcext:value-type="float">
            <text:p>901000012076</text:p>
          </table:table-cell>
          <table:table-cell table:style-name="ce3" office:value-type="float" office:value="2688" calcext:value-type="float">
            <text:p>2,688</text:p>
          </table:table-cell>
          <table:table-cell table:style-name="ce39" table:formula="of:=[.J67]/[.$J$87]" office:value-type="percentage" office:value="0.00963924549953382" calcext:value-type="percentage">
            <text:p>0.96%</text:p>
          </table:table-cell>
          <table:table-cell table:style-name="ce11" table:formula="of:=IFERROR(VLOOKUP([.$A67];[$'0-2 AÑOS'.$A$1:.$M$1048576];10;0);0)" office:value-type="float" office:value="3152" calcext:value-type="float">
            <text:p>3152</text:p>
          </table:table-cell>
          <table:table-cell table:style-name="ce32" table:formula="of:=[.L67]/[.$L$87]" office:value-type="percentage" office:value="0.0110797871218566" calcext:value-type="percentage">
            <text:p>1.11%</text:p>
          </table:table-cell>
          <table:table-cell table:style-name="ce44" table:formula="of:=[.K67]-[.M67]" office:value-type="percentage" office:value="-0.00144054162232275" calcext:value-type="percentage">
            <text:p>-0.14%</text:p>
          </table:table-cell>
          <table:table-cell table:style-name="ce46" table:formula="of:=IFERROR(VLOOKUP([.$A67];[$'0-2 AÑOS'.$A$1:.$M$1048576];13;0);0)*1" office:value-type="float" office:value="93" calcext:value-type="float">
            <text:p>93</text:p>
          </table:table-cell>
          <table:table-cell table:style-name="ce48" table:formula="of:=[.O67]/[.$O$87]*[.$P$89]" office:value-type="percentage" office:value="0.00443446004722257" calcext:value-type="percentage">
            <text:p>0.44%</text:p>
          </table:table-cell>
          <table:table-cell table:number-columns-repeated="1008"/>
        </table:table-row>
        <table:table-row table:style-name="ro2">
          <table:table-cell table:style-name="ce2" table:formula="of:=[.B68]&amp;[.D68]&amp;[.H68]" office:value-type="string" office:string-value="9102080" calcext:value-type="string">
            <text:p>91020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080" calcext:value-type="float">
            <text:p>2080</text:p>
          </table:table-cell>
          <table:table-cell table:style-name="ce2" office:value-type="float" office:value="901000012080" calcext:value-type="float">
            <text:p>901000012080</text:p>
          </table:table-cell>
          <table:table-cell table:style-name="ce3" office:value-type="float" office:value="2599" calcext:value-type="float">
            <text:p>2,599</text:p>
          </table:table-cell>
          <table:table-cell table:style-name="ce39" table:formula="of:=[.J68]/[.$J$87]" office:value-type="percentage" office:value="0.00932008893351502" calcext:value-type="percentage">
            <text:p>0.93%</text:p>
          </table:table-cell>
          <table:table-cell table:style-name="ce11" table:formula="of:=IFERROR(VLOOKUP([.$A68];[$'0-2 AÑOS'.$A$1:.$M$1048576];10;0);0)" office:value-type="float" office:value="2501" calcext:value-type="float">
            <text:p>2501</text:p>
          </table:table-cell>
          <table:table-cell table:style-name="ce32" table:formula="of:=[.L68]/[.$L$87]" office:value-type="percentage" office:value="0.00879141738317363" calcext:value-type="percentage">
            <text:p>0.88%</text:p>
          </table:table-cell>
          <table:table-cell table:style-name="ce44" table:formula="of:=[.K68]-[.M68]" office:value-type="percentage" office:value="0.000528671550341397" calcext:value-type="percentage">
            <text:p>0.05%</text:p>
          </table:table-cell>
          <table:table-cell table:style-name="ce46" table:formula="of:=IFERROR(VLOOKUP([.$A68];[$'0-2 AÑOS'.$A$1:.$M$1048576];13;0);0)*1" office:value-type="float" office:value="66" calcext:value-type="float">
            <text:p>66</text:p>
          </table:table-cell>
          <table:table-cell table:style-name="ce48" table:formula="of:=[.O68]/[.$O$87]*[.$P$89]" office:value-type="percentage" office:value="0.00314703616254505" calcext:value-type="percentage">
            <text:p>0.31%</text:p>
          </table:table-cell>
          <table:table-cell table:number-columns-repeated="1008"/>
        </table:table-row>
        <table:table-row table:style-name="ro2">
          <table:table-cell table:style-name="ce2" table:formula="of:=[.B69]&amp;[.D69]&amp;[.H69]" office:value-type="string" office:string-value="9102131" calcext:value-type="string">
            <text:p>910213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131" calcext:value-type="float">
            <text:p>2131</text:p>
          </table:table-cell>
          <table:table-cell table:style-name="ce2" office:value-type="float" office:value="901000012131" calcext:value-type="float">
            <text:p>901000012131</text:p>
          </table:table-cell>
          <table:table-cell table:style-name="ce3" office:value-type="float" office:value="1847" calcext:value-type="float">
            <text:p>1,847</text:p>
          </table:table-cell>
          <table:table-cell table:style-name="ce40" table:formula="of:=[.J69]/[.$J$87]" office:value-type="percentage" office:value="0.00662339525209783" calcext:value-type="percentage">
            <text:p>0.66%</text:p>
          </table:table-cell>
          <table:table-cell table:style-name="ce11" table:formula="of:=IFERROR(VLOOKUP([.$A69];[$'0-2 AÑOS'.$A$1:.$M$1048576];10;0);0)" office:value-type="float" office:value="1859" calcext:value-type="float">
            <text:p>1859</text:p>
          </table:table-cell>
          <table:table-cell table:style-name="ce32" table:formula="of:=[.L69]/[.$L$87]" office:value-type="percentage" office:value="0.00653468409249091" calcext:value-type="percentage">
            <text:p>0.65%</text:p>
          </table:table-cell>
          <table:table-cell table:style-name="ce44" table:formula="of:=[.K69]-[.M69]" office:value-type="percentage" office:value="0.0000887111596069136" calcext:value-type="percentage">
            <text:p>0.01%</text:p>
          </table:table-cell>
          <table:table-cell table:style-name="ce46" table:formula="of:=IFERROR(VLOOKUP([.$A69];[$'0-2 AÑOS'.$A$1:.$M$1048576];13;0);0)*1" office:value-type="float" office:value="43" calcext:value-type="float">
            <text:p>43</text:p>
          </table:table-cell>
          <table:table-cell table:style-name="ce48" table:formula="of:=[.O69]/[.$O$87]*[.$P$89]" office:value-type="percentage" office:value="0.0020503417422642" calcext:value-type="percentage">
            <text:p>0.21%</text:p>
          </table:table-cell>
          <table:table-cell table:number-columns-repeated="1008"/>
        </table:table-row>
        <table:table-row table:style-name="ro2">
          <table:table-cell table:style-name="ce2" table:formula="of:=[.B70]&amp;[.D70]&amp;[.H70]" office:value-type="string" office:string-value="9102146" calcext:value-type="string">
            <text:p>910214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146" calcext:value-type="float">
            <text:p>2146</text:p>
          </table:table-cell>
          <table:table-cell table:style-name="ce2" office:value-type="float" office:value="901000012146" calcext:value-type="float">
            <text:p>901000012146</text:p>
          </table:table-cell>
          <table:table-cell table:style-name="ce3" office:value-type="float" office:value="2652" calcext:value-type="float">
            <text:p>2,652</text:p>
          </table:table-cell>
          <table:table-cell table:style-name="ce40" table:formula="of:=[.J70]/[.$J$87]" office:value-type="percentage" office:value="0.00951014846159363" calcext:value-type="percentage">
            <text:p>0.95%</text:p>
          </table:table-cell>
          <table:table-cell table:style-name="ce11" table:formula="of:=IFERROR(VLOOKUP([.$A70];[$'0-2 AÑOS'.$A$1:.$M$1048576];10;0);0)" office:value-type="float" office:value="2832" calcext:value-type="float">
            <text:p>2832</text:p>
          </table:table-cell>
          <table:table-cell table:style-name="ce32" table:formula="of:=[.L70]/[.$L$87]" office:value-type="percentage" office:value="0.00995493563740412" calcext:value-type="percentage">
            <text:p>1.00%</text:p>
          </table:table-cell>
          <table:table-cell table:style-name="ce44" table:formula="of:=[.K70]-[.M70]" office:value-type="percentage" office:value="-0.000444787175810493" calcext:value-type="percentage">
            <text:p>-0.04%</text:p>
          </table:table-cell>
          <table:table-cell table:style-name="ce46" table:formula="of:=IFERROR(VLOOKUP([.$A70];[$'0-2 AÑOS'.$A$1:.$M$1048576];13;0);0)*1" office:value-type="float" office:value="78" calcext:value-type="float">
            <text:p>78</text:p>
          </table:table-cell>
          <table:table-cell table:style-name="ce48" table:formula="of:=[.O70]/[.$O$87]*[.$P$89]" office:value-type="percentage" office:value="0.00371922455573506" calcext:value-type="percentage">
            <text:p>0.37%</text:p>
          </table:table-cell>
          <table:table-cell table:number-columns-repeated="1008"/>
        </table:table-row>
        <table:table-row table:style-name="ro2">
          <table:table-cell table:style-name="ce2" table:formula="of:=[.B71]&amp;[.D71]&amp;[.H71]" office:value-type="string" office:string-value="9102201" calcext:value-type="string">
            <text:p>910220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901000012201" calcext:value-type="float">
            <text:p>901000012201</text:p>
          </table:table-cell>
          <table:table-cell table:style-name="ce3" office:value-type="float" office:value="2830" calcext:value-type="float">
            <text:p>2,830</text:p>
          </table:table-cell>
          <table:table-cell table:style-name="ce41" table:formula="of:=[.J71]/[.$J$87]" office:value-type="percentage" office:value="0.0101484615936312" calcext:value-type="percentage">
            <text:p>1.01%</text:p>
          </table:table-cell>
          <table:table-cell table:style-name="ce11" table:formula="of:=IFERROR(VLOOKUP([.$A71];[$'0-2 AÑOS'.$A$1:.$M$1048576];10;0);0)" office:value-type="float" office:value="3148" calcext:value-type="float">
            <text:p>3148</text:p>
          </table:table-cell>
          <table:table-cell table:style-name="ce32" table:formula="of:=[.L71]/[.$L$87]" office:value-type="percentage" office:value="0.0110657264783009" calcext:value-type="percentage">
            <text:p>1.11%</text:p>
          </table:table-cell>
          <table:table-cell table:style-name="ce44" table:formula="of:=[.K71]-[.M71]" office:value-type="percentage" office:value="-0.0009172648846697" calcext:value-type="percentage">
            <text:p>-0.09%</text:p>
          </table:table-cell>
          <table:table-cell table:style-name="ce46" table:formula="of:=IFERROR(VLOOKUP([.$A71];[$'0-2 AÑOS'.$A$1:.$M$1048576];13;0);0)*1" office:value-type="float" office:value="86" calcext:value-type="float">
            <text:p>86</text:p>
          </table:table-cell>
          <table:table-cell table:style-name="ce48" table:formula="of:=[.O71]/[.$O$87]*[.$P$89]" office:value-type="percentage" office:value="0.0041006834845284" calcext:value-type="percentage">
            <text:p>0.41%</text:p>
          </table:table-cell>
          <table:table-cell table:number-columns-repeated="1008"/>
        </table:table-row>
        <table:table-row table:style-name="ro2">
          <table:table-cell table:style-name="ce2" table:formula="of:=[.B72]&amp;[.D72]&amp;[.H72]" office:value-type="string" office:string-value="9102216" calcext:value-type="string">
            <text:p>91022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float" office:value="901000012216" calcext:value-type="float">
            <text:p>901000012216</text:p>
          </table:table-cell>
          <table:table-cell table:style-name="ce3" office:value-type="float" office:value="3253" calcext:value-type="float">
            <text:p>3,253</text:p>
          </table:table-cell>
          <table:table-cell table:style-name="ce41" table:formula="of:=[.J72]/[.$J$87]" office:value-type="percentage" office:value="0.0116653517894284" calcext:value-type="percentage">
            <text:p>1.17%</text:p>
          </table:table-cell>
          <table:table-cell table:style-name="ce11" table:formula="of:=IFERROR(VLOOKUP([.$A72];[$'0-2 AÑOS'.$A$1:.$M$1048576];10;0);0)" office:value-type="float" office:value="4171" calcext:value-type="float">
            <text:p>4171</text:p>
          </table:table-cell>
          <table:table-cell table:style-name="ce32" table:formula="of:=[.L72]/[.$L$87]" office:value-type="percentage" office:value="0.0146617360676598" calcext:value-type="percentage">
            <text:p>1.47%</text:p>
          </table:table-cell>
          <table:table-cell table:style-name="ce44" table:formula="of:=[.K72]-[.M72]" office:value-type="percentage" office:value="-0.00299638427823143" calcext:value-type="percentage">
            <text:p>-0.30%</text:p>
          </table:table-cell>
          <table:table-cell table:style-name="ce46" table:formula="of:=IFERROR(VLOOKUP([.$A72];[$'0-2 AÑOS'.$A$1:.$M$1048576];13;0);0)*1" office:value-type="float" office:value="166" calcext:value-type="float">
            <text:p>166</text:p>
          </table:table-cell>
          <table:table-cell table:style-name="ce48" table:formula="of:=[.O72]/[.$O$87]*[.$P$89]" office:value-type="percentage" office:value="0.00791527277246179" calcext:value-type="percentage">
            <text:p>0.79%</text:p>
          </table:table-cell>
          <table:table-cell table:number-columns-repeated="1008"/>
        </table:table-row>
        <table:table-row table:style-name="ro2">
          <table:table-cell table:style-name="ce2" table:formula="of:=[.B73]&amp;[.D73]&amp;[.H73]" office:value-type="string" office:string-value="9102235" calcext:value-type="string">
            <text:p>910223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901000012235" calcext:value-type="float">
            <text:p>901000012235</text:p>
          </table:table-cell>
          <table:table-cell table:style-name="ce3" office:value-type="float" office:value="4172" calcext:value-type="float">
            <text:p>4,172</text:p>
          </table:table-cell>
          <table:table-cell table:style-name="ce42" table:formula="of:=[.J73]/[.$J$87]" office:value-type="percentage" office:value="0.0149609122857348" calcext:value-type="percentage">
            <text:p>1.50%</text:p>
          </table:table-cell>
          <table:table-cell table:style-name="ce11" table:formula="of:=IFERROR(VLOOKUP([.$A73];[$'0-2 AÑOS'.$A$1:.$M$1048576];10;0);0)" office:value-type="float" office:value="2796" calcext:value-type="float">
            <text:p>2796</text:p>
          </table:table-cell>
          <table:table-cell table:style-name="ce32" table:formula="of:=[.L73]/[.$L$87]" office:value-type="percentage" office:value="0.00982838984540322" calcext:value-type="percentage">
            <text:p>0.98%</text:p>
          </table:table-cell>
          <table:table-cell table:style-name="ce44" table:formula="of:=[.K73]-[.M73]" office:value-type="percentage" office:value="0.00513252244033155" calcext:value-type="percentage">
            <text:p>0.51%</text:p>
          </table:table-cell>
          <table:table-cell table:style-name="ce46" table:formula="of:=IFERROR(VLOOKUP([.$A73];[$'0-2 AÑOS'.$A$1:.$M$1048576];13;0);0)*1" office:value-type="float" office:value="89" calcext:value-type="float">
            <text:p>89</text:p>
          </table:table-cell>
          <table:table-cell table:style-name="ce48" table:formula="of:=[.O73]/[.$O$87]*[.$P$89]" office:value-type="percentage" office:value="0.0042437305828259" calcext:value-type="percentage">
            <text:p>0.42%</text:p>
          </table:table-cell>
          <table:table-cell table:number-columns-repeated="1008"/>
        </table:table-row>
        <table:table-row table:style-name="ro2">
          <table:table-cell table:style-name="ce2" table:formula="of:=[.B74]&amp;[.D74]&amp;[.H74]" office:value-type="string" office:string-value="9102269" calcext:value-type="string">
            <text:p>910226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69" calcext:value-type="float">
            <text:p>2269</text:p>
          </table:table-cell>
          <table:table-cell table:style-name="ce2" office:value-type="float" office:value="901000012269" calcext:value-type="float">
            <text:p>901000012269</text:p>
          </table:table-cell>
          <table:table-cell table:style-name="ce3" office:value-type="float" office:value="1758" calcext:value-type="float">
            <text:p>1,758</text:p>
          </table:table-cell>
          <table:table-cell table:style-name="ce43" table:formula="of:=[.J74]/[.$J$87]" office:value-type="percentage" office:value="0.00630423868607904" calcext:value-type="percentage">
            <text:p>0.63%</text:p>
          </table:table-cell>
          <table:table-cell table:style-name="ce11" table:formula="of:=IFERROR(VLOOKUP([.$A74];[$'0-2 AÑOS'.$A$1:.$M$1048576];10;0);0)" office:value-type="float" office:value="1809" calcext:value-type="float">
            <text:p>1809</text:p>
          </table:table-cell>
          <table:table-cell table:style-name="ce32" table:formula="of:=[.L74]/[.$L$87]" office:value-type="percentage" office:value="0.00635892604804522" calcext:value-type="percentage">
            <text:p>0.64%</text:p>
          </table:table-cell>
          <table:table-cell table:style-name="ce44" table:formula="of:=[.K74]-[.M74]" office:value-type="percentage" office:value="-0.000054687361966183" calcext:value-type="percentage">
            <text:p>-0.01%</text:p>
          </table:table-cell>
          <table:table-cell table:style-name="ce46" table:formula="of:=IFERROR(VLOOKUP([.$A74];[$'0-2 AÑOS'.$A$1:.$M$1048576];13;0);0)*1" office:value-type="float" office:value="54" calcext:value-type="float">
            <text:p>54</text:p>
          </table:table-cell>
          <table:table-cell table:style-name="ce48" table:formula="of:=[.O74]/[.$O$87]*[.$P$89]" office:value-type="percentage" office:value="0.00257484776935504" calcext:value-type="percentage">
            <text:p>0.26%</text:p>
          </table:table-cell>
          <table:table-cell table:number-columns-repeated="1008"/>
        </table:table-row>
        <table:table-row table:style-name="ro2">
          <table:table-cell table:style-name="ce2" table:formula="of:=[.B75]&amp;[.D75]&amp;[.H75]" office:value-type="string" office:string-value="9102273" calcext:value-type="string">
            <text:p>91022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73" calcext:value-type="float">
            <text:p>2273</text:p>
          </table:table-cell>
          <table:table-cell table:style-name="ce2" office:value-type="float" office:value="901000012273" calcext:value-type="float">
            <text:p>901000012273</text:p>
          </table:table-cell>
          <table:table-cell table:style-name="ce2" office:value-type="float" office:value="52" calcext:value-type="float">
            <text:p>52</text:p>
          </table:table-cell>
          <table:table-cell table:style-name="ce43" table:formula="of:=[.J75]/[.$J$87]" office:value-type="percentage" office:value="0.000186473499246934" calcext:value-type="percentage">
            <text:p>0.02%</text:p>
          </table:table-cell>
          <table:table-cell table:style-name="ce11" table:formula="of:=IFERROR(VLOOKUP([.$A75];[$'0-2 AÑOS'.$A$1:.$M$1048576];10;0);0)" office:value-type="float" office:value="80" calcext:value-type="float">
            <text:p>80</text:p>
          </table:table-cell>
          <table:table-cell table:style-name="ce32" table:formula="of:=[.L75]/[.$L$87]" office:value-type="percentage" office:value="0.000281212871113111" calcext:value-type="percentage">
            <text:p>0.03%</text:p>
          </table:table-cell>
          <table:table-cell table:style-name="ce44" table:formula="of:=[.K75]-[.M75]" office:value-type="percentage" office:value="-0.0000947393718661769" calcext:value-type="percentage">
            <text:p>-0.01%</text:p>
          </table:table-cell>
          <table:table-cell table:style-name="ce46" table:formula="of:=IFERROR(VLOOKUP([.$A75];[$'0-2 AÑOS'.$A$1:.$M$1048576];13;0);0)*1" office:value-type="float" office:value="0" calcext:value-type="float">
            <text:p>0</text:p>
          </table:table-cell>
          <table:table-cell table:style-name="ce48" table:formula="of:=[.O75]/[.$O$87]*[.$P$89]" office:value-type="percentage" office:value="0" calcext:value-type="percentage">
            <text:p>0.00%</text:p>
          </table:table-cell>
          <table:table-cell table:number-columns-repeated="1008"/>
        </table:table-row>
        <table:table-row table:style-name="ro2">
          <table:table-cell table:style-name="ce2" table:formula="of:=[.B76]&amp;[.D76]&amp;[.H76]" office:value-type="string" office:string-value="9102288" calcext:value-type="string">
            <text:p>91022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88" calcext:value-type="float">
            <text:p>2288</text:p>
          </table:table-cell>
          <table:table-cell table:style-name="ce2" office:value-type="float" office:value="901000012288" calcext:value-type="float">
            <text:p>901000012288</text:p>
          </table:table-cell>
          <table:table-cell table:style-name="ce3" office:value-type="float" office:value="5792" calcext:value-type="float">
            <text:p>5,792</text:p>
          </table:table-cell>
          <table:table-cell table:style-name="ce43" table:formula="of:=[.J76]/[.$J$87]" office:value-type="percentage" office:value="0.0207702789930431" calcext:value-type="percentage">
            <text:p>2.08%</text:p>
          </table:table-cell>
          <table:table-cell table:style-name="ce11" table:formula="of:=IFERROR(VLOOKUP([.$A76];[$'0-2 AÑOS'.$A$1:.$M$1048576];10;0);0)" office:value-type="float" office:value="5792" calcext:value-type="float">
            <text:p>5792</text:p>
          </table:table-cell>
          <table:table-cell table:style-name="ce32" table:formula="of:=[.L76]/[.$L$87]" office:value-type="percentage" office:value="0.0203598118685892" calcext:value-type="percentage">
            <text:p>2.04%</text:p>
          </table:table-cell>
          <table:table-cell table:style-name="ce44" table:formula="of:=[.K76]-[.M76]" office:value-type="percentage" office:value="0.000410467124453879" calcext:value-type="percentage">
            <text:p>0.04%</text:p>
          </table:table-cell>
          <table:table-cell table:style-name="ce46" table:formula="of:=IFERROR(VLOOKUP([.$A76];[$'0-2 AÑOS'.$A$1:.$M$1048576];13;0);0)*1" office:value-type="float" office:value="147" calcext:value-type="float">
            <text:p>147</text:p>
          </table:table-cell>
          <table:table-cell table:style-name="ce48" table:formula="of:=[.O76]/[.$O$87]*[.$P$89]" office:value-type="percentage" office:value="0.00700930781657761" calcext:value-type="percentage">
            <text:p>0.70%</text:p>
          </table:table-cell>
          <table:table-cell table:number-columns-repeated="1008"/>
        </table:table-row>
        <table:table-row table:style-name="ro2">
          <table:table-cell table:style-name="ce2" table:formula="of:=[.B77]&amp;[.D77]&amp;[.H77]" office:value-type="string" office:string-value="9102292" calcext:value-type="string">
            <text:p>910229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292" calcext:value-type="float">
            <text:p>2292</text:p>
          </table:table-cell>
          <table:table-cell table:style-name="ce2" office:value-type="float" office:value="901000012292" calcext:value-type="float">
            <text:p>901000012292</text:p>
          </table:table-cell>
          <table:table-cell table:style-name="ce3" office:value-type="float" office:value="5342" calcext:value-type="float">
            <text:p>5,342</text:p>
          </table:table-cell>
          <table:table-cell table:style-name="ce43" table:formula="of:=[.J77]/[.$J$87]" office:value-type="percentage" office:value="0.0191565660187908" calcext:value-type="percentage">
            <text:p>1.92%</text:p>
          </table:table-cell>
          <table:table-cell table:style-name="ce11" table:formula="of:=IFERROR(VLOOKUP([.$A77];[$'0-2 AÑOS'.$A$1:.$M$1048576];10;0);0)" office:value-type="float" office:value="6933" calcext:value-type="float">
            <text:p>6933</text:p>
          </table:table-cell>
          <table:table-cell table:style-name="ce32" table:formula="of:=[.L77]/[.$L$87]" office:value-type="percentage" office:value="0.02437061044284" calcext:value-type="percentage">
            <text:p>2.44%</text:p>
          </table:table-cell>
          <table:table-cell table:style-name="ce44" table:formula="of:=[.K77]-[.M77]" office:value-type="percentage" office:value="-0.00521404442404918" calcext:value-type="percentage">
            <text:p>-0.52%</text:p>
          </table:table-cell>
          <table:table-cell table:style-name="ce46" table:formula="of:=IFERROR(VLOOKUP([.$A77];[$'0-2 AÑOS'.$A$1:.$M$1048576];13;0);0)*1" office:value-type="float" office:value="215" calcext:value-type="float">
            <text:p>215</text:p>
          </table:table-cell>
          <table:table-cell table:style-name="ce48" table:formula="of:=[.O77]/[.$O$87]*[.$P$89]" office:value-type="percentage" office:value="0.010251708711321" calcext:value-type="percentage">
            <text:p>1.03%</text:p>
          </table:table-cell>
          <table:table-cell table:number-columns-repeated="1008"/>
        </table:table-row>
        <table:table-row table:style-name="ro2">
          <table:table-cell table:style-name="ce2" table:formula="of:=[.B78]&amp;[.D78]&amp;[.H78]" office:value-type="string" office:string-value="9102305" calcext:value-type="string">
            <text:p>910230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05" calcext:value-type="float">
            <text:p>2305</text:p>
          </table:table-cell>
          <table:table-cell table:style-name="ce2" office:value-type="float" office:value="901000012305" calcext:value-type="float">
            <text:p>901000012305</text:p>
          </table:table-cell>
          <table:table-cell table:style-name="ce3" office:value-type="float" office:value="3566" calcext:value-type="float">
            <text:p>3,566</text:p>
          </table:table-cell>
          <table:table-cell table:style-name="ce43" table:formula="of:=[.J78]/[.$J$87]" office:value-type="percentage" office:value="0.0127877788137417" calcext:value-type="percentage">
            <text:p>1.28%</text:p>
          </table:table-cell>
          <table:table-cell table:style-name="ce11" table:formula="of:=IFERROR(VLOOKUP([.$A78];[$'0-2 AÑOS'.$A$1:.$M$1048576];10;0);0)" office:value-type="float" office:value="4002" calcext:value-type="float">
            <text:p>4002</text:p>
          </table:table-cell>
          <table:table-cell table:style-name="ce32" table:formula="of:=[.L78]/[.$L$87]" office:value-type="percentage" office:value="0.0140676738774334" calcext:value-type="percentage">
            <text:p>1.41%</text:p>
          </table:table-cell>
          <table:table-cell table:style-name="ce44" table:formula="of:=[.K78]-[.M78]" office:value-type="percentage" office:value="-0.00127989506369171" calcext:value-type="percentage">
            <text:p>-0.13%</text:p>
          </table:table-cell>
          <table:table-cell table:style-name="ce46" table:formula="of:=IFERROR(VLOOKUP([.$A78];[$'0-2 AÑOS'.$A$1:.$M$1048576];13;0);0)*1" office:value-type="float" office:value="164" calcext:value-type="float">
            <text:p>164</text:p>
          </table:table-cell>
          <table:table-cell table:style-name="ce48" table:formula="of:=[.O78]/[.$O$87]*[.$P$89]" office:value-type="percentage" office:value="0.00781990804026345" calcext:value-type="percentage">
            <text:p>0.78%</text:p>
          </table:table-cell>
          <table:table-cell table:number-columns-repeated="1008"/>
        </table:table-row>
        <table:table-row table:style-name="ro2">
          <table:table-cell table:style-name="ce2" table:formula="of:=[.B79]&amp;[.D79]&amp;[.H79]" office:value-type="string" office:string-value="910231A" calcext:value-type="string">
            <text:p>910231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string" calcext:value-type="string">
            <text:p>231A</text:p>
          </table:table-cell>
          <table:table-cell table:style-name="ce2" office:value-type="string" calcext:value-type="string">
            <text:p>090100001231A</text:p>
          </table:table-cell>
          <table:table-cell table:style-name="ce3" office:value-type="float" office:value="2784" calcext:value-type="float">
            <text:p>2,784</text:p>
          </table:table-cell>
          <table:table-cell table:style-name="ce43" table:formula="of:=[.J79]/[.$J$87]" office:value-type="percentage" office:value="0.00998350426737431" calcext:value-type="percentage">
            <text:p>1.00%</text:p>
          </table:table-cell>
          <table:table-cell table:style-name="ce11" table:formula="of:=IFERROR(VLOOKUP([.$A79];[$'0-2 AÑOS'.$A$1:.$M$1048576];10;0);0)" office:value-type="float" office:value="2927" calcext:value-type="float">
            <text:p>2927</text:p>
          </table:table-cell>
          <table:table-cell table:style-name="ce32" table:formula="of:=[.L79]/[.$L$87]" office:value-type="percentage" office:value="0.0102888759218509" calcext:value-type="percentage">
            <text:p>1.03%</text:p>
          </table:table-cell>
          <table:table-cell table:style-name="ce44" table:formula="of:=[.K79]-[.M79]" office:value-type="percentage" office:value="-0.000305371654476635" calcext:value-type="percentage">
            <text:p>-0.03%</text:p>
          </table:table-cell>
          <table:table-cell table:style-name="ce46" table:formula="of:=IFERROR(VLOOKUP([.$A79];[$'0-2 AÑOS'.$A$1:.$M$1048576];13;0);0)*1" office:value-type="float" office:value="91" calcext:value-type="float">
            <text:p>91</text:p>
          </table:table-cell>
          <table:table-cell table:style-name="ce48" table:formula="of:=[.O79]/[.$O$87]*[.$P$89]" office:value-type="percentage" office:value="0.00433909531502423" calcext:value-type="percentage">
            <text:p>0.43%</text:p>
          </table:table-cell>
          <table:table-cell table:number-columns-repeated="1008"/>
        </table:table-row>
        <table:table-row table:style-name="ro2">
          <table:table-cell table:style-name="ce2" table:formula="of:=[.B80]&amp;[.D80]&amp;[.H80]" office:value-type="string" office:string-value="9102324" calcext:value-type="string">
            <text:p>91023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24" calcext:value-type="float">
            <text:p>2324</text:p>
          </table:table-cell>
          <table:table-cell table:style-name="ce2" office:value-type="float" office:value="901000012324" calcext:value-type="float">
            <text:p>901000012324</text:p>
          </table:table-cell>
          <table:table-cell table:style-name="ce3" office:value-type="float" office:value="2789" calcext:value-type="float">
            <text:p>2,789</text:p>
          </table:table-cell>
          <table:table-cell table:style-name="ce43" table:formula="of:=[.J80]/[.$J$87]" office:value-type="percentage" office:value="0.0100014344115327" calcext:value-type="percentage">
            <text:p>1.00%</text:p>
          </table:table-cell>
          <table:table-cell table:style-name="ce11" table:formula="of:=IFERROR(VLOOKUP([.$A80];[$'0-2 AÑOS'.$A$1:.$M$1048576];10;0);0)" office:value-type="float" office:value="2742" calcext:value-type="float">
            <text:p>2742</text:p>
          </table:table-cell>
          <table:table-cell table:style-name="ce32" table:formula="of:=[.L80]/[.$L$87]" office:value-type="percentage" office:value="0.00963857115740188" calcext:value-type="percentage">
            <text:p>0.96%</text:p>
          </table:table-cell>
          <table:table-cell table:style-name="ce44" table:formula="of:=[.K80]-[.M80]" office:value-type="percentage" office:value="0.000362863254130794" calcext:value-type="percentage">
            <text:p>0.04%</text:p>
          </table:table-cell>
          <table:table-cell table:style-name="ce46" table:formula="of:=IFERROR(VLOOKUP([.$A80];[$'0-2 AÑOS'.$A$1:.$M$1048576];13;0);0)*1" office:value-type="float" office:value="107" calcext:value-type="float">
            <text:p>107</text:p>
          </table:table-cell>
          <table:table-cell table:style-name="ce48" table:formula="of:=[.O80]/[.$O$87]*[.$P$89]" office:value-type="percentage" office:value="0.00510201317261091" calcext:value-type="percentage">
            <text:p>0.51%</text:p>
          </table:table-cell>
          <table:table-cell table:number-columns-repeated="1008"/>
        </table:table-row>
        <table:table-row table:style-name="ro2">
          <table:table-cell table:style-name="ce2" table:formula="of:=[.B81]&amp;[.D81]&amp;[.H81]" office:value-type="string" office:string-value="9102339" calcext:value-type="string">
            <text:p>91023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39" calcext:value-type="float">
            <text:p>2339</text:p>
          </table:table-cell>
          <table:table-cell table:style-name="ce2" office:value-type="float" office:value="901000012339" calcext:value-type="float">
            <text:p>901000012339</text:p>
          </table:table-cell>
          <table:table-cell table:style-name="ce3" office:value-type="float" office:value="2303" calcext:value-type="float">
            <text:p>2,303</text:p>
          </table:table-cell>
          <table:table-cell table:style-name="ce43" table:formula="of:=[.J81]/[.$J$87]" office:value-type="percentage" office:value="0.00825862439934017" calcext:value-type="percentage">
            <text:p>0.83%</text:p>
          </table:table-cell>
          <table:table-cell table:style-name="ce11" table:formula="of:=IFERROR(VLOOKUP([.$A81];[$'0-2 AÑOS'.$A$1:.$M$1048576];10;0);0)" office:value-type="float" office:value="3534" calcext:value-type="float">
            <text:p>3534</text:p>
          </table:table-cell>
          <table:table-cell table:style-name="ce32" table:formula="of:=[.L81]/[.$L$87]" office:value-type="percentage" office:value="0.0124225785814217" calcext:value-type="percentage">
            <text:p>1.24%</text:p>
          </table:table-cell>
          <table:table-cell table:style-name="ce44" table:formula="of:=[.K81]-[.M81]" office:value-type="percentage" office:value="-0.0041639541820815" calcext:value-type="percentage">
            <text:p>-0.42%</text:p>
          </table:table-cell>
          <table:table-cell table:style-name="ce46" table:formula="of:=IFERROR(VLOOKUP([.$A81];[$'0-2 AÑOS'.$A$1:.$M$1048576];13;0);0)*1" office:value-type="float" office:value="101" calcext:value-type="float">
            <text:p>101</text:p>
          </table:table-cell>
          <table:table-cell table:style-name="ce48" table:formula="of:=[.O81]/[.$O$87]*[.$P$89]" office:value-type="percentage" office:value="0.00481591897601591" calcext:value-type="percentage">
            <text:p>0.48%</text:p>
          </table:table-cell>
          <table:table-cell table:number-columns-repeated="1008"/>
        </table:table-row>
        <table:table-row table:style-name="ro2">
          <table:table-cell table:style-name="ce2" table:formula="of:=[.B82]&amp;[.D82]&amp;[.H82]" office:value-type="string" office:string-value="9102343" calcext:value-type="string">
            <text:p>910234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float" office:value="901000012343" calcext:value-type="float">
            <text:p>901000012343</text:p>
          </table:table-cell>
          <table:table-cell table:style-name="ce3" office:value-type="float" office:value="5393" calcext:value-type="float">
            <text:p>5,393</text:p>
          </table:table-cell>
          <table:table-cell table:style-name="ce43" table:formula="of:=[.J82]/[.$J$87]" office:value-type="percentage" office:value="0.0193394534892061" calcext:value-type="percentage">
            <text:p>1.93%</text:p>
          </table:table-cell>
          <table:table-cell table:style-name="ce11" table:formula="of:=IFERROR(VLOOKUP([.$A82];[$'0-2 AÑOS'.$A$1:.$M$1048576];10;0);0)" office:value-type="float" office:value="4863" calcext:value-type="float">
            <text:p>4863</text:p>
          </table:table-cell>
          <table:table-cell table:style-name="ce32" table:formula="of:=[.L82]/[.$L$87]" office:value-type="percentage" office:value="0.0170942274027882" calcext:value-type="percentage">
            <text:p>1.71%</text:p>
          </table:table-cell>
          <table:table-cell table:style-name="ce44" table:formula="of:=[.K82]-[.M82]" office:value-type="percentage" office:value="0.00224522608641783" calcext:value-type="percentage">
            <text:p>0.22%</text:p>
          </table:table-cell>
          <table:table-cell table:style-name="ce46" table:formula="of:=IFERROR(VLOOKUP([.$A82];[$'0-2 AÑOS'.$A$1:.$M$1048576];13;0);0)*1" office:value-type="float" office:value="175" calcext:value-type="float">
            <text:p>175</text:p>
          </table:table-cell>
          <table:table-cell table:style-name="ce48" table:formula="of:=[.O82]/[.$O$87]*[.$P$89]" office:value-type="percentage" office:value="0.00834441406735429" calcext:value-type="percentage">
            <text:p>0.83%</text:p>
          </table:table-cell>
          <table:table-cell table:number-columns-repeated="1008"/>
        </table:table-row>
        <table:table-row table:style-name="ro2">
          <table:table-cell table:style-name="ce2" table:formula="of:=[.B83]&amp;[.D83]&amp;[.H83]" office:value-type="string" office:string-value="9102358" calcext:value-type="string">
            <text:p>910235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58" calcext:value-type="float">
            <text:p>2358</text:p>
          </table:table-cell>
          <table:table-cell table:style-name="ce2" office:value-type="float" office:value="901000012358" calcext:value-type="float">
            <text:p>901000012358</text:p>
          </table:table-cell>
          <table:table-cell table:style-name="ce3" office:value-type="float" office:value="2250" calcext:value-type="float">
            <text:p>2,250</text:p>
          </table:table-cell>
          <table:table-cell table:style-name="ce43" table:formula="of:=[.J83]/[.$J$87]" office:value-type="percentage" office:value="0.00806856487126156" calcext:value-type="percentage">
            <text:p>0.81%</text:p>
          </table:table-cell>
          <table:table-cell table:style-name="ce11" table:formula="of:=IFERROR(VLOOKUP([.$A83];[$'0-2 AÑOS'.$A$1:.$M$1048576];10;0);0)" office:value-type="float" office:value="3083" calcext:value-type="float">
            <text:p>3083</text:p>
          </table:table-cell>
          <table:table-cell table:style-name="ce32" table:formula="of:=[.L83]/[.$L$87]" office:value-type="percentage" office:value="0.0108372410205215" calcext:value-type="percentage">
            <text:p>1.08%</text:p>
          </table:table-cell>
          <table:table-cell table:style-name="ce44" table:formula="of:=[.K83]-[.M83]" office:value-type="percentage" office:value="-0.00276867614925994" calcext:value-type="percentage">
            <text:p>-0.28%</text:p>
          </table:table-cell>
          <table:table-cell table:style-name="ce46" table:formula="of:=IFERROR(VLOOKUP([.$A83];[$'0-2 AÑOS'.$A$1:.$M$1048576];13;0);0)*1" office:value-type="float" office:value="100" calcext:value-type="float">
            <text:p>100</text:p>
          </table:table-cell>
          <table:table-cell table:style-name="ce48" table:formula="of:=[.O83]/[.$O$87]*[.$P$89]" office:value-type="percentage" office:value="0.00476823660991674" calcext:value-type="percentage">
            <text:p>0.48%</text:p>
          </table:table-cell>
          <table:table-cell table:number-columns-repeated="1008"/>
        </table:table-row>
        <table:table-row table:style-name="ro2">
          <table:table-cell table:style-name="ce2" table:formula="of:=[.B84]&amp;[.D84]&amp;[.H84]" office:value-type="string" office:string-value="9102362" calcext:value-type="string">
            <text:p>910236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62" calcext:value-type="float">
            <text:p>2362</text:p>
          </table:table-cell>
          <table:table-cell table:style-name="ce2" office:value-type="float" office:value="901000012362" calcext:value-type="float">
            <text:p>901000012362</text:p>
          </table:table-cell>
          <table:table-cell table:style-name="ce3" office:value-type="float" office:value="2390" calcext:value-type="float">
            <text:p>2,390</text:p>
          </table:table-cell>
          <table:table-cell table:style-name="ce43" table:formula="of:=[.J84]/[.$J$87]" office:value-type="percentage" office:value="0.00857060890769562" calcext:value-type="percentage">
            <text:p>0.86%</text:p>
          </table:table-cell>
          <table:table-cell table:style-name="ce11" table:formula="of:=IFERROR(VLOOKUP([.$A84];[$'0-2 AÑOS'.$A$1:.$M$1048576];10;0);0)" office:value-type="float" office:value="2279" calcext:value-type="float">
            <text:p>2279</text:p>
          </table:table-cell>
          <table:table-cell table:style-name="ce32" table:formula="of:=[.L84]/[.$L$87]" office:value-type="percentage" office:value="0.00801105166583474" calcext:value-type="percentage">
            <text:p>0.80%</text:p>
          </table:table-cell>
          <table:table-cell table:style-name="ce44" table:formula="of:=[.K84]-[.M84]" office:value-type="percentage" office:value="0.000559557241860874" calcext:value-type="percentage">
            <text:p>0.06%</text:p>
          </table:table-cell>
          <table:table-cell table:style-name="ce46" table:formula="of:=IFERROR(VLOOKUP([.$A84];[$'0-2 AÑOS'.$A$1:.$M$1048576];13;0);0)*1" office:value-type="float" office:value="49" calcext:value-type="float">
            <text:p>49</text:p>
          </table:table-cell>
          <table:table-cell table:style-name="ce48" table:formula="of:=[.O84]/[.$O$87]*[.$P$89]" office:value-type="percentage" office:value="0.0023364359388592" calcext:value-type="percentage">
            <text:p>0.23%</text:p>
          </table:table-cell>
          <table:table-cell table:number-columns-repeated="1008"/>
        </table:table-row>
        <table:table-row table:style-name="ro2">
          <table:table-cell table:style-name="ce2" table:formula="of:=[.B85]&amp;[.D85]&amp;[.H85]" office:value-type="string" office:string-value="9102377" calcext:value-type="string">
            <text:p>910237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901000012377" calcext:value-type="float">
            <text:p>901000012377</text:p>
          </table:table-cell>
          <table:table-cell table:style-name="ce3" office:value-type="float" office:value="2563" calcext:value-type="float">
            <text:p>2,563</text:p>
          </table:table-cell>
          <table:table-cell table:style-name="ce43" table:formula="of:=[.J85]/[.$J$87]" office:value-type="percentage" office:value="0.00919099189557484" calcext:value-type="percentage">
            <text:p>0.92%</text:p>
          </table:table-cell>
          <table:table-cell table:style-name="ce11" table:formula="of:=IFERROR(VLOOKUP([.$A85];[$'0-2 AÑOS'.$A$1:.$M$1048576];10;0);0)" office:value-type="float" office:value="2502" calcext:value-type="float">
            <text:p>2502</text:p>
          </table:table-cell>
          <table:table-cell table:style-name="ce32" table:formula="of:=[.L85]/[.$L$87]" office:value-type="percentage" office:value="0.00879493254406254" calcext:value-type="percentage">
            <text:p>0.88%</text:p>
          </table:table-cell>
          <table:table-cell table:style-name="ce44" table:formula="of:=[.K85]-[.M85]" office:value-type="percentage" office:value="0.000396059351512299" calcext:value-type="percentage">
            <text:p>0.04%</text:p>
          </table:table-cell>
          <table:table-cell table:style-name="ce46" table:formula="of:=IFERROR(VLOOKUP([.$A85];[$'0-2 AÑOS'.$A$1:.$M$1048576];13;0);0)*1" office:value-type="float" office:value="64" calcext:value-type="float">
            <text:p>64</text:p>
          </table:table-cell>
          <table:table-cell table:style-name="ce48" table:formula="of:=[.O85]/[.$O$87]*[.$P$89]" office:value-type="percentage" office:value="0.00305167143034671" calcext:value-type="percentage">
            <text:p>0.31%</text:p>
          </table:table-cell>
          <table:table-cell table:number-columns-repeated="1008"/>
        </table:table-row>
        <table:table-row table:style-name="ro2">
          <table:table-cell table:style-name="ce2" table:formula="of:=[.B86]&amp;[.D86]&amp;[.H86]" office:value-type="string" office:string-value="9102381" calcext:value-type="string">
            <text:p>910238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901000012381" calcext:value-type="float">
            <text:p>901000012381</text:p>
          </table:table-cell>
          <table:table-cell table:style-name="ce2" office:value-type="float" office:value="61" calcext:value-type="float">
            <text:p>61</text:p>
          </table:table-cell>
          <table:table-cell table:style-name="ce43" table:formula="of:=[.J86]/[.$J$87]" office:value-type="percentage" office:value="0.00021874775873198" calcext:value-type="percentage">
            <text:p>0.02%</text:p>
          </table:table-cell>
          <table:table-cell table:style-name="ce11" table:formula="of:=IFERROR(VLOOKUP([.$A86];[$'0-2 AÑOS'.$A$1:.$M$1048576];10;0);0)" office:value-type="float" office:value="21" calcext:value-type="float">
            <text:p>21</text:p>
          </table:table-cell>
          <table:table-cell table:style-name="ce32" table:formula="of:=[.L86]/[.$L$87]" office:value-type="percentage" office:value="0.0000738183786671916" calcext:value-type="percentage">
            <text:p>0.01%</text:p>
          </table:table-cell>
          <table:table-cell table:style-name="ce44" table:formula="of:=[.K86]-[.M86]" office:value-type="percentage" office:value="0.000144929380064789" calcext:value-type="percentage">
            <text:p>0.01%</text:p>
          </table:table-cell>
          <table:table-cell table:style-name="ce46" table:formula="of:=IFERROR(VLOOKUP([.$A86];[$'0-2 AÑOS'.$A$1:.$M$1048576];13;0);0)*1" office:value-type="float" office:value="0" calcext:value-type="float">
            <text:p>0</text:p>
          </table:table-cell>
          <table:table-cell table:style-name="ce48" table:formula="of:=[.O86]/[.$O$87]*[.$P$89]" office:value-type="percentage" office:value="0" calcext:value-type="percentage">
            <text:p>0.00%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31" table:formula="of:=SUM([.J2:.J86])" office:value-type="float" office:value="278860" calcext:value-type="float">
            <text:p>278,860</text:p>
          </table:table-cell>
          <table:table-cell/>
          <table:table-cell table:style-name="ce11" table:formula="of:=SUM([.L2:.L86])" office:value-type="float" office:value="284482" calcext:value-type="float">
            <text:p>284482</text:p>
          </table:table-cell>
          <table:table-cell table:style-name="ce8" table:formula="of:=SUM([.M2:.M86])" office:value-type="percentage" office:value="1" calcext:value-type="percentage">
            <text:p>100.00%</text:p>
          </table:table-cell>
          <table:table-cell table:style-name="ce8" table:formula="of:=SUM([.N2:.N86])" office:value-type="percentage" office:value="4.68917439599981E-018" calcext:value-type="percentage">
            <text:p>0.00%</text:p>
          </table:table-cell>
          <table:table-cell table:style-name="ce11" table:formula="of:=SUM([.O2:.O86])" office:value-type="float" office:value="8047" calcext:value-type="float">
            <text:p>8047</text:p>
          </table:table-cell>
          <table:table-cell table:style-name="ce13" table:formula="of:=SUM([.P2:.P86])" office:value-type="percentage" office:value="0.3837" calcext:value-type="percentage">
            <text:p>38.37%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4"/>
          <table:table-cell table:style-name="ce47" office:value-type="string" calcext:value-type="string">
            <text:p>with data</text:p>
          </table:table-cell>
          <table:table-cell table:style-name="ce49" office:value-type="percentage" office:value="0.3837" calcext:value-type="percentage">
            <text:p>38.37%</text:p>
          </table:table-cell>
          <table:table-cell table:number-columns-repeated="1008"/>
        </table:table-row>
        <table:table-row table:style-name="ro4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main comparable'.K74:'main comparable'.K8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main comparable'.K73:'main comparable'.K73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main comparable'.K71:'main comparable'.K72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main comparable'.K69:'main comparable'.K70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main comparable'.K67:'main comparable'.K68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main comparable'.K66:'main comparable'.K6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main comparable'.K62:'main comparable'.K65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main comparable'.K60:'main comparable'.K61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main comparable'.K54:'main comparable'.K59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main comparable'.K50:'main comparable'.K53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main comparable'.K47:'main comparable'.K49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main comparable'.K2:'main comparable'.K86 'main comparable'.M2:'main comparable'.M86 'main comparable'.P2:'main comparable'.P8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main comparable'.N2:'main comparable'.N86 'main comparable'.P2:'main comparable'.P86">
            <calcext:color-scale>
              <calcext:color-scale-entry calcext:value="0" calcext:type="minimum" calcext:color="#ea9999"/>
              <calcext:color-scale-entry calcext:value="=0" calcext:type="formula" calcext:color="#ffffff"/>
              <calcext:color-scale-entry calcext:value="0" calcext:type="maximum" calcext:color="#4285f4"/>
            </calcext:color-scale>
          </calcext:conditional-format>
        </calcext:conditional-formats>
      </table:table>
      <table:table table:name="0-2 AÑOS" table:style-name="ta5">
        <office:forms form:automatic-focus="false" form:apply-design-mode="false"/>
        <table:table-column table:style-name="co2" table:number-columns-repeated="1024" table:default-cell-style-name="Default"/>
        <table:table-row table:style-name="ro3">
          <table:table-cell table:style-name="ce50"/>
          <table:table-cell table:style-name="ce50" office:value-type="string" calcext:value-type="string">
            <text:p>ENTIDAD</text:p>
          </table:table-cell>
          <table:table-cell table:style-name="ce50" office:value-type="string" calcext:value-type="string">
            <text:p>NOM_ENT</text:p>
          </table:table-cell>
          <table:table-cell table:style-name="ce50" office:value-type="string" calcext:value-type="string">
            <text:p>MUN</text:p>
          </table:table-cell>
          <table:table-cell table:style-name="ce50" office:value-type="string" calcext:value-type="string">
            <text:p>NOM_MUN</text:p>
          </table:table-cell>
          <table:table-cell table:style-name="ce50" office:value-type="string" calcext:value-type="string">
            <text:p>LOC</text:p>
          </table:table-cell>
          <table:table-cell table:style-name="ce50" office:value-type="string" calcext:value-type="string">
            <text:p>NOM_LOC</text:p>
          </table:table-cell>
          <table:table-cell table:style-name="ce50" office:value-type="string" calcext:value-type="string">
            <text:p>AGEB</text:p>
          </table:table-cell>
          <table:table-cell table:style-name="ce50" office:value-type="string" calcext:value-type="string">
            <text:p>MZA</text:p>
          </table:table-cell>
          <table:table-cell table:style-name="ce50" office:value-type="string" calcext:value-type="string">
            <text:p>POBTOT</text:p>
          </table:table-cell>
          <table:table-cell table:style-name="ce50" office:value-type="string" calcext:value-type="string">
            <text:p>POBFEM</text:p>
          </table:table-cell>
          <table:table-cell table:style-name="ce50" office:value-type="string" calcext:value-type="string">
            <text:p>POBMAS</text:p>
          </table:table-cell>
          <table:table-cell table:style-name="ce52" office:value-type="string" calcext:value-type="string">
            <text:p>P_0A2</text:p>
          </table:table-cell>
          <table:table-cell/>
          <table:table-cell table:style-name="ce21" office:value-type="string" calcext:value-type="string">
            <text:p>Clave de la entidad</text:p>
          </table:table-cell>
          <table:table-cell table:style-name="ce21" office:value-type="string" calcext:value-type="string">
            <text:p>Entidad federativa</text:p>
          </table:table-cell>
          <table:table-cell table:style-name="ce21" office:value-type="string" calcext:value-type="string">
            <text:p>Clave del municipio</text:p>
          </table:table-cell>
          <table:table-cell table:style-name="ce21" office:value-type="string" calcext:value-type="string">
            <text:p>Nombre del municipio</text:p>
          </table:table-cell>
          <table:table-cell table:style-name="ce21" office:value-type="string" calcext:value-type="string">
            <text:p>Clave de la localidad</text:p>
          </table:table-cell>
          <table:table-cell table:style-name="ce21" office:value-type="string" calcext:value-type="string">
            <text:p>Nombre de la localidad</text:p>
          </table:table-cell>
          <table:table-cell table:style-name="ce21" office:value-type="string" calcext:value-type="string">
            <text:p>Clave de la AGEB</text:p>
          </table:table-cell>
          <table:table-cell table:style-name="ce21" office:value-type="string" calcext:value-type="string">
            <text:p>Folio de la AGEB</text:p>
          </table:table-cell>
          <table:table-cell table:style-name="ce21" office:value-type="string" calcext:value-type="string">
            <text:p>Población total coval</text:p>
          </table:table-cell>
          <table:table-cell table:number-columns-repeated="1001"/>
        </table:table-row>
        <table:table-row table:style-name="ro1">
          <table:table-cell table:style-name="ce51" table:formula="of:=[.B2]&amp;[.D2]&amp;[.H2]" office:value-type="string" office:string-value="9100" calcext:value-type="string">
            <text:p>9100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0" calcext:value-type="float">
            <text:p>0</text:p>
          </table:table-cell>
          <table:table-cell table:style-name="ce50" office:value-type="string" calcext:value-type="string">
            <text:p>Total del municipio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59137" calcext:value-type="float">
            <text:p>759137</text:p>
          </table:table-cell>
          <table:table-cell table:style-name="ce12" office:value-type="float" office:value="398130" calcext:value-type="float">
            <text:p>398130</text:p>
          </table:table-cell>
          <table:table-cell table:style-name="ce12" office:value-type="float" office:value="361007" calcext:value-type="float">
            <text:p>361007</text:p>
          </table:table-cell>
          <table:table-cell table:style-name="ce53" office:value-type="float" office:value="21213" calcext:value-type="float">
            <text:p>21213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ÁLVARO OBREGÓN</text:p>
          </table:table-cell>
          <table:table-cell table:style-name="ce2" office:value-type="float" office:value="12" calcext:value-type="float">
            <text:p>12</text:p>
          </table:table-cell>
          <table:table-cell table:style-name="ce55" office:value-type="float" office:value="901000010012" calcext:value-type="float">
            <text:p>901000010012</text:p>
          </table:table-cell>
          <table:table-cell table:style-name="ce3" office:value-type="float" office:value="1775" calcext:value-type="float">
            <text:p>1,775</text:p>
          </table:table-cell>
          <table:table-cell table:number-columns-repeated="1001"/>
        </table:table-row>
        <table:table-row table:style-name="ro1">
          <table:table-cell table:style-name="ce51" table:formula="of:=[.B3]&amp;[.D3]&amp;[.H3]" office:value-type="string" office:string-value="9100" calcext:value-type="string">
            <text:p>9100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de la localidad urbana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59003" calcext:value-type="float">
            <text:p>759003</text:p>
          </table:table-cell>
          <table:table-cell table:style-name="ce12" office:value-type="float" office:value="398068" calcext:value-type="float">
            <text:p>398068</text:p>
          </table:table-cell>
          <table:table-cell table:style-name="ce12" office:value-type="float" office:value="360935" calcext:value-type="float">
            <text:p>360935</text:p>
          </table:table-cell>
          <table:table-cell table:style-name="ce12" office:value-type="float" office:value="21203" calcext:value-type="float">
            <text:p>21203</text:p>
          </table:table-cell>
          <table:table-cell table:number-columns-repeated="1011"/>
        </table:table-row>
        <table:table-row table:style-name="ro1">
          <table:table-cell table:style-name="ce51" table:formula="of:=[.B4]&amp;[.D4]&amp;[.H4]" office:value-type="string" office:string-value="91012" calcext:value-type="string">
            <text:p>91012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20" calcext:value-type="float">
            <text:p>1720</text:p>
          </table:table-cell>
          <table:table-cell table:style-name="ce12" office:value-type="float" office:value="956" calcext:value-type="float">
            <text:p>956</text:p>
          </table:table-cell>
          <table:table-cell table:style-name="ce12" office:value-type="float" office:value="764" calcext:value-type="float">
            <text:p>764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51" table:formula="of:=[.B5]&amp;[.D5]&amp;[.H5]" office:value-type="string" office:string-value="91027" calcext:value-type="string">
            <text:p>91027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1336" calcext:value-type="float">
            <text:p>1336</text:p>
          </table:table-cell>
          <table:table-cell table:style-name="ce12" office:value-type="float" office:value="1174" calcext:value-type="float">
            <text:p>1174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 table:style-name="ce51" table:formula="of:=[.B6]&amp;[.D6]&amp;[.H6]" office:value-type="string" office:string-value="91031" calcext:value-type="string">
            <text:p>91031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440" calcext:value-type="float">
            <text:p>3440</text:p>
          </table:table-cell>
          <table:table-cell table:style-name="ce12" office:value-type="float" office:value="1812" calcext:value-type="float">
            <text:p>1812</text:p>
          </table:table-cell>
          <table:table-cell table:style-name="ce12" office:value-type="float" office:value="1628" calcext:value-type="float">
            <text:p>162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1"/>
        </table:table-row>
        <table:table-row table:style-name="ro1">
          <table:table-cell table:style-name="ce51" table:formula="of:=[.B7]&amp;[.D7]&amp;[.H7]" office:value-type="string" office:string-value="91046" calcext:value-type="string">
            <text:p>91046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30" calcext:value-type="float">
            <text:p>5330</text:p>
          </table:table-cell>
          <table:table-cell table:style-name="ce12" office:value-type="float" office:value="2800" calcext:value-type="float">
            <text:p>2800</text:p>
          </table:table-cell>
          <table:table-cell table:style-name="ce12" office:value-type="float" office:value="2530" calcext:value-type="float">
            <text:p>2530</text:p>
          </table:table-cell>
          <table:table-cell table:style-name="ce12" office:value-type="float" office:value="144" calcext:value-type="float">
            <text:p>144</text:p>
          </table:table-cell>
          <table:table-cell table:number-columns-repeated="1011"/>
        </table:table-row>
        <table:table-row table:style-name="ro1">
          <table:table-cell table:style-name="ce51" table:formula="of:=[.B8]&amp;[.D8]&amp;[.H8]" office:value-type="string" office:string-value="91050" calcext:value-type="string">
            <text:p>91050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44" calcext:value-type="float">
            <text:p>4144</text:p>
          </table:table-cell>
          <table:table-cell table:style-name="ce12" office:value-type="float" office:value="2080" calcext:value-type="float">
            <text:p>2080</text:p>
          </table:table-cell>
          <table:table-cell table:style-name="ce12" office:value-type="float" office:value="2064" calcext:value-type="float">
            <text:p>2064</text:p>
          </table:table-cell>
          <table:table-cell table:style-name="ce12" office:value-type="float" office:value="121" calcext:value-type="float">
            <text:p>121</text:p>
          </table:table-cell>
          <table:table-cell table:number-columns-repeated="1011"/>
        </table:table-row>
        <table:table-row table:style-name="ro1">
          <table:table-cell table:style-name="ce51" table:formula="of:=[.B9]&amp;[.D9]&amp;[.H9]" office:value-type="string" office:string-value="91065" calcext:value-type="string">
            <text:p>91065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548" calcext:value-type="float">
            <text:p>5548</text:p>
          </table:table-cell>
          <table:table-cell table:style-name="ce12" office:value-type="float" office:value="2874" calcext:value-type="float">
            <text:p>2874</text:p>
          </table:table-cell>
          <table:table-cell table:style-name="ce12" office:value-type="float" office:value="2674" calcext:value-type="float">
            <text:p>2674</text:p>
          </table:table-cell>
          <table:table-cell table:style-name="ce12" office:value-type="float" office:value="135" calcext:value-type="float">
            <text:p>135</text:p>
          </table:table-cell>
          <table:table-cell table:number-columns-repeated="1011"/>
        </table:table-row>
        <table:table-row table:style-name="ro1">
          <table:table-cell table:style-name="ce51" table:formula="of:=[.B10]&amp;[.D10]&amp;[.H10]" office:value-type="string" office:string-value="91084" calcext:value-type="string">
            <text:p>91084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08" calcext:value-type="float">
            <text:p>2608</text:p>
          </table:table-cell>
          <table:table-cell table:style-name="ce12" office:value-type="float" office:value="1346" calcext:value-type="float">
            <text:p>1346</text:p>
          </table:table-cell>
          <table:table-cell table:style-name="ce12" office:value-type="float" office:value="1262" calcext:value-type="float">
            <text:p>1262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11"/>
        </table:table-row>
        <table:table-row table:style-name="ro1">
          <table:table-cell table:style-name="ce51" table:formula="of:=[.B11]&amp;[.D11]&amp;[.H11]" office:value-type="string" office:string-value="91099" calcext:value-type="string">
            <text:p>91099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22" calcext:value-type="float">
            <text:p>3822</text:p>
          </table:table-cell>
          <table:table-cell table:style-name="ce12" office:value-type="float" office:value="1969" calcext:value-type="float">
            <text:p>1969</text:p>
          </table:table-cell>
          <table:table-cell table:style-name="ce12" office:value-type="float" office:value="1853" calcext:value-type="float">
            <text:p>1853</text:p>
          </table:table-cell>
          <table:table-cell table:style-name="ce12"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table:style-name="ce51" table:formula="of:=[.B12]&amp;[.D12]&amp;[.H12]" office:value-type="string" office:string-value="910101" calcext:value-type="string">
            <text:p>910101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91" calcext:value-type="float">
            <text:p>1491</text:p>
          </table:table-cell>
          <table:table-cell table:style-name="ce12" office:value-type="float" office:value="788" calcext:value-type="float">
            <text:p>788</text:p>
          </table:table-cell>
          <table:table-cell table:style-name="ce12" office:value-type="float" office:value="703" calcext:value-type="float">
            <text:p>703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51" table:formula="of:=[.B13]&amp;[.D13]&amp;[.H13]" office:value-type="string" office:string-value="910116" calcext:value-type="string">
            <text:p>910116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32" calcext:value-type="float">
            <text:p>4232</text:p>
          </table:table-cell>
          <table:table-cell table:style-name="ce12" office:value-type="float" office:value="2104" calcext:value-type="float">
            <text:p>2104</text:p>
          </table:table-cell>
          <table:table-cell table:style-name="ce12" office:value-type="float" office:value="2128" calcext:value-type="float">
            <text:p>2128</text:p>
          </table:table-cell>
          <table:table-cell table:style-name="ce12" office:value-type="float" office:value="140" calcext:value-type="float">
            <text:p>140</text:p>
          </table:table-cell>
          <table:table-cell table:number-columns-repeated="1011"/>
        </table:table-row>
        <table:table-row table:style-name="ro1">
          <table:table-cell table:style-name="ce51" table:formula="of:=[.B14]&amp;[.D14]&amp;[.H14]" office:value-type="string" office:string-value="910135" calcext:value-type="string">
            <text:p>910135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1198" calcext:value-type="float">
            <text:p>21198</text:p>
          </table:table-cell>
          <table:table-cell table:style-name="ce12" office:value-type="float" office:value="11128" calcext:value-type="float">
            <text:p>11128</text:p>
          </table:table-cell>
          <table:table-cell table:style-name="ce12" office:value-type="float" office:value="10070" calcext:value-type="float">
            <text:p>10070</text:p>
          </table:table-cell>
          <table:table-cell table:style-name="ce12" office:value-type="float" office:value="662" calcext:value-type="float">
            <text:p>662</text:p>
          </table:table-cell>
          <table:table-cell table:number-columns-repeated="1011"/>
        </table:table-row>
        <table:table-row table:style-name="ro1">
          <table:table-cell table:style-name="ce51" table:formula="of:=[.B15]&amp;[.D15]&amp;[.H15]" office:value-type="string" office:string-value="910014A" calcext:value-type="string">
            <text:p>910014A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50" office:value-type="string" calcext:value-type="string">
            <text:p>014A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98" calcext:value-type="float">
            <text:p>4198</text:p>
          </table:table-cell>
          <table:table-cell table:style-name="ce12" office:value-type="float" office:value="2194" calcext:value-type="float">
            <text:p>2194</text:p>
          </table:table-cell>
          <table:table-cell table:style-name="ce12" office:value-type="float" office:value="2004" calcext:value-type="float">
            <text:p>2004</text:p>
          </table:table-cell>
          <table:table-cell table:style-name="ce12" office:value-type="float" office:value="121" calcext:value-type="float">
            <text:p>121</text:p>
          </table:table-cell>
          <table:table-cell table:number-columns-repeated="1011"/>
        </table:table-row>
        <table:table-row table:style-name="ro1">
          <table:table-cell table:style-name="ce51" table:formula="of:=[.B16]&amp;[.D16]&amp;[.H16]" office:value-type="string" office:string-value="910169" calcext:value-type="string">
            <text:p>910169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93" calcext:value-type="float">
            <text:p>2493</text:p>
          </table:table-cell>
          <table:table-cell table:style-name="ce12" office:value-type="float" office:value="1278" calcext:value-type="float">
            <text:p>1278</text:p>
          </table:table-cell>
          <table:table-cell table:style-name="ce12" office:value-type="float" office:value="1215" calcext:value-type="float">
            <text:p>1215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011"/>
        </table:table-row>
        <table:table-row table:style-name="ro1">
          <table:table-cell table:style-name="ce51" table:formula="of:=[.B17]&amp;[.D17]&amp;[.H17]" office:value-type="string" office:string-value="910173" calcext:value-type="string">
            <text:p>910173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03" calcext:value-type="float">
            <text:p>4303</text:p>
          </table:table-cell>
          <table:table-cell table:style-name="ce12" office:value-type="float" office:value="2281" calcext:value-type="float">
            <text:p>2281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128" calcext:value-type="float">
            <text:p>128</text:p>
          </table:table-cell>
          <table:table-cell table:number-columns-repeated="1011"/>
        </table:table-row>
        <table:table-row table:style-name="ro1">
          <table:table-cell table:style-name="ce51" table:formula="of:=[.B18]&amp;[.D18]&amp;[.H18]" office:value-type="string" office:string-value="910188" calcext:value-type="string">
            <text:p>910188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368" calcext:value-type="float">
            <text:p>368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style-name="ce51" table:formula="of:=[.B19]&amp;[.D19]&amp;[.H19]" office:value-type="string" office:string-value="910192" calcext:value-type="string">
            <text:p>910192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295" calcext:value-type="float">
            <text:p>29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style-name="ce51" table:formula="of:=[.B20]&amp;[.D20]&amp;[.H20]" office:value-type="string" office:string-value="910205" calcext:value-type="string">
            <text:p>910205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305" calcext:value-type="float">
            <text:p>305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51" table:formula="of:=[.B21]&amp;[.D21]&amp;[.H21]" office:value-type="string" office:string-value="910021A" calcext:value-type="string">
            <text:p>910021A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50" office:value-type="string" calcext:value-type="string">
            <text:p>021A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361" calcext:value-type="float">
            <text:p>361</text:p>
          </table:table-cell>
          <table:table-cell table:style-name="ce12" office:value-type="float" office:value="317" calcext:value-type="float">
            <text:p>317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51" table:formula="of:=[.B22]&amp;[.D22]&amp;[.H22]" office:value-type="string" office:string-value="910224" calcext:value-type="string">
            <text:p>910224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9" calcext:value-type="float">
            <text:p>499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51" table:formula="of:=[.B23]&amp;[.D23]&amp;[.H23]" office:value-type="string" office:string-value="910239" calcext:value-type="string">
            <text:p>910239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75" calcext:value-type="float">
            <text:p>975</text:p>
          </table:table-cell>
          <table:table-cell table:style-name="ce12" office:value-type="float" office:value="531" calcext:value-type="float">
            <text:p>531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table:style-name="ce51" table:formula="of:=[.B24]&amp;[.D24]&amp;[.H24]" office:value-type="string" office:string-value="910243" calcext:value-type="string">
            <text:p>910243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522" calcext:value-type="float">
            <text:p>7522</text:p>
          </table:table-cell>
          <table:table-cell table:style-name="ce12" office:value-type="float" office:value="3856" calcext:value-type="float">
            <text:p>3856</text:p>
          </table:table-cell>
          <table:table-cell table:style-name="ce12" office:value-type="float" office:value="3666" calcext:value-type="float">
            <text:p>3666</text:p>
          </table:table-cell>
          <table:table-cell table:style-name="ce12" office:value-type="float" office:value="205" calcext:value-type="float">
            <text:p>205</text:p>
          </table:table-cell>
          <table:table-cell table:number-columns-repeated="1011"/>
        </table:table-row>
        <table:table-row table:style-name="ro1">
          <table:table-cell table:style-name="ce51" table:formula="of:=[.B25]&amp;[.D25]&amp;[.H25]" office:value-type="string" office:string-value="910258" calcext:value-type="string">
            <text:p>910258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58" calcext:value-type="float">
            <text:p>25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34" calcext:value-type="float">
            <text:p>734</text:p>
          </table:table-cell>
          <table:table-cell table:style-name="ce12" office:value-type="float" office:value="408" calcext:value-type="float">
            <text:p>408</text:p>
          </table:table-cell>
          <table:table-cell table:style-name="ce12" office:value-type="float" office:value="326" calcext:value-type="float">
            <text:p>326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51" table:formula="of:=[.B26]&amp;[.D26]&amp;[.H26]" office:value-type="string" office:string-value="910262" calcext:value-type="string">
            <text:p>910262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62" calcext:value-type="float">
            <text:p>26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51" calcext:value-type="float">
            <text:p>451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51" table:formula="of:=[.B27]&amp;[.D27]&amp;[.H27]" office:value-type="string" office:string-value="910277" calcext:value-type="string">
            <text:p>910277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77" calcext:value-type="float">
            <text:p>27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56" calcext:value-type="float">
            <text:p>456</text:p>
          </table:table-cell>
          <table:table-cell table:style-name="ce12" office:value-type="float" office:value="248" calcext:value-type="float">
            <text:p>248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51" table:formula="of:=[.B28]&amp;[.D28]&amp;[.H28]" office:value-type="string" office:string-value="910281" calcext:value-type="string">
            <text:p>910281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81" calcext:value-type="float">
            <text:p>28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51" table:formula="of:=[.B29]&amp;[.D29]&amp;[.H29]" office:value-type="string" office:string-value="910296" calcext:value-type="string">
            <text:p>910296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89" calcext:value-type="float">
            <text:p>2489</text:p>
          </table:table-cell>
          <table:table-cell table:style-name="ce12" office:value-type="float" office:value="1312" calcext:value-type="float">
            <text:p>1312</text:p>
          </table:table-cell>
          <table:table-cell table:style-name="ce12" office:value-type="float" office:value="1177" calcext:value-type="float">
            <text:p>1177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51" table:formula="of:=[.B30]&amp;[.D30]&amp;[.H30]" office:value-type="string" office:string-value="910309" calcext:value-type="string">
            <text:p>910309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309" calcext:value-type="float">
            <text:p>30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42" calcext:value-type="float">
            <text:p>3842</text:p>
          </table:table-cell>
          <table:table-cell table:style-name="ce12" office:value-type="float" office:value="2030" calcext:value-type="float">
            <text:p>2030</text:p>
          </table:table-cell>
          <table:table-cell table:style-name="ce12" office:value-type="float" office:value="1812" calcext:value-type="float">
            <text:p>1812</text:p>
          </table:table-cell>
          <table:table-cell table:style-name="ce12" office:value-type="float" office:value="82" calcext:value-type="float">
            <text:p>82</text:p>
          </table:table-cell>
          <table:table-cell table:number-columns-repeated="1011"/>
        </table:table-row>
        <table:table-row table:style-name="ro1">
          <table:table-cell table:style-name="ce51" table:formula="of:=[.B31]&amp;[.D31]&amp;[.H31]" office:value-type="string" office:string-value="910313" calcext:value-type="string">
            <text:p>910313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313" calcext:value-type="float">
            <text:p>31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423" calcext:value-type="float">
            <text:p>5423</text:p>
          </table:table-cell>
          <table:table-cell table:style-name="ce12" office:value-type="float" office:value="2856" calcext:value-type="float">
            <text:p>2856</text:p>
          </table:table-cell>
          <table:table-cell table:style-name="ce12" office:value-type="float" office:value="2567" calcext:value-type="float">
            <text:p>2567</text:p>
          </table:table-cell>
          <table:table-cell table:style-name="ce12" office:value-type="float" office:value="172" calcext:value-type="float">
            <text:p>172</text:p>
          </table:table-cell>
          <table:table-cell table:number-columns-repeated="1011"/>
        </table:table-row>
        <table:table-row table:style-name="ro1">
          <table:table-cell table:style-name="ce51" table:formula="of:=[.B32]&amp;[.D32]&amp;[.H32]" office:value-type="string" office:string-value="910328" calcext:value-type="string">
            <text:p>910328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328" calcext:value-type="float">
            <text:p>3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914" calcext:value-type="float">
            <text:p>6914</text:p>
          </table:table-cell>
          <table:table-cell table:style-name="ce12" office:value-type="float" office:value="3505" calcext:value-type="float">
            <text:p>3505</text:p>
          </table:table-cell>
          <table:table-cell table:style-name="ce12" office:value-type="float" office:value="3409" calcext:value-type="float">
            <text:p>3409</text:p>
          </table:table-cell>
          <table:table-cell table:style-name="ce12" office:value-type="float" office:value="179" calcext:value-type="float">
            <text:p>179</text:p>
          </table:table-cell>
          <table:table-cell table:number-columns-repeated="1011"/>
        </table:table-row>
        <table:table-row table:style-name="ro1">
          <table:table-cell table:style-name="ce51" table:formula="of:=[.B33]&amp;[.D33]&amp;[.H33]" office:value-type="string" office:string-value="910332" calcext:value-type="string">
            <text:p>910332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332" calcext:value-type="float">
            <text:p>3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719" calcext:value-type="float">
            <text:p>4719</text:p>
          </table:table-cell>
          <table:table-cell table:style-name="ce12" office:value-type="float" office:value="2439" calcext:value-type="float">
            <text:p>2439</text:p>
          </table:table-cell>
          <table:table-cell table:style-name="ce12" office:value-type="float" office:value="2280" calcext:value-type="float">
            <text:p>2280</text:p>
          </table:table-cell>
          <table:table-cell table:style-name="ce12" office:value-type="float" office:value="170" calcext:value-type="float">
            <text:p>170</text:p>
          </table:table-cell>
          <table:table-cell table:number-columns-repeated="1011"/>
        </table:table-row>
        <table:table-row table:style-name="ro1">
          <table:table-cell table:style-name="ce51" table:formula="of:=[.B34]&amp;[.D34]&amp;[.H34]" office:value-type="string" office:string-value="910347" calcext:value-type="string">
            <text:p>910347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347" calcext:value-type="float">
            <text:p>34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37" calcext:value-type="float">
            <text:p>3737</text:p>
          </table:table-cell>
          <table:table-cell table:style-name="ce12" office:value-type="float" office:value="1926" calcext:value-type="float">
            <text:p>1926</text:p>
          </table:table-cell>
          <table:table-cell table:style-name="ce12" office:value-type="float" office:value="1811" calcext:value-type="float">
            <text:p>1811</text:p>
          </table:table-cell>
          <table:table-cell table:style-name="ce12" office:value-type="float" office:value="129" calcext:value-type="float">
            <text:p>129</text:p>
          </table:table-cell>
          <table:table-cell table:number-columns-repeated="1011"/>
        </table:table-row>
        <table:table-row table:style-name="ro1">
          <table:table-cell table:style-name="ce51" table:formula="of:=[.B35]&amp;[.D35]&amp;[.H35]" office:value-type="string" office:string-value="910351" calcext:value-type="string">
            <text:p>910351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351" calcext:value-type="float">
            <text:p>35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430" calcext:value-type="float">
            <text:p>4430</text:p>
          </table:table-cell>
          <table:table-cell table:style-name="ce12" office:value-type="float" office:value="2266" calcext:value-type="float">
            <text:p>2266</text:p>
          </table:table-cell>
          <table:table-cell table:style-name="ce12" office:value-type="float" office:value="2164" calcext:value-type="float">
            <text:p>2164</text:p>
          </table:table-cell>
          <table:table-cell table:style-name="ce12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 table:style-name="ce51" table:formula="of:=[.B36]&amp;[.D36]&amp;[.H36]" office:value-type="string" office:string-value="910370" calcext:value-type="string">
            <text:p>910370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343" calcext:value-type="float">
            <text:p>3343</text:p>
          </table:table-cell>
          <table:table-cell table:style-name="ce12" office:value-type="float" office:value="1735" calcext:value-type="float">
            <text:p>1735</text:p>
          </table:table-cell>
          <table:table-cell table:style-name="ce12" office:value-type="float" office:value="1608" calcext:value-type="float">
            <text:p>1608</text:p>
          </table:table-cell>
          <table:table-cell table:style-name="ce12" office:value-type="float" office:value="115" calcext:value-type="float">
            <text:p>115</text:p>
          </table:table-cell>
          <table:table-cell table:number-columns-repeated="1011"/>
        </table:table-row>
        <table:table-row table:style-name="ro1">
          <table:table-cell table:style-name="ce51" table:formula="of:=[.B37]&amp;[.D37]&amp;[.H37]" office:value-type="string" office:string-value="910385" calcext:value-type="string">
            <text:p>910385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58" calcext:value-type="float">
            <text:p>3058</text:p>
          </table:table-cell>
          <table:table-cell table:style-name="ce12" office:value-type="float" office:value="1533" calcext:value-type="float">
            <text:p>1533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51" table:formula="of:=[.B38]&amp;[.D38]&amp;[.H38]" office:value-type="string" office:string-value="910417" calcext:value-type="string">
            <text:p>910417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417" calcext:value-type="float">
            <text:p>4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33" calcext:value-type="float">
            <text:p>1933</text:p>
          </table:table-cell>
          <table:table-cell table:style-name="ce12" office:value-type="float" office:value="1041" calcext:value-type="float">
            <text:p>1041</text:p>
          </table:table-cell>
          <table:table-cell table:style-name="ce12" office:value-type="float" office:value="892" calcext:value-type="float">
            <text:p>892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table:style-name="ce51" table:formula="of:=[.B39]&amp;[.D39]&amp;[.H39]" office:value-type="string" office:string-value="910421" calcext:value-type="string">
            <text:p>910421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421" calcext:value-type="float">
            <text:p>4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467" calcext:value-type="float">
            <text:p>5467</text:p>
          </table:table-cell>
          <table:table-cell table:style-name="ce12" office:value-type="float" office:value="2839" calcext:value-type="float">
            <text:p>2839</text:p>
          </table:table-cell>
          <table:table-cell table:style-name="ce12" office:value-type="float" office:value="2628" calcext:value-type="float">
            <text:p>2628</text:p>
          </table:table-cell>
          <table:table-cell table:style-name="ce12" office:value-type="float" office:value="186" calcext:value-type="float">
            <text:p>186</text:p>
          </table:table-cell>
          <table:table-cell table:number-columns-repeated="1011"/>
        </table:table-row>
        <table:table-row table:style-name="ro1">
          <table:table-cell table:style-name="ce51" table:formula="of:=[.B40]&amp;[.D40]&amp;[.H40]" office:value-type="string" office:string-value="910440" calcext:value-type="string">
            <text:p>910440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440" calcext:value-type="float">
            <text:p>4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748" calcext:value-type="float">
            <text:p>4748</text:p>
          </table:table-cell>
          <table:table-cell table:style-name="ce12" office:value-type="float" office:value="2483" calcext:value-type="float">
            <text:p>2483</text:p>
          </table:table-cell>
          <table:table-cell table:style-name="ce12" office:value-type="float" office:value="2265" calcext:value-type="float">
            <text:p>2265</text:p>
          </table:table-cell>
          <table:table-cell table:style-name="ce12" office:value-type="float" office:value="154" calcext:value-type="float">
            <text:p>154</text:p>
          </table:table-cell>
          <table:table-cell table:number-columns-repeated="1011"/>
        </table:table-row>
        <table:table-row table:style-name="ro1">
          <table:table-cell table:style-name="ce51" table:formula="of:=[.B41]&amp;[.D41]&amp;[.H41]" office:value-type="string" office:string-value="910455" calcext:value-type="string">
            <text:p>910455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455" calcext:value-type="float">
            <text:p>4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57" calcext:value-type="float">
            <text:p>3157</text:p>
          </table:table-cell>
          <table:table-cell table:style-name="ce12" office:value-type="float" office:value="1619" calcext:value-type="float">
            <text:p>1619</text:p>
          </table:table-cell>
          <table:table-cell table:style-name="ce12" office:value-type="float" office:value="1538" calcext:value-type="float">
            <text:p>1538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1011"/>
        </table:table-row>
        <table:table-row table:style-name="ro1">
          <table:table-cell table:style-name="ce51" table:formula="of:=[.B42]&amp;[.D42]&amp;[.H42]" office:value-type="string" office:string-value="910474" calcext:value-type="string">
            <text:p>910474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474" calcext:value-type="float">
            <text:p>47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421" calcext:value-type="float">
            <text:p>9421</text:p>
          </table:table-cell>
          <table:table-cell table:style-name="ce12" office:value-type="float" office:value="4790" calcext:value-type="float">
            <text:p>4790</text:p>
          </table:table-cell>
          <table:table-cell table:style-name="ce12" office:value-type="float" office:value="4631" calcext:value-type="float">
            <text:p>4631</text:p>
          </table:table-cell>
          <table:table-cell table:style-name="ce12" office:value-type="float" office:value="294" calcext:value-type="float">
            <text:p>294</text:p>
          </table:table-cell>
          <table:table-cell table:number-columns-repeated="1011"/>
        </table:table-row>
        <table:table-row table:style-name="ro1">
          <table:table-cell table:style-name="ce51" table:formula="of:=[.B43]&amp;[.D43]&amp;[.H43]" office:value-type="string" office:string-value="910489" calcext:value-type="string">
            <text:p>910489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489" calcext:value-type="float">
            <text:p>48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51" calcext:value-type="float">
            <text:p>3751</text:p>
          </table:table-cell>
          <table:table-cell table:style-name="ce12" office:value-type="float" office:value="1952" calcext:value-type="float">
            <text:p>1952</text:p>
          </table:table-cell>
          <table:table-cell table:style-name="ce12" office:value-type="float" office:value="1799" calcext:value-type="float">
            <text:p>1799</text:p>
          </table:table-cell>
          <table:table-cell table:style-name="ce12" office:value-type="float" office:value="113" calcext:value-type="float">
            <text:p>113</text:p>
          </table:table-cell>
          <table:table-cell table:number-columns-repeated="1011"/>
        </table:table-row>
        <table:table-row table:style-name="ro1">
          <table:table-cell table:style-name="ce51" table:formula="of:=[.B44]&amp;[.D44]&amp;[.H44]" office:value-type="string" office:string-value="910493" calcext:value-type="string">
            <text:p>910493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493" calcext:value-type="float">
            <text:p>49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638" calcext:value-type="float">
            <text:p>4638</text:p>
          </table:table-cell>
          <table:table-cell table:style-name="ce12" office:value-type="float" office:value="2439" calcext:value-type="float">
            <text:p>2439</text:p>
          </table:table-cell>
          <table:table-cell table:style-name="ce12" office:value-type="float" office:value="2199" calcext:value-type="float">
            <text:p>2199</text:p>
          </table:table-cell>
          <table:table-cell table:style-name="ce12" office:value-type="float" office:value="135" calcext:value-type="float">
            <text:p>135</text:p>
          </table:table-cell>
          <table:table-cell table:number-columns-repeated="1011"/>
        </table:table-row>
        <table:table-row table:style-name="ro1">
          <table:table-cell table:style-name="ce51" table:formula="of:=[.B45]&amp;[.D45]&amp;[.H45]" office:value-type="string" office:string-value="910506" calcext:value-type="string">
            <text:p>910506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506" calcext:value-type="float">
            <text:p>50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19" calcext:value-type="float">
            <text:p>2719</text:p>
          </table:table-cell>
          <table:table-cell table:style-name="ce12" office:value-type="float" office:value="1421" calcext:value-type="float">
            <text:p>1421</text:p>
          </table:table-cell>
          <table:table-cell table:style-name="ce12" office:value-type="float" office:value="1298" calcext:value-type="float">
            <text:p>1298</text:p>
          </table:table-cell>
          <table:table-cell table:style-name="ce12"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table:style-name="ce51" table:formula="of:=[.B46]&amp;[.D46]&amp;[.H46]" office:value-type="string" office:string-value="910510" calcext:value-type="string">
            <text:p>910510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510" calcext:value-type="float">
            <text:p>5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73" calcext:value-type="float">
            <text:p>3573</text:p>
          </table:table-cell>
          <table:table-cell table:style-name="ce12" office:value-type="float" office:value="1919" calcext:value-type="float">
            <text:p>1919</text:p>
          </table:table-cell>
          <table:table-cell table:style-name="ce12" office:value-type="float" office:value="1654" calcext:value-type="float">
            <text:p>1654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table:style-name="ce51" table:formula="of:=[.B47]&amp;[.D47]&amp;[.H47]" office:value-type="string" office:string-value="910525" calcext:value-type="string">
            <text:p>910525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525" calcext:value-type="float">
            <text:p>5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48" calcext:value-type="float">
            <text:p>2348</text:p>
          </table:table-cell>
          <table:table-cell table:style-name="ce12" office:value-type="float" office:value="1292" calcext:value-type="float">
            <text:p>1292</text:p>
          </table:table-cell>
          <table:table-cell table:style-name="ce12" office:value-type="float" office:value="1056" calcext:value-type="float">
            <text:p>1056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1011"/>
        </table:table-row>
        <table:table-row table:style-name="ro1">
          <table:table-cell table:style-name="ce51" table:formula="of:=[.B48]&amp;[.D48]&amp;[.H48]" office:value-type="string" office:string-value="910053A" calcext:value-type="string">
            <text:p>910053A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50" office:value-type="string" calcext:value-type="string">
            <text:p>053A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574" calcext:value-type="float">
            <text:p>4574</text:p>
          </table:table-cell>
          <table:table-cell table:style-name="ce12" office:value-type="float" office:value="2380" calcext:value-type="float">
            <text:p>2380</text:p>
          </table:table-cell>
          <table:table-cell table:style-name="ce12" office:value-type="float" office:value="2194" calcext:value-type="float">
            <text:p>2194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1011"/>
        </table:table-row>
        <table:table-row table:style-name="ro1">
          <table:table-cell table:style-name="ce51" table:formula="of:=[.B49]&amp;[.D49]&amp;[.H49]" office:value-type="string" office:string-value="910559" calcext:value-type="string">
            <text:p>910559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559" calcext:value-type="float">
            <text:p>55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71" calcext:value-type="float">
            <text:p>2371</text:p>
          </table:table-cell>
          <table:table-cell table:style-name="ce12" office:value-type="float" office:value="1244" calcext:value-type="float">
            <text:p>1244</text:p>
          </table:table-cell>
          <table:table-cell table:style-name="ce12" office:value-type="float" office:value="1127" calcext:value-type="float">
            <text:p>1127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11"/>
        </table:table-row>
        <table:table-row table:style-name="ro1">
          <table:table-cell table:style-name="ce51" table:formula="of:=[.B50]&amp;[.D50]&amp;[.H50]" office:value-type="string" office:string-value="910563" calcext:value-type="string">
            <text:p>910563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225" calcext:value-type="float">
            <text:p>9225</text:p>
          </table:table-cell>
          <table:table-cell table:style-name="ce12" office:value-type="float" office:value="4809" calcext:value-type="float">
            <text:p>4809</text:p>
          </table:table-cell>
          <table:table-cell table:style-name="ce12" office:value-type="float" office:value="4416" calcext:value-type="float">
            <text:p>4416</text:p>
          </table:table-cell>
          <table:table-cell table:style-name="ce12" office:value-type="float" office:value="285" calcext:value-type="float">
            <text:p>285</text:p>
          </table:table-cell>
          <table:table-cell table:number-columns-repeated="1011"/>
        </table:table-row>
        <table:table-row table:style-name="ro1">
          <table:table-cell table:style-name="ce51" table:formula="of:=[.B51]&amp;[.D51]&amp;[.H51]" office:value-type="string" office:string-value="910578" calcext:value-type="string">
            <text:p>910578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964" calcext:value-type="float">
            <text:p>6964</text:p>
          </table:table-cell>
          <table:table-cell table:style-name="ce12" office:value-type="float" office:value="3619" calcext:value-type="float">
            <text:p>3619</text:p>
          </table:table-cell>
          <table:table-cell table:style-name="ce12" office:value-type="float" office:value="3345" calcext:value-type="float">
            <text:p>3345</text:p>
          </table:table-cell>
          <table:table-cell table:style-name="ce12" office:value-type="float" office:value="166" calcext:value-type="float">
            <text:p>166</text:p>
          </table:table-cell>
          <table:table-cell table:number-columns-repeated="1011"/>
        </table:table-row>
        <table:table-row table:style-name="ro1">
          <table:table-cell table:style-name="ce51" table:formula="of:=[.B52]&amp;[.D52]&amp;[.H52]" office:value-type="string" office:string-value="910629" calcext:value-type="string">
            <text:p>910629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629" calcext:value-type="float">
            <text:p>62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1385" calcext:value-type="float">
            <text:p>1385</text:p>
          </table:table-cell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style-name="ce51" table:formula="of:=[.B53]&amp;[.D53]&amp;[.H53]" office:value-type="string" office:string-value="910633" calcext:value-type="string">
            <text:p>910633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633" calcext:value-type="float">
            <text:p>63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88" calcext:value-type="float">
            <text:p>1888</text:p>
          </table:table-cell>
          <table:table-cell table:style-name="ce12" office:value-type="float" office:value="1013" calcext:value-type="float">
            <text:p>1013</text:p>
          </table:table-cell>
          <table:table-cell table:style-name="ce12" office:value-type="float" office:value="875" calcext:value-type="float">
            <text:p>875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table:style-name="ce51" table:formula="of:=[.B54]&amp;[.D54]&amp;[.H54]" office:value-type="string" office:string-value="910648" calcext:value-type="string">
            <text:p>910648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648" calcext:value-type="float">
            <text:p>6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60" calcext:value-type="float">
            <text:p>1560</text:p>
          </table:table-cell>
          <table:table-cell table:style-name="ce12" office:value-type="float" office:value="844" calcext:value-type="float">
            <text:p>844</text:p>
          </table:table-cell>
          <table:table-cell table:style-name="ce12" office:value-type="float" office:value="716" calcext:value-type="float">
            <text:p>716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table:style-name="ce51" table:formula="of:=[.B55]&amp;[.D55]&amp;[.H55]" office:value-type="string" office:string-value="910667" calcext:value-type="string">
            <text:p>910667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667" calcext:value-type="float">
            <text:p>66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010" calcext:value-type="float">
            <text:p>5010</text:p>
          </table:table-cell>
          <table:table-cell table:style-name="ce12" office:value-type="float" office:value="2629" calcext:value-type="float">
            <text:p>2629</text:p>
          </table:table-cell>
          <table:table-cell table:style-name="ce12" office:value-type="float" office:value="2381" calcext:value-type="float">
            <text:p>2381</text:p>
          </table:table-cell>
          <table:table-cell table:style-name="ce12" office:value-type="float" office:value="158" calcext:value-type="float">
            <text:p>158</text:p>
          </table:table-cell>
          <table:table-cell table:number-columns-repeated="1011"/>
        </table:table-row>
        <table:table-row table:style-name="ro1">
          <table:table-cell table:style-name="ce51" table:formula="of:=[.B56]&amp;[.D56]&amp;[.H56]" office:value-type="string" office:string-value="910690" calcext:value-type="string">
            <text:p>910690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46" calcext:value-type="float">
            <text:p>3546</text:p>
          </table:table-cell>
          <table:table-cell table:style-name="ce12" office:value-type="float" office:value="1859" calcext:value-type="float">
            <text:p>1859</text:p>
          </table:table-cell>
          <table:table-cell table:style-name="ce12" office:value-type="float" office:value="1687" calcext:value-type="float">
            <text:p>1687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1"/>
        </table:table-row>
        <table:table-row table:style-name="ro1">
          <table:table-cell table:style-name="ce51" table:formula="of:=[.B57]&amp;[.D57]&amp;[.H57]" office:value-type="string" office:string-value="910703" calcext:value-type="string">
            <text:p>910703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703" calcext:value-type="float">
            <text:p>7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13" calcext:value-type="float">
            <text:p>1913</text:p>
          </table:table-cell>
          <table:table-cell table:style-name="ce12" office:value-type="float" office:value="1092" calcext:value-type="float">
            <text:p>1092</text:p>
          </table:table-cell>
          <table:table-cell table:style-name="ce12" office:value-type="float" office:value="821" calcext:value-type="float">
            <text:p>821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51" table:formula="of:=[.B58]&amp;[.D58]&amp;[.H58]" office:value-type="string" office:string-value="910718" calcext:value-type="string">
            <text:p>910718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718" calcext:value-type="float">
            <text:p>7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69" calcext:value-type="float">
            <text:p>969</text:p>
          </table:table-cell>
          <table:table-cell table:style-name="ce12" office:value-type="float" office:value="519" calcext:value-type="float">
            <text:p>519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51" table:formula="of:=[.B59]&amp;[.D59]&amp;[.H59]" office:value-type="string" office:string-value="910722" calcext:value-type="string">
            <text:p>910722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722" calcext:value-type="float">
            <text:p>7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280" calcext:value-type="float">
            <text:p>2280</text:p>
          </table:table-cell>
          <table:table-cell table:style-name="ce12" office:value-type="float" office:value="1219" calcext:value-type="float">
            <text:p>1219</text:p>
          </table:table-cell>
          <table:table-cell table:style-name="ce12" office:value-type="float" office:value="1061" calcext:value-type="float">
            <text:p>1061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table:style-name="ce51" table:formula="of:=[.B60]&amp;[.D60]&amp;[.H60]" office:value-type="string" office:string-value="910737" calcext:value-type="string">
            <text:p>910737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737" calcext:value-type="float">
            <text:p>73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21" calcext:value-type="float">
            <text:p>621</text:p>
          </table:table-cell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283" calcext:value-type="float">
            <text:p>283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style-name="ce51" table:formula="of:=[.B61]&amp;[.D61]&amp;[.H61]" office:value-type="string" office:string-value="910741" calcext:value-type="string">
            <text:p>910741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741" calcext:value-type="float">
            <text:p>74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250" calcext:value-type="float">
            <text:p>3250</text:p>
          </table:table-cell>
          <table:table-cell table:style-name="ce12" office:value-type="float" office:value="1721" calcext:value-type="float">
            <text:p>1721</text:p>
          </table:table-cell>
          <table:table-cell table:style-name="ce12" office:value-type="float" office:value="1529" calcext:value-type="float">
            <text:p>1529</text:p>
          </table:table-cell>
          <table:table-cell table:style-name="ce12"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table:style-name="ce51" table:formula="of:=[.B62]&amp;[.D62]&amp;[.H62]" office:value-type="string" office:string-value="910078A" calcext:value-type="string">
            <text:p>910078A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50" office:value-type="string" calcext:value-type="string">
            <text:p>078A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13" calcext:value-type="float">
            <text:p>1113</text:p>
          </table:table-cell>
          <table:table-cell table:style-name="ce12" office:value-type="float" office:value="597" calcext:value-type="float">
            <text:p>597</text:p>
          </table:table-cell>
          <table:table-cell table:style-name="ce12" office:value-type="float" office:value="516" calcext:value-type="float">
            <text:p>516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table:style-name="ce51" table:formula="of:=[.B63]&amp;[.D63]&amp;[.H63]" office:value-type="string" office:string-value="910794" calcext:value-type="string">
            <text:p>910794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794" calcext:value-type="float">
            <text:p>79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57" calcext:value-type="float">
            <text:p>757</text:p>
          </table:table-cell>
          <table:table-cell table:style-name="ce12" office:value-type="float" office:value="395" calcext:value-type="float">
            <text:p>395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51" table:formula="of:=[.B64]&amp;[.D64]&amp;[.H64]" office:value-type="string" office:string-value="910830" calcext:value-type="string">
            <text:p>910830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830" calcext:value-type="float">
            <text:p>83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74" calcext:value-type="float">
            <text:p>774</text:p>
          </table:table-cell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51" table:formula="of:=[.B65]&amp;[.D65]&amp;[.H65]" office:value-type="string" office:string-value="910845" calcext:value-type="string">
            <text:p>910845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845" calcext:value-type="float">
            <text:p>84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43" calcext:value-type="float">
            <text:p>1543</text:p>
          </table:table-cell>
          <table:table-cell table:style-name="ce12" office:value-type="float" office:value="820" calcext:value-type="float">
            <text:p>820</text:p>
          </table:table-cell>
          <table:table-cell table:style-name="ce12" office:value-type="float" office:value="723" calcext:value-type="float">
            <text:p>723</text:p>
          </table:table-cell>
          <table:table-cell table:style-name="ce12" office:value-type="float" office:value="38" calcext:value-type="float">
            <text:p>38</text:p>
          </table:table-cell>
          <table:table-cell table:number-columns-repeated="1011"/>
        </table:table-row>
        <table:table-row table:style-name="ro1">
          <table:table-cell table:style-name="ce51" table:formula="of:=[.B66]&amp;[.D66]&amp;[.H66]" office:value-type="string" office:string-value="910864" calcext:value-type="string">
            <text:p>910864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864" calcext:value-type="float">
            <text:p>86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942" calcext:value-type="float">
            <text:p>5942</text:p>
          </table:table-cell>
          <table:table-cell table:style-name="ce12" office:value-type="float" office:value="3075" calcext:value-type="float">
            <text:p>3075</text:p>
          </table:table-cell>
          <table:table-cell table:style-name="ce12" office:value-type="float" office:value="2867" calcext:value-type="float">
            <text:p>2867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1011"/>
        </table:table-row>
        <table:table-row table:style-name="ro1">
          <table:table-cell table:style-name="ce51" table:formula="of:=[.B67]&amp;[.D67]&amp;[.H67]" office:value-type="string" office:string-value="910898" calcext:value-type="string">
            <text:p>910898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898" calcext:value-type="float">
            <text:p>89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279" calcext:value-type="float">
            <text:p>2279</text:p>
          </table:table-cell>
          <table:table-cell table:style-name="ce12" office:value-type="float" office:value="1207" calcext:value-type="float">
            <text:p>1207</text:p>
          </table:table-cell>
          <table:table-cell table:style-name="ce12" office:value-type="float" office:value="1072" calcext:value-type="float">
            <text:p>1072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1"/>
        </table:table-row>
        <table:table-row table:style-name="ro1">
          <table:table-cell table:style-name="ce51" table:formula="of:=[.B68]&amp;[.D68]&amp;[.H68]" office:value-type="string" office:string-value="9102038" calcext:value-type="string">
            <text:p>9102038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038" calcext:value-type="float">
            <text:p>203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07" calcext:value-type="float">
            <text:p>4207</text:p>
          </table:table-cell>
          <table:table-cell table:style-name="ce12" office:value-type="float" office:value="2139" calcext:value-type="float">
            <text:p>2139</text:p>
          </table:table-cell>
          <table:table-cell table:style-name="ce12" office:value-type="float" office:value="2068" calcext:value-type="float">
            <text:p>2068</text:p>
          </table:table-cell>
          <table:table-cell table:style-name="ce12" office:value-type="float" office:value="159" calcext:value-type="float">
            <text:p>159</text:p>
          </table:table-cell>
          <table:table-cell table:number-columns-repeated="1011"/>
        </table:table-row>
        <table:table-row table:style-name="ro1">
          <table:table-cell table:style-name="ce51" table:formula="of:=[.B69]&amp;[.D69]&amp;[.H69]" office:value-type="string" office:string-value="9102076" calcext:value-type="string">
            <text:p>9102076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076" calcext:value-type="float">
            <text:p>207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52" calcext:value-type="float">
            <text:p>3152</text:p>
          </table:table-cell>
          <table:table-cell table:style-name="ce12" office:value-type="float" office:value="1634" calcext:value-type="float">
            <text:p>1634</text:p>
          </table:table-cell>
          <table:table-cell table:style-name="ce12" office:value-type="float" office:value="1518" calcext:value-type="float">
            <text:p>1518</text:p>
          </table:table-cell>
          <table:table-cell table:style-name="ce12" office:value-type="float" office:value="93" calcext:value-type="float">
            <text:p>93</text:p>
          </table:table-cell>
          <table:table-cell table:number-columns-repeated="1011"/>
        </table:table-row>
        <table:table-row table:style-name="ro1">
          <table:table-cell table:style-name="ce51" table:formula="of:=[.B70]&amp;[.D70]&amp;[.H70]" office:value-type="string" office:string-value="9102080" calcext:value-type="string">
            <text:p>9102080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080" calcext:value-type="float">
            <text:p>208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01" calcext:value-type="float">
            <text:p>2501</text:p>
          </table:table-cell>
          <table:table-cell table:style-name="ce12" office:value-type="float" office:value="1305" calcext:value-type="float">
            <text:p>1305</text:p>
          </table:table-cell>
          <table:table-cell table:style-name="ce12" office:value-type="float" office:value="1196" calcext:value-type="float">
            <text:p>1196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1"/>
        </table:table-row>
        <table:table-row table:style-name="ro1">
          <table:table-cell table:style-name="ce51" table:formula="of:=[.B71]&amp;[.D71]&amp;[.H71]" office:value-type="string" office:string-value="9102131" calcext:value-type="string">
            <text:p>9102131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131" calcext:value-type="float">
            <text:p>21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59" calcext:value-type="float">
            <text:p>1859</text:p>
          </table:table-cell>
          <table:table-cell table:style-name="ce12" office:value-type="float" office:value="1045" calcext:value-type="float">
            <text:p>1045</text:p>
          </table:table-cell>
          <table:table-cell table:style-name="ce12" office:value-type="float" office:value="814" calcext:value-type="float">
            <text:p>814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1011"/>
        </table:table-row>
        <table:table-row table:style-name="ro1">
          <table:table-cell table:style-name="ce51" table:formula="of:=[.B72]&amp;[.D72]&amp;[.H72]" office:value-type="string" office:string-value="9102146" calcext:value-type="string">
            <text:p>9102146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146" calcext:value-type="float">
            <text:p>214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832" calcext:value-type="float">
            <text:p>2832</text:p>
          </table:table-cell>
          <table:table-cell table:style-name="ce12" office:value-type="float" office:value="1453" calcext:value-type="float">
            <text:p>1453</text:p>
          </table:table-cell>
          <table:table-cell table:style-name="ce12" office:value-type="float" office:value="1379" calcext:value-type="float">
            <text:p>1379</text:p>
          </table:table-cell>
          <table:table-cell table:style-name="ce12" office:value-type="float" office:value="78" calcext:value-type="float">
            <text:p>78</text:p>
          </table:table-cell>
          <table:table-cell table:number-columns-repeated="1011"/>
        </table:table-row>
        <table:table-row table:style-name="ro1">
          <table:table-cell table:style-name="ce51" table:formula="of:=[.B73]&amp;[.D73]&amp;[.H73]" office:value-type="string" office:string-value="9102201" calcext:value-type="string">
            <text:p>9102201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201" calcext:value-type="float">
            <text:p>22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48" calcext:value-type="float">
            <text:p>3148</text:p>
          </table:table-cell>
          <table:table-cell table:style-name="ce12" office:value-type="float" office:value="1632" calcext:value-type="float">
            <text:p>1632</text:p>
          </table:table-cell>
          <table:table-cell table:style-name="ce12" office:value-type="float" office:value="1516" calcext:value-type="float">
            <text:p>1516</text:p>
          </table:table-cell>
          <table:table-cell table:style-name="ce12"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 table:style-name="ce51" table:formula="of:=[.B74]&amp;[.D74]&amp;[.H74]" office:value-type="string" office:string-value="9102216" calcext:value-type="string">
            <text:p>9102216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216" calcext:value-type="float">
            <text:p>22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71" calcext:value-type="float">
            <text:p>4171</text:p>
          </table:table-cell>
          <table:table-cell table:style-name="ce12" office:value-type="float" office:value="2146" calcext:value-type="float">
            <text:p>2146</text:p>
          </table:table-cell>
          <table:table-cell table:style-name="ce12" office:value-type="float" office:value="2025" calcext:value-type="float">
            <text:p>2025</text:p>
          </table:table-cell>
          <table:table-cell table:style-name="ce12" office:value-type="float" office:value="166" calcext:value-type="float">
            <text:p>166</text:p>
          </table:table-cell>
          <table:table-cell table:number-columns-repeated="1011"/>
        </table:table-row>
        <table:table-row table:style-name="ro1">
          <table:table-cell table:style-name="ce51" table:formula="of:=[.B75]&amp;[.D75]&amp;[.H75]" office:value-type="string" office:string-value="9102235" calcext:value-type="string">
            <text:p>9102235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235" calcext:value-type="float">
            <text:p>223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96" calcext:value-type="float">
            <text:p>2796</text:p>
          </table:table-cell>
          <table:table-cell table:style-name="ce12" office:value-type="float" office:value="1459" calcext:value-type="float">
            <text:p>1459</text:p>
          </table:table-cell>
          <table:table-cell table:style-name="ce12" office:value-type="float" office:value="1337" calcext:value-type="float">
            <text:p>1337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1011"/>
        </table:table-row>
        <table:table-row table:style-name="ro1">
          <table:table-cell table:style-name="ce51" table:formula="of:=[.B76]&amp;[.D76]&amp;[.H76]" office:value-type="string" office:string-value="9102269" calcext:value-type="string">
            <text:p>9102269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269" calcext:value-type="float">
            <text:p>2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09" calcext:value-type="float">
            <text:p>1809</text:p>
          </table:table-cell>
          <table:table-cell table:style-name="ce12" office:value-type="float" office:value="928" calcext:value-type="float">
            <text:p>928</text:p>
          </table:table-cell>
          <table:table-cell table:style-name="ce12" office:value-type="float" office:value="881" calcext:value-type="float">
            <text:p>881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 table:style-name="ce51" table:formula="of:=[.B77]&amp;[.D77]&amp;[.H77]" office:value-type="string" office:string-value="9102273" calcext:value-type="string">
            <text:p>9102273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273" calcext:value-type="float">
            <text:p>227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8" calcext:value-type="float">
            <text:p>38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1" table:formula="of:=[.B78]&amp;[.D78]&amp;[.H78]" office:value-type="string" office:string-value="9102288" calcext:value-type="string">
            <text:p>9102288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288" calcext:value-type="float">
            <text:p>228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92" calcext:value-type="float">
            <text:p>5792</text:p>
          </table:table-cell>
          <table:table-cell table:style-name="ce12" office:value-type="float" office:value="2986" calcext:value-type="float">
            <text:p>2986</text:p>
          </table:table-cell>
          <table:table-cell table:style-name="ce12" office:value-type="float" office:value="2806" calcext:value-type="float">
            <text:p>2806</text:p>
          </table:table-cell>
          <table:table-cell table:style-name="ce12" office:value-type="float" office:value="147" calcext:value-type="float">
            <text:p>147</text:p>
          </table:table-cell>
          <table:table-cell table:number-columns-repeated="1011"/>
        </table:table-row>
        <table:table-row table:style-name="ro1">
          <table:table-cell table:style-name="ce51" table:formula="of:=[.B79]&amp;[.D79]&amp;[.H79]" office:value-type="string" office:string-value="9102292" calcext:value-type="string">
            <text:p>9102292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292" calcext:value-type="float">
            <text:p>229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933" calcext:value-type="float">
            <text:p>6933</text:p>
          </table:table-cell>
          <table:table-cell table:style-name="ce12" office:value-type="float" office:value="3641" calcext:value-type="float">
            <text:p>3641</text:p>
          </table:table-cell>
          <table:table-cell table:style-name="ce12" office:value-type="float" office:value="3292" calcext:value-type="float">
            <text:p>3292</text:p>
          </table:table-cell>
          <table:table-cell table:style-name="ce12" office:value-type="float" office:value="215" calcext:value-type="float">
            <text:p>215</text:p>
          </table:table-cell>
          <table:table-cell table:number-columns-repeated="1011"/>
        </table:table-row>
        <table:table-row table:style-name="ro1">
          <table:table-cell table:style-name="ce51" table:formula="of:=[.B80]&amp;[.D80]&amp;[.H80]" office:value-type="string" office:string-value="9102305" calcext:value-type="string">
            <text:p>9102305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305" calcext:value-type="float">
            <text:p>230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002" calcext:value-type="float">
            <text:p>4002</text:p>
          </table:table-cell>
          <table:table-cell table:style-name="ce12" office:value-type="float" office:value="2031" calcext:value-type="float">
            <text:p>2031</text:p>
          </table:table-cell>
          <table:table-cell table:style-name="ce12" office:value-type="float" office:value="1971" calcext:value-type="float">
            <text:p>1971</text:p>
          </table:table-cell>
          <table:table-cell table:style-name="ce12"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table:style-name="ce51" table:formula="of:=[.B81]&amp;[.D81]&amp;[.H81]" office:value-type="string" office:string-value="910231A" calcext:value-type="string">
            <text:p>910231A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50" office:value-type="string" calcext:value-type="string">
            <text:p>231A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927" calcext:value-type="float">
            <text:p>2927</text:p>
          </table:table-cell>
          <table:table-cell table:style-name="ce12" office:value-type="float" office:value="1533" calcext:value-type="float">
            <text:p>1533</text:p>
          </table:table-cell>
          <table:table-cell table:style-name="ce12" office:value-type="float" office:value="1394" calcext:value-type="float">
            <text:p>1394</text:p>
          </table:table-cell>
          <table:table-cell table:style-name="ce12" office:value-type="float" office:value="91" calcext:value-type="float">
            <text:p>91</text:p>
          </table:table-cell>
          <table:table-cell table:number-columns-repeated="1011"/>
        </table:table-row>
        <table:table-row table:style-name="ro1">
          <table:table-cell table:style-name="ce51" table:formula="of:=[.B82]&amp;[.D82]&amp;[.H82]" office:value-type="string" office:string-value="9102324" calcext:value-type="string">
            <text:p>9102324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324" calcext:value-type="float">
            <text:p>23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42" calcext:value-type="float">
            <text:p>2742</text:p>
          </table:table-cell>
          <table:table-cell table:style-name="ce12" office:value-type="float" office:value="1391" calcext:value-type="float">
            <text:p>1391</text:p>
          </table:table-cell>
          <table:table-cell table:style-name="ce12" office:value-type="float" office:value="1351" calcext:value-type="float">
            <text:p>1351</text:p>
          </table:table-cell>
          <table:table-cell table:style-name="ce12" office:value-type="float" office:value="107" calcext:value-type="float">
            <text:p>107</text:p>
          </table:table-cell>
          <table:table-cell table:number-columns-repeated="1011"/>
        </table:table-row>
        <table:table-row table:style-name="ro1">
          <table:table-cell table:style-name="ce51" table:formula="of:=[.B83]&amp;[.D83]&amp;[.H83]" office:value-type="string" office:string-value="9102339" calcext:value-type="string">
            <text:p>9102339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339" calcext:value-type="float">
            <text:p>23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34" calcext:value-type="float">
            <text:p>3534</text:p>
          </table:table-cell>
          <table:table-cell table:style-name="ce12" office:value-type="float" office:value="2082" calcext:value-type="float">
            <text:p>2082</text:p>
          </table:table-cell>
          <table:table-cell table:style-name="ce12" office:value-type="float" office:value="1452" calcext:value-type="float">
            <text:p>1452</text:p>
          </table:table-cell>
          <table:table-cell table:style-name="ce12" office:value-type="float" office:value="101" calcext:value-type="float">
            <text:p>101</text:p>
          </table:table-cell>
          <table:table-cell table:number-columns-repeated="1011"/>
        </table:table-row>
        <table:table-row table:style-name="ro1">
          <table:table-cell table:style-name="ce51" table:formula="of:=[.B84]&amp;[.D84]&amp;[.H84]" office:value-type="string" office:string-value="9102343" calcext:value-type="string">
            <text:p>9102343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343" calcext:value-type="float">
            <text:p>234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863" calcext:value-type="float">
            <text:p>4863</text:p>
          </table:table-cell>
          <table:table-cell table:style-name="ce12" office:value-type="float" office:value="2466" calcext:value-type="float">
            <text:p>2466</text:p>
          </table:table-cell>
          <table:table-cell table:style-name="ce12" office:value-type="float" office:value="2397" calcext:value-type="float">
            <text:p>2397</text:p>
          </table:table-cell>
          <table:table-cell table:style-name="ce12" office:value-type="float" office:value="175" calcext:value-type="float">
            <text:p>175</text:p>
          </table:table-cell>
          <table:table-cell table:number-columns-repeated="1011"/>
        </table:table-row>
        <table:table-row table:style-name="ro1">
          <table:table-cell table:style-name="ce51" table:formula="of:=[.B85]&amp;[.D85]&amp;[.H85]" office:value-type="string" office:string-value="9102358" calcext:value-type="string">
            <text:p>9102358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358" calcext:value-type="float">
            <text:p>235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83" calcext:value-type="float">
            <text:p>3083</text:p>
          </table:table-cell>
          <table:table-cell table:style-name="ce12" office:value-type="float" office:value="1654" calcext:value-type="float">
            <text:p>1654</text:p>
          </table:table-cell>
          <table:table-cell table:style-name="ce12" office:value-type="float" office:value="1429" calcext:value-type="float">
            <text:p>1429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51" table:formula="of:=[.B86]&amp;[.D86]&amp;[.H86]" office:value-type="string" office:string-value="9102362" calcext:value-type="string">
            <text:p>9102362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362" calcext:value-type="float">
            <text:p>236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279" calcext:value-type="float">
            <text:p>2279</text:p>
          </table:table-cell>
          <table:table-cell table:style-name="ce12" office:value-type="float" office:value="1208" calcext:value-type="float">
            <text:p>1208</text:p>
          </table:table-cell>
          <table:table-cell table:style-name="ce12" office:value-type="float" office:value="1071" calcext:value-type="float">
            <text:p>1071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1011"/>
        </table:table-row>
        <table:table-row table:style-name="ro1">
          <table:table-cell table:style-name="ce51" table:formula="of:=[.B87]&amp;[.D87]&amp;[.H87]" office:value-type="string" office:string-value="9102377" calcext:value-type="string">
            <text:p>9102377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377" calcext:value-type="float">
            <text:p>237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02" calcext:value-type="float">
            <text:p>2502</text:p>
          </table:table-cell>
          <table:table-cell table:style-name="ce12" office:value-type="float" office:value="1353" calcext:value-type="float">
            <text:p>1353</text:p>
          </table:table-cell>
          <table:table-cell table:style-name="ce12" office:value-type="float" office:value="1149" calcext:value-type="float">
            <text:p>1149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11"/>
        </table:table-row>
        <table:table-row table:style-name="ro1">
          <table:table-cell table:style-name="ce51" table:formula="of:=[.B88]&amp;[.D88]&amp;[.H88]" office:value-type="string" office:string-value="9102381" calcext:value-type="string">
            <text:p>9102381</text:p>
          </table:table-cell>
          <table:table-cell table:style-name="ce12" office:value-type="float" office:value="9" calcext:value-type="float">
            <text:p>9</text:p>
          </table:table-cell>
          <table:table-cell table:style-name="ce50" office:value-type="string" calcext:value-type="string">
            <text:p>Ciudad de México</text:p>
          </table:table-cell>
          <table:table-cell table:style-name="ce12" office:value-type="float" office:value="10" calcext:value-type="float">
            <text:p>10</text:p>
          </table:table-cell>
          <table:table-cell table:style-name="ce50" office:value-type="string" calcext:value-type="string">
            <text:p>Álvaro Obregón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string" calcext:value-type="string">
            <text:p>Total AGEB urbana</text:p>
          </table:table-cell>
          <table:table-cell table:style-name="ce12" office:value-type="float" office:value="2381" calcext:value-type="float">
            <text:p>238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1"/>
        </table:table-row>
        <table:table-row table:style-name="ro4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c-def" table:style-name="ta6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58" office:value-type="string" calcext:value-type="string">
            <text:p>cve_entidad</text:p>
          </table:table-cell>
          <table:table-cell table:style-name="ce58" office:value-type="string" calcext:value-type="string">
            <text:p>desc_entidad</text:p>
          </table:table-cell>
          <table:table-cell table:style-name="ce58" office:value-type="string" calcext:value-type="string">
            <text:p>cve_municipio</text:p>
          </table:table-cell>
          <table:table-cell table:style-name="ce58" office:value-type="string" calcext:value-type="string">
            <text:p>desc_municipio</text:p>
          </table:table-cell>
          <table:table-cell table:style-name="ce58" office:value-type="string" calcext:value-type="string">
            <text:p>id_indicador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string" calcext:value-type="string">
            <text:p>año</text:p>
          </table:table-cell>
          <table:table-cell table:style-name="ce58" office:value-type="string" calcext:value-type="string">
            <text:p>valor</text:p>
          </table:table-cell>
          <table:table-cell table:style-name="ce58" office:value-type="string" calcext:value-type="string">
            <text:p>unidad_medida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1994" calcext:value-type="float">
            <text:p>1994</text:p>
          </table:table-cell>
          <table:table-cell table:style-name="ce58" office:value-type="float" office:value="13126" calcext:value-type="float">
            <text:p>13126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1995" calcext:value-type="float">
            <text:p>1995</text:p>
          </table:table-cell>
          <table:table-cell table:style-name="ce58" office:value-type="float" office:value="12693" calcext:value-type="float">
            <text:p>12693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1996" calcext:value-type="float">
            <text:p>1996</text:p>
          </table:table-cell>
          <table:table-cell table:style-name="ce58" office:value-type="float" office:value="11925" calcext:value-type="float">
            <text:p>11925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1997" calcext:value-type="float">
            <text:p>1997</text:p>
          </table:table-cell>
          <table:table-cell table:style-name="ce58" office:value-type="float" office:value="11615" calcext:value-type="float">
            <text:p>11615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1998" calcext:value-type="float">
            <text:p>1998</text:p>
          </table:table-cell>
          <table:table-cell table:style-name="ce58" office:value-type="float" office:value="12193" calcext:value-type="float">
            <text:p>12193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1999" calcext:value-type="float">
            <text:p>1999</text:p>
          </table:table-cell>
          <table:table-cell table:style-name="ce58" office:value-type="float" office:value="12740" calcext:value-type="float">
            <text:p>12740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00" calcext:value-type="float">
            <text:p>2000</text:p>
          </table:table-cell>
          <table:table-cell table:style-name="ce58" office:value-type="float" office:value="12945" calcext:value-type="float">
            <text:p>12945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01" calcext:value-type="float">
            <text:p>2001</text:p>
          </table:table-cell>
          <table:table-cell table:style-name="ce58" office:value-type="float" office:value="12863" calcext:value-type="float">
            <text:p>12863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02" calcext:value-type="float">
            <text:p>2002</text:p>
          </table:table-cell>
          <table:table-cell table:style-name="ce58" office:value-type="float" office:value="12909" calcext:value-type="float">
            <text:p>12909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03" calcext:value-type="float">
            <text:p>2003</text:p>
          </table:table-cell>
          <table:table-cell table:style-name="ce58" office:value-type="float" office:value="12760" calcext:value-type="float">
            <text:p>12760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04" calcext:value-type="float">
            <text:p>2004</text:p>
          </table:table-cell>
          <table:table-cell table:style-name="ce58" office:value-type="float" office:value="13534" calcext:value-type="float">
            <text:p>13534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05" calcext:value-type="float">
            <text:p>2005</text:p>
          </table:table-cell>
          <table:table-cell table:style-name="ce58" office:value-type="float" office:value="13217" calcext:value-type="float">
            <text:p>13217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06" calcext:value-type="float">
            <text:p>2006</text:p>
          </table:table-cell>
          <table:table-cell table:style-name="ce58" office:value-type="float" office:value="12759" calcext:value-type="float">
            <text:p>12759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07" calcext:value-type="float">
            <text:p>2007</text:p>
          </table:table-cell>
          <table:table-cell table:style-name="ce58" office:value-type="float" office:value="13259" calcext:value-type="float">
            <text:p>13259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08" calcext:value-type="float">
            <text:p>2008</text:p>
          </table:table-cell>
          <table:table-cell table:style-name="ce58" office:value-type="float" office:value="13106" calcext:value-type="float">
            <text:p>13106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09" calcext:value-type="float">
            <text:p>2009</text:p>
          </table:table-cell>
          <table:table-cell table:style-name="ce58" office:value-type="float" office:value="12393" calcext:value-type="float">
            <text:p>12393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10" calcext:value-type="float">
            <text:p>2010</text:p>
          </table:table-cell>
          <table:table-cell table:style-name="ce58" office:value-type="float" office:value="13100" calcext:value-type="float">
            <text:p>13100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11" calcext:value-type="float">
            <text:p>2011</text:p>
          </table:table-cell>
          <table:table-cell table:style-name="ce58" office:value-type="float" office:value="12656" calcext:value-type="float">
            <text:p>12656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12" calcext:value-type="float">
            <text:p>2012</text:p>
          </table:table-cell>
          <table:table-cell table:style-name="ce58" office:value-type="float" office:value="12323" calcext:value-type="float">
            <text:p>12323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13" calcext:value-type="float">
            <text:p>2013</text:p>
          </table:table-cell>
          <table:table-cell table:style-name="ce58" office:value-type="float" office:value="11557" calcext:value-type="float">
            <text:p>11557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14" calcext:value-type="float">
            <text:p>2014</text:p>
          </table:table-cell>
          <table:table-cell table:style-name="ce58" office:value-type="float" office:value="11737" calcext:value-type="float">
            <text:p>11737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15" calcext:value-type="float">
            <text:p>2015</text:p>
          </table:table-cell>
          <table:table-cell table:style-name="ce58" office:value-type="float" office:value="11104" calcext:value-type="float">
            <text:p>11104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16" calcext:value-type="float">
            <text:p>2016</text:p>
          </table:table-cell>
          <table:table-cell table:style-name="ce58" office:value-type="float" office:value="10316" calcext:value-type="float">
            <text:p>10316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17" calcext:value-type="float">
            <text:p>2017</text:p>
          </table:table-cell>
          <table:table-cell table:style-name="ce58" office:value-type="float" office:value="9479" calcext:value-type="float">
            <text:p>9479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18" calcext:value-type="float">
            <text:p>2018</text:p>
          </table:table-cell>
          <table:table-cell table:style-name="ce58" office:value-type="float" office:value="9034" calcext:value-type="float">
            <text:p>9034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19" calcext:value-type="float">
            <text:p>2019</text:p>
          </table:table-cell>
          <table:table-cell table:style-name="ce58" office:value-type="float" office:value="8333" calcext:value-type="float">
            <text:p>8333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20" calcext:value-type="float">
            <text:p>2020</text:p>
          </table:table-cell>
          <table:table-cell table:style-name="ce58" office:value-type="float" office:value="5406" calcext:value-type="float">
            <text:p>5406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21" calcext:value-type="float">
            <text:p>2021</text:p>
          </table:table-cell>
          <table:table-cell table:style-name="ce58" office:value-type="float" office:value="7457" calcext:value-type="float">
            <text:p>7457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22" calcext:value-type="float">
            <text:p>2022</text:p>
          </table:table-cell>
          <table:table-cell table:style-name="ce58" office:value-type="float" office:value="6788" calcext:value-type="float">
            <text:p>6788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26" calcext:value-type="float">
            <text:p>1002000026</text:p>
          </table:table-cell>
          <table:table-cell table:style-name="ce58" office:value-type="string" calcext:value-type="string">
            <text:p>Nacimientos registrados</text:p>
          </table:table-cell>
          <table:table-cell table:style-name="ce58" office:value-type="float" office:value="2023" calcext:value-type="float">
            <text:p>2023</text:p>
          </table:table-cell>
          <table:table-cell table:style-name="ce58" office:value-type="float" office:value="6706" calcext:value-type="float">
            <text:p>6706</text:p>
          </table:table-cell>
          <table:table-cell table:style-name="ce58" office:value-type="string" calcext:value-type="string">
            <text:p>Nacimientos registrado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8" office:value-type="float" office:value="2024" calcext:value-type="float">
            <text:p>2024</text:p>
          </table:table-cell>
          <table:table-cell table:style-name="ce58" office:value-type="float" office:value="6232" calcext:value-type="float">
            <text:p>6232</text:p>
          </table:table-cell>
          <table:table-cell table:number-columns-repeated="1016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 table:style-name="ce58" office:value-type="string" calcext:value-type="string">
            <text:p>cve_entidad</text:p>
          </table:table-cell>
          <table:table-cell table:style-name="ce58" office:value-type="string" calcext:value-type="string">
            <text:p>desc_entidad</text:p>
          </table:table-cell>
          <table:table-cell table:style-name="ce58" office:value-type="string" calcext:value-type="string">
            <text:p>cve_municipio</text:p>
          </table:table-cell>
          <table:table-cell table:style-name="ce58" office:value-type="string" calcext:value-type="string">
            <text:p>desc_municipio</text:p>
          </table:table-cell>
          <table:table-cell table:style-name="ce58" office:value-type="string" calcext:value-type="string">
            <text:p>id_indicador</text:p>
          </table:table-cell>
          <table:table-cell table:style-name="ce58" office:value-type="string" calcext:value-type="string">
            <text:p>indicador</text:p>
          </table:table-cell>
          <table:table-cell table:style-name="ce58" office:value-type="string" calcext:value-type="string">
            <text:p>año</text:p>
          </table:table-cell>
          <table:table-cell table:style-name="ce58" office:value-type="string" calcext:value-type="string">
            <text:p>valor</text:p>
          </table:table-cell>
          <table:table-cell table:style-name="ce58" office:value-type="string" calcext:value-type="string">
            <text:p>unidad_medida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1994" calcext:value-type="float">
            <text:p>1994</text:p>
          </table:table-cell>
          <table:table-cell table:style-name="ce58" office:value-type="float" office:value="333" calcext:value-type="float">
            <text:p>333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1995" calcext:value-type="float">
            <text:p>1995</text:p>
          </table:table-cell>
          <table:table-cell table:style-name="ce58" office:value-type="float" office:value="316" calcext:value-type="float">
            <text:p>316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1996" calcext:value-type="float">
            <text:p>1996</text:p>
          </table:table-cell>
          <table:table-cell table:style-name="ce58" office:value-type="float" office:value="276" calcext:value-type="float">
            <text:p>276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1997" calcext:value-type="float">
            <text:p>1997</text:p>
          </table:table-cell>
          <table:table-cell table:style-name="ce58" office:value-type="float" office:value="270" calcext:value-type="float">
            <text:p>270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1998" calcext:value-type="float">
            <text:p>1998</text:p>
          </table:table-cell>
          <table:table-cell table:style-name="ce58" office:value-type="float" office:value="238" calcext:value-type="float">
            <text:p>238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1999" calcext:value-type="float">
            <text:p>1999</text:p>
          </table:table-cell>
          <table:table-cell table:style-name="ce58" office:value-type="float" office:value="278" calcext:value-type="float">
            <text:p>278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00" calcext:value-type="float">
            <text:p>2000</text:p>
          </table:table-cell>
          <table:table-cell table:style-name="ce58" office:value-type="float" office:value="249" calcext:value-type="float">
            <text:p>249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01" calcext:value-type="float">
            <text:p>2001</text:p>
          </table:table-cell>
          <table:table-cell table:style-name="ce58" office:value-type="float" office:value="253" calcext:value-type="float">
            <text:p>253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02" calcext:value-type="float">
            <text:p>2002</text:p>
          </table:table-cell>
          <table:table-cell table:style-name="ce58" office:value-type="float" office:value="186" calcext:value-type="float">
            <text:p>186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03" calcext:value-type="float">
            <text:p>2003</text:p>
          </table:table-cell>
          <table:table-cell table:style-name="ce58" office:value-type="float" office:value="232" calcext:value-type="float">
            <text:p>232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04" calcext:value-type="float">
            <text:p>2004</text:p>
          </table:table-cell>
          <table:table-cell table:style-name="ce58" office:value-type="float" office:value="202" calcext:value-type="float">
            <text:p>202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05" calcext:value-type="float">
            <text:p>2005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06" calcext:value-type="float">
            <text:p>2006</text:p>
          </table:table-cell>
          <table:table-cell table:style-name="ce58" office:value-type="float" office:value="195" calcext:value-type="float">
            <text:p>195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07" calcext:value-type="float">
            <text:p>2007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08" calcext:value-type="float">
            <text:p>2008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09" calcext:value-type="float">
            <text:p>2009</text:p>
          </table:table-cell>
          <table:table-cell table:style-name="ce58" office:value-type="float" office:value="183" calcext:value-type="float">
            <text:p>183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10" calcext:value-type="float">
            <text:p>2010</text:p>
          </table:table-cell>
          <table:table-cell table:style-name="ce58" office:value-type="float" office:value="153" calcext:value-type="float">
            <text:p>153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11" calcext:value-type="float">
            <text:p>2011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12" calcext:value-type="float">
            <text:p>2012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13" calcext:value-type="float">
            <text:p>2013</text:p>
          </table:table-cell>
          <table:table-cell table:style-name="ce58" office:value-type="float" office:value="138" calcext:value-type="float">
            <text:p>138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14" calcext:value-type="float">
            <text:p>2014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15" calcext:value-type="float">
            <text:p>2015</text:p>
          </table:table-cell>
          <table:table-cell table:style-name="ce58" office:value-type="float" office:value="114" calcext:value-type="float">
            <text:p>114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16" calcext:value-type="float">
            <text:p>2016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17" calcext:value-type="float">
            <text:p>2017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18" calcext:value-type="float">
            <text:p>2018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19" calcext:value-type="float">
            <text:p>2019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20" calcext:value-type="float">
            <text:p>2020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21" calcext:value-type="float">
            <text:p>2021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Ciudad de México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Álvaro Obregón</text:p>
          </table:table-cell>
          <table:table-cell table:style-name="ce58" office:value-type="float" office:value="1002000034" calcext:value-type="float">
            <text:p>1002000034</text:p>
          </table:table-cell>
          <table:table-cell table:style-name="ce58" office:value-type="string" calcext:value-type="string">
            <text:p>Defunciones registradas de menores de un año</text:p>
          </table:table-cell>
          <table:table-cell table:style-name="ce58" office:value-type="float" office:value="2022" calcext:value-type="float">
            <text:p>2022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Defunciones registrada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8" office:value-type="float" office:value="2023" calcext:value-type="float">
            <text:p>2023</text:p>
          </table:table-cell>
          <table:table-cell table:style-name="ce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8" office:value-type="string" calcext:value-type="string">
            <text:p>Defunciones registradas de menores de un año</text:p>
          </table:table-cell>
          <table:table-cell table:number-columns-repeated="1016"/>
        </table:table-row>
        <table:table-row table:style-name="ro5">
          <table:table-cell table:style-name="ce56" office:value-type="string" calcext:value-type="string">
            <text:p><text:a xlink:href="https://www.inegi.org.mx/app/descarga/" xlink:type="simple">https://www.inegi.org.mx/app/descarga/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">
          <table:table-cell table:style-name="ce58" office:value-type="string" calcext:value-type="string">
            <text:p>programas, estadísticas de Nacimientos registrados</text:p>
          </table:table-cell>
          <table:table-cell table:number-columns-repeated="6"/>
          <table:table-cell table:style-name="ce60" table:formula="of:=[.H32]-[.H67]" office:value-type="float" office:value="6174" calcext:value-type="float">
            <text:p>6174</text:p>
          </table:table-cell>
          <table:table-cell table:number-columns-repeated="1016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MAIN.A1:MAIN.Q203" table:display-filter-buttons="true"/>
        <table:database-range table:name="__Anonymous_Sheet_DB__2" table:target-range-address="PPT.A3:PPT.I20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Google Sans Mono&quot;" svg:font-family="'&quot;Google Sans Mono&quot;'"/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herit" svg:font-family="Inherit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6">
      <number:number number:decimal-places="6" number:min-decimal-places="6" number:min-integer-digits="1"/>
      <number:text>%</number:text>
    </number:percentage-style>
    <number:percentage-style style:name="N125">
      <number:number number:decimal-places="3" number:min-decimal-places="3" number:min-integer-digits="1"/>
      <number:text>%</number:text>
    </number:percentag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MAIN" style:display-name="PageStyle_MAI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PT" style:display-name="PageStyle_PP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n_20_comparable" style:display-name="PageStyle_main comparab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-2_20_AÑOS" style:display-name="PageStyle_0-2 AÑO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-def" style:display-name="PageStyle_nac-def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1-04T20:57:57.916783713</dc:date>
    <meta:editing-duration>PT2M31S</meta:editing-duration>
    <meta:editing-cycles>1</meta:editing-cycles>
    <meta:document-statistic meta:table-count="6" meta:cell-count="10485" meta:object-count="0"/>
  </office:meta>
</office:document-meta>
</file>